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X</text:p>
          </table:table-cell>
          <table:table-cell office:value-type="string" calcext:value-type="string">
            <text:p>accY</text:p>
          </table:table-cell>
          <table:table-cell office:value-type="string" calcext:value-type="string">
            <text:p>accZ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yaw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1870728" calcext:value-type="float">
            <text:p>0.01870728</text:p>
          </table:table-cell>
          <table:table-cell office:value-type="float" office:value="-0.001266479" calcext:value-type="float">
            <text:p>-0.001266479</text:p>
          </table:table-cell>
          <table:table-cell office:value-type="float" office:value="-0.9897614" calcext:value-type="float">
            <text:p>-0.9897614</text:p>
          </table:table-cell>
          <table:table-cell office:value-type="float" office:value="-0.003119618" calcext:value-type="float">
            <text:p>-0.003119618</text:p>
          </table:table-cell>
          <table:table-cell office:value-type="float" office:value="-0.000701208" calcext:value-type="float">
            <text:p>-0.000701208</text:p>
          </table:table-cell>
          <table:table-cell office:value-type="float" office:value="-0.000956453" calcext:value-type="float">
            <text:p>-0.00095645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766968" calcext:value-type="float">
            <text:p>0.01766968</text:p>
          </table:table-cell>
          <table:table-cell office:value-type="float" office:value="-0.003250122" calcext:value-type="float">
            <text:p>-0.003250122</text:p>
          </table:table-cell>
          <table:table-cell office:value-type="float" office:value="-0.9897919" calcext:value-type="float">
            <text:p>-0.9897919</text:p>
          </table:table-cell>
          <table:table-cell office:value-type="float" office:value="-0.01055569" calcext:value-type="float">
            <text:p>-0.01055569</text:p>
          </table:table-cell>
          <table:table-cell office:value-type="float" office:value="-0.007810829" calcext:value-type="float">
            <text:p>-0.007810829</text:p>
          </table:table-cell>
          <table:table-cell office:value-type="float" office:value="0.003565242" calcext:value-type="float">
            <text:p>0.00356524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1582336" calcext:value-type="float">
            <text:p>0.01582336</text:p>
          </table:table-cell>
          <table:table-cell office:value-type="float" office:value="0.000610352" calcext:value-type="float">
            <text:p>0.000610352</text:p>
          </table:table-cell>
          <table:table-cell office:value-type="float" office:value="-0.991806" calcext:value-type="float">
            <text:p>-0.991806</text:p>
          </table:table-cell>
          <table:table-cell office:value-type="float" office:value="-0.000713312" calcext:value-type="float">
            <text:p>-0.000713312</text:p>
          </table:table-cell>
          <table:table-cell office:value-type="float" office:value="0.001692785" calcext:value-type="float">
            <text:p>0.001692785</text:p>
          </table:table-cell>
          <table:table-cell office:value-type="float" office:value="0.000235375" calcext:value-type="float">
            <text:p>0.00023537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475525" calcext:value-type="float">
            <text:p>0.01475525</text:p>
          </table:table-cell>
          <table:table-cell office:value-type="float" office:value="0.001617432" calcext:value-type="float">
            <text:p>0.001617432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-0.01659584" calcext:value-type="float">
            <text:p>-0.01659584</text:p>
          </table:table-cell>
          <table:table-cell office:value-type="float" office:value="-0.003081363" calcext:value-type="float">
            <text:p>-0.003081363</text:p>
          </table:table-cell>
          <table:table-cell office:value-type="float" office:value="0.001260528" calcext:value-type="float">
            <text:p>0.00126052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879883" calcext:value-type="float">
            <text:p>0.01879883</text:p>
          </table:table-cell>
          <table:table-cell office:value-type="float" office:value="0.001617432" calcext:value-type="float">
            <text:p>0.001617432</text:p>
          </table:table-cell>
          <table:table-cell office:value-type="float" office:value="-0.9917297" calcext:value-type="float">
            <text:p>-0.9917297</text:p>
          </table:table-cell>
          <table:table-cell office:value-type="float" office:value="-0.01409057" calcext:value-type="float">
            <text:p>-0.01409057</text:p>
          </table:table-cell>
          <table:table-cell office:value-type="float" office:value="-0.007857784" calcext:value-type="float">
            <text:p>-0.007857784</text:p>
          </table:table-cell>
          <table:table-cell office:value-type="float" office:value="-0.001082925" calcext:value-type="float">
            <text:p>-0.0010829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571655" calcext:value-type="float">
            <text:p>0.01571655</text:p>
          </table:table-cell>
          <table:table-cell office:value-type="float" office:value="-0.001296997" calcext:value-type="float">
            <text:p>-0.001296997</text:p>
          </table:table-cell>
          <table:table-cell office:value-type="float" office:value="-0.9888763" calcext:value-type="float">
            <text:p>-0.9888763</text:p>
          </table:table-cell>
          <table:table-cell office:value-type="float" office:value="-0.003079572" calcext:value-type="float">
            <text:p>-0.003079572</text:p>
          </table:table-cell>
          <table:table-cell office:value-type="float" office:value="-0.01261101" calcext:value-type="float">
            <text:p>-0.01261101</text:p>
          </table:table-cell>
          <table:table-cell office:value-type="float" office:value="-0.002221888" calcext:value-type="float">
            <text:p>-0.00222188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582336" calcext:value-type="float">
            <text:p>0.01582336</text:p>
          </table:table-cell>
          <table:table-cell office:value-type="float" office:value="0.003601074" calcext:value-type="float">
            <text:p>0.003601074</text:p>
          </table:table-cell>
          <table:table-cell office:value-type="float" office:value="-0.9879456" calcext:value-type="float">
            <text:p>-0.9879456</text:p>
          </table:table-cell>
          <table:table-cell office:value-type="float" office:value="-0.01274896" calcext:value-type="float">
            <text:p>-0.01274896</text:p>
          </table:table-cell>
          <table:table-cell office:value-type="float" office:value="-0.006707388" calcext:value-type="float">
            <text:p>-0.006707388</text:p>
          </table:table-cell>
          <table:table-cell office:value-type="float" office:value="-0.005692635" calcext:value-type="float">
            <text:p>-0.00569263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280212" calcext:value-type="float">
            <text:p>0.01280212</text:p>
          </table:table-cell>
          <table:table-cell office:value-type="float" office:value="0.000595093" calcext:value-type="float">
            <text:p>0.000595093</text:p>
          </table:table-cell>
          <table:table-cell office:value-type="float" office:value="-0.9899445" calcext:value-type="float">
            <text:p>-0.9899445</text:p>
          </table:table-cell>
          <table:table-cell office:value-type="float" office:value="-0.001747171" calcext:value-type="float">
            <text:p>-0.001747171</text:p>
          </table:table-cell>
          <table:table-cell office:value-type="float" office:value="0.000439163" calcext:value-type="float">
            <text:p>0.000439163</text:p>
          </table:table-cell>
          <table:table-cell office:value-type="float" office:value="-0.006723952" calcext:value-type="float">
            <text:p>-0.00672395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473999" calcext:value-type="float">
            <text:p>0.01473999</text:p>
          </table:table-cell>
          <table:table-cell office:value-type="float" office:value="0.002624512" calcext:value-type="float">
            <text:p>0.002624512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-0.000648258" calcext:value-type="float">
            <text:p>-0.000648258</text:p>
          </table:table-cell>
          <table:table-cell office:value-type="float" office:value="-0.003086891" calcext:value-type="float">
            <text:p>-0.003086891</text:p>
          </table:table-cell>
          <table:table-cell office:value-type="float" office:value="-0.002122413" calcext:value-type="float">
            <text:p>-0.00212241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571655" calcext:value-type="float">
            <text:p>0.01571655</text:p>
          </table:table-cell>
          <table:table-cell office:value-type="float" office:value="0.001663208" calcext:value-type="float">
            <text:p>0.001663208</text:p>
          </table:table-cell>
          <table:table-cell office:value-type="float" office:value="-0.9859924" calcext:value-type="float">
            <text:p>-0.9859924</text:p>
          </table:table-cell>
          <table:table-cell office:value-type="float" office:value="0.002952827" calcext:value-type="float">
            <text:p>0.002952827</text:p>
          </table:table-cell>
          <table:table-cell office:value-type="float" office:value="-0.00782044" calcext:value-type="float">
            <text:p>-0.00782044</text:p>
          </table:table-cell>
          <table:table-cell office:value-type="float" office:value="0.000168313" calcext:value-type="float">
            <text:p>0.00016831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48468" calcext:value-type="float">
            <text:p>0.0148468</text:p>
          </table:table-cell>
          <table:table-cell office:value-type="float" office:value="0.00453186" calcext:value-type="float">
            <text:p>0.00453186</text:p>
          </table:table-cell>
          <table:table-cell office:value-type="float" office:value="-0.9889374" calcext:value-type="float">
            <text:p>-0.9889374</text:p>
          </table:table-cell>
          <table:table-cell office:value-type="float" office:value="0.000180895" calcext:value-type="float">
            <text:p>0.000180895</text:p>
          </table:table-cell>
          <table:table-cell office:value-type="float" office:value="0.0184619" calcext:value-type="float">
            <text:p>0.0184619</text:p>
          </table:table-cell>
          <table:table-cell office:value-type="float" office:value="0.01196036" calcext:value-type="float">
            <text:p>0.0119603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382446" calcext:value-type="float">
            <text:p>0.01382446</text:p>
          </table:table-cell>
          <table:table-cell office:value-type="float" office:value="0.001586914" calcext:value-type="float">
            <text:p>0.001586914</text:p>
          </table:table-cell>
          <table:table-cell office:value-type="float" office:value="-0.9899292" calcext:value-type="float">
            <text:p>-0.9899292</text:p>
          </table:table-cell>
          <table:table-cell office:value-type="float" office:value="-0.001819412" calcext:value-type="float">
            <text:p>-0.001819412</text:p>
          </table:table-cell>
          <table:table-cell office:value-type="float" office:value="-0.006728234" calcext:value-type="float">
            <text:p>-0.006728234</text:p>
          </table:table-cell>
          <table:table-cell office:value-type="float" office:value="-0.005646252" calcext:value-type="float">
            <text:p>-0.00564625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1654053" calcext:value-type="float">
            <text:p>0.01654053</text:p>
          </table:table-cell>
          <table:table-cell office:value-type="float" office:value="-0.002212524" calcext:value-type="float">
            <text:p>-0.002212524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-0.008192349" calcext:value-type="float">
            <text:p>-0.008192349</text:p>
          </table:table-cell>
          <table:table-cell office:value-type="float" office:value="-0.01140465" calcext:value-type="float">
            <text:p>-0.01140465</text:p>
          </table:table-cell>
          <table:table-cell office:value-type="float" office:value="0.004687816" calcext:value-type="float">
            <text:p>0.0046878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557922" calcext:value-type="float">
            <text:p>0.01557922</text:p>
          </table:table-cell>
          <table:table-cell office:value-type="float" office:value="-0.004196167" calcext:value-type="float">
            <text:p>-0.004196167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0.000527339" calcext:value-type="float">
            <text:p>0.000527339</text:p>
          </table:table-cell>
          <table:table-cell office:value-type="float" office:value="-0.006693352" calcext:value-type="float">
            <text:p>-0.006693352</text:p>
          </table:table-cell>
          <table:table-cell office:value-type="float" office:value="-0.002162491" calcext:value-type="float">
            <text:p>-0.00216249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1541138" calcext:value-type="float">
            <text:p>0.001541138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-0.008216329" calcext:value-type="float">
            <text:p>-0.008216329</text:p>
          </table:table-cell>
          <table:table-cell office:value-type="float" office:value="-0.009040909" calcext:value-type="float">
            <text:p>-0.009040909</text:p>
          </table:table-cell>
          <table:table-cell office:value-type="float" office:value="0.00469981" calcext:value-type="float">
            <text:p>0.0046998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58844" calcext:value-type="float">
            <text:p>0.0158844</text:p>
          </table:table-cell>
          <table:table-cell office:value-type="float" office:value="0.004547119" calcext:value-type="float">
            <text:p>0.004547119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-0.004312444" calcext:value-type="float">
            <text:p>-0.004312444</text:p>
          </table:table-cell>
          <table:table-cell office:value-type="float" office:value="-0.005548682" calcext:value-type="float">
            <text:p>-0.005548682</text:p>
          </table:table-cell>
          <table:table-cell office:value-type="float" office:value="-0.004502365" calcext:value-type="float">
            <text:p>-0.00450236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1779175" calcext:value-type="float">
            <text:p>0.01779175</text:p>
          </table:table-cell>
          <table:table-cell office:value-type="float" office:value="0.001617432" calcext:value-type="float">
            <text:p>0.001617432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0.03226355" calcext:value-type="float">
            <text:p>0.03226355</text:p>
          </table:table-cell>
          <table:table-cell office:value-type="float" office:value="0.04448021" calcext:value-type="float">
            <text:p>0.04448021</text:p>
          </table:table-cell>
          <table:table-cell office:value-type="float" office:value="-0.005002164" calcext:value-type="float">
            <text:p>-0.00500216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73645" calcext:value-type="float">
            <text:p>0.0173645</text:p>
          </table:table-cell>
          <table:table-cell office:value-type="float" office:value="-0.006057739" calcext:value-type="float">
            <text:p>-0.006057739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0.02133441" calcext:value-type="float">
            <text:p>0.02133441</text:p>
          </table:table-cell>
          <table:table-cell office:value-type="float" office:value="0.0432413" calcext:value-type="float">
            <text:p>0.0432413</text:p>
          </table:table-cell>
          <table:table-cell office:value-type="float" office:value="-0.007396712" calcext:value-type="float">
            <text:p>-0.00739671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1982117" calcext:value-type="float">
            <text:p>0.01982117</text:p>
          </table:table-cell>
          <table:table-cell office:value-type="float" office:value="-0.005340576" calcext:value-type="float">
            <text:p>-0.005340576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0.005349945" calcext:value-type="float">
            <text:p>0.005349945</text:p>
          </table:table-cell>
          <table:table-cell office:value-type="float" office:value="0.04920839" calcext:value-type="float">
            <text:p>0.04920839</text:p>
          </table:table-cell>
          <table:table-cell office:value-type="float" office:value="-0.002803633" calcext:value-type="float">
            <text:p>-0.002803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331543" calcext:value-type="float">
            <text:p>0.02331543</text:p>
          </table:table-cell>
          <table:table-cell office:value-type="float" office:value="-0.005996704" calcext:value-type="float">
            <text:p>-0.005996704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0.0103572" calcext:value-type="float">
            <text:p>0.0103572</text:p>
          </table:table-cell>
          <table:table-cell office:value-type="float" office:value="0.008723368" calcext:value-type="float">
            <text:p>0.008723368</text:p>
          </table:table-cell>
          <table:table-cell office:value-type="float" office:value="-0.006614227" calcext:value-type="float">
            <text:p>-0.006614227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2468872" calcext:value-type="float">
            <text:p>0.02468872</text:p>
          </table:table-cell>
          <table:table-cell office:value-type="float" office:value="-0.001251221" calcext:value-type="float">
            <text:p>-0.001251221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-0.005176671" calcext:value-type="float">
            <text:p>-0.005176671</text:p>
          </table:table-cell>
          <table:table-cell office:value-type="float" office:value="-0.00085262" calcext:value-type="float">
            <text:p>-0.00085262</text:p>
          </table:table-cell>
          <table:table-cell office:value-type="float" office:value="-0.01718397" calcext:value-type="float">
            <text:p>-0.0171839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1678467" calcext:value-type="float">
            <text:p>0.01678467</text:p>
          </table:table-cell>
          <table:table-cell office:value-type="float" office:value="-0.004333496" calcext:value-type="float">
            <text:p>-0.004333496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-0.03792143" calcext:value-type="float">
            <text:p>-0.03792143</text:p>
          </table:table-cell>
          <table:table-cell office:value-type="float" office:value="-0.02434549" calcext:value-type="float">
            <text:p>-0.02434549</text:p>
          </table:table-cell>
          <table:table-cell office:value-type="float" office:value="0.02175578" calcext:value-type="float">
            <text:p>0.02175578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3573608" calcext:value-type="float">
            <text:p>0.03573608</text:p>
          </table:table-cell>
          <table:table-cell office:value-type="float" office:value="-0.02742004" calcext:value-type="float">
            <text:p>-0.02742004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-0.003748812" calcext:value-type="float">
            <text:p>-0.003748812</text:p>
          </table:table-cell>
          <table:table-cell office:value-type="float" office:value="-0.01240304" calcext:value-type="float">
            <text:p>-0.01240304</text:p>
          </table:table-cell>
          <table:table-cell office:value-type="float" office:value="0.02089686" calcext:value-type="float">
            <text:p>0.0208968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4089355" calcext:value-type="float">
            <text:p>0.004089355</text:p>
          </table:table-cell>
          <table:table-cell office:value-type="float" office:value="-0.1110077" calcext:value-type="float">
            <text:p>-0.1110077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-0.008121469" calcext:value-type="float">
            <text:p>-0.008121469</text:p>
          </table:table-cell>
          <table:table-cell office:value-type="float" office:value="0.01211908" calcext:value-type="float">
            <text:p>0.01211908</text:p>
          </table:table-cell>
          <table:table-cell office:value-type="float" office:value="0.09399669" calcext:value-type="float">
            <text:p>0.0939966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1269531" calcext:value-type="float">
            <text:p>0.01269531</text:p>
          </table:table-cell>
          <table:table-cell office:value-type="float" office:value="-0.1587677" calcext:value-type="float">
            <text:p>-0.1587677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0.01679112" calcext:value-type="float">
            <text:p>0.01679112</text:p>
          </table:table-cell>
          <table:table-cell office:value-type="float" office:value="-0.004624446" calcext:value-type="float">
            <text:p>-0.004624446</text:p>
          </table:table-cell>
          <table:table-cell office:value-type="float" office:value="0.2119886" calcext:value-type="float">
            <text:p>0.211988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2729797" calcext:value-type="float">
            <text:p>0.02729797</text:p>
          </table:table-cell>
          <table:table-cell office:value-type="float" office:value="-0.133255" calcext:value-type="float">
            <text:p>-0.133255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-0.003182551" calcext:value-type="float">
            <text:p>-0.003182551</text:p>
          </table:table-cell>
          <table:table-cell office:value-type="float" office:value="0.000624561" calcext:value-type="float">
            <text:p>0.000624561</text:p>
          </table:table-cell>
          <table:table-cell office:value-type="float" office:value="0.1378826" calcext:value-type="float">
            <text:p>0.1378826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0.03123474" calcext:value-type="float">
            <text:p>-0.03123474</text:p>
          </table:table-cell>
          <table:table-cell office:value-type="float" office:value="-0.1269073" calcext:value-type="float">
            <text:p>-0.1269073</text:p>
          </table:table-cell>
          <table:table-cell office:value-type="float" office:value="-0.9918823" calcext:value-type="float">
            <text:p>-0.9918823</text:p>
          </table:table-cell>
          <table:table-cell office:value-type="float" office:value="0.01571359" calcext:value-type="float">
            <text:p>0.01571359</text:p>
          </table:table-cell>
          <table:table-cell office:value-type="float" office:value="0.02431773" calcext:value-type="float">
            <text:p>0.02431773</text:p>
          </table:table-cell>
          <table:table-cell office:value-type="float" office:value="0.1162359" calcext:value-type="float">
            <text:p>0.116235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0.01670837" calcext:value-type="float">
            <text:p>-0.01670837</text:p>
          </table:table-cell>
          <table:table-cell office:value-type="float" office:value="-0.09237671" calcext:value-type="float">
            <text:p>-0.09237671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-0.01261693" calcext:value-type="float">
            <text:p>-0.01261693</text:p>
          </table:table-cell>
          <table:table-cell office:value-type="float" office:value="-0.01141323" calcext:value-type="float">
            <text:p>-0.01141323</text:p>
          </table:table-cell>
          <table:table-cell office:value-type="float" office:value="-0.1457083" calcext:value-type="float">
            <text:p>-0.145708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3544617" calcext:value-type="float">
            <text:p>0.03544617</text:p>
          </table:table-cell>
          <table:table-cell office:value-type="float" office:value="-0.02323914" calcext:value-type="float">
            <text:p>-0.02323914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0.004780118" calcext:value-type="float">
            <text:p>0.004780118</text:p>
          </table:table-cell>
          <table:table-cell office:value-type="float" office:value="0.05198226" calcext:value-type="float">
            <text:p>0.05198226</text:p>
          </table:table-cell>
          <table:table-cell office:value-type="float" office:value="-0.2491449" calcext:value-type="float">
            <text:p>-0.249144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3189087" calcext:value-type="float">
            <text:p>0.003189087</text:p>
          </table:table-cell>
          <table:table-cell office:value-type="float" office:value="-0.04908752" calcext:value-type="float">
            <text:p>-0.04908752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-0.04932735" calcext:value-type="float">
            <text:p>-0.04932735</text:p>
          </table:table-cell>
          <table:table-cell office:value-type="float" office:value="0.01361134" calcext:value-type="float">
            <text:p>0.01361134</text:p>
          </table:table-cell>
          <table:table-cell office:value-type="float" office:value="-0.1410436" calcext:value-type="float">
            <text:p>-0.141043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3547668" calcext:value-type="float">
            <text:p>0.03547668</text:p>
          </table:table-cell>
          <table:table-cell table:style-name="ce1" office:value-type="float" office:value="-0.0000763" calcext:value-type="float">
            <text:p>-7.63E-005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-0.08858907" calcext:value-type="float">
            <text:p>-0.08858907</text:p>
          </table:table-cell>
          <table:table-cell office:value-type="float" office:value="0.04259306" calcext:value-type="float">
            <text:p>0.04259306</text:p>
          </table:table-cell>
          <table:table-cell office:value-type="float" office:value="-0.08778054" calcext:value-type="float">
            <text:p>-0.0877805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8059692" calcext:value-type="float">
            <text:p>0.08059692</text:p>
          </table:table-cell>
          <table:table-cell office:value-type="float" office:value="0.03884888" calcext:value-type="float">
            <text:p>0.03884888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4553408" calcext:value-type="float">
            <text:p>-0.04553408</text:p>
          </table:table-cell>
          <table:table-cell office:value-type="float" office:value="0.02550878" calcext:value-type="float">
            <text:p>0.02550878</text:p>
          </table:table-cell>
          <table:table-cell office:value-type="float" office:value="-0.1455246" calcext:value-type="float">
            <text:p>-0.145524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-0.01550293" calcext:value-type="float">
            <text:p>-0.01550293</text:p>
          </table:table-cell>
          <table:table-cell office:value-type="float" office:value="0.06230164" calcext:value-type="float">
            <text:p>0.06230164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-0.05934445" calcext:value-type="float">
            <text:p>-0.05934445</text:p>
          </table:table-cell>
          <table:table-cell office:value-type="float" office:value="-0.009613888" calcext:value-type="float">
            <text:p>-0.009613888</text:p>
          </table:table-cell>
          <table:table-cell office:value-type="float" office:value="0.05191214" calcext:value-type="float">
            <text:p>0.0519121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038971" calcext:value-type="float">
            <text:p>0.1038971</text:p>
          </table:table-cell>
          <table:table-cell office:value-type="float" office:value="-0.1089935" calcext:value-type="float">
            <text:p>-0.1089935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0.03895913" calcext:value-type="float">
            <text:p>0.03895913</text:p>
          </table:table-cell>
          <table:table-cell office:value-type="float" office:value="-0.07674298" calcext:value-type="float">
            <text:p>-0.07674298</text:p>
          </table:table-cell>
          <table:table-cell office:value-type="float" office:value="-0.0187233" calcext:value-type="float">
            <text:p>-0.018723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1000977" calcext:value-type="float">
            <text:p>0.01000977</text:p>
          </table:table-cell>
          <table:table-cell office:value-type="float" office:value="-0.01579285" calcext:value-type="float">
            <text:p>-0.01579285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0.04524948" calcext:value-type="float">
            <text:p>0.04524948</text:p>
          </table:table-cell>
          <table:table-cell office:value-type="float" office:value="-0.0266678" calcext:value-type="float">
            <text:p>-0.0266678</text:p>
          </table:table-cell>
          <table:table-cell office:value-type="float" office:value="0.383229" calcext:value-type="float">
            <text:p>0.38322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1068878" calcext:value-type="float">
            <text:p>-0.1068878</text:p>
          </table:table-cell>
          <table:table-cell office:value-type="float" office:value="-0.02113342" calcext:value-type="float">
            <text:p>-0.02113342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-0.09147836" calcext:value-type="float">
            <text:p>-0.09147836</text:p>
          </table:table-cell>
          <table:table-cell office:value-type="float" office:value="0.03457067" calcext:value-type="float">
            <text:p>0.03457067</text:p>
          </table:table-cell>
          <table:table-cell office:value-type="float" office:value="0.2037041" calcext:value-type="float">
            <text:p>0.203704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05778503" calcext:value-type="float">
            <text:p>0.05778503</text:p>
          </table:table-cell>
          <table:table-cell office:value-type="float" office:value="0.07872009" calcext:value-type="float">
            <text:p>0.07872009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-0.03253676" calcext:value-type="float">
            <text:p>-0.03253676</text:p>
          </table:table-cell>
          <table:table-cell office:value-type="float" office:value="-0.005279913" calcext:value-type="float">
            <text:p>-0.005279913</text:p>
          </table:table-cell>
          <table:table-cell office:value-type="float" office:value="-0.2648811" calcext:value-type="float">
            <text:p>-0.264881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2854919" calcext:value-type="float">
            <text:p>0.02854919</text:p>
          </table:table-cell>
          <table:table-cell office:value-type="float" office:value="-0.005493164" calcext:value-type="float">
            <text:p>-0.005493164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0.01566837" calcext:value-type="float">
            <text:p>0.01566837</text:p>
          </table:table-cell>
          <table:table-cell office:value-type="float" office:value="-0.02988571" calcext:value-type="float">
            <text:p>-0.02988571</text:p>
          </table:table-cell>
          <table:table-cell office:value-type="float" office:value="0.03129536" calcext:value-type="float">
            <text:p>0.0312953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9689331" calcext:value-type="float">
            <text:p>0.09689331</text:p>
          </table:table-cell>
          <table:table-cell office:value-type="float" office:value="-0.01921082" calcext:value-type="float">
            <text:p>-0.01921082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-0.0536158" calcext:value-type="float">
            <text:p>-0.0536158</text:p>
          </table:table-cell>
          <table:table-cell office:value-type="float" office:value="-0.005867349" calcext:value-type="float">
            <text:p>-0.005867349</text:p>
          </table:table-cell>
          <table:table-cell office:value-type="float" office:value="0.06699324" calcext:value-type="float">
            <text:p>0.06699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272461" calcext:value-type="float">
            <text:p>-0.04272461</text:p>
          </table:table-cell>
          <table:table-cell office:value-type="float" office:value="0.03015137" calcext:value-type="float">
            <text:p>0.03015137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1003857" calcext:value-type="float">
            <text:p>-0.01003857</text:p>
          </table:table-cell>
          <table:table-cell office:value-type="float" office:value="0.02917866" calcext:value-type="float">
            <text:p>0.02917866</text:p>
          </table:table-cell>
          <table:table-cell office:value-type="float" office:value="-0.01227378" calcext:value-type="float">
            <text:p>-0.0122737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-0.05743408" calcext:value-type="float">
            <text:p>-0.05743408</text:p>
          </table:table-cell>
          <table:table-cell office:value-type="float" office:value="0.07757568" calcext:value-type="float">
            <text:p>0.07757568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6741355" calcext:value-type="float">
            <text:p>0.06741355</text:p>
          </table:table-cell>
          <table:table-cell office:value-type="float" office:value="-0.0113585" calcext:value-type="float">
            <text:p>-0.0113585</text:p>
          </table:table-cell>
          <table:table-cell office:value-type="float" office:value="-0.03310416" calcext:value-type="float">
            <text:p>-0.0331041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4180908" calcext:value-type="float">
            <text:p>0.04180908</text:p>
          </table:table-cell>
          <table:table-cell office:value-type="float" office:value="0.1157532" calcext:value-type="float">
            <text:p>0.1157532</text:p>
          </table:table-cell>
          <table:table-cell office:value-type="float" office:value="-0.9918823" calcext:value-type="float">
            <text:p>-0.9918823</text:p>
          </table:table-cell>
          <table:table-cell office:value-type="float" office:value="-0.007698616" calcext:value-type="float">
            <text:p>-0.007698616</text:p>
          </table:table-cell>
          <table:table-cell office:value-type="float" office:value="-0.01132428" calcext:value-type="float">
            <text:p>-0.01132428</text:p>
          </table:table-cell>
          <table:table-cell office:value-type="float" office:value="-0.2799436" calcext:value-type="float">
            <text:p>-0.2799436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-0.005264282" calcext:value-type="float">
            <text:p>-0.005264282</text:p>
          </table:table-cell>
          <table:table-cell office:value-type="float" office:value="0.06549072" calcext:value-type="float">
            <text:p>0.06549072</text:p>
          </table:table-cell>
          <table:table-cell office:value-type="float" office:value="-0.984024" calcext:value-type="float">
            <text:p>-0.984024</text:p>
          </table:table-cell>
          <table:table-cell office:value-type="float" office:value="0.008759108" calcext:value-type="float">
            <text:p>0.008759108</text:p>
          </table:table-cell>
          <table:table-cell office:value-type="float" office:value="-0.01465975" calcext:value-type="float">
            <text:p>-0.01465975</text:p>
          </table:table-cell>
          <table:table-cell office:value-type="float" office:value="-0.2567442" calcext:value-type="float">
            <text:p>-0.256744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599823" calcext:value-type="float">
            <text:p>0.0599823</text:p>
          </table:table-cell>
          <table:table-cell office:value-type="float" office:value="0.1518707" calcext:value-type="float">
            <text:p>0.1518707</text:p>
          </table:table-cell>
          <table:table-cell office:value-type="float" office:value="-0.9967651" calcext:value-type="float">
            <text:p>-0.9967651</text:p>
          </table:table-cell>
          <table:table-cell office:value-type="float" office:value="-0.026217" calcext:value-type="float">
            <text:p>-0.026217</text:p>
          </table:table-cell>
          <table:table-cell office:value-type="float" office:value="-0.02283243" calcext:value-type="float">
            <text:p>-0.02283243</text:p>
          </table:table-cell>
          <table:table-cell office:value-type="float" office:value="-0.3611698" calcext:value-type="float">
            <text:p>-0.3611698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177002" calcext:value-type="float">
            <text:p>0.0177002</text:p>
          </table:table-cell>
          <table:table-cell office:value-type="float" office:value="0.09617615" calcext:value-type="float">
            <text:p>0.09617615</text:p>
          </table:table-cell>
          <table:table-cell office:value-type="float" office:value="-0.99086" calcext:value-type="float">
            <text:p>-0.99086</text:p>
          </table:table-cell>
          <table:table-cell office:value-type="float" office:value="0.02253448" calcext:value-type="float">
            <text:p>0.02253448</text:p>
          </table:table-cell>
          <table:table-cell office:value-type="float" office:value="-0.03134961" calcext:value-type="float">
            <text:p>-0.03134961</text:p>
          </table:table-cell>
          <table:table-cell office:value-type="float" office:value="0.004607994" calcext:value-type="float">
            <text:p>0.00460799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2876282" calcext:value-type="float">
            <text:p>0.02876282</text:p>
          </table:table-cell>
          <table:table-cell office:value-type="float" office:value="0.1260223" calcext:value-type="float">
            <text:p>0.1260223</text:p>
          </table:table-cell>
          <table:table-cell office:value-type="float" office:value="-0.9890137" calcext:value-type="float">
            <text:p>-0.9890137</text:p>
          </table:table-cell>
          <table:table-cell office:value-type="float" office:value="-0.02803186" calcext:value-type="float">
            <text:p>-0.02803186</text:p>
          </table:table-cell>
          <table:table-cell office:value-type="float" office:value="-0.005522405" calcext:value-type="float">
            <text:p>-0.005522405</text:p>
          </table:table-cell>
          <table:table-cell office:value-type="float" office:value="-0.1574061" calcext:value-type="float">
            <text:p>-0.157406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04614258" calcext:value-type="float">
            <text:p>0.04614258</text:p>
          </table:table-cell>
          <table:table-cell office:value-type="float" office:value="0.1477203" calcext:value-type="float">
            <text:p>0.1477203</text:p>
          </table:table-cell>
          <table:table-cell office:value-type="float" office:value="-0.9888763" calcext:value-type="float">
            <text:p>-0.9888763</text:p>
          </table:table-cell>
          <table:table-cell office:value-type="float" office:value="-0.04838261" calcext:value-type="float">
            <text:p>-0.04838261</text:p>
          </table:table-cell>
          <table:table-cell office:value-type="float" office:value="-0.01872457" calcext:value-type="float">
            <text:p>-0.01872457</text:p>
          </table:table-cell>
          <table:table-cell office:value-type="float" office:value="-0.03500625" calcext:value-type="float">
            <text:p>-0.0350062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2212524" calcext:value-type="float">
            <text:p>0.02212524</text:p>
          </table:table-cell>
          <table:table-cell office:value-type="float" office:value="0.1104889" calcext:value-type="float">
            <text:p>0.1104889</text:p>
          </table:table-cell>
          <table:table-cell office:value-type="float" office:value="-0.9879456" calcext:value-type="float">
            <text:p>-0.9879456</text:p>
          </table:table-cell>
          <table:table-cell office:value-type="float" office:value="-0.03694524" calcext:value-type="float">
            <text:p>-0.03694524</text:p>
          </table:table-cell>
          <table:table-cell office:value-type="float" office:value="-0.01410412" calcext:value-type="float">
            <text:p>-0.01410412</text:p>
          </table:table-cell>
          <table:table-cell office:value-type="float" office:value="-0.05225465" calcext:value-type="float">
            <text:p>-0.05225465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02178955" calcext:value-type="float">
            <text:p>0.02178955</text:p>
          </table:table-cell>
          <table:table-cell office:value-type="float" office:value="0.0506897" calcext:value-type="float">
            <text:p>0.0506897</text:p>
          </table:table-cell>
          <table:table-cell office:value-type="float" office:value="-0.9899445" calcext:value-type="float">
            <text:p>-0.9899445</text:p>
          </table:table-cell>
          <table:table-cell office:value-type="float" office:value="-0.002813244" calcext:value-type="float">
            <text:p>-0.002813244</text:p>
          </table:table-cell>
          <table:table-cell office:value-type="float" office:value="0.000272287" calcext:value-type="float">
            <text:p>0.000272287</text:p>
          </table:table-cell>
          <table:table-cell office:value-type="float" office:value="0.08342206" calcext:value-type="float">
            <text:p>0.0834220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2027893" calcext:value-type="float">
            <text:p>0.02027893</text:p>
          </table:table-cell>
          <table:table-cell office:value-type="float" office:value="0.02418518" calcext:value-type="float">
            <text:p>0.02418518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-0.0367343" calcext:value-type="float">
            <text:p>-0.0367343</text:p>
          </table:table-cell>
          <table:table-cell office:value-type="float" office:value="-0.01413395" calcext:value-type="float">
            <text:p>-0.01413395</text:p>
          </table:table-cell>
          <table:table-cell office:value-type="float" office:value="0.07500444" calcext:value-type="float">
            <text:p>0.07500444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07461548" calcext:value-type="float">
            <text:p>0.007461548</text:p>
          </table:table-cell>
          <table:table-cell office:value-type="float" office:value="-0.01473999" calcext:value-type="float">
            <text:p>-0.01473999</text:p>
          </table:table-cell>
          <table:table-cell office:value-type="float" office:value="-0.9859924" calcext:value-type="float">
            <text:p>-0.9859924</text:p>
          </table:table-cell>
          <table:table-cell office:value-type="float" office:value="-0.02308962" calcext:value-type="float">
            <text:p>-0.02308962</text:p>
          </table:table-cell>
          <table:table-cell office:value-type="float" office:value="-0.003894734" calcext:value-type="float">
            <text:p>-0.003894734</text:p>
          </table:table-cell>
          <table:table-cell office:value-type="float" office:value="0.02079807" calcext:value-type="float">
            <text:p>0.0207980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198822" calcext:value-type="float">
            <text:p>0.0198822</text:p>
          </table:table-cell>
          <table:table-cell office:value-type="float" office:value="0.06163025" calcext:value-type="float">
            <text:p>0.06163025</text:p>
          </table:table-cell>
          <table:table-cell office:value-type="float" office:value="-0.9889374" calcext:value-type="float">
            <text:p>-0.9889374</text:p>
          </table:table-cell>
          <table:table-cell office:value-type="float" office:value="0.09670489" calcext:value-type="float">
            <text:p>0.09670489</text:p>
          </table:table-cell>
          <table:table-cell office:value-type="float" office:value="-0.0743131" calcext:value-type="float">
            <text:p>-0.0743131</text:p>
          </table:table-cell>
          <table:table-cell office:value-type="float" office:value="0.2406371" calcext:value-type="float">
            <text:p>0.2406371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02494812" calcext:value-type="float">
            <text:p>0.02494812</text:p>
          </table:table-cell>
          <table:table-cell office:value-type="float" office:value="0.008483887" calcext:value-type="float">
            <text:p>0.008483887</text:p>
          </table:table-cell>
          <table:table-cell office:value-type="float" office:value="-0.9899292" calcext:value-type="float">
            <text:p>-0.9899292</text:p>
          </table:table-cell>
          <table:table-cell office:value-type="float" office:value="-0.007965414" calcext:value-type="float">
            <text:p>-0.007965414</text:p>
          </table:table-cell>
          <table:table-cell office:value-type="float" office:value="0.004291041" calcext:value-type="float">
            <text:p>0.004291041</text:p>
          </table:table-cell>
          <table:table-cell office:value-type="float" office:value="0.002445383" calcext:value-type="float">
            <text:p>0.00244538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1791382" calcext:value-type="float">
            <text:p>0.01791382</text:p>
          </table:table-cell>
          <table:table-cell office:value-type="float" office:value="0.005523682" calcext:value-type="float">
            <text:p>0.005523682</text:p>
          </table:table-cell>
          <table:table-cell office:value-type="float" office:value="-0.983017" calcext:value-type="float">
            <text:p>-0.983017</text:p>
          </table:table-cell>
          <table:table-cell office:value-type="float" office:value="0.005583799" calcext:value-type="float">
            <text:p>0.005583799</text:p>
          </table:table-cell>
          <table:table-cell office:value-type="float" office:value="-0.001676781" calcext:value-type="float">
            <text:p>-0.001676781</text:p>
          </table:table-cell>
          <table:table-cell office:value-type="float" office:value="-0.002160942" calcext:value-type="float">
            <text:p>-0.002160942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01597595" calcext:value-type="float">
            <text:p>0.01597595</text:p>
          </table:table-cell>
          <table:table-cell office:value-type="float" office:value="0.007476807" calcext:value-type="float">
            <text:p>0.007476807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0.003118127" calcext:value-type="float">
            <text:p>0.003118127</text:p>
          </table:table-cell>
          <table:table-cell office:value-type="float" office:value="-0.00643066" calcext:value-type="float">
            <text:p>-0.00643066</text:p>
          </table:table-cell>
          <table:table-cell office:value-type="float" office:value="-0.001060894" calcext:value-type="float">
            <text:p>-0.00106089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168457" calcext:value-type="float">
            <text:p>0.0168457</text:p>
          </table:table-cell>
          <table:table-cell office:value-type="float" office:value="0.005554199" calcext:value-type="float">
            <text:p>0.005554199</text:p>
          </table:table-cell>
          <table:table-cell office:value-type="float" office:value="-0.9918976" calcext:value-type="float">
            <text:p>-0.9918976</text:p>
          </table:table-cell>
          <table:table-cell office:value-type="float" office:value="-0.001792796" calcext:value-type="float">
            <text:p>-0.001792796</text:p>
          </table:table-cell>
          <table:table-cell office:value-type="float" office:value="-0.004048242" calcext:value-type="float">
            <text:p>-0.004048242</text:p>
          </table:table-cell>
          <table:table-cell table:style-name="ce1" office:value-type="float" office:value="0.0000903" calcext:value-type="float">
            <text:p>9.03E-00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01283264" calcext:value-type="float">
            <text:p>0.01283264</text:p>
          </table:table-cell>
          <table:table-cell office:value-type="float" office:value="0.00453186" calcext:value-type="float">
            <text:p>0.00453186</text:p>
          </table:table-cell>
          <table:table-cell office:value-type="float" office:value="-0.9898987" calcext:value-type="float">
            <text:p>-0.9898987</text:p>
          </table:table-cell>
          <table:table-cell office:value-type="float" office:value="-0.002923553" calcext:value-type="float">
            <text:p>-0.002923553</text:p>
          </table:table-cell>
          <table:table-cell office:value-type="float" office:value="0.00424753" calcext:value-type="float">
            <text:p>0.00424753</text:p>
          </table:table-cell>
          <table:table-cell office:value-type="float" office:value="-0.003311407" calcext:value-type="float">
            <text:p>-0.00331140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9880371" calcext:value-type="float">
            <text:p>-0.9880371</text:p>
          </table:table-cell>
          <table:table-cell office:value-type="float" office:value="-0.001917566" calcext:value-type="float">
            <text:p>-0.001917566</text:p>
          </table:table-cell>
          <table:table-cell office:value-type="float" office:value="0.003131516" calcext:value-type="float">
            <text:p>0.003131516</text:p>
          </table:table-cell>
          <table:table-cell office:value-type="float" office:value="0.004782203" calcext:value-type="float">
            <text:p>0.004782203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01579285" calcext:value-type="float">
            <text:p>0.01579285</text:p>
          </table:table-cell>
          <table:table-cell office:value-type="float" office:value="0.002609253" calcext:value-type="float">
            <text:p>0.002609253</text:p>
          </table:table-cell>
          <table:table-cell office:value-type="float" office:value="-0.9879456" calcext:value-type="float">
            <text:p>-0.9879456</text:p>
          </table:table-cell>
          <table:table-cell office:value-type="float" office:value="0.003153037" calcext:value-type="float">
            <text:p>0.003153037</text:p>
          </table:table-cell>
          <table:table-cell office:value-type="float" office:value="-0.000494347" calcext:value-type="float">
            <text:p>-0.000494347</text:p>
          </table:table-cell>
          <table:table-cell office:value-type="float" office:value="-0.002164189" calcext:value-type="float">
            <text:p>-0.0021641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67078" calcext:value-type="float">
            <text:p>0.01567078</text:p>
          </table:table-cell>
          <table:table-cell office:value-type="float" office:value="0.002685547" calcext:value-type="float">
            <text:p>0.002685547</text:p>
          </table:table-cell>
          <table:table-cell office:value-type="float" office:value="-0.9821014" calcext:value-type="float">
            <text:p>-0.9821014</text:p>
          </table:table-cell>
          <table:table-cell office:value-type="float" office:value="-0.001692119" calcext:value-type="float">
            <text:p>-0.001692119</text:p>
          </table:table-cell>
          <table:table-cell office:value-type="float" office:value="-0.001702572" calcext:value-type="float">
            <text:p>-0.001702572</text:p>
          </table:table-cell>
          <table:table-cell office:value-type="float" office:value="-0.003358692" calcext:value-type="float">
            <text:p>-0.003358692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1402283" calcext:value-type="float">
            <text:p>0.01402283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9967194" calcext:value-type="float">
            <text:p>-0.9967194</text:p>
          </table:table-cell>
          <table:table-cell office:value-type="float" office:value="-0.01172476" calcext:value-type="float">
            <text:p>-0.01172476</text:p>
          </table:table-cell>
          <table:table-cell office:value-type="float" office:value="-0.006543415" calcext:value-type="float">
            <text:p>-0.006543415</text:p>
          </table:table-cell>
          <table:table-cell office:value-type="float" office:value="0.006879935" calcext:value-type="float">
            <text:p>0.00687993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1773071" calcext:value-type="float">
            <text:p>0.01773071</text:p>
          </table:table-cell>
          <table:table-cell office:value-type="float" office:value="0.003662109" calcext:value-type="float">
            <text:p>0.003662109</text:p>
          </table:table-cell>
          <table:table-cell office:value-type="float" office:value="-0.9849548" calcext:value-type="float">
            <text:p>-0.9849548</text:p>
          </table:table-cell>
          <table:table-cell office:value-type="float" office:value="-0.007873045" calcext:value-type="float">
            <text:p>-0.007873045</text:p>
          </table:table-cell>
          <table:table-cell office:value-type="float" office:value="-0.01255091" calcext:value-type="float">
            <text:p>-0.01255091</text:p>
          </table:table-cell>
          <table:table-cell table:style-name="ce1" office:value-type="float" office:value="-0.0000947" calcext:value-type="float">
            <text:p>-9.47E-00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01087952" calcext:value-type="float">
            <text:p>0.01087952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80829" calcext:value-type="float">
            <text:p>-0.9880829</text:p>
          </table:table-cell>
          <table:table-cell office:value-type="float" office:value="-0.008035557" calcext:value-type="float">
            <text:p>-0.008035557</text:p>
          </table:table-cell>
          <table:table-cell office:value-type="float" office:value="-0.002978935" calcext:value-type="float">
            <text:p>-0.002978935</text:p>
          </table:table-cell>
          <table:table-cell office:value-type="float" office:value="0.005775546" calcext:value-type="float">
            <text:p>0.00577554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1480103" calcext:value-type="float">
            <text:p>0.01480103</text:p>
          </table:table-cell>
          <table:table-cell office:value-type="float" office:value="0.003601074" calcext:value-type="float">
            <text:p>0.003601074</text:p>
          </table:table-cell>
          <table:table-cell office:value-type="float" office:value="-0.9869843" calcext:value-type="float">
            <text:p>-0.9869843</text:p>
          </table:table-cell>
          <table:table-cell office:value-type="float" office:value="-0.00040481" calcext:value-type="float">
            <text:p>-0.00040481</text:p>
          </table:table-cell>
          <table:table-cell office:value-type="float" office:value="-0.005452232" calcext:value-type="float">
            <text:p>-0.005452232</text:p>
          </table:table-cell>
          <table:table-cell office:value-type="float" office:value="-0.005773617" calcext:value-type="float">
            <text:p>-0.005773617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01486206" calcext:value-type="float">
            <text:p>0.01486206</text:p>
          </table:table-cell>
          <table:table-cell office:value-type="float" office:value="0.00553894" calcext:value-type="float">
            <text:p>0.00553894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-0.004124884" calcext:value-type="float">
            <text:p>-0.004124884</text:p>
          </table:table-cell>
          <table:table-cell office:value-type="float" office:value="-0.005436896" calcext:value-type="float">
            <text:p>-0.005436896</text:p>
          </table:table-cell>
          <table:table-cell office:value-type="float" office:value="-0.003480497" calcext:value-type="float">
            <text:p>-0.00348049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1101685" calcext:value-type="float">
            <text:p>0.01101685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-0.006906468" calcext:value-type="float">
            <text:p>-0.006906468</text:p>
          </table:table-cell>
          <table:table-cell office:value-type="float" office:value="-0.00413583" calcext:value-type="float">
            <text:p>-0.00413583</text:p>
          </table:table-cell>
          <table:table-cell office:value-type="float" office:value="0.009241574" calcext:value-type="float">
            <text:p>0.009241574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01293945" calcext:value-type="float">
            <text:p>0.01293945</text:p>
          </table:table-cell>
          <table:table-cell office:value-type="float" office:value="0.006454468" calcext:value-type="float">
            <text:p>0.006454468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0.006687542" calcext:value-type="float">
            <text:p>0.006687542</text:p>
          </table:table-cell>
          <table:table-cell office:value-type="float" office:value="0.006533071" calcext:value-type="float">
            <text:p>0.006533071</text:p>
          </table:table-cell>
          <table:table-cell office:value-type="float" office:value="0.00247195" calcext:value-type="float">
            <text:p>0.0024719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1481628" calcext:value-type="float">
            <text:p>0.01481628</text:p>
          </table:table-cell>
          <table:table-cell office:value-type="float" office:value="0.003585815" calcext:value-type="float">
            <text:p>0.003585815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0.00330783" calcext:value-type="float">
            <text:p>0.00330783</text:p>
          </table:table-cell>
          <table:table-cell office:value-type="float" office:value="0.006433941" calcext:value-type="float">
            <text:p>0.006433941</text:p>
          </table:table-cell>
          <table:table-cell office:value-type="float" office:value="-0.007959775" calcext:value-type="float">
            <text:p>-0.007959775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01383972" calcext:value-type="float">
            <text:p>0.01383972</text:p>
          </table:table-cell>
          <table:table-cell office:value-type="float" office:value="0.004547119" calcext:value-type="float">
            <text:p>0.004547119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06748646" calcext:value-type="float">
            <text:p>-0.006748646</text:p>
          </table:table-cell>
          <table:table-cell office:value-type="float" office:value="-0.005377534" calcext:value-type="float">
            <text:p>-0.005377534</text:p>
          </table:table-cell>
          <table:table-cell office:value-type="float" office:value="0.003446177" calcext:value-type="float">
            <text:p>0.00344617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1376343" calcext:value-type="float">
            <text:p>0.01376343</text:p>
          </table:table-cell>
          <table:table-cell office:value-type="float" office:value="0.002609253" calcext:value-type="float">
            <text:p>0.002609253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-0.000552336" calcext:value-type="float">
            <text:p>-0.000552336</text:p>
          </table:table-cell>
          <table:table-cell office:value-type="float" office:value="-0.01134922" calcext:value-type="float">
            <text:p>-0.01134922</text:p>
          </table:table-cell>
          <table:table-cell table:style-name="ce1" office:value-type="float" office:value="-0.0000443" calcext:value-type="float">
            <text:p>-4.43E-005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01603699" calcext:value-type="float">
            <text:p>0.01603699</text:p>
          </table:table-cell>
          <table:table-cell office:value-type="float" office:value="0.008422852" calcext:value-type="float">
            <text:p>0.008422852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-0.004079465" calcext:value-type="float">
            <text:p>-0.004079465</text:p>
          </table:table-cell>
          <table:table-cell office:value-type="float" office:value="-0.01972729" calcext:value-type="float">
            <text:p>-0.01972729</text:p>
          </table:table-cell>
          <table:table-cell office:value-type="float" office:value="-0.004767843" calcext:value-type="float">
            <text:p>-0.00476784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1277161" calcext:value-type="float">
            <text:p>0.01277161</text:p>
          </table:table-cell>
          <table:table-cell office:value-type="float" office:value="0.001586914" calcext:value-type="float">
            <text:p>0.001586914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-0.01172058" calcext:value-type="float">
            <text:p>-0.01172058</text:p>
          </table:table-cell>
          <table:table-cell office:value-type="float" office:value="-0.005352331" calcext:value-type="float">
            <text:p>-0.005352331</text:p>
          </table:table-cell>
          <table:table-cell office:value-type="float" office:value="0.006889209" calcext:value-type="float">
            <text:p>0.006889209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01582336" calcext:value-type="float">
            <text:p>0.01582336</text:p>
          </table:table-cell>
          <table:table-cell office:value-type="float" office:value="0.005584717" calcext:value-type="float">
            <text:p>0.005584717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0.003067055" calcext:value-type="float">
            <text:p>0.003067055</text:p>
          </table:table-cell>
          <table:table-cell office:value-type="float" office:value="-0.000621888" calcext:value-type="float">
            <text:p>-0.000621888</text:p>
          </table:table-cell>
          <table:table-cell office:value-type="float" office:value="0.001229593" calcext:value-type="float">
            <text:p>0.00122959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1785278" calcext:value-type="float">
            <text:p>0.01785278</text:p>
          </table:table-cell>
          <table:table-cell office:value-type="float" office:value="0.005554199" calcext:value-type="float">
            <text:p>0.005554199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-0.01044983" calcext:value-type="float">
            <text:p>-0.01044983</text:p>
          </table:table-cell>
          <table:table-cell office:value-type="float" office:value="0.003997316" calcext:value-type="float">
            <text:p>0.003997316</text:p>
          </table:table-cell>
          <table:table-cell office:value-type="float" office:value="0.004595258" calcext:value-type="float">
            <text:p>0.004595258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01679993" calcext:value-type="float">
            <text:p>0.01679993</text:p>
          </table:table-cell>
          <table:table-cell office:value-type="float" office:value="0.005584717" calcext:value-type="float">
            <text:p>0.005584717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0.003195788" calcext:value-type="float">
            <text:p>0.003195788</text:p>
          </table:table-cell>
          <table:table-cell office:value-type="float" office:value="-0.009144919" calcext:value-type="float">
            <text:p>-0.009144919</text:p>
          </table:table-cell>
          <table:table-cell office:value-type="float" office:value="-0.003546666" calcext:value-type="float">
            <text:p>-0.00354666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1664734" calcext:value-type="float">
            <text:p>0.01664734</text:p>
          </table:table-cell>
          <table:table-cell office:value-type="float" office:value="-0.000289917" calcext:value-type="float">
            <text:p>-0.000289917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-0.001649876" calcext:value-type="float">
            <text:p>-0.001649876</text:p>
          </table:table-cell>
          <table:table-cell office:value-type="float" office:value="-0.01273334" calcext:value-type="float">
            <text:p>-0.01273334</text:p>
          </table:table-cell>
          <table:table-cell office:value-type="float" office:value="-0.00476337" calcext:value-type="float">
            <text:p>-0.00476337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01387024" calcext:value-type="float">
            <text:p>0.01387024</text:p>
          </table:table-cell>
          <table:table-cell office:value-type="float" office:value="0.00553894" calcext:value-type="float">
            <text:p>0.00553894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0.00190907" calcext:value-type="float">
            <text:p>0.00190907</text:p>
          </table:table-cell>
          <table:table-cell office:value-type="float" office:value="-0.000874237" calcext:value-type="float">
            <text:p>-0.000874237</text:p>
          </table:table-cell>
          <table:table-cell office:value-type="float" office:value="-0.00120716" calcext:value-type="float">
            <text:p>-0.0012071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1591492" calcext:value-type="float">
            <text:p>0.01591492</text:p>
          </table:table-cell>
          <table:table-cell office:value-type="float" office:value="0.007507324" calcext:value-type="float">
            <text:p>0.007507324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1381184" calcext:value-type="float">
            <text:p>0.01381184</text:p>
          </table:table-cell>
          <table:table-cell office:value-type="float" office:value="0.01589866" calcext:value-type="float">
            <text:p>0.01589866</text:p>
          </table:table-cell>
          <table:table-cell office:value-type="float" office:value="0.009422998" calcext:value-type="float">
            <text:p>0.009422998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0.01393127" calcext:value-type="float">
            <text:p>0.01393127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918823" calcext:value-type="float">
            <text:p>-0.9918823</text:p>
          </table:table-cell>
          <table:table-cell office:value-type="float" office:value="0.008009057" calcext:value-type="float">
            <text:p>0.008009057</text:p>
          </table:table-cell>
          <table:table-cell office:value-type="float" office:value="-0.003245065" calcext:value-type="float">
            <text:p>-0.003245065</text:p>
          </table:table-cell>
          <table:table-cell office:value-type="float" office:value="-0.001195184" calcext:value-type="float">
            <text:p>-0.001195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673889" calcext:value-type="float">
            <text:p>0.01673889</text:p>
          </table:table-cell>
          <table:table-cell office:value-type="float" office:value="0.004623413" calcext:value-type="float">
            <text:p>0.004623413</text:p>
          </table:table-cell>
          <table:table-cell office:value-type="float" office:value="-0.984024" calcext:value-type="float">
            <text:p>-0.984024</text:p>
          </table:table-cell>
          <table:table-cell office:value-type="float" office:value="0.000668956" calcext:value-type="float">
            <text:p>0.000668956</text:p>
          </table:table-cell>
          <table:table-cell office:value-type="float" office:value="-0.00687346" calcext:value-type="float">
            <text:p>-0.00687346</text:p>
          </table:table-cell>
          <table:table-cell office:value-type="float" office:value="-0.000147129" calcext:value-type="float">
            <text:p>-0.000147129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01303101" calcext:value-type="float">
            <text:p>0.01303101</text:p>
          </table:table-cell>
          <table:table-cell office:value-type="float" office:value="0.00440979" calcext:value-type="float">
            <text:p>0.00440979</text:p>
          </table:table-cell>
          <table:table-cell office:value-type="float" office:value="-0.9967651" calcext:value-type="float">
            <text:p>-0.9967651</text:p>
          </table:table-cell>
          <table:table-cell office:value-type="float" office:value="-0.001681319" calcext:value-type="float">
            <text:p>-0.001681319</text:p>
          </table:table-cell>
          <table:table-cell office:value-type="float" office:value="-0.002147943" calcext:value-type="float">
            <text:p>-0.002147943</text:p>
          </table:table-cell>
          <table:table-cell office:value-type="float" office:value="-0.003588077" calcext:value-type="float">
            <text:p>-0.00358807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01487732" calcext:value-type="float">
            <text:p>0.01487732</text:p>
          </table:table-cell>
          <table:table-cell office:value-type="float" office:value="0.003555298" calcext:value-type="float">
            <text:p>0.003555298</text:p>
          </table:table-cell>
          <table:table-cell office:value-type="float" office:value="-0.99086" calcext:value-type="float">
            <text:p>-0.99086</text:p>
          </table:table-cell>
          <table:table-cell office:value-type="float" office:value="0.000694722" calcext:value-type="float">
            <text:p>0.000694722</text:p>
          </table:table-cell>
          <table:table-cell office:value-type="float" office:value="-0.00093368" calcext:value-type="float">
            <text:p>-0.00093368</text:p>
          </table:table-cell>
          <table:table-cell office:value-type="float" office:value="-0.001250481" calcext:value-type="float">
            <text:p>-0.001250481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.01290894" calcext:value-type="float">
            <text:p>0.01290894</text:p>
          </table:table-cell>
          <table:table-cell office:value-type="float" office:value="0.006454468" calcext:value-type="float">
            <text:p>0.006454468</text:p>
          </table:table-cell>
          <table:table-cell office:value-type="float" office:value="-0.9890137" calcext:value-type="float">
            <text:p>-0.9890137</text:p>
          </table:table-cell>
          <table:table-cell office:value-type="float" office:value="0.000652781" calcext:value-type="float">
            <text:p>0.000652781</text:p>
          </table:table-cell>
          <table:table-cell office:value-type="float" office:value="0.001490255" calcext:value-type="float">
            <text:p>0.001490255</text:p>
          </table:table-cell>
          <table:table-cell office:value-type="float" office:value="0.00222797" calcext:value-type="float">
            <text:p>0.0022279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01097107" calcext:value-type="float">
            <text:p>0.01097107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929047" calcext:value-type="float">
            <text:p>-0.9929047</text:p>
          </table:table-cell>
          <table:table-cell office:value-type="float" office:value="-0.000499505" calcext:value-type="float">
            <text:p>-0.000499505</text:p>
          </table:table-cell>
          <table:table-cell office:value-type="float" office:value="-0.005672509" calcext:value-type="float">
            <text:p>-0.005672509</text:p>
          </table:table-cell>
          <table:table-cell office:value-type="float" office:value="-0.000157047" calcext:value-type="float">
            <text:p>-0.000157047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0168457" calcext:value-type="float">
            <text:p>0.0168457</text:p>
          </table:table-cell>
          <table:table-cell office:value-type="float" office:value="0.003585815" calcext:value-type="float">
            <text:p>0.003585815</text:p>
          </table:table-cell>
          <table:table-cell office:value-type="float" office:value="-0.9898529" calcext:value-type="float">
            <text:p>-0.9898529</text:p>
          </table:table-cell>
          <table:table-cell office:value-type="float" office:value="-0.007659855" calcext:value-type="float">
            <text:p>-0.007659855</text:p>
          </table:table-cell>
          <table:table-cell office:value-type="float" office:value="-0.008116233" calcext:value-type="float">
            <text:p>-0.008116233</text:p>
          </table:table-cell>
          <table:table-cell office:value-type="float" office:value="-0.006003637" calcext:value-type="float">
            <text:p>-0.00600363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01281738" calcext:value-type="float">
            <text:p>0.01281738</text:p>
          </table:table-cell>
          <table:table-cell office:value-type="float" office:value="0.002548218" calcext:value-type="float">
            <text:p>0.002548218</text:p>
          </table:table-cell>
          <table:table-cell office:value-type="float" office:value="-0.9889832" calcext:value-type="float">
            <text:p>-0.9889832</text:p>
          </table:table-cell>
          <table:table-cell office:value-type="float" office:value="-0.006644906" calcext:value-type="float">
            <text:p>-0.006644906</text:p>
          </table:table-cell>
          <table:table-cell office:value-type="float" office:value="0.000317055" calcext:value-type="float">
            <text:p>0.000317055</text:p>
          </table:table-cell>
          <table:table-cell office:value-type="float" office:value="0.003321885" calcext:value-type="float">
            <text:p>0.00332188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.01289368" calcext:value-type="float">
            <text:p>0.01289368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889984" calcext:value-type="float">
            <text:p>-0.9889984</text:p>
          </table:table-cell>
          <table:table-cell office:value-type="float" office:value="0.003077992" calcext:value-type="float">
            <text:p>0.003077992</text:p>
          </table:table-cell>
          <table:table-cell office:value-type="float" office:value="0.003913239" calcext:value-type="float">
            <text:p>0.003913239</text:p>
          </table:table-cell>
          <table:table-cell office:value-type="float" office:value="0.004565153" calcext:value-type="float">
            <text:p>0.00456515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9880371" calcext:value-type="float">
            <text:p>-0.9880371</text:p>
          </table:table-cell>
          <table:table-cell office:value-type="float" office:value="0.00444561" calcext:value-type="float">
            <text:p>0.00444561</text:p>
          </table:table-cell>
          <table:table-cell office:value-type="float" office:value="-0.009186205" calcext:value-type="float">
            <text:p>-0.009186205</text:p>
          </table:table-cell>
          <table:table-cell office:value-type="float" office:value="0.000973905" calcext:value-type="float">
            <text:p>0.000973905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.01586914" calcext:value-type="float">
            <text:p>0.01586914</text:p>
          </table:table-cell>
          <table:table-cell office:value-type="float" office:value="0.007537842" calcext:value-type="float">
            <text:p>0.007537842</text:p>
          </table:table-cell>
          <table:table-cell office:value-type="float" office:value="-0.9860229" calcext:value-type="float">
            <text:p>-0.9860229</text:p>
          </table:table-cell>
          <table:table-cell office:value-type="float" office:value="-0.002949151" calcext:value-type="float">
            <text:p>-0.002949151</text:p>
          </table:table-cell>
          <table:table-cell office:value-type="float" office:value="0.007483765" calcext:value-type="float">
            <text:p>0.007483765</text:p>
          </table:table-cell>
          <table:table-cell office:value-type="float" office:value="0.003398061" calcext:value-type="float">
            <text:p>0.00339806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9811401" calcext:value-type="float">
            <text:p>0.009811401</text:p>
          </table:table-cell>
          <table:table-cell office:value-type="float" office:value="0.002548218" calcext:value-type="float">
            <text:p>0.002548218</text:p>
          </table:table-cell>
          <table:table-cell office:value-type="float" office:value="-0.9871216" calcext:value-type="float">
            <text:p>-0.9871216</text:p>
          </table:table-cell>
          <table:table-cell office:value-type="float" office:value="0.002190741" calcext:value-type="float">
            <text:p>0.002190741</text:p>
          </table:table-cell>
          <table:table-cell office:value-type="float" office:value="-0.008061999" calcext:value-type="float">
            <text:p>-0.008061999</text:p>
          </table:table-cell>
          <table:table-cell office:value-type="float" office:value="-0.005969769" calcext:value-type="float">
            <text:p>-0.005969769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01292419" calcext:value-type="float">
            <text:p>0.01292419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919128" calcext:value-type="float">
            <text:p>-0.9919128</text:p>
          </table:table-cell>
          <table:table-cell office:value-type="float" office:value="0.005764737" calcext:value-type="float">
            <text:p>0.005764737</text:p>
          </table:table-cell>
          <table:table-cell office:value-type="float" office:value="-0.00203819" calcext:value-type="float">
            <text:p>-0.00203819</text:p>
          </table:table-cell>
          <table:table-cell office:value-type="float" office:value="-0.001276887" calcext:value-type="float">
            <text:p>-0.00127688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016922" calcext:value-type="float">
            <text:p>0.016922</text:p>
          </table:table-cell>
          <table:table-cell office:value-type="float" office:value="0.006484985" calcext:value-type="float">
            <text:p>0.006484985</text:p>
          </table:table-cell>
          <table:table-cell office:value-type="float" office:value="-0.9908447" calcext:value-type="float">
            <text:p>-0.9908447</text:p>
          </table:table-cell>
          <table:table-cell office:value-type="float" office:value="0.000942805" calcext:value-type="float">
            <text:p>0.000942805</text:p>
          </table:table-cell>
          <table:table-cell office:value-type="float" office:value="0.003883695" calcext:value-type="float">
            <text:p>0.003883695</text:p>
          </table:table-cell>
          <table:table-cell office:value-type="float" office:value="-0.003563893" calcext:value-type="float">
            <text:p>-0.003563893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01478577" calcext:value-type="float">
            <text:p>0.01478577</text:p>
          </table:table-cell>
          <table:table-cell office:value-type="float" office:value="0.002593994" calcext:value-type="float">
            <text:p>0.002593994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-0.000247757" calcext:value-type="float">
            <text:p>-0.000247757</text:p>
          </table:table-cell>
          <table:table-cell office:value-type="float" office:value="0.005061512" calcext:value-type="float">
            <text:p>0.005061512</text:p>
          </table:table-cell>
          <table:table-cell office:value-type="float" office:value="-0.004716905" calcext:value-type="float">
            <text:p>-0.00471690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01895142" calcext:value-type="float">
            <text:p>0.01895142</text:p>
          </table:table-cell>
          <table:table-cell office:value-type="float" office:value="0.007492065" calcext:value-type="float">
            <text:p>0.007492065</text:p>
          </table:table-cell>
          <table:table-cell office:value-type="float" office:value="-0.9917603" calcext:value-type="float">
            <text:p>-0.9917603</text:p>
          </table:table-cell>
          <table:table-cell office:value-type="float" office:value="0.009534234" calcext:value-type="float">
            <text:p>0.009534234</text:p>
          </table:table-cell>
          <table:table-cell office:value-type="float" office:value="-0.01035765" calcext:value-type="float">
            <text:p>-0.01035765</text:p>
          </table:table-cell>
          <table:table-cell office:value-type="float" office:value="-0.003653677" calcext:value-type="float">
            <text:p>-0.003653677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01376343" calcext:value-type="float">
            <text:p>0.01376343</text:p>
          </table:table-cell>
          <table:table-cell office:value-type="float" office:value="0.001617432" calcext:value-type="float">
            <text:p>0.001617432</text:p>
          </table:table-cell>
          <table:table-cell office:value-type="float" office:value="-0.9870148" calcext:value-type="float">
            <text:p>-0.9870148</text:p>
          </table:table-cell>
          <table:table-cell office:value-type="float" office:value="-0.000222303" calcext:value-type="float">
            <text:p>-0.000222303</text:p>
          </table:table-cell>
          <table:table-cell office:value-type="float" office:value="-0.01156163" calcext:value-type="float">
            <text:p>-0.01156163</text:p>
          </table:table-cell>
          <table:table-cell office:value-type="float" office:value="-0.003718802" calcext:value-type="float">
            <text:p>-0.00371880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01382446" calcext:value-type="float">
            <text:p>0.01382446</text:p>
          </table:table-cell>
          <table:table-cell office:value-type="float" office:value="0.002563477" calcext:value-type="float">
            <text:p>0.002563477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-0.005114006" calcext:value-type="float">
            <text:p>-0.005114006</text:p>
          </table:table-cell>
          <table:table-cell office:value-type="float" office:value="0.002710863" calcext:value-type="float">
            <text:p>0.002710863</text:p>
          </table:table-cell>
          <table:table-cell office:value-type="float" office:value="-0.003616436" calcext:value-type="float">
            <text:p>-0.003616436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0.01390076" calcext:value-type="float">
            <text:p>0.01390076</text:p>
          </table:table-cell>
          <table:table-cell office:value-type="float" office:value="0.005508423" calcext:value-type="float">
            <text:p>0.005508423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0.005497956" calcext:value-type="float">
            <text:p>0.005497956</text:p>
          </table:table-cell>
          <table:table-cell office:value-type="float" office:value="0.000503263" calcext:value-type="float">
            <text:p>0.000503263</text:p>
          </table:table-cell>
          <table:table-cell office:value-type="float" office:value="0.01145527" calcext:value-type="float">
            <text:p>0.0114552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01593018" calcext:value-type="float">
            <text:p>0.01593018</text:p>
          </table:table-cell>
          <table:table-cell office:value-type="float" office:value="0.006500244" calcext:value-type="float">
            <text:p>0.006500244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0.002182685" calcext:value-type="float">
            <text:p>0.002182685</text:p>
          </table:table-cell>
          <table:table-cell office:value-type="float" office:value="-0.0031865" calcext:value-type="float">
            <text:p>-0.0031865</text:p>
          </table:table-cell>
          <table:table-cell office:value-type="float" office:value="-0.001322746" calcext:value-type="float">
            <text:p>-0.001322746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01387024" calcext:value-type="float">
            <text:p>0.01387024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0.001209019" calcext:value-type="float">
            <text:p>0.001209019</text:p>
          </table:table-cell>
          <table:table-cell office:value-type="float" office:value="-0.00089092" calcext:value-type="float">
            <text:p>-0.00089092</text:p>
          </table:table-cell>
          <table:table-cell office:value-type="float" office:value="-0.01056271" calcext:value-type="float">
            <text:p>-0.010562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76233" calcext:value-type="float">
            <text:p>0.01576233</text:p>
          </table:table-cell>
          <table:table-cell office:value-type="float" office:value="0.00163269" calcext:value-type="float">
            <text:p>0.00163269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0.003431061" calcext:value-type="float">
            <text:p>0.003431061</text:p>
          </table:table-cell>
          <table:table-cell office:value-type="float" office:value="0.006356998" calcext:value-type="float">
            <text:p>0.006356998</text:p>
          </table:table-cell>
          <table:table-cell office:value-type="float" office:value="-0.001237446" calcext:value-type="float">
            <text:p>-0.001237446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01287842" calcext:value-type="float">
            <text:p>0.01287842</text:p>
          </table:table-cell>
          <table:table-cell office:value-type="float" office:value="0.007492065" calcext:value-type="float">
            <text:p>0.007492065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-0.002504755" calcext:value-type="float">
            <text:p>-0.002504755</text:p>
          </table:table-cell>
          <table:table-cell office:value-type="float" office:value="-0.002035102" calcext:value-type="float">
            <text:p>-0.002035102</text:p>
          </table:table-cell>
          <table:table-cell office:value-type="float" office:value="-0.007130871" calcext:value-type="float">
            <text:p>-0.00713087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01690674" calcext:value-type="float">
            <text:p>0.01690674</text:p>
          </table:table-cell>
          <table:table-cell office:value-type="float" office:value="0.006500244" calcext:value-type="float">
            <text:p>0.006500244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0.00121514" calcext:value-type="float">
            <text:p>0.00121514</text:p>
          </table:table-cell>
          <table:table-cell office:value-type="float" office:value="-0.000860088" calcext:value-type="float">
            <text:p>-0.000860088</text:p>
          </table:table-cell>
          <table:table-cell office:value-type="float" office:value="-0.009413881" calcext:value-type="float">
            <text:p>-0.009413881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0168457" calcext:value-type="float">
            <text:p>0.0168457</text:p>
          </table:table-cell>
          <table:table-cell office:value-type="float" office:value="0.006530762" calcext:value-type="float">
            <text:p>0.006530762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0.001098861" calcext:value-type="float">
            <text:p>0.001098861</text:p>
          </table:table-cell>
          <table:table-cell office:value-type="float" office:value="-0.006737163" calcext:value-type="float">
            <text:p>-0.006737163</text:p>
          </table:table-cell>
          <table:table-cell office:value-type="float" office:value="-0.003691355" calcext:value-type="float">
            <text:p>-0.00369135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01293945" calcext:value-type="float">
            <text:p>0.01293945</text:p>
          </table:table-cell>
          <table:table-cell office:value-type="float" office:value="0.006454468" calcext:value-type="float">
            <text:p>0.006454468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0.00946544" calcext:value-type="float">
            <text:p>0.00946544</text:p>
          </table:table-cell>
          <table:table-cell office:value-type="float" office:value="0.0111787" calcext:value-type="float">
            <text:p>0.0111787</text:p>
          </table:table-cell>
          <table:table-cell office:value-type="float" office:value="0.002301735" calcext:value-type="float">
            <text:p>0.002301735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01591492" calcext:value-type="float">
            <text:p>0.01591492</text:p>
          </table:table-cell>
          <table:table-cell office:value-type="float" office:value="0.007507324" calcext:value-type="float">
            <text:p>0.007507324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0.001160439" calcext:value-type="float">
            <text:p>0.001160439</text:p>
          </table:table-cell>
          <table:table-cell office:value-type="float" office:value="-0.006757837" calcext:value-type="float">
            <text:p>-0.006757837</text:p>
          </table:table-cell>
          <table:table-cell office:value-type="float" office:value="-0.006005343" calcext:value-type="float">
            <text:p>-0.00600534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01187134" calcext:value-type="float">
            <text:p>0.01187134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-0.001275175" calcext:value-type="float">
            <text:p>-0.001275175</text:p>
          </table:table-cell>
          <table:table-cell office:value-type="float" office:value="-0.01506268" calcext:value-type="float">
            <text:p>-0.01506268</text:p>
          </table:table-cell>
          <table:table-cell office:value-type="float" office:value="-0.004944668" calcext:value-type="float">
            <text:p>-0.004944668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01782227" calcext:value-type="float">
            <text:p>0.01782227</text:p>
          </table:table-cell>
          <table:table-cell office:value-type="float" office:value="0.002593994" calcext:value-type="float">
            <text:p>0.002593994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-0.002654217" calcext:value-type="float">
            <text:p>-0.002654217</text:p>
          </table:table-cell>
          <table:table-cell office:value-type="float" office:value="-0.01025248" calcext:value-type="float">
            <text:p>-0.01025248</text:p>
          </table:table-cell>
          <table:table-cell office:value-type="float" office:value="0.000876084" calcext:value-type="float">
            <text:p>0.00087608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0138092" calcext:value-type="float">
            <text:p>0.0138092</text:p>
          </table:table-cell>
          <table:table-cell office:value-type="float" office:value="0.002578735" calcext:value-type="float">
            <text:p>0.002578735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05101062" calcext:value-type="float">
            <text:p>-0.005101062</text:p>
          </table:table-cell>
          <table:table-cell office:value-type="float" office:value="-0.00192559" calcext:value-type="float">
            <text:p>-0.00192559</text:p>
          </table:table-cell>
          <table:table-cell office:value-type="float" office:value="0.000938013" calcext:value-type="float">
            <text:p>0.000938013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01283264" calcext:value-type="float">
            <text:p>0.01283264</text:p>
          </table:table-cell>
          <table:table-cell office:value-type="float" office:value="0.003555298" calcext:value-type="float">
            <text:p>0.003555298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-0.000318827" calcext:value-type="float">
            <text:p>-0.000318827</text:p>
          </table:table-cell>
          <table:table-cell office:value-type="float" office:value="-0.000665916" calcext:value-type="float">
            <text:p>-0.000665916</text:p>
          </table:table-cell>
          <table:table-cell office:value-type="float" office:value="0.005596283" calcext:value-type="float">
            <text:p>0.00559628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01385498" calcext:value-type="float">
            <text:p>0.01385498</text:p>
          </table:table-cell>
          <table:table-cell office:value-type="float" office:value="0.001556396" calcext:value-type="float">
            <text:p>0.001556396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04553664" calcext:value-type="float">
            <text:p>0.004553664</text:p>
          </table:table-cell>
          <table:table-cell office:value-type="float" office:value="0.006481756" calcext:value-type="float">
            <text:p>0.006481756</text:p>
          </table:table-cell>
          <table:table-cell office:value-type="float" office:value="0.005687752" calcext:value-type="float">
            <text:p>0.005687752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016922" calcext:value-type="float">
            <text:p>0.016922</text:p>
          </table:table-cell>
          <table:table-cell office:value-type="float" office:value="0.00352478" calcext:value-type="float">
            <text:p>0.00352478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-0.008789016" calcext:value-type="float">
            <text:p>-0.008789016</text:p>
          </table:table-cell>
          <table:table-cell office:value-type="float" office:value="-0.00665019" calcext:value-type="float">
            <text:p>-0.00665019</text:p>
          </table:table-cell>
          <table:table-cell office:value-type="float" office:value="0.003180836" calcext:value-type="float">
            <text:p>0.00318083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01580811" calcext:value-type="float">
            <text:p>0.01580811</text:p>
          </table:table-cell>
          <table:table-cell office:value-type="float" office:value="0.002593994" calcext:value-type="float">
            <text:p>0.002593994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0.002080622" calcext:value-type="float">
            <text:p>0.002080622</text:p>
          </table:table-cell>
          <table:table-cell office:value-type="float" office:value="0.008869234" calcext:value-type="float">
            <text:p>0.008869234</text:p>
          </table:table-cell>
          <table:table-cell office:value-type="float" office:value="0.006852653" calcext:value-type="float">
            <text:p>0.006852653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008865356" calcext:value-type="float">
            <text:p>0.008865356</text:p>
          </table:table-cell>
          <table:table-cell office:value-type="float" office:value="0.001525879" calcext:value-type="float">
            <text:p>0.001525879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-0.003758033" calcext:value-type="float">
            <text:p>-0.003758033</text:p>
          </table:table-cell>
          <table:table-cell office:value-type="float" office:value="-0.00431317" calcext:value-type="float">
            <text:p>-0.00431317</text:p>
          </table:table-cell>
          <table:table-cell office:value-type="float" office:value="-0.002554856" calcext:value-type="float">
            <text:p>-0.00255485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6500244" calcext:value-type="float">
            <text:p>0.006500244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07504804" calcext:value-type="float">
            <text:p>-0.007504804</text:p>
          </table:table-cell>
          <table:table-cell office:value-type="float" office:value="-0.01023802" calcext:value-type="float">
            <text:p>-0.01023802</text:p>
          </table:table-cell>
          <table:table-cell office:value-type="float" office:value="0.000841393" calcext:value-type="float">
            <text:p>0.000841393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.01472473" calcext:value-type="float">
            <text:p>0.01472473</text:p>
          </table:table-cell>
          <table:table-cell office:value-type="float" office:value="0.004608154" calcext:value-type="float">
            <text:p>0.004608154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-0.003755898" calcext:value-type="float">
            <text:p>-0.003755898</text:p>
          </table:table-cell>
          <table:table-cell office:value-type="float" office:value="-0.0066936" calcext:value-type="float">
            <text:p>-0.0066936</text:p>
          </table:table-cell>
          <table:table-cell office:value-type="float" office:value="-0.002576651" calcext:value-type="float">
            <text:p>-0.00257665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01063538" calcext:value-type="float">
            <text:p>0.01063538</text:p>
          </table:table-cell>
          <table:table-cell office:value-type="float" office:value="0.003692627" calcext:value-type="float">
            <text:p>0.003692627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0.05290373" calcext:value-type="float">
            <text:p>0.05290373</text:p>
          </table:table-cell>
          <table:table-cell office:value-type="float" office:value="0.006704414" calcext:value-type="float">
            <text:p>0.006704414</text:p>
          </table:table-cell>
          <table:table-cell office:value-type="float" office:value="0.02215406" calcext:value-type="float">
            <text:p>0.02215406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0.01106262" calcext:value-type="float">
            <text:p>0.01106262</text:p>
          </table:table-cell>
          <table:table-cell office:value-type="float" office:value="0.004394531" calcext:value-type="float">
            <text:p>0.004394531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-0.01601576" calcext:value-type="float">
            <text:p>-0.01601576</text:p>
          </table:table-cell>
          <table:table-cell office:value-type="float" office:value="-0.004309842" calcext:value-type="float">
            <text:p>-0.004309842</text:p>
          </table:table-cell>
          <table:table-cell office:value-type="float" office:value="-0.000309447" calcext:value-type="float">
            <text:p>-0.00030944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03381348" calcext:value-type="float">
            <text:p>0.03381348</text:p>
          </table:table-cell>
          <table:table-cell office:value-type="float" office:value="0.08488464" calcext:value-type="float">
            <text:p>0.08488464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0.01097419" calcext:value-type="float">
            <text:p>0.01097419</text:p>
          </table:table-cell>
          <table:table-cell office:value-type="float" office:value="-0.03127001" calcext:value-type="float">
            <text:p>-0.03127001</text:p>
          </table:table-cell>
          <table:table-cell office:value-type="float" office:value="0.04008677" calcext:value-type="float">
            <text:p>0.04008677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-0.02236938" calcext:value-type="float">
            <text:p>-0.02236938</text:p>
          </table:table-cell>
          <table:table-cell office:value-type="float" office:value="0.1881409" calcext:value-type="float">
            <text:p>0.1881409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-0.003446175" calcext:value-type="float">
            <text:p>-0.003446175</text:p>
          </table:table-cell>
          <table:table-cell office:value-type="float" office:value="-0.02857601" calcext:value-type="float">
            <text:p>-0.02857601</text:p>
          </table:table-cell>
          <table:table-cell office:value-type="float" office:value="0.07705235" calcext:value-type="float">
            <text:p>0.07705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4283142" calcext:value-type="float">
            <text:p>-0.04283142</text:p>
          </table:table-cell>
          <table:table-cell office:value-type="float" office:value="0.217514" calcext:value-type="float">
            <text:p>0.217514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-0.008421575" calcext:value-type="float">
            <text:p>-0.008421575</text:p>
          </table:table-cell>
          <table:table-cell office:value-type="float" office:value="0.02187213" calcext:value-type="float">
            <text:p>0.02187213</text:p>
          </table:table-cell>
          <table:table-cell office:value-type="float" office:value="0.2614319" calcext:value-type="float">
            <text:p>0.2614319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-0.05467224" calcext:value-type="float">
            <text:p>-0.05467224</text:p>
          </table:table-cell>
          <table:table-cell office:value-type="float" office:value="0.1053009" calcext:value-type="float">
            <text:p>0.1053009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-0.007585058" calcext:value-type="float">
            <text:p>-0.007585058</text:p>
          </table:table-cell>
          <table:table-cell office:value-type="float" office:value="0.01366124" calcext:value-type="float">
            <text:p>0.01366124</text:p>
          </table:table-cell>
          <table:table-cell office:value-type="float" office:value="0.0045185" calcext:value-type="float">
            <text:p>0.004518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0.08494568" calcext:value-type="float">
            <text:p>-0.08494568</text:p>
          </table:table-cell>
          <table:table-cell office:value-type="float" office:value="0.061203" calcext:value-type="float">
            <text:p>0.061203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5015018" calcext:value-type="float">
            <text:p>-0.05015018</text:p>
          </table:table-cell>
          <table:table-cell office:value-type="float" office:value="0.03812571" calcext:value-type="float">
            <text:p>0.03812571</text:p>
          </table:table-cell>
          <table:table-cell office:value-type="float" office:value="-0.04640049" calcext:value-type="float">
            <text:p>-0.04640049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0.1233521" calcext:value-type="float">
            <text:p>0.1233521</text:p>
          </table:table-cell>
          <table:table-cell office:value-type="float" office:value="0.1456757" calcext:value-type="float">
            <text:p>0.1456757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0196452" calcext:value-type="float">
            <text:p>0.00196452</text:p>
          </table:table-cell>
          <table:table-cell office:value-type="float" office:value="-0.009315463" calcext:value-type="float">
            <text:p>-0.009315463</text:p>
          </table:table-cell>
          <table:table-cell office:value-type="float" office:value="-0.1691748" calcext:value-type="float">
            <text:p>-0.169174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03572083" calcext:value-type="float">
            <text:p>0.03572083</text:p>
          </table:table-cell>
          <table:table-cell office:value-type="float" office:value="0.05378723" calcext:value-type="float">
            <text:p>0.05378723</text:p>
          </table:table-cell>
          <table:table-cell office:value-type="float" office:value="-0.9918823" calcext:value-type="float">
            <text:p>-0.9918823</text:p>
          </table:table-cell>
          <table:table-cell office:value-type="float" office:value="0.0669379" calcext:value-type="float">
            <text:p>0.0669379</text:p>
          </table:table-cell>
          <table:table-cell office:value-type="float" office:value="0.001425231" calcext:value-type="float">
            <text:p>0.001425231</text:p>
          </table:table-cell>
          <table:table-cell office:value-type="float" office:value="-0.04492701" calcext:value-type="float">
            <text:p>-0.04492701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08421326" calcext:value-type="float">
            <text:p>0.08421326</text:p>
          </table:table-cell>
          <table:table-cell office:value-type="float" office:value="0.08258057" calcext:value-type="float">
            <text:p>0.08258057</text:p>
          </table:table-cell>
          <table:table-cell office:value-type="float" office:value="-0.984024" calcext:value-type="float">
            <text:p>-0.984024</text:p>
          </table:table-cell>
          <table:table-cell office:value-type="float" office:value="-0.02082234" calcext:value-type="float">
            <text:p>-0.02082234</text:p>
          </table:table-cell>
          <table:table-cell office:value-type="float" office:value="-0.00275497" calcext:value-type="float">
            <text:p>-0.00275497</text:p>
          </table:table-cell>
          <table:table-cell office:value-type="float" office:value="-0.2294016" calcext:value-type="float">
            <text:p>-0.229401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0.1147919" calcext:value-type="float">
            <text:p>-0.1147919</text:p>
          </table:table-cell>
          <table:table-cell office:value-type="float" office:value="0.1100006" calcext:value-type="float">
            <text:p>0.1100006</text:p>
          </table:table-cell>
          <table:table-cell office:value-type="float" office:value="-0.9967651" calcext:value-type="float">
            <text:p>-0.9967651</text:p>
          </table:table-cell>
          <table:table-cell office:value-type="float" office:value="0.003278716" calcext:value-type="float">
            <text:p>0.003278716</text:p>
          </table:table-cell>
          <table:table-cell office:value-type="float" office:value="-0.03620677" calcext:value-type="float">
            <text:p>-0.03620677</text:p>
          </table:table-cell>
          <table:table-cell office:value-type="float" office:value="0.1464254" calcext:value-type="float">
            <text:p>0.1464254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-0.01608276" calcext:value-type="float">
            <text:p>-0.01608276</text:p>
          </table:table-cell>
          <table:table-cell office:value-type="float" office:value="0.1279449" calcext:value-type="float">
            <text:p>0.1279449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-0.04876092" calcext:value-type="float">
            <text:p>-0.04876092</text:p>
          </table:table-cell>
          <table:table-cell office:value-type="float" office:value="-0.01656584" calcext:value-type="float">
            <text:p>-0.01656584</text:p>
          </table:table-cell>
          <table:table-cell office:value-type="float" office:value="0.2215144" calcext:value-type="float">
            <text:p>0.221514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00686646" calcext:value-type="float">
            <text:p>0.000686646</text:p>
          </table:table-cell>
          <table:table-cell office:value-type="float" office:value="0.004241943" calcext:value-type="float">
            <text:p>0.004241943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-0.05505645" calcext:value-type="float">
            <text:p>-0.05505645</text:p>
          </table:table-cell>
          <table:table-cell office:value-type="float" office:value="-0.1338769" calcext:value-type="float">
            <text:p>-0.1338769</text:p>
          </table:table-cell>
          <table:table-cell office:value-type="float" office:value="0.2771037" calcext:value-type="float">
            <text:p>0.2771037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-0.09185791" calcext:value-type="float">
            <text:p>-0.09185791</text:p>
          </table:table-cell>
          <table:table-cell office:value-type="float" office:value="-0.01708984" calcext:value-type="float">
            <text:p>-0.01708984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-0.0735526" calcext:value-type="float">
            <text:p>-0.0735526</text:p>
          </table:table-cell>
          <table:table-cell office:value-type="float" office:value="0.02439098" calcext:value-type="float">
            <text:p>0.02439098</text:p>
          </table:table-cell>
          <table:table-cell office:value-type="float" office:value="0.2807511" calcext:value-type="float">
            <text:p>0.280751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01873779" calcext:value-type="float">
            <text:p>0.01873779</text:p>
          </table:table-cell>
          <table:table-cell office:value-type="float" office:value="-0.06227112" calcext:value-type="float">
            <text:p>-0.06227112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0.02081503" calcext:value-type="float">
            <text:p>0.02081503</text:p>
          </table:table-cell>
          <table:table-cell office:value-type="float" office:value="-0.0216483" calcext:value-type="float">
            <text:p>-0.0216483</text:p>
          </table:table-cell>
          <table:table-cell office:value-type="float" office:value="0.1744205" calcext:value-type="float">
            <text:p>0.1744205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0.087677" calcext:value-type="float">
            <text:p>0.087677</text:p>
          </table:table-cell>
          <table:table-cell office:value-type="float" office:value="0.03883362" calcext:value-type="float">
            <text:p>0.03883362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0167592" calcext:value-type="float">
            <text:p>-0.00167592</text:p>
          </table:table-cell>
          <table:table-cell office:value-type="float" office:value="0.03711398" calcext:value-type="float">
            <text:p>0.03711398</text:p>
          </table:table-cell>
          <table:table-cell office:value-type="float" office:value="-0.03457229" calcext:value-type="float">
            <text:p>-0.0345722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1600647" calcext:value-type="float">
            <text:p>0.01600647</text:p>
          </table:table-cell>
          <table:table-cell office:value-type="float" office:value="-0.03897095" calcext:value-type="float">
            <text:p>-0.03897095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0.05166007" calcext:value-type="float">
            <text:p>0.05166007</text:p>
          </table:table-cell>
          <table:table-cell office:value-type="float" office:value="-0.01261423" calcext:value-type="float">
            <text:p>-0.01261423</text:p>
          </table:table-cell>
          <table:table-cell office:value-type="float" office:value="0.1156707" calcext:value-type="float">
            <text:p>0.1156707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008865356" calcext:value-type="float">
            <text:p>0.008865356</text:p>
          </table:table-cell>
          <table:table-cell office:value-type="float" office:value="0.08175659" calcext:value-type="float">
            <text:p>0.08175659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-0.03585397" calcext:value-type="float">
            <text:p>-0.03585397</text:p>
          </table:table-cell>
          <table:table-cell office:value-type="float" office:value="0.06795689" calcext:value-type="float">
            <text:p>0.06795689</text:p>
          </table:table-cell>
          <table:table-cell office:value-type="float" office:value="-0.1709986" calcext:value-type="float">
            <text:p>-0.170998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02255249" calcext:value-type="float">
            <text:p>0.02255249</text:p>
          </table:table-cell>
          <table:table-cell office:value-type="float" office:value="-0.03430176" calcext:value-type="float">
            <text:p>-0.03430176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0.01688799" calcext:value-type="float">
            <text:p>0.01688799</text:p>
          </table:table-cell>
          <table:table-cell office:value-type="float" office:value="-0.02357767" calcext:value-type="float">
            <text:p>-0.02357767</text:p>
          </table:table-cell>
          <table:table-cell office:value-type="float" office:value="0.09339643" calcext:value-type="float">
            <text:p>0.09339643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-0.0160675" calcext:value-type="float">
            <text:p>-0.0160675</text:p>
          </table:table-cell>
          <table:table-cell office:value-type="float" office:value="-0.01951599" calcext:value-type="float">
            <text:p>-0.01951599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0.02464495" calcext:value-type="float">
            <text:p>0.02464495</text:p>
          </table:table-cell>
          <table:table-cell office:value-type="float" office:value="0.04057404" calcext:value-type="float">
            <text:p>0.04057404</text:p>
          </table:table-cell>
          <table:table-cell office:value-type="float" office:value="0.2120271" calcext:value-type="float">
            <text:p>0.212027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008163452" calcext:value-type="float">
            <text:p>0.008163452</text:p>
          </table:table-cell>
          <table:table-cell office:value-type="float" office:value="-0.04074097" calcext:value-type="float">
            <text:p>-0.04074097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0.01434004" calcext:value-type="float">
            <text:p>0.01434004</text:p>
          </table:table-cell>
          <table:table-cell office:value-type="float" office:value="-0.01910805" calcext:value-type="float">
            <text:p>-0.01910805</text:p>
          </table:table-cell>
          <table:table-cell office:value-type="float" office:value="0.3248057" calcext:value-type="float">
            <text:p>0.3248057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0.03666687" calcext:value-type="float">
            <text:p>0.03666687</text:p>
          </table:table-cell>
          <table:table-cell office:value-type="float" office:value="-0.006164551" calcext:value-type="float">
            <text:p>-0.006164551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0.05995703" calcext:value-type="float">
            <text:p>0.05995703</text:p>
          </table:table-cell>
          <table:table-cell office:value-type="float" office:value="-0.02322886" calcext:value-type="float">
            <text:p>-0.02322886</text:p>
          </table:table-cell>
          <table:table-cell office:value-type="float" office:value="0.1248751" calcext:value-type="float">
            <text:p>0.124875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2745056" calcext:value-type="float">
            <text:p>0.02745056</text:p>
          </table:table-cell>
          <table:table-cell office:value-type="float" office:value="-0.03620911" calcext:value-type="float">
            <text:p>-0.03620911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0.002176531" calcext:value-type="float">
            <text:p>0.002176531</text:p>
          </table:table-cell>
          <table:table-cell office:value-type="float" office:value="-0.1029632" calcext:value-type="float">
            <text:p>-0.1029632</text:p>
          </table:table-cell>
          <table:table-cell office:value-type="float" office:value="-0.1295333" calcext:value-type="float">
            <text:p>-0.1295333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-0.04402161" calcext:value-type="float">
            <text:p>-0.04402161</text:p>
          </table:table-cell>
          <table:table-cell office:value-type="float" office:value="-0.1632385" calcext:value-type="float">
            <text:p>-0.1632385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0.05051256" calcext:value-type="float">
            <text:p>0.05051256</text:p>
          </table:table-cell>
          <table:table-cell office:value-type="float" office:value="-0.04924631" calcext:value-type="float">
            <text:p>-0.04924631</text:p>
          </table:table-cell>
          <table:table-cell office:value-type="float" office:value="-0.2502537" calcext:value-type="float">
            <text:p>-0.25025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03295898" calcext:value-type="float">
            <text:p>-0.003295898</text:p>
          </table:table-cell>
          <table:table-cell office:value-type="float" office:value="-0.3000793" calcext:value-type="float">
            <text:p>-0.3000793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2032102" calcext:value-type="float">
            <text:p>0.02032102</text:p>
          </table:table-cell>
          <table:table-cell office:value-type="float" office:value="-0.02637867" calcext:value-type="float">
            <text:p>-0.02637867</text:p>
          </table:table-cell>
          <table:table-cell office:value-type="float" office:value="-0.2166635" calcext:value-type="float">
            <text:p>-0.2166635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0.03781128" calcext:value-type="float">
            <text:p>0.03781128</text:p>
          </table:table-cell>
          <table:table-cell office:value-type="float" office:value="-0.1786041" calcext:value-type="float">
            <text:p>-0.1786041</text:p>
          </table:table-cell>
          <table:table-cell office:value-type="float" office:value="-0.9918823" calcext:value-type="float">
            <text:p>-0.9918823</text:p>
          </table:table-cell>
          <table:table-cell office:value-type="float" office:value="-0.0343347" calcext:value-type="float">
            <text:p>-0.0343347</text:p>
          </table:table-cell>
          <table:table-cell office:value-type="float" office:value="-0.00427416" calcext:value-type="float">
            <text:p>-0.00427416</text:p>
          </table:table-cell>
          <table:table-cell office:value-type="float" office:value="-0.2700061" calcext:value-type="float">
            <text:p>-0.2700061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03083801" calcext:value-type="float">
            <text:p>0.03083801</text:p>
          </table:table-cell>
          <table:table-cell office:value-type="float" office:value="-0.04141235" calcext:value-type="float">
            <text:p>-0.04141235</text:p>
          </table:table-cell>
          <table:table-cell office:value-type="float" office:value="-0.984024" calcext:value-type="float">
            <text:p>-0.984024</text:p>
          </table:table-cell>
          <table:table-cell office:value-type="float" office:value="-0.04913157" calcext:value-type="float">
            <text:p>-0.04913157</text:p>
          </table:table-cell>
          <table:table-cell office:value-type="float" office:value="-0.02167671" calcext:value-type="float">
            <text:p>-0.02167671</text:p>
          </table:table-cell>
          <table:table-cell office:value-type="float" office:value="-0.2181851" calcext:value-type="float">
            <text:p>-0.2181851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0.02923584" calcext:value-type="float">
            <text:p>0.02923584</text:p>
          </table:table-cell>
          <table:table-cell office:value-type="float" office:value="0.01560974" calcext:value-type="float">
            <text:p>0.01560974</text:p>
          </table:table-cell>
          <table:table-cell office:value-type="float" office:value="-0.9967651" calcext:value-type="float">
            <text:p>-0.9967651</text:p>
          </table:table-cell>
          <table:table-cell office:value-type="float" office:value="0.05679031" calcext:value-type="float">
            <text:p>0.05679031</text:p>
          </table:table-cell>
          <table:table-cell office:value-type="float" office:value="-0.1138339" calcext:value-type="float">
            <text:p>-0.1138339</text:p>
          </table:table-cell>
          <table:table-cell office:value-type="float" office:value="-0.1629023" calcext:value-type="float">
            <text:p>-0.162902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0.001296997" calcext:value-type="float">
            <text:p>-0.001296997</text:p>
          </table:table-cell>
          <table:table-cell office:value-type="float" office:value="0.007537842" calcext:value-type="float">
            <text:p>0.007537842</text:p>
          </table:table-cell>
          <table:table-cell office:value-type="float" office:value="-0.99086" calcext:value-type="float">
            <text:p>-0.99086</text:p>
          </table:table-cell>
          <table:table-cell office:value-type="float" office:value="0.004566703" calcext:value-type="float">
            <text:p>0.004566703</text:p>
          </table:table-cell>
          <table:table-cell office:value-type="float" office:value="-0.03739278" calcext:value-type="float">
            <text:p>-0.03739278</text:p>
          </table:table-cell>
          <table:table-cell office:value-type="float" office:value="0.008724958" calcext:value-type="float">
            <text:p>0.008724958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0.006011963" calcext:value-type="float">
            <text:p>0.006011963</text:p>
          </table:table-cell>
          <table:table-cell office:value-type="float" office:value="0.003417969" calcext:value-type="float">
            <text:p>0.003417969</text:p>
          </table:table-cell>
          <table:table-cell office:value-type="float" office:value="-0.9890137" calcext:value-type="float">
            <text:p>-0.9890137</text:p>
          </table:table-cell>
          <table:table-cell office:value-type="float" office:value="-0.002358131" calcext:value-type="float">
            <text:p>-0.002358131</text:p>
          </table:table-cell>
          <table:table-cell office:value-type="float" office:value="0.008861142" calcext:value-type="float">
            <text:p>0.008861142</text:p>
          </table:table-cell>
          <table:table-cell office:value-type="float" office:value="-0.007090374" calcext:value-type="float">
            <text:p>-0.007090374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005981445" calcext:value-type="float">
            <text:p>0.005981445</text:p>
          </table:table-cell>
          <table:table-cell office:value-type="float" office:value="0.002426147" calcext:value-type="float">
            <text:p>0.002426147</text:p>
          </table:table-cell>
          <table:table-cell office:value-type="float" office:value="-0.993042" calcext:value-type="float">
            <text:p>-0.993042</text:p>
          </table:table-cell>
          <table:table-cell office:value-type="float" office:value="0.00592907" calcext:value-type="float">
            <text:p>0.00592907</text:p>
          </table:table-cell>
          <table:table-cell office:value-type="float" office:value="0.01133804" calcext:value-type="float">
            <text:p>0.01133804</text:p>
          </table:table-cell>
          <table:table-cell office:value-type="float" office:value="0.002233227" calcext:value-type="float">
            <text:p>0.002233227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0.007888794" calcext:value-type="float">
            <text:p>0.007888794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881592" calcext:value-type="float">
            <text:p>-0.9881592</text:p>
          </table:table-cell>
          <table:table-cell office:value-type="float" office:value="-0.001288715" calcext:value-type="float">
            <text:p>-0.001288715</text:p>
          </table:table-cell>
          <table:table-cell office:value-type="float" office:value="0.00296521" calcext:value-type="float">
            <text:p>0.00296521</text:p>
          </table:table-cell>
          <table:table-cell office:value-type="float" office:value="-0.001353668" calcext:value-type="float">
            <text:p>-0.00135366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004974365" calcext:value-type="float">
            <text:p>0.004974365</text:p>
          </table:table-cell>
          <table:table-cell office:value-type="float" office:value="0.003433228" calcext:value-type="float">
            <text:p>0.003433228</text:p>
          </table:table-cell>
          <table:table-cell office:value-type="float" office:value="-0.9911346" calcext:value-type="float">
            <text:p>-0.9911346</text:p>
          </table:table-cell>
          <table:table-cell office:value-type="float" office:value="0.003561169" calcext:value-type="float">
            <text:p>0.003561169</text:p>
          </table:table-cell>
          <table:table-cell office:value-type="float" office:value="0.000603986" calcext:value-type="float">
            <text:p>0.000603986</text:p>
          </table:table-cell>
          <table:table-cell office:value-type="float" office:value="-0.0001913" calcext:value-type="float">
            <text:p>-0.0001913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007766724" calcext:value-type="float">
            <text:p>0.007766724</text:p>
          </table:table-cell>
          <table:table-cell office:value-type="float" office:value="0.001571655" calcext:value-type="float">
            <text:p>0.001571655</text:p>
          </table:table-cell>
          <table:table-cell office:value-type="float" office:value="-0.9861908" calcext:value-type="float">
            <text:p>-0.9861908</text:p>
          </table:table-cell>
          <table:table-cell office:value-type="float" office:value="-0.002492737" calcext:value-type="float">
            <text:p>-0.002492737</text:p>
          </table:table-cell>
          <table:table-cell office:value-type="float" office:value="-0.01250425" calcext:value-type="float">
            <text:p>-0.01250425</text:p>
          </table:table-cell>
          <table:table-cell office:value-type="float" office:value="-0.001500854" calcext:value-type="float">
            <text:p>-0.00150085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008087158" calcext:value-type="float">
            <text:p>0.008087158</text:p>
          </table:table-cell>
          <table:table-cell office:value-type="float" office:value="0.008331299" calcext:value-type="float">
            <text:p>0.008331299</text:p>
          </table:table-cell>
          <table:table-cell office:value-type="float" office:value="-0.9930267" calcext:value-type="float">
            <text:p>-0.9930267</text:p>
          </table:table-cell>
          <table:table-cell office:value-type="float" office:value="-0.0108304" calcext:value-type="float">
            <text:p>-0.0108304</text:p>
          </table:table-cell>
          <table:table-cell office:value-type="float" office:value="0.007641125" calcext:value-type="float">
            <text:p>0.007641125</text:p>
          </table:table-cell>
          <table:table-cell office:value-type="float" office:value="-0.009463026" calcext:value-type="float">
            <text:p>-0.009463026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0.007965088" calcext:value-type="float">
            <text:p>0.007965088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90097" calcext:value-type="float">
            <text:p>-0.990097</text:p>
          </table:table-cell>
          <table:table-cell office:value-type="float" office:value="-0.00388409" calcext:value-type="float">
            <text:p>-0.00388409</text:p>
          </table:table-cell>
          <table:table-cell office:value-type="float" office:value="0.008967528" calcext:value-type="float">
            <text:p>0.008967528</text:p>
          </table:table-cell>
          <table:table-cell office:value-type="float" office:value="0.004470286" calcext:value-type="float">
            <text:p>0.004470286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009887695" calcext:value-type="float">
            <text:p>0.009887695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871368" calcext:value-type="float">
            <text:p>-0.9871368</text:p>
          </table:table-cell>
          <table:table-cell office:value-type="float" office:value="-0.003884363" calcext:value-type="float">
            <text:p>-0.003884363</text:p>
          </table:table-cell>
          <table:table-cell office:value-type="float" office:value="0.008969809" calcext:value-type="float">
            <text:p>0.008969809</text:p>
          </table:table-cell>
          <table:table-cell office:value-type="float" office:value="0.004470169" calcext:value-type="float">
            <text:p>0.004470169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0.007843018" calcext:value-type="float">
            <text:p>0.007843018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881439" calcext:value-type="float">
            <text:p>-0.9881439</text:p>
          </table:table-cell>
          <table:table-cell office:value-type="float" office:value="0.003401072" calcext:value-type="float">
            <text:p>0.003401072</text:p>
          </table:table-cell>
          <table:table-cell office:value-type="float" office:value="0.01137359" calcext:value-type="float">
            <text:p>0.01137359</text:p>
          </table:table-cell>
          <table:table-cell office:value-type="float" office:value="0.005689505" calcext:value-type="float">
            <text:p>0.00568950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008926392" calcext:value-type="float">
            <text:p>0.008926392</text:p>
          </table:table-cell>
          <table:table-cell office:value-type="float" office:value="0.007446289" calcext:value-type="float">
            <text:p>0.007446289</text:p>
          </table:table-cell>
          <table:table-cell office:value-type="float" office:value="-0.9862061" calcext:value-type="float">
            <text:p>-0.9862061</text:p>
          </table:table-cell>
          <table:table-cell office:value-type="float" office:value="-0.002693556" calcext:value-type="float">
            <text:p>-0.002693556</text:p>
          </table:table-cell>
          <table:table-cell office:value-type="float" office:value="0.007795374" calcext:value-type="float">
            <text:p>0.007795374</text:p>
          </table:table-cell>
          <table:table-cell office:value-type="float" office:value="0.005623042" calcext:value-type="float">
            <text:p>0.005623042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0.01293945" calcext:value-type="float">
            <text:p>0.01293945</text:p>
          </table:table-cell>
          <table:table-cell office:value-type="float" office:value="0.006454468" calcext:value-type="float">
            <text:p>0.006454468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-0.002351805" calcext:value-type="float">
            <text:p>-0.002351805</text:p>
          </table:table-cell>
          <table:table-cell office:value-type="float" office:value="0.006490911" calcext:value-type="float">
            <text:p>0.006490911</text:p>
          </table:table-cell>
          <table:table-cell office:value-type="float" office:value="-0.007113087" calcext:value-type="float">
            <text:p>-0.00711308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009048462" calcext:value-type="float">
            <text:p>0.009048462</text:p>
          </table:table-cell>
          <table:table-cell office:value-type="float" office:value="0.007369995" calcext:value-type="float">
            <text:p>0.007369995</text:p>
          </table:table-cell>
          <table:table-cell office:value-type="float" office:value="-0.9920349" calcext:value-type="float">
            <text:p>-0.9920349</text:p>
          </table:table-cell>
          <table:table-cell office:value-type="float" office:value="0.003469638" calcext:value-type="float">
            <text:p>0.003469638</text:p>
          </table:table-cell>
          <table:table-cell office:value-type="float" office:value="0.004216054" calcext:value-type="float">
            <text:p>0.004216054</text:p>
          </table:table-cell>
          <table:table-cell office:value-type="float" office:value="0.003310367" calcext:value-type="float">
            <text:p>0.003310367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009918213" calcext:value-type="float">
            <text:p>0.009918213</text:p>
          </table:table-cell>
          <table:table-cell office:value-type="float" office:value="0.00843811" calcext:value-type="float">
            <text:p>0.00843811</text:p>
          </table:table-cell>
          <table:table-cell office:value-type="float" office:value="-0.9861908" calcext:value-type="float">
            <text:p>-0.9861908</text:p>
          </table:table-cell>
          <table:table-cell office:value-type="float" office:value="0.002467417" calcext:value-type="float">
            <text:p>0.002467417</text:p>
          </table:table-cell>
          <table:table-cell office:value-type="float" office:value="0.004141231" calcext:value-type="float">
            <text:p>0.004141231</text:p>
          </table:table-cell>
          <table:table-cell office:value-type="float" office:value="-0.004794244" calcext:value-type="float">
            <text:p>-0.00479424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08041382" calcext:value-type="float">
            <text:p>0.008041382</text:p>
          </table:table-cell>
          <table:table-cell office:value-type="float" office:value="0.006362915" calcext:value-type="float">
            <text:p>0.006362915</text:p>
          </table:table-cell>
          <table:table-cell office:value-type="float" office:value="-0.9930115" calcext:value-type="float">
            <text:p>-0.9930115</text:p>
          </table:table-cell>
          <table:table-cell office:value-type="float" office:value="-0.000115382" calcext:value-type="float">
            <text:p>-0.000115382</text:p>
          </table:table-cell>
          <table:table-cell office:value-type="float" office:value="-0.01009191" calcext:value-type="float">
            <text:p>-0.01009191</text:p>
          </table:table-cell>
          <table:table-cell office:value-type="float" office:value="0.000846883" calcext:value-type="float">
            <text:p>0.000846883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891357" calcext:value-type="float">
            <text:p>-0.9891357</text:p>
          </table:table-cell>
          <table:table-cell office:value-type="float" office:value="-0.002491244" calcext:value-type="float">
            <text:p>-0.002491244</text:p>
          </table:table-cell>
          <table:table-cell office:value-type="float" office:value="-0.01130623" calcext:value-type="float">
            <text:p>-0.01130623</text:p>
          </table:table-cell>
          <table:table-cell office:value-type="float" office:value="-0.001491426" calcext:value-type="float">
            <text:p>-0.0014914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891357" calcext:value-type="float">
            <text:p>-0.9891357</text:p>
          </table:table-cell>
          <table:table-cell office:value-type="float" office:value="-0.002491244" calcext:value-type="float">
            <text:p>-0.002491244</text:p>
          </table:table-cell>
          <table:table-cell office:value-type="float" office:value="-0.01130623" calcext:value-type="float">
            <text:p>-0.01130623</text:p>
          </table:table-cell>
          <table:table-cell office:value-type="float" office:value="-0.001491426" calcext:value-type="float">
            <text:p>-0.001491426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01168823" calcext:value-type="float">
            <text:p>0.01168823</text:p>
          </table:table-cell>
          <table:table-cell office:value-type="float" office:value="0.002639771" calcext:value-type="float">
            <text:p>0.002639771</text:p>
          </table:table-cell>
          <table:table-cell office:value-type="float" office:value="-0.9822083" calcext:value-type="float">
            <text:p>-0.9822083</text:p>
          </table:table-cell>
          <table:table-cell office:value-type="float" office:value="0.006004342" calcext:value-type="float">
            <text:p>0.006004342</text:p>
          </table:table-cell>
          <table:table-cell office:value-type="float" office:value="0.001807639" calcext:value-type="float">
            <text:p>0.001807639</text:p>
          </table:table-cell>
          <table:table-cell office:value-type="float" office:value="-0.00016859" calcext:value-type="float">
            <text:p>-0.00016859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1168823" calcext:value-type="float">
            <text:p>0.01168823</text:p>
          </table:table-cell>
          <table:table-cell office:value-type="float" office:value="0.002639771" calcext:value-type="float">
            <text:p>0.002639771</text:p>
          </table:table-cell>
          <table:table-cell office:value-type="float" office:value="-0.9822083" calcext:value-type="float">
            <text:p>-0.9822083</text:p>
          </table:table-cell>
          <table:table-cell office:value-type="float" office:value="0.006004342" calcext:value-type="float">
            <text:p>0.006004342</text:p>
          </table:table-cell>
          <table:table-cell office:value-type="float" office:value="0.001807639" calcext:value-type="float">
            <text:p>0.001807639</text:p>
          </table:table-cell>
          <table:table-cell office:value-type="float" office:value="-0.00016859" calcext:value-type="float">
            <text:p>-0.00016859</text:p>
          </table:table-cell>
        </table:table-row>
        <table:table-row table:style-name="ro1">
          <table:table-cell office:value-type="string" calcext:value-type="string">
            <text:p>8.150001 0.01278687</text:p>
          </table:table-cell>
          <table:table-cell office:value-type="float" office:value="0.004562378" calcext:value-type="float">
            <text:p>0.004562378</text:p>
          </table:table-cell>
          <table:table-cell office:value-type="float" office:value="-0.9851074" calcext:value-type="float">
            <text:p>-0.9851074</text:p>
          </table:table-cell>
          <table:table-cell office:value-type="float" office:value="-0.001208191" calcext:value-type="float">
            <text:p>-0.001208191</text:p>
          </table:table-cell>
          <table:table-cell office:value-type="float" office:value="0.004216977" calcext:value-type="float">
            <text:p>0.004216977</text:p>
          </table:table-cell>
          <table:table-cell office:value-type="float" office:value="-0.002557499" calcext:value-type="float">
            <text:p>-0.002557499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01278687" calcext:value-type="float">
            <text:p>0.01278687</text:p>
          </table:table-cell>
          <table:table-cell office:value-type="float" office:value="0.004562378" calcext:value-type="float">
            <text:p>0.004562378</text:p>
          </table:table-cell>
          <table:table-cell office:value-type="float" office:value="-0.9851074" calcext:value-type="float">
            <text:p>-0.9851074</text:p>
          </table:table-cell>
          <table:table-cell office:value-type="float" office:value="-0.001208191" calcext:value-type="float">
            <text:p>-0.001208191</text:p>
          </table:table-cell>
          <table:table-cell office:value-type="float" office:value="0.004216977" calcext:value-type="float">
            <text:p>0.004216977</text:p>
          </table:table-cell>
          <table:table-cell office:value-type="float" office:value="-0.002557499" calcext:value-type="float">
            <text:p>-0.002557499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009994507" calcext:value-type="float">
            <text:p>0.009994507</text:p>
          </table:table-cell>
          <table:table-cell office:value-type="float" office:value="0.006393433" calcext:value-type="float">
            <text:p>0.006393433</text:p>
          </table:table-cell>
          <table:table-cell office:value-type="float" office:value="-0.9920044" calcext:value-type="float">
            <text:p>-0.9920044</text:p>
          </table:table-cell>
          <table:table-cell office:value-type="float" office:value="-0.003822663" calcext:value-type="float">
            <text:p>-0.003822663</text:p>
          </table:table-cell>
          <table:table-cell office:value-type="float" office:value="-0.008813947" calcext:value-type="float">
            <text:p>-0.008813947</text:p>
          </table:table-cell>
          <table:table-cell office:value-type="float" office:value="0.004250862" calcext:value-type="float">
            <text:p>0.004250862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09887695" calcext:value-type="float">
            <text:p>0.009887695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871368" calcext:value-type="float">
            <text:p>-0.9871368</text:p>
          </table:table-cell>
          <table:table-cell office:value-type="float" office:value="-0.006110349" calcext:value-type="float">
            <text:p>-0.006110349</text:p>
          </table:table-cell>
          <table:table-cell office:value-type="float" office:value="-0.00529936" calcext:value-type="float">
            <text:p>-0.00529936</text:p>
          </table:table-cell>
          <table:table-cell office:value-type="float" office:value="-0.001514498" calcext:value-type="float">
            <text:p>-0.001514498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009902954" calcext:value-type="float">
            <text:p>0.009902954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90036" calcext:value-type="float">
            <text:p>-0.990036</text:p>
          </table:table-cell>
          <table:table-cell office:value-type="float" office:value="0.000231605" calcext:value-type="float">
            <text:p>0.000231605</text:p>
          </table:table-cell>
          <table:table-cell office:value-type="float" office:value="-0.00061247" calcext:value-type="float">
            <text:p>-0.00061247</text:p>
          </table:table-cell>
          <table:table-cell office:value-type="float" office:value="-0.01069184" calcext:value-type="float">
            <text:p>-0.01069184</text:p>
          </table:table-cell>
        </table:table-row>
        <table:table-row table:style-name="ro1">
          <table:table-cell office:value-type="string" calcext:value-type="string">
            <text:p>8.400001 <text:s/>0.00881958</text:p>
          </table:table-cell>
          <table:table-cell office:value-type="float" office:value="0.001541138" calcext:value-type="float">
            <text:p>0.001541138</text:p>
          </table:table-cell>
          <table:table-cell office:value-type="float" office:value="-0.9881287" calcext:value-type="float">
            <text:p>-0.9881287</text:p>
          </table:table-cell>
          <table:table-cell office:value-type="float" office:value="-0.00135533" calcext:value-type="float">
            <text:p>-0.00135533</text:p>
          </table:table-cell>
          <table:table-cell office:value-type="float" office:value="-0.006439466" calcext:value-type="float">
            <text:p>-0.006439466</text:p>
          </table:table-cell>
          <table:table-cell office:value-type="float" office:value="0.003129017" calcext:value-type="float">
            <text:p>0.003129017</text:p>
          </table:table-cell>
          <table:table-cell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0.005020142" calcext:value-type="float">
            <text:p>0.005020142</text:p>
          </table:table-cell>
          <table:table-cell office:value-type="float" office:value="0.006362915" calcext:value-type="float">
            <text:p>0.006362915</text:p>
          </table:table-cell>
          <table:table-cell office:value-type="float" office:value="-0.9902039" calcext:value-type="float">
            <text:p>-0.9902039</text:p>
          </table:table-cell>
          <table:table-cell office:value-type="float" office:value="0.002303489" calcext:value-type="float">
            <text:p>0.002303489</text:p>
          </table:table-cell>
          <table:table-cell office:value-type="float" office:value="-0.006433769" calcext:value-type="float">
            <text:p>-0.006433769</text:p>
          </table:table-cell>
          <table:table-cell office:value-type="float" office:value="0.003149368" calcext:value-type="float">
            <text:p>0.00314936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1095581" calcext:value-type="float">
            <text:p>0.01095581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-0.9919586" calcext:value-type="float">
            <text:p>-0.9919586</text:p>
          </table:table-cell>
          <table:table-cell office:value-type="float" office:value="-0.001265044" calcext:value-type="float">
            <text:p>-0.001265044</text:p>
          </table:table-cell>
          <table:table-cell office:value-type="float" office:value="-0.00409049" calcext:value-type="float">
            <text:p>-0.00409049</text:p>
          </table:table-cell>
          <table:table-cell office:value-type="float" office:value="-0.000320084" calcext:value-type="float">
            <text:p>-0.000320084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0.009017944" calcext:value-type="float">
            <text:p>0.009017944</text:p>
          </table:table-cell>
          <table:table-cell office:value-type="float" office:value="0.006378174" calcext:value-type="float">
            <text:p>0.006378174</text:p>
          </table:table-cell>
          <table:table-cell office:value-type="float" office:value="-0.9920349" calcext:value-type="float">
            <text:p>-0.9920349</text:p>
          </table:table-cell>
          <table:table-cell office:value-type="float" office:value="0.003452911" calcext:value-type="float">
            <text:p>0.003452911</text:p>
          </table:table-cell>
          <table:table-cell office:value-type="float" office:value="0.00191961" calcext:value-type="float">
            <text:p>0.00191961</text:p>
          </table:table-cell>
          <table:table-cell office:value-type="float" office:value="0.005544842" calcext:value-type="float">
            <text:p>0.005544842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008987427" calcext:value-type="float">
            <text:p>0.008987427</text:p>
          </table:table-cell>
          <table:table-cell office:value-type="float" office:value="0.003448486" calcext:value-type="float">
            <text:p>0.003448486</text:p>
          </table:table-cell>
          <table:table-cell office:value-type="float" office:value="-0.9929657" calcext:value-type="float">
            <text:p>-0.9929657</text:p>
          </table:table-cell>
          <table:table-cell office:value-type="float" office:value="0.002179683" calcext:value-type="float">
            <text:p>0.002179683</text:p>
          </table:table-cell>
          <table:table-cell office:value-type="float" office:value="-0.008771584" calcext:value-type="float">
            <text:p>-0.008771584</text:p>
          </table:table-cell>
          <table:table-cell office:value-type="float" office:value="0.007754575" calcext:value-type="float">
            <text:p>0.007754575</text:p>
          </table:table-cell>
        </table:table-row>
        <table:table-row table:style-name="ro1">
          <table:table-cell office:value-type="string" calcext:value-type="string">
            <text:p>8.650001 0.003921509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863129" calcext:value-type="float">
            <text:p>-0.9863129</text:p>
          </table:table-cell>
          <table:table-cell office:value-type="float" office:value="0.003853264" calcext:value-type="float">
            <text:p>0.003853264</text:p>
          </table:table-cell>
          <table:table-cell office:value-type="float" office:value="0.004164823" calcext:value-type="float">
            <text:p>0.004164823</text:p>
          </table:table-cell>
          <table:table-cell office:value-type="float" office:value="-0.009472732" calcext:value-type="float">
            <text:p>-0.009472732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009933472" calcext:value-type="float">
            <text:p>0.009933472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919739" calcext:value-type="float">
            <text:p>-0.9919739</text:p>
          </table:table-cell>
          <table:table-cell office:value-type="float" office:value="0.00254366" calcext:value-type="float">
            <text:p>0.00254366</text:p>
          </table:table-cell>
          <table:table-cell office:value-type="float" office:value="0.00062446" calcext:value-type="float">
            <text:p>0.00062446</text:p>
          </table:table-cell>
          <table:table-cell office:value-type="float" office:value="-0.006041066" calcext:value-type="float">
            <text:p>-0.006041066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00592041" calcext:value-type="float">
            <text:p>0.00592041</text:p>
          </table:table-cell>
          <table:table-cell office:value-type="float" office:value="0.00642395" calcext:value-type="float">
            <text:p>0.00642395</text:p>
          </table:table-cell>
          <table:table-cell office:value-type="float" office:value="-0.9862823" calcext:value-type="float">
            <text:p>-0.9862823</text:p>
          </table:table-cell>
          <table:table-cell office:value-type="float" office:value="0.00239425" calcext:value-type="float">
            <text:p>0.00239425</text:p>
          </table:table-cell>
          <table:table-cell office:value-type="float" office:value="-0.006462431" calcext:value-type="float">
            <text:p>-0.006462431</text:p>
          </table:table-cell>
          <table:table-cell office:value-type="float" office:value="-0.000321808" calcext:value-type="float">
            <text:p>-0.00032180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007034302" calcext:value-type="float">
            <text:p>0.007034302</text:p>
          </table:table-cell>
          <table:table-cell office:value-type="float" office:value="0.007385254" calcext:value-type="float">
            <text:p>0.007385254</text:p>
          </table:table-cell>
          <table:table-cell office:value-type="float" office:value="-0.9901428" calcext:value-type="float">
            <text:p>-0.9901428</text:p>
          </table:table-cell>
          <table:table-cell office:value-type="float" office:value="-0.000174035" calcext:value-type="float">
            <text:p>-0.000174035</text:p>
          </table:table-cell>
          <table:table-cell office:value-type="float" office:value="-0.001664582" calcext:value-type="float">
            <text:p>-0.001664582</text:p>
          </table:table-cell>
          <table:table-cell office:value-type="float" office:value="0.004334839" calcext:value-type="float">
            <text:p>0.004334839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006835938" calcext:value-type="float">
            <text:p>0.006835938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9842834" calcext:value-type="float">
            <text:p>-0.9842834</text:p>
          </table:table-cell>
          <table:table-cell office:value-type="float" office:value="-0.004992077" calcext:value-type="float">
            <text:p>-0.004992077</text:p>
          </table:table-cell>
          <table:table-cell office:value-type="float" office:value="-0.000503985" calcext:value-type="float">
            <text:p>-0.000503985</text:p>
          </table:table-cell>
          <table:table-cell office:value-type="float" office:value="0.002004409" calcext:value-type="float">
            <text:p>0.002004409</text:p>
          </table:table-cell>
        </table:table-row>
        <table:table-row table:style-name="ro1">
          <table:table-cell office:value-type="string" calcext:value-type="string">
            <text:p>8.900001 0.008834839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61755" calcext:value-type="float">
            <text:p>-0.9861755</text:p>
          </table:table-cell>
          <table:table-cell office:value-type="float" office:value="0.001133611" calcext:value-type="float">
            <text:p>0.001133611</text:p>
          </table:table-cell>
          <table:table-cell office:value-type="float" office:value="0.003065501" calcext:value-type="float">
            <text:p>0.003065501</text:p>
          </table:table-cell>
          <table:table-cell office:value-type="float" office:value="0.000913952" calcext:value-type="float">
            <text:p>0.000913952</text:p>
          </table:table-cell>
          <table:table-cell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006820679" calcext:value-type="float">
            <text:p>0.006820679</text:p>
          </table:table-cell>
          <table:table-cell office:value-type="float" office:value="0.003555298" calcext:value-type="float">
            <text:p>0.003555298</text:p>
          </table:table-cell>
          <table:table-cell office:value-type="float" office:value="-0.9842682" calcext:value-type="float">
            <text:p>-0.9842682</text:p>
          </table:table-cell>
          <table:table-cell office:value-type="float" office:value="0.000918821" calcext:value-type="float">
            <text:p>0.000918821</text:p>
          </table:table-cell>
          <table:table-cell office:value-type="float" office:value="0.000758293" calcext:value-type="float">
            <text:p>0.000758293</text:p>
          </table:table-cell>
          <table:table-cell office:value-type="float" office:value="0.008989852" calcext:value-type="float">
            <text:p>0.0089898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101685" calcext:value-type="float">
            <text:p>0.01101685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0.001327169" calcext:value-type="float">
            <text:p>0.001327169</text:p>
          </table:table-cell>
          <table:table-cell office:value-type="float" office:value="-0.00532754" calcext:value-type="float">
            <text:p>-0.00532754</text:p>
          </table:table-cell>
          <table:table-cell office:value-type="float" office:value="-0.006102961" calcext:value-type="float">
            <text:p>-0.006102961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0.008071899" calcext:value-type="float">
            <text:p>0.008071899</text:p>
          </table:table-cell>
          <table:table-cell office:value-type="float" office:value="0.007354736" calcext:value-type="float">
            <text:p>0.007354736</text:p>
          </table:table-cell>
          <table:table-cell office:value-type="float" office:value="-0.9930115" calcext:value-type="float">
            <text:p>-0.9930115</text:p>
          </table:table-cell>
          <table:table-cell office:value-type="float" office:value="0.002383864" calcext:value-type="float">
            <text:p>0.002383864</text:p>
          </table:table-cell>
          <table:table-cell office:value-type="float" office:value="0.003057076" calcext:value-type="float">
            <text:p>0.003057076</text:p>
          </table:table-cell>
          <table:table-cell office:value-type="float" office:value="-0.000236383" calcext:value-type="float">
            <text:p>-0.00023638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005950928" calcext:value-type="float">
            <text:p>0.005950928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882202" calcext:value-type="float">
            <text:p>-0.9882202</text:p>
          </table:table-cell>
          <table:table-cell office:value-type="float" office:value="0.01211418" calcext:value-type="float">
            <text:p>0.01211418</text:p>
          </table:table-cell>
          <table:table-cell office:value-type="float" office:value="0.01029632" calcext:value-type="float">
            <text:p>0.01029632</text:p>
          </table:table-cell>
          <table:table-cell office:value-type="float" office:value="0.002145671" calcext:value-type="float">
            <text:p>0.002145671</text:p>
          </table:table-cell>
        </table:table-row>
        <table:table-row table:style-name="ro1">
          <table:table-cell office:value-type="string" calcext:value-type="string">
            <text:p>9.150001 0.007843018</text:p>
          </table:table-cell>
          <table:table-cell office:value-type="float" office:value="0.000549316" calcext:value-type="float">
            <text:p>0.000549316</text:p>
          </table:table-cell>
          <table:table-cell office:value-type="float" office:value="-0.9900665" calcext:value-type="float">
            <text:p>-0.9900665</text:p>
          </table:table-cell>
          <table:table-cell office:value-type="float" office:value="-0.003572531" calcext:value-type="float">
            <text:p>-0.003572531</text:p>
          </table:table-cell>
          <table:table-cell office:value-type="float" office:value="-0.006441552" calcext:value-type="float">
            <text:p>-0.006441552</text:p>
          </table:table-cell>
          <table:table-cell office:value-type="float" office:value="-0.003877497" calcext:value-type="float">
            <text:p>-0.003877497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008987427" calcext:value-type="float">
            <text:p>0.008987427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910431" calcext:value-type="float">
            <text:p>-0.9910431</text:p>
          </table:table-cell>
          <table:table-cell office:value-type="float" office:value="-0.006101079" calcext:value-type="float">
            <text:p>-0.006101079</text:p>
          </table:table-cell>
          <table:table-cell office:value-type="float" office:value="-0.01117371" calcext:value-type="float">
            <text:p>-0.01117371</text:p>
          </table:table-cell>
          <table:table-cell office:value-type="float" office:value="-0.000464265" calcext:value-type="float">
            <text:p>-0.000464265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0.004867554" calcext:value-type="float">
            <text:p>0.004867554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85321" calcext:value-type="float">
            <text:p>-0.985321</text:p>
          </table:table-cell>
          <table:table-cell office:value-type="float" office:value="-0.006159869" calcext:value-type="float">
            <text:p>-0.006159869</text:p>
          </table:table-cell>
          <table:table-cell office:value-type="float" office:value="-0.01472201" calcext:value-type="float">
            <text:p>-0.01472201</text:p>
          </table:table-cell>
          <table:table-cell office:value-type="float" office:value="0.001816887" calcext:value-type="float">
            <text:p>0.00181688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009918213" calcext:value-type="float">
            <text:p>0.009918213</text:p>
          </table:table-cell>
          <table:table-cell office:value-type="float" office:value="0.003494263" calcext:value-type="float">
            <text:p>0.003494263</text:p>
          </table:table-cell>
          <table:table-cell office:value-type="float" office:value="-0.9909973" calcext:value-type="float">
            <text:p>-0.9909973</text:p>
          </table:table-cell>
          <table:table-cell office:value-type="float" office:value="0.002344771" calcext:value-type="float">
            <text:p>0.002344771</text:p>
          </table:table-cell>
          <table:table-cell office:value-type="float" office:value="-0.01231877" calcext:value-type="float">
            <text:p>-0.01231877</text:p>
          </table:table-cell>
          <table:table-cell office:value-type="float" office:value="0.003042863" calcext:value-type="float">
            <text:p>0.003042863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-0.9881897" calcext:value-type="float">
            <text:p>-0.9881897</text:p>
          </table:table-cell>
          <table:table-cell table:style-name="ce1" office:value-type="float" office:value="-0.0000739" calcext:value-type="float">
            <text:p>-7.39E-005</text:p>
          </table:table-cell>
          <table:table-cell office:value-type="float" office:value="-0.00043169" calcext:value-type="float">
            <text:p>-0.00043169</text:p>
          </table:table-cell>
          <table:table-cell office:value-type="float" office:value="0.001980124" calcext:value-type="float">
            <text:p>0.001980124</text:p>
          </table:table-cell>
        </table:table-row>
        <table:table-row table:style-name="ro1">
          <table:table-cell office:value-type="string" calcext:value-type="string">
            <text:p>9.400001 0.004928589</text:p>
          </table:table-cell>
          <table:table-cell office:value-type="float" office:value="0.006408691" calcext:value-type="float">
            <text:p>0.006408691</text:p>
          </table:table-cell>
          <table:table-cell office:value-type="float" office:value="-0.9863129" calcext:value-type="float">
            <text:p>-0.9863129</text:p>
          </table:table-cell>
          <table:table-cell office:value-type="float" office:value="0.00267416" calcext:value-type="float">
            <text:p>0.00267416</text:p>
          </table:table-cell>
          <table:table-cell office:value-type="float" office:value="0.000658019" calcext:value-type="float">
            <text:p>0.000658019</text:p>
          </table:table-cell>
          <table:table-cell office:value-type="float" office:value="-0.009563765" calcext:value-type="float">
            <text:p>-0.009563765</text:p>
          </table:table-cell>
          <table:table-cell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0.009872437" calcext:value-type="float">
            <text:p>0.009872437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881134" calcext:value-type="float">
            <text:p>-0.9881134</text:p>
          </table:table-cell>
          <table:table-cell office:value-type="float" office:value="0.006078489" calcext:value-type="float">
            <text:p>0.006078489</text:p>
          </table:table-cell>
          <table:table-cell office:value-type="float" office:value="0.007886845" calcext:value-type="float">
            <text:p>0.007886845</text:p>
          </table:table-cell>
          <table:table-cell office:value-type="float" office:value="-0.000224156" calcext:value-type="float">
            <text:p>-0.000224156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009872437" calcext:value-type="float">
            <text:p>0.009872437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881134" calcext:value-type="float">
            <text:p>-0.9881134</text:p>
          </table:table-cell>
          <table:table-cell office:value-type="float" office:value="0.007120562" calcext:value-type="float">
            <text:p>0.007120562</text:p>
          </table:table-cell>
          <table:table-cell office:value-type="float" office:value="-0.001569357" calcext:value-type="float">
            <text:p>-0.001569357</text:p>
          </table:table-cell>
          <table:table-cell office:value-type="float" office:value="0.006637183" calcext:value-type="float">
            <text:p>0.006637183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0.01089478" calcext:value-type="float">
            <text:p>0.01089478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909668" calcext:value-type="float">
            <text:p>-0.9909668</text:p>
          </table:table-cell>
          <table:table-cell table:style-name="ce1" office:value-type="float" office:value="-0.0000156" calcext:value-type="float">
            <text:p>-1.56E-005</text:p>
          </table:table-cell>
          <table:table-cell office:value-type="float" office:value="0.001927189" calcext:value-type="float">
            <text:p>0.001927189</text:p>
          </table:table-cell>
          <table:table-cell office:value-type="float" office:value="-0.000312282" calcext:value-type="float">
            <text:p>-0.00031228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006866455" calcext:value-type="float">
            <text:p>0.006866455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862366" calcext:value-type="float">
            <text:p>-0.9862366</text:p>
          </table:table-cell>
          <table:table-cell office:value-type="float" office:value="-0.003733876" calcext:value-type="float">
            <text:p>-0.003733876</text:p>
          </table:table-cell>
          <table:table-cell office:value-type="float" office:value="-0.0004378" calcext:value-type="float">
            <text:p>-0.0004378</text:p>
          </table:table-cell>
          <table:table-cell office:value-type="float" office:value="0.001958989" calcext:value-type="float">
            <text:p>0.001958989</text:p>
          </table:table-cell>
        </table:table-row>
        <table:table-row table:style-name="ro1">
          <table:table-cell office:value-type="string" calcext:value-type="string">
            <text:p>9.650001 0.008987427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910431" calcext:value-type="float">
            <text:p>-0.9910431</text:p>
          </table:table-cell>
          <table:table-cell office:value-type="float" office:value="0.001153912" calcext:value-type="float">
            <text:p>0.001153912</text:p>
          </table:table-cell>
          <table:table-cell office:value-type="float" office:value="-0.01114006" calcext:value-type="float">
            <text:p>-0.01114006</text:p>
          </table:table-cell>
          <table:table-cell office:value-type="float" office:value="0.001888789" calcext:value-type="float">
            <text:p>0.001888789</text:p>
          </table:table-cell>
          <table:table-cell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01089478" calcext:value-type="float">
            <text:p>0.01089478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909668" calcext:value-type="float">
            <text:p>-0.9909668</text:p>
          </table:table-cell>
          <table:table-cell office:value-type="float" office:value="0.004861321" calcext:value-type="float">
            <text:p>0.004861321</text:p>
          </table:table-cell>
          <table:table-cell office:value-type="float" office:value="0.004315757" calcext:value-type="float">
            <text:p>0.004315757</text:p>
          </table:table-cell>
          <table:table-cell office:value-type="float" office:value="-0.000264252" calcext:value-type="float">
            <text:p>-0.000264252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0.008987427" calcext:value-type="float">
            <text:p>0.008987427</text:p>
          </table:table-cell>
          <table:table-cell office:value-type="float" office:value="0.006408691" calcext:value-type="float">
            <text:p>0.006408691</text:p>
          </table:table-cell>
          <table:table-cell office:value-type="float" office:value="-0.990097" calcext:value-type="float">
            <text:p>-0.990097</text:p>
          </table:table-cell>
          <table:table-cell office:value-type="float" office:value="-0.004669419" calcext:value-type="float">
            <text:p>-0.004669419</text:p>
          </table:table-cell>
          <table:table-cell office:value-type="float" office:value="-0.007670907" calcext:value-type="float">
            <text:p>-0.007670907</text:p>
          </table:table-cell>
          <table:table-cell office:value-type="float" office:value="-0.008524225" calcext:value-type="float">
            <text:p>-0.00852422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08041382" calcext:value-type="float">
            <text:p>0.008041382</text:p>
          </table:table-cell>
          <table:table-cell office:value-type="float" office:value="0.006362915" calcext:value-type="float">
            <text:p>0.006362915</text:p>
          </table:table-cell>
          <table:table-cell office:value-type="float" office:value="-0.9930115" calcext:value-type="float">
            <text:p>-0.9930115</text:p>
          </table:table-cell>
          <table:table-cell office:value-type="float" office:value="0.001211032" calcext:value-type="float">
            <text:p>0.001211032</text:p>
          </table:table-cell>
          <table:table-cell office:value-type="float" office:value="-0.007587675" calcext:value-type="float">
            <text:p>-0.007587675</text:p>
          </table:table-cell>
          <table:table-cell office:value-type="float" office:value="-0.000392684" calcext:value-type="float">
            <text:p>-0.000392684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01177979" calcext:value-type="float">
            <text:p>0.01177979</text:p>
          </table:table-cell>
          <table:table-cell office:value-type="float" office:value="0.003601074" calcext:value-type="float">
            <text:p>0.003601074</text:p>
          </table:table-cell>
          <table:table-cell office:value-type="float" office:value="-0.9851227" calcext:value-type="float">
            <text:p>-0.9851227</text:p>
          </table:table-cell>
          <table:table-cell office:value-type="float" office:value="0.002576957" calcext:value-type="float">
            <text:p>0.002576957</text:p>
          </table:table-cell>
          <table:table-cell office:value-type="float" office:value="0.001883039" calcext:value-type="float">
            <text:p>0.001883039</text:p>
          </table:table-cell>
          <table:table-cell office:value-type="float" office:value="-0.006083694" calcext:value-type="float">
            <text:p>-0.006083694</text:p>
          </table:table-cell>
        </table:table-row>
        <table:table-row table:style-name="ro1">
          <table:table-cell office:value-type="string" calcext:value-type="string">
            <text:p>9.900001 0.007858276</text:p>
          </table:table-cell>
          <table:table-cell office:value-type="float" office:value="0.005508423" calcext:value-type="float">
            <text:p>0.005508423</text:p>
          </table:table-cell>
          <table:table-cell office:value-type="float" office:value="-0.9852295" calcext:value-type="float">
            <text:p>-0.9852295</text:p>
          </table:table-cell>
          <table:table-cell office:value-type="float" office:value="0.003543745" calcext:value-type="float">
            <text:p>0.003543745</text:p>
          </table:table-cell>
          <table:table-cell office:value-type="float" office:value="0.006728532" calcext:value-type="float">
            <text:p>0.006728532</text:p>
          </table:table-cell>
          <table:table-cell office:value-type="float" office:value="0.003220501" calcext:value-type="float">
            <text:p>0.003220501</text:p>
          </table:table-cell>
          <table:table-cell/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0.009811401" calcext:value-type="float">
            <text:p>0.009811401</text:p>
          </table:table-cell>
          <table:table-cell office:value-type="float" office:value="0.003555298" calcext:value-type="float">
            <text:p>0.003555298</text:p>
          </table:table-cell>
          <table:table-cell office:value-type="float" office:value="-0.986145" calcext:value-type="float">
            <text:p>-0.986145</text:p>
          </table:table-cell>
          <table:table-cell office:value-type="float" office:value="0.000144514" calcext:value-type="float">
            <text:p>0.000144514</text:p>
          </table:table-cell>
          <table:table-cell office:value-type="float" office:value="-0.007640254" calcext:value-type="float">
            <text:p>-0.007640254</text:p>
          </table:table-cell>
          <table:table-cell office:value-type="float" office:value="-0.006183842" calcext:value-type="float">
            <text:p>-0.0061838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002578735" calcext:value-type="float">
            <text:p>0.002578735</text:p>
          </table:table-cell>
          <table:table-cell office:value-type="float" office:value="-0.9851685" calcext:value-type="float">
            <text:p>-0.9851685</text:p>
          </table:table-cell>
          <table:table-cell office:value-type="float" office:value="-0.003699828" calcext:value-type="float">
            <text:p>-0.003699828</text:p>
          </table:table-cell>
          <table:table-cell office:value-type="float" office:value="-0.008773233" calcext:value-type="float">
            <text:p>-0.008773233</text:p>
          </table:table-cell>
          <table:table-cell office:value-type="float" office:value="0.000725578" calcext:value-type="float">
            <text:p>0.000725578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0.005981445" calcext:value-type="float">
            <text:p>0.005981445</text:p>
          </table:table-cell>
          <table:table-cell office:value-type="float" office:value="0.00440979" calcext:value-type="float">
            <text:p>0.00440979</text:p>
          </table:table-cell>
          <table:table-cell office:value-type="float" office:value="-0.9911194" calcext:value-type="float">
            <text:p>-0.9911194</text:p>
          </table:table-cell>
          <table:table-cell office:value-type="float" office:value="-0.008454723" calcext:value-type="float">
            <text:p>-0.008454723</text:p>
          </table:table-cell>
          <table:table-cell office:value-type="float" office:value="0.006550655" calcext:value-type="float">
            <text:p>0.006550655</text:p>
          </table:table-cell>
          <table:table-cell office:value-type="float" office:value="-0.006192698" calcext:value-type="float">
            <text:p>-0.006192698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007614136" calcext:value-type="float">
            <text:p>0.007614136</text:p>
          </table:table-cell>
          <table:table-cell office:value-type="float" office:value="-0.004272461" calcext:value-type="float">
            <text:p>-0.004272461</text:p>
          </table:table-cell>
          <table:table-cell office:value-type="float" office:value="-0.9851685" calcext:value-type="float">
            <text:p>-0.9851685</text:p>
          </table:table-cell>
          <table:table-cell office:value-type="float" office:value="-0.01472656" calcext:value-type="float">
            <text:p>-0.01472656</text:p>
          </table:table-cell>
          <table:table-cell office:value-type="float" office:value="-0.007676624" calcext:value-type="float">
            <text:p>-0.007676624</text:p>
          </table:table-cell>
          <table:table-cell office:value-type="float" office:value="0.000584968" calcext:value-type="float">
            <text:p>0.000584968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0.01225281" calcext:value-type="float">
            <text:p>0.01225281</text:p>
          </table:table-cell>
          <table:table-cell office:value-type="float" office:value="0.01222229" calcext:value-type="float">
            <text:p>0.01222229</text:p>
          </table:table-cell>
          <table:table-cell office:value-type="float" office:value="-0.997818" calcext:value-type="float">
            <text:p>-0.997818</text:p>
          </table:table-cell>
          <table:table-cell office:value-type="float" office:value="0.02211701" calcext:value-type="float">
            <text:p>0.02211701</text:p>
          </table:table-cell>
          <table:table-cell office:value-type="float" office:value="-0.000155285" calcext:value-type="float">
            <text:p>-0.000155285</text:p>
          </table:table-cell>
          <table:table-cell office:value-type="float" office:value="0.03672156" calcext:value-type="float">
            <text:p>0.0367215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003112793" calcext:value-type="float">
            <text:p>0.003112793</text:p>
          </table:table-cell>
          <table:table-cell office:value-type="float" office:value="0.006286621" calcext:value-type="float">
            <text:p>0.006286621</text:p>
          </table:table-cell>
          <table:table-cell office:value-type="float" office:value="-0.9941254" calcext:value-type="float">
            <text:p>-0.9941254</text:p>
          </table:table-cell>
          <table:table-cell office:value-type="float" office:value="0.003628961" calcext:value-type="float">
            <text:p>0.003628961</text:p>
          </table:table-cell>
          <table:table-cell office:value-type="float" office:value="-0.01123727" calcext:value-type="float">
            <text:p>-0.01123727</text:p>
          </table:table-cell>
          <table:table-cell office:value-type="float" office:value="-0.001659866" calcext:value-type="float">
            <text:p>-0.001659866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0.007858276" calcext:value-type="float">
            <text:p>0.007858276</text:p>
          </table:table-cell>
          <table:table-cell office:value-type="float" office:value="-0.001434326" calcext:value-type="float">
            <text:p>-0.001434326</text:p>
          </table:table-cell>
          <table:table-cell office:value-type="float" office:value="-0.9929504" calcext:value-type="float">
            <text:p>-0.9929504</text:p>
          </table:table-cell>
          <table:table-cell office:value-type="float" office:value="0.01089022" calcext:value-type="float">
            <text:p>0.01089022</text:p>
          </table:table-cell>
          <table:table-cell office:value-type="float" office:value="-0.01596534" calcext:value-type="float">
            <text:p>-0.01596534</text:p>
          </table:table-cell>
          <table:table-cell office:value-type="float" office:value="0.000651363" calcext:value-type="float">
            <text:p>0.000651363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003799438" calcext:value-type="float">
            <text:p>0.003799438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24066" calcext:value-type="float">
            <text:p>-0.9824066</text:p>
          </table:table-cell>
          <table:table-cell office:value-type="float" office:value="-0.002699954" calcext:value-type="float">
            <text:p>-0.002699954</text:p>
          </table:table-cell>
          <table:table-cell office:value-type="float" office:value="-0.007679671" calcext:value-type="float">
            <text:p>-0.007679671</text:p>
          </table:table-cell>
          <table:table-cell office:value-type="float" office:value="0.00520212" calcext:value-type="float">
            <text:p>0.00520212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0.006958008" calcext:value-type="float">
            <text:p>0.006958008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9910736" calcext:value-type="float">
            <text:p>-0.9910736</text:p>
          </table:table-cell>
          <table:table-cell office:value-type="float" office:value="0.01202873" calcext:value-type="float">
            <text:p>0.01202873</text:p>
          </table:table-cell>
          <table:table-cell office:value-type="float" office:value="-0.007689139" calcext:value-type="float">
            <text:p>-0.007689139</text:p>
          </table:table-cell>
          <table:table-cell office:value-type="float" office:value="0.001812587" calcext:value-type="float">
            <text:p>0.00181258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003890991" calcext:value-type="float">
            <text:p>0.003890991</text:p>
          </table:table-cell>
          <table:table-cell office:value-type="float" office:value="-0.00050354" calcext:value-type="float">
            <text:p>-0.00050354</text:p>
          </table:table-cell>
          <table:table-cell office:value-type="float" office:value="-0.9921112" calcext:value-type="float">
            <text:p>-0.9921112</text:p>
          </table:table-cell>
          <table:table-cell office:value-type="float" office:value="0.00345693" calcext:value-type="float">
            <text:p>0.00345693</text:p>
          </table:table-cell>
          <table:table-cell office:value-type="float" office:value="-0.004120877" calcext:value-type="float">
            <text:p>-0.004120877</text:p>
          </table:table-cell>
          <table:table-cell office:value-type="float" office:value="0.002954415" calcext:value-type="float">
            <text:p>0.002954415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0.008865356" calcext:value-type="float">
            <text:p>0.008865356</text:p>
          </table:table-cell>
          <table:table-cell office:value-type="float" office:value="-0.001434326" calcext:value-type="float">
            <text:p>-0.001434326</text:p>
          </table:table-cell>
          <table:table-cell office:value-type="float" office:value="-0.9929352" calcext:value-type="float">
            <text:p>-0.9929352</text:p>
          </table:table-cell>
          <table:table-cell office:value-type="float" office:value="-0.002507661" calcext:value-type="float">
            <text:p>-0.002507661</text:p>
          </table:table-cell>
          <table:table-cell office:value-type="float" office:value="-0.005405891" calcext:value-type="float">
            <text:p>-0.005405891</text:p>
          </table:table-cell>
          <table:table-cell office:value-type="float" office:value="-0.002914539" calcext:value-type="float">
            <text:p>-0.00291453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005905151" calcext:value-type="float">
            <text:p>0.005905151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853516" calcext:value-type="float">
            <text:p>-0.9853516</text:p>
          </table:table-cell>
          <table:table-cell office:value-type="float" office:value="-0.001357905" calcext:value-type="float">
            <text:p>-0.001357905</text:p>
          </table:table-cell>
          <table:table-cell office:value-type="float" office:value="0.00294757" calcext:value-type="float">
            <text:p>0.00294757</text:p>
          </table:table-cell>
          <table:table-cell office:value-type="float" office:value="-0.000518645" calcext:value-type="float">
            <text:p>-0.000518645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0.005004883" calcext:value-type="float">
            <text:p>0.005004883</text:p>
          </table:table-cell>
          <table:table-cell office:value-type="float" office:value="0.004379272" calcext:value-type="float">
            <text:p>0.004379272</text:p>
          </table:table-cell>
          <table:table-cell office:value-type="float" office:value="-0.9921265" calcext:value-type="float">
            <text:p>-0.9921265</text:p>
          </table:table-cell>
          <table:table-cell office:value-type="float" office:value="0.001084323" calcext:value-type="float">
            <text:p>0.001084323</text:p>
          </table:table-cell>
          <table:table-cell office:value-type="float" office:value="-0.000619729" calcext:value-type="float">
            <text:p>-0.000619729</text:p>
          </table:table-cell>
          <table:table-cell office:value-type="float" office:value="-0.000537703" calcext:value-type="float">
            <text:p>-0.000537703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07965088" calcext:value-type="float">
            <text:p>0.007965088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90097" calcext:value-type="float">
            <text:p>-0.990097</text:p>
          </table:table-cell>
          <table:table-cell office:value-type="float" office:value="0.003397974" calcext:value-type="float">
            <text:p>0.003397974</text:p>
          </table:table-cell>
          <table:table-cell office:value-type="float" office:value="0.01009606" calcext:value-type="float">
            <text:p>0.01009606</text:p>
          </table:table-cell>
          <table:table-cell office:value-type="float" office:value="0.00300469" calcext:value-type="float">
            <text:p>0.00300469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-0.004043579" calcext:value-type="float">
            <text:p>-0.004043579</text:p>
          </table:table-cell>
          <table:table-cell office:value-type="float" office:value="0.004379272" calcext:value-type="float">
            <text:p>0.004379272</text:p>
          </table:table-cell>
          <table:table-cell office:value-type="float" office:value="-0.9855499" calcext:value-type="float">
            <text:p>-0.9855499</text:p>
          </table:table-cell>
          <table:table-cell office:value-type="float" office:value="0.001236939" calcext:value-type="float">
            <text:p>0.001236939</text:p>
          </table:table-cell>
          <table:table-cell office:value-type="float" office:value="0.009998612" calcext:value-type="float">
            <text:p>0.009998612</text:p>
          </table:table-cell>
          <table:table-cell office:value-type="float" office:value="-0.007420431" calcext:value-type="float">
            <text:p>-0.007420431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-0.05813599" calcext:value-type="float">
            <text:p>-0.05813599</text:p>
          </table:table-cell>
          <table:table-cell office:value-type="float" office:value="0.02037048" calcext:value-type="float">
            <text:p>0.02037048</text:p>
          </table:table-cell>
          <table:table-cell office:value-type="float" office:value="-0.9880981" calcext:value-type="float">
            <text:p>-0.9880981</text:p>
          </table:table-cell>
          <table:table-cell office:value-type="float" office:value="-0.02714442" calcext:value-type="float">
            <text:p>-0.02714442</text:p>
          </table:table-cell>
          <table:table-cell office:value-type="float" office:value="0.008090718" calcext:value-type="float">
            <text:p>0.008090718</text:p>
          </table:table-cell>
          <table:table-cell office:value-type="float" office:value="0.0502499" calcext:value-type="float">
            <text:p>0.0502499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-0.07342529" calcext:value-type="float">
            <text:p>-0.07342529</text:p>
          </table:table-cell>
          <table:table-cell office:value-type="float" office:value="-0.002365112" calcext:value-type="float">
            <text:p>-0.002365112</text:p>
          </table:table-cell>
          <table:table-cell office:value-type="float" office:value="-0.9941711" calcext:value-type="float">
            <text:p>-0.9941711</text:p>
          </table:table-cell>
          <table:table-cell office:value-type="float" office:value="-0.001295157" calcext:value-type="float">
            <text:p>-0.001295157</text:p>
          </table:table-cell>
          <table:table-cell office:value-type="float" office:value="-0.007462084" calcext:value-type="float">
            <text:p>-0.007462084</text:p>
          </table:table-cell>
          <table:table-cell office:value-type="float" office:value="0.04096029" calcext:value-type="float">
            <text:p>0.0409602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0.1166229" calcext:value-type="float">
            <text:p>-0.1166229</text:p>
          </table:table-cell>
          <table:table-cell office:value-type="float" office:value="0.01872253" calcext:value-type="float">
            <text:p>0.01872253</text:p>
          </table:table-cell>
          <table:table-cell office:value-type="float" office:value="-0.9896393" calcext:value-type="float">
            <text:p>-0.9896393</text:p>
          </table:table-cell>
          <table:table-cell office:value-type="float" office:value="-0.001923896" calcext:value-type="float">
            <text:p>-0.001923896</text:p>
          </table:table-cell>
          <table:table-cell office:value-type="float" office:value="-0.008810286" calcext:value-type="float">
            <text:p>-0.008810286</text:p>
          </table:table-cell>
          <table:table-cell office:value-type="float" office:value="0.155479" calcext:value-type="float">
            <text:p>0.155479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-0.08355713" calcext:value-type="float">
            <text:p>-0.08355713</text:p>
          </table:table-cell>
          <table:table-cell office:value-type="float" office:value="-0.009307861" calcext:value-type="float">
            <text:p>-0.009307861</text:p>
          </table:table-cell>
          <table:table-cell office:value-type="float" office:value="-0.9914856" calcext:value-type="float">
            <text:p>-0.9914856</text:p>
          </table:table-cell>
          <table:table-cell office:value-type="float" office:value="-0.006317398" calcext:value-type="float">
            <text:p>-0.006317398</text:p>
          </table:table-cell>
          <table:table-cell office:value-type="float" office:value="0.004060382" calcext:value-type="float">
            <text:p>0.004060382</text:p>
          </table:table-cell>
          <table:table-cell office:value-type="float" office:value="0.000544888" calcext:value-type="float">
            <text:p>0.000544888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-0.07328796" calcext:value-type="float">
            <text:p>-0.07328796</text:p>
          </table:table-cell>
          <table:table-cell office:value-type="float" office:value="0.02571106" calcext:value-type="float">
            <text:p>0.02571106</text:p>
          </table:table-cell>
          <table:table-cell office:value-type="float" office:value="-1.014771" calcext:value-type="float">
            <text:p>-1.014771</text:p>
          </table:table-cell>
          <table:table-cell office:value-type="float" office:value="-0.0382903" calcext:value-type="float">
            <text:p>-0.0382903</text:p>
          </table:table-cell>
          <table:table-cell office:value-type="float" office:value="-0.01536021" calcext:value-type="float">
            <text:p>-0.01536021</text:p>
          </table:table-cell>
          <table:table-cell office:value-type="float" office:value="-0.03570628" calcext:value-type="float">
            <text:p>-0.03570628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-0.1045837" calcext:value-type="float">
            <text:p>-0.1045837</text:p>
          </table:table-cell>
          <table:table-cell office:value-type="float" office:value="0.001525879" calcext:value-type="float">
            <text:p>0.001525879</text:p>
          </table:table-cell>
          <table:table-cell office:value-type="float" office:value="-0.9687805" calcext:value-type="float">
            <text:p>-0.9687805</text:p>
          </table:table-cell>
          <table:table-cell office:value-type="float" office:value="-0.00971675" calcext:value-type="float">
            <text:p>-0.00971675</text:p>
          </table:table-cell>
          <table:table-cell office:value-type="float" office:value="0.03492173" calcext:value-type="float">
            <text:p>0.03492173</text:p>
          </table:table-cell>
          <table:table-cell office:value-type="float" office:value="0.1257195" calcext:value-type="float">
            <text:p>0.12571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4013062" calcext:value-type="float">
            <text:p>-0.04013062</text:p>
          </table:table-cell>
          <table:table-cell office:value-type="float" office:value="0.02311707" calcext:value-type="float">
            <text:p>0.02311707</text:p>
          </table:table-cell>
          <table:table-cell office:value-type="float" office:value="-0.94487" calcext:value-type="float">
            <text:p>-0.94487</text:p>
          </table:table-cell>
          <table:table-cell office:value-type="float" office:value="-0.03278495" calcext:value-type="float">
            <text:p>-0.03278495</text:p>
          </table:table-cell>
          <table:table-cell office:value-type="float" office:value="0.03396915" calcext:value-type="float">
            <text:p>0.03396915</text:p>
          </table:table-cell>
          <table:table-cell office:value-type="float" office:value="-0.1058004" calcext:value-type="float">
            <text:p>-0.1058004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-0.02853394" calcext:value-type="float">
            <text:p>-0.02853394</text:p>
          </table:table-cell>
          <table:table-cell office:value-type="float" office:value="0.02577209" calcext:value-type="float">
            <text:p>0.02577209</text:p>
          </table:table-cell>
          <table:table-cell office:value-type="float" office:value="-0.9756775" calcext:value-type="float">
            <text:p>-0.9756775</text:p>
          </table:table-cell>
          <table:table-cell office:value-type="float" office:value="-0.005069399" calcext:value-type="float">
            <text:p>-0.005069399</text:p>
          </table:table-cell>
          <table:table-cell office:value-type="float" office:value="-0.02257782" calcext:value-type="float">
            <text:p>-0.02257782</text:p>
          </table:table-cell>
          <table:table-cell office:value-type="float" office:value="-0.04719272" calcext:value-type="float">
            <text:p>-0.04719272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-0.01896667" calcext:value-type="float">
            <text:p>-0.01896667</text:p>
          </table:table-cell>
          <table:table-cell office:value-type="float" office:value="0.00920105" calcext:value-type="float">
            <text:p>0.00920105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4687745" calcext:value-type="float">
            <text:p>0.04687745</text:p>
          </table:table-cell>
          <table:table-cell office:value-type="float" office:value="-0.09884497" calcext:value-type="float">
            <text:p>-0.09884497</text:p>
          </table:table-cell>
          <table:table-cell office:value-type="float" office:value="0.06462354" calcext:value-type="float">
            <text:p>0.06462354</text:p>
          </table:table-cell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-0.05889893" calcext:value-type="float">
            <text:p>-0.05889893</text:p>
          </table:table-cell>
          <table:table-cell office:value-type="float" office:value="-0.01850891" calcext:value-type="float">
            <text:p>-0.01850891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-0.005692869" calcext:value-type="float">
            <text:p>-0.005692869</text:p>
          </table:table-cell>
          <table:table-cell office:value-type="float" office:value="-0.05326416" calcext:value-type="float">
            <text:p>-0.05326416</text:p>
          </table:table-cell>
          <table:table-cell office:value-type="float" office:value="0.1133361" calcext:value-type="float">
            <text:p>0.113336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3294373" calcext:value-type="float">
            <text:p>0.03294373</text:p>
          </table:table-cell>
          <table:table-cell office:value-type="float" office:value="0.036026" calcext:value-type="float">
            <text:p>0.036026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0.02202159" calcext:value-type="float">
            <text:p>0.02202159</text:p>
          </table:table-cell>
          <table:table-cell office:value-type="float" office:value="0.07656737" calcext:value-type="float">
            <text:p>0.07656737</text:p>
          </table:table-cell>
          <table:table-cell office:value-type="float" office:value="-0.1491186" calcext:value-type="float">
            <text:p>-0.1491186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-0.02464294" calcext:value-type="float">
            <text:p>-0.02464294</text:p>
          </table:table-cell>
          <table:table-cell office:value-type="float" office:value="0.01626587" calcext:value-type="float">
            <text:p>0.01626587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0.02459343" calcext:value-type="float">
            <text:p>0.02459343</text:p>
          </table:table-cell>
          <table:table-cell office:value-type="float" office:value="0.01315626" calcext:value-type="float">
            <text:p>0.01315626</text:p>
          </table:table-cell>
          <table:table-cell office:value-type="float" office:value="0.07476175" calcext:value-type="float">
            <text:p>0.07476175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000457764" calcext:value-type="float">
            <text:p>0.000457764</text:p>
          </table:table-cell>
          <table:table-cell office:value-type="float" office:value="0.01367188" calcext:value-type="float">
            <text:p>0.01367188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02026476" calcext:value-type="float">
            <text:p>-0.002026476</text:p>
          </table:table-cell>
          <table:table-cell office:value-type="float" office:value="-0.2217478" calcext:value-type="float">
            <text:p>-0.2217478</text:p>
          </table:table-cell>
          <table:table-cell office:value-type="float" office:value="-0.2456845" calcext:value-type="float">
            <text:p>-0.2456845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0.02990723" calcext:value-type="float">
            <text:p>0.02990723</text:p>
          </table:table-cell>
          <table:table-cell office:value-type="float" office:value="0.008895874" calcext:value-type="float">
            <text:p>0.008895874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0.05453492" calcext:value-type="float">
            <text:p>0.05453492</text:p>
          </table:table-cell>
          <table:table-cell office:value-type="float" office:value="0.04633" calcext:value-type="float">
            <text:p>0.04633</text:p>
          </table:table-cell>
          <table:table-cell office:value-type="float" office:value="-0.08675464" calcext:value-type="float">
            <text:p>-0.0867546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05155945" calcext:value-type="float">
            <text:p>0.05155945</text:p>
          </table:table-cell>
          <table:table-cell office:value-type="float" office:value="0.01519775" calcext:value-type="float">
            <text:p>0.01519775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-0.02759216" calcext:value-type="float">
            <text:p>-0.02759216</text:p>
          </table:table-cell>
          <table:table-cell office:value-type="float" office:value="0.1335509" calcext:value-type="float">
            <text:p>0.1335509</text:p>
          </table:table-cell>
          <table:table-cell office:value-type="float" office:value="-0.1650889" calcext:value-type="float">
            <text:p>-0.1650889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0.042099" calcext:value-type="float">
            <text:p>0.042099</text:p>
          </table:table-cell>
          <table:table-cell office:value-type="float" office:value="-0.03755188" calcext:value-type="float">
            <text:p>-0.03755188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-0.0445419" calcext:value-type="float">
            <text:p>-0.0445419</text:p>
          </table:table-cell>
          <table:table-cell office:value-type="float" office:value="0.07011398" calcext:value-type="float">
            <text:p>0.07011398</text:p>
          </table:table-cell>
          <table:table-cell office:value-type="float" office:value="-0.2132354" calcext:value-type="float">
            <text:p>-0.213235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01261902" calcext:value-type="float">
            <text:p>0.01261902</text:p>
          </table:table-cell>
          <table:table-cell office:value-type="float" office:value="0.01461792" calcext:value-type="float">
            <text:p>0.01461792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-0.0194812" calcext:value-type="float">
            <text:p>-0.0194812</text:p>
          </table:table-cell>
          <table:table-cell office:value-type="float" office:value="-0.03274635" calcext:value-type="float">
            <text:p>-0.03274635</text:p>
          </table:table-cell>
          <table:table-cell office:value-type="float" office:value="-0.1446152" calcext:value-type="float">
            <text:p>-0.1446152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0.09632874" calcext:value-type="float">
            <text:p>0.09632874</text:p>
          </table:table-cell>
          <table:table-cell office:value-type="float" office:value="-0.02482605" calcext:value-type="float">
            <text:p>-0.02482605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-0.01269793" calcext:value-type="float">
            <text:p>-0.01269793</text:p>
          </table:table-cell>
          <table:table-cell office:value-type="float" office:value="-0.1487706" calcext:value-type="float">
            <text:p>-0.1487706</text:p>
          </table:table-cell>
          <table:table-cell office:value-type="float" office:value="-0.2127319" calcext:value-type="float">
            <text:p>-0.2127319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1159821" calcext:value-type="float">
            <text:p>0.1159821</text:p>
          </table:table-cell>
          <table:table-cell office:value-type="float" office:value="0.009613037" calcext:value-type="float">
            <text:p>0.009613037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-0.000137448" calcext:value-type="float">
            <text:p>-0.000137448</text:p>
          </table:table-cell>
          <table:table-cell office:value-type="float" office:value="-0.009903424" calcext:value-type="float">
            <text:p>-0.009903424</text:p>
          </table:table-cell>
          <table:table-cell office:value-type="float" office:value="-0.000917771" calcext:value-type="float">
            <text:p>-0.000917771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-0.08898926" calcext:value-type="float">
            <text:p>-0.08898926</text:p>
          </table:table-cell>
          <table:table-cell office:value-type="float" office:value="0.0227356" calcext:value-type="float">
            <text:p>0.0227356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0.01518201" calcext:value-type="float">
            <text:p>0.01518201</text:p>
          </table:table-cell>
          <table:table-cell office:value-type="float" office:value="-0.03686423" calcext:value-type="float">
            <text:p>-0.03686423</text:p>
          </table:table-cell>
          <table:table-cell office:value-type="float" office:value="0.5658103" calcext:value-type="float">
            <text:p>0.5658103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03439331" calcext:value-type="float">
            <text:p>0.03439331</text:p>
          </table:table-cell>
          <table:table-cell office:value-type="float" office:value="-0.02819824" calcext:value-type="float">
            <text:p>-0.02819824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08446627" calcext:value-type="float">
            <text:p>-0.008446627</text:p>
          </table:table-cell>
          <table:table-cell office:value-type="float" office:value="0.0114836" calcext:value-type="float">
            <text:p>0.0114836</text:p>
          </table:table-cell>
          <table:table-cell office:value-type="float" office:value="0.1264901" calcext:value-type="float">
            <text:p>0.1264901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0.1312561" calcext:value-type="float">
            <text:p>0.1312561</text:p>
          </table:table-cell>
          <table:table-cell office:value-type="float" office:value="0.01052856" calcext:value-type="float">
            <text:p>0.01052856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1888369" calcext:value-type="float">
            <text:p>0.01888369</text:p>
          </table:table-cell>
          <table:table-cell office:value-type="float" office:value="-0.01282868" calcext:value-type="float">
            <text:p>-0.01282868</text:p>
          </table:table-cell>
          <table:table-cell office:value-type="float" office:value="-0.0726599" calcext:value-type="float">
            <text:p>-0.0726599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1285248" calcext:value-type="float">
            <text:p>0.1285248</text:p>
          </table:table-cell>
          <table:table-cell office:value-type="float" office:value="0.03421021" calcext:value-type="float">
            <text:p>0.03421021</text:p>
          </table:table-cell>
          <table:table-cell office:value-type="float" office:value="-0.9918823" calcext:value-type="float">
            <text:p>-0.9918823</text:p>
          </table:table-cell>
          <table:table-cell office:value-type="float" office:value="0.01939068" calcext:value-type="float">
            <text:p>0.01939068</text:p>
          </table:table-cell>
          <table:table-cell office:value-type="float" office:value="0.03298662" calcext:value-type="float">
            <text:p>0.03298662</text:p>
          </table:table-cell>
          <table:table-cell office:value-type="float" office:value="-0.1381855" calcext:value-type="float">
            <text:p>-0.1381855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0.134613" calcext:value-type="float">
            <text:p>0.134613</text:p>
          </table:table-cell>
          <table:table-cell office:value-type="float" office:value="0.009963989" calcext:value-type="float">
            <text:p>0.009963989</text:p>
          </table:table-cell>
          <table:table-cell office:value-type="float" office:value="-0.984024" calcext:value-type="float">
            <text:p>-0.984024</text:p>
          </table:table-cell>
          <table:table-cell office:value-type="float" office:value="0.003304713" calcext:value-type="float">
            <text:p>0.003304713</text:p>
          </table:table-cell>
          <table:table-cell office:value-type="float" office:value="0.01281523" calcext:value-type="float">
            <text:p>0.01281523</text:p>
          </table:table-cell>
          <table:table-cell office:value-type="float" office:value="-0.1292022" calcext:value-type="float">
            <text:p>-0.1292022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005615234" calcext:value-type="float">
            <text:p>0.005615234</text:p>
          </table:table-cell>
          <table:table-cell office:value-type="float" office:value="0.02088928" calcext:value-type="float">
            <text:p>0.02088928</text:p>
          </table:table-cell>
          <table:table-cell office:value-type="float" office:value="-0.9967651" calcext:value-type="float">
            <text:p>-0.9967651</text:p>
          </table:table-cell>
          <table:table-cell office:value-type="float" office:value="-0.0814578" calcext:value-type="float">
            <text:p>-0.0814578</text:p>
          </table:table-cell>
          <table:table-cell office:value-type="float" office:value="0.01415449" calcext:value-type="float">
            <text:p>0.01415449</text:p>
          </table:table-cell>
          <table:table-cell office:value-type="float" office:value="-0.1066076" calcext:value-type="float">
            <text:p>-0.1066076</text:p>
          </table:table-cell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0.01885986" calcext:value-type="float">
            <text:p>0.01885986</text:p>
          </table:table-cell>
          <table:table-cell office:value-type="float" office:value="0.02378845" calcext:value-type="float">
            <text:p>0.02378845</text:p>
          </table:table-cell>
          <table:table-cell office:value-type="float" office:value="-0.99086" calcext:value-type="float">
            <text:p>-0.99086</text:p>
          </table:table-cell>
          <table:table-cell office:value-type="float" office:value="0.03253766" calcext:value-type="float">
            <text:p>0.03253766</text:p>
          </table:table-cell>
          <table:table-cell office:value-type="float" office:value="-0.102405" calcext:value-type="float">
            <text:p>-0.102405</text:p>
          </table:table-cell>
          <table:table-cell office:value-type="float" office:value="0.01212978" calcext:value-type="float">
            <text:p>0.012129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22229" calcext:value-type="float">
            <text:p>0.01222229</text:p>
          </table:table-cell>
          <table:table-cell office:value-type="float" office:value="0.008255005" calcext:value-type="float">
            <text:p>0.008255005</text:p>
          </table:table-cell>
          <table:table-cell office:value-type="float" office:value="-0.9890137" calcext:value-type="float">
            <text:p>-0.9890137</text:p>
          </table:table-cell>
          <table:table-cell office:value-type="float" office:value="0.013272" calcext:value-type="float">
            <text:p>0.013272</text:p>
          </table:table-cell>
          <table:table-cell office:value-type="float" office:value="0.002172938" calcext:value-type="float">
            <text:p>0.002172938</text:p>
          </table:table-cell>
          <table:table-cell office:value-type="float" office:value="0.000245547" calcext:value-type="float">
            <text:p>0.000245547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0.006958008" calcext:value-type="float">
            <text:p>0.006958008</text:p>
          </table:table-cell>
          <table:table-cell office:value-type="float" office:value="0.008407593" calcext:value-type="float">
            <text:p>0.008407593</text:p>
          </table:table-cell>
          <table:table-cell office:value-type="float" office:value="-0.9862671" calcext:value-type="float">
            <text:p>-0.9862671</text:p>
          </table:table-cell>
          <table:table-cell office:value-type="float" office:value="-0.000286443" calcext:value-type="float">
            <text:p>-0.000286443</text:p>
          </table:table-cell>
          <table:table-cell office:value-type="float" office:value="-0.01326578" calcext:value-type="float">
            <text:p>-0.01326578</text:p>
          </table:table-cell>
          <table:table-cell office:value-type="float" office:value="0.005814631" calcext:value-type="float">
            <text:p>0.005814631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00592041" calcext:value-type="float">
            <text:p>0.00592041</text:p>
          </table:table-cell>
          <table:table-cell office:value-type="float" office:value="0.00642395" calcext:value-type="float">
            <text:p>0.00642395</text:p>
          </table:table-cell>
          <table:table-cell office:value-type="float" office:value="-0.9862823" calcext:value-type="float">
            <text:p>-0.9862823</text:p>
          </table:table-cell>
          <table:table-cell office:value-type="float" office:value="-0.005973899" calcext:value-type="float">
            <text:p>-0.005973899</text:p>
          </table:table-cell>
          <table:table-cell office:value-type="float" office:value="-0.00857178" calcext:value-type="float">
            <text:p>-0.00857178</text:p>
          </table:table-cell>
          <table:table-cell office:value-type="float" office:value="-0.009263077" calcext:value-type="float">
            <text:p>-0.009263077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0.005889893" calcext:value-type="float">
            <text:p>0.005889893</text:p>
          </table:table-cell>
          <table:table-cell office:value-type="float" office:value="0.003494263" calcext:value-type="float">
            <text:p>0.003494263</text:p>
          </table:table-cell>
          <table:table-cell office:value-type="float" office:value="-0.9872284" calcext:value-type="float">
            <text:p>-0.9872284</text:p>
          </table:table-cell>
          <table:table-cell table:style-name="ce1" office:value-type="float" office:value="0.0000217" calcext:value-type="float">
            <text:p>2.17E-005</text:p>
          </table:table-cell>
          <table:table-cell office:value-type="float" office:value="0.002179737" calcext:value-type="float">
            <text:p>0.002179737</text:p>
          </table:table-cell>
          <table:table-cell office:value-type="float" office:value="-0.005661547" calcext:value-type="float">
            <text:p>-0.005661547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004974365" calcext:value-type="float">
            <text:p>0.004974365</text:p>
          </table:table-cell>
          <table:table-cell office:value-type="float" office:value="0.005401611" calcext:value-type="float">
            <text:p>0.005401611</text:p>
          </table:table-cell>
          <table:table-cell office:value-type="float" office:value="-0.989212" calcext:value-type="float">
            <text:p>-0.989212</text:p>
          </table:table-cell>
          <table:table-cell office:value-type="float" office:value="-0.002455959" calcext:value-type="float">
            <text:p>-0.002455959</text:p>
          </table:table-cell>
          <table:table-cell office:value-type="float" office:value="0.01170847" calcext:value-type="float">
            <text:p>0.01170847</text:p>
          </table:table-cell>
          <table:table-cell office:value-type="float" office:value="-0.004431483" calcext:value-type="float">
            <text:p>-0.004431483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0.004882812" calcext:value-type="float">
            <text:p>0.004882812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-0.9862976" calcext:value-type="float">
            <text:p>-0.9862976</text:p>
          </table:table-cell>
          <table:table-cell office:value-type="float" office:value="-0.003822539" calcext:value-type="float">
            <text:p>-0.003822539</text:p>
          </table:table-cell>
          <table:table-cell office:value-type="float" office:value="0.001050267" calcext:value-type="float">
            <text:p>0.001050267</text:p>
          </table:table-cell>
          <table:table-cell office:value-type="float" office:value="0.001248053" calcext:value-type="float">
            <text:p>0.001248053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00982666" calcext:value-type="float">
            <text:p>0.00982666</text:p>
          </table:table-cell>
          <table:table-cell office:value-type="float" office:value="0.002532959" calcext:value-type="float">
            <text:p>0.002532959</text:p>
          </table:table-cell>
          <table:table-cell office:value-type="float" office:value="-0.9880981" calcext:value-type="float">
            <text:p>-0.9880981</text:p>
          </table:table-cell>
          <table:table-cell office:value-type="float" office:value="-0.008513755" calcext:value-type="float">
            <text:p>-0.008513755</text:p>
          </table:table-cell>
          <table:table-cell office:value-type="float" office:value="-0.000209049" calcext:value-type="float">
            <text:p>-0.000209049</text:p>
          </table:table-cell>
          <table:table-cell office:value-type="float" office:value="-0.005731144" calcext:value-type="float">
            <text:p>-0.005731144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0.003997803" calcext:value-type="float">
            <text:p>0.003997803</text:p>
          </table:table-cell>
          <table:table-cell office:value-type="float" office:value="0.006362915" calcext:value-type="float">
            <text:p>0.006362915</text:p>
          </table:table-cell>
          <table:table-cell office:value-type="float" office:value="-0.9892426" calcext:value-type="float">
            <text:p>-0.9892426</text:p>
          </table:table-cell>
          <table:table-cell office:value-type="float" office:value="-0.006009213" calcext:value-type="float">
            <text:p>-0.006009213</text:p>
          </table:table-cell>
          <table:table-cell office:value-type="float" office:value="-0.004985032" calcext:value-type="float">
            <text:p>-0.004985032</text:p>
          </table:table-cell>
          <table:table-cell office:value-type="float" office:value="-0.008074319" calcext:value-type="float">
            <text:p>-0.00807431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01205444" calcext:value-type="float">
            <text:p>0.01205444</text:p>
          </table:table-cell>
          <table:table-cell office:value-type="float" office:value="0.004394531" calcext:value-type="float">
            <text:p>0.004394531</text:p>
          </table:table-cell>
          <table:table-cell office:value-type="float" office:value="-0.9977722" calcext:value-type="float">
            <text:p>-0.9977722</text:p>
          </table:table-cell>
          <table:table-cell office:value-type="float" office:value="0.006021129" calcext:value-type="float">
            <text:p>0.006021129</text:p>
          </table:table-cell>
          <table:table-cell office:value-type="float" office:value="0.006986327" calcext:value-type="float">
            <text:p>0.006986327</text:p>
          </table:table-cell>
          <table:table-cell office:value-type="float" office:value="-0.002114585" calcext:value-type="float">
            <text:p>-0.002114585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0.006027222" calcext:value-type="float">
            <text:p>0.006027222</text:p>
          </table:table-cell>
          <table:table-cell office:value-type="float" office:value="0.006362915" calcext:value-type="float">
            <text:p>0.006362915</text:p>
          </table:table-cell>
          <table:table-cell office:value-type="float" office:value="-0.9911346" calcext:value-type="float">
            <text:p>-0.9911346</text:p>
          </table:table-cell>
          <table:table-cell office:value-type="float" office:value="0.00223456" calcext:value-type="float">
            <text:p>0.00223456</text:p>
          </table:table-cell>
          <table:table-cell office:value-type="float" office:value="0.01178389" calcext:value-type="float">
            <text:p>0.01178389</text:p>
          </table:table-cell>
          <table:table-cell office:value-type="float" office:value="0.002535717" calcext:value-type="float">
            <text:p>0.00253571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004928589" calcext:value-type="float">
            <text:p>0.004928589</text:p>
          </table:table-cell>
          <table:table-cell office:value-type="float" office:value="0.004425049" calcext:value-type="float">
            <text:p>0.004425049</text:p>
          </table:table-cell>
          <table:table-cell office:value-type="float" office:value="-0.9882507" calcext:value-type="float">
            <text:p>-0.9882507</text:p>
          </table:table-cell>
          <table:table-cell office:value-type="float" office:value="0.004740905" calcext:value-type="float">
            <text:p>0.004740905</text:p>
          </table:table-cell>
          <table:table-cell office:value-type="float" office:value="0.00581699" calcext:value-type="float">
            <text:p>0.00581699</text:p>
          </table:table-cell>
          <table:table-cell office:value-type="float" office:value="0.000181348" calcext:value-type="float">
            <text:p>0.000181348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0.007965088" calcext:value-type="float">
            <text:p>0.007965088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90097" calcext:value-type="float">
            <text:p>-0.990097</text:p>
          </table:table-cell>
          <table:table-cell office:value-type="float" office:value="0.004901226" calcext:value-type="float">
            <text:p>0.004901226</text:p>
          </table:table-cell>
          <table:table-cell office:value-type="float" office:value="-0.000185154" calcext:value-type="float">
            <text:p>-0.000185154</text:p>
          </table:table-cell>
          <table:table-cell office:value-type="float" office:value="-0.005657175" calcext:value-type="float">
            <text:p>-0.00565717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005020142" calcext:value-type="float">
            <text:p>0.005020142</text:p>
          </table:table-cell>
          <table:table-cell office:value-type="float" office:value="0.007354736" calcext:value-type="float">
            <text:p>0.007354736</text:p>
          </table:table-cell>
          <table:table-cell office:value-type="float" office:value="-0.9892273" calcext:value-type="float">
            <text:p>-0.9892273</text:p>
          </table:table-cell>
          <table:table-cell office:value-type="float" office:value="0.002467651" calcext:value-type="float">
            <text:p>0.002467651</text:p>
          </table:table-cell>
          <table:table-cell office:value-type="float" office:value="-0.007328086" calcext:value-type="float">
            <text:p>-0.007328086</text:p>
          </table:table-cell>
          <table:table-cell office:value-type="float" office:value="-0.00573534" calcext:value-type="float">
            <text:p>-0.00573534</text:p>
          </table:table-cell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0.00604248" calcext:value-type="float">
            <text:p>0.00604248</text:p>
          </table:table-cell>
          <table:table-cell office:value-type="float" office:value="0.007369995" calcext:value-type="float">
            <text:p>0.007369995</text:p>
          </table:table-cell>
          <table:table-cell office:value-type="float" office:value="-0.9901733" calcext:value-type="float">
            <text:p>-0.9901733</text:p>
          </table:table-cell>
          <table:table-cell office:value-type="float" office:value="-0.01217106" calcext:value-type="float">
            <text:p>-0.01217106</text:p>
          </table:table-cell>
          <table:table-cell office:value-type="float" office:value="-0.004969955" calcext:value-type="float">
            <text:p>-0.004969955</text:p>
          </table:table-cell>
          <table:table-cell office:value-type="float" office:value="-0.005795409" calcext:value-type="float">
            <text:p>-0.005795409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008850098" calcext:value-type="float">
            <text:p>0.008850098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61908" calcext:value-type="float">
            <text:p>-0.9861908</text:p>
          </table:table-cell>
          <table:table-cell office:value-type="float" office:value="0.005990917" calcext:value-type="float">
            <text:p>0.005990917</text:p>
          </table:table-cell>
          <table:table-cell office:value-type="float" office:value="0.004620955" calcext:value-type="float">
            <text:p>0.004620955</text:p>
          </table:table-cell>
          <table:table-cell office:value-type="float" office:value="-0.000980035" calcext:value-type="float">
            <text:p>-0.000980035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0.009857178" calcext:value-type="float">
            <text:p>0.009857178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71368" calcext:value-type="float">
            <text:p>-0.9871368</text:p>
          </table:table-cell>
          <table:table-cell office:value-type="float" office:value="-0.006132591" calcext:value-type="float">
            <text:p>-0.006132591</text:p>
          </table:table-cell>
          <table:table-cell office:value-type="float" office:value="-0.008508442" calcext:value-type="float">
            <text:p>-0.008508442</text:p>
          </table:table-cell>
          <table:table-cell office:value-type="float" office:value="-0.00348059" calcext:value-type="float">
            <text:p>-0.00348059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005813599" calcext:value-type="float">
            <text:p>0.005813599</text:p>
          </table:table-cell>
          <table:table-cell office:value-type="float" office:value="0.000549316" calcext:value-type="float">
            <text:p>0.000549316</text:p>
          </table:table-cell>
          <table:table-cell office:value-type="float" office:value="-0.9872131" calcext:value-type="float">
            <text:p>-0.9872131</text:p>
          </table:table-cell>
          <table:table-cell office:value-type="float" office:value="0.001139549" calcext:value-type="float">
            <text:p>0.001139549</text:p>
          </table:table-cell>
          <table:table-cell office:value-type="float" office:value="0.008174704" calcext:value-type="float">
            <text:p>0.008174704</text:p>
          </table:table-cell>
          <table:table-cell office:value-type="float" office:value="-0.002131837" calcext:value-type="float">
            <text:p>-0.002131837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0.006835938" calcext:value-type="float">
            <text:p>0.006835938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9842834" calcext:value-type="float">
            <text:p>-0.9842834</text:p>
          </table:table-cell>
          <table:table-cell office:value-type="float" office:value="-0.002601819" calcext:value-type="float">
            <text:p>-0.002601819</text:p>
          </table:table-cell>
          <table:table-cell office:value-type="float" office:value="-0.003700147" calcext:value-type="float">
            <text:p>-0.003700147</text:p>
          </table:table-cell>
          <table:table-cell office:value-type="float" office:value="0.001210321" calcext:value-type="float">
            <text:p>0.001210321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-0.9881897" calcext:value-type="float">
            <text:p>-0.9881897</text:p>
          </table:table-cell>
          <table:table-cell office:value-type="float" office:value="-0.006131264" calcext:value-type="float">
            <text:p>-0.006131264</text:p>
          </table:table-cell>
          <table:table-cell office:value-type="float" office:value="-0.009697121" calcext:value-type="float">
            <text:p>-0.009697121</text:p>
          </table:table-cell>
          <table:table-cell office:value-type="float" office:value="-0.003491575" calcext:value-type="float">
            <text:p>-0.003491575</text:p>
          </table:table-cell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0.002944946" calcext:value-type="float">
            <text:p>0.002944946</text:p>
          </table:table-cell>
          <table:table-cell office:value-type="float" office:value="0.002441406" calcext:value-type="float">
            <text:p>0.002441406</text:p>
          </table:table-cell>
          <table:table-cell office:value-type="float" office:value="-0.9902191" calcext:value-type="float">
            <text:p>-0.9902191</text:p>
          </table:table-cell>
          <table:table-cell office:value-type="float" office:value="0.006028408" calcext:value-type="float">
            <text:p>0.006028408</text:p>
          </table:table-cell>
          <table:table-cell office:value-type="float" office:value="-0.002527467" calcext:value-type="float">
            <text:p>-0.002527467</text:p>
          </table:table-cell>
          <table:table-cell office:value-type="float" office:value="-0.002202197" calcext:value-type="float">
            <text:p>-0.0022021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-0.9881897" calcext:value-type="float">
            <text:p>-0.9881897</text:p>
          </table:table-cell>
          <table:table-cell office:value-type="float" office:value="-0.002634892" calcext:value-type="float">
            <text:p>-0.002634892</text:p>
          </table:table-cell>
          <table:table-cell office:value-type="float" office:value="-0.001309029" calcext:value-type="float">
            <text:p>-0.001309029</text:p>
          </table:table-cell>
          <table:table-cell office:value-type="float" office:value="0.002388435" calcext:value-type="float">
            <text:p>0.002388435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0.009887695" calcext:value-type="float">
            <text:p>0.009887695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890747" calcext:value-type="float">
            <text:p>-0.9890747</text:p>
          </table:table-cell>
          <table:table-cell office:value-type="float" office:value="0.003632673" calcext:value-type="float">
            <text:p>0.003632673</text:p>
          </table:table-cell>
          <table:table-cell office:value-type="float" office:value="-0.003636979" calcext:value-type="float">
            <text:p>-0.003636979</text:p>
          </table:table-cell>
          <table:table-cell office:value-type="float" office:value="-0.003428821" calcext:value-type="float">
            <text:p>-0.003428821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007858276" calcext:value-type="float">
            <text:p>0.007858276</text:p>
          </table:table-cell>
          <table:table-cell office:value-type="float" office:value="0.001525879" calcext:value-type="float">
            <text:p>0.001525879</text:p>
          </table:table-cell>
          <table:table-cell office:value-type="float" office:value="-0.9900818" calcext:value-type="float">
            <text:p>-0.9900818</text:p>
          </table:table-cell>
          <table:table-cell office:value-type="float" office:value="0.003512786" calcext:value-type="float">
            <text:p>0.003512786</text:p>
          </table:table-cell>
          <table:table-cell office:value-type="float" office:value="-0.008354872" calcext:value-type="float">
            <text:p>-0.008354872</text:p>
          </table:table-cell>
          <table:table-cell office:value-type="float" office:value="0.00115488" calcext:value-type="float">
            <text:p>0.00115488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0.008056641" calcext:value-type="float">
            <text:p>0.008056641</text:p>
          </table:table-cell>
          <table:table-cell office:value-type="float" office:value="0.009353638" calcext:value-type="float">
            <text:p>0.009353638</text:p>
          </table:table-cell>
          <table:table-cell office:value-type="float" office:value="-0.9901276" calcext:value-type="float">
            <text:p>-0.9901276</text:p>
          </table:table-cell>
          <table:table-cell office:value-type="float" office:value="0.001363363" calcext:value-type="float">
            <text:p>0.001363363</text:p>
          </table:table-cell>
          <table:table-cell office:value-type="float" office:value="0.001208492" calcext:value-type="float">
            <text:p>0.001208492</text:p>
          </table:table-cell>
          <table:table-cell office:value-type="float" office:value="-0.008012747" calcext:value-type="float">
            <text:p>-0.008012747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00491333" calcext:value-type="float">
            <text:p>0.00491333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9882355" calcext:value-type="float">
            <text:p>-0.9882355</text:p>
          </table:table-cell>
          <table:table-cell office:value-type="float" office:value="-0.001207825" calcext:value-type="float">
            <text:p>-0.001207825</text:p>
          </table:table-cell>
          <table:table-cell office:value-type="float" office:value="0.008386865" calcext:value-type="float">
            <text:p>0.008386865</text:p>
          </table:table-cell>
          <table:table-cell office:value-type="float" office:value="-0.003334546" calcext:value-type="float">
            <text:p>-0.003334546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0.005096436" calcext:value-type="float">
            <text:p>0.005096436</text:p>
          </table:table-cell>
          <table:table-cell office:value-type="float" office:value="0.004318237" calcext:value-type="float">
            <text:p>0.004318237</text:p>
          </table:table-cell>
          <table:table-cell office:value-type="float" office:value="-0.9960175" calcext:value-type="float">
            <text:p>-0.9960175</text:p>
          </table:table-cell>
          <table:table-cell office:value-type="float" office:value="-0.002266456" calcext:value-type="float">
            <text:p>-0.002266456</text:p>
          </table:table-cell>
          <table:table-cell office:value-type="float" office:value="0.001191927" calcext:value-type="float">
            <text:p>0.001191927</text:p>
          </table:table-cell>
          <table:table-cell office:value-type="float" office:value="-0.009190184" calcext:value-type="float">
            <text:p>-0.009190184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005004883" calcext:value-type="float">
            <text:p>0.005004883</text:p>
          </table:table-cell>
          <table:table-cell office:value-type="float" office:value="0.005401611" calcext:value-type="float">
            <text:p>0.005401611</text:p>
          </table:table-cell>
          <table:table-cell office:value-type="float" office:value="-0.9901886" calcext:value-type="float">
            <text:p>-0.9901886</text:p>
          </table:table-cell>
          <table:table-cell office:value-type="float" office:value="-0.003475358" calcext:value-type="float">
            <text:p>-0.003475358</text:p>
          </table:table-cell>
          <table:table-cell office:value-type="float" office:value="0.001312402" calcext:value-type="float">
            <text:p>0.001312402</text:p>
          </table:table-cell>
          <table:table-cell office:value-type="float" office:value="-0.008031333" calcext:value-type="float">
            <text:p>-0.008031333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0.005966187" calcext:value-type="float">
            <text:p>0.005966187</text:p>
          </table:table-cell>
          <table:table-cell office:value-type="float" office:value="0.004425049" calcext:value-type="float">
            <text:p>0.004425049</text:p>
          </table:table-cell>
          <table:table-cell office:value-type="float" office:value="-0.9901581" calcext:value-type="float">
            <text:p>-0.9901581</text:p>
          </table:table-cell>
          <table:table-cell office:value-type="float" office:value="-0.002407328" calcext:value-type="float">
            <text:p>-0.002407328</text:p>
          </table:table-cell>
          <table:table-cell office:value-type="float" office:value="-0.003393807" calcext:value-type="float">
            <text:p>-0.003393807</text:p>
          </table:table-cell>
          <table:table-cell office:value-type="float" office:value="-0.002283586" calcext:value-type="float">
            <text:p>-0.00228358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008010864" calcext:value-type="float">
            <text:p>0.008010864</text:p>
          </table:table-cell>
          <table:table-cell office:value-type="float" office:value="0.007400513" calcext:value-type="float">
            <text:p>0.007400513</text:p>
          </table:table-cell>
          <table:table-cell office:value-type="float" office:value="-0.9901123" calcext:value-type="float">
            <text:p>-0.9901123</text:p>
          </table:table-cell>
          <table:table-cell office:value-type="float" office:value="-0.004696893" calcext:value-type="float">
            <text:p>-0.004696893</text:p>
          </table:table-cell>
          <table:table-cell office:value-type="float" office:value="0.002500454" calcext:value-type="float">
            <text:p>0.002500454</text:p>
          </table:table-cell>
          <table:table-cell office:value-type="float" office:value="-0.008027591" calcext:value-type="float">
            <text:p>-0.008027591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0.007003784" calcext:value-type="float">
            <text:p>0.007003784</text:p>
          </table:table-cell>
          <table:table-cell office:value-type="float" office:value="0.00541687" calcext:value-type="float">
            <text:p>0.00541687</text:p>
          </table:table-cell>
          <table:table-cell office:value-type="float" office:value="-0.9910889" calcext:value-type="float">
            <text:p>-0.9910889</text:p>
          </table:table-cell>
          <table:table-cell office:value-type="float" office:value="-0.00130571" calcext:value-type="float">
            <text:p>-0.00130571</text:p>
          </table:table-cell>
          <table:table-cell office:value-type="float" office:value="0.001538303" calcext:value-type="float">
            <text:p>0.001538303</text:p>
          </table:table-cell>
          <table:table-cell office:value-type="float" office:value="0.003586354" calcext:value-type="float">
            <text:p>0.00358635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549316" calcext:value-type="float">
            <text:p>0.000549316</text:p>
          </table:table-cell>
          <table:table-cell office:value-type="float" office:value="-0.98909" calcext:value-type="float">
            <text:p>-0.98909</text:p>
          </table:table-cell>
          <table:table-cell office:value-type="float" office:value="0.006043521" calcext:value-type="float">
            <text:p>0.006043521</text:p>
          </table:table-cell>
          <table:table-cell office:value-type="float" office:value="0.001538559" calcext:value-type="float">
            <text:p>0.001538559</text:p>
          </table:table-cell>
          <table:table-cell office:value-type="float" office:value="0.00247009" calcext:value-type="float">
            <text:p>0.00247009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0.009887695" calcext:value-type="float">
            <text:p>0.009887695</text:p>
          </table:table-cell>
          <table:table-cell office:value-type="float" office:value="0.002502441" calcext:value-type="float">
            <text:p>0.002502441</text:p>
          </table:table-cell>
          <table:table-cell office:value-type="float" office:value="-0.9909973" calcext:value-type="float">
            <text:p>-0.9909973</text:p>
          </table:table-cell>
          <table:table-cell office:value-type="float" office:value="0.003734682" calcext:value-type="float">
            <text:p>0.003734682</text:p>
          </table:table-cell>
          <table:table-cell office:value-type="float" office:value="-0.005646553" calcext:value-type="float">
            <text:p>-0.005646553</text:p>
          </table:table-cell>
          <table:table-cell office:value-type="float" office:value="-0.00223558" calcext:value-type="float">
            <text:p>-0.0022355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004959106" calcext:value-type="float">
            <text:p>0.004959106</text:p>
          </table:table-cell>
          <table:table-cell office:value-type="float" office:value="0.001434326" calcext:value-type="float">
            <text:p>0.001434326</text:p>
          </table:table-cell>
          <table:table-cell office:value-type="float" office:value="-0.9930725" calcext:value-type="float">
            <text:p>-0.9930725</text:p>
          </table:table-cell>
          <table:table-cell office:value-type="float" office:value="0.00603049" calcext:value-type="float">
            <text:p>0.00603049</text:p>
          </table:table-cell>
          <table:table-cell office:value-type="float" office:value="-0.01022973" calcext:value-type="float">
            <text:p>-0.01022973</text:p>
          </table:table-cell>
          <table:table-cell office:value-type="float" office:value="0.004716818" calcext:value-type="float">
            <text:p>0.004716818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-0.9881897" calcext:value-type="float">
            <text:p>-0.9881897</text:p>
          </table:table-cell>
          <table:table-cell office:value-type="float" office:value="-0.001139818" calcext:value-type="float">
            <text:p>-0.001139818</text:p>
          </table:table-cell>
          <table:table-cell office:value-type="float" office:value="-0.001963336" calcext:value-type="float">
            <text:p>-0.001963336</text:p>
          </table:table-cell>
          <table:table-cell office:value-type="float" office:value="-0.001032555" calcext:value-type="float">
            <text:p>-0.00103255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01081848" calcext:value-type="float">
            <text:p>0.01081848</text:p>
          </table:table-cell>
          <table:table-cell office:value-type="float" office:value="0.001556396" calcext:value-type="float">
            <text:p>0.001556396</text:p>
          </table:table-cell>
          <table:table-cell office:value-type="float" office:value="-0.9890289" calcext:value-type="float">
            <text:p>-0.9890289</text:p>
          </table:table-cell>
          <table:table-cell office:value-type="float" office:value="0.003612021" calcext:value-type="float">
            <text:p>0.003612021</text:p>
          </table:table-cell>
          <table:table-cell office:value-type="float" office:value="0.000466269" calcext:value-type="float">
            <text:p>0.000466269</text:p>
          </table:table-cell>
          <table:table-cell office:value-type="float" office:value="0.00364328" calcext:value-type="float">
            <text:p>0.00364328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006027222" calcext:value-type="float">
            <text:p>0.006027222</text:p>
          </table:table-cell>
          <table:table-cell office:value-type="float" office:value="0.005386353" calcext:value-type="float">
            <text:p>0.005386353</text:p>
          </table:table-cell>
          <table:table-cell office:value-type="float" office:value="-0.9920959" calcext:value-type="float">
            <text:p>-0.9920959</text:p>
          </table:table-cell>
          <table:table-cell office:value-type="float" office:value="-0.009865474" calcext:value-type="float">
            <text:p>-0.009865474</text:p>
          </table:table-cell>
          <table:table-cell office:value-type="float" office:value="-0.000618121" calcext:value-type="float">
            <text:p>-0.000618121</text:p>
          </table:table-cell>
          <table:table-cell office:value-type="float" office:value="0.007069344" calcext:value-type="float">
            <text:p>0.007069344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005081177" calcext:value-type="float">
            <text:p>0.005081177</text:p>
          </table:table-cell>
          <table:table-cell office:value-type="float" office:value="0.005340576" calcext:value-type="float">
            <text:p>0.005340576</text:p>
          </table:table-cell>
          <table:table-cell office:value-type="float" office:value="-0.9940643" calcext:value-type="float">
            <text:p>-0.9940643</text:p>
          </table:table-cell>
          <table:table-cell office:value-type="float" office:value="-0.004889161" calcext:value-type="float">
            <text:p>-0.004889161</text:p>
          </table:table-cell>
          <table:table-cell office:value-type="float" office:value="-0.006592457" calcext:value-type="float">
            <text:p>-0.006592457</text:p>
          </table:table-cell>
          <table:table-cell office:value-type="float" office:value="0.003571662" calcext:value-type="float">
            <text:p>0.003571662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0.004959106" calcext:value-type="float">
            <text:p>0.004959106</text:p>
          </table:table-cell>
          <table:table-cell office:value-type="float" office:value="0.002426147" calcext:value-type="float">
            <text:p>0.002426147</text:p>
          </table:table-cell>
          <table:table-cell office:value-type="float" office:value="-0.9921112" calcext:value-type="float">
            <text:p>-0.9921112</text:p>
          </table:table-cell>
          <table:table-cell office:value-type="float" office:value="0.000165448" calcext:value-type="float">
            <text:p>0.000165448</text:p>
          </table:table-cell>
          <table:table-cell office:value-type="float" office:value="0.004063127" calcext:value-type="float">
            <text:p>0.004063127</text:p>
          </table:table-cell>
          <table:table-cell office:value-type="float" office:value="-0.003245117" calcext:value-type="float">
            <text:p>-0.003245117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006027222" calcext:value-type="float">
            <text:p>0.006027222</text:p>
          </table:table-cell>
          <table:table-cell office:value-type="float" office:value="0.005386353" calcext:value-type="float">
            <text:p>0.005386353</text:p>
          </table:table-cell>
          <table:table-cell office:value-type="float" office:value="-0.9920959" calcext:value-type="float">
            <text:p>-0.9920959</text:p>
          </table:table-cell>
          <table:table-cell office:value-type="float" office:value="0.001261753" calcext:value-type="float">
            <text:p>0.001261753</text:p>
          </table:table-cell>
          <table:table-cell office:value-type="float" office:value="0.003022357" calcext:value-type="float">
            <text:p>0.003022357</text:p>
          </table:table-cell>
          <table:table-cell office:value-type="float" office:value="0.002582812" calcext:value-type="float">
            <text:p>0.002582812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0.003921509" calcext:value-type="float">
            <text:p>0.003921509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9882507" calcext:value-type="float">
            <text:p>-0.9882507</text:p>
          </table:table-cell>
          <table:table-cell office:value-type="float" office:value="-0.008571045" calcext:value-type="float">
            <text:p>-0.008571045</text:p>
          </table:table-cell>
          <table:table-cell office:value-type="float" office:value="-0.01719208" calcext:value-type="float">
            <text:p>-0.01719208</text:p>
          </table:table-cell>
          <table:table-cell office:value-type="float" office:value="0.005815563" calcext:value-type="float">
            <text:p>0.0058155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7019043" calcext:value-type="float">
            <text:p>0.007019043</text:p>
          </table:table-cell>
          <table:table-cell office:value-type="float" office:value="0.005401611" calcext:value-type="float">
            <text:p>0.005401611</text:p>
          </table:table-cell>
          <table:table-cell office:value-type="float" office:value="-0.9920654" calcext:value-type="float">
            <text:p>-0.9920654</text:p>
          </table:table-cell>
          <table:table-cell office:value-type="float" office:value="0.003572756" calcext:value-type="float">
            <text:p>0.003572756</text:p>
          </table:table-cell>
          <table:table-cell office:value-type="float" office:value="0.006637242" calcext:value-type="float">
            <text:p>0.006637242</text:p>
          </table:table-cell>
          <table:table-cell office:value-type="float" office:value="0.007256184" calcext:value-type="float">
            <text:p>0.007256184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0.004989624" calcext:value-type="float">
            <text:p>0.004989624</text:p>
          </table:table-cell>
          <table:table-cell office:value-type="float" office:value="0.003417969" calcext:value-type="float">
            <text:p>0.003417969</text:p>
          </table:table-cell>
          <table:table-cell office:value-type="float" office:value="-0.9921112" calcext:value-type="float">
            <text:p>-0.9921112</text:p>
          </table:table-cell>
          <table:table-cell office:value-type="float" office:value="-0.004614559" calcext:value-type="float">
            <text:p>-0.004614559</text:p>
          </table:table-cell>
          <table:table-cell office:value-type="float" office:value="-0.007671751" calcext:value-type="float">
            <text:p>-0.007671751</text:p>
          </table:table-cell>
          <table:table-cell office:value-type="float" office:value="-0.004439969" calcext:value-type="float">
            <text:p>-0.00443996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008010864" calcext:value-type="float">
            <text:p>0.008010864</text:p>
          </table:table-cell>
          <table:table-cell office:value-type="float" office:value="0.003417969" calcext:value-type="float">
            <text:p>0.003417969</text:p>
          </table:table-cell>
          <table:table-cell office:value-type="float" office:value="-0.9949341" calcext:value-type="float">
            <text:p>-0.9949341</text:p>
          </table:table-cell>
          <table:table-cell office:value-type="float" office:value="-0.002153719" calcext:value-type="float">
            <text:p>-0.002153719</text:p>
          </table:table-cell>
          <table:table-cell office:value-type="float" office:value="0.003031348" calcext:value-type="float">
            <text:p>0.003031348</text:p>
          </table:table-cell>
          <table:table-cell office:value-type="float" office:value="-0.005486466" calcext:value-type="float">
            <text:p>-0.005486466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0.005996704" calcext:value-type="float">
            <text:p>0.005996704</text:p>
          </table:table-cell>
          <table:table-cell office:value-type="float" office:value="0.004394531" calcext:value-type="float">
            <text:p>0.004394531</text:p>
          </table:table-cell>
          <table:table-cell office:value-type="float" office:value="-0.9920959" calcext:value-type="float">
            <text:p>-0.9920959</text:p>
          </table:table-cell>
          <table:table-cell office:value-type="float" office:value="-0.00817605" calcext:value-type="float">
            <text:p>-0.00817605</text:p>
          </table:table-cell>
          <table:table-cell office:value-type="float" office:value="0.006577087" calcext:value-type="float">
            <text:p>0.006577087</text:p>
          </table:table-cell>
          <table:table-cell office:value-type="float" office:value="-0.008934827" calcext:value-type="float">
            <text:p>-0.008934827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005996704" calcext:value-type="float">
            <text:p>0.005996704</text:p>
          </table:table-cell>
          <table:table-cell office:value-type="float" office:value="0.00541687" calcext:value-type="float">
            <text:p>0.00541687</text:p>
          </table:table-cell>
          <table:table-cell office:value-type="float" office:value="-0.9901581" calcext:value-type="float">
            <text:p>-0.9901581</text:p>
          </table:table-cell>
          <table:table-cell office:value-type="float" office:value="0.000152347" calcext:value-type="float">
            <text:p>0.000152347</text:p>
          </table:table-cell>
          <table:table-cell office:value-type="float" office:value="-0.00285682" calcext:value-type="float">
            <text:p>-0.00285682</text:p>
          </table:table-cell>
          <table:table-cell office:value-type="float" office:value="-0.000875707" calcext:value-type="float">
            <text:p>-0.000875707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08834839" calcext:value-type="float">
            <text:p>0.008834839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9852142" calcext:value-type="float">
            <text:p>-0.9852142</text:p>
          </table:table-cell>
          <table:table-cell office:value-type="float" office:value="0.002567274" calcext:value-type="float">
            <text:p>0.002567274</text:p>
          </table:table-cell>
          <table:table-cell office:value-type="float" office:value="-0.009982949" calcext:value-type="float">
            <text:p>-0.009982949</text:p>
          </table:table-cell>
          <table:table-cell office:value-type="float" office:value="0.000229631" calcext:value-type="float">
            <text:p>0.000229631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004867554" calcext:value-type="float">
            <text:p>0.004867554</text:p>
          </table:table-cell>
          <table:table-cell office:value-type="float" office:value="0.003494263" calcext:value-type="float">
            <text:p>0.003494263</text:p>
          </table:table-cell>
          <table:table-cell office:value-type="float" office:value="-0.9862823" calcext:value-type="float">
            <text:p>-0.9862823</text:p>
          </table:table-cell>
          <table:table-cell office:value-type="float" office:value="0.00609155" calcext:value-type="float">
            <text:p>0.00609155</text:p>
          </table:table-cell>
          <table:table-cell office:value-type="float" office:value="0.001965284" calcext:value-type="float">
            <text:p>0.001965284</text:p>
          </table:table-cell>
          <table:table-cell office:value-type="float" office:value="0.004985144" calcext:value-type="float">
            <text:p>0.004985144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480103" calcext:value-type="float">
            <text:p>0.001480103</text:p>
          </table:table-cell>
          <table:table-cell office:value-type="float" office:value="-0.9901886" calcext:value-type="float">
            <text:p>-0.9901886</text:p>
          </table:table-cell>
          <table:table-cell office:value-type="float" office:value="0.006110528" calcext:value-type="float">
            <text:p>0.006110528</text:p>
          </table:table-cell>
          <table:table-cell office:value-type="float" office:value="-0.002788669" calcext:value-type="float">
            <text:p>-0.002788669</text:p>
          </table:table-cell>
          <table:table-cell office:value-type="float" office:value="0.003804184" calcext:value-type="float">
            <text:p>0.00380418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0.001495361" calcext:value-type="float">
            <text:p>0.001495361</text:p>
          </table:table-cell>
          <table:table-cell office:value-type="float" office:value="-0.9891663" calcext:value-type="float">
            <text:p>-0.9891663</text:p>
          </table:table-cell>
          <table:table-cell office:value-type="float" office:value="-0.007212702" calcext:value-type="float">
            <text:p>-0.007212702</text:p>
          </table:table-cell>
          <table:table-cell office:value-type="float" office:value="-0.002840793" calcext:value-type="float">
            <text:p>-0.002840793</text:p>
          </table:table-cell>
          <table:table-cell office:value-type="float" office:value="0.000259108" calcext:value-type="float">
            <text:p>0.000259108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0.008804321" calcext:value-type="float">
            <text:p>0.008804321</text:p>
          </table:table-cell>
          <table:table-cell office:value-type="float" office:value="0.000564575" calcext:value-type="float">
            <text:p>0.000564575</text:p>
          </table:table-cell>
          <table:table-cell office:value-type="float" office:value="-0.9881134" calcext:value-type="float">
            <text:p>-0.9881134</text:p>
          </table:table-cell>
          <table:table-cell office:value-type="float" office:value="0.003872841" calcext:value-type="float">
            <text:p>0.003872841</text:p>
          </table:table-cell>
          <table:table-cell office:value-type="float" office:value="-0.002850702" calcext:value-type="float">
            <text:p>-0.002850702</text:p>
          </table:table-cell>
          <table:table-cell office:value-type="float" office:value="-0.004289319" calcext:value-type="float">
            <text:p>-0.00428931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09979248" calcext:value-type="float">
            <text:p>0.009979248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919891" calcext:value-type="float">
            <text:p>-0.9919891</text:p>
          </table:table-cell>
          <table:table-cell office:value-type="float" office:value="0.007390791" calcext:value-type="float">
            <text:p>0.007390791</text:p>
          </table:table-cell>
          <table:table-cell office:value-type="float" office:value="0.01623721" calcext:value-type="float">
            <text:p>0.01623721</text:p>
          </table:table-cell>
          <table:table-cell office:value-type="float" office:value="0.00053059" calcext:value-type="float">
            <text:p>0.00053059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0.008850098" calcext:value-type="float">
            <text:p>0.008850098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61908" calcext:value-type="float">
            <text:p>-0.9861908</text:p>
          </table:table-cell>
          <table:table-cell office:value-type="float" office:value="-0.004601074" calcext:value-type="float">
            <text:p>-0.004601074</text:p>
          </table:table-cell>
          <table:table-cell office:value-type="float" office:value="-0.006454772" calcext:value-type="float">
            <text:p>-0.006454772</text:p>
          </table:table-cell>
          <table:table-cell office:value-type="float" office:value="-0.006683259" calcext:value-type="float">
            <text:p>-0.006683259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003936768" calcext:value-type="float">
            <text:p>0.003936768</text:p>
          </table:table-cell>
          <table:table-cell office:value-type="float" office:value="0.002456665" calcext:value-type="float">
            <text:p>0.002456665</text:p>
          </table:table-cell>
          <table:table-cell office:value-type="float" office:value="-0.9901886" calcext:value-type="float">
            <text:p>-0.9901886</text:p>
          </table:table-cell>
          <table:table-cell office:value-type="float" office:value="0.01837918" calcext:value-type="float">
            <text:p>0.01837918</text:p>
          </table:table-cell>
          <table:table-cell office:value-type="float" office:value="0.02220764" calcext:value-type="float">
            <text:p>0.02220764</text:p>
          </table:table-cell>
          <table:table-cell office:value-type="float" office:value="-0.00049608" calcext:value-type="float">
            <text:p>-0.00049608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0.0164032" calcext:value-type="float">
            <text:p>0.0164032</text:p>
          </table:table-cell>
          <table:table-cell office:value-type="float" office:value="-0.007080078" calcext:value-type="float">
            <text:p>-0.007080078</text:p>
          </table:table-cell>
          <table:table-cell office:value-type="float" office:value="-0.9820099" calcext:value-type="float">
            <text:p>-0.9820099</text:p>
          </table:table-cell>
          <table:table-cell office:value-type="float" office:value="0.027916" calcext:value-type="float">
            <text:p>0.027916</text:p>
          </table:table-cell>
          <table:table-cell office:value-type="float" office:value="0.02586565" calcext:value-type="float">
            <text:p>0.02586565</text:p>
          </table:table-cell>
          <table:table-cell office:value-type="float" office:value="0.007688229" calcext:value-type="float">
            <text:p>0.007688229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06340027" calcext:value-type="float">
            <text:p>0.06340027</text:p>
          </table:table-cell>
          <table:table-cell office:value-type="float" office:value="0.004119873" calcext:value-type="float">
            <text:p>0.004119873</text:p>
          </table:table-cell>
          <table:table-cell office:value-type="float" office:value="-0.989563" calcext:value-type="float">
            <text:p>-0.989563</text:p>
          </table:table-cell>
          <table:table-cell office:value-type="float" office:value="0.05072978" calcext:value-type="float">
            <text:p>0.05072978</text:p>
          </table:table-cell>
          <table:table-cell office:value-type="float" office:value="0.04743828" calcext:value-type="float">
            <text:p>0.04743828</text:p>
          </table:table-cell>
          <table:table-cell office:value-type="float" office:value="0.02073625" calcext:value-type="float">
            <text:p>0.02073625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3347778" calcext:value-type="float">
            <text:p>0.03347778</text:p>
          </table:table-cell>
          <table:table-cell office:value-type="float" office:value="-0.006057739" calcext:value-type="float">
            <text:p>-0.006057739</text:p>
          </table:table-cell>
          <table:table-cell office:value-type="float" office:value="-0.9922333" calcext:value-type="float">
            <text:p>-0.9922333</text:p>
          </table:table-cell>
          <table:table-cell office:value-type="float" office:value="0.007700348" calcext:value-type="float">
            <text:p>0.007700348</text:p>
          </table:table-cell>
          <table:table-cell office:value-type="float" office:value="-0.004836302" calcext:value-type="float">
            <text:p>-0.004836302</text:p>
          </table:table-cell>
          <table:table-cell office:value-type="float" office:value="0.03392046" calcext:value-type="float">
            <text:p>0.03392046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1316986" calcext:value-type="float">
            <text:p>0.1316986</text:p>
          </table:table-cell>
          <table:table-cell table:style-name="ce1" office:value-type="float" office:value="-0.0000153" calcext:value-type="float">
            <text:p>-1.53E-005</text:p>
          </table:table-cell>
          <table:table-cell office:value-type="float" office:value="-0.9896545" calcext:value-type="float">
            <text:p>-0.9896545</text:p>
          </table:table-cell>
          <table:table-cell office:value-type="float" office:value="-0.008318253" calcext:value-type="float">
            <text:p>-0.008318253</text:p>
          </table:table-cell>
          <table:table-cell office:value-type="float" office:value="-0.01875462" calcext:value-type="float">
            <text:p>-0.01875462</text:p>
          </table:table-cell>
          <table:table-cell office:value-type="float" office:value="-0.1872655" calcext:value-type="float">
            <text:p>-0.1872655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0.111908" calcext:value-type="float">
            <text:p>0.111908</text:p>
          </table:table-cell>
          <table:table-cell office:value-type="float" office:value="0.02058411" calcext:value-type="float">
            <text:p>0.02058411</text:p>
          </table:table-cell>
          <table:table-cell office:value-type="float" office:value="-0.9670105" calcext:value-type="float">
            <text:p>-0.9670105</text:p>
          </table:table-cell>
          <table:table-cell office:value-type="float" office:value="-0.01557761" calcext:value-type="float">
            <text:p>-0.01557761</text:p>
          </table:table-cell>
          <table:table-cell office:value-type="float" office:value="-0.004098333" calcext:value-type="float">
            <text:p>-0.004098333</text:p>
          </table:table-cell>
          <table:table-cell office:value-type="float" office:value="-0.1443667" calcext:value-type="float">
            <text:p>-0.1443667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159317" calcext:value-type="float">
            <text:p>0.159317</text:p>
          </table:table-cell>
          <table:table-cell office:value-type="float" office:value="0.004318237" calcext:value-type="float">
            <text:p>0.004318237</text:p>
          </table:table-cell>
          <table:table-cell office:value-type="float" office:value="-0.9792328" calcext:value-type="float">
            <text:p>-0.9792328</text:p>
          </table:table-cell>
          <table:table-cell office:value-type="float" office:value="-0.02294913" calcext:value-type="float">
            <text:p>-0.02294913</text:p>
          </table:table-cell>
          <table:table-cell office:value-type="float" office:value="0.0312397" calcext:value-type="float">
            <text:p>0.0312397</text:p>
          </table:table-cell>
          <table:table-cell office:value-type="float" office:value="-0.05267575" calcext:value-type="float">
            <text:p>-0.05267575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0.08331299" calcext:value-type="float">
            <text:p>0.08331299</text:p>
          </table:table-cell>
          <table:table-cell office:value-type="float" office:value="0.01420593" calcext:value-type="float">
            <text:p>0.01420593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07794638" calcext:value-type="float">
            <text:p>0.007794638</text:p>
          </table:table-cell>
          <table:table-cell office:value-type="float" office:value="0.07325254" calcext:value-type="float">
            <text:p>0.07325254</text:p>
          </table:table-cell>
          <table:table-cell office:value-type="float" office:value="-0.01741668" calcext:value-type="float">
            <text:p>-0.01741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595398" calcext:value-type="float">
            <text:p>0.05595398</text:p>
          </table:table-cell>
          <table:table-cell office:value-type="float" office:value="0.04516602" calcext:value-type="float">
            <text:p>0.04516602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-0.02387322" calcext:value-type="float">
            <text:p>-0.02387322</text:p>
          </table:table-cell>
          <table:table-cell office:value-type="float" office:value="-0.000160236" calcext:value-type="float">
            <text:p>-0.000160236</text:p>
          </table:table-cell>
          <table:table-cell office:value-type="float" office:value="0.02801756" calcext:value-type="float">
            <text:p>0.02801756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0.02348328" calcext:value-type="float">
            <text:p>0.02348328</text:p>
          </table:table-cell>
          <table:table-cell office:value-type="float" office:value="-0.04917908" calcext:value-type="float">
            <text:p>-0.04917908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-0.03877086" calcext:value-type="float">
            <text:p>-0.03877086</text:p>
          </table:table-cell>
          <table:table-cell office:value-type="float" office:value="0.04915298" calcext:value-type="float">
            <text:p>0.04915298</text:p>
          </table:table-cell>
          <table:table-cell office:value-type="float" office:value="0.2181319" calcext:value-type="float">
            <text:p>0.2181319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02348328" calcext:value-type="float">
            <text:p>0.02348328</text:p>
          </table:table-cell>
          <table:table-cell office:value-type="float" office:value="-0.04917908" calcext:value-type="float">
            <text:p>-0.04917908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-0.05023398" calcext:value-type="float">
            <text:p>-0.05023398</text:p>
          </table:table-cell>
          <table:table-cell office:value-type="float" office:value="-0.07209916" calcext:value-type="float">
            <text:p>-0.07209916</text:p>
          </table:table-cell>
          <table:table-cell office:value-type="float" office:value="0.1024327" calcext:value-type="float">
            <text:p>0.1024327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0.02311707" calcext:value-type="float">
            <text:p>0.02311707</text:p>
          </table:table-cell>
          <table:table-cell office:value-type="float" office:value="-0.008834839" calcext:value-type="float">
            <text:p>-0.008834839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0.002789306" calcext:value-type="float">
            <text:p>0.002789306</text:p>
          </table:table-cell>
          <table:table-cell office:value-type="float" office:value="0.1185514" calcext:value-type="float">
            <text:p>0.1185514</text:p>
          </table:table-cell>
          <table:table-cell office:value-type="float" office:value="0.1218285" calcext:value-type="float">
            <text:p>0.1218285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02206421" calcext:value-type="float">
            <text:p>-0.02206421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0.01992734" calcext:value-type="float">
            <text:p>0.01992734</text:p>
          </table:table-cell>
          <table:table-cell office:value-type="float" office:value="0.09398472" calcext:value-type="float">
            <text:p>0.09398472</text:p>
          </table:table-cell>
          <table:table-cell office:value-type="float" office:value="0.1656635" calcext:value-type="float">
            <text:p>0.1656635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0.02384949" calcext:value-type="float">
            <text:p>0.02384949</text:p>
          </table:table-cell>
          <table:table-cell office:value-type="float" office:value="0.004592896" calcext:value-type="float">
            <text:p>0.004592896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0.02110953" calcext:value-type="float">
            <text:p>0.02110953</text:p>
          </table:table-cell>
          <table:table-cell office:value-type="float" office:value="0.07532562" calcext:value-type="float">
            <text:p>0.07532562</text:p>
          </table:table-cell>
          <table:table-cell office:value-type="float" office:value="0.07641791" calcext:value-type="float">
            <text:p>0.07641791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-0.02606201" calcext:value-type="float">
            <text:p>-0.02606201</text:p>
          </table:table-cell>
          <table:table-cell office:value-type="float" office:value="-0.001678467" calcext:value-type="float">
            <text:p>-0.001678467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0.02836414" calcext:value-type="float">
            <text:p>0.02836414</text:p>
          </table:table-cell>
          <table:table-cell office:value-type="float" office:value="-0.1308334" calcext:value-type="float">
            <text:p>-0.1308334</text:p>
          </table:table-cell>
          <table:table-cell office:value-type="float" office:value="0.1741114" calcext:value-type="float">
            <text:p>0.1741114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0.07949829" calcext:value-type="float">
            <text:p>0.07949829</text:p>
          </table:table-cell>
          <table:table-cell office:value-type="float" office:value="-0.0131073" calcext:value-type="float">
            <text:p>-0.0131073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-0.03218668" calcext:value-type="float">
            <text:p>-0.03218668</text:p>
          </table:table-cell>
          <table:table-cell office:value-type="float" office:value="0.1075909" calcext:value-type="float">
            <text:p>0.1075909</text:p>
          </table:table-cell>
          <table:table-cell office:value-type="float" office:value="-0.02999161" calcext:value-type="float">
            <text:p>-0.02999161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-0.01417542" calcext:value-type="float">
            <text:p>-0.01417542</text:p>
          </table:table-cell>
          <table:table-cell office:value-type="float" office:value="0.005722046" calcext:value-type="float">
            <text:p>0.005722046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-0.00023844" calcext:value-type="float">
            <text:p>-0.00023844</text:p>
          </table:table-cell>
          <table:table-cell office:value-type="float" office:value="-0.09106528" calcext:value-type="float">
            <text:p>-0.09106528</text:p>
          </table:table-cell>
          <table:table-cell office:value-type="float" office:value="0.1025846" calcext:value-type="float">
            <text:p>0.1025846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0.05874634" calcext:value-type="float">
            <text:p>0.05874634</text:p>
          </table:table-cell>
          <table:table-cell office:value-type="float" office:value="-0.01834106" calcext:value-type="float">
            <text:p>-0.01834106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-0.04974423" calcext:value-type="float">
            <text:p>-0.04974423</text:p>
          </table:table-cell>
          <table:table-cell office:value-type="float" office:value="-0.1591953" calcext:value-type="float">
            <text:p>-0.1591953</text:p>
          </table:table-cell>
          <table:table-cell office:value-type="float" office:value="-0.0521206" calcext:value-type="float">
            <text:p>-0.0521206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-0.003753662" calcext:value-type="float">
            <text:p>-0.003753662</text:p>
          </table:table-cell>
          <table:table-cell office:value-type="float" office:value="0.0320282" calcext:value-type="float">
            <text:p>0.0320282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-0.009350282" calcext:value-type="float">
            <text:p>-0.009350282</text:p>
          </table:table-cell>
          <table:table-cell office:value-type="float" office:value="0.1592949" calcext:value-type="float">
            <text:p>0.1592949</text:p>
          </table:table-cell>
          <table:table-cell office:value-type="float" office:value="0.02619335" calcext:value-type="float">
            <text:p>0.02619335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0.02867126" calcext:value-type="float">
            <text:p>0.02867126</text:p>
          </table:table-cell>
          <table:table-cell office:value-type="float" office:value="0.009979248" calcext:value-type="float">
            <text:p>0.009979248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09024962" calcext:value-type="float">
            <text:p>0.009024962</text:p>
          </table:table-cell>
          <table:table-cell office:value-type="float" office:value="-0.0123873" calcext:value-type="float">
            <text:p>-0.0123873</text:p>
          </table:table-cell>
          <table:table-cell office:value-type="float" office:value="0.1184474" calcext:value-type="float">
            <text:p>0.118447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04084778" calcext:value-type="float">
            <text:p>0.04084778</text:p>
          </table:table-cell>
          <table:table-cell office:value-type="float" office:value="-0.004257202" calcext:value-type="float">
            <text:p>-0.004257202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-0.02746006" calcext:value-type="float">
            <text:p>-0.02746006</text:p>
          </table:table-cell>
          <table:table-cell office:value-type="float" office:value="0.06677786" calcext:value-type="float">
            <text:p>0.06677786</text:p>
          </table:table-cell>
          <table:table-cell office:value-type="float" office:value="0.06582008" calcext:value-type="float">
            <text:p>0.06582008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-0.01257324" calcext:value-type="float">
            <text:p>-0.01257324</text:p>
          </table:table-cell>
          <table:table-cell office:value-type="float" office:value="-0.04338074" calcext:value-type="float">
            <text:p>-0.04338074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0.01286914" calcext:value-type="float">
            <text:p>0.01286914</text:p>
          </table:table-cell>
          <table:table-cell office:value-type="float" office:value="-0.004982991" calcext:value-type="float">
            <text:p>-0.004982991</text:p>
          </table:table-cell>
          <table:table-cell office:value-type="float" office:value="0.01911616" calcext:value-type="float">
            <text:p>0.01911616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-0.008712769" calcext:value-type="float">
            <text:p>-0.008712769</text:p>
          </table:table-cell>
          <table:table-cell office:value-type="float" office:value="-0.01507568" calcext:value-type="float">
            <text:p>-0.01507568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-0.02863438" calcext:value-type="float">
            <text:p>-0.02863438</text:p>
          </table:table-cell>
          <table:table-cell office:value-type="float" office:value="0.1091731" calcext:value-type="float">
            <text:p>0.1091731</text:p>
          </table:table-cell>
          <table:table-cell office:value-type="float" office:value="0.01760802" calcext:value-type="float">
            <text:p>0.017608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-0.0267334" calcext:value-type="float">
            <text:p>-0.0267334</text:p>
          </table:table-cell>
          <table:table-cell office:value-type="float" office:value="-0.01481628" calcext:value-type="float">
            <text:p>-0.01481628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2262631" calcext:value-type="float">
            <text:p>-0.02262631</text:p>
          </table:table-cell>
          <table:table-cell office:value-type="float" office:value="-0.06972084" calcext:value-type="float">
            <text:p>-0.06972084</text:p>
          </table:table-cell>
          <table:table-cell office:value-type="float" office:value="-0.02097741" calcext:value-type="float">
            <text:p>-0.02097741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02882385" calcext:value-type="float">
            <text:p>0.02882385</text:p>
          </table:table-cell>
          <table:table-cell office:value-type="float" office:value="0.02351379" calcext:value-type="float">
            <text:p>0.02351379</text:p>
          </table:table-cell>
          <table:table-cell office:value-type="float" office:value="-0.9860382" calcext:value-type="float">
            <text:p>-0.9860382</text:p>
          </table:table-cell>
          <table:table-cell office:value-type="float" office:value="-0.001406802" calcext:value-type="float">
            <text:p>-0.001406802</text:p>
          </table:table-cell>
          <table:table-cell office:value-type="float" office:value="-0.1515743" calcext:value-type="float">
            <text:p>-0.1515743</text:p>
          </table:table-cell>
          <table:table-cell office:value-type="float" office:value="-0.1280382" calcext:value-type="float">
            <text:p>-0.1280382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-0.0813446" calcext:value-type="float">
            <text:p>-0.0813446</text:p>
          </table:table-cell>
          <table:table-cell office:value-type="float" office:value="-0.003463745" calcext:value-type="float">
            <text:p>-0.003463745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-0.01037861" calcext:value-type="float">
            <text:p>-0.01037861</text:p>
          </table:table-cell>
          <table:table-cell office:value-type="float" office:value="-0.08597403" calcext:value-type="float">
            <text:p>-0.08597403</text:p>
          </table:table-cell>
          <table:table-cell office:value-type="float" office:value="0.02290566" calcext:value-type="float">
            <text:p>0.02290566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-0.03186035" calcext:value-type="float">
            <text:p>-0.03186035</text:p>
          </table:table-cell>
          <table:table-cell office:value-type="float" office:value="0.007720947" calcext:value-type="float">
            <text:p>0.007720947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-0.01786503" calcext:value-type="float">
            <text:p>-0.01786503</text:p>
          </table:table-cell>
          <table:table-cell office:value-type="float" office:value="-0.05270348" calcext:value-type="float">
            <text:p>-0.05270348</text:p>
          </table:table-cell>
          <table:table-cell office:value-type="float" office:value="0.02774739" calcext:value-type="float">
            <text:p>0.02774739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-0.03245544" calcext:value-type="float">
            <text:p>-0.03245544</text:p>
          </table:table-cell>
          <table:table-cell office:value-type="float" office:value="0.007461548" calcext:value-type="float">
            <text:p>0.007461548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0.01361028" calcext:value-type="float">
            <text:p>0.01361028</text:p>
          </table:table-cell>
          <table:table-cell office:value-type="float" office:value="-0.03116741" calcext:value-type="float">
            <text:p>-0.03116741</text:p>
          </table:table-cell>
          <table:table-cell office:value-type="float" office:value="0.03621576" calcext:value-type="float">
            <text:p>0.036215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2459717" calcext:value-type="float">
            <text:p>-0.02459717</text:p>
          </table:table-cell>
          <table:table-cell office:value-type="float" office:value="-0.00793457" calcext:value-type="float">
            <text:p>-0.00793457</text:p>
          </table:table-cell>
          <table:table-cell office:value-type="float" office:value="-0.9888611" calcext:value-type="float">
            <text:p>-0.9888611</text:p>
          </table:table-cell>
          <table:table-cell office:value-type="float" office:value="0.02956254" calcext:value-type="float">
            <text:p>0.02956254</text:p>
          </table:table-cell>
          <table:table-cell office:value-type="float" office:value="0.02313235" calcext:value-type="float">
            <text:p>0.02313235</text:p>
          </table:table-cell>
          <table:table-cell office:value-type="float" office:value="-0.01410701" calcext:value-type="float">
            <text:p>-0.01410701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0.0120697" calcext:value-type="float">
            <text:p>0.0120697</text:p>
          </table:table-cell>
          <table:table-cell office:value-type="float" office:value="0.005401611" calcext:value-type="float">
            <text:p>0.005401611</text:p>
          </table:table-cell>
          <table:table-cell office:value-type="float" office:value="-0.9859772" calcext:value-type="float">
            <text:p>-0.9859772</text:p>
          </table:table-cell>
          <table:table-cell office:value-type="float" office:value="-0.005132853" calcext:value-type="float">
            <text:p>-0.005132853</text:p>
          </table:table-cell>
          <table:table-cell office:value-type="float" office:value="0.003732388" calcext:value-type="float">
            <text:p>0.003732388</text:p>
          </table:table-cell>
          <table:table-cell office:value-type="float" office:value="-0.04004296" calcext:value-type="float">
            <text:p>-0.04004296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-0.01998901" calcext:value-type="float">
            <text:p>-0.01998901</text:p>
          </table:table-cell>
          <table:table-cell office:value-type="float" office:value="-0.00668335" calcext:value-type="float">
            <text:p>-0.00668335</text:p>
          </table:table-cell>
          <table:table-cell office:value-type="float" office:value="-0.9859467" calcext:value-type="float">
            <text:p>-0.9859467</text:p>
          </table:table-cell>
          <table:table-cell office:value-type="float" office:value="0.001960555" calcext:value-type="float">
            <text:p>0.001960555</text:p>
          </table:table-cell>
          <table:table-cell office:value-type="float" office:value="0.008949077" calcext:value-type="float">
            <text:p>0.008949077</text:p>
          </table:table-cell>
          <table:table-cell office:value-type="float" office:value="0.01321165" calcext:value-type="float">
            <text:p>0.01321165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-0.07711792" calcext:value-type="float">
            <text:p>-0.07711792</text:p>
          </table:table-cell>
          <table:table-cell office:value-type="float" office:value="-0.03373718" calcext:value-type="float">
            <text:p>-0.03373718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07400256" calcext:value-type="float">
            <text:p>-0.007400256</text:p>
          </table:table-cell>
          <table:table-cell office:value-type="float" office:value="0.03061843" calcext:value-type="float">
            <text:p>0.03061843</text:p>
          </table:table-cell>
          <table:table-cell office:value-type="float" office:value="0.04343528" calcext:value-type="float">
            <text:p>0.04343528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0.08462524" calcext:value-type="float">
            <text:p>-0.08462524</text:p>
          </table:table-cell>
          <table:table-cell office:value-type="float" office:value="0.0368042" calcext:value-type="float">
            <text:p>0.0368042</text:p>
          </table:table-cell>
          <table:table-cell office:value-type="float" office:value="-0.9879761" calcext:value-type="float">
            <text:p>-0.9879761</text:p>
          </table:table-cell>
          <table:table-cell office:value-type="float" office:value="0.01657355" calcext:value-type="float">
            <text:p>0.01657355</text:p>
          </table:table-cell>
          <table:table-cell office:value-type="float" office:value="0.004247074" calcext:value-type="float">
            <text:p>0.004247074</text:p>
          </table:table-cell>
          <table:table-cell office:value-type="float" office:value="0.1509219" calcext:value-type="float">
            <text:p>0.1509219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0.01811218" calcext:value-type="float">
            <text:p>0.01811218</text:p>
          </table:table-cell>
          <table:table-cell office:value-type="float" office:value="0.005386353" calcext:value-type="float">
            <text:p>0.005386353</text:p>
          </table:table-cell>
          <table:table-cell office:value-type="float" office:value="-0.9918823" calcext:value-type="float">
            <text:p>-0.9918823</text:p>
          </table:table-cell>
          <table:table-cell office:value-type="float" office:value="-0.02516913" calcext:value-type="float">
            <text:p>-0.02516913</text:p>
          </table:table-cell>
          <table:table-cell office:value-type="float" office:value="-0.005300072" calcext:value-type="float">
            <text:p>-0.005300072</text:p>
          </table:table-cell>
          <table:table-cell office:value-type="float" office:value="0.02450046" calcext:value-type="float">
            <text:p>0.02450046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01846313" calcext:value-type="float">
            <text:p>0.01846313</text:p>
          </table:table-cell>
          <table:table-cell office:value-type="float" office:value="0.001831055" calcext:value-type="float">
            <text:p>0.001831055</text:p>
          </table:table-cell>
          <table:table-cell office:value-type="float" office:value="-0.984024" calcext:value-type="float">
            <text:p>-0.984024</text:p>
          </table:table-cell>
          <table:table-cell office:value-type="float" office:value="0.004736224" calcext:value-type="float">
            <text:p>0.004736224</text:p>
          </table:table-cell>
          <table:table-cell office:value-type="float" office:value="-0.02093403" calcext:value-type="float">
            <text:p>-0.02093403</text:p>
          </table:table-cell>
          <table:table-cell office:value-type="float" office:value="0.001385937" calcext:value-type="float">
            <text:p>0.001385937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0.01309204" calcext:value-type="float">
            <text:p>0.01309204</text:p>
          </table:table-cell>
          <table:table-cell office:value-type="float" office:value="0.004364014" calcext:value-type="float">
            <text:p>0.004364014</text:p>
          </table:table-cell>
          <table:table-cell office:value-type="float" office:value="-0.9967651" calcext:value-type="float">
            <text:p>-0.9967651</text:p>
          </table:table-cell>
          <table:table-cell office:value-type="float" office:value="0.01812305" calcext:value-type="float">
            <text:p>0.01812305</text:p>
          </table:table-cell>
          <table:table-cell office:value-type="float" office:value="0.01240782" calcext:value-type="float">
            <text:p>0.01240782</text:p>
          </table:table-cell>
          <table:table-cell office:value-type="float" office:value="0.001762896" calcext:value-type="float">
            <text:p>0.001762896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1654358" calcext:value-type="float">
            <text:p>0.1654358</text:p>
          </table:table-cell>
          <table:table-cell office:value-type="float" office:value="-0.1013947" calcext:value-type="float">
            <text:p>-0.1013947</text:p>
          </table:table-cell>
          <table:table-cell office:value-type="float" office:value="-0.99086" calcext:value-type="float">
            <text:p>-0.99086</text:p>
          </table:table-cell>
          <table:table-cell office:value-type="float" office:value="0.002851721" calcext:value-type="float">
            <text:p>0.002851721</text:p>
          </table:table-cell>
          <table:table-cell office:value-type="float" office:value="-0.109682" calcext:value-type="float">
            <text:p>-0.109682</text:p>
          </table:table-cell>
          <table:table-cell office:value-type="float" office:value="-0.08694579" calcext:value-type="float">
            <text:p>-0.08694579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9890137" calcext:value-type="float">
            <text:p>-0.9890137</text:p>
          </table:table-cell>
          <table:table-cell office:value-type="float" office:value="0.01808092" calcext:value-type="float">
            <text:p>0.01808092</text:p>
          </table:table-cell>
          <table:table-cell office:value-type="float" office:value="0.02431831" calcext:value-type="float">
            <text:p>0.02431831</text:p>
          </table:table-cell>
          <table:table-cell office:value-type="float" office:value="0.00302739" calcext:value-type="float">
            <text:p>0.0030273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01586914" calcext:value-type="float">
            <text:p>0.01586914</text:p>
          </table:table-cell>
          <table:table-cell office:value-type="float" office:value="0.003585815" calcext:value-type="float">
            <text:p>0.003585815</text:p>
          </table:table-cell>
          <table:table-cell office:value-type="float" office:value="-0.9898834" calcext:value-type="float">
            <text:p>-0.9898834</text:p>
          </table:table-cell>
          <table:table-cell office:value-type="float" office:value="-0.000185305" calcext:value-type="float">
            <text:p>-0.000185305</text:p>
          </table:table-cell>
          <table:table-cell office:value-type="float" office:value="-0.009027966" calcext:value-type="float">
            <text:p>-0.009027966</text:p>
          </table:table-cell>
          <table:table-cell office:value-type="float" office:value="0.002623287" calcext:value-type="float">
            <text:p>0.002623287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0.01307678" calcext:value-type="float">
            <text:p>0.01307678</text:p>
          </table:table-cell>
          <table:table-cell office:value-type="float" office:value="0.006362915" calcext:value-type="float">
            <text:p>0.006362915</text:p>
          </table:table-cell>
          <table:table-cell office:value-type="float" office:value="-0.9967804" calcext:value-type="float">
            <text:p>-0.9967804</text:p>
          </table:table-cell>
          <table:table-cell office:value-type="float" office:value="-0.009850354" calcext:value-type="float">
            <text:p>-0.009850354</text:p>
          </table:table-cell>
          <table:table-cell office:value-type="float" office:value="-0.007881894" calcext:value-type="float">
            <text:p>-0.007881894</text:p>
          </table:table-cell>
          <table:table-cell office:value-type="float" office:value="-0.00089092" calcext:value-type="float">
            <text:p>-0.0008909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01583862" calcext:value-type="float">
            <text:p>0.01583862</text:p>
          </table:table-cell>
          <table:table-cell office:value-type="float" office:value="0.004562378" calcext:value-type="float">
            <text:p>0.004562378</text:p>
          </table:table-cell>
          <table:table-cell office:value-type="float" office:value="-0.9879608" calcext:value-type="float">
            <text:p>-0.9879608</text:p>
          </table:table-cell>
          <table:table-cell office:value-type="float" office:value="0.001160942" calcext:value-type="float">
            <text:p>0.001160942</text:p>
          </table:table-cell>
          <table:table-cell office:value-type="float" office:value="-0.01144317" calcext:value-type="float">
            <text:p>-0.01144317</text:p>
          </table:table-cell>
          <table:table-cell office:value-type="float" office:value="-0.002019129" calcext:value-type="float">
            <text:p>-0.002019129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0.01399231" calcext:value-type="float">
            <text:p>0.01399231</text:p>
          </table:table-cell>
          <table:table-cell office:value-type="float" office:value="0.002471924" calcext:value-type="float">
            <text:p>0.002471924</text:p>
          </table:table-cell>
          <table:table-cell office:value-type="float" office:value="-0.9967194" calcext:value-type="float">
            <text:p>-0.9967194</text:p>
          </table:table-cell>
          <table:table-cell office:value-type="float" office:value="-0.002349738" calcext:value-type="float">
            <text:p>-0.002349738</text:p>
          </table:table-cell>
          <table:table-cell office:value-type="float" office:value="-0.004358345" calcext:value-type="float">
            <text:p>-0.004358345</text:p>
          </table:table-cell>
          <table:table-cell office:value-type="float" office:value="-0.007758875" calcext:value-type="float">
            <text:p>-0.00775887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01469421" calcext:value-type="float">
            <text:p>0.01469421</text:p>
          </table:table-cell>
          <table:table-cell office:value-type="float" office:value="0.001663208" calcext:value-type="float">
            <text:p>0.001663208</text:p>
          </table:table-cell>
          <table:table-cell office:value-type="float" office:value="-0.9850311" calcext:value-type="float">
            <text:p>-0.9850311</text:p>
          </table:table-cell>
          <table:table-cell office:value-type="float" office:value="0.001281008" calcext:value-type="float">
            <text:p>0.001281008</text:p>
          </table:table-cell>
          <table:table-cell office:value-type="float" office:value="-0.005522481" calcext:value-type="float">
            <text:p>-0.005522481</text:p>
          </table:table-cell>
          <table:table-cell office:value-type="float" office:value="-0.006592549" calcext:value-type="float">
            <text:p>-0.006592549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0.01290894" calcext:value-type="float">
            <text:p>0.01290894</text:p>
          </table:table-cell>
          <table:table-cell office:value-type="float" office:value="0.001495361" calcext:value-type="float">
            <text:p>0.001495361</text:p>
          </table:table-cell>
          <table:table-cell office:value-type="float" office:value="-0.994812" calcext:value-type="float">
            <text:p>-0.994812</text:p>
          </table:table-cell>
          <table:table-cell office:value-type="float" office:value="0.004525601" calcext:value-type="float">
            <text:p>0.004525601</text:p>
          </table:table-cell>
          <table:table-cell office:value-type="float" office:value="0.007713707" calcext:value-type="float">
            <text:p>0.007713707</text:p>
          </table:table-cell>
          <table:table-cell office:value-type="float" office:value="0.008584698" calcext:value-type="float">
            <text:p>0.00858469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01190186" calcext:value-type="float">
            <text:p>0.01190186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900055" calcext:value-type="float">
            <text:p>-0.9900055</text:p>
          </table:table-cell>
          <table:table-cell office:value-type="float" office:value="-0.007311926" calcext:value-type="float">
            <text:p>-0.007311926</text:p>
          </table:table-cell>
          <table:table-cell office:value-type="float" office:value="-0.01145445" calcext:value-type="float">
            <text:p>-0.01145445</text:p>
          </table:table-cell>
          <table:table-cell office:value-type="float" office:value="-0.004380508" calcext:value-type="float">
            <text:p>-0.004380508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0.01487732" calcext:value-type="float">
            <text:p>0.01487732</text:p>
          </table:table-cell>
          <table:table-cell office:value-type="float" office:value="0.003555298" calcext:value-type="float">
            <text:p>0.003555298</text:p>
          </table:table-cell>
          <table:table-cell office:value-type="float" office:value="-0.99086" calcext:value-type="float">
            <text:p>-0.99086</text:p>
          </table:table-cell>
          <table:table-cell office:value-type="float" office:value="-0.005100596" calcext:value-type="float">
            <text:p>-0.005100596</text:p>
          </table:table-cell>
          <table:table-cell office:value-type="float" office:value="0.000527222" calcext:value-type="float">
            <text:p>0.000527222</text:p>
          </table:table-cell>
          <table:table-cell office:value-type="float" office:value="0.003838388" calcext:value-type="float">
            <text:p>0.00383838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01283264" calcext:value-type="float">
            <text:p>0.01283264</text:p>
          </table:table-cell>
          <table:table-cell office:value-type="float" office:value="0.003555298" calcext:value-type="float">
            <text:p>0.003555298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0.001032891" calcext:value-type="float">
            <text:p>0.001032891</text:p>
          </table:table-cell>
          <table:table-cell office:value-type="float" office:value="-0.004230383" calcext:value-type="float">
            <text:p>-0.004230383</text:p>
          </table:table-cell>
          <table:table-cell office:value-type="float" office:value="0.002672082" calcext:value-type="float">
            <text:p>0.002672082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0.01393127" calcext:value-type="float">
            <text:p>0.01393127</text:p>
          </table:table-cell>
          <table:table-cell office:value-type="float" office:value="0.005508423" calcext:value-type="float">
            <text:p>0.005508423</text:p>
          </table:table-cell>
          <table:table-cell office:value-type="float" office:value="-0.9899445" calcext:value-type="float">
            <text:p>-0.9899445</text:p>
          </table:table-cell>
          <table:table-cell office:value-type="float" office:value="-0.007726457" calcext:value-type="float">
            <text:p>-0.007726457</text:p>
          </table:table-cell>
          <table:table-cell office:value-type="float" office:value="0.001782299" calcext:value-type="float">
            <text:p>0.001782299</text:p>
          </table:table-cell>
          <table:table-cell office:value-type="float" office:value="0.01077649" calcext:value-type="float">
            <text:p>0.010776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89832" calcext:value-type="float">
            <text:p>-0.9889832</text:p>
          </table:table-cell>
          <table:table-cell office:value-type="float" office:value="0.008525283" calcext:value-type="float">
            <text:p>0.008525283</text:p>
          </table:table-cell>
          <table:table-cell office:value-type="float" office:value="0.01000321" calcext:value-type="float">
            <text:p>0.01000321</text:p>
          </table:table-cell>
          <table:table-cell office:value-type="float" office:value="-0.004098711" calcext:value-type="float">
            <text:p>-0.004098711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0.01393127" calcext:value-type="float">
            <text:p>0.01393127</text:p>
          </table:table-cell>
          <table:table-cell office:value-type="float" office:value="0.007476807" calcext:value-type="float">
            <text:p>0.007476807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0.008503526" calcext:value-type="float">
            <text:p>0.008503526</text:p>
          </table:table-cell>
          <table:table-cell office:value-type="float" office:value="-0.000694832" calcext:value-type="float">
            <text:p>-0.000694832</text:p>
          </table:table-cell>
          <table:table-cell office:value-type="float" office:value="-0.003039182" calcext:value-type="float">
            <text:p>-0.00303918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01408386" calcext:value-type="float">
            <text:p>0.01408386</text:p>
          </table:table-cell>
          <table:table-cell office:value-type="float" office:value="0.006378174" calcext:value-type="float">
            <text:p>0.006378174</text:p>
          </table:table-cell>
          <table:table-cell office:value-type="float" office:value="-0.9967499" calcext:value-type="float">
            <text:p>-0.9967499</text:p>
          </table:table-cell>
          <table:table-cell office:value-type="float" office:value="0.003517293" calcext:value-type="float">
            <text:p>0.003517293</text:p>
          </table:table-cell>
          <table:table-cell office:value-type="float" office:value="0.005157307" calcext:value-type="float">
            <text:p>0.005157307</text:p>
          </table:table-cell>
          <table:table-cell office:value-type="float" office:value="-0.00087589" calcext:value-type="float">
            <text:p>-0.00087589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0.0118103" calcext:value-type="float">
            <text:p>0.0118103</text:p>
          </table:table-cell>
          <table:table-cell office:value-type="float" office:value="0.002563477" calcext:value-type="float">
            <text:p>0.002563477</text:p>
          </table:table-cell>
          <table:table-cell office:value-type="float" office:value="-0.9880524" calcext:value-type="float">
            <text:p>-0.9880524</text:p>
          </table:table-cell>
          <table:table-cell table:style-name="ce1" office:value-type="float" office:value="-0.0000032" calcext:value-type="float">
            <text:p>-3.20E-006</text:p>
          </table:table-cell>
          <table:table-cell office:value-type="float" office:value="-0.011549" calcext:value-type="float">
            <text:p>-0.011549</text:p>
          </table:table-cell>
          <table:table-cell office:value-type="float" office:value="-0.00567475" calcext:value-type="float">
            <text:p>-0.0056747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01277161" calcext:value-type="float">
            <text:p>0.01277161</text:p>
          </table:table-cell>
          <table:table-cell office:value-type="float" office:value="0.003601074" calcext:value-type="float">
            <text:p>0.003601074</text:p>
          </table:table-cell>
          <table:table-cell office:value-type="float" office:value="-0.9850922" calcext:value-type="float">
            <text:p>-0.9850922</text:p>
          </table:table-cell>
          <table:table-cell office:value-type="float" office:value="-0.003585287" calcext:value-type="float">
            <text:p>-0.003585287</text:p>
          </table:table-cell>
          <table:table-cell office:value-type="float" office:value="0.007455516" calcext:value-type="float">
            <text:p>0.007455516</text:p>
          </table:table-cell>
          <table:table-cell office:value-type="float" office:value="-0.00899317" calcext:value-type="float">
            <text:p>-0.00899317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0.01289368" calcext:value-type="float">
            <text:p>0.01289368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9975" calcext:value-type="float">
            <text:p>-0.989975</text:p>
          </table:table-cell>
          <table:table-cell office:value-type="float" office:value="0.002467149" calcext:value-type="float">
            <text:p>0.002467149</text:p>
          </table:table-cell>
          <table:table-cell office:value-type="float" office:value="-0.01155425" calcext:value-type="float">
            <text:p>-0.01155425</text:p>
          </table:table-cell>
          <table:table-cell office:value-type="float" office:value="-0.006818025" calcext:value-type="float">
            <text:p>-0.006818025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01179504" calcext:value-type="float">
            <text:p>0.01179504</text:p>
          </table:table-cell>
          <table:table-cell office:value-type="float" office:value="0.003585815" calcext:value-type="float">
            <text:p>0.003585815</text:p>
          </table:table-cell>
          <table:table-cell office:value-type="float" office:value="-0.9860992" calcext:value-type="float">
            <text:p>-0.9860992</text:p>
          </table:table-cell>
          <table:table-cell office:value-type="float" office:value="-0.001351206" calcext:value-type="float">
            <text:p>-0.001351206</text:p>
          </table:table-cell>
          <table:table-cell office:value-type="float" office:value="-0.006746187" calcext:value-type="float">
            <text:p>-0.006746187</text:p>
          </table:table-cell>
          <table:table-cell office:value-type="float" office:value="-0.001011395" calcext:value-type="float">
            <text:p>-0.001011395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0.0158844" calcext:value-type="float">
            <text:p>0.0158844</text:p>
          </table:table-cell>
          <table:table-cell office:value-type="float" office:value="0.003570557" calcext:value-type="float">
            <text:p>0.003570557</text:p>
          </table:table-cell>
          <table:table-cell office:value-type="float" office:value="-0.9908447" calcext:value-type="float">
            <text:p>-0.9908447</text:p>
          </table:table-cell>
          <table:table-cell office:value-type="float" office:value="-0.006258626" calcext:value-type="float">
            <text:p>-0.006258626</text:p>
          </table:table-cell>
          <table:table-cell office:value-type="float" office:value="-0.009122548" calcext:value-type="float">
            <text:p>-0.009122548</text:p>
          </table:table-cell>
          <table:table-cell table:style-name="ce1" office:value-type="float" office:value="0.0000966" calcext:value-type="float">
            <text:p>9.66E-00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01591492" calcext:value-type="float">
            <text:p>0.01591492</text:p>
          </table:table-cell>
          <table:table-cell office:value-type="float" office:value="0.002532959" calcext:value-type="float">
            <text:p>0.002532959</text:p>
          </table:table-cell>
          <table:table-cell office:value-type="float" office:value="-0.9937592" calcext:value-type="float">
            <text:p>-0.9937592</text:p>
          </table:table-cell>
          <table:table-cell office:value-type="float" office:value="0.003330429" calcext:value-type="float">
            <text:p>0.003330429</text:p>
          </table:table-cell>
          <table:table-cell office:value-type="float" office:value="-0.000837699" calcext:value-type="float">
            <text:p>-0.000837699</text:p>
          </table:table-cell>
          <table:table-cell office:value-type="float" office:value="0.004692617" calcext:value-type="float">
            <text:p>0.004692617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0.01193237" calcext:value-type="float">
            <text:p>0.01193237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919434" calcext:value-type="float">
            <text:p>-0.9919434</text:p>
          </table:table-cell>
          <table:table-cell office:value-type="float" office:value="0.002296935" calcext:value-type="float">
            <text:p>0.002296935</text:p>
          </table:table-cell>
          <table:table-cell office:value-type="float" office:value="-0.000901118" calcext:value-type="float">
            <text:p>-0.000901118</text:p>
          </table:table-cell>
          <table:table-cell office:value-type="float" office:value="-0.002255142" calcext:value-type="float">
            <text:p>-0.00225514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01187134" calcext:value-type="float">
            <text:p>0.01187134</text:p>
          </table:table-cell>
          <table:table-cell office:value-type="float" office:value="0.002532959" calcext:value-type="float">
            <text:p>0.002532959</text:p>
          </table:table-cell>
          <table:table-cell office:value-type="float" office:value="-0.9909515" calcext:value-type="float">
            <text:p>-0.9909515</text:p>
          </table:table-cell>
          <table:table-cell office:value-type="float" office:value="0.007362969" calcext:value-type="float">
            <text:p>0.007362969</text:p>
          </table:table-cell>
          <table:table-cell office:value-type="float" office:value="-0.00214512" calcext:value-type="float">
            <text:p>-0.00214512</text:p>
          </table:table-cell>
          <table:table-cell office:value-type="float" office:value="-0.009180293" calcext:value-type="float">
            <text:p>-0.009180293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0.01094055" calcext:value-type="float">
            <text:p>0.01094055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909821" calcext:value-type="float">
            <text:p>-0.9909821</text:p>
          </table:table-cell>
          <table:table-cell office:value-type="float" office:value="-0.006009729" calcext:value-type="float">
            <text:p>-0.006009729</text:p>
          </table:table-cell>
          <table:table-cell office:value-type="float" office:value="-0.008192739" calcext:value-type="float">
            <text:p>-0.008192739</text:p>
          </table:table-cell>
          <table:table-cell office:value-type="float" office:value="-0.01172183" calcext:value-type="float">
            <text:p>-0.01172183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01393127" calcext:value-type="float">
            <text:p>0.01393127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918823" calcext:value-type="float">
            <text:p>-0.9918823</text:p>
          </table:table-cell>
          <table:table-cell office:value-type="float" office:value="-0.005104912" calcext:value-type="float">
            <text:p>-0.005104912</text:p>
          </table:table-cell>
          <table:table-cell office:value-type="float" office:value="-0.00332604" calcext:value-type="float">
            <text:p>-0.00332604</text:p>
          </table:table-cell>
          <table:table-cell office:value-type="float" office:value="-0.000103385" calcext:value-type="float">
            <text:p>-0.000103385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0.01295471" calcext:value-type="float">
            <text:p>0.01295471</text:p>
          </table:table-cell>
          <table:table-cell office:value-type="float" office:value="0.006439209" calcext:value-type="float">
            <text:p>0.006439209</text:p>
          </table:table-cell>
          <table:table-cell office:value-type="float" office:value="-0.9909515" calcext:value-type="float">
            <text:p>-0.9909515</text:p>
          </table:table-cell>
          <table:table-cell office:value-type="float" office:value="-0.005228342" calcext:value-type="float">
            <text:p>-0.005228342</text:p>
          </table:table-cell>
          <table:table-cell office:value-type="float" office:value="-0.004473538" calcext:value-type="float">
            <text:p>-0.004473538</text:p>
          </table:table-cell>
          <table:table-cell office:value-type="float" office:value="0.004512846" calcext:value-type="float">
            <text:p>0.004512846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01390076" calcext:value-type="float">
            <text:p>0.01390076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9899445" calcext:value-type="float">
            <text:p>-0.9899445</text:p>
          </table:table-cell>
          <table:table-cell office:value-type="float" office:value="0.000876299" calcext:value-type="float">
            <text:p>0.000876299</text:p>
          </table:table-cell>
          <table:table-cell office:value-type="float" office:value="-0.000953267" calcext:value-type="float">
            <text:p>-0.000953267</text:p>
          </table:table-cell>
          <table:table-cell office:value-type="float" office:value="0.003329363" calcext:value-type="float">
            <text:p>0.003329363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0.01675415" calcext:value-type="float">
            <text:p>0.01675415</text:p>
          </table:table-cell>
          <table:table-cell office:value-type="float" office:value="0.002624512" calcext:value-type="float">
            <text:p>0.002624512</text:p>
          </table:table-cell>
          <table:table-cell office:value-type="float" office:value="-0.9869385" calcext:value-type="float">
            <text:p>-0.9869385</text:p>
          </table:table-cell>
          <table:table-cell office:value-type="float" office:value="-0.002778241" calcext:value-type="float">
            <text:p>-0.002778241</text:p>
          </table:table-cell>
          <table:table-cell office:value-type="float" office:value="-0.006908993" calcext:value-type="float">
            <text:p>-0.006908993</text:p>
          </table:table-cell>
          <table:table-cell office:value-type="float" office:value="0.003254919" calcext:value-type="float">
            <text:p>0.003254919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01097107" calcext:value-type="float">
            <text:p>0.01097107</text:p>
          </table:table-cell>
          <table:table-cell office:value-type="float" office:value="0.005462646" calcext:value-type="float">
            <text:p>0.005462646</text:p>
          </table:table-cell>
          <table:table-cell office:value-type="float" office:value="-0.9909821" calcext:value-type="float">
            <text:p>-0.9909821</text:p>
          </table:table-cell>
          <table:table-cell office:value-type="float" office:value="0.002015694" calcext:value-type="float">
            <text:p>0.002015694</text:p>
          </table:table-cell>
          <table:table-cell office:value-type="float" office:value="-0.0021571" calcext:value-type="float">
            <text:p>-0.0021571</text:p>
          </table:table-cell>
          <table:table-cell office:value-type="float" office:value="0.005581433" calcext:value-type="float">
            <text:p>0.005581433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0.01005554" calcext:value-type="float">
            <text:p>0.01005554</text:p>
          </table:table-cell>
          <table:table-cell office:value-type="float" office:value="0.00340271" calcext:value-type="float">
            <text:p>0.00340271</text:p>
          </table:table-cell>
          <table:table-cell office:value-type="float" office:value="-0.9978027" calcext:value-type="float">
            <text:p>-0.9978027</text:p>
          </table:table-cell>
          <table:table-cell office:value-type="float" office:value="0.005855923" calcext:value-type="float">
            <text:p>0.005855923</text:p>
          </table:table-cell>
          <table:table-cell office:value-type="float" office:value="0.002546211" calcext:value-type="float">
            <text:p>0.002546211</text:p>
          </table:table-cell>
          <table:table-cell office:value-type="float" office:value="-0.001296308" calcext:value-type="float">
            <text:p>-0.00129630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000595093" calcext:value-type="float">
            <text:p>0.000595093</text:p>
          </table:table-cell>
          <table:table-cell office:value-type="float" office:value="-0.9871063" calcext:value-type="float">
            <text:p>-0.9871063</text:p>
          </table:table-cell>
          <table:table-cell office:value-type="float" office:value="0.005732841" calcext:value-type="float">
            <text:p>0.005732841</text:p>
          </table:table-cell>
          <table:table-cell office:value-type="float" office:value="0.001397694" calcext:value-type="float">
            <text:p>0.001397694</text:p>
          </table:table-cell>
          <table:table-cell office:value-type="float" office:value="0.003320177" calcext:value-type="float">
            <text:p>0.003320177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0.01301575" calcext:value-type="float">
            <text:p>0.01301575</text:p>
          </table:table-cell>
          <table:table-cell office:value-type="float" office:value="0.003448486" calcext:value-type="float">
            <text:p>0.003448486</text:p>
          </table:table-cell>
          <table:table-cell office:value-type="float" office:value="-0.9967499" calcext:value-type="float">
            <text:p>-0.9967499</text:p>
          </table:table-cell>
          <table:table-cell office:value-type="float" office:value="0.009497307" calcext:value-type="float">
            <text:p>0.009497307</text:p>
          </table:table-cell>
          <table:table-cell office:value-type="float" office:value="0.001326225" calcext:value-type="float">
            <text:p>0.001326225</text:p>
          </table:table-cell>
          <table:table-cell office:value-type="float" office:value="-0.001337773" calcext:value-type="float">
            <text:p>-0.0013377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191711" calcext:value-type="float">
            <text:p>0.01191711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919281" calcext:value-type="float">
            <text:p>-0.9919281</text:p>
          </table:table-cell>
          <table:table-cell office:value-type="float" office:value="0.002279486" calcext:value-type="float">
            <text:p>0.002279486</text:p>
          </table:table-cell>
          <table:table-cell office:value-type="float" office:value="-0.007046223" calcext:value-type="float">
            <text:p>-0.007046223</text:p>
          </table:table-cell>
          <table:table-cell office:value-type="float" office:value="-0.004924359" calcext:value-type="float">
            <text:p>-0.004924359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0.009872437" calcext:value-type="float">
            <text:p>0.009872437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881134" calcext:value-type="float">
            <text:p>-0.9881134</text:p>
          </table:table-cell>
          <table:table-cell office:value-type="float" office:value="0.008055843" calcext:value-type="float">
            <text:p>0.008055843</text:p>
          </table:table-cell>
          <table:table-cell office:value-type="float" office:value="0.006158131" calcext:value-type="float">
            <text:p>0.006158131</text:p>
          </table:table-cell>
          <table:table-cell office:value-type="float" office:value="0.006796362" calcext:value-type="float">
            <text:p>0.006796362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01094055" calcext:value-type="float">
            <text:p>0.01094055</text:p>
          </table:table-cell>
          <table:table-cell office:value-type="float" office:value="0.002487183" calcext:value-type="float">
            <text:p>0.002487183</text:p>
          </table:table-cell>
          <table:table-cell office:value-type="float" office:value="-0.9929047" calcext:value-type="float">
            <text:p>-0.9929047</text:p>
          </table:table-cell>
          <table:table-cell table:style-name="ce1" office:value-type="float" office:value="-0.0000934" calcext:value-type="float">
            <text:p>-9.34E-005</text:p>
          </table:table-cell>
          <table:table-cell office:value-type="float" office:value="0.002410797" calcext:value-type="float">
            <text:p>0.002410797</text:p>
          </table:table-cell>
          <table:table-cell office:value-type="float" office:value="-0.008371518" calcext:value-type="float">
            <text:p>-0.008371518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0.01287842" calcext:value-type="float">
            <text:p>0.01287842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99597" calcext:value-type="float">
            <text:p>-0.9899597</text:p>
          </table:table-cell>
          <table:table-cell office:value-type="float" office:value="-0.000120092" calcext:value-type="float">
            <text:p>-0.000120092</text:p>
          </table:table-cell>
          <table:table-cell office:value-type="float" office:value="-0.002338738" calcext:value-type="float">
            <text:p>-0.002338738</text:p>
          </table:table-cell>
          <table:table-cell office:value-type="float" office:value="-0.007257889" calcext:value-type="float">
            <text:p>-0.007257889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01289368" calcext:value-type="float">
            <text:p>0.01289368</text:p>
          </table:table-cell>
          <table:table-cell office:value-type="float" office:value="0.00352478" calcext:value-type="float">
            <text:p>0.00352478</text:p>
          </table:table-cell>
          <table:table-cell office:value-type="float" office:value="-0.990921" calcext:value-type="float">
            <text:p>-0.990921</text:p>
          </table:table-cell>
          <table:table-cell office:value-type="float" office:value="-0.00025612" calcext:value-type="float">
            <text:p>-0.00025612</text:p>
          </table:table-cell>
          <table:table-cell office:value-type="float" office:value="0.0107939" calcext:value-type="float">
            <text:p>0.0107939</text:p>
          </table:table-cell>
          <table:table-cell office:value-type="float" office:value="-0.00251197" calcext:value-type="float">
            <text:p>-0.00251197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0.01289368" calcext:value-type="float">
            <text:p>0.01289368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9975" calcext:value-type="float">
            <text:p>-0.989975</text:p>
          </table:table-cell>
          <table:table-cell office:value-type="float" office:value="-0.00395621" calcext:value-type="float">
            <text:p>-0.00395621</text:p>
          </table:table-cell>
          <table:table-cell office:value-type="float" office:value="0.006017325" calcext:value-type="float">
            <text:p>0.006017325</text:p>
          </table:table-cell>
          <table:table-cell office:value-type="float" office:value="-0.00145963" calcext:value-type="float">
            <text:p>-0.00145963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01275635" calcext:value-type="float">
            <text:p>0.01275635</text:p>
          </table:table-cell>
          <table:table-cell office:value-type="float" office:value="0.002593994" calcext:value-type="float">
            <text:p>0.002593994</text:p>
          </table:table-cell>
          <table:table-cell office:value-type="float" office:value="-0.9860687" calcext:value-type="float">
            <text:p>-0.9860687</text:p>
          </table:table-cell>
          <table:table-cell office:value-type="float" office:value="-0.001573856" calcext:value-type="float">
            <text:p>-0.001573856</text:p>
          </table:table-cell>
          <table:table-cell table:style-name="ce1" office:value-type="float" office:value="0.0000915" calcext:value-type="float">
            <text:p>9.15E-005</text:p>
          </table:table-cell>
          <table:table-cell office:value-type="float" office:value="0.00081325" calcext:value-type="float">
            <text:p>0.00081325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0.01190186" calcext:value-type="float">
            <text:p>0.01190186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890289" calcext:value-type="float">
            <text:p>-0.9890289</text:p>
          </table:table-cell>
          <table:table-cell office:value-type="float" office:value="-0.005017094" calcext:value-type="float">
            <text:p>-0.005017094</text:p>
          </table:table-cell>
          <table:table-cell office:value-type="float" office:value="0.001203348" calcext:value-type="float">
            <text:p>0.001203348</text:p>
          </table:table-cell>
          <table:table-cell office:value-type="float" office:value="-0.007293814" calcext:value-type="float">
            <text:p>-0.00729381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01292419" calcext:value-type="float">
            <text:p>0.01292419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89975" calcext:value-type="float">
            <text:p>-0.989975</text:p>
          </table:table-cell>
          <table:table-cell office:value-type="float" office:value="0.00203301" calcext:value-type="float">
            <text:p>0.00203301</text:p>
          </table:table-cell>
          <table:table-cell office:value-type="float" office:value="0.007232013" calcext:value-type="float">
            <text:p>0.007232013</text:p>
          </table:table-cell>
          <table:table-cell office:value-type="float" office:value="0.002015932" calcext:value-type="float">
            <text:p>0.002015932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0.01704407" calcext:value-type="float">
            <text:p>0.01704407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976349" calcext:value-type="float">
            <text:p>-0.9976349</text:p>
          </table:table-cell>
          <table:table-cell office:value-type="float" office:value="-0.002658004" calcext:value-type="float">
            <text:p>-0.002658004</text:p>
          </table:table-cell>
          <table:table-cell office:value-type="float" office:value="0.004781744" calcext:value-type="float">
            <text:p>0.004781744</text:p>
          </table:table-cell>
          <table:table-cell office:value-type="float" office:value="-0.004973659" calcext:value-type="float">
            <text:p>-0.004973659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01586914" calcext:value-type="float">
            <text:p>0.01586914</text:p>
          </table:table-cell>
          <table:table-cell office:value-type="float" office:value="0.003585815" calcext:value-type="float">
            <text:p>0.003585815</text:p>
          </table:table-cell>
          <table:table-cell office:value-type="float" office:value="-0.9898834" calcext:value-type="float">
            <text:p>-0.9898834</text:p>
          </table:table-cell>
          <table:table-cell office:value-type="float" office:value="-0.005239693" calcext:value-type="float">
            <text:p>-0.005239693</text:p>
          </table:table-cell>
          <table:table-cell office:value-type="float" office:value="-0.01063917" calcext:value-type="float">
            <text:p>-0.01063917</text:p>
          </table:table-cell>
          <table:table-cell office:value-type="float" office:value="0.000656125" calcext:value-type="float">
            <text:p>0.000656125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0.01287842" calcext:value-type="float">
            <text:p>0.01287842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99597" calcext:value-type="float">
            <text:p>-0.9899597</text:p>
          </table:table-cell>
          <table:table-cell office:value-type="float" office:value="-0.004824619" calcext:value-type="float">
            <text:p>-0.004824619</text:p>
          </table:table-cell>
          <table:table-cell office:value-type="float" office:value="-0.004845351" calcext:value-type="float">
            <text:p>-0.004845351</text:p>
          </table:table-cell>
          <table:table-cell office:value-type="float" office:value="-0.01552073" calcext:value-type="float">
            <text:p>-0.01552073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01580811" calcext:value-type="float">
            <text:p>0.01580811</text:p>
          </table:table-cell>
          <table:table-cell office:value-type="float" office:value="0.002593994" calcext:value-type="float">
            <text:p>0.002593994</text:p>
          </table:table-cell>
          <table:table-cell office:value-type="float" office:value="-0.9889069" calcext:value-type="float">
            <text:p>-0.9889069</text:p>
          </table:table-cell>
          <table:table-cell office:value-type="float" office:value="-0.006327792" calcext:value-type="float">
            <text:p>-0.006327792</text:p>
          </table:table-cell>
          <table:table-cell table:style-name="ce1" office:value-type="float" office:value="0.0000073" calcext:value-type="float">
            <text:p>7.30E-006</text:p>
          </table:table-cell>
          <table:table-cell office:value-type="float" office:value="-0.005073027" calcext:value-type="float">
            <text:p>-0.005073027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0.01480103" calcext:value-type="float">
            <text:p>0.01480103</text:p>
          </table:table-cell>
          <table:table-cell office:value-type="float" office:value="0.003601074" calcext:value-type="float">
            <text:p>0.003601074</text:p>
          </table:table-cell>
          <table:table-cell office:value-type="float" office:value="-0.9869843" calcext:value-type="float">
            <text:p>-0.9869843</text:p>
          </table:table-cell>
          <table:table-cell office:value-type="float" office:value="0.005812564" calcext:value-type="float">
            <text:p>0.005812564</text:p>
          </table:table-cell>
          <table:table-cell office:value-type="float" office:value="-0.007092991" calcext:value-type="float">
            <text:p>-0.007092991</text:p>
          </table:table-cell>
          <table:table-cell office:value-type="float" office:value="-0.002756484" calcext:value-type="float">
            <text:p>-0.002756484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01480103" calcext:value-type="float">
            <text:p>0.01480103</text:p>
          </table:table-cell>
          <table:table-cell office:value-type="float" office:value="0.001602173" calcext:value-type="float">
            <text:p>0.001602173</text:p>
          </table:table-cell>
          <table:table-cell office:value-type="float" office:value="-0.9898987" calcext:value-type="float">
            <text:p>-0.9898987</text:p>
          </table:table-cell>
          <table:table-cell office:value-type="float" office:value="-0.001618647" calcext:value-type="float">
            <text:p>-0.001618647</text:p>
          </table:table-cell>
          <table:table-cell office:value-type="float" office:value="0.002441899" calcext:value-type="float">
            <text:p>0.002441899</text:p>
          </table:table-cell>
          <table:table-cell office:value-type="float" office:value="0.000731113" calcext:value-type="float">
            <text:p>0.00073111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0.01197815" calcext:value-type="float">
            <text:p>0.01197815</text:p>
          </table:table-cell>
          <table:table-cell office:value-type="float" office:value="0.00642395" calcext:value-type="float">
            <text:p>0.00642395</text:p>
          </table:table-cell>
          <table:table-cell office:value-type="float" office:value="-0.9919586" calcext:value-type="float">
            <text:p>-0.9919586</text:p>
          </table:table-cell>
          <table:table-cell office:value-type="float" office:value="0.007047642" calcext:value-type="float">
            <text:p>0.007047642</text:p>
          </table:table-cell>
          <table:table-cell office:value-type="float" office:value="-0.002346167" calcext:value-type="float">
            <text:p>-0.002346167</text:p>
          </table:table-cell>
          <table:table-cell office:value-type="float" office:value="-0.003891998" calcext:value-type="float">
            <text:p>-0.003891998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01585388" calcext:value-type="float">
            <text:p>0.01585388</text:p>
          </table:table-cell>
          <table:table-cell office:value-type="float" office:value="0.004547119" calcext:value-type="float">
            <text:p>0.004547119</text:p>
          </table:table-cell>
          <table:table-cell office:value-type="float" office:value="-0.9889221" calcext:value-type="float">
            <text:p>-0.9889221</text:p>
          </table:table-cell>
          <table:table-cell office:value-type="float" office:value="-0.002679995" calcext:value-type="float">
            <text:p>-0.002679995</text:p>
          </table:table-cell>
          <table:table-cell office:value-type="float" office:value="-0.001181919" calcext:value-type="float">
            <text:p>-0.001181919</text:p>
          </table:table-cell>
          <table:table-cell office:value-type="float" office:value="-0.005091883" calcext:value-type="float">
            <text:p>-0.005091883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0.01275635" calcext:value-type="float">
            <text:p>0.01275635</text:p>
          </table:table-cell>
          <table:table-cell office:value-type="float" office:value="0.000610352" calcext:value-type="float">
            <text:p>0.000610352</text:p>
          </table:table-cell>
          <table:table-cell office:value-type="float" office:value="-0.9880066" calcext:value-type="float">
            <text:p>-0.9880066</text:p>
          </table:table-cell>
          <table:table-cell office:value-type="float" office:value="0.00678723" calcext:value-type="float">
            <text:p>0.00678723</text:p>
          </table:table-cell>
          <table:table-cell office:value-type="float" office:value="-0.002263612" calcext:value-type="float">
            <text:p>-0.002263612</text:p>
          </table:table-cell>
          <table:table-cell office:value-type="float" office:value="0.005337003" calcext:value-type="float">
            <text:p>0.005337003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01004028" calcext:value-type="float">
            <text:p>0.01004028</text:p>
          </table:table-cell>
          <table:table-cell office:value-type="float" office:value="0.008361816" calcext:value-type="float">
            <text:p>0.008361816</text:p>
          </table:table-cell>
          <table:table-cell office:value-type="float" office:value="-0.9920197" calcext:value-type="float">
            <text:p>-0.9920197</text:p>
          </table:table-cell>
          <table:table-cell office:value-type="float" office:value="-0.006540089" calcext:value-type="float">
            <text:p>-0.006540089</text:p>
          </table:table-cell>
          <table:table-cell office:value-type="float" office:value="0.002444544" calcext:value-type="float">
            <text:p>0.002444544</text:p>
          </table:table-cell>
          <table:table-cell office:value-type="float" office:value="0.001834818" calcext:value-type="float">
            <text:p>0.001834818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0.01499939" calcext:value-type="float">
            <text:p>0.01499939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966888" calcext:value-type="float">
            <text:p>-0.9966888</text:p>
          </table:table-cell>
          <table:table-cell office:value-type="float" office:value="-0.00265705" calcext:value-type="float">
            <text:p>-0.00265705</text:p>
          </table:table-cell>
          <table:table-cell office:value-type="float" office:value="-0.005952407" calcext:value-type="float">
            <text:p>-0.005952407</text:p>
          </table:table-cell>
          <table:table-cell office:value-type="float" office:value="-0.006318045" calcext:value-type="float">
            <text:p>-0.0063180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098633" calcext:value-type="float">
            <text:p>0.01098633</text:p>
          </table:table-cell>
          <table:table-cell office:value-type="float" office:value="0.00642395" calcext:value-type="float">
            <text:p>0.00642395</text:p>
          </table:table-cell>
          <table:table-cell office:value-type="float" office:value="-0.9909973" calcext:value-type="float">
            <text:p>-0.9909973</text:p>
          </table:table-cell>
          <table:table-cell office:value-type="float" office:value="0.0032677" calcext:value-type="float">
            <text:p>0.0032677</text:p>
          </table:table-cell>
          <table:table-cell office:value-type="float" office:value="0.002442184" calcext:value-type="float">
            <text:p>0.002442184</text:p>
          </table:table-cell>
          <table:table-cell office:value-type="float" office:value="-0.000444715" calcext:value-type="float">
            <text:p>-0.000444715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0.01556396" calcext:value-type="float">
            <text:p>0.01556396</text:p>
          </table:table-cell>
          <table:table-cell office:value-type="float" office:value="0.00177002" calcext:value-type="float">
            <text:p>0.00177002</text:p>
          </table:table-cell>
          <table:table-cell office:value-type="float" office:value="-0.9782257" calcext:value-type="float">
            <text:p>-0.9782257</text:p>
          </table:table-cell>
          <table:table-cell office:value-type="float" office:value="0.000973377" calcext:value-type="float">
            <text:p>0.000973377</text:p>
          </table:table-cell>
          <table:table-cell office:value-type="float" office:value="0.01309667" calcext:value-type="float">
            <text:p>0.01309667</text:p>
          </table:table-cell>
          <table:table-cell office:value-type="float" office:value="-0.006145605" calcext:value-type="float">
            <text:p>-0.006145605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009841919" calcext:value-type="float">
            <text:p>0.009841919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890594" calcext:value-type="float">
            <text:p>-0.9890594</text:p>
          </table:table-cell>
          <table:table-cell office:value-type="float" office:value="-0.01396838" calcext:value-type="float">
            <text:p>-0.01396838</text:p>
          </table:table-cell>
          <table:table-cell office:value-type="float" office:value="-0.003477503" calcext:value-type="float">
            <text:p>-0.003477503</text:p>
          </table:table-cell>
          <table:table-cell office:value-type="float" office:value="0.005176054" calcext:value-type="float">
            <text:p>0.005176054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0.008026123" calcext:value-type="float">
            <text:p>0.008026123</text:p>
          </table:table-cell>
          <table:table-cell office:value-type="float" office:value="0.01034546" calcext:value-type="float">
            <text:p>0.01034546</text:p>
          </table:table-cell>
          <table:table-cell office:value-type="float" office:value="-0.9881897" calcext:value-type="float">
            <text:p>-0.9881897</text:p>
          </table:table-cell>
          <table:table-cell office:value-type="float" office:value="-0.01966835" calcext:value-type="float">
            <text:p>-0.01966835</text:p>
          </table:table-cell>
          <table:table-cell office:value-type="float" office:value="-0.03217357" calcext:value-type="float">
            <text:p>-0.03217357</text:p>
          </table:table-cell>
          <table:table-cell office:value-type="float" office:value="-0.008998988" calcext:value-type="float">
            <text:p>-0.00899898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01451111" calcext:value-type="float">
            <text:p>0.01451111</text:p>
          </table:table-cell>
          <table:table-cell office:value-type="float" office:value="0.02102661" calcext:value-type="float">
            <text:p>0.02102661</text:p>
          </table:table-cell>
          <table:table-cell office:value-type="float" office:value="-0.9997559" calcext:value-type="float">
            <text:p>-0.9997559</text:p>
          </table:table-cell>
          <table:table-cell office:value-type="float" office:value="-0.0567143" calcext:value-type="float">
            <text:p>-0.0567143</text:p>
          </table:table-cell>
          <table:table-cell office:value-type="float" office:value="-0.04754311" calcext:value-type="float">
            <text:p>-0.04754311</text:p>
          </table:table-cell>
          <table:table-cell office:value-type="float" office:value="0.008009034" calcext:value-type="float">
            <text:p>0.008009034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0.004547119" calcext:value-type="float">
            <text:p>0.004547119</text:p>
          </table:table-cell>
          <table:table-cell office:value-type="float" office:value="0.05209351" calcext:value-type="float">
            <text:p>0.05209351</text:p>
          </table:table-cell>
          <table:table-cell office:value-type="float" office:value="-1.008987" calcext:value-type="float">
            <text:p>-1.008987</text:p>
          </table:table-cell>
          <table:table-cell office:value-type="float" office:value="-0.03577747" calcext:value-type="float">
            <text:p>-0.03577747</text:p>
          </table:table-cell>
          <table:table-cell office:value-type="float" office:value="-0.03925353" calcext:value-type="float">
            <text:p>-0.03925353</text:p>
          </table:table-cell>
          <table:table-cell office:value-type="float" office:value="0.000102103" calcext:value-type="float">
            <text:p>0.000102103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-0.008041382" calcext:value-type="float">
            <text:p>-0.008041382</text:p>
          </table:table-cell>
          <table:table-cell office:value-type="float" office:value="-0.009536743" calcext:value-type="float">
            <text:p>-0.009536743</text:p>
          </table:table-cell>
          <table:table-cell office:value-type="float" office:value="-1.000137" calcext:value-type="float">
            <text:p>-1.000137</text:p>
          </table:table-cell>
          <table:table-cell office:value-type="float" office:value="-0.01084129" calcext:value-type="float">
            <text:p>-0.01084129</text:p>
          </table:table-cell>
          <table:table-cell office:value-type="float" office:value="-0.0183938" calcext:value-type="float">
            <text:p>-0.0183938</text:p>
          </table:table-cell>
          <table:table-cell office:value-type="float" office:value="-0.06668273" calcext:value-type="float">
            <text:p>-0.06668273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-0.01164246" calcext:value-type="float">
            <text:p>-0.01164246</text:p>
          </table:table-cell>
          <table:table-cell office:value-type="float" office:value="-0.05950928" calcext:value-type="float">
            <text:p>-0.05950928</text:p>
          </table:table-cell>
          <table:table-cell office:value-type="float" office:value="-1.074722" calcext:value-type="float">
            <text:p>-1.074722</text:p>
          </table:table-cell>
          <table:table-cell office:value-type="float" office:value="-0.07808819" calcext:value-type="float">
            <text:p>-0.07808819</text:p>
          </table:table-cell>
          <table:table-cell office:value-type="float" office:value="0.05609968" calcext:value-type="float">
            <text:p>0.05609968</text:p>
          </table:table-cell>
          <table:table-cell office:value-type="float" office:value="-0.1080288" calcext:value-type="float">
            <text:p>-0.1080288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-0.009414673" calcext:value-type="float">
            <text:p>-0.009414673</text:p>
          </table:table-cell>
          <table:table-cell office:value-type="float" office:value="0.01890564" calcext:value-type="float">
            <text:p>0.01890564</text:p>
          </table:table-cell>
          <table:table-cell office:value-type="float" office:value="-1.136459" calcext:value-type="float">
            <text:p>-1.136459</text:p>
          </table:table-cell>
          <table:table-cell office:value-type="float" office:value="0.01130308" calcext:value-type="float">
            <text:p>0.01130308</text:p>
          </table:table-cell>
          <table:table-cell office:value-type="float" office:value="0.1505236" calcext:value-type="float">
            <text:p>0.1505236</text:p>
          </table:table-cell>
          <table:table-cell office:value-type="float" office:value="-0.07776133" calcext:value-type="float">
            <text:p>-0.07776133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0.1282806" calcext:value-type="float">
            <text:p>0.1282806</text:p>
          </table:table-cell>
          <table:table-cell office:value-type="float" office:value="-0.02015686" calcext:value-type="float">
            <text:p>-0.02015686</text:p>
          </table:table-cell>
          <table:table-cell office:value-type="float" office:value="-1.319092" calcext:value-type="float">
            <text:p>-1.319092</text:p>
          </table:table-cell>
          <table:table-cell office:value-type="float" office:value="-0.181681" calcext:value-type="float">
            <text:p>-0.181681</text:p>
          </table:table-cell>
          <table:table-cell office:value-type="float" office:value="0.03089383" calcext:value-type="float">
            <text:p>0.03089383</text:p>
          </table:table-cell>
          <table:table-cell office:value-type="float" office:value="-0.2476703" calcext:value-type="float">
            <text:p>-0.2476703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01708984" calcext:value-type="float">
            <text:p>0.01708984</text:p>
          </table:table-cell>
          <table:table-cell office:value-type="float" office:value="0.0329895" calcext:value-type="float">
            <text:p>0.0329895</text:p>
          </table:table-cell>
          <table:table-cell office:value-type="float" office:value="-1.202911" calcext:value-type="float">
            <text:p>-1.202911</text:p>
          </table:table-cell>
          <table:table-cell office:value-type="float" office:value="0.07495901" calcext:value-type="float">
            <text:p>0.07495901</text:p>
          </table:table-cell>
          <table:table-cell office:value-type="float" office:value="0.1660542" calcext:value-type="float">
            <text:p>0.1660542</text:p>
          </table:table-cell>
          <table:table-cell office:value-type="float" office:value="0.04999349" calcext:value-type="float">
            <text:p>0.04999349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0.03411865" calcext:value-type="float">
            <text:p>0.03411865</text:p>
          </table:table-cell>
          <table:table-cell office:value-type="float" office:value="-0.07197571" calcext:value-type="float">
            <text:p>-0.07197571</text:p>
          </table:table-cell>
          <table:table-cell office:value-type="float" office:value="-1.238632" calcext:value-type="float">
            <text:p>-1.238632</text:p>
          </table:table-cell>
          <table:table-cell office:value-type="float" office:value="-0.1502166" calcext:value-type="float">
            <text:p>-0.1502166</text:p>
          </table:table-cell>
          <table:table-cell office:value-type="float" office:value="0.01922775" calcext:value-type="float">
            <text:p>0.01922775</text:p>
          </table:table-cell>
          <table:table-cell office:value-type="float" office:value="0.03467982" calcext:value-type="float">
            <text:p>0.03467982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03942871" calcext:value-type="float">
            <text:p>0.03942871</text:p>
          </table:table-cell>
          <table:table-cell office:value-type="float" office:value="-0.0274353" calcext:value-type="float">
            <text:p>-0.0274353</text:p>
          </table:table-cell>
          <table:table-cell office:value-type="float" office:value="-1.204803" calcext:value-type="float">
            <text:p>-1.204803</text:p>
          </table:table-cell>
          <table:table-cell office:value-type="float" office:value="0.01637403" calcext:value-type="float">
            <text:p>0.01637403</text:p>
          </table:table-cell>
          <table:table-cell office:value-type="float" office:value="-0.0679256" calcext:value-type="float">
            <text:p>-0.0679256</text:p>
          </table:table-cell>
          <table:table-cell office:value-type="float" office:value="0.2384302" calcext:value-type="float">
            <text:p>0.2384302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0.01437378" calcext:value-type="float">
            <text:p>0.01437378</text:p>
          </table:table-cell>
          <table:table-cell office:value-type="float" office:value="-0.05171204" calcext:value-type="float">
            <text:p>-0.05171204</text:p>
          </table:table-cell>
          <table:table-cell office:value-type="float" office:value="-1.171295" calcext:value-type="float">
            <text:p>-1.171295</text:p>
          </table:table-cell>
          <table:table-cell office:value-type="float" office:value="0.279948" calcext:value-type="float">
            <text:p>0.279948</text:p>
          </table:table-cell>
          <table:table-cell office:value-type="float" office:value="0.1640609" calcext:value-type="float">
            <text:p>0.1640609</text:p>
          </table:table-cell>
          <table:table-cell office:value-type="float" office:value="0.3206685" calcext:value-type="float">
            <text:p>0.3206685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-0.04718018" calcext:value-type="float">
            <text:p>-0.04718018</text:p>
          </table:table-cell>
          <table:table-cell office:value-type="float" office:value="0.009231567" calcext:value-type="float">
            <text:p>0.009231567</text:p>
          </table:table-cell>
          <table:table-cell office:value-type="float" office:value="-1.096588" calcext:value-type="float">
            <text:p>-1.096588</text:p>
          </table:table-cell>
          <table:table-cell office:value-type="float" office:value="0.3104991" calcext:value-type="float">
            <text:p>0.3104991</text:p>
          </table:table-cell>
          <table:table-cell office:value-type="float" office:value="0.2184156" calcext:value-type="float">
            <text:p>0.2184156</text:p>
          </table:table-cell>
          <table:table-cell office:value-type="float" office:value="0.2715801" calcext:value-type="float">
            <text:p>0.2715801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0.02151489" calcext:value-type="float">
            <text:p>0.02151489</text:p>
          </table:table-cell>
          <table:table-cell office:value-type="float" office:value="0.0138092" calcext:value-type="float">
            <text:p>0.0138092</text:p>
          </table:table-cell>
          <table:table-cell office:value-type="float" office:value="-1.105438" calcext:value-type="float">
            <text:p>-1.105438</text:p>
          </table:table-cell>
          <table:table-cell office:value-type="float" office:value="0.1902011" calcext:value-type="float">
            <text:p>0.1902011</text:p>
          </table:table-cell>
          <table:table-cell office:value-type="float" office:value="0.3872768" calcext:value-type="float">
            <text:p>0.3872768</text:p>
          </table:table-cell>
          <table:table-cell office:value-type="float" office:value="-0.1139648" calcext:value-type="float">
            <text:p>-0.1139648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1084137" calcext:value-type="float">
            <text:p>0.1084137</text:p>
          </table:table-cell>
          <table:table-cell office:value-type="float" office:value="0.03947449" calcext:value-type="float">
            <text:p>0.03947449</text:p>
          </table:table-cell>
          <table:table-cell office:value-type="float" office:value="-1.014862" calcext:value-type="float">
            <text:p>-1.014862</text:p>
          </table:table-cell>
          <table:table-cell office:value-type="float" office:value="0.2670281" calcext:value-type="float">
            <text:p>0.2670281</text:p>
          </table:table-cell>
          <table:table-cell office:value-type="float" office:value="0.3488264" calcext:value-type="float">
            <text:p>0.3488264</text:p>
          </table:table-cell>
          <table:table-cell office:value-type="float" office:value="-0.4308822" calcext:value-type="float">
            <text:p>-0.4308822</text:p>
          </table:table-cell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0.1470032" calcext:value-type="float">
            <text:p>0.1470032</text:p>
          </table:table-cell>
          <table:table-cell office:value-type="float" office:value="0.06582642" calcext:value-type="float">
            <text:p>0.06582642</text:p>
          </table:table-cell>
          <table:table-cell office:value-type="float" office:value="-0.980957" calcext:value-type="float">
            <text:p>-0.980957</text:p>
          </table:table-cell>
          <table:table-cell office:value-type="float" office:value="0.2238034" calcext:value-type="float">
            <text:p>0.2238034</text:p>
          </table:table-cell>
          <table:table-cell office:value-type="float" office:value="0.589648" calcext:value-type="float">
            <text:p>0.589648</text:p>
          </table:table-cell>
          <table:table-cell office:value-type="float" office:value="-0.5076077" calcext:value-type="float">
            <text:p>-0.5076077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1818237" calcext:value-type="float">
            <text:p>0.1818237</text:p>
          </table:table-cell>
          <table:table-cell office:value-type="float" office:value="0.04718018" calcext:value-type="float">
            <text:p>0.04718018</text:p>
          </table:table-cell>
          <table:table-cell office:value-type="float" office:value="-0.8691101" calcext:value-type="float">
            <text:p>-0.8691101</text:p>
          </table:table-cell>
          <table:table-cell office:value-type="float" office:value="0.3195358" calcext:value-type="float">
            <text:p>0.3195358</text:p>
          </table:table-cell>
          <table:table-cell office:value-type="float" office:value="0.6256956" calcext:value-type="float">
            <text:p>0.6256956</text:p>
          </table:table-cell>
          <table:table-cell office:value-type="float" office:value="-0.4847677" calcext:value-type="float">
            <text:p>-0.4847677</text:p>
          </table:table-cell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0.1621857" calcext:value-type="float">
            <text:p>0.1621857</text:p>
          </table:table-cell>
          <table:table-cell office:value-type="float" office:value="-0.01683044" calcext:value-type="float">
            <text:p>-0.01683044</text:p>
          </table:table-cell>
          <table:table-cell office:value-type="float" office:value="-0.8108673" calcext:value-type="float">
            <text:p>-0.8108673</text:p>
          </table:table-cell>
          <table:table-cell office:value-type="float" office:value="0.3353589" calcext:value-type="float">
            <text:p>0.3353589</text:p>
          </table:table-cell>
          <table:table-cell office:value-type="float" office:value="0.4374388" calcext:value-type="float">
            <text:p>0.4374388</text:p>
          </table:table-cell>
          <table:table-cell office:value-type="float" office:value="-0.2515351" calcext:value-type="float">
            <text:p>-0.25153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509827" calcext:value-type="float">
            <text:p>0.08509827</text:p>
          </table:table-cell>
          <table:table-cell office:value-type="float" office:value="-0.02684021" calcext:value-type="float">
            <text:p>-0.02684021</text:p>
          </table:table-cell>
          <table:table-cell office:value-type="float" office:value="-0.6923523" calcext:value-type="float">
            <text:p>-0.6923523</text:p>
          </table:table-cell>
          <table:table-cell office:value-type="float" office:value="0.5370805" calcext:value-type="float">
            <text:p>0.5370805</text:p>
          </table:table-cell>
          <table:table-cell office:value-type="float" office:value="0.3877122" calcext:value-type="float">
            <text:p>0.3877122</text:p>
          </table:table-cell>
          <table:table-cell office:value-type="float" office:value="0.005967931" calcext:value-type="float">
            <text:p>0.005967931</text:p>
          </table:table-cell>
        </table:table-row>
        <table:table-row table:style-name="ro1">
          <table:table-cell office:value-type="float" office:value="20.05" calcext:value-type="float">
            <text:p>20.05</text:p>
          </table:table-cell>
          <table:table-cell office:value-type="float" office:value="0.1567078" calcext:value-type="float">
            <text:p>0.1567078</text:p>
          </table:table-cell>
          <table:table-cell office:value-type="float" office:value="-0.1193237" calcext:value-type="float">
            <text:p>-0.1193237</text:p>
          </table:table-cell>
          <table:table-cell office:value-type="float" office:value="-0.7160187" calcext:value-type="float">
            <text:p>-0.7160187</text:p>
          </table:table-cell>
          <table:table-cell office:value-type="float" office:value="0.3022725" calcext:value-type="float">
            <text:p>0.3022725</text:p>
          </table:table-cell>
          <table:table-cell office:value-type="float" office:value="-0.02287926" calcext:value-type="float">
            <text:p>-0.02287926</text:p>
          </table:table-cell>
          <table:table-cell office:value-type="float" office:value="0.03795955" calcext:value-type="float">
            <text:p>0.03795955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0.1003265" calcext:value-type="float">
            <text:p>0.1003265</text:p>
          </table:table-cell>
          <table:table-cell office:value-type="float" office:value="-0.09020996" calcext:value-type="float">
            <text:p>-0.09020996</text:p>
          </table:table-cell>
          <table:table-cell office:value-type="float" office:value="-0.6885834" calcext:value-type="float">
            <text:p>-0.6885834</text:p>
          </table:table-cell>
          <table:table-cell office:value-type="float" office:value="0.2964612" calcext:value-type="float">
            <text:p>0.2964612</text:p>
          </table:table-cell>
          <table:table-cell office:value-type="float" office:value="-0.2112854" calcext:value-type="float">
            <text:p>-0.2112854</text:p>
          </table:table-cell>
          <table:table-cell office:value-type="float" office:value="0.1229864" calcext:value-type="float">
            <text:p>0.1229864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0.136795" calcext:value-type="float">
            <text:p>0.136795</text:p>
          </table:table-cell>
          <table:table-cell office:value-type="float" office:value="-0.1277313" calcext:value-type="float">
            <text:p>-0.1277313</text:p>
          </table:table-cell>
          <table:table-cell office:value-type="float" office:value="-0.8156281" calcext:value-type="float">
            <text:p>-0.8156281</text:p>
          </table:table-cell>
          <table:table-cell office:value-type="float" office:value="-0.04870158" calcext:value-type="float">
            <text:p>-0.04870158</text:p>
          </table:table-cell>
          <table:table-cell office:value-type="float" office:value="-0.2709816" calcext:value-type="float">
            <text:p>-0.2709816</text:p>
          </table:table-cell>
          <table:table-cell office:value-type="float" office:value="-0.105069" calcext:value-type="float">
            <text:p>-0.105069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.1166687" calcext:value-type="float">
            <text:p>0.1166687</text:p>
          </table:table-cell>
          <table:table-cell office:value-type="float" office:value="-0.1118774" calcext:value-type="float">
            <text:p>-0.1118774</text:p>
          </table:table-cell>
          <table:table-cell office:value-type="float" office:value="-0.7832489" calcext:value-type="float">
            <text:p>-0.7832489</text:p>
          </table:table-cell>
          <table:table-cell office:value-type="float" office:value="0.2957721" calcext:value-type="float">
            <text:p>0.2957721</text:p>
          </table:table-cell>
          <table:table-cell office:value-type="float" office:value="-0.5104441" calcext:value-type="float">
            <text:p>-0.5104441</text:p>
          </table:table-cell>
          <table:table-cell office:value-type="float" office:value="0.2012517" calcext:value-type="float">
            <text:p>0.2012517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0.09724426" calcext:value-type="float">
            <text:p>0.09724426</text:p>
          </table:table-cell>
          <table:table-cell office:value-type="float" office:value="-0.1398468" calcext:value-type="float">
            <text:p>-0.1398468</text:p>
          </table:table-cell>
          <table:table-cell office:value-type="float" office:value="-0.8817291" calcext:value-type="float">
            <text:p>-0.8817291</text:p>
          </table:table-cell>
          <table:table-cell office:value-type="float" office:value="0.06498568" calcext:value-type="float">
            <text:p>0.06498568</text:p>
          </table:table-cell>
          <table:table-cell office:value-type="float" office:value="0.03366568" calcext:value-type="float">
            <text:p>0.03366568</text:p>
          </table:table-cell>
          <table:table-cell office:value-type="float" office:value="-0.1213412" calcext:value-type="float">
            <text:p>-0.1213412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0.08013916" calcext:value-type="float">
            <text:p>0.08013916</text:p>
          </table:table-cell>
          <table:table-cell office:value-type="float" office:value="-0.1428528" calcext:value-type="float">
            <text:p>-0.1428528</text:p>
          </table:table-cell>
          <table:table-cell office:value-type="float" office:value="-0.8724518" calcext:value-type="float">
            <text:p>-0.8724518</text:p>
          </table:table-cell>
          <table:table-cell office:value-type="float" office:value="0.2925332" calcext:value-type="float">
            <text:p>0.2925332</text:p>
          </table:table-cell>
          <table:table-cell office:value-type="float" office:value="-0.2710975" calcext:value-type="float">
            <text:p>-0.2710975</text:p>
          </table:table-cell>
          <table:table-cell office:value-type="float" office:value="0.08887111" calcext:value-type="float">
            <text:p>0.08887111</text:p>
          </table:table-cell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0.1221619" calcext:value-type="float">
            <text:p>0.1221619</text:p>
          </table:table-cell>
          <table:table-cell office:value-type="float" office:value="-0.1386566" calcext:value-type="float">
            <text:p>-0.1386566</text:p>
          </table:table-cell>
          <table:table-cell office:value-type="float" office:value="-0.8869019" calcext:value-type="float">
            <text:p>-0.8869019</text:p>
          </table:table-cell>
          <table:table-cell office:value-type="float" office:value="-0.02138473" calcext:value-type="float">
            <text:p>-0.02138473</text:p>
          </table:table-cell>
          <table:table-cell office:value-type="float" office:value="-0.09425205" calcext:value-type="float">
            <text:p>-0.09425205</text:p>
          </table:table-cell>
          <table:table-cell office:value-type="float" office:value="-0.172729" calcext:value-type="float">
            <text:p>-0.172729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0.1262665" calcext:value-type="float">
            <text:p>0.1262665</text:p>
          </table:table-cell>
          <table:table-cell office:value-type="float" office:value="-0.1383514" calcext:value-type="float">
            <text:p>-0.1383514</text:p>
          </table:table-cell>
          <table:table-cell office:value-type="float" office:value="-0.93927" calcext:value-type="float">
            <text:p>-0.93927</text:p>
          </table:table-cell>
          <table:table-cell office:value-type="float" office:value="0.04865596" calcext:value-type="float">
            <text:p>0.04865596</text:p>
          </table:table-cell>
          <table:table-cell office:value-type="float" office:value="-0.02330165" calcext:value-type="float">
            <text:p>-0.02330165</text:p>
          </table:table-cell>
          <table:table-cell office:value-type="float" office:value="-0.1022813" calcext:value-type="float">
            <text:p>-0.1022813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0.1671906" calcext:value-type="float">
            <text:p>0.1671906</text:p>
          </table:table-cell>
          <table:table-cell office:value-type="float" office:value="-0.1519928" calcext:value-type="float">
            <text:p>-0.1519928</text:p>
          </table:table-cell>
          <table:table-cell office:value-type="float" office:value="-0.9691772" calcext:value-type="float">
            <text:p>-0.9691772</text:p>
          </table:table-cell>
          <table:table-cell office:value-type="float" office:value="0.02591268" calcext:value-type="float">
            <text:p>0.02591268</text:p>
          </table:table-cell>
          <table:table-cell office:value-type="float" office:value="-0.07541538" calcext:value-type="float">
            <text:p>-0.07541538</text:p>
          </table:table-cell>
          <table:table-cell office:value-type="float" office:value="-0.07164373" calcext:value-type="float">
            <text:p>-0.07164373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.1382446" calcext:value-type="float">
            <text:p>0.1382446</text:p>
          </table:table-cell>
          <table:table-cell office:value-type="float" office:value="-0.140274" calcext:value-type="float">
            <text:p>-0.140274</text:p>
          </table:table-cell>
          <table:table-cell office:value-type="float" office:value="-0.9467163" calcext:value-type="float">
            <text:p>-0.9467163</text:p>
          </table:table-cell>
          <table:table-cell office:value-type="float" office:value="0.003097048" calcext:value-type="float">
            <text:p>0.003097048</text:p>
          </table:table-cell>
          <table:table-cell office:value-type="float" office:value="-0.01090801" calcext:value-type="float">
            <text:p>-0.01090801</text:p>
          </table:table-cell>
          <table:table-cell office:value-type="float" office:value="-0.04110556" calcext:value-type="float">
            <text:p>-0.04110556</text:p>
          </table:table-cell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0.1622314" calcext:value-type="float">
            <text:p>-0.1622314</text:p>
          </table:table-cell>
          <table:table-cell office:value-type="float" office:value="-0.979599" calcext:value-type="float">
            <text:p>-0.979599</text:p>
          </table:table-cell>
          <table:table-cell office:value-type="float" office:value="-0.06820139" calcext:value-type="float">
            <text:p>-0.06820139</text:p>
          </table:table-cell>
          <table:table-cell office:value-type="float" office:value="0.08274695" calcext:value-type="float">
            <text:p>0.08274695</text:p>
          </table:table-cell>
          <table:table-cell office:value-type="float" office:value="-0.06841788" calcext:value-type="float">
            <text:p>-0.06841788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0.143692" calcext:value-type="float">
            <text:p>0.143692</text:p>
          </table:table-cell>
          <table:table-cell office:value-type="float" office:value="-0.1275787" calcext:value-type="float">
            <text:p>-0.1275787</text:p>
          </table:table-cell>
          <table:table-cell office:value-type="float" office:value="-0.954422" calcext:value-type="float">
            <text:p>-0.954422</text:p>
          </table:table-cell>
          <table:table-cell office:value-type="float" office:value="0.0208824" calcext:value-type="float">
            <text:p>0.0208824</text:p>
          </table:table-cell>
          <table:table-cell office:value-type="float" office:value="-0.01385798" calcext:value-type="float">
            <text:p>-0.01385798</text:p>
          </table:table-cell>
          <table:table-cell office:value-type="float" office:value="0.02375331" calcext:value-type="float">
            <text:p>0.02375331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0.1309052" calcext:value-type="float">
            <text:p>0.1309052</text:p>
          </table:table-cell>
          <table:table-cell office:value-type="float" office:value="-0.1516571" calcext:value-type="float">
            <text:p>-0.1516571</text:p>
          </table:table-cell>
          <table:table-cell office:value-type="float" office:value="-0.9866791" calcext:value-type="float">
            <text:p>-0.9866791</text:p>
          </table:table-cell>
          <table:table-cell office:value-type="float" office:value="-0.01116223" calcext:value-type="float">
            <text:p>-0.01116223</text:p>
          </table:table-cell>
          <table:table-cell office:value-type="float" office:value="0.006437052" calcext:value-type="float">
            <text:p>0.006437052</text:p>
          </table:table-cell>
          <table:table-cell office:value-type="float" office:value="0.03532736" calcext:value-type="float">
            <text:p>0.03532736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.1191406" calcext:value-type="float">
            <text:p>0.1191406</text:p>
          </table:table-cell>
          <table:table-cell office:value-type="float" office:value="-0.1459198" calcext:value-type="float">
            <text:p>-0.1459198</text:p>
          </table:table-cell>
          <table:table-cell office:value-type="float" office:value="-0.98703" calcext:value-type="float">
            <text:p>-0.98703</text:p>
          </table:table-cell>
          <table:table-cell office:value-type="float" office:value="-0.006442896" calcext:value-type="float">
            <text:p>-0.006442896</text:p>
          </table:table-cell>
          <table:table-cell office:value-type="float" office:value="0.03701579" calcext:value-type="float">
            <text:p>0.03701579</text:p>
          </table:table-cell>
          <table:table-cell office:value-type="float" office:value="-0.004860261" calcext:value-type="float">
            <text:p>-0.004860261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0.1279297" calcext:value-type="float">
            <text:p>0.1279297</text:p>
          </table:table-cell>
          <table:table-cell office:value-type="float" office:value="-0.1467133" calcext:value-type="float">
            <text:p>-0.1467133</text:p>
          </table:table-cell>
          <table:table-cell office:value-type="float" office:value="-0.980957" calcext:value-type="float">
            <text:p>-0.980957</text:p>
          </table:table-cell>
          <table:table-cell office:value-type="float" office:value="-0.04146743" calcext:value-type="float">
            <text:p>-0.04146743</text:p>
          </table:table-cell>
          <table:table-cell office:value-type="float" office:value="-0.04049465" calcext:value-type="float">
            <text:p>-0.04049465</text:p>
          </table:table-cell>
          <table:table-cell office:value-type="float" office:value="-0.01616999" calcext:value-type="float">
            <text:p>-0.01616999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.1246796" calcext:value-type="float">
            <text:p>0.1246796</text:p>
          </table:table-cell>
          <table:table-cell office:value-type="float" office:value="-0.1475525" calcext:value-type="float">
            <text:p>-0.1475525</text:p>
          </table:table-cell>
          <table:table-cell office:value-type="float" office:value="-0.9684143" calcext:value-type="float">
            <text:p>-0.9684143</text:p>
          </table:table-cell>
          <table:table-cell office:value-type="float" office:value="0.03805063" calcext:value-type="float">
            <text:p>0.03805063</text:p>
          </table:table-cell>
          <table:table-cell office:value-type="float" office:value="-0.0174388" calcext:value-type="float">
            <text:p>-0.0174388</text:p>
          </table:table-cell>
          <table:table-cell office:value-type="float" office:value="0.02034487" calcext:value-type="float">
            <text:p>0.02034487</text:p>
          </table:table-cell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0.1466064" calcext:value-type="float">
            <text:p>-0.1466064</text:p>
          </table:table-cell>
          <table:table-cell office:value-type="float" office:value="-0.976944" calcext:value-type="float">
            <text:p>-0.976944</text:p>
          </table:table-cell>
          <table:table-cell office:value-type="float" office:value="-0.008504977" calcext:value-type="float">
            <text:p>-0.008504977</text:p>
          </table:table-cell>
          <table:table-cell office:value-type="float" office:value="-0.03807773" calcext:value-type="float">
            <text:p>-0.03807773</text:p>
          </table:table-cell>
          <table:table-cell office:value-type="float" office:value="-0.01712201" calcext:value-type="float">
            <text:p>-0.01712201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0.1325226" calcext:value-type="float">
            <text:p>0.1325226</text:p>
          </table:table-cell>
          <table:table-cell office:value-type="float" office:value="-0.1394653" calcext:value-type="float">
            <text:p>-0.1394653</text:p>
          </table:table-cell>
          <table:table-cell office:value-type="float" office:value="-0.9556122" calcext:value-type="float">
            <text:p>-0.9556122</text:p>
          </table:table-cell>
          <table:table-cell office:value-type="float" office:value="0.07595765" calcext:value-type="float">
            <text:p>0.07595765</text:p>
          </table:table-cell>
          <table:table-cell office:value-type="float" office:value="-0.01979252" calcext:value-type="float">
            <text:p>-0.01979252</text:p>
          </table:table-cell>
          <table:table-cell office:value-type="float" office:value="0.01706343" calcext:value-type="float">
            <text:p>0.01706343</text:p>
          </table:table-cell>
        </table:table-row>
        <table:table-row table:style-name="ro1">
          <table:table-cell office:value-type="float" office:value="20.95" calcext:value-type="float">
            <text:p>20.95</text:p>
          </table:table-cell>
          <table:table-cell office:value-type="float" office:value="0.125473" calcext:value-type="float">
            <text:p>0.125473</text:p>
          </table:table-cell>
          <table:table-cell office:value-type="float" office:value="-0.1524048" calcext:value-type="float">
            <text:p>-0.1524048</text:p>
          </table:table-cell>
          <table:table-cell office:value-type="float" office:value="-0.9654388" calcext:value-type="float">
            <text:p>-0.9654388</text:p>
          </table:table-cell>
          <table:table-cell office:value-type="float" office:value="0.009841761" calcext:value-type="float">
            <text:p>0.009841761</text:p>
          </table:table-cell>
          <table:table-cell office:value-type="float" office:value="0.009523263" calcext:value-type="float">
            <text:p>0.009523263</text:p>
          </table:table-cell>
          <table:table-cell office:value-type="float" office:value="-0.0200594" calcext:value-type="float">
            <text:p>-0.02005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316071" calcext:value-type="float">
            <text:p>0.1316071</text:p>
          </table:table-cell>
          <table:table-cell office:value-type="float" office:value="-0.1484833" calcext:value-type="float">
            <text:p>-0.1484833</text:p>
          </table:table-cell>
          <table:table-cell office:value-type="float" office:value="-0.9692078" calcext:value-type="float">
            <text:p>-0.9692078</text:p>
          </table:table-cell>
          <table:table-cell office:value-type="float" office:value="0.02430121" calcext:value-type="float">
            <text:p>0.02430121</text:p>
          </table:table-cell>
          <table:table-cell office:value-type="float" office:value="-0.00110177" calcext:value-type="float">
            <text:p>-0.00110177</text:p>
          </table:table-cell>
          <table:table-cell office:value-type="float" office:value="-0.0131339" calcext:value-type="float">
            <text:p>-0.0131339</text:p>
          </table:table-cell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0.1275787" calcext:value-type="float">
            <text:p>0.1275787</text:p>
          </table:table-cell>
          <table:table-cell office:value-type="float" office:value="-0.1614075" calcext:value-type="float">
            <text:p>-0.1614075</text:p>
          </table:table-cell>
          <table:table-cell office:value-type="float" office:value="-0.981842" calcext:value-type="float">
            <text:p>-0.981842</text:p>
          </table:table-cell>
          <table:table-cell office:value-type="float" office:value="-0.01869703" calcext:value-type="float">
            <text:p>-0.01869703</text:p>
          </table:table-cell>
          <table:table-cell office:value-type="float" office:value="0.0556285" calcext:value-type="float">
            <text:p>0.0556285</text:p>
          </table:table-cell>
          <table:table-cell office:value-type="float" office:value="-0.04872224" calcext:value-type="float">
            <text:p>-0.04872224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0.1253357" calcext:value-type="float">
            <text:p>0.1253357</text:p>
          </table:table-cell>
          <table:table-cell office:value-type="float" office:value="-0.1543121" calcext:value-type="float">
            <text:p>-0.1543121</text:p>
          </table:table-cell>
          <table:table-cell office:value-type="float" office:value="-0.9615326" calcext:value-type="float">
            <text:p>-0.9615326</text:p>
          </table:table-cell>
          <table:table-cell office:value-type="float" office:value="0.005051572" calcext:value-type="float">
            <text:p>0.005051572</text:p>
          </table:table-cell>
          <table:table-cell office:value-type="float" office:value="0.01543509" calcext:value-type="float">
            <text:p>0.01543509</text:p>
          </table:table-cell>
          <table:table-cell office:value-type="float" office:value="-0.0235034" calcext:value-type="float">
            <text:p>-0.0235034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0.1097107" calcext:value-type="float">
            <text:p>0.1097107</text:p>
          </table:table-cell>
          <table:table-cell office:value-type="float" office:value="-0.1496582" calcext:value-type="float">
            <text:p>-0.1496582</text:p>
          </table:table-cell>
          <table:table-cell office:value-type="float" office:value="-0.9658813" calcext:value-type="float">
            <text:p>-0.9658813</text:p>
          </table:table-cell>
          <table:table-cell office:value-type="float" office:value="-0.01495601" calcext:value-type="float">
            <text:p>-0.01495601</text:p>
          </table:table-cell>
          <table:table-cell office:value-type="float" office:value="0.0818215" calcext:value-type="float">
            <text:p>0.0818215</text:p>
          </table:table-cell>
          <table:table-cell office:value-type="float" office:value="-0.05192687" calcext:value-type="float">
            <text:p>-0.05192687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0.135025" calcext:value-type="float">
            <text:p>0.135025</text:p>
          </table:table-cell>
          <table:table-cell office:value-type="float" office:value="-0.15802" calcext:value-type="float">
            <text:p>-0.15802</text:p>
          </table:table-cell>
          <table:table-cell office:value-type="float" office:value="-0.9544525" calcext:value-type="float">
            <text:p>-0.9544525</text:p>
          </table:table-cell>
          <table:table-cell office:value-type="float" office:value="-0.02660747" calcext:value-type="float">
            <text:p>-0.02660747</text:p>
          </table:table-cell>
          <table:table-cell office:value-type="float" office:value="-0.03099141" calcext:value-type="float">
            <text:p>-0.03099141</text:p>
          </table:table-cell>
          <table:table-cell office:value-type="float" office:value="-0.02409202" calcext:value-type="float">
            <text:p>-0.02409202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0.1228638" calcext:value-type="float">
            <text:p>0.1228638</text:p>
          </table:table-cell>
          <table:table-cell office:value-type="float" office:value="-0.1457062" calcext:value-type="float">
            <text:p>-0.1457062</text:p>
          </table:table-cell>
          <table:table-cell office:value-type="float" office:value="-0.9743042" calcext:value-type="float">
            <text:p>-0.9743042</text:p>
          </table:table-cell>
          <table:table-cell office:value-type="float" office:value="-0.07180782" calcext:value-type="float">
            <text:p>-0.07180782</text:p>
          </table:table-cell>
          <table:table-cell office:value-type="float" office:value="0.02012172" calcext:value-type="float">
            <text:p>0.02012172</text:p>
          </table:table-cell>
          <table:table-cell office:value-type="float" office:value="-0.0227217" calcext:value-type="float">
            <text:p>-0.022721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0.1429443" calcext:value-type="float">
            <text:p>0.1429443</text:p>
          </table:table-cell>
          <table:table-cell office:value-type="float" office:value="-0.139679" calcext:value-type="float">
            <text:p>-0.139679</text:p>
          </table:table-cell>
          <table:table-cell office:value-type="float" office:value="-0.9796295" calcext:value-type="float">
            <text:p>-0.9796295</text:p>
          </table:table-cell>
          <table:table-cell office:value-type="float" office:value="-0.03834313" calcext:value-type="float">
            <text:p>-0.03834313</text:p>
          </table:table-cell>
          <table:table-cell office:value-type="float" office:value="-0.05733754" calcext:value-type="float">
            <text:p>-0.05733754</text:p>
          </table:table-cell>
          <table:table-cell office:value-type="float" office:value="-0.04059237" calcext:value-type="float">
            <text:p>-0.04059237</text:p>
          </table:table-cell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0.1410675" calcext:value-type="float">
            <text:p>0.1410675</text:p>
          </table:table-cell>
          <table:table-cell office:value-type="float" office:value="-0.1387939" calcext:value-type="float">
            <text:p>-0.1387939</text:p>
          </table:table-cell>
          <table:table-cell office:value-type="float" office:value="-0.9845581" calcext:value-type="float">
            <text:p>-0.9845581</text:p>
          </table:table-cell>
          <table:table-cell office:value-type="float" office:value="-0.03329923" calcext:value-type="float">
            <text:p>-0.03329923</text:p>
          </table:table-cell>
          <table:table-cell office:value-type="float" office:value="0.0354137" calcext:value-type="float">
            <text:p>0.0354137</text:p>
          </table:table-cell>
          <table:table-cell office:value-type="float" office:value="-0.04897904" calcext:value-type="float">
            <text:p>-0.04897904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0.1378632" calcext:value-type="float">
            <text:p>0.1378632</text:p>
          </table:table-cell>
          <table:table-cell office:value-type="float" office:value="-0.143631" calcext:value-type="float">
            <text:p>-0.143631</text:p>
          </table:table-cell>
          <table:table-cell office:value-type="float" office:value="-0.9777985" calcext:value-type="float">
            <text:p>-0.9777985</text:p>
          </table:table-cell>
          <table:table-cell office:value-type="float" office:value="-0.005541071" calcext:value-type="float">
            <text:p>-0.005541071</text:p>
          </table:table-cell>
          <table:table-cell office:value-type="float" office:value="0.01414318" calcext:value-type="float">
            <text:p>0.01414318</text:p>
          </table:table-cell>
          <table:table-cell office:value-type="float" office:value="-0.03744984" calcext:value-type="float">
            <text:p>-0.03744984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0.1495514" calcext:value-type="float">
            <text:p>0.1495514</text:p>
          </table:table-cell>
          <table:table-cell office:value-type="float" office:value="-0.1483307" calcext:value-type="float">
            <text:p>-0.1483307</text:p>
          </table:table-cell>
          <table:table-cell office:value-type="float" office:value="-0.973587" calcext:value-type="float">
            <text:p>-0.973587</text:p>
          </table:table-cell>
          <table:table-cell office:value-type="float" office:value="0.02131928" calcext:value-type="float">
            <text:p>0.02131928</text:p>
          </table:table-cell>
          <table:table-cell office:value-type="float" office:value="-0.005635229" calcext:value-type="float">
            <text:p>-0.005635229</text:p>
          </table:table-cell>
          <table:table-cell office:value-type="float" office:value="0.007638916" calcext:value-type="float">
            <text:p>0.007638916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.1325073" calcext:value-type="float">
            <text:p>0.1325073</text:p>
          </table:table-cell>
          <table:table-cell office:value-type="float" office:value="-0.1364746" calcext:value-type="float">
            <text:p>-0.1364746</text:p>
          </table:table-cell>
          <table:table-cell office:value-type="float" office:value="-0.9507751" calcext:value-type="float">
            <text:p>-0.9507751</text:p>
          </table:table-cell>
          <table:table-cell office:value-type="float" office:value="0.03519921" calcext:value-type="float">
            <text:p>0.03519921</text:p>
          </table:table-cell>
          <table:table-cell office:value-type="float" office:value="0.08030401" calcext:value-type="float">
            <text:p>0.08030401</text:p>
          </table:table-cell>
          <table:table-cell office:value-type="float" office:value="0.03394717" calcext:value-type="float">
            <text:p>0.03394717</text:p>
          </table:table-cell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0.1407318" calcext:value-type="float">
            <text:p>0.1407318</text:p>
          </table:table-cell>
          <table:table-cell office:value-type="float" office:value="-0.1514893" calcext:value-type="float">
            <text:p>-0.1514893</text:p>
          </table:table-cell>
          <table:table-cell office:value-type="float" office:value="-0.9825287" calcext:value-type="float">
            <text:p>-0.9825287</text:p>
          </table:table-cell>
          <table:table-cell office:value-type="float" office:value="-0.04986304" calcext:value-type="float">
            <text:p>-0.04986304</text:p>
          </table:table-cell>
          <table:table-cell office:value-type="float" office:value="0.02849903" calcext:value-type="float">
            <text:p>0.02849903</text:p>
          </table:table-cell>
          <table:table-cell office:value-type="float" office:value="-0.02252676" calcext:value-type="float">
            <text:p>-0.02252676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0.1399078" calcext:value-type="float">
            <text:p>0.1399078</text:p>
          </table:table-cell>
          <table:table-cell office:value-type="float" office:value="-0.1357117" calcext:value-type="float">
            <text:p>-0.1357117</text:p>
          </table:table-cell>
          <table:table-cell office:value-type="float" office:value="-0.9719696" calcext:value-type="float">
            <text:p>-0.9719696</text:p>
          </table:table-cell>
          <table:table-cell office:value-type="float" office:value="0.02316514" calcext:value-type="float">
            <text:p>0.02316514</text:p>
          </table:table-cell>
          <table:table-cell office:value-type="float" office:value="0.002901581" calcext:value-type="float">
            <text:p>0.002901581</text:p>
          </table:table-cell>
          <table:table-cell office:value-type="float" office:value="0.02970688" calcext:value-type="float">
            <text:p>0.02970688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0.1336975" calcext:value-type="float">
            <text:p>0.1336975</text:p>
          </table:table-cell>
          <table:table-cell office:value-type="float" office:value="-0.1534729" calcext:value-type="float">
            <text:p>-0.1534729</text:p>
          </table:table-cell>
          <table:table-cell office:value-type="float" office:value="-0.9797821" calcext:value-type="float">
            <text:p>-0.9797821</text:p>
          </table:table-cell>
          <table:table-cell office:value-type="float" office:value="-0.01950388" calcext:value-type="float">
            <text:p>-0.01950388</text:p>
          </table:table-cell>
          <table:table-cell office:value-type="float" office:value="0.01353518" calcext:value-type="float">
            <text:p>0.01353518</text:p>
          </table:table-cell>
          <table:table-cell office:value-type="float" office:value="0.02840943" calcext:value-type="float">
            <text:p>0.02840943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0.1309967" calcext:value-type="float">
            <text:p>0.1309967</text:p>
          </table:table-cell>
          <table:table-cell office:value-type="float" office:value="-0.1328278" calcext:value-type="float">
            <text:p>-0.1328278</text:p>
          </table:table-cell>
          <table:table-cell office:value-type="float" office:value="-0.9693298" calcext:value-type="float">
            <text:p>-0.9693298</text:p>
          </table:table-cell>
          <table:table-cell office:value-type="float" office:value="0.03970381" calcext:value-type="float">
            <text:p>0.03970381</text:p>
          </table:table-cell>
          <table:table-cell office:value-type="float" office:value="-0.000875383" calcext:value-type="float">
            <text:p>-0.000875383</text:p>
          </table:table-cell>
          <table:table-cell office:value-type="float" office:value="0.004312644" calcext:value-type="float">
            <text:p>0.00431264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0.1524506" calcext:value-type="float">
            <text:p>0.1524506</text:p>
          </table:table-cell>
          <table:table-cell office:value-type="float" office:value="-0.1562042" calcext:value-type="float">
            <text:p>-0.1562042</text:p>
          </table:table-cell>
          <table:table-cell office:value-type="float" office:value="-0.979248" calcext:value-type="float">
            <text:p>-0.979248</text:p>
          </table:table-cell>
          <table:table-cell office:value-type="float" office:value="-0.02718335" calcext:value-type="float">
            <text:p>-0.02718335</text:p>
          </table:table-cell>
          <table:table-cell office:value-type="float" office:value="0.02274981" calcext:value-type="float">
            <text:p>0.02274981</text:p>
          </table:table-cell>
          <table:table-cell office:value-type="float" office:value="-0.003943273" calcext:value-type="float">
            <text:p>-0.003943273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0.1334686" calcext:value-type="float">
            <text:p>0.1334686</text:p>
          </table:table-cell>
          <table:table-cell office:value-type="float" office:value="-0.1553192" calcext:value-type="float">
            <text:p>-0.1553192</text:p>
          </table:table-cell>
          <table:table-cell office:value-type="float" office:value="-0.9710388" calcext:value-type="float">
            <text:p>-0.9710388</text:p>
          </table:table-cell>
          <table:table-cell office:value-type="float" office:value="0.01633663" calcext:value-type="float">
            <text:p>0.01633663</text:p>
          </table:table-cell>
          <table:table-cell office:value-type="float" office:value="0.01979335" calcext:value-type="float">
            <text:p>0.01979335</text:p>
          </table:table-cell>
          <table:table-cell office:value-type="float" office:value="0.05643083" calcext:value-type="float">
            <text:p>0.05643083</text:p>
          </table:table-cell>
        </table:table-row>
        <table:table-row table:style-name="ro1">
          <table:table-cell office:value-type="float" office:value="21.85" calcext:value-type="float">
            <text:p>21.85</text:p>
          </table:table-cell>
          <table:table-cell office:value-type="float" office:value="0.1465454" calcext:value-type="float">
            <text:p>0.1465454</text:p>
          </table:table-cell>
          <table:table-cell office:value-type="float" office:value="-0.1463623" calcext:value-type="float">
            <text:p>-0.1463623</text:p>
          </table:table-cell>
          <table:table-cell office:value-type="float" office:value="-0.9697723" calcext:value-type="float">
            <text:p>-0.9697723</text:p>
          </table:table-cell>
          <table:table-cell office:value-type="float" office:value="0.02609182" calcext:value-type="float">
            <text:p>0.02609182</text:p>
          </table:table-cell>
          <table:table-cell office:value-type="float" office:value="0.047949" calcext:value-type="float">
            <text:p>0.047949</text:p>
          </table:table-cell>
          <table:table-cell office:value-type="float" office:value="0.01046437" calcext:value-type="float">
            <text:p>0.01046437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0.1266937" calcext:value-type="float">
            <text:p>0.1266937</text:p>
          </table:table-cell>
          <table:table-cell office:value-type="float" office:value="-0.1425934" calcext:value-type="float">
            <text:p>-0.1425934</text:p>
          </table:table-cell>
          <table:table-cell office:value-type="float" office:value="-0.9644928" calcext:value-type="float">
            <text:p>-0.9644928</text:p>
          </table:table-cell>
          <table:table-cell office:value-type="float" office:value="0.01972458" calcext:value-type="float">
            <text:p>0.01972458</text:p>
          </table:table-cell>
          <table:table-cell office:value-type="float" office:value="0.01394099" calcext:value-type="float">
            <text:p>0.01394099</text:p>
          </table:table-cell>
          <table:table-cell office:value-type="float" office:value="0.06680924" calcext:value-type="float">
            <text:p>0.06680924</text:p>
          </table:table-cell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0.1335144" calcext:value-type="float">
            <text:p>0.1335144</text:p>
          </table:table-cell>
          <table:table-cell office:value-type="float" office:value="-0.1454163" calcext:value-type="float">
            <text:p>-0.1454163</text:p>
          </table:table-cell>
          <table:table-cell office:value-type="float" office:value="-0.9623566" calcext:value-type="float">
            <text:p>-0.9623566</text:p>
          </table:table-cell>
          <table:table-cell office:value-type="float" office:value="0.01876746" calcext:value-type="float">
            <text:p>0.01876746</text:p>
          </table:table-cell>
          <table:table-cell office:value-type="float" office:value="0.05388401" calcext:value-type="float">
            <text:p>0.05388401</text:p>
          </table:table-cell>
          <table:table-cell office:value-type="float" office:value="0.01047806" calcext:value-type="float">
            <text:p>0.010478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72736" calcext:value-type="float">
            <text:p>0.1272736</text:p>
          </table:table-cell>
          <table:table-cell office:value-type="float" office:value="-0.1472931" calcext:value-type="float">
            <text:p>-0.1472931</text:p>
          </table:table-cell>
          <table:table-cell office:value-type="float" office:value="-0.9508514" calcext:value-type="float">
            <text:p>-0.9508514</text:p>
          </table:table-cell>
          <table:table-cell office:value-type="float" office:value="0.006472115" calcext:value-type="float">
            <text:p>0.006472115</text:p>
          </table:table-cell>
          <table:table-cell office:value-type="float" office:value="0.0598428" calcext:value-type="float">
            <text:p>0.0598428</text:p>
          </table:table-cell>
          <table:table-cell office:value-type="float" office:value="0.01393499" calcext:value-type="float">
            <text:p>0.01393499</text:p>
          </table:table-cell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0.1401672" calcext:value-type="float">
            <text:p>0.1401672</text:p>
          </table:table-cell>
          <table:table-cell office:value-type="float" office:value="-0.1481628" calcext:value-type="float">
            <text:p>-0.1481628</text:p>
          </table:table-cell>
          <table:table-cell office:value-type="float" office:value="-0.9524384" calcext:value-type="float">
            <text:p>-0.9524384</text:p>
          </table:table-cell>
          <table:table-cell office:value-type="float" office:value="-0.02703673" calcext:value-type="float">
            <text:p>-0.02703673</text:p>
          </table:table-cell>
          <table:table-cell table:style-name="ce1" office:value-type="float" office:value="0.0000831" calcext:value-type="float">
            <text:p>8.31E-005</text:p>
          </table:table-cell>
          <table:table-cell office:value-type="float" office:value="-0.00877319" calcext:value-type="float">
            <text:p>-0.00877319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0.1554871" calcext:value-type="float">
            <text:p>0.1554871</text:p>
          </table:table-cell>
          <table:table-cell office:value-type="float" office:value="-0.1542511" calcext:value-type="float">
            <text:p>-0.1542511</text:p>
          </table:table-cell>
          <table:table-cell office:value-type="float" office:value="-0.9811401" calcext:value-type="float">
            <text:p>-0.9811401</text:p>
          </table:table-cell>
          <table:table-cell office:value-type="float" office:value="-0.06281555" calcext:value-type="float">
            <text:p>-0.06281555</text:p>
          </table:table-cell>
          <table:table-cell office:value-type="float" office:value="-0.005004427" calcext:value-type="float">
            <text:p>-0.005004427</text:p>
          </table:table-cell>
          <table:table-cell office:value-type="float" office:value="-0.03909752" calcext:value-type="float">
            <text:p>-0.03909752</text:p>
          </table:table-cell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0.1684723" calcext:value-type="float">
            <text:p>0.1684723</text:p>
          </table:table-cell>
          <table:table-cell office:value-type="float" office:value="-0.1472015" calcext:value-type="float">
            <text:p>-0.1472015</text:p>
          </table:table-cell>
          <table:table-cell office:value-type="float" office:value="-0.9779358" calcext:value-type="float">
            <text:p>-0.9779358</text:p>
          </table:table-cell>
          <table:table-cell office:value-type="float" office:value="0.007914398" calcext:value-type="float">
            <text:p>0.007914398</text:p>
          </table:table-cell>
          <table:table-cell office:value-type="float" office:value="-0.00562264" calcext:value-type="float">
            <text:p>-0.00562264</text:p>
          </table:table-cell>
          <table:table-cell office:value-type="float" office:value="0.007580928" calcext:value-type="float">
            <text:p>0.007580928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0.1634674" calcext:value-type="float">
            <text:p>0.1634674</text:p>
          </table:table-cell>
          <table:table-cell office:value-type="float" office:value="-0.1492157" calcext:value-type="float">
            <text:p>-0.1492157</text:p>
          </table:table-cell>
          <table:table-cell office:value-type="float" office:value="-0.977066" calcext:value-type="float">
            <text:p>-0.977066</text:p>
          </table:table-cell>
          <table:table-cell office:value-type="float" office:value="0.02749615" calcext:value-type="float">
            <text:p>0.02749615</text:p>
          </table:table-cell>
          <table:table-cell office:value-type="float" office:value="0.0586336" calcext:value-type="float">
            <text:p>0.0586336</text:p>
          </table:table-cell>
          <table:table-cell office:value-type="float" office:value="0.003643729" calcext:value-type="float">
            <text:p>0.003643729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0.1604767" calcext:value-type="float">
            <text:p>0.1604767</text:p>
          </table:table-cell>
          <table:table-cell office:value-type="float" office:value="-0.149231" calcext:value-type="float">
            <text:p>-0.149231</text:p>
          </table:table-cell>
          <table:table-cell office:value-type="float" office:value="-0.9761963" calcext:value-type="float">
            <text:p>-0.9761963</text:p>
          </table:table-cell>
          <table:table-cell office:value-type="float" office:value="-0.01467265" calcext:value-type="float">
            <text:p>-0.01467265</text:p>
          </table:table-cell>
          <table:table-cell office:value-type="float" office:value="0.007650516" calcext:value-type="float">
            <text:p>0.007650516</text:p>
          </table:table-cell>
          <table:table-cell office:value-type="float" office:value="0.03071198" calcext:value-type="float">
            <text:p>0.03071198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0.1443024" calcext:value-type="float">
            <text:p>0.1443024</text:p>
          </table:table-cell>
          <table:table-cell office:value-type="float" office:value="-0.153183" calcext:value-type="float">
            <text:p>-0.153183</text:p>
          </table:table-cell>
          <table:table-cell office:value-type="float" office:value="-0.9659119" calcext:value-type="float">
            <text:p>-0.9659119</text:p>
          </table:table-cell>
          <table:table-cell office:value-type="float" office:value="0.02406697" calcext:value-type="float">
            <text:p>0.02406697</text:p>
          </table:table-cell>
          <table:table-cell office:value-type="float" office:value="0.05420762" calcext:value-type="float">
            <text:p>0.05420762</text:p>
          </table:table-cell>
          <table:table-cell office:value-type="float" office:value="0.04060434" calcext:value-type="float">
            <text:p>0.04060434</text:p>
          </table:table-cell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0.1352692" calcext:value-type="float">
            <text:p>0.1352692</text:p>
          </table:table-cell>
          <table:table-cell office:value-type="float" office:value="-0.1522217" calcext:value-type="float">
            <text:p>-0.1522217</text:p>
          </table:table-cell>
          <table:table-cell office:value-type="float" office:value="-0.9593506" calcext:value-type="float">
            <text:p>-0.9593506</text:p>
          </table:table-cell>
          <table:table-cell office:value-type="float" office:value="0.02053488" calcext:value-type="float">
            <text:p>0.02053488</text:p>
          </table:table-cell>
          <table:table-cell office:value-type="float" office:value="0.01727606" calcext:value-type="float">
            <text:p>0.01727606</text:p>
          </table:table-cell>
          <table:table-cell office:value-type="float" office:value="0.03677949" calcext:value-type="float">
            <text:p>0.03677949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1415253" calcext:value-type="float">
            <text:p>0.1415253</text:p>
          </table:table-cell>
          <table:table-cell office:value-type="float" office:value="-0.1513367" calcext:value-type="float">
            <text:p>-0.1513367</text:p>
          </table:table-cell>
          <table:table-cell office:value-type="float" office:value="-0.9727783" calcext:value-type="float">
            <text:p>-0.9727783</text:p>
          </table:table-cell>
          <table:table-cell office:value-type="float" office:value="-0.01729794" calcext:value-type="float">
            <text:p>-0.01729794</text:p>
          </table:table-cell>
          <table:table-cell office:value-type="float" office:value="0.03825769" calcext:value-type="float">
            <text:p>0.03825769</text:p>
          </table:table-cell>
          <table:table-cell office:value-type="float" office:value="-0.008342991" calcext:value-type="float">
            <text:p>-0.008342991</text:p>
          </table:table-cell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0.1686096" calcext:value-type="float">
            <text:p>0.1686096</text:p>
          </table:table-cell>
          <table:table-cell office:value-type="float" office:value="-0.153244" calcext:value-type="float">
            <text:p>-0.153244</text:p>
          </table:table-cell>
          <table:table-cell office:value-type="float" office:value="-0.9905396" calcext:value-type="float">
            <text:p>-0.9905396</text:p>
          </table:table-cell>
          <table:table-cell office:value-type="float" office:value="-0.05485502" calcext:value-type="float">
            <text:p>-0.05485502</text:p>
          </table:table-cell>
          <table:table-cell office:value-type="float" office:value="0.02342215" calcext:value-type="float">
            <text:p>0.02342215</text:p>
          </table:table-cell>
          <table:table-cell office:value-type="float" office:value="-0.06306016" calcext:value-type="float">
            <text:p>-0.06306016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1751709" calcext:value-type="float">
            <text:p>0.1751709</text:p>
          </table:table-cell>
          <table:table-cell office:value-type="float" office:value="-0.1469574" calcext:value-type="float">
            <text:p>-0.1469574</text:p>
          </table:table-cell>
          <table:table-cell office:value-type="float" office:value="-0.966095" calcext:value-type="float">
            <text:p>-0.966095</text:p>
          </table:table-cell>
          <table:table-cell office:value-type="float" office:value="0.07588989" calcext:value-type="float">
            <text:p>0.07588989</text:p>
          </table:table-cell>
          <table:table-cell office:value-type="float" office:value="0.02080022" calcext:value-type="float">
            <text:p>0.02080022</text:p>
          </table:table-cell>
          <table:table-cell office:value-type="float" office:value="0.0197818" calcext:value-type="float">
            <text:p>0.0197818</text:p>
          </table:table-cell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0.1699982" calcext:value-type="float">
            <text:p>0.1699982</text:p>
          </table:table-cell>
          <table:table-cell office:value-type="float" office:value="-0.1448975" calcext:value-type="float">
            <text:p>-0.1448975</text:p>
          </table:table-cell>
          <table:table-cell office:value-type="float" office:value="-0.953598" calcext:value-type="float">
            <text:p>-0.953598</text:p>
          </table:table-cell>
          <table:table-cell office:value-type="float" office:value="0.03501618" calcext:value-type="float">
            <text:p>0.03501618</text:p>
          </table:table-cell>
          <table:table-cell office:value-type="float" office:value="0.06810898" calcext:value-type="float">
            <text:p>0.06810898</text:p>
          </table:table-cell>
          <table:table-cell office:value-type="float" office:value="-0.004315926" calcext:value-type="float">
            <text:p>-0.004315926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0.1510468" calcext:value-type="float">
            <text:p>0.1510468</text:p>
          </table:table-cell>
          <table:table-cell office:value-type="float" office:value="-0.1450195" calcext:value-type="float">
            <text:p>-0.1450195</text:p>
          </table:table-cell>
          <table:table-cell office:value-type="float" office:value="-0.9473114" calcext:value-type="float">
            <text:p>-0.9473114</text:p>
          </table:table-cell>
          <table:table-cell office:value-type="float" office:value="-0.000215978" calcext:value-type="float">
            <text:p>-0.000215978</text:p>
          </table:table-cell>
          <table:table-cell office:value-type="float" office:value="0.08585587" calcext:value-type="float">
            <text:p>0.08585587</text:p>
          </table:table-cell>
          <table:table-cell office:value-type="float" office:value="-0.01013579" calcext:value-type="float">
            <text:p>-0.01013579</text:p>
          </table:table-cell>
        </table:table-row>
        <table:table-row table:style-name="ro1">
          <table:table-cell office:value-type="float" office:value="22.65" calcext:value-type="float">
            <text:p>22.65</text:p>
          </table:table-cell>
          <table:table-cell office:value-type="float" office:value="0.1731415" calcext:value-type="float">
            <text:p>0.1731415</text:p>
          </table:table-cell>
          <table:table-cell office:value-type="float" office:value="-0.1399841" calcext:value-type="float">
            <text:p>-0.1399841</text:p>
          </table:table-cell>
          <table:table-cell office:value-type="float" office:value="-0.9555054" calcext:value-type="float">
            <text:p>-0.9555054</text:p>
          </table:table-cell>
          <table:table-cell office:value-type="float" office:value="-0.04063936" calcext:value-type="float">
            <text:p>-0.04063936</text:p>
          </table:table-cell>
          <table:table-cell office:value-type="float" office:value="0.061644" calcext:value-type="float">
            <text:p>0.061644</text:p>
          </table:table-cell>
          <table:table-cell office:value-type="float" office:value="-0.04875756" calcext:value-type="float">
            <text:p>-0.04875756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0.1612854" calcext:value-type="float">
            <text:p>0.1612854</text:p>
          </table:table-cell>
          <table:table-cell office:value-type="float" office:value="-0.1640015" calcext:value-type="float">
            <text:p>-0.1640015</text:p>
          </table:table-cell>
          <table:table-cell office:value-type="float" office:value="-0.9838409" calcext:value-type="float">
            <text:p>-0.9838409</text:p>
          </table:table-cell>
          <table:table-cell office:value-type="float" office:value="-0.02525606" calcext:value-type="float">
            <text:p>-0.02525606</text:p>
          </table:table-cell>
          <table:table-cell office:value-type="float" office:value="0.04677323" calcext:value-type="float">
            <text:p>0.04677323</text:p>
          </table:table-cell>
          <table:table-cell office:value-type="float" office:value="0.01482295" calcext:value-type="float">
            <text:p>0.01482295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0.1641235" calcext:value-type="float">
            <text:p>0.1641235</text:p>
          </table:table-cell>
          <table:table-cell office:value-type="float" office:value="-0.1509705" calcext:value-type="float">
            <text:p>-0.1509705</text:p>
          </table:table-cell>
          <table:table-cell office:value-type="float" office:value="-0.9634399" calcext:value-type="float">
            <text:p>-0.9634399</text:p>
          </table:table-cell>
          <table:table-cell office:value-type="float" office:value="0.03640191" calcext:value-type="float">
            <text:p>0.03640191</text:p>
          </table:table-cell>
          <table:table-cell office:value-type="float" office:value="0.02284398" calcext:value-type="float">
            <text:p>0.02284398</text:p>
          </table:table-cell>
          <table:table-cell office:value-type="float" office:value="-0.009345963" calcext:value-type="float">
            <text:p>-0.009345963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0.1778259" calcext:value-type="float">
            <text:p>0.1778259</text:p>
          </table:table-cell>
          <table:table-cell office:value-type="float" office:value="-0.1506958" calcext:value-type="float">
            <text:p>-0.1506958</text:p>
          </table:table-cell>
          <table:table-cell office:value-type="float" office:value="-0.9543152" calcext:value-type="float">
            <text:p>-0.9543152</text:p>
          </table:table-cell>
          <table:table-cell office:value-type="float" office:value="0.02201415" calcext:value-type="float">
            <text:p>0.02201415</text:p>
          </table:table-cell>
          <table:table-cell office:value-type="float" office:value="-0.01176452" calcext:value-type="float">
            <text:p>-0.01176452</text:p>
          </table:table-cell>
          <table:table-cell office:value-type="float" office:value="-0.01783792" calcext:value-type="float">
            <text:p>-0.01783792</text:p>
          </table:table-cell>
        </table:table-row>
        <table:table-row table:style-name="ro1">
          <table:table-cell office:value-type="float" office:value="22.85" calcext:value-type="float">
            <text:p>22.85</text:p>
          </table:table-cell>
          <table:table-cell office:value-type="float" office:value="0.1845398" calcext:value-type="float">
            <text:p>0.1845398</text:p>
          </table:table-cell>
          <table:table-cell office:value-type="float" office:value="-0.1405487" calcext:value-type="float">
            <text:p>-0.1405487</text:p>
          </table:table-cell>
          <table:table-cell office:value-type="float" office:value="-0.9328308" calcext:value-type="float">
            <text:p>-0.9328308</text:p>
          </table:table-cell>
          <table:table-cell office:value-type="float" office:value="0.04896286" calcext:value-type="float">
            <text:p>0.04896286</text:p>
          </table:table-cell>
          <table:table-cell office:value-type="float" office:value="0.03345033" calcext:value-type="float">
            <text:p>0.03345033</text:p>
          </table:table-cell>
          <table:table-cell office:value-type="float" office:value="-0.02306349" calcext:value-type="float">
            <text:p>-0.02306349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0.1804504" calcext:value-type="float">
            <text:p>0.1804504</text:p>
          </table:table-cell>
          <table:table-cell office:value-type="float" office:value="-0.1199799" calcext:value-type="float">
            <text:p>-0.1199799</text:p>
          </table:table-cell>
          <table:table-cell office:value-type="float" office:value="-0.856308" calcext:value-type="float">
            <text:p>-0.856308</text:p>
          </table:table-cell>
          <table:table-cell office:value-type="float" office:value="0.07382645" calcext:value-type="float">
            <text:p>0.07382645</text:p>
          </table:table-cell>
          <table:table-cell office:value-type="float" office:value="0.03612703" calcext:value-type="float">
            <text:p>0.03612703</text:p>
          </table:table-cell>
          <table:table-cell office:value-type="float" office:value="0.004862898" calcext:value-type="float">
            <text:p>0.004862898</text:p>
          </table:table-cell>
        </table:table-row>
        <table:table-row table:style-name="ro1">
          <table:table-cell office:value-type="float" office:value="22.95" calcext:value-type="float">
            <text:p>22.95</text:p>
          </table:table-cell>
          <table:table-cell office:value-type="float" office:value="0.1819153" calcext:value-type="float">
            <text:p>0.1819153</text:p>
          </table:table-cell>
          <table:table-cell office:value-type="float" office:value="-0.103714" calcext:value-type="float">
            <text:p>-0.103714</text:p>
          </table:table-cell>
          <table:table-cell office:value-type="float" office:value="-0.8126526" calcext:value-type="float">
            <text:p>-0.8126526</text:p>
          </table:table-cell>
          <table:table-cell office:value-type="float" office:value="-0.07887955" calcext:value-type="float">
            <text:p>-0.07887955</text:p>
          </table:table-cell>
          <table:table-cell office:value-type="float" office:value="0.1307383" calcext:value-type="float">
            <text:p>0.1307383</text:p>
          </table:table-cell>
          <table:table-cell office:value-type="float" office:value="-0.03446121" calcext:value-type="float">
            <text:p>-0.034461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876831" calcext:value-type="float">
            <text:p>0.1876831</text:p>
          </table:table-cell>
          <table:table-cell office:value-type="float" office:value="-0.09660339" calcext:value-type="float">
            <text:p>-0.09660339</text:p>
          </table:table-cell>
          <table:table-cell office:value-type="float" office:value="-0.7969971" calcext:value-type="float">
            <text:p>-0.7969971</text:p>
          </table:table-cell>
          <table:table-cell office:value-type="float" office:value="-0.2848082" calcext:value-type="float">
            <text:p>-0.2848082</text:p>
          </table:table-cell>
          <table:table-cell office:value-type="float" office:value="0.1208369" calcext:value-type="float">
            <text:p>0.1208369</text:p>
          </table:table-cell>
          <table:table-cell office:value-type="float" office:value="-0.04263563" calcext:value-type="float">
            <text:p>-0.04263563</text:p>
          </table:table-cell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0.1583405" calcext:value-type="float">
            <text:p>0.1583405</text:p>
          </table:table-cell>
          <table:table-cell office:value-type="float" office:value="-0.09616089" calcext:value-type="float">
            <text:p>-0.09616089</text:p>
          </table:table-cell>
          <table:table-cell office:value-type="float" office:value="-0.8143005" calcext:value-type="float">
            <text:p>-0.8143005</text:p>
          </table:table-cell>
          <table:table-cell office:value-type="float" office:value="-0.4557161" calcext:value-type="float">
            <text:p>-0.4557161</text:p>
          </table:table-cell>
          <table:table-cell office:value-type="float" office:value="0.06155265" calcext:value-type="float">
            <text:p>0.06155265</text:p>
          </table:table-cell>
          <table:table-cell office:value-type="float" office:value="0.009096143" calcext:value-type="float">
            <text:p>0.009096143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0.1686096" calcext:value-type="float">
            <text:p>0.1686096</text:p>
          </table:table-cell>
          <table:table-cell office:value-type="float" office:value="-0.1287079" calcext:value-type="float">
            <text:p>-0.1287079</text:p>
          </table:table-cell>
          <table:table-cell office:value-type="float" office:value="-0.9148712" calcext:value-type="float">
            <text:p>-0.9148712</text:p>
          </table:table-cell>
          <table:table-cell office:value-type="float" office:value="-0.5595502" calcext:value-type="float">
            <text:p>-0.5595502</text:p>
          </table:table-cell>
          <table:table-cell office:value-type="float" office:value="0.04634745" calcext:value-type="float">
            <text:p>0.04634745</text:p>
          </table:table-cell>
          <table:table-cell office:value-type="float" office:value="-0.07607322" calcext:value-type="float">
            <text:p>-0.07607322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0.2022858" calcext:value-type="float">
            <text:p>0.2022858</text:p>
          </table:table-cell>
          <table:table-cell office:value-type="float" office:value="-0.04747009" calcext:value-type="float">
            <text:p>-0.04747009</text:p>
          </table:table-cell>
          <table:table-cell office:value-type="float" office:value="-0.8669434" calcext:value-type="float">
            <text:p>-0.8669434</text:p>
          </table:table-cell>
          <table:table-cell office:value-type="float" office:value="-0.2948364" calcext:value-type="float">
            <text:p>-0.2948364</text:p>
          </table:table-cell>
          <table:table-cell office:value-type="float" office:value="-0.1682002" calcext:value-type="float">
            <text:p>-0.1682002</text:p>
          </table:table-cell>
          <table:table-cell office:value-type="float" office:value="0.1097007" calcext:value-type="float">
            <text:p>0.1097007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0.1837616" calcext:value-type="float">
            <text:p>0.1837616</text:p>
          </table:table-cell>
          <table:table-cell office:value-type="float" office:value="-0.0922699" calcext:value-type="float">
            <text:p>-0.0922699</text:p>
          </table:table-cell>
          <table:table-cell office:value-type="float" office:value="-0.9808197" calcext:value-type="float">
            <text:p>-0.9808197</text:p>
          </table:table-cell>
          <table:table-cell office:value-type="float" office:value="-0.4440011" calcext:value-type="float">
            <text:p>-0.4440011</text:p>
          </table:table-cell>
          <table:table-cell office:value-type="float" office:value="0.06084588" calcext:value-type="float">
            <text:p>0.06084588</text:p>
          </table:table-cell>
          <table:table-cell office:value-type="float" office:value="-0.06489941" calcext:value-type="float">
            <text:p>-0.06489941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0.1641998" calcext:value-type="float">
            <text:p>0.1641998</text:p>
          </table:table-cell>
          <table:table-cell office:value-type="float" office:value="0.01365662" calcext:value-type="float">
            <text:p>0.01365662</text:p>
          </table:table-cell>
          <table:table-cell office:value-type="float" office:value="-0.8712769" calcext:value-type="float">
            <text:p>-0.8712769</text:p>
          </table:table-cell>
          <table:table-cell office:value-type="float" office:value="-0.2021426" calcext:value-type="float">
            <text:p>-0.2021426</text:p>
          </table:table-cell>
          <table:table-cell office:value-type="float" office:value="-0.09191618" calcext:value-type="float">
            <text:p>-0.09191618</text:p>
          </table:table-cell>
          <table:table-cell office:value-type="float" office:value="0.1085945" calcext:value-type="float">
            <text:p>0.1085945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0.1583405" calcext:value-type="float">
            <text:p>0.1583405</text:p>
          </table:table-cell>
          <table:table-cell office:value-type="float" office:value="-0.02981567" calcext:value-type="float">
            <text:p>-0.02981567</text:p>
          </table:table-cell>
          <table:table-cell office:value-type="float" office:value="-0.9722137" calcext:value-type="float">
            <text:p>-0.9722137</text:p>
          </table:table-cell>
          <table:table-cell office:value-type="float" office:value="-0.3049714" calcext:value-type="float">
            <text:p>-0.3049714</text:p>
          </table:table-cell>
          <table:table-cell office:value-type="float" office:value="0.06069842" calcext:value-type="float">
            <text:p>0.06069842</text:p>
          </table:table-cell>
          <table:table-cell office:value-type="float" office:value="0.02726614" calcext:value-type="float">
            <text:p>0.02726614</text:p>
          </table:table-cell>
        </table:table-row>
        <table:table-row table:style-name="ro1">
          <table:table-cell office:value-type="float" office:value="23.35" calcext:value-type="float">
            <text:p>23.35</text:p>
          </table:table-cell>
          <table:table-cell office:value-type="float" office:value="0.2327881" calcext:value-type="float">
            <text:p>0.2327881</text:p>
          </table:table-cell>
          <table:table-cell office:value-type="float" office:value="0.002120972" calcext:value-type="float">
            <text:p>0.002120972</text:p>
          </table:table-cell>
          <table:table-cell office:value-type="float" office:value="-0.986969" calcext:value-type="float">
            <text:p>-0.986969</text:p>
          </table:table-cell>
          <table:table-cell office:value-type="float" office:value="-0.3381448" calcext:value-type="float">
            <text:p>-0.3381448</text:p>
          </table:table-cell>
          <table:table-cell office:value-type="float" office:value="-0.1359841" calcext:value-type="float">
            <text:p>-0.1359841</text:p>
          </table:table-cell>
          <table:table-cell office:value-type="float" office:value="-0.004782098" calcext:value-type="float">
            <text:p>-0.004782098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.1819458" calcext:value-type="float">
            <text:p>0.1819458</text:p>
          </table:table-cell>
          <table:table-cell office:value-type="float" office:value="-0.06123352" calcext:value-type="float">
            <text:p>-0.06123352</text:p>
          </table:table-cell>
          <table:table-cell office:value-type="float" office:value="-0.9995728" calcext:value-type="float">
            <text:p>-0.9995728</text:p>
          </table:table-cell>
          <table:table-cell office:value-type="float" office:value="-0.3454564" calcext:value-type="float">
            <text:p>-0.3454564</text:p>
          </table:table-cell>
          <table:table-cell office:value-type="float" office:value="-0.01620013" calcext:value-type="float">
            <text:p>-0.01620013</text:p>
          </table:table-cell>
          <table:table-cell office:value-type="float" office:value="0.0830311" calcext:value-type="float">
            <text:p>0.0830311</text:p>
          </table:table-cell>
        </table:table-row>
        <table:table-row table:style-name="ro1">
          <table:table-cell office:value-type="float" office:value="23.45" calcext:value-type="float">
            <text:p>23.45</text:p>
          </table:table-cell>
          <table:table-cell office:value-type="float" office:value="0.1815643" calcext:value-type="float">
            <text:p>0.1815643</text:p>
          </table:table-cell>
          <table:table-cell office:value-type="float" office:value="0.03114319" calcext:value-type="float">
            <text:p>0.03114319</text:p>
          </table:table-cell>
          <table:table-cell office:value-type="float" office:value="-0.9691162" calcext:value-type="float">
            <text:p>-0.9691162</text:p>
          </table:table-cell>
          <table:table-cell office:value-type="float" office:value="0.02912299" calcext:value-type="float">
            <text:p>0.02912299</text:p>
          </table:table-cell>
          <table:table-cell office:value-type="float" office:value="0.1362456" calcext:value-type="float">
            <text:p>0.1362456</text:p>
          </table:table-cell>
          <table:table-cell office:value-type="float" office:value="0.1674791" calcext:value-type="float">
            <text:p>0.1674791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0.1519318" calcext:value-type="float">
            <text:p>0.1519318</text:p>
          </table:table-cell>
          <table:table-cell office:value-type="float" office:value="-0.004730225" calcext:value-type="float">
            <text:p>-0.004730225</text:p>
          </table:table-cell>
          <table:table-cell office:value-type="float" office:value="-0.9210663" calcext:value-type="float">
            <text:p>-0.9210663</text:p>
          </table:table-cell>
          <table:table-cell office:value-type="float" office:value="0.01845086" calcext:value-type="float">
            <text:p>0.01845086</text:p>
          </table:table-cell>
          <table:table-cell office:value-type="float" office:value="-0.06566866" calcext:value-type="float">
            <text:p>-0.06566866</text:p>
          </table:table-cell>
          <table:table-cell office:value-type="float" office:value="0.3425944" calcext:value-type="float">
            <text:p>0.3425944</text:p>
          </table:table-cell>
        </table:table-row>
        <table:table-row table:style-name="ro1">
          <table:table-cell office:value-type="float" office:value="23.55" calcext:value-type="float">
            <text:p>23.55</text:p>
          </table:table-cell>
          <table:table-cell office:value-type="float" office:value="0.190979" calcext:value-type="float">
            <text:p>0.190979</text:p>
          </table:table-cell>
          <table:table-cell office:value-type="float" office:value="-0.03038025" calcext:value-type="float">
            <text:p>-0.03038025</text:p>
          </table:table-cell>
          <table:table-cell office:value-type="float" office:value="-0.9693909" calcext:value-type="float">
            <text:p>-0.9693909</text:p>
          </table:table-cell>
          <table:table-cell office:value-type="float" office:value="0.05177394" calcext:value-type="float">
            <text:p>0.05177394</text:p>
          </table:table-cell>
          <table:table-cell office:value-type="float" office:value="-0.1942351" calcext:value-type="float">
            <text:p>-0.1942351</text:p>
          </table:table-cell>
          <table:table-cell office:value-type="float" office:value="0.3312006" calcext:value-type="float">
            <text:p>0.3312006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0.1189575" calcext:value-type="float">
            <text:p>0.1189575</text:p>
          </table:table-cell>
          <table:table-cell office:value-type="float" office:value="-0.051651" calcext:value-type="float">
            <text:p>-0.051651</text:p>
          </table:table-cell>
          <table:table-cell office:value-type="float" office:value="-0.9634094" calcext:value-type="float">
            <text:p>-0.9634094</text:p>
          </table:table-cell>
          <table:table-cell office:value-type="float" office:value="0.06710807" calcext:value-type="float">
            <text:p>0.06710807</text:p>
          </table:table-cell>
          <table:table-cell office:value-type="float" office:value="-0.2011738" calcext:value-type="float">
            <text:p>-0.2011738</text:p>
          </table:table-cell>
          <table:table-cell office:value-type="float" office:value="0.35089" calcext:value-type="float">
            <text:p>0.35089</text:p>
          </table:table-cell>
        </table:table-row>
        <table:table-row table:style-name="ro1">
          <table:table-cell office:value-type="float" office:value="23.65" calcext:value-type="float">
            <text:p>23.65</text:p>
          </table:table-cell>
          <table:table-cell office:value-type="float" office:value="0.1837311" calcext:value-type="float">
            <text:p>0.1837311</text:p>
          </table:table-cell>
          <table:table-cell office:value-type="float" office:value="-0.009689331" calcext:value-type="float">
            <text:p>-0.009689331</text:p>
          </table:table-cell>
          <table:table-cell office:value-type="float" office:value="-1.02417" calcext:value-type="float">
            <text:p>-1.02417</text:p>
          </table:table-cell>
          <table:table-cell office:value-type="float" office:value="0.06587821" calcext:value-type="float">
            <text:p>0.06587821</text:p>
          </table:table-cell>
          <table:table-cell office:value-type="float" office:value="-0.4208964" calcext:value-type="float">
            <text:p>-0.4208964</text:p>
          </table:table-cell>
          <table:table-cell office:value-type="float" office:value="0.2655919" calcext:value-type="float">
            <text:p>0.2655919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0.1231232" calcext:value-type="float">
            <text:p>0.1231232</text:p>
          </table:table-cell>
          <table:table-cell office:value-type="float" office:value="-0.02319336" calcext:value-type="float">
            <text:p>-0.02319336</text:p>
          </table:table-cell>
          <table:table-cell office:value-type="float" office:value="-1.033463" calcext:value-type="float">
            <text:p>-1.033463</text:p>
          </table:table-cell>
          <table:table-cell office:value-type="float" office:value="-0.02715887" calcext:value-type="float">
            <text:p>-0.02715887</text:p>
          </table:table-cell>
          <table:table-cell office:value-type="float" office:value="-0.2547739" calcext:value-type="float">
            <text:p>-0.2547739</text:p>
          </table:table-cell>
          <table:table-cell office:value-type="float" office:value="0.2284039" calcext:value-type="float">
            <text:p>0.2284039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0.1550446" calcext:value-type="float">
            <text:p>0.1550446</text:p>
          </table:table-cell>
          <table:table-cell office:value-type="float" office:value="-0.03155518" calcext:value-type="float">
            <text:p>-0.03155518</text:p>
          </table:table-cell>
          <table:table-cell office:value-type="float" office:value="-1.098663" calcext:value-type="float">
            <text:p>-1.098663</text:p>
          </table:table-cell>
          <table:table-cell office:value-type="float" office:value="-0.215659" calcext:value-type="float">
            <text:p>-0.215659</text:p>
          </table:table-cell>
          <table:table-cell office:value-type="float" office:value="-0.1399412" calcext:value-type="float">
            <text:p>-0.1399412</text:p>
          </table:table-cell>
          <table:table-cell office:value-type="float" office:value="-0.06892793" calcext:value-type="float">
            <text:p>-0.06892793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0.08106995" calcext:value-type="float">
            <text:p>0.08106995</text:p>
          </table:table-cell>
          <table:table-cell office:value-type="float" office:value="-0.02140808" calcext:value-type="float">
            <text:p>-0.02140808</text:p>
          </table:table-cell>
          <table:table-cell office:value-type="float" office:value="-1.011276" calcext:value-type="float">
            <text:p>-1.011276</text:p>
          </table:table-cell>
          <table:table-cell office:value-type="float" office:value="-0.04539664" calcext:value-type="float">
            <text:p>-0.04539664</text:p>
          </table:table-cell>
          <table:table-cell office:value-type="float" office:value="-0.1418901" calcext:value-type="float">
            <text:p>-0.1418901</text:p>
          </table:table-cell>
          <table:table-cell office:value-type="float" office:value="-0.04948964" calcext:value-type="float">
            <text:p>-0.04948964</text:p>
          </table:table-cell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0.1415863" calcext:value-type="float">
            <text:p>0.1415863</text:p>
          </table:table-cell>
          <table:table-cell office:value-type="float" office:value="0.05047607" calcext:value-type="float">
            <text:p>0.05047607</text:p>
          </table:table-cell>
          <table:table-cell office:value-type="float" office:value="-1.024765" calcext:value-type="float">
            <text:p>-1.024765</text:p>
          </table:table-cell>
          <table:table-cell office:value-type="float" office:value="-0.03907999" calcext:value-type="float">
            <text:p>-0.03907999</text:p>
          </table:table-cell>
          <table:table-cell office:value-type="float" office:value="-0.05836036" calcext:value-type="float">
            <text:p>-0.05836036</text:p>
          </table:table-cell>
          <table:table-cell office:value-type="float" office:value="-0.2870201" calcext:value-type="float">
            <text:p>-0.2870201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0.07818604" calcext:value-type="float">
            <text:p>0.07818604</text:p>
          </table:table-cell>
          <table:table-cell office:value-type="float" office:value="0.04974365" calcext:value-type="float">
            <text:p>0.04974365</text:p>
          </table:table-cell>
          <table:table-cell office:value-type="float" office:value="-1.02742" calcext:value-type="float">
            <text:p>-1.02742</text:p>
          </table:table-cell>
          <table:table-cell office:value-type="float" office:value="-0.1089913" calcext:value-type="float">
            <text:p>-0.1089913</text:p>
          </table:table-cell>
          <table:table-cell office:value-type="float" office:value="-0.2137295" calcext:value-type="float">
            <text:p>-0.2137295</text:p>
          </table:table-cell>
          <table:table-cell office:value-type="float" office:value="-0.08751653" calcext:value-type="float">
            <text:p>-0.08751653</text:p>
          </table:table-cell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0.10495" calcext:value-type="float">
            <text:p>0.10495</text:p>
          </table:table-cell>
          <table:table-cell office:value-type="string" calcext:value-type="string">
            <text:p><text:s text:c="8"/>-0.01191 <text:s text:c="7"/>-1.05152 <text:s text:c="7"/>-0.2565907</text:p>
          </table:table-cell>
          <table:table-cell office:value-type="float" office:value="-0.08510811" calcext:value-type="float">
            <text:p>-0.08510811</text:p>
          </table:table-cell>
          <table:table-cell office:value-type="float" office:value="-0.182037" calcext:value-type="float">
            <text:p>-0.18203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2362061" calcext:value-type="float">
            <text:p>-0.02362061</text:p>
          </table:table-cell>
          <table:table-cell office:value-type="float" office:value="0.01527405" calcext:value-type="float">
            <text:p>0.01527405</text:p>
          </table:table-cell>
          <table:table-cell office:value-type="float" office:value="-1.031845" calcext:value-type="float">
            <text:p>-1.031845</text:p>
          </table:table-cell>
          <table:table-cell office:value-type="float" office:value="-0.04660746" calcext:value-type="float">
            <text:p>-0.04660746</text:p>
          </table:table-cell>
          <table:table-cell office:value-type="float" office:value="-0.1814917" calcext:value-type="float">
            <text:p>-0.1814917</text:p>
          </table:table-cell>
          <table:table-cell office:value-type="float" office:value="0.1780545" calcext:value-type="float">
            <text:p>0.1780545</text:p>
          </table:table-cell>
        </table:table-row>
        <table:table-row table:style-name="ro1">
          <table:table-cell office:value-type="float" office:value="24.05" calcext:value-type="float">
            <text:p>24.05</text:p>
          </table:table-cell>
          <table:table-cell office:value-type="float" office:value="0.1120605" calcext:value-type="float">
            <text:p>0.1120605</text:p>
          </table:table-cell>
          <table:table-cell office:value-type="float" office:value="0.01686096" calcext:value-type="float">
            <text:p>0.01686096</text:p>
          </table:table-cell>
          <table:table-cell office:value-type="float" office:value="-1.026276" calcext:value-type="float">
            <text:p>-1.026276</text:p>
          </table:table-cell>
          <table:table-cell office:value-type="float" office:value="-0.1817855" calcext:value-type="float">
            <text:p>-0.1817855</text:p>
          </table:table-cell>
          <table:table-cell office:value-type="float" office:value="-0.2453278" calcext:value-type="float">
            <text:p>-0.2453278</text:p>
          </table:table-cell>
          <table:table-cell office:value-type="float" office:value="-0.14721" calcext:value-type="float">
            <text:p>-0.14721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0.04341125" calcext:value-type="float">
            <text:p>0.04341125</text:p>
          </table:table-cell>
          <table:table-cell office:value-type="float" office:value="-0.006591797" calcext:value-type="float">
            <text:p>-0.006591797</text:p>
          </table:table-cell>
          <table:table-cell office:value-type="float" office:value="-1.040573" calcext:value-type="float">
            <text:p>-1.040573</text:p>
          </table:table-cell>
          <table:table-cell office:value-type="float" office:value="-0.03286858" calcext:value-type="float">
            <text:p>-0.03286858</text:p>
          </table:table-cell>
          <table:table-cell office:value-type="float" office:value="-0.1800265" calcext:value-type="float">
            <text:p>-0.1800265</text:p>
          </table:table-cell>
          <table:table-cell office:value-type="float" office:value="0.07517955" calcext:value-type="float">
            <text:p>0.07517955</text:p>
          </table:table-cell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0.08831787" calcext:value-type="float">
            <text:p>0.08831787</text:p>
          </table:table-cell>
          <table:table-cell office:value-type="float" office:value="-0.02914429" calcext:value-type="float">
            <text:p>-0.02914429</text:p>
          </table:table-cell>
          <table:table-cell office:value-type="float" office:value="-1.081009" calcext:value-type="float">
            <text:p>-1.081009</text:p>
          </table:table-cell>
          <table:table-cell office:value-type="float" office:value="-0.05791864" calcext:value-type="float">
            <text:p>-0.05791864</text:p>
          </table:table-cell>
          <table:table-cell office:value-type="float" office:value="-0.155781" calcext:value-type="float">
            <text:p>-0.155781</text:p>
          </table:table-cell>
          <table:table-cell office:value-type="float" office:value="-0.1295157" calcext:value-type="float">
            <text:p>-0.1295157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0.1109161" calcext:value-type="float">
            <text:p>0.1109161</text:p>
          </table:table-cell>
          <table:table-cell office:value-type="float" office:value="0.006027222" calcext:value-type="float">
            <text:p>0.006027222</text:p>
          </table:table-cell>
          <table:table-cell office:value-type="float" office:value="-1.031082" calcext:value-type="float">
            <text:p>-1.031082</text:p>
          </table:table-cell>
          <table:table-cell office:value-type="float" office:value="0.1120067" calcext:value-type="float">
            <text:p>0.1120067</text:p>
          </table:table-cell>
          <table:table-cell office:value-type="float" office:value="-0.1560182" calcext:value-type="float">
            <text:p>-0.1560182</text:p>
          </table:table-cell>
          <table:table-cell office:value-type="float" office:value="-0.05221893" calcext:value-type="float">
            <text:p>-0.05221893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0.05158997" calcext:value-type="float">
            <text:p>0.05158997</text:p>
          </table:table-cell>
          <table:table-cell office:value-type="float" office:value="0.007247925" calcext:value-type="float">
            <text:p>0.007247925</text:p>
          </table:table-cell>
          <table:table-cell office:value-type="float" office:value="-1.036575" calcext:value-type="float">
            <text:p>-1.036575</text:p>
          </table:table-cell>
          <table:table-cell office:value-type="float" office:value="0.1447432" calcext:value-type="float">
            <text:p>0.1447432</text:p>
          </table:table-cell>
          <table:table-cell office:value-type="float" office:value="-0.1241019" calcext:value-type="float">
            <text:p>-0.1241019</text:p>
          </table:table-cell>
          <table:table-cell office:value-type="float" office:value="0.181949" calcext:value-type="float">
            <text:p>0.181949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0.07907104" calcext:value-type="float">
            <text:p>0.07907104</text:p>
          </table:table-cell>
          <table:table-cell office:value-type="float" office:value="0.02462769" calcext:value-type="float">
            <text:p>0.02462769</text:p>
          </table:table-cell>
          <table:table-cell office:value-type="float" office:value="-1.003876" calcext:value-type="float">
            <text:p>-1.003876</text:p>
          </table:table-cell>
          <table:table-cell office:value-type="float" office:value="0.05386389" calcext:value-type="float">
            <text:p>0.05386389</text:p>
          </table:table-cell>
          <table:table-cell office:value-type="float" office:value="-0.08129672" calcext:value-type="float">
            <text:p>-0.08129672</text:p>
          </table:table-cell>
          <table:table-cell office:value-type="float" office:value="-0.0692171" calcext:value-type="float">
            <text:p>-0.0692171</text:p>
          </table:table-cell>
        </table:table-row>
        <table:table-row table:style-name="ro1">
          <table:table-cell office:value-type="float" office:value="24.35" calcext:value-type="float">
            <text:p>24.35</text:p>
          </table:table-cell>
          <table:table-cell office:value-type="float" office:value="0.07585144" calcext:value-type="float">
            <text:p>0.07585144</text:p>
          </table:table-cell>
          <table:table-cell office:value-type="float" office:value="0.04930115" calcext:value-type="float">
            <text:p>0.04930115</text:p>
          </table:table-cell>
          <table:table-cell office:value-type="float" office:value="-1.057602" calcext:value-type="float">
            <text:p>-1.057602</text:p>
          </table:table-cell>
          <table:table-cell office:value-type="float" office:value="0.06206988" calcext:value-type="float">
            <text:p>0.06206988</text:p>
          </table:table-cell>
          <table:table-cell office:value-type="float" office:value="0.02869943" calcext:value-type="float">
            <text:p>0.02869943</text:p>
          </table:table-cell>
          <table:table-cell office:value-type="float" office:value="-0.01379819" calcext:value-type="float">
            <text:p>-0.01379819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0.04032898" calcext:value-type="float">
            <text:p>0.04032898</text:p>
          </table:table-cell>
          <table:table-cell office:value-type="float" office:value="0.0411377" calcext:value-type="float">
            <text:p>0.0411377</text:p>
          </table:table-cell>
          <table:table-cell office:value-type="float" office:value="-0.9817047" calcext:value-type="float">
            <text:p>-0.9817047</text:p>
          </table:table-cell>
          <table:table-cell office:value-type="float" office:value="0.05608779" calcext:value-type="float">
            <text:p>0.05608779</text:p>
          </table:table-cell>
          <table:table-cell office:value-type="float" office:value="-0.4416861" calcext:value-type="float">
            <text:p>-0.4416861</text:p>
          </table:table-cell>
          <table:table-cell office:value-type="float" office:value="-0.05280897" calcext:value-type="float">
            <text:p>-0.05280897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-0.01408386" calcext:value-type="float">
            <text:p>-0.01408386</text:p>
          </table:table-cell>
          <table:table-cell office:value-type="float" office:value="-0.0317688" calcext:value-type="float">
            <text:p>-0.0317688</text:p>
          </table:table-cell>
          <table:table-cell office:value-type="float" office:value="-0.974884" calcext:value-type="float">
            <text:p>-0.974884</text:p>
          </table:table-cell>
          <table:table-cell office:value-type="float" office:value="-0.01792262" calcext:value-type="float">
            <text:p>-0.01792262</text:p>
          </table:table-cell>
          <table:table-cell office:value-type="float" office:value="-0.1409057" calcext:value-type="float">
            <text:p>-0.1409057</text:p>
          </table:table-cell>
          <table:table-cell office:value-type="float" office:value="0.06173076" calcext:value-type="float">
            <text:p>0.06173076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0.0723114" calcext:value-type="float">
            <text:p>0.0723114</text:p>
          </table:table-cell>
          <table:table-cell office:value-type="float" office:value="0.05723572" calcext:value-type="float">
            <text:p>0.05723572</text:p>
          </table:table-cell>
          <table:table-cell office:value-type="float" office:value="-0.9751282" calcext:value-type="float">
            <text:p>-0.9751282</text:p>
          </table:table-cell>
          <table:table-cell office:value-type="float" office:value="0.08258963" calcext:value-type="float">
            <text:p>0.08258963</text:p>
          </table:table-cell>
          <table:table-cell office:value-type="float" office:value="-0.1694701" calcext:value-type="float">
            <text:p>-0.1694701</text:p>
          </table:table-cell>
          <table:table-cell office:value-type="float" office:value="0.04467713" calcext:value-type="float">
            <text:p>0.04467713</text:p>
          </table:table-cell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0.005874634" calcext:value-type="float">
            <text:p>0.005874634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0.9920654" calcext:value-type="float">
            <text:p>-0.9920654</text:p>
          </table:table-cell>
          <table:table-cell office:value-type="float" office:value="-0.02630925" calcext:value-type="float">
            <text:p>-0.02630925</text:p>
          </table:table-cell>
          <table:table-cell office:value-type="float" office:value="-0.2063936" calcext:value-type="float">
            <text:p>-0.2063936</text:p>
          </table:table-cell>
          <table:table-cell office:value-type="float" office:value="0.0576188" calcext:value-type="float">
            <text:p>0.0576188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-0.007415771" calcext:value-type="float">
            <text:p>-0.007415771</text:p>
          </table:table-cell>
          <table:table-cell office:value-type="float" office:value="0.02583313" calcext:value-type="float">
            <text:p>0.02583313</text:p>
          </table:table-cell>
          <table:table-cell office:value-type="float" office:value="-0.9887238" calcext:value-type="float">
            <text:p>-0.9887238</text:p>
          </table:table-cell>
          <table:table-cell office:value-type="float" office:value="-0.0118711" calcext:value-type="float">
            <text:p>-0.0118711</text:p>
          </table:table-cell>
          <table:table-cell office:value-type="float" office:value="-0.09726498" calcext:value-type="float">
            <text:p>-0.09726498</text:p>
          </table:table-cell>
          <table:table-cell office:value-type="float" office:value="0.01704032" calcext:value-type="float">
            <text:p>0.01704032</text:p>
          </table:table-cell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0.01019287" calcext:value-type="float">
            <text:p>0.01019287</text:p>
          </table:table-cell>
          <table:table-cell office:value-type="float" office:value="0.009262085" calcext:value-type="float">
            <text:p>0.009262085</text:p>
          </table:table-cell>
          <table:table-cell office:value-type="float" office:value="-0.9978485" calcext:value-type="float">
            <text:p>-0.9978485</text:p>
          </table:table-cell>
          <table:table-cell office:value-type="float" office:value="0.001812828" calcext:value-type="float">
            <text:p>0.001812828</text:p>
          </table:table-cell>
          <table:table-cell office:value-type="float" office:value="-0.01405626" calcext:value-type="float">
            <text:p>-0.01405626</text:p>
          </table:table-cell>
          <table:table-cell office:value-type="float" office:value="0.005145719" calcext:value-type="float">
            <text:p>0.005145719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0.01118469" calcext:value-type="float">
            <text:p>0.01118469</text:p>
          </table:table-cell>
          <table:table-cell office:value-type="float" office:value="0.009292603" calcext:value-type="float">
            <text:p>0.009292603</text:p>
          </table:table-cell>
          <table:table-cell office:value-type="float" office:value="-0.9968414" calcext:value-type="float">
            <text:p>-0.9968414</text:p>
          </table:table-cell>
          <table:table-cell office:value-type="float" office:value="0.02636469" calcext:value-type="float">
            <text:p>0.02636469</text:p>
          </table:table-cell>
          <table:table-cell office:value-type="float" office:value="-0.0176407" calcext:value-type="float">
            <text:p>-0.0176407</text:p>
          </table:table-cell>
          <table:table-cell office:value-type="float" office:value="-0.000535418" calcext:value-type="float">
            <text:p>-0.000535418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0.005828857" calcext:value-type="float">
            <text:p>0.005828857</text:p>
          </table:table-cell>
          <table:table-cell office:value-type="float" office:value="-0.002441406" calcext:value-type="float">
            <text:p>-0.002441406</text:p>
          </table:table-cell>
          <table:table-cell office:value-type="float" office:value="-0.9920502" calcext:value-type="float">
            <text:p>-0.9920502</text:p>
          </table:table-cell>
          <table:table-cell office:value-type="float" office:value="-0.01370997" calcext:value-type="float">
            <text:p>-0.01370997</text:p>
          </table:table-cell>
          <table:table-cell office:value-type="float" office:value="0.007634623" calcext:value-type="float">
            <text:p>0.007634623</text:p>
          </table:table-cell>
          <table:table-cell office:value-type="float" office:value="0.03764941" calcext:value-type="float">
            <text:p>0.03764941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0.02078247" calcext:value-type="float">
            <text:p>0.02078247</text:p>
          </table:table-cell>
          <table:table-cell office:value-type="float" office:value="0.003631592" calcext:value-type="float">
            <text:p>0.003631592</text:p>
          </table:table-cell>
          <table:table-cell office:value-type="float" office:value="-0.9887695" calcext:value-type="float">
            <text:p>-0.9887695</text:p>
          </table:table-cell>
          <table:table-cell office:value-type="float" office:value="0.003316692" calcext:value-type="float">
            <text:p>0.003316692</text:p>
          </table:table-cell>
          <table:table-cell office:value-type="float" office:value="0.01678206" calcext:value-type="float">
            <text:p>0.01678206</text:p>
          </table:table-cell>
          <table:table-cell office:value-type="float" office:value="-0.006135572" calcext:value-type="float">
            <text:p>-0.006135572</text:p>
          </table:table-cell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0.02055359" calcext:value-type="float">
            <text:p>0.02055359</text:p>
          </table:table-cell>
          <table:table-cell office:value-type="float" office:value="-0.0131073" calcext:value-type="float">
            <text:p>-0.0131073</text:p>
          </table:table-cell>
          <table:table-cell office:value-type="float" office:value="-0.9974213" calcext:value-type="float">
            <text:p>-0.9974213</text:p>
          </table:table-cell>
          <table:table-cell office:value-type="float" office:value="0.0313397" calcext:value-type="float">
            <text:p>0.0313397</text:p>
          </table:table-cell>
          <table:table-cell office:value-type="float" office:value="0.01088565" calcext:value-type="float">
            <text:p>0.01088565</text:p>
          </table:table-cell>
          <table:table-cell office:value-type="float" office:value="-0.004876854" calcext:value-type="float">
            <text:p>-0.004876854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0.008056641" calcext:value-type="float">
            <text:p>0.008056641</text:p>
          </table:table-cell>
          <table:table-cell office:value-type="float" office:value="0.009353638" calcext:value-type="float">
            <text:p>0.009353638</text:p>
          </table:table-cell>
          <table:table-cell office:value-type="float" office:value="-0.9901276" calcext:value-type="float">
            <text:p>-0.9901276</text:p>
          </table:table-cell>
          <table:table-cell office:value-type="float" office:value="0.001956721" calcext:value-type="float">
            <text:p>0.001956721</text:p>
          </table:table-cell>
          <table:table-cell office:value-type="float" office:value="0.02276687" calcext:value-type="float">
            <text:p>0.02276687</text:p>
          </table:table-cell>
          <table:table-cell office:value-type="float" office:value="-0.00146203" calcext:value-type="float">
            <text:p>-0.00146203</text:p>
          </table:table-cell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0.01199341" calcext:value-type="float">
            <text:p>0.01199341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929047" calcext:value-type="float">
            <text:p>-0.9929047</text:p>
          </table:table-cell>
          <table:table-cell office:value-type="float" office:value="-0.001745371" calcext:value-type="float">
            <text:p>-0.001745371</text:p>
          </table:table-cell>
          <table:table-cell office:value-type="float" office:value="0.001361485" calcext:value-type="float">
            <text:p>0.001361485</text:p>
          </table:table-cell>
          <table:table-cell office:value-type="float" office:value="0.000636698" calcext:value-type="float">
            <text:p>0.0006366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187134" calcext:value-type="float">
            <text:p>0.01187134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90289" calcext:value-type="float">
            <text:p>-0.9890289</text:p>
          </table:table-cell>
          <table:table-cell office:value-type="float" office:value="0.001949586" calcext:value-type="float">
            <text:p>0.001949586</text:p>
          </table:table-cell>
          <table:table-cell office:value-type="float" office:value="-0.00221167" calcext:value-type="float">
            <text:p>-0.00221167</text:p>
          </table:table-cell>
          <table:table-cell office:value-type="float" office:value="-0.000531886" calcext:value-type="float">
            <text:p>-0.000531886</text:p>
          </table:table-cell>
        </table:table-row>
        <table:table-row table:style-name="ro1">
          <table:table-cell office:value-type="float" office:value="25.05" calcext:value-type="float">
            <text:p>25.05</text:p>
          </table:table-cell>
          <table:table-cell office:value-type="float" office:value="0.01287842" calcext:value-type="float">
            <text:p>0.01287842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99597" calcext:value-type="float">
            <text:p>-0.9899597</text:p>
          </table:table-cell>
          <table:table-cell office:value-type="float" office:value="-0.006655675" calcext:value-type="float">
            <text:p>-0.006655675</text:p>
          </table:table-cell>
          <table:table-cell office:value-type="float" office:value="0.003746229" calcext:value-type="float">
            <text:p>0.003746229</text:p>
          </table:table-cell>
          <table:table-cell office:value-type="float" office:value="0.001787876" calcext:value-type="float">
            <text:p>0.001787876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0.008850098" calcext:value-type="float">
            <text:p>0.008850098</text:p>
          </table:table-cell>
          <table:table-cell office:value-type="float" office:value="0.000549316" calcext:value-type="float">
            <text:p>0.000549316</text:p>
          </table:table-cell>
          <table:table-cell office:value-type="float" office:value="-0.9900513" calcext:value-type="float">
            <text:p>-0.9900513</text:p>
          </table:table-cell>
          <table:table-cell office:value-type="float" office:value="-0.000542473" calcext:value-type="float">
            <text:p>-0.000542473</text:p>
          </table:table-cell>
          <table:table-cell office:value-type="float" office:value="-0.01052249" calcext:value-type="float">
            <text:p>-0.01052249</text:p>
          </table:table-cell>
          <table:table-cell office:value-type="float" office:value="0.001692331" calcext:value-type="float">
            <text:p>0.001692331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float" office:value="0.01275635" calcext:value-type="float">
            <text:p>0.01275635</text:p>
          </table:table-cell>
          <table:table-cell office:value-type="float" office:value="0.001602173" calcext:value-type="float">
            <text:p>0.001602173</text:p>
          </table:table-cell>
          <table:table-cell office:value-type="float" office:value="-0.9870453" calcext:value-type="float">
            <text:p>-0.9870453</text:p>
          </table:table-cell>
          <table:table-cell office:value-type="float" office:value="0.00794027" calcext:value-type="float">
            <text:p>0.00794027</text:p>
          </table:table-cell>
          <table:table-cell office:value-type="float" office:value="-0.006965889" calcext:value-type="float">
            <text:p>-0.006965889</text:p>
          </table:table-cell>
          <table:table-cell office:value-type="float" office:value="0.002934342" calcext:value-type="float">
            <text:p>0.002934342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0.008926392" calcext:value-type="float">
            <text:p>0.008926392</text:p>
          </table:table-cell>
          <table:table-cell office:value-type="float" office:value="0.003494263" calcext:value-type="float">
            <text:p>0.003494263</text:p>
          </table:table-cell>
          <table:table-cell office:value-type="float" office:value="-0.9900665" calcext:value-type="float">
            <text:p>-0.9900665</text:p>
          </table:table-cell>
          <table:table-cell office:value-type="float" office:value="0.00443663" calcext:value-type="float">
            <text:p>0.00443663</text:p>
          </table:table-cell>
          <table:table-cell office:value-type="float" office:value="-0.00583094" calcext:value-type="float">
            <text:p>-0.00583094</text:p>
          </table:table-cell>
          <table:table-cell office:value-type="float" office:value="-0.002859444" calcext:value-type="float">
            <text:p>-0.002859444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0.0118866" calcext:value-type="float">
            <text:p>0.0118866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-0.01035161" calcext:value-type="float">
            <text:p>-0.01035161</text:p>
          </table:table-cell>
          <table:table-cell office:value-type="float" office:value="-0.008181232" calcext:value-type="float">
            <text:p>-0.008181232</text:p>
          </table:table-cell>
          <table:table-cell office:value-type="float" office:value="0.002821617" calcext:value-type="float">
            <text:p>0.002821617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0.008834839" calcext:value-type="float">
            <text:p>0.008834839</text:p>
          </table:table-cell>
          <table:table-cell office:value-type="float" office:value="0.001525879" calcext:value-type="float">
            <text:p>0.001525879</text:p>
          </table:table-cell>
          <table:table-cell office:value-type="float" office:value="-0.98909" calcext:value-type="float">
            <text:p>-0.98909</text:p>
          </table:table-cell>
          <table:table-cell office:value-type="float" office:value="0.003089842" calcext:value-type="float">
            <text:p>0.003089842</text:p>
          </table:table-cell>
          <table:table-cell office:value-type="float" office:value="0.000160711" calcext:value-type="float">
            <text:p>0.000160711</text:p>
          </table:table-cell>
          <table:table-cell office:value-type="float" office:value="0.001814886" calcext:value-type="float">
            <text:p>0.001814886</text:p>
          </table:table-cell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0.007049561" calcext:value-type="float">
            <text:p>0.007049561</text:p>
          </table:table-cell>
          <table:table-cell office:value-type="float" office:value="0.004364014" calcext:value-type="float">
            <text:p>0.004364014</text:p>
          </table:table-cell>
          <table:table-cell office:value-type="float" office:value="-0.9949799" calcext:value-type="float">
            <text:p>-0.9949799</text:p>
          </table:table-cell>
          <table:table-cell office:value-type="float" office:value="0.005497365" calcext:value-type="float">
            <text:p>0.005497365</text:p>
          </table:table-cell>
          <table:table-cell office:value-type="float" office:value="0.002556584" calcext:value-type="float">
            <text:p>0.002556584</text:p>
          </table:table-cell>
          <table:table-cell office:value-type="float" office:value="0.003006859" calcext:value-type="float">
            <text:p>0.003006859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0.01106262" calcext:value-type="float">
            <text:p>0.01106262</text:p>
          </table:table-cell>
          <table:table-cell office:value-type="float" office:value="0.004394531" calcext:value-type="float">
            <text:p>0.004394531</text:p>
          </table:table-cell>
          <table:table-cell office:value-type="float" office:value="-0.9968109" calcext:value-type="float">
            <text:p>-0.9968109</text:p>
          </table:table-cell>
          <table:table-cell office:value-type="float" office:value="-0.004196219" calcext:value-type="float">
            <text:p>-0.004196219</text:p>
          </table:table-cell>
          <table:table-cell office:value-type="float" office:value="0.001330481" calcext:value-type="float">
            <text:p>0.001330481</text:p>
          </table:table-cell>
          <table:table-cell office:value-type="float" office:value="0.000628077" calcext:value-type="float">
            <text:p>0.000628077</text:p>
          </table:table-cell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0.009841919" calcext:value-type="float">
            <text:p>0.009841919</text:p>
          </table:table-cell>
          <table:table-cell office:value-type="float" office:value="0.000549316" calcext:value-type="float">
            <text:p>0.000549316</text:p>
          </table:table-cell>
          <table:table-cell office:value-type="float" office:value="-0.9909821" calcext:value-type="float">
            <text:p>-0.9909821</text:p>
          </table:table-cell>
          <table:table-cell office:value-type="float" office:value="-0.0004197" calcext:value-type="float">
            <text:p>-0.0004197</text:p>
          </table:table-cell>
          <table:table-cell office:value-type="float" office:value="0.008435493" calcext:value-type="float">
            <text:p>0.008435493</text:p>
          </table:table-cell>
          <table:table-cell office:value-type="float" office:value="-0.003914083" calcext:value-type="float">
            <text:p>-0.003914083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.0118103" calcext:value-type="float">
            <text:p>0.0118103</text:p>
          </table:table-cell>
          <table:table-cell office:value-type="float" office:value="0.004547119" calcext:value-type="float">
            <text:p>0.004547119</text:p>
          </table:table-cell>
          <table:table-cell office:value-type="float" office:value="-0.9861145" calcext:value-type="float">
            <text:p>-0.9861145</text:p>
          </table:table-cell>
          <table:table-cell office:value-type="float" office:value="-0.007758088" calcext:value-type="float">
            <text:p>-0.007758088</text:p>
          </table:table-cell>
          <table:table-cell office:value-type="float" office:value="-0.002276038" calcext:value-type="float">
            <text:p>-0.002276038</text:p>
          </table:table-cell>
          <table:table-cell office:value-type="float" office:value="-0.002895206" calcext:value-type="float">
            <text:p>-0.002895206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0.009063721" calcext:value-type="float">
            <text:p>0.009063721</text:p>
          </table:table-cell>
          <table:table-cell office:value-type="float" office:value="0.005371094" calcext:value-type="float">
            <text:p>0.005371094</text:p>
          </table:table-cell>
          <table:table-cell office:value-type="float" office:value="-0.9949341" calcext:value-type="float">
            <text:p>-0.9949341</text:p>
          </table:table-cell>
          <table:table-cell office:value-type="float" office:value="0.002053964" calcext:value-type="float">
            <text:p>0.002053964</text:p>
          </table:table-cell>
          <table:table-cell office:value-type="float" office:value="0.006048942" calcext:value-type="float">
            <text:p>0.006048942</text:p>
          </table:table-cell>
          <table:table-cell office:value-type="float" office:value="-0.005078827" calcext:value-type="float">
            <text:p>-0.005078827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0.009933472" calcext:value-type="float">
            <text:p>0.009933472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919739" calcext:value-type="float">
            <text:p>-0.9919739</text:p>
          </table:table-cell>
          <table:table-cell office:value-type="float" office:value="-0.000506271" calcext:value-type="float">
            <text:p>-0.000506271</text:p>
          </table:table-cell>
          <table:table-cell office:value-type="float" office:value="0.002517271" calcext:value-type="float">
            <text:p>0.002517271</text:p>
          </table:table-cell>
          <table:table-cell office:value-type="float" office:value="-0.000497787" calcext:value-type="float">
            <text:p>-0.000497787</text:p>
          </table:table-cell>
        </table:table-row>
        <table:table-row table:style-name="ro1">
          <table:table-cell office:value-type="float" office:value="25.65" calcext:value-type="float">
            <text:p>25.65</text:p>
          </table:table-cell>
          <table:table-cell office:value-type="float" office:value="0.008773804" calcext:value-type="float">
            <text:p>0.008773804</text:p>
          </table:table-cell>
          <table:table-cell office:value-type="float" office:value="-0.00138855" calcext:value-type="float">
            <text:p>-0.00138855</text:p>
          </table:table-cell>
          <table:table-cell office:value-type="float" office:value="-0.9890594" calcext:value-type="float">
            <text:p>-0.9890594</text:p>
          </table:table-cell>
          <table:table-cell office:value-type="float" office:value="0.009225286" calcext:value-type="float">
            <text:p>0.009225286</text:p>
          </table:table-cell>
          <table:table-cell office:value-type="float" office:value="-0.003407017" calcext:value-type="float">
            <text:p>-0.003407017</text:p>
          </table:table-cell>
          <table:table-cell office:value-type="float" office:value="0.000658986" calcext:value-type="float">
            <text:p>0.000658986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0.007019043" calcext:value-type="float">
            <text:p>0.007019043</text:p>
          </table:table-cell>
          <table:table-cell office:value-type="float" office:value="0.008361816" calcext:value-type="float">
            <text:p>0.008361816</text:p>
          </table:table-cell>
          <table:table-cell office:value-type="float" office:value="-0.9891815" calcext:value-type="float">
            <text:p>-0.9891815</text:p>
          </table:table-cell>
          <table:table-cell office:value-type="float" office:value="-0.004004466" calcext:value-type="float">
            <text:p>-0.004004466</text:p>
          </table:table-cell>
          <table:table-cell office:value-type="float" office:value="-0.00229968" calcext:value-type="float">
            <text:p>-0.00229968</text:p>
          </table:table-cell>
          <table:table-cell office:value-type="float" office:value="-0.006346007" calcext:value-type="float">
            <text:p>-0.006346007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0.01092529" calcext:value-type="float">
            <text:p>0.01092529</text:p>
          </table:table-cell>
          <table:table-cell office:value-type="float" office:value="0.00050354" calcext:value-type="float">
            <text:p>0.00050354</text:p>
          </table:table-cell>
          <table:table-cell office:value-type="float" office:value="-0.9948425" calcext:value-type="float">
            <text:p>-0.9948425</text:p>
          </table:table-cell>
          <table:table-cell office:value-type="float" office:value="0.004373919" calcext:value-type="float">
            <text:p>0.004373919</text:p>
          </table:table-cell>
          <table:table-cell office:value-type="float" office:value="0.002526437" calcext:value-type="float">
            <text:p>0.002526437</text:p>
          </table:table-cell>
          <table:table-cell office:value-type="float" office:value="-0.000471201" calcext:value-type="float">
            <text:p>-0.000471201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0.01101685" calcext:value-type="float">
            <text:p>0.01101685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-0.01238226" calcext:value-type="float">
            <text:p>-0.01238226</text:p>
          </table:table-cell>
          <table:table-cell office:value-type="float" office:value="-0.007123516" calcext:value-type="float">
            <text:p>-0.007123516</text:p>
          </table:table-cell>
          <table:table-cell office:value-type="float" office:value="-0.01222064" calcext:value-type="float">
            <text:p>-0.01222064</text:p>
          </table:table-cell>
        </table:table-row>
        <table:table-row table:style-name="ro1">
          <table:table-cell office:value-type="float" office:value="25.85" calcext:value-type="float">
            <text:p>25.85</text:p>
          </table:table-cell>
          <table:table-cell office:value-type="float" office:value="0.005950928" calcext:value-type="float">
            <text:p>0.005950928</text:p>
          </table:table-cell>
          <table:table-cell office:value-type="float" office:value="0.002441406" calcext:value-type="float">
            <text:p>0.002441406</text:p>
          </table:table-cell>
          <table:table-cell office:value-type="float" office:value="-0.9920807" calcext:value-type="float">
            <text:p>-0.9920807</text:p>
          </table:table-cell>
          <table:table-cell office:value-type="float" office:value="0.000544226" calcext:value-type="float">
            <text:p>0.000544226</text:p>
          </table:table-cell>
          <table:table-cell office:value-type="float" office:value="-0.01407608" calcext:value-type="float">
            <text:p>-0.01407608</text:p>
          </table:table-cell>
          <table:table-cell office:value-type="float" office:value="0.006298315" calcext:value-type="float">
            <text:p>0.006298315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0.009887695" calcext:value-type="float">
            <text:p>0.009887695</text:p>
          </table:table-cell>
          <table:table-cell office:value-type="float" office:value="0.002502441" calcext:value-type="float">
            <text:p>0.002502441</text:p>
          </table:table-cell>
          <table:table-cell office:value-type="float" office:value="-0.9909973" calcext:value-type="float">
            <text:p>-0.9909973</text:p>
          </table:table-cell>
          <table:table-cell office:value-type="float" office:value="-0.004097568" calcext:value-type="float">
            <text:p>-0.004097568</text:p>
          </table:table-cell>
          <table:table-cell office:value-type="float" office:value="-0.001076633" calcext:value-type="float">
            <text:p>-0.001076633</text:p>
          </table:table-cell>
          <table:table-cell office:value-type="float" office:value="-0.002864891" calcext:value-type="float">
            <text:p>-0.002864891</text:p>
          </table:table-cell>
        </table:table-row>
        <table:table-row table:style-name="ro1">
          <table:table-cell office:value-type="float" office:value="25.95" calcext:value-type="float">
            <text:p>25.95</text:p>
          </table:table-cell>
          <table:table-cell office:value-type="float" office:value="0.008041382" calcext:value-type="float">
            <text:p>0.008041382</text:p>
          </table:table-cell>
          <table:table-cell office:value-type="float" office:value="0.006362915" calcext:value-type="float">
            <text:p>0.006362915</text:p>
          </table:table-cell>
          <table:table-cell office:value-type="float" office:value="-0.9930115" calcext:value-type="float">
            <text:p>-0.9930115</text:p>
          </table:table-cell>
          <table:table-cell office:value-type="float" office:value="-0.002815776" calcext:value-type="float">
            <text:p>-0.002815776</text:p>
          </table:table-cell>
          <table:table-cell office:value-type="float" office:value="-0.001095204" calcext:value-type="float">
            <text:p>-0.001095204</text:p>
          </table:table-cell>
          <table:table-cell office:value-type="float" office:value="-0.005171554" calcext:value-type="float">
            <text:p>-0.0051715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194763" calcext:value-type="float">
            <text:p>0.01194763</text:p>
          </table:table-cell>
          <table:table-cell office:value-type="float" office:value="0.006454468" calcext:value-type="float">
            <text:p>0.006454468</text:p>
          </table:table-cell>
          <table:table-cell office:value-type="float" office:value="-0.9900208" calcext:value-type="float">
            <text:p>-0.9900208</text:p>
          </table:table-cell>
          <table:table-cell office:value-type="float" office:value="-0.001620076" calcext:value-type="float">
            <text:p>-0.001620076</text:p>
          </table:table-cell>
          <table:table-cell office:value-type="float" office:value="-0.009413018" calcext:value-type="float">
            <text:p>-0.009413018</text:p>
          </table:table-cell>
          <table:table-cell office:value-type="float" office:value="-0.004084044" calcext:value-type="float">
            <text:p>-0.004084044</text:p>
          </table:table-cell>
        </table:table-row>
        <table:table-row table:style-name="ro1">
          <table:table-cell office:value-type="float" office:value="26.05" calcext:value-type="float">
            <text:p>26.05</text:p>
          </table:table-cell>
          <table:table-cell office:value-type="float" office:value="0.007843018" calcext:value-type="float">
            <text:p>0.007843018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881439" calcext:value-type="float">
            <text:p>-0.9881439</text:p>
          </table:table-cell>
          <table:table-cell office:value-type="float" office:value="0.01284659" calcext:value-type="float">
            <text:p>0.01284659</text:p>
          </table:table-cell>
          <table:table-cell office:value-type="float" office:value="0.006132694" calcext:value-type="float">
            <text:p>0.006132694</text:p>
          </table:table-cell>
          <table:table-cell office:value-type="float" office:value="0.001921752" calcext:value-type="float">
            <text:p>0.001921752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0.009002686" calcext:value-type="float">
            <text:p>0.009002686</text:p>
          </table:table-cell>
          <table:table-cell office:value-type="float" office:value="0.003433228" calcext:value-type="float">
            <text:p>0.003433228</text:p>
          </table:table-cell>
          <table:table-cell office:value-type="float" office:value="-0.9939423" calcext:value-type="float">
            <text:p>-0.9939423</text:p>
          </table:table-cell>
          <table:table-cell office:value-type="float" office:value="0.005573066" calcext:value-type="float">
            <text:p>0.005573066</text:p>
          </table:table-cell>
          <table:table-cell office:value-type="float" office:value="-0.009358922" calcext:value-type="float">
            <text:p>-0.009358922</text:p>
          </table:table-cell>
          <table:table-cell office:value-type="float" office:value="0.000583642" calcext:value-type="float">
            <text:p>0.000583642</text:p>
          </table:table-cell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0.00881958" calcext:value-type="float">
            <text:p>0.00881958</text:p>
          </table:table-cell>
          <table:table-cell office:value-type="float" office:value="0.001541138" calcext:value-type="float">
            <text:p>0.001541138</text:p>
          </table:table-cell>
          <table:table-cell office:value-type="float" office:value="-0.9881287" calcext:value-type="float">
            <text:p>-0.9881287</text:p>
          </table:table-cell>
          <table:table-cell office:value-type="float" office:value="-0.004212413" calcext:value-type="float">
            <text:p>-0.004212413</text:p>
          </table:table-cell>
          <table:table-cell office:value-type="float" office:value="-0.004650039" calcext:value-type="float">
            <text:p>-0.004650039</text:p>
          </table:table-cell>
          <table:table-cell office:value-type="float" office:value="0.000586325" calcext:value-type="float">
            <text:p>0.000586325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0.002532959" calcext:value-type="float">
            <text:p>0.002532959</text:p>
          </table:table-cell>
          <table:table-cell office:value-type="float" office:value="-0.9890289" calcext:value-type="float">
            <text:p>-0.9890289</text:p>
          </table:table-cell>
          <table:table-cell office:value-type="float" office:value="0.000540947" calcext:value-type="float">
            <text:p>0.000540947</text:p>
          </table:table-cell>
          <table:table-cell office:value-type="float" office:value="-0.002220222" calcext:value-type="float">
            <text:p>-0.002220222</text:p>
          </table:table-cell>
          <table:table-cell office:value-type="float" office:value="0.005262463" calcext:value-type="float">
            <text:p>0.005262463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0.00592041" calcext:value-type="float">
            <text:p>0.00592041</text:p>
          </table:table-cell>
          <table:table-cell office:value-type="float" office:value="0.00642395" calcext:value-type="float">
            <text:p>0.00642395</text:p>
          </table:table-cell>
          <table:table-cell office:value-type="float" office:value="-0.9862823" calcext:value-type="float">
            <text:p>-0.9862823</text:p>
          </table:table-cell>
          <table:table-cell office:value-type="float" office:value="-0.005307355" calcext:value-type="float">
            <text:p>-0.005307355</text:p>
          </table:table-cell>
          <table:table-cell office:value-type="float" office:value="-0.004692814" calcext:value-type="float">
            <text:p>-0.004692814</text:p>
          </table:table-cell>
          <table:table-cell office:value-type="float" office:value="-0.004047784" calcext:value-type="float">
            <text:p>-0.004047784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0.009048462" calcext:value-type="float">
            <text:p>0.009048462</text:p>
          </table:table-cell>
          <table:table-cell office:value-type="float" office:value="0.005386353" calcext:value-type="float">
            <text:p>0.005386353</text:p>
          </table:table-cell>
          <table:table-cell office:value-type="float" office:value="-0.9939575" calcext:value-type="float">
            <text:p>-0.9939575</text:p>
          </table:table-cell>
          <table:table-cell office:value-type="float" office:value="0.007760612" calcext:value-type="float">
            <text:p>0.007760612</text:p>
          </table:table-cell>
          <table:table-cell office:value-type="float" office:value="0.003773798" calcext:value-type="float">
            <text:p>0.003773798</text:p>
          </table:table-cell>
          <table:table-cell office:value-type="float" office:value="0.00882738" calcext:value-type="float">
            <text:p>0.00882738</text:p>
          </table:table-cell>
        </table:table-row>
        <table:table-row table:style-name="ro1">
          <table:table-cell office:value-type="float" office:value="26.35" calcext:value-type="float">
            <text:p>26.35</text:p>
          </table:table-cell>
          <table:table-cell office:value-type="float" office:value="0.01091003" calcext:value-type="float">
            <text:p>0.01091003</text:p>
          </table:table-cell>
          <table:table-cell office:value-type="float" office:value="0.002502441" calcext:value-type="float">
            <text:p>0.002502441</text:p>
          </table:table-cell>
          <table:table-cell office:value-type="float" office:value="-0.9919434" calcext:value-type="float">
            <text:p>-0.9919434</text:p>
          </table:table-cell>
          <table:table-cell office:value-type="float" office:value="-0.005311151" calcext:value-type="float">
            <text:p>-0.005311151</text:p>
          </table:table-cell>
          <table:table-cell office:value-type="float" office:value="-0.001120927" calcext:value-type="float">
            <text:p>-0.001120927</text:p>
          </table:table-cell>
          <table:table-cell office:value-type="float" office:value="-0.004015605" calcext:value-type="float">
            <text:p>-0.00401560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2487183" calcext:value-type="float">
            <text:p>0.002487183</text:p>
          </table:table-cell>
          <table:table-cell office:value-type="float" office:value="-0.9901123" calcext:value-type="float">
            <text:p>-0.9901123</text:p>
          </table:table-cell>
          <table:table-cell office:value-type="float" office:value="-0.00409096" calcext:value-type="float">
            <text:p>-0.00409096</text:p>
          </table:table-cell>
          <table:table-cell office:value-type="float" office:value="-0.001119252" calcext:value-type="float">
            <text:p>-0.001119252</text:p>
          </table:table-cell>
          <table:table-cell office:value-type="float" office:value="-0.004009032" calcext:value-type="float">
            <text:p>-0.004009032</text:p>
          </table:table-cell>
        </table:table-row>
        <table:table-row table:style-name="ro1">
          <table:table-cell office:value-type="float" office:value="26.45" calcext:value-type="float">
            <text:p>26.45</text:p>
          </table:table-cell>
          <table:table-cell office:value-type="float" office:value="0.01582336" calcext:value-type="float">
            <text:p>0.01582336</text:p>
          </table:table-cell>
          <table:table-cell office:value-type="float" office:value="0.000610352" calcext:value-type="float">
            <text:p>0.000610352</text:p>
          </table:table-cell>
          <table:table-cell office:value-type="float" office:value="-0.991806" calcext:value-type="float">
            <text:p>-0.991806</text:p>
          </table:table-cell>
          <table:table-cell office:value-type="float" office:value="-0.000706383" calcext:value-type="float">
            <text:p>-0.000706383</text:p>
          </table:table-cell>
          <table:table-cell office:value-type="float" office:value="-0.006970049" calcext:value-type="float">
            <text:p>-0.006970049</text:p>
          </table:table-cell>
          <table:table-cell office:value-type="float" office:value="0.006368903" calcext:value-type="float">
            <text:p>0.006368903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01287842" calcext:value-type="float">
            <text:p>0.01287842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918976" calcext:value-type="float">
            <text:p>-0.9918976</text:p>
          </table:table-cell>
          <table:table-cell office:value-type="float" office:value="0.001778875" calcext:value-type="float">
            <text:p>0.001778875</text:p>
          </table:table-cell>
          <table:table-cell office:value-type="float" office:value="0.01205533" calcext:value-type="float">
            <text:p>0.01205533</text:p>
          </table:table-cell>
          <table:table-cell office:value-type="float" office:value="0.004241436" calcext:value-type="float">
            <text:p>0.004241436</text:p>
          </table:table-cell>
        </table:table-row>
        <table:table-row table:style-name="ro1">
          <table:table-cell office:value-type="float" office:value="26.55" calcext:value-type="float">
            <text:p>26.55</text:p>
          </table:table-cell>
          <table:table-cell office:value-type="float" office:value="0.01095581" calcext:value-type="float">
            <text:p>0.01095581</text:p>
          </table:table-cell>
          <table:table-cell office:value-type="float" office:value="0.005477905" calcext:value-type="float">
            <text:p>0.005477905</text:p>
          </table:table-cell>
          <table:table-cell office:value-type="float" office:value="-0.9900208" calcext:value-type="float">
            <text:p>-0.9900208</text:p>
          </table:table-cell>
          <table:table-cell office:value-type="float" office:value="0.005544527" calcext:value-type="float">
            <text:p>0.005544527</text:p>
          </table:table-cell>
          <table:table-cell office:value-type="float" office:value="0.007230664" calcext:value-type="float">
            <text:p>0.007230664</text:p>
          </table:table-cell>
          <table:table-cell office:value-type="float" office:value="-0.000392945" calcext:value-type="float">
            <text:p>-0.000392945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0.01092529" calcext:value-type="float">
            <text:p>0.01092529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900208" calcext:value-type="float">
            <text:p>-0.9900208</text:p>
          </table:table-cell>
          <table:table-cell office:value-type="float" office:value="0.000830232" calcext:value-type="float">
            <text:p>0.000830232</text:p>
          </table:table-cell>
          <table:table-cell office:value-type="float" office:value="-0.003539163" calcext:value-type="float">
            <text:p>-0.003539163</text:p>
          </table:table-cell>
          <table:table-cell office:value-type="float" office:value="-0.006301524" calcext:value-type="float">
            <text:p>-0.006301524</text:p>
          </table:table-cell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0.01301575" calcext:value-type="float">
            <text:p>0.01301575</text:p>
          </table:table-cell>
          <table:table-cell office:value-type="float" office:value="0.00440979" calcext:value-type="float">
            <text:p>0.00440979</text:p>
          </table:table-cell>
          <table:table-cell office:value-type="float" office:value="-0.9958038" calcext:value-type="float">
            <text:p>-0.9958038</text:p>
          </table:table-cell>
          <table:table-cell office:value-type="float" office:value="0.004517287" calcext:value-type="float">
            <text:p>0.004517287</text:p>
          </table:table-cell>
          <table:table-cell table:style-name="ce1" office:value-type="float" office:value="0.0000265" calcext:value-type="float">
            <text:p>2.65E-005</text:p>
          </table:table-cell>
          <table:table-cell office:value-type="float" office:value="-0.007405804" calcext:value-type="float">
            <text:p>-0.007405804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0.006011963" calcext:value-type="float">
            <text:p>0.006011963</text:p>
          </table:table-cell>
          <table:table-cell office:value-type="float" office:value="0.003417969" calcext:value-type="float">
            <text:p>0.003417969</text:p>
          </table:table-cell>
          <table:table-cell office:value-type="float" office:value="-0.993042" calcext:value-type="float">
            <text:p>-0.993042</text:p>
          </table:table-cell>
          <table:table-cell office:value-type="float" office:value="-0.01028442" calcext:value-type="float">
            <text:p>-0.01028442</text:p>
          </table:table-cell>
          <table:table-cell office:value-type="float" office:value="-0.001139678" calcext:value-type="float">
            <text:p>-0.001139678</text:p>
          </table:table-cell>
          <table:table-cell office:value-type="float" office:value="-0.001704998" calcext:value-type="float">
            <text:p>-0.001704998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0.008987427" calcext:value-type="float">
            <text:p>0.008987427</text:p>
          </table:table-cell>
          <table:table-cell office:value-type="float" office:value="0.007400513" calcext:value-type="float">
            <text:p>0.007400513</text:p>
          </table:table-cell>
          <table:table-cell office:value-type="float" office:value="-0.9891205" calcext:value-type="float">
            <text:p>-0.9891205</text:p>
          </table:table-cell>
          <table:table-cell office:value-type="float" office:value="-0.01625531" calcext:value-type="float">
            <text:p>-0.01625531</text:p>
          </table:table-cell>
          <table:table-cell office:value-type="float" office:value="-0.004760454" calcext:value-type="float">
            <text:p>-0.004760454</text:p>
          </table:table-cell>
          <table:table-cell office:value-type="float" office:value="-0.00639923" calcext:value-type="float">
            <text:p>-0.00639923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0.01092529" calcext:value-type="float">
            <text:p>0.01092529</text:p>
          </table:table-cell>
          <table:table-cell office:value-type="float" office:value="0.006454468" calcext:value-type="float">
            <text:p>0.006454468</text:p>
          </table:table-cell>
          <table:table-cell office:value-type="float" office:value="-0.9880981" calcext:value-type="float">
            <text:p>-0.9880981</text:p>
          </table:table-cell>
          <table:table-cell office:value-type="float" office:value="-0.008999603" calcext:value-type="float">
            <text:p>-0.008999603</text:p>
          </table:table-cell>
          <table:table-cell office:value-type="float" office:value="-0.004728145" calcext:value-type="float">
            <text:p>-0.004728145</text:p>
          </table:table-cell>
          <table:table-cell office:value-type="float" office:value="-0.004044822" calcext:value-type="float">
            <text:p>-0.004044822</text:p>
          </table:table-cell>
        </table:table-row>
        <table:table-row table:style-name="ro1">
          <table:table-cell office:value-type="float" office:value="26.85" calcext:value-type="float">
            <text:p>26.85</text:p>
          </table:table-cell>
          <table:table-cell office:value-type="float" office:value="0.007965088" calcext:value-type="float">
            <text:p>0.007965088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90097" calcext:value-type="float">
            <text:p>-0.990097</text:p>
          </table:table-cell>
          <table:table-cell office:value-type="float" office:value="-0.01135433" calcext:value-type="float">
            <text:p>-0.01135433</text:p>
          </table:table-cell>
          <table:table-cell office:value-type="float" office:value="-0.005951896" calcext:value-type="float">
            <text:p>-0.005951896</text:p>
          </table:table-cell>
          <table:table-cell office:value-type="float" office:value="-0.007528738" calcext:value-type="float">
            <text:p>-0.007528738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0.008804321" calcext:value-type="float">
            <text:p>0.008804321</text:p>
          </table:table-cell>
          <table:table-cell office:value-type="float" office:value="0.002548218" calcext:value-type="float">
            <text:p>0.002548218</text:p>
          </table:table-cell>
          <table:table-cell office:value-type="float" office:value="-0.9861755" calcext:value-type="float">
            <text:p>-0.9861755</text:p>
          </table:table-cell>
          <table:table-cell office:value-type="float" office:value="0.007815996" calcext:value-type="float">
            <text:p>0.007815996</text:p>
          </table:table-cell>
          <table:table-cell office:value-type="float" office:value="-0.002237003" calcext:value-type="float">
            <text:p>-0.002237003</text:p>
          </table:table-cell>
          <table:table-cell office:value-type="float" office:value="0.005337154" calcext:value-type="float">
            <text:p>0.005337154</text:p>
          </table:table-cell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0.01074219" calcext:value-type="float">
            <text:p>0.01074219</text:p>
          </table:table-cell>
          <table:table-cell office:value-type="float" office:value="-0.000366211" calcext:value-type="float">
            <text:p>-0.000366211</text:p>
          </table:table-cell>
          <table:table-cell office:value-type="float" office:value="-0.9870758" calcext:value-type="float">
            <text:p>-0.9870758</text:p>
          </table:table-cell>
          <table:table-cell office:value-type="float" office:value="0.000658809" calcext:value-type="float">
            <text:p>0.000658809</text:p>
          </table:table-cell>
          <table:table-cell office:value-type="float" office:value="-0.008249766" calcext:value-type="float">
            <text:p>-0.008249766</text:p>
          </table:table-cell>
          <table:table-cell office:value-type="float" office:value="-0.000541874" calcext:value-type="float">
            <text:p>-0.0005418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089478" calcext:value-type="float">
            <text:p>0.01089478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890442" calcext:value-type="float">
            <text:p>-0.9890442</text:p>
          </table:table-cell>
          <table:table-cell office:value-type="float" office:value="-0.004202126" calcext:value-type="float">
            <text:p>-0.004202126</text:p>
          </table:table-cell>
          <table:table-cell office:value-type="float" office:value="-0.002312357" calcext:value-type="float">
            <text:p>-0.002312357</text:p>
          </table:table-cell>
          <table:table-cell office:value-type="float" office:value="-0.001659682" calcext:value-type="float">
            <text:p>-0.001659682</text:p>
          </table:table-cell>
        </table:table-row>
        <table:table-row table:style-name="ro1">
          <table:table-cell office:value-type="float" office:value="27.05" calcext:value-type="float">
            <text:p>27.05</text:p>
          </table:table-cell>
          <table:table-cell office:value-type="float" office:value="0.009902954" calcext:value-type="float">
            <text:p>0.009902954</text:p>
          </table:table-cell>
          <table:table-cell office:value-type="float" office:value="0.002487183" calcext:value-type="float">
            <text:p>0.002487183</text:p>
          </table:table-cell>
          <table:table-cell office:value-type="float" office:value="-0.9919739" calcext:value-type="float">
            <text:p>-0.9919739</text:p>
          </table:table-cell>
          <table:table-cell office:value-type="float" office:value="0.00326715" calcext:value-type="float">
            <text:p>0.00326715</text:p>
          </table:table-cell>
          <table:table-cell office:value-type="float" office:value="0.00240742" calcext:value-type="float">
            <text:p>0.00240742</text:p>
          </table:table-cell>
          <table:table-cell office:value-type="float" office:value="-0.007360033" calcext:value-type="float">
            <text:p>-0.007360033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0.01002502" calcext:value-type="float">
            <text:p>0.01002502</text:p>
          </table:table-cell>
          <table:table-cell office:value-type="float" office:value="0.006378174" calcext:value-type="float">
            <text:p>0.006378174</text:p>
          </table:table-cell>
          <table:table-cell office:value-type="float" office:value="-0.9929657" calcext:value-type="float">
            <text:p>-0.9929657</text:p>
          </table:table-cell>
          <table:table-cell office:value-type="float" office:value="-0.00164199" calcext:value-type="float">
            <text:p>-0.00164199</text:p>
          </table:table-cell>
          <table:table-cell office:value-type="float" office:value="0.001220769" calcext:value-type="float">
            <text:p>0.001220769</text:p>
          </table:table-cell>
          <table:table-cell office:value-type="float" office:value="-0.006241358" calcext:value-type="float">
            <text:p>-0.006241358</text:p>
          </table:table-cell>
        </table:table-row>
        <table:table-row table:style-name="ro1">
          <table:table-cell office:value-type="float" office:value="27.15" calcext:value-type="float">
            <text:p>27.15</text:p>
          </table:table-cell>
          <table:table-cell office:value-type="float" office:value="0.01098633" calcext:value-type="float">
            <text:p>0.01098633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919586" calcext:value-type="float">
            <text:p>-0.9919586</text:p>
          </table:table-cell>
          <table:table-cell office:value-type="float" office:value="-0.01028194" calcext:value-type="float">
            <text:p>-0.01028194</text:p>
          </table:table-cell>
          <table:table-cell office:value-type="float" office:value="0.0048153" calcext:value-type="float">
            <text:p>0.0048153</text:p>
          </table:table-cell>
          <table:table-cell office:value-type="float" office:value="-0.002773615" calcext:value-type="float">
            <text:p>-0.002773615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0.01289368" calcext:value-type="float">
            <text:p>0.01289368</text:p>
          </table:table-cell>
          <table:table-cell office:value-type="float" office:value="0.00151062" calcext:value-type="float">
            <text:p>0.00151062</text:p>
          </table:table-cell>
          <table:table-cell office:value-type="float" office:value="-0.9938354" calcext:value-type="float">
            <text:p>-0.9938354</text:p>
          </table:table-cell>
          <table:table-cell office:value-type="float" office:value="-0.005337098" calcext:value-type="float">
            <text:p>-0.005337098</text:p>
          </table:table-cell>
          <table:table-cell table:style-name="ce1" office:value-type="float" office:value="0.0000429" calcext:value-type="float">
            <text:p>4.29E-005</text:p>
          </table:table-cell>
          <table:table-cell office:value-type="float" office:value="-0.005103241" calcext:value-type="float">
            <text:p>-0.005103241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2487183" calcext:value-type="float">
            <text:p>0.002487183</text:p>
          </table:table-cell>
          <table:table-cell office:value-type="float" office:value="-0.9901123" calcext:value-type="float">
            <text:p>-0.9901123</text:p>
          </table:table-cell>
          <table:table-cell office:value-type="float" office:value="0.004360508" calcext:value-type="float">
            <text:p>0.004360508</text:p>
          </table:table-cell>
          <table:table-cell office:value-type="float" office:value="-0.002300736" calcext:value-type="float">
            <text:p>-0.002300736</text:p>
          </table:table-cell>
          <table:table-cell office:value-type="float" office:value="-0.002757403" calcext:value-type="float">
            <text:p>-0.002757403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0.009887695" calcext:value-type="float">
            <text:p>0.009887695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890747" calcext:value-type="float">
            <text:p>-0.9890747</text:p>
          </table:table-cell>
          <table:table-cell office:value-type="float" office:value="0.001854014" calcext:value-type="float">
            <text:p>0.001854014</text:p>
          </table:table-cell>
          <table:table-cell office:value-type="float" office:value="-0.002272557" calcext:value-type="float">
            <text:p>-0.002272557</text:p>
          </table:table-cell>
          <table:table-cell office:value-type="float" office:value="-0.000441895" calcext:value-type="float">
            <text:p>-0.000441895</text:p>
          </table:table-cell>
        </table:table-row>
        <table:table-row table:style-name="ro1">
          <table:table-cell office:value-type="float" office:value="27.35" calcext:value-type="float">
            <text:p>27.35</text:p>
          </table:table-cell>
          <table:table-cell office:value-type="float" office:value="0.009902954" calcext:value-type="float">
            <text:p>0.009902954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90036" calcext:value-type="float">
            <text:p>-0.990036</text:p>
          </table:table-cell>
          <table:table-cell office:value-type="float" office:value="-0.005275199" calcext:value-type="float">
            <text:p>-0.005275199</text:p>
          </table:table-cell>
          <table:table-cell office:value-type="float" office:value="-0.005915998" calcext:value-type="float">
            <text:p>-0.005915998</text:p>
          </table:table-cell>
          <table:table-cell office:value-type="float" office:value="-0.007455944" calcext:value-type="float">
            <text:p>-0.007455944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0.00793457" calcext:value-type="float">
            <text:p>0.00793457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910431" calcext:value-type="float">
            <text:p>-0.9910431</text:p>
          </table:table-cell>
          <table:table-cell office:value-type="float" office:value="0.004468678" calcext:value-type="float">
            <text:p>0.004468678</text:p>
          </table:table-cell>
          <table:table-cell office:value-type="float" office:value="0.009569883" calcext:value-type="float">
            <text:p>0.009569883</text:p>
          </table:table-cell>
          <table:table-cell office:value-type="float" office:value="-0.007261933" calcext:value-type="float">
            <text:p>-0.007261933</text:p>
          </table:table-cell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0.008926392" calcext:value-type="float">
            <text:p>0.008926392</text:p>
          </table:table-cell>
          <table:table-cell office:value-type="float" office:value="0.005462646" calcext:value-type="float">
            <text:p>0.005462646</text:p>
          </table:table-cell>
          <table:table-cell office:value-type="float" office:value="-0.9881439" calcext:value-type="float">
            <text:p>-0.9881439</text:p>
          </table:table-cell>
          <table:table-cell office:value-type="float" office:value="-0.004192172" calcext:value-type="float">
            <text:p>-0.004192172</text:p>
          </table:table-cell>
          <table:table-cell office:value-type="float" office:value="0.004850007" calcext:value-type="float">
            <text:p>0.004850007</text:p>
          </table:table-cell>
          <table:table-cell office:value-type="float" office:value="-0.002707977" calcext:value-type="float">
            <text:p>-0.002707977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0.00894165" calcext:value-type="float">
            <text:p>0.00894165</text:p>
          </table:table-cell>
          <table:table-cell office:value-type="float" office:value="0.001464844" calcext:value-type="float">
            <text:p>0.001464844</text:p>
          </table:table-cell>
          <table:table-cell office:value-type="float" office:value="-0.9939423" calcext:value-type="float">
            <text:p>-0.9939423</text:p>
          </table:table-cell>
          <table:table-cell office:value-type="float" office:value="0.003028571" calcext:value-type="float">
            <text:p>0.003028571</text:p>
          </table:table-cell>
          <table:table-cell office:value-type="float" office:value="0.008462524" calcext:value-type="float">
            <text:p>0.008462524</text:p>
          </table:table-cell>
          <table:table-cell office:value-type="float" office:value="0.000835537" calcext:value-type="float">
            <text:p>0.000835537</text:p>
          </table:table-cell>
        </table:table-row>
        <table:table-row table:style-name="ro1">
          <table:table-cell office:value-type="float" office:value="27.55" calcext:value-type="float">
            <text:p>27.55</text:p>
          </table:table-cell>
          <table:table-cell office:value-type="float" office:value="0.009902954" calcext:value-type="float">
            <text:p>0.009902954</text:p>
          </table:table-cell>
          <table:table-cell office:value-type="float" office:value="0.005477905" calcext:value-type="float">
            <text:p>0.005477905</text:p>
          </table:table-cell>
          <table:table-cell office:value-type="float" office:value="-0.9881134" calcext:value-type="float">
            <text:p>-0.9881134</text:p>
          </table:table-cell>
          <table:table-cell office:value-type="float" office:value="0.004336801" calcext:value-type="float">
            <text:p>0.004336801</text:p>
          </table:table-cell>
          <table:table-cell office:value-type="float" office:value="0.01082695" calcext:value-type="float">
            <text:p>0.01082695</text:p>
          </table:table-cell>
          <table:table-cell office:value-type="float" office:value="-0.002589019" calcext:value-type="float">
            <text:p>-0.002589019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0.01089478" calcext:value-type="float">
            <text:p>0.01089478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890442" calcext:value-type="float">
            <text:p>-0.9890442</text:p>
          </table:table-cell>
          <table:table-cell office:value-type="float" office:value="0.00202816" calcext:value-type="float">
            <text:p>0.00202816</text:p>
          </table:table-cell>
          <table:table-cell office:value-type="float" office:value="0.00364129" calcext:value-type="float">
            <text:p>0.00364129</text:p>
          </table:table-cell>
          <table:table-cell office:value-type="float" office:value="-0.007294392" calcext:value-type="float">
            <text:p>-0.007294392</text:p>
          </table:table-cell>
        </table:table-row>
        <table:table-row table:style-name="ro1">
          <table:table-cell office:value-type="float" office:value="27.65" calcext:value-type="float">
            <text:p>27.65</text:p>
          </table:table-cell>
          <table:table-cell office:value-type="float" office:value="0.01280212" calcext:value-type="float">
            <text:p>0.01280212</text:p>
          </table:table-cell>
          <table:table-cell office:value-type="float" office:value="0.002563477" calcext:value-type="float">
            <text:p>0.002563477</text:p>
          </table:table-cell>
          <table:table-cell office:value-type="float" office:value="-0.9880219" calcext:value-type="float">
            <text:p>-0.9880219</text:p>
          </table:table-cell>
          <table:table-cell office:value-type="float" office:value="0.001659411" calcext:value-type="float">
            <text:p>0.001659411</text:p>
          </table:table-cell>
          <table:table-cell office:value-type="float" office:value="0.000196398" calcext:value-type="float">
            <text:p>0.000196398</text:p>
          </table:table-cell>
          <table:table-cell office:value-type="float" office:value="0.00655501" calcext:value-type="float">
            <text:p>0.00655501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0.008895874" calcext:value-type="float">
            <text:p>0.008895874</text:p>
          </table:table-cell>
          <table:table-cell office:value-type="float" office:value="0.002502441" calcext:value-type="float">
            <text:p>0.002502441</text:p>
          </table:table-cell>
          <table:table-cell office:value-type="float" office:value="-0.9900665" calcext:value-type="float">
            <text:p>-0.9900665</text:p>
          </table:table-cell>
          <table:table-cell office:value-type="float" office:value="-0.000503679" calcext:value-type="float">
            <text:p>-0.000503679</text:p>
          </table:table-cell>
          <table:table-cell office:value-type="float" office:value="0.002497429" calcext:value-type="float">
            <text:p>0.002497429</text:p>
          </table:table-cell>
          <table:table-cell office:value-type="float" office:value="-0.003826483" calcext:value-type="float">
            <text:p>-0.003826483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0.01002502" calcext:value-type="float">
            <text:p>0.01002502</text:p>
          </table:table-cell>
          <table:table-cell office:value-type="float" office:value="0.007385254" calcext:value-type="float">
            <text:p>0.007385254</text:p>
          </table:table-cell>
          <table:table-cell office:value-type="float" office:value="-0.9920044" calcext:value-type="float">
            <text:p>-0.9920044</text:p>
          </table:table-cell>
          <table:table-cell office:value-type="float" office:value="0.006688215" calcext:value-type="float">
            <text:p>0.006688215</text:p>
          </table:table-cell>
          <table:table-cell office:value-type="float" office:value="0.004931103" calcext:value-type="float">
            <text:p>0.004931103</text:p>
          </table:table-cell>
          <table:table-cell office:value-type="float" office:value="0.000862673" calcext:value-type="float">
            <text:p>0.000862673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0.01097107" calcext:value-type="float">
            <text:p>0.01097107</text:p>
          </table:table-cell>
          <table:table-cell office:value-type="float" office:value="0.005462646" calcext:value-type="float">
            <text:p>0.005462646</text:p>
          </table:table-cell>
          <table:table-cell office:value-type="float" office:value="-0.9909821" calcext:value-type="float">
            <text:p>-0.9909821</text:p>
          </table:table-cell>
          <table:table-cell office:value-type="float" office:value="-0.005448442" calcext:value-type="float">
            <text:p>-0.005448442</text:p>
          </table:table-cell>
          <table:table-cell office:value-type="float" office:value="0.006082235" calcext:value-type="float">
            <text:p>0.006082235</text:p>
          </table:table-cell>
          <table:table-cell office:value-type="float" office:value="-0.001507664" calcext:value-type="float">
            <text:p>-0.001507664</text:p>
          </table:table-cell>
        </table:table-row>
        <table:table-row table:style-name="ro1">
          <table:table-cell office:value-type="float" office:value="27.85" calcext:value-type="float">
            <text:p>27.85</text:p>
          </table:table-cell>
          <table:table-cell office:value-type="float" office:value="0.01087952" calcext:value-type="float">
            <text:p>0.01087952</text:p>
          </table:table-cell>
          <table:table-cell office:value-type="float" office:value="0.00352478" calcext:value-type="float">
            <text:p>0.00352478</text:p>
          </table:table-cell>
          <table:table-cell office:value-type="float" office:value="-0.9890289" calcext:value-type="float">
            <text:p>-0.9890289</text:p>
          </table:table-cell>
          <table:table-cell office:value-type="float" office:value="-0.000446811" calcext:value-type="float">
            <text:p>-0.000446811</text:p>
          </table:table-cell>
          <table:table-cell office:value-type="float" office:value="0.009639793" calcext:value-type="float">
            <text:p>0.009639793</text:p>
          </table:table-cell>
          <table:table-cell office:value-type="float" office:value="-0.0060512" calcext:value-type="float">
            <text:p>-0.0060512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0.01078796" calcext:value-type="float">
            <text:p>0.01078796</text:p>
          </table:table-cell>
          <table:table-cell office:value-type="float" office:value="0.001586914" calcext:value-type="float">
            <text:p>0.001586914</text:p>
          </table:table-cell>
          <table:table-cell office:value-type="float" office:value="-0.9870911" calcext:value-type="float">
            <text:p>-0.9870911</text:p>
          </table:table-cell>
          <table:table-cell office:value-type="float" office:value="-0.000621619" calcext:value-type="float">
            <text:p>-0.000621619</text:p>
          </table:table-cell>
          <table:table-cell office:value-type="float" office:value="-0.003387478" calcext:value-type="float">
            <text:p>-0.003387478</text:p>
          </table:table-cell>
          <table:table-cell office:value-type="float" office:value="0.000771177" calcext:value-type="float">
            <text:p>0.000771177</text:p>
          </table:table-cell>
        </table:table-row>
        <table:table-row table:style-name="ro1">
          <table:table-cell office:value-type="float" office:value="27.95" calcext:value-type="float">
            <text:p>27.95</text:p>
          </table:table-cell>
          <table:table-cell office:value-type="float" office:value="0.01290894" calcext:value-type="float">
            <text:p>0.01290894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-0.9909363" calcext:value-type="float">
            <text:p>-0.9909363</text:p>
          </table:table-cell>
          <table:table-cell office:value-type="float" office:value="0.003172322" calcext:value-type="float">
            <text:p>0.003172322</text:p>
          </table:table-cell>
          <table:table-cell office:value-type="float" office:value="-0.01532385" calcext:value-type="float">
            <text:p>-0.01532385</text:p>
          </table:table-cell>
          <table:table-cell office:value-type="float" office:value="-0.003944111" calcext:value-type="float">
            <text:p>-0.0039441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9887695" calcext:value-type="float">
            <text:p>0.009887695</text:p>
          </table:table-cell>
          <table:table-cell office:value-type="float" office:value="0.002502441" calcext:value-type="float">
            <text:p>0.002502441</text:p>
          </table:table-cell>
          <table:table-cell office:value-type="float" office:value="-0.9909973" calcext:value-type="float">
            <text:p>-0.9909973</text:p>
          </table:table-cell>
          <table:table-cell office:value-type="float" office:value="0.000680129" calcext:value-type="float">
            <text:p>0.000680129</text:p>
          </table:table-cell>
          <table:table-cell office:value-type="float" office:value="0.01445718" calcext:value-type="float">
            <text:p>0.01445718</text:p>
          </table:table-cell>
          <table:table-cell office:value-type="float" office:value="-0.002506829" calcext:value-type="float">
            <text:p>-0.002506829</text:p>
          </table:table-cell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0.01394653" calcext:value-type="float">
            <text:p>0.01394653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928284" calcext:value-type="float">
            <text:p>-0.9928284</text:p>
          </table:table-cell>
          <table:table-cell office:value-type="float" office:value="0.002132363" calcext:value-type="float">
            <text:p>0.002132363</text:p>
          </table:table-cell>
          <table:table-cell office:value-type="float" office:value="-0.00346381" calcext:value-type="float">
            <text:p>-0.00346381</text:p>
          </table:table-cell>
          <table:table-cell office:value-type="float" office:value="-0.01075977" calcext:value-type="float">
            <text:p>-0.01075977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0.006881714" calcext:value-type="float">
            <text:p>0.006881714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871979" calcext:value-type="float">
            <text:p>-0.9871979</text:p>
          </table:table-cell>
          <table:table-cell office:value-type="float" office:value="0.000542477" calcext:value-type="float">
            <text:p>0.000542477</text:p>
          </table:table-cell>
          <table:table-cell office:value-type="float" office:value="-0.005720142" calcext:value-type="float">
            <text:p>-0.005720142</text:p>
          </table:table-cell>
          <table:table-cell office:value-type="float" office:value="0.003093614" calcext:value-type="float">
            <text:p>0.003093614</text:p>
          </table:table-cell>
        </table:table-row>
        <table:table-row table:style-name="ro1">
          <table:table-cell office:value-type="float" office:value="28.15" calcext:value-type="float">
            <text:p>28.15</text:p>
          </table:table-cell>
          <table:table-cell office:value-type="float" office:value="0.009002686" calcext:value-type="float">
            <text:p>0.009002686</text:p>
          </table:table-cell>
          <table:table-cell office:value-type="float" office:value="0.00541687" calcext:value-type="float">
            <text:p>0.00541687</text:p>
          </table:table-cell>
          <table:table-cell office:value-type="float" office:value="-0.9920197" calcext:value-type="float">
            <text:p>-0.9920197</text:p>
          </table:table-cell>
          <table:table-cell office:value-type="float" office:value="-0.001464516" calcext:value-type="float">
            <text:p>-0.001464516</text:p>
          </table:table-cell>
          <table:table-cell office:value-type="float" office:value="0.003680088" calcext:value-type="float">
            <text:p>0.003680088</text:p>
          </table:table-cell>
          <table:table-cell office:value-type="float" office:value="-0.01300213" calcext:value-type="float">
            <text:p>-0.01300213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2548218" calcext:value-type="float">
            <text:p>0.002548218</text:p>
          </table:table-cell>
          <table:table-cell office:value-type="float" office:value="-0.9899597" calcext:value-type="float">
            <text:p>-0.9899597</text:p>
          </table:table-cell>
          <table:table-cell office:value-type="float" office:value="-0.00411227" calcext:value-type="float">
            <text:p>-0.00411227</text:p>
          </table:table-cell>
          <table:table-cell office:value-type="float" office:value="-0.005771042" calcext:value-type="float">
            <text:p>-0.005771042</text:p>
          </table:table-cell>
          <table:table-cell office:value-type="float" office:value="-0.005003978" calcext:value-type="float">
            <text:p>-0.005003978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0.008880615" calcext:value-type="float">
            <text:p>0.008880615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861908" calcext:value-type="float">
            <text:p>-0.9861908</text:p>
          </table:table-cell>
          <table:table-cell office:value-type="float" office:value="0.005450256" calcext:value-type="float">
            <text:p>0.005450256</text:p>
          </table:table-cell>
          <table:table-cell office:value-type="float" office:value="0.003827029" calcext:value-type="float">
            <text:p>0.003827029</text:p>
          </table:table-cell>
          <table:table-cell office:value-type="float" office:value="0.002077281" calcext:value-type="float">
            <text:p>0.002077281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0.01083374" calcext:value-type="float">
            <text:p>0.01083374</text:p>
          </table:table-cell>
          <table:table-cell office:value-type="float" office:value="0.002548218" calcext:value-type="float">
            <text:p>0.002548218</text:p>
          </table:table-cell>
          <table:table-cell office:value-type="float" office:value="-0.9880676" calcext:value-type="float">
            <text:p>-0.9880676</text:p>
          </table:table-cell>
          <table:table-cell office:value-type="float" office:value="-0.007979386" calcext:value-type="float">
            <text:p>-0.007979386</text:p>
          </table:table-cell>
          <table:table-cell office:value-type="float" office:value="-0.006862756" calcext:value-type="float">
            <text:p>-0.006862756</text:p>
          </table:table-cell>
          <table:table-cell office:value-type="float" office:value="0.003090312" calcext:value-type="float">
            <text:p>0.003090312</text:p>
          </table:table-cell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0.01091003" calcext:value-type="float">
            <text:p>0.01091003</text:p>
          </table:table-cell>
          <table:table-cell office:value-type="float" office:value="0.00151062" calcext:value-type="float">
            <text:p>0.00151062</text:p>
          </table:table-cell>
          <table:table-cell office:value-type="float" office:value="-0.9929047" calcext:value-type="float">
            <text:p>-0.9929047</text:p>
          </table:table-cell>
          <table:table-cell office:value-type="float" office:value="-0.004314963" calcext:value-type="float">
            <text:p>-0.004314963</text:p>
          </table:table-cell>
          <table:table-cell office:value-type="float" office:value="0.02288374" calcext:value-type="float">
            <text:p>0.02288374</text:p>
          </table:table-cell>
          <table:table-cell office:value-type="float" office:value="0.002223381" calcext:value-type="float">
            <text:p>0.002223381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0.01182556" calcext:value-type="float">
            <text:p>0.01182556</text:p>
          </table:table-cell>
          <table:table-cell office:value-type="float" office:value="0.001571655" calcext:value-type="float">
            <text:p>0.001571655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0.003156994" calcext:value-type="float">
            <text:p>0.003156994</text:p>
          </table:table-cell>
          <table:table-cell office:value-type="float" office:value="-0.01046683" calcext:value-type="float">
            <text:p>-0.01046683</text:p>
          </table:table-cell>
          <table:table-cell office:value-type="float" office:value="-0.002665507" calcext:value-type="float">
            <text:p>-0.002665507</text:p>
          </table:table-cell>
        </table:table-row>
        <table:table-row table:style-name="ro1">
          <table:table-cell office:value-type="float" office:value="28.45" calcext:value-type="float">
            <text:p>28.45</text:p>
          </table:table-cell>
          <table:table-cell office:value-type="float" office:value="0.004943848" calcext:value-type="float">
            <text:p>0.004943848</text:p>
          </table:table-cell>
          <table:table-cell office:value-type="float" office:value="0.00440979" calcext:value-type="float">
            <text:p>0.00440979</text:p>
          </table:table-cell>
          <table:table-cell office:value-type="float" office:value="-0.989212" calcext:value-type="float">
            <text:p>-0.989212</text:p>
          </table:table-cell>
          <table:table-cell office:value-type="float" office:value="-0.002773663" calcext:value-type="float">
            <text:p>-0.002773663</text:p>
          </table:table-cell>
          <table:table-cell office:value-type="float" office:value="-0.01526005" calcext:value-type="float">
            <text:p>-0.01526005</text:p>
          </table:table-cell>
          <table:table-cell office:value-type="float" office:value="-0.008501024" calcext:value-type="float">
            <text:p>-0.008501024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0.008850098" calcext:value-type="float">
            <text:p>0.008850098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881287" calcext:value-type="float">
            <text:p>-0.9881287</text:p>
          </table:table-cell>
          <table:table-cell office:value-type="float" office:value="0.006935332" calcext:value-type="float">
            <text:p>0.006935332</text:p>
          </table:table-cell>
          <table:table-cell office:value-type="float" office:value="0.004995888" calcext:value-type="float">
            <text:p>0.004995888</text:p>
          </table:table-cell>
          <table:table-cell office:value-type="float" office:value="-0.007106719" calcext:value-type="float">
            <text:p>-0.007106719</text:p>
          </table:table-cell>
        </table:table-row>
        <table:table-row table:style-name="ro1">
          <table:table-cell office:value-type="float" office:value="28.55" calcext:value-type="float">
            <text:p>28.55</text:p>
          </table:table-cell>
          <table:table-cell office:value-type="float" office:value="0.009963989" calcext:value-type="float">
            <text:p>0.009963989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9929352" calcext:value-type="float">
            <text:p>-0.9929352</text:p>
          </table:table-cell>
          <table:table-cell office:value-type="float" office:value="-0.007698619" calcext:value-type="float">
            <text:p>-0.007698619</text:p>
          </table:table-cell>
          <table:table-cell office:value-type="float" office:value="0.002593602" calcext:value-type="float">
            <text:p>0.002593602</text:p>
          </table:table-cell>
          <table:table-cell office:value-type="float" office:value="-0.007209626" calcext:value-type="float">
            <text:p>-0.007209626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0.01098633" calcext:value-type="float">
            <text:p>0.01098633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9938812" calcext:value-type="float">
            <text:p>-0.9938812</text:p>
          </table:table-cell>
          <table:table-cell office:value-type="float" office:value="-0.004146314" calcext:value-type="float">
            <text:p>-0.004146314</text:p>
          </table:table-cell>
          <table:table-cell office:value-type="float" office:value="-0.005656479" calcext:value-type="float">
            <text:p>-0.005656479</text:p>
          </table:table-cell>
          <table:table-cell office:value-type="float" office:value="-0.002608652" calcext:value-type="float">
            <text:p>-0.002608652</text:p>
          </table:table-cell>
        </table:table-row>
        <table:table-row table:style-name="ro1">
          <table:table-cell office:value-type="float" office:value="28.65" calcext:value-type="float">
            <text:p>28.65</text:p>
          </table:table-cell>
          <table:table-cell office:value-type="float" office:value="0.008895874" calcext:value-type="float">
            <text:p>0.008895874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881439" calcext:value-type="float">
            <text:p>-0.9881439</text:p>
          </table:table-cell>
          <table:table-cell office:value-type="float" office:value="-0.004148878" calcext:value-type="float">
            <text:p>-0.004148878</text:p>
          </table:table-cell>
          <table:table-cell office:value-type="float" office:value="-0.003275981" calcext:value-type="float">
            <text:p>-0.003275981</text:p>
          </table:table-cell>
          <table:table-cell office:value-type="float" office:value="-0.002587224" calcext:value-type="float">
            <text:p>-0.002587224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0.01470947" calcext:value-type="float">
            <text:p>0.01470947</text:p>
          </table:table-cell>
          <table:table-cell office:value-type="float" office:value="0.001647949" calcext:value-type="float">
            <text:p>0.001647949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-0.003087251" calcext:value-type="float">
            <text:p>-0.003087251</text:p>
          </table:table-cell>
          <table:table-cell office:value-type="float" office:value="0.01109208" calcext:value-type="float">
            <text:p>0.01109208</text:p>
          </table:table-cell>
          <table:table-cell office:value-type="float" office:value="0.003361982" calcext:value-type="float">
            <text:p>0.003361982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-0.000427246" calcext:value-type="float">
            <text:p>-0.000427246</text:p>
          </table:table-cell>
          <table:table-cell office:value-type="float" office:value="-0.9900665" calcext:value-type="float">
            <text:p>-0.9900665</text:p>
          </table:table-cell>
          <table:table-cell office:value-type="float" office:value="-0.001709442" calcext:value-type="float">
            <text:p>-0.001709442</text:p>
          </table:table-cell>
          <table:table-cell office:value-type="float" office:value="0.008662739" calcext:value-type="float">
            <text:p>0.008662739</text:p>
          </table:table-cell>
          <table:table-cell office:value-type="float" office:value="-0.002437127" calcext:value-type="float">
            <text:p>-0.002437127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01191711" calcext:value-type="float">
            <text:p>0.01191711</text:p>
          </table:table-cell>
          <table:table-cell office:value-type="float" office:value="0.006454468" calcext:value-type="float">
            <text:p>0.006454468</text:p>
          </table:table-cell>
          <table:table-cell office:value-type="float" office:value="-0.9890442" calcext:value-type="float">
            <text:p>-0.9890442</text:p>
          </table:table-cell>
          <table:table-cell office:value-type="float" office:value="-0.000732354" calcext:value-type="float">
            <text:p>-0.000732354</text:p>
          </table:table-cell>
          <table:table-cell office:value-type="float" office:value="0.0027983" calcext:value-type="float">
            <text:p>0.0027983</text:p>
          </table:table-cell>
          <table:table-cell office:value-type="float" office:value="0.006770394" calcext:value-type="float">
            <text:p>0.006770394</text:p>
          </table:table-cell>
        </table:table-row>
        <table:table-row table:style-name="ro1">
          <table:table-cell office:value-type="float" office:value="28.85" calcext:value-type="float">
            <text:p>28.85</text:p>
          </table:table-cell>
          <table:table-cell office:value-type="float" office:value="0.01370239" calcext:value-type="float">
            <text:p>0.01370239</text:p>
          </table:table-cell>
          <table:table-cell office:value-type="float" office:value="0.000671387" calcext:value-type="float">
            <text:p>0.000671387</text:p>
          </table:table-cell>
          <table:table-cell office:value-type="float" office:value="-0.9850464" calcext:value-type="float">
            <text:p>-0.9850464</text:p>
          </table:table-cell>
          <table:table-cell office:value-type="float" office:value="-0.009124916" calcext:value-type="float">
            <text:p>-0.009124916</text:p>
          </table:table-cell>
          <table:table-cell office:value-type="float" office:value="-0.0103153" calcext:value-type="float">
            <text:p>-0.0103153</text:p>
          </table:table-cell>
          <table:table-cell office:value-type="float" office:value="0.002001974" calcext:value-type="float">
            <text:p>0.002001974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0.01190186" calcext:value-type="float">
            <text:p>0.01190186</text:p>
          </table:table-cell>
          <table:table-cell office:value-type="float" office:value="0.006469727" calcext:value-type="float">
            <text:p>0.006469727</text:p>
          </table:table-cell>
          <table:table-cell office:value-type="float" office:value="-0.9880829" calcext:value-type="float">
            <text:p>-0.9880829</text:p>
          </table:table-cell>
          <table:table-cell office:value-type="float" office:value="-0.004195587" calcext:value-type="float">
            <text:p>-0.004195587</text:p>
          </table:table-cell>
          <table:table-cell office:value-type="float" office:value="0.002762426" calcext:value-type="float">
            <text:p>0.002762426</text:p>
          </table:table-cell>
          <table:table-cell office:value-type="float" office:value="-0.000165685" calcext:value-type="float">
            <text:p>-0.000165685</text:p>
          </table:table-cell>
        </table:table-row>
        <table:table-row table:style-name="ro1">
          <table:table-cell office:value-type="float" office:value="28.95" calcext:value-type="float">
            <text:p>28.95</text:p>
          </table:table-cell>
          <table:table-cell office:value-type="float" office:value="0.009872437" calcext:value-type="float">
            <text:p>0.009872437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90036" calcext:value-type="float">
            <text:p>-0.990036</text:p>
          </table:table-cell>
          <table:table-cell office:value-type="float" office:value="-0.01275414" calcext:value-type="float">
            <text:p>-0.01275414</text:p>
          </table:table-cell>
          <table:table-cell office:value-type="float" office:value="-0.01033021" calcext:value-type="float">
            <text:p>-0.01033021</text:p>
          </table:table-cell>
          <table:table-cell office:value-type="float" office:value="0.000824612" calcext:value-type="float">
            <text:p>0.0008246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104736" calcext:value-type="float">
            <text:p>0.01104736</text:p>
          </table:table-cell>
          <table:table-cell office:value-type="float" office:value="0.006378174" calcext:value-type="float">
            <text:p>0.006378174</text:p>
          </table:table-cell>
          <table:table-cell office:value-type="float" office:value="-0.9939117" calcext:value-type="float">
            <text:p>-0.9939117</text:p>
          </table:table-cell>
          <table:table-cell office:value-type="float" office:value="-0.00893089" calcext:value-type="float">
            <text:p>-0.00893089</text:p>
          </table:table-cell>
          <table:table-cell office:value-type="float" office:value="-0.006770638" calcext:value-type="float">
            <text:p>-0.006770638</text:p>
          </table:table-cell>
          <table:table-cell office:value-type="float" office:value="-0.004878751" calcext:value-type="float">
            <text:p>-0.004878751</text:p>
          </table:table-cell>
        </table:table-row>
        <table:table-row table:style-name="ro1">
          <table:table-cell office:value-type="float" office:value="29.05" calcext:value-type="float">
            <text:p>29.05</text:p>
          </table:table-cell>
          <table:table-cell office:value-type="float" office:value="0.01399231" calcext:value-type="float">
            <text:p>0.01399231</text:p>
          </table:table-cell>
          <table:table-cell office:value-type="float" office:value="0.005462646" calcext:value-type="float">
            <text:p>0.005462646</text:p>
          </table:table-cell>
          <table:table-cell office:value-type="float" office:value="-0.9928436" calcext:value-type="float">
            <text:p>-0.9928436</text:p>
          </table:table-cell>
          <table:table-cell office:value-type="float" office:value="0.004607698" calcext:value-type="float">
            <text:p>0.004607698</text:p>
          </table:table-cell>
          <table:table-cell office:value-type="float" office:value="-0.005601262" calcext:value-type="float">
            <text:p>-0.005601262</text:p>
          </table:table-cell>
          <table:table-cell office:value-type="float" office:value="-0.009420864" calcext:value-type="float">
            <text:p>-0.009420864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0.01081848" calcext:value-type="float">
            <text:p>0.01081848</text:p>
          </table:table-cell>
          <table:table-cell office:value-type="float" office:value="0.003570557" calcext:value-type="float">
            <text:p>0.003570557</text:p>
          </table:table-cell>
          <table:table-cell office:value-type="float" office:value="-0.9861145" calcext:value-type="float">
            <text:p>-0.9861145</text:p>
          </table:table-cell>
          <table:table-cell office:value-type="float" office:value="0.004167977" calcext:value-type="float">
            <text:p>0.004167977</text:p>
          </table:table-cell>
          <table:table-cell office:value-type="float" office:value="0.000495477" calcext:value-type="float">
            <text:p>0.000495477</text:p>
          </table:table-cell>
          <table:table-cell office:value-type="float" office:value="0.006828531" calcext:value-type="float">
            <text:p>0.006828531</text:p>
          </table:table-cell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0.00793457" calcext:value-type="float">
            <text:p>0.00793457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891205" calcext:value-type="float">
            <text:p>-0.9891205</text:p>
          </table:table-cell>
          <table:table-cell office:value-type="float" office:value="-0.000570416" calcext:value-type="float">
            <text:p>-0.000570416</text:p>
          </table:table-cell>
          <table:table-cell office:value-type="float" office:value="-0.004276193" calcext:value-type="float">
            <text:p>-0.004276193</text:p>
          </table:table-cell>
          <table:table-cell office:value-type="float" office:value="0.002159171" calcext:value-type="float">
            <text:p>0.002159171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0.008880615" calcext:value-type="float">
            <text:p>0.008880615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881287" calcext:value-type="float">
            <text:p>-0.9881287</text:p>
          </table:table-cell>
          <table:table-cell office:value-type="float" office:value="0.004492378" calcext:value-type="float">
            <text:p>0.004492378</text:p>
          </table:table-cell>
          <table:table-cell office:value-type="float" office:value="-0.001951315" calcext:value-type="float">
            <text:p>-0.001951315</text:p>
          </table:table-cell>
          <table:table-cell office:value-type="float" office:value="-0.00473323" calcext:value-type="float">
            <text:p>-0.00473323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0.008850098" calcext:value-type="float">
            <text:p>0.008850098</text:p>
          </table:table-cell>
          <table:table-cell office:value-type="float" office:value="0.000549316" calcext:value-type="float">
            <text:p>0.000549316</text:p>
          </table:table-cell>
          <table:table-cell office:value-type="float" office:value="-0.9900513" calcext:value-type="float">
            <text:p>-0.9900513</text:p>
          </table:table-cell>
          <table:table-cell office:value-type="float" office:value="-0.007635431" calcext:value-type="float">
            <text:p>-0.007635431</text:p>
          </table:table-cell>
          <table:table-cell office:value-type="float" office:value="-0.0103207" calcext:value-type="float">
            <text:p>-0.0103207</text:p>
          </table:table-cell>
          <table:table-cell office:value-type="float" office:value="-0.007190399" calcext:value-type="float">
            <text:p>-0.007190399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0.01092529" calcext:value-type="float">
            <text:p>0.01092529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909668" calcext:value-type="float">
            <text:p>-0.9909668</text:p>
          </table:table-cell>
          <table:table-cell office:value-type="float" office:value="-0.000505371" calcext:value-type="float">
            <text:p>-0.000505371</text:p>
          </table:table-cell>
          <table:table-cell office:value-type="float" office:value="0.005260205" calcext:value-type="float">
            <text:p>0.005260205</text:p>
          </table:table-cell>
          <table:table-cell table:style-name="ce1" office:value-type="float" office:value="-0.0000426" calcext:value-type="float">
            <text:p>-4.26E-005</text:p>
          </table:table-cell>
        </table:table-row>
        <table:table-row table:style-name="ro1">
          <table:table-cell office:value-type="float" office:value="29.35" calcext:value-type="float">
            <text:p>29.35</text:p>
          </table:table-cell>
          <table:table-cell office:value-type="float" office:value="0.008956909" calcext:value-type="float">
            <text:p>0.008956909</text:p>
          </table:table-cell>
          <table:table-cell office:value-type="float" office:value="0.002456665" calcext:value-type="float">
            <text:p>0.002456665</text:p>
          </table:table-cell>
          <table:table-cell office:value-type="float" office:value="-0.9929657" calcext:value-type="float">
            <text:p>-0.9929657</text:p>
          </table:table-cell>
          <table:table-cell office:value-type="float" office:value="0.00553621" calcext:value-type="float">
            <text:p>0.00553621</text:p>
          </table:table-cell>
          <table:table-cell office:value-type="float" office:value="-0.000658946" calcext:value-type="float">
            <text:p>-0.000658946</text:p>
          </table:table-cell>
          <table:table-cell office:value-type="float" office:value="0.002250802" calcext:value-type="float">
            <text:p>0.002250802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0.008926392" calcext:value-type="float">
            <text:p>0.008926392</text:p>
          </table:table-cell>
          <table:table-cell office:value-type="float" office:value="0.002471924" calcext:value-type="float">
            <text:p>0.002471924</text:p>
          </table:table-cell>
          <table:table-cell office:value-type="float" office:value="-0.9920044" calcext:value-type="float">
            <text:p>-0.9920044</text:p>
          </table:table-cell>
          <table:table-cell office:value-type="float" office:value="0.001851107" calcext:value-type="float">
            <text:p>0.001851107</text:p>
          </table:table-cell>
          <table:table-cell office:value-type="float" office:value="-0.006604795" calcext:value-type="float">
            <text:p>-0.006604795</text:p>
          </table:table-cell>
          <table:table-cell office:value-type="float" office:value="0.003333244" calcext:value-type="float">
            <text:p>0.003333244</text:p>
          </table:table-cell>
        </table:table-row>
        <table:table-row table:style-name="ro1">
          <table:table-cell office:value-type="float" office:value="29.45" calcext:value-type="float">
            <text:p>29.45</text:p>
          </table:table-cell>
          <table:table-cell office:value-type="float" office:value="0.004806519" calcext:value-type="float">
            <text:p>0.004806519</text:p>
          </table:table-cell>
          <table:table-cell office:value-type="float" office:value="0.001525879" calcext:value-type="float">
            <text:p>0.001525879</text:p>
          </table:table-cell>
          <table:table-cell office:value-type="float" office:value="-0.9862823" calcext:value-type="float">
            <text:p>-0.9862823</text:p>
          </table:table-cell>
          <table:table-cell office:value-type="float" office:value="0.000949281" calcext:value-type="float">
            <text:p>0.000949281</text:p>
          </table:table-cell>
          <table:table-cell office:value-type="float" office:value="0.000468316" calcext:value-type="float">
            <text:p>0.000468316</text:p>
          </table:table-cell>
          <table:table-cell office:value-type="float" office:value="-0.008149059" calcext:value-type="float">
            <text:p>-0.008149059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0.01081848" calcext:value-type="float">
            <text:p>0.01081848</text:p>
          </table:table-cell>
          <table:table-cell office:value-type="float" office:value="0.001556396" calcext:value-type="float">
            <text:p>0.001556396</text:p>
          </table:table-cell>
          <table:table-cell office:value-type="float" office:value="-0.9890289" calcext:value-type="float">
            <text:p>-0.9890289</text:p>
          </table:table-cell>
          <table:table-cell office:value-type="float" office:value="-0.01149819" calcext:value-type="float">
            <text:p>-0.01149819</text:p>
          </table:table-cell>
          <table:table-cell office:value-type="float" office:value="0.002912607" calcext:value-type="float">
            <text:p>0.002912607</text:p>
          </table:table-cell>
          <table:table-cell office:value-type="float" office:value="0.001058967" calcext:value-type="float">
            <text:p>0.001058967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0.009872437" calcext:value-type="float">
            <text:p>0.009872437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890594" calcext:value-type="float">
            <text:p>-0.9890594</text:p>
          </table:table-cell>
          <table:table-cell office:value-type="float" office:value="-0.003804743" calcext:value-type="float">
            <text:p>-0.003804743</text:p>
          </table:table-cell>
          <table:table-cell office:value-type="float" office:value="-0.000770857" calcext:value-type="float">
            <text:p>-0.000770857</text:p>
          </table:table-cell>
          <table:table-cell office:value-type="float" office:value="-0.01281464" calcext:value-type="float">
            <text:p>-0.01281464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0.01098633" calcext:value-type="float">
            <text:p>0.01098633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9938812" calcext:value-type="float">
            <text:p>-0.9938812</text:p>
          </table:table-cell>
          <table:table-cell office:value-type="float" office:value="-0.00410798" calcext:value-type="float">
            <text:p>-0.00410798</text:p>
          </table:table-cell>
          <table:table-cell office:value-type="float" office:value="0.005322521" calcext:value-type="float">
            <text:p>0.005322521</text:p>
          </table:table-cell>
          <table:table-cell office:value-type="float" office:value="-0.00116413" calcext:value-type="float">
            <text:p>-0.00116413</text:p>
          </table:table-cell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0.00692749" calcext:value-type="float">
            <text:p>0.00692749</text:p>
          </table:table-cell>
          <table:table-cell office:value-type="float" office:value="0.004440308" calcext:value-type="float">
            <text:p>0.004440308</text:p>
          </table:table-cell>
          <table:table-cell office:value-type="float" office:value="-0.989151" calcext:value-type="float">
            <text:p>-0.989151</text:p>
          </table:table-cell>
          <table:table-cell office:value-type="float" office:value="0.003023287" calcext:value-type="float">
            <text:p>0.003023287</text:p>
          </table:table-cell>
          <table:table-cell office:value-type="float" office:value="0.005397147" calcext:value-type="float">
            <text:p>0.005397147</text:p>
          </table:table-cell>
          <table:table-cell office:value-type="float" office:value="0.005817495" calcext:value-type="float">
            <text:p>0.005817495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0.008850098" calcext:value-type="float">
            <text:p>0.008850098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881287" calcext:value-type="float">
            <text:p>-0.9881287</text:p>
          </table:table-cell>
          <table:table-cell office:value-type="float" office:value="-0.002817631" calcext:value-type="float">
            <text:p>-0.002817631</text:p>
          </table:table-cell>
          <table:table-cell office:value-type="float" office:value="0.00652999" calcext:value-type="float">
            <text:p>0.00652999</text:p>
          </table:table-cell>
          <table:table-cell office:value-type="float" office:value="-0.00343412" calcext:value-type="float">
            <text:p>-0.00343412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0.01094055" calcext:value-type="float">
            <text:p>0.01094055</text:p>
          </table:table-cell>
          <table:table-cell office:value-type="float" office:value="0.006439209" calcext:value-type="float">
            <text:p>0.006439209</text:p>
          </table:table-cell>
          <table:table-cell office:value-type="float" office:value="-0.9890594" calcext:value-type="float">
            <text:p>-0.9890594</text:p>
          </table:table-cell>
          <table:table-cell office:value-type="float" office:value="0.001972308" calcext:value-type="float">
            <text:p>0.001972308</text:p>
          </table:table-cell>
          <table:table-cell office:value-type="float" office:value="0.001808762" calcext:value-type="float">
            <text:p>0.001808762</text:p>
          </table:table-cell>
          <table:table-cell table:style-name="ce1" office:value-type="float" office:value="0.0000204" calcext:value-type="float">
            <text:p>2.04E-005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0.008895874" calcext:value-type="float">
            <text:p>0.008895874</text:p>
          </table:table-cell>
          <table:table-cell office:value-type="float" office:value="0.003494263" calcext:value-type="float">
            <text:p>0.003494263</text:p>
          </table:table-cell>
          <table:table-cell office:value-type="float" office:value="-0.98909" calcext:value-type="float">
            <text:p>-0.98909</text:p>
          </table:table-cell>
          <table:table-cell office:value-type="float" office:value="0.002208323" calcext:value-type="float">
            <text:p>0.002208323</text:p>
          </table:table-cell>
          <table:table-cell office:value-type="float" office:value="0.01481576" calcext:value-type="float">
            <text:p>0.01481576</text:p>
          </table:table-cell>
          <table:table-cell office:value-type="float" office:value="-0.009115678" calcext:value-type="float">
            <text:p>-0.009115678</text:p>
          </table:table-cell>
        </table:table-row>
        <table:table-row table:style-name="ro1">
          <table:table-cell office:value-type="float" office:value="29.85" calcext:value-type="float">
            <text:p>29.85</text:p>
          </table:table-cell>
          <table:table-cell office:value-type="float" office:value="0.007843018" calcext:value-type="float">
            <text:p>0.007843018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881439" calcext:value-type="float">
            <text:p>-0.9881439</text:p>
          </table:table-cell>
          <table:table-cell office:value-type="float" office:value="0.0007624" calcext:value-type="float">
            <text:p>0.0007624</text:p>
          </table:table-cell>
          <table:table-cell office:value-type="float" office:value="0.001847633" calcext:value-type="float">
            <text:p>0.001847633</text:p>
          </table:table-cell>
          <table:table-cell table:style-name="ce1" office:value-type="float" office:value="0.0000435" calcext:value-type="float">
            <text:p>4.35E-005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0.01295471" calcext:value-type="float">
            <text:p>0.01295471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-0.9928741" calcext:value-type="float">
            <text:p>-0.9928741</text:p>
          </table:table-cell>
          <table:table-cell office:value-type="float" office:value="-0.007642025" calcext:value-type="float">
            <text:p>-0.007642025</text:p>
          </table:table-cell>
          <table:table-cell office:value-type="float" office:value="-0.008918239" calcext:value-type="float">
            <text:p>-0.008918239</text:p>
          </table:table-cell>
          <table:table-cell office:value-type="float" office:value="-0.00472851" calcext:value-type="float">
            <text:p>-0.00472851</text:p>
          </table:table-cell>
        </table:table-row>
        <table:table-row table:style-name="ro1">
          <table:table-cell office:value-type="float" office:value="29.95" calcext:value-type="float">
            <text:p>29.95</text:p>
          </table:table-cell>
          <table:table-cell office:value-type="float" office:value="0.005844116" calcext:value-type="float">
            <text:p>0.005844116</text:p>
          </table:table-cell>
          <table:table-cell office:value-type="float" office:value="0.00151062" calcext:value-type="float">
            <text:p>0.00151062</text:p>
          </table:table-cell>
          <table:table-cell office:value-type="float" office:value="-0.988205" calcext:value-type="float">
            <text:p>-0.988205</text:p>
          </table:table-cell>
          <table:table-cell office:value-type="float" office:value="0.000887243" calcext:value-type="float">
            <text:p>0.000887243</text:p>
          </table:table-cell>
          <table:table-cell office:value-type="float" office:value="0.000615757" calcext:value-type="float">
            <text:p>0.000615757</text:p>
          </table:table-cell>
          <table:table-cell office:value-type="float" office:value="-0.004594935" calcext:value-type="float">
            <text:p>-0.0045949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9918213" calcext:value-type="float">
            <text:p>0.009918213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900513" calcext:value-type="float">
            <text:p>-0.9900513</text:p>
          </table:table-cell>
          <table:table-cell office:value-type="float" office:value="0.000742506" calcext:value-type="float">
            <text:p>0.000742506</text:p>
          </table:table-cell>
          <table:table-cell office:value-type="float" office:value="-0.002859025" calcext:value-type="float">
            <text:p>-0.002859025</text:p>
          </table:table-cell>
          <table:table-cell office:value-type="float" office:value="0.001187949" calcext:value-type="float">
            <text:p>0.001187949</text:p>
          </table:table-cell>
        </table:table-row>
        <table:table-row table:style-name="ro1">
          <table:table-cell office:value-type="float" office:value="30.05" calcext:value-type="float">
            <text:p>30.05</text:p>
          </table:table-cell>
          <table:table-cell office:value-type="float" office:value="0.009872437" calcext:value-type="float">
            <text:p>0.009872437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90036" calcext:value-type="float">
            <text:p>-0.990036</text:p>
          </table:table-cell>
          <table:table-cell office:value-type="float" office:value="0.004403451" calcext:value-type="float">
            <text:p>0.004403451</text:p>
          </table:table-cell>
          <table:table-cell office:value-type="float" office:value="-0.005233229" calcext:value-type="float">
            <text:p>-0.005233229</text:p>
          </table:table-cell>
          <table:table-cell office:value-type="float" office:value="0.001186504" calcext:value-type="float">
            <text:p>0.001186504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0.01202393" calcext:value-type="float">
            <text:p>0.01202393</text:p>
          </table:table-cell>
          <table:table-cell office:value-type="float" office:value="0.006393433" calcext:value-type="float">
            <text:p>0.006393433</text:p>
          </table:table-cell>
          <table:table-cell office:value-type="float" office:value="-0.9938965" calcext:value-type="float">
            <text:p>-0.9938965</text:p>
          </table:table-cell>
          <table:table-cell office:value-type="float" office:value="0.003399489" calcext:value-type="float">
            <text:p>0.003399489</text:p>
          </table:table-cell>
          <table:table-cell office:value-type="float" office:value="-0.004117789" calcext:value-type="float">
            <text:p>-0.004117789</text:p>
          </table:table-cell>
          <table:table-cell office:value-type="float" office:value="-0.006907229" calcext:value-type="float">
            <text:p>-0.006907229</text:p>
          </table:table-cell>
        </table:table-row>
        <table:table-row table:style-name="ro1">
          <table:table-cell office:value-type="float" office:value="30.15" calcext:value-type="float">
            <text:p>30.15</text:p>
          </table:table-cell>
          <table:table-cell office:value-type="float" office:value="0.01281738" calcext:value-type="float">
            <text:p>0.01281738</text:p>
          </table:table-cell>
          <table:table-cell office:value-type="float" office:value="0.000579834" calcext:value-type="float">
            <text:p>0.000579834</text:p>
          </table:table-cell>
          <table:table-cell office:value-type="float" office:value="-0.9909058" calcext:value-type="float">
            <text:p>-0.9909058</text:p>
          </table:table-cell>
          <table:table-cell office:value-type="float" office:value="0.0119153" calcext:value-type="float">
            <text:p>0.0119153</text:p>
          </table:table-cell>
          <table:table-cell office:value-type="float" office:value="-0.008815296" calcext:value-type="float">
            <text:p>-0.008815296</text:p>
          </table:table-cell>
          <table:table-cell office:value-type="float" office:value="-0.005717835" calcext:value-type="float">
            <text:p>-0.005717835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0.006942749" calcext:value-type="float">
            <text:p>0.006942749</text:p>
          </table:table-cell>
          <table:table-cell office:value-type="float" office:value="0.001464844" calcext:value-type="float">
            <text:p>0.001464844</text:p>
          </table:table-cell>
          <table:table-cell office:value-type="float" office:value="-0.9930115" calcext:value-type="float">
            <text:p>-0.9930115</text:p>
          </table:table-cell>
          <table:table-cell office:value-type="float" office:value="0.004437033" calcext:value-type="float">
            <text:p>0.004437033</text:p>
          </table:table-cell>
          <table:table-cell office:value-type="float" office:value="-0.002823557" calcext:value-type="float">
            <text:p>-0.002823557</text:p>
          </table:table-cell>
          <table:table-cell table:style-name="ce1" office:value-type="float" office:value="0.0000797" calcext:value-type="float">
            <text:p>7.97E-005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0.009872437" calcext:value-type="float">
            <text:p>0.009872437</text:p>
          </table:table-cell>
          <table:table-cell office:value-type="float" office:value="0.00151062" calcext:value-type="float">
            <text:p>0.00151062</text:p>
          </table:table-cell>
          <table:table-cell office:value-type="float" office:value="-0.9919739" calcext:value-type="float">
            <text:p>-0.9919739</text:p>
          </table:table-cell>
          <table:table-cell office:value-type="float" office:value="-0.001855697" calcext:value-type="float">
            <text:p>-0.001855697</text:p>
          </table:table-cell>
          <table:table-cell office:value-type="float" office:value="0.006749517" calcext:value-type="float">
            <text:p>0.006749517</text:p>
          </table:table-cell>
          <table:table-cell office:value-type="float" office:value="0.007073062" calcext:value-type="float">
            <text:p>0.007073062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0.008789062" calcext:value-type="float">
            <text:p>0.008789062</text:p>
          </table:table-cell>
          <table:table-cell office:value-type="float" office:value="0.002563477" calcext:value-type="float">
            <text:p>0.002563477</text:p>
          </table:table-cell>
          <table:table-cell office:value-type="float" office:value="-0.985199" calcext:value-type="float">
            <text:p>-0.985199</text:p>
          </table:table-cell>
          <table:table-cell office:value-type="float" office:value="0.0010277" calcext:value-type="float">
            <text:p>0.0010277</text:p>
          </table:table-cell>
          <table:table-cell office:value-type="float" office:value="0.001889856" calcext:value-type="float">
            <text:p>0.001889856</text:p>
          </table:table-cell>
          <table:table-cell office:value-type="float" office:value="-0.009121786" calcext:value-type="float">
            <text:p>-0.009121786</text:p>
          </table:table-cell>
        </table:table-row>
        <table:table-row table:style-name="ro1">
          <table:table-cell office:value-type="float" office:value="30.35" calcext:value-type="float">
            <text:p>30.35</text:p>
          </table:table-cell>
          <table:table-cell office:value-type="float" office:value="0.01086426" calcext:value-type="float">
            <text:p>0.01086426</text:p>
          </table:table-cell>
          <table:table-cell office:value-type="float" office:value="0.001541138" calcext:value-type="float">
            <text:p>0.001541138</text:p>
          </table:table-cell>
          <table:table-cell office:value-type="float" office:value="-0.9909668" calcext:value-type="float">
            <text:p>-0.9909668</text:p>
          </table:table-cell>
          <table:table-cell office:value-type="float" office:value="0.006974853" calcext:value-type="float">
            <text:p>0.006974853</text:p>
          </table:table-cell>
          <table:table-cell office:value-type="float" office:value="-0.002809173" calcext:value-type="float">
            <text:p>-0.002809173</text:p>
          </table:table-cell>
          <table:table-cell office:value-type="float" office:value="-0.003347123" calcext:value-type="float">
            <text:p>-0.003347123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0.007949829" calcext:value-type="float">
            <text:p>0.007949829</text:p>
          </table:table-cell>
          <table:table-cell office:value-type="float" office:value="0.002456665" calcext:value-type="float">
            <text:p>0.002456665</text:p>
          </table:table-cell>
          <table:table-cell office:value-type="float" office:value="-0.992981" calcext:value-type="float">
            <text:p>-0.992981</text:p>
          </table:table-cell>
          <table:table-cell office:value-type="float" office:value="-0.002626621" calcext:value-type="float">
            <text:p>-0.002626621</text:p>
          </table:table-cell>
          <table:table-cell office:value-type="float" office:value="-0.004067197" calcext:value-type="float">
            <text:p>-0.004067197</text:p>
          </table:table-cell>
          <table:table-cell office:value-type="float" office:value="-0.009196363" calcext:value-type="float">
            <text:p>-0.009196363</text:p>
          </table:table-cell>
        </table:table-row>
        <table:table-row table:style-name="ro1">
          <table:table-cell office:value-type="float" office:value="30.45" calcext:value-type="float">
            <text:p>30.45</text:p>
          </table:table-cell>
          <table:table-cell office:value-type="float" office:value="0.009796143" calcext:value-type="float">
            <text:p>0.009796143</text:p>
          </table:table-cell>
          <table:table-cell office:value-type="float" office:value="-0.000411987" calcext:value-type="float">
            <text:p>-0.000411987</text:p>
          </table:table-cell>
          <table:table-cell office:value-type="float" office:value="-0.9900208" calcext:value-type="float">
            <text:p>-0.9900208</text:p>
          </table:table-cell>
          <table:table-cell office:value-type="float" office:value="-0.01005117" calcext:value-type="float">
            <text:p>-0.01005117</text:p>
          </table:table-cell>
          <table:table-cell office:value-type="float" office:value="-0.01589497" calcext:value-type="float">
            <text:p>-0.01589497</text:p>
          </table:table-cell>
          <table:table-cell office:value-type="float" office:value="-0.004687821" calcext:value-type="float">
            <text:p>-0.004687821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0.00302124" calcext:value-type="float">
            <text:p>0.00302124</text:p>
          </table:table-cell>
          <table:table-cell office:value-type="float" office:value="0.005386353" calcext:value-type="float">
            <text:p>0.005386353</text:p>
          </table:table-cell>
          <table:table-cell office:value-type="float" office:value="-0.9902344" calcext:value-type="float">
            <text:p>-0.9902344</text:p>
          </table:table-cell>
          <table:table-cell office:value-type="float" office:value="-0.003938611" calcext:value-type="float">
            <text:p>-0.003938611</text:p>
          </table:table-cell>
          <table:table-cell office:value-type="float" office:value="0.003144187" calcext:value-type="float">
            <text:p>0.003144187</text:p>
          </table:table-cell>
          <table:table-cell office:value-type="float" office:value="-0.005638711" calcext:value-type="float">
            <text:p>-0.005638711</text:p>
          </table:table-cell>
        </table:table-row>
        <table:table-row table:style-name="ro1">
          <table:table-cell office:value-type="float" office:value="30.55" calcext:value-type="float">
            <text:p>30.55</text:p>
          </table:table-cell>
          <table:table-cell office:value-type="float" office:value="0.01100159" calcext:value-type="float">
            <text:p>0.01100159</text:p>
          </table:table-cell>
          <table:table-cell office:value-type="float" office:value="0.004425049" calcext:value-type="float">
            <text:p>0.004425049</text:p>
          </table:table-cell>
          <table:table-cell office:value-type="float" office:value="-0.9938965" calcext:value-type="float">
            <text:p>-0.9938965</text:p>
          </table:table-cell>
          <table:table-cell office:value-type="float" office:value="-0.004058943" calcext:value-type="float">
            <text:p>-0.004058943</text:p>
          </table:table-cell>
          <table:table-cell office:value-type="float" office:value="-0.001574369" calcext:value-type="float">
            <text:p>-0.001574369</text:p>
          </table:table-cell>
          <table:table-cell office:value-type="float" office:value="-0.001054465" calcext:value-type="float">
            <text:p>-0.001054465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0.007858276" calcext:value-type="float">
            <text:p>0.007858276</text:p>
          </table:table-cell>
          <table:table-cell office:value-type="float" office:value="0.001525879" calcext:value-type="float">
            <text:p>0.001525879</text:p>
          </table:table-cell>
          <table:table-cell office:value-type="float" office:value="-0.9900818" calcext:value-type="float">
            <text:p>-0.9900818</text:p>
          </table:table-cell>
          <table:table-cell office:value-type="float" office:value="0.01423211" calcext:value-type="float">
            <text:p>0.01423211</text:p>
          </table:table-cell>
          <table:table-cell office:value-type="float" office:value="0.01039234" calcext:value-type="float">
            <text:p>0.01039234</text:p>
          </table:table-cell>
          <table:table-cell office:value-type="float" office:value="-0.000817864" calcext:value-type="float">
            <text:p>-0.000817864</text:p>
          </table:table-cell>
        </table:table-row>
        <table:table-row table:style-name="ro1">
          <table:table-cell office:value-type="float" office:value="30.65" calcext:value-type="float">
            <text:p>30.65</text:p>
          </table:table-cell>
          <table:table-cell office:value-type="float" office:value="0.01293945" calcext:value-type="float">
            <text:p>0.01293945</text:p>
          </table:table-cell>
          <table:table-cell office:value-type="float" office:value="0.005477905" calcext:value-type="float">
            <text:p>0.005477905</text:p>
          </table:table-cell>
          <table:table-cell office:value-type="float" office:value="-0.9909363" calcext:value-type="float">
            <text:p>-0.9909363</text:p>
          </table:table-cell>
          <table:table-cell office:value-type="float" office:value="0.004573079" calcext:value-type="float">
            <text:p>0.004573079</text:p>
          </table:table-cell>
          <table:table-cell office:value-type="float" office:value="0.004396723" calcext:value-type="float">
            <text:p>0.004396723</text:p>
          </table:table-cell>
          <table:table-cell office:value-type="float" office:value="-0.00439646" calcext:value-type="float">
            <text:p>-0.00439646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0.00793457" calcext:value-type="float">
            <text:p>0.00793457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910431" calcext:value-type="float">
            <text:p>-0.9910431</text:p>
          </table:table-cell>
          <table:table-cell office:value-type="float" office:value="-0.004248148" calcext:value-type="float">
            <text:p>-0.004248148</text:p>
          </table:table-cell>
          <table:table-cell office:value-type="float" office:value="0.009238038" calcext:value-type="float">
            <text:p>0.009238038</text:p>
          </table:table-cell>
          <table:table-cell office:value-type="float" office:value="0.006010526" calcext:value-type="float">
            <text:p>0.006010526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0.006912231" calcext:value-type="float">
            <text:p>0.006912231</text:p>
          </table:table-cell>
          <table:table-cell office:value-type="float" office:value="0.004455566" calcext:value-type="float">
            <text:p>0.004455566</text:p>
          </table:table-cell>
          <table:table-cell office:value-type="float" office:value="-0.9881897" calcext:value-type="float">
            <text:p>-0.9881897</text:p>
          </table:table-cell>
          <table:table-cell office:value-type="float" office:value="-0.005238555" calcext:value-type="float">
            <text:p>-0.005238555</text:p>
          </table:table-cell>
          <table:table-cell office:value-type="float" office:value="0.004445661" calcext:value-type="float">
            <text:p>0.004445661</text:p>
          </table:table-cell>
          <table:table-cell office:value-type="float" office:value="-0.002105777" calcext:value-type="float">
            <text:p>-0.002105777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0.01185608" calcext:value-type="float">
            <text:p>0.01185608</text:p>
          </table:table-cell>
          <table:table-cell office:value-type="float" office:value="0.002548218" calcext:value-type="float">
            <text:p>0.002548218</text:p>
          </table:table-cell>
          <table:table-cell office:value-type="float" office:value="-0.9899902" calcext:value-type="float">
            <text:p>-0.9899902</text:p>
          </table:table-cell>
          <table:table-cell office:value-type="float" office:value="0.002060481" calcext:value-type="float">
            <text:p>0.002060481</text:p>
          </table:table-cell>
          <table:table-cell office:value-type="float" office:value="-0.009813275" calcext:value-type="float">
            <text:p>-0.009813275</text:p>
          </table:table-cell>
          <table:table-cell office:value-type="float" office:value="-0.001037992" calcext:value-type="float">
            <text:p>-0.001037992</text:p>
          </table:table-cell>
        </table:table-row>
        <table:table-row table:style-name="ro1">
          <table:table-cell office:value-type="float" office:value="30.85" calcext:value-type="float">
            <text:p>30.85</text:p>
          </table:table-cell>
          <table:table-cell office:value-type="float" office:value="0.009063721" calcext:value-type="float">
            <text:p>0.009063721</text:p>
          </table:table-cell>
          <table:table-cell office:value-type="float" office:value="0.000396729" calcext:value-type="float">
            <text:p>0.000396729</text:p>
          </table:table-cell>
          <table:table-cell office:value-type="float" office:value="-1.000732" calcext:value-type="float">
            <text:p>-1.000732</text:p>
          </table:table-cell>
          <table:table-cell office:value-type="float" office:value="-0.004113819" calcext:value-type="float">
            <text:p>-0.004113819</text:p>
          </table:table-cell>
          <table:table-cell office:value-type="float" office:value="0.005668366" calcext:value-type="float">
            <text:p>0.005668366</text:p>
          </table:table-cell>
          <table:table-cell office:value-type="float" office:value="0.001381668" calcext:value-type="float">
            <text:p>0.001381668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0.004867554" calcext:value-type="float">
            <text:p>0.004867554</text:p>
          </table:table-cell>
          <table:table-cell office:value-type="float" office:value="0.001480103" calcext:value-type="float">
            <text:p>0.001480103</text:p>
          </table:table-cell>
          <table:table-cell office:value-type="float" office:value="-0.9891968" calcext:value-type="float">
            <text:p>-0.9891968</text:p>
          </table:table-cell>
          <table:table-cell office:value-type="float" office:value="-0.000158361" calcext:value-type="float">
            <text:p>-0.000158361</text:p>
          </table:table-cell>
          <table:table-cell office:value-type="float" office:value="-0.006276696" calcext:value-type="float">
            <text:p>-0.006276696</text:p>
          </table:table-cell>
          <table:table-cell office:value-type="float" office:value="-0.009084375" calcext:value-type="float">
            <text:p>-0.009084375</text:p>
          </table:table-cell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1541138" calcext:value-type="float">
            <text:p>0.001541138</text:p>
          </table:table-cell>
          <table:table-cell office:value-type="float" office:value="-0.9881439" calcext:value-type="float">
            <text:p>-0.9881439</text:p>
          </table:table-cell>
          <table:table-cell office:value-type="float" office:value="0.000832452" calcext:value-type="float">
            <text:p>0.000832452</text:p>
          </table:table-cell>
          <table:table-cell office:value-type="float" office:value="-0.02761271" calcext:value-type="float">
            <text:p>-0.02761271</text:p>
          </table:table-cell>
          <table:table-cell table:style-name="ce1" office:value-type="float" office:value="-0.0000175" calcext:value-type="float">
            <text:p>-1.75E-0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9872437" calcext:value-type="float">
            <text:p>0.009872437</text:p>
          </table:table-cell>
          <table:table-cell office:value-type="float" office:value="0.00151062" calcext:value-type="float">
            <text:p>0.00151062</text:p>
          </table:table-cell>
          <table:table-cell office:value-type="float" office:value="-0.9919739" calcext:value-type="float">
            <text:p>-0.9919739</text:p>
          </table:table-cell>
          <table:table-cell office:value-type="float" office:value="0.005735615" calcext:value-type="float">
            <text:p>0.005735615</text:p>
          </table:table-cell>
          <table:table-cell office:value-type="float" office:value="-0.01567628" calcext:value-type="float">
            <text:p>-0.01567628</text:p>
          </table:table-cell>
          <table:table-cell office:value-type="float" office:value="-0.001008965" calcext:value-type="float">
            <text:p>-0.001008965</text:p>
          </table:table-cell>
        </table:table-row>
        <table:table-row table:style-name="ro1">
          <table:table-cell office:value-type="float" office:value="31.05" calcext:value-type="float">
            <text:p>31.05</text:p>
          </table:table-cell>
          <table:table-cell office:value-type="float" office:value="0.009780884" calcext:value-type="float">
            <text:p>0.009780884</text:p>
          </table:table-cell>
          <table:table-cell office:value-type="float" office:value="0.002563477" calcext:value-type="float">
            <text:p>0.002563477</text:p>
          </table:table-cell>
          <table:table-cell office:value-type="float" office:value="-0.986145" calcext:value-type="float">
            <text:p>-0.986145</text:p>
          </table:table-cell>
          <table:table-cell office:value-type="float" office:value="0.008113826" calcext:value-type="float">
            <text:p>0.008113826</text:p>
          </table:table-cell>
          <table:table-cell office:value-type="float" office:value="-0.01684129" calcext:value-type="float">
            <text:p>-0.01684129</text:p>
          </table:table-cell>
          <table:table-cell office:value-type="float" office:value="0.001307102" calcext:value-type="float">
            <text:p>0.001307102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-0.00227356" calcext:value-type="float">
            <text:p>-0.00227356</text:p>
          </table:table-cell>
          <table:table-cell office:value-type="float" office:value="-0.00440979" calcext:value-type="float">
            <text:p>-0.00440979</text:p>
          </table:table-cell>
          <table:table-cell office:value-type="float" office:value="-0.9864197" calcext:value-type="float">
            <text:p>-0.9864197</text:p>
          </table:table-cell>
          <table:table-cell office:value-type="float" office:value="0.01528627" calcext:value-type="float">
            <text:p>0.01528627</text:p>
          </table:table-cell>
          <table:table-cell office:value-type="float" office:value="-0.02867737" calcext:value-type="float">
            <text:p>-0.02867737</text:p>
          </table:table-cell>
          <table:table-cell office:value-type="float" office:value="0.007024227" calcext:value-type="float">
            <text:p>0.007024227</text:p>
          </table:table-cell>
        </table:table-row>
        <table:table-row table:style-name="ro1">
          <table:table-cell office:value-type="float" office:value="31.15" calcext:value-type="float">
            <text:p>31.15</text:p>
          </table:table-cell>
          <table:table-cell office:value-type="float" office:value="-0.001190186" calcext:value-type="float">
            <text:p>-0.001190186</text:p>
          </table:table-cell>
          <table:table-cell office:value-type="float" office:value="-0.004440308" calcext:value-type="float">
            <text:p>-0.004440308</text:p>
          </table:table-cell>
          <table:table-cell office:value-type="float" office:value="-0.9902802" calcext:value-type="float">
            <text:p>-0.9902802</text:p>
          </table:table-cell>
          <table:table-cell office:value-type="float" office:value="-0.002820447" calcext:value-type="float">
            <text:p>-0.002820447</text:p>
          </table:table-cell>
          <table:table-cell office:value-type="float" office:value="-0.02634889" calcext:value-type="float">
            <text:p>-0.02634889</text:p>
          </table:table-cell>
          <table:table-cell table:style-name="ce1" office:value-type="float" office:value="0.0000374" calcext:value-type="float">
            <text:p>3.74E-005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0.002807617" calcext:value-type="float">
            <text:p>0.002807617</text:p>
          </table:table-cell>
          <table:table-cell office:value-type="float" office:value="-0.000457764" calcext:value-type="float">
            <text:p>-0.000457764</text:p>
          </table:table-cell>
          <table:table-cell office:value-type="float" office:value="-0.9872894" calcext:value-type="float">
            <text:p>-0.9872894</text:p>
          </table:table-cell>
          <table:table-cell office:value-type="float" office:value="-0.001938977" calcext:value-type="float">
            <text:p>-0.001938977</text:p>
          </table:table-cell>
          <table:table-cell office:value-type="float" office:value="0.005888219" calcext:value-type="float">
            <text:p>0.005888219</text:p>
          </table:table-cell>
          <table:table-cell office:value-type="float" office:value="0.01190353" calcext:value-type="float">
            <text:p>0.01190353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0.001068115" calcext:value-type="float">
            <text:p>0.001068115</text:p>
          </table:table-cell>
          <table:table-cell office:value-type="float" office:value="0.000366211" calcext:value-type="float">
            <text:p>0.000366211</text:p>
          </table:table-cell>
          <table:table-cell office:value-type="float" office:value="-0.9970551" calcext:value-type="float">
            <text:p>-0.9970551</text:p>
          </table:table-cell>
          <table:table-cell office:value-type="float" office:value="-0.0076405" calcext:value-type="float">
            <text:p>-0.0076405</text:p>
          </table:table-cell>
          <table:table-cell office:value-type="float" office:value="-0.01049882" calcext:value-type="float">
            <text:p>-0.01049882</text:p>
          </table:table-cell>
          <table:table-cell office:value-type="float" office:value="0.04295957" calcext:value-type="float">
            <text:p>0.04295957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488281" calcext:value-type="float">
            <text:p>0.000488281</text:p>
          </table:table-cell>
          <table:table-cell office:value-type="float" office:value="-0.9911346" calcext:value-type="float">
            <text:p>-0.9911346</text:p>
          </table:table-cell>
          <table:table-cell office:value-type="float" office:value="0.008183714" calcext:value-type="float">
            <text:p>0.008183714</text:p>
          </table:table-cell>
          <table:table-cell office:value-type="float" office:value="-0.02035384" calcext:value-type="float">
            <text:p>-0.02035384</text:p>
          </table:table-cell>
          <table:table-cell office:value-type="float" office:value="-0.000970596" calcext:value-type="float">
            <text:p>-0.000970596</text:p>
          </table:table-cell>
        </table:table-row>
        <table:table-row table:style-name="ro1">
          <table:table-cell office:value-type="float" office:value="31.35" calcext:value-type="float">
            <text:p>31.35</text:p>
          </table:table-cell>
          <table:table-cell office:value-type="float" office:value="0.000915527" calcext:value-type="float">
            <text:p>0.000915527</text:p>
          </table:table-cell>
          <table:table-cell office:value-type="float" office:value="-0.0025177" calcext:value-type="float">
            <text:p>-0.0025177</text:p>
          </table:table-cell>
          <table:table-cell office:value-type="float" office:value="-0.9931488" calcext:value-type="float">
            <text:p>-0.9931488</text:p>
          </table:table-cell>
          <table:table-cell office:value-type="float" office:value="0.009255644" calcext:value-type="float">
            <text:p>0.009255644</text:p>
          </table:table-cell>
          <table:table-cell office:value-type="float" office:value="-0.02863031" calcext:value-type="float">
            <text:p>-0.02863031</text:p>
          </table:table-cell>
          <table:table-cell office:value-type="float" office:value="0.004744427" calcext:value-type="float">
            <text:p>0.004744427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0.01480103" calcext:value-type="float">
            <text:p>0.01480103</text:p>
          </table:table-cell>
          <table:table-cell office:value-type="float" office:value="-0.004348755" calcext:value-type="float">
            <text:p>-0.004348755</text:p>
          </table:table-cell>
          <table:table-cell office:value-type="float" office:value="-0.9966431" calcext:value-type="float">
            <text:p>-0.9966431</text:p>
          </table:table-cell>
          <table:table-cell office:value-type="float" office:value="0.01593707" calcext:value-type="float">
            <text:p>0.01593707</text:p>
          </table:table-cell>
          <table:table-cell office:value-type="float" office:value="-0.04506081" calcext:value-type="float">
            <text:p>-0.04506081</text:p>
          </table:table-cell>
          <table:table-cell office:value-type="float" office:value="0.02892741" calcext:value-type="float">
            <text:p>0.02892741</text:p>
          </table:table-cell>
        </table:table-row>
        <table:table-row table:style-name="ro1">
          <table:table-cell office:value-type="float" office:value="31.45" calcext:value-type="float">
            <text:p>31.45</text:p>
          </table:table-cell>
          <table:table-cell office:value-type="float" office:value="0.06164551" calcext:value-type="float">
            <text:p>0.06164551</text:p>
          </table:table-cell>
          <table:table-cell office:value-type="float" office:value="-0.03018188" calcext:value-type="float">
            <text:p>-0.03018188</text:p>
          </table:table-cell>
          <table:table-cell office:value-type="float" office:value="-0.9922943" calcext:value-type="float">
            <text:p>-0.9922943</text:p>
          </table:table-cell>
          <table:table-cell office:value-type="float" office:value="0.02513088" calcext:value-type="float">
            <text:p>0.02513088</text:p>
          </table:table-cell>
          <table:table-cell office:value-type="float" office:value="-0.1300159" calcext:value-type="float">
            <text:p>-0.1300159</text:p>
          </table:table-cell>
          <table:table-cell office:value-type="float" office:value="0.2341685" calcext:value-type="float">
            <text:p>0.2341685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-0.05154419" calcext:value-type="float">
            <text:p>-0.05154419</text:p>
          </table:table-cell>
          <table:table-cell office:value-type="float" office:value="0.006774902" calcext:value-type="float">
            <text:p>0.006774902</text:p>
          </table:table-cell>
          <table:table-cell office:value-type="float" office:value="-0.9868469" calcext:value-type="float">
            <text:p>-0.9868469</text:p>
          </table:table-cell>
          <table:table-cell office:value-type="float" office:value="0.03173312" calcext:value-type="float">
            <text:p>0.03173312</text:p>
          </table:table-cell>
          <table:table-cell office:value-type="float" office:value="-0.1114479" calcext:value-type="float">
            <text:p>-0.1114479</text:p>
          </table:table-cell>
          <table:table-cell office:value-type="float" office:value="0.4426179" calcext:value-type="float">
            <text:p>0.4426179</text:p>
          </table:table-cell>
        </table:table-row>
        <table:table-row table:style-name="ro1">
          <table:table-cell office:value-type="float" office:value="31.55" calcext:value-type="float">
            <text:p>31.55</text:p>
          </table:table-cell>
          <table:table-cell office:value-type="float" office:value="0.0401001" calcext:value-type="float">
            <text:p>0.0401001</text:p>
          </table:table-cell>
          <table:table-cell office:value-type="float" office:value="-0.03060913" calcext:value-type="float">
            <text:p>-0.03060913</text:p>
          </table:table-cell>
          <table:table-cell office:value-type="float" office:value="-1.005508" calcext:value-type="float">
            <text:p>-1.005508</text:p>
          </table:table-cell>
          <table:table-cell office:value-type="float" office:value="0.02688348" calcext:value-type="float">
            <text:p>0.02688348</text:p>
          </table:table-cell>
          <table:table-cell office:value-type="float" office:value="-0.1091311" calcext:value-type="float">
            <text:p>-0.1091311</text:p>
          </table:table-cell>
          <table:table-cell office:value-type="float" office:value="0.304939" calcext:value-type="float">
            <text:p>0.304939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-0.02622986" calcext:value-type="float">
            <text:p>-0.02622986</text:p>
          </table:table-cell>
          <table:table-cell office:value-type="float" office:value="0.004364014" calcext:value-type="float">
            <text:p>0.004364014</text:p>
          </table:table-cell>
          <table:table-cell office:value-type="float" office:value="-0.9676819" calcext:value-type="float">
            <text:p>-0.9676819</text:p>
          </table:table-cell>
          <table:table-cell office:value-type="float" office:value="0.04292575" calcext:value-type="float">
            <text:p>0.04292575</text:p>
          </table:table-cell>
          <table:table-cell office:value-type="float" office:value="-0.09915021" calcext:value-type="float">
            <text:p>-0.09915021</text:p>
          </table:table-cell>
          <table:table-cell office:value-type="float" office:value="0.6163287" calcext:value-type="float">
            <text:p>0.6163287</text:p>
          </table:table-cell>
        </table:table-row>
        <table:table-row table:style-name="ro1">
          <table:table-cell office:value-type="float" office:value="31.65" calcext:value-type="float">
            <text:p>31.65</text:p>
          </table:table-cell>
          <table:table-cell office:value-type="float" office:value="-0.03460693" calcext:value-type="float">
            <text:p>-0.03460693</text:p>
          </table:table-cell>
          <table:table-cell table:style-name="ce1" office:value-type="float" office:value="-0.000061" calcext:value-type="float">
            <text:p>-6.10E-005</text:p>
          </table:table-cell>
          <table:table-cell office:value-type="float" office:value="-0.9989777" calcext:value-type="float">
            <text:p>-0.9989777</text:p>
          </table:table-cell>
          <table:table-cell office:value-type="float" office:value="0.03264347" calcext:value-type="float">
            <text:p>0.03264347</text:p>
          </table:table-cell>
          <table:table-cell office:value-type="float" office:value="-0.03232125" calcext:value-type="float">
            <text:p>-0.03232125</text:p>
          </table:table-cell>
          <table:table-cell office:value-type="float" office:value="0.7707477" calcext:value-type="float">
            <text:p>0.7707477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-0.03875732" calcext:value-type="float">
            <text:p>-0.03875732</text:p>
          </table:table-cell>
          <table:table-cell office:value-type="float" office:value="0" calcext:value-type="float">
            <text:p>0</text:p>
          </table:table-cell>
          <table:table-cell office:value-type="float" office:value="-0.9903412" calcext:value-type="float">
            <text:p>-0.9903412</text:p>
          </table:table-cell>
          <table:table-cell office:value-type="float" office:value="0.02396308" calcext:value-type="float">
            <text:p>0.02396308</text:p>
          </table:table-cell>
          <table:table-cell office:value-type="float" office:value="0.000246134" calcext:value-type="float">
            <text:p>0.000246134</text:p>
          </table:table-cell>
          <table:table-cell office:value-type="float" office:value="0.820742" calcext:value-type="float">
            <text:p>0.820742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-0.05584717" calcext:value-type="float">
            <text:p>-0.05584717</text:p>
          </table:table-cell>
          <table:table-cell office:value-type="float" office:value="0.002990723" calcext:value-type="float">
            <text:p>0.002990723</text:p>
          </table:table-cell>
          <table:table-cell office:value-type="float" office:value="-0.9742889" calcext:value-type="float">
            <text:p>-0.9742889</text:p>
          </table:table-cell>
          <table:table-cell office:value-type="float" office:value="0.0297564" calcext:value-type="float">
            <text:p>0.0297564</text:p>
          </table:table-cell>
          <table:table-cell office:value-type="float" office:value="-0.0290185" calcext:value-type="float">
            <text:p>-0.0290185</text:p>
          </table:table-cell>
          <table:table-cell office:value-type="float" office:value="0.7418383" calcext:value-type="float">
            <text:p>0.7418383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0.06956482" calcext:value-type="float">
            <text:p>0.06956482</text:p>
          </table:table-cell>
          <table:table-cell office:value-type="float" office:value="-0.05230713" calcext:value-type="float">
            <text:p>-0.05230713</text:p>
          </table:table-cell>
          <table:table-cell office:value-type="float" office:value="-0.9715424" calcext:value-type="float">
            <text:p>-0.9715424</text:p>
          </table:table-cell>
          <table:table-cell office:value-type="float" office:value="0.06265213" calcext:value-type="float">
            <text:p>0.06265213</text:p>
          </table:table-cell>
          <table:table-cell office:value-type="float" office:value="-0.0365063" calcext:value-type="float">
            <text:p>-0.0365063</text:p>
          </table:table-cell>
          <table:table-cell office:value-type="float" office:value="0.6979903" calcext:value-type="float">
            <text:p>0.6979903</text:p>
          </table:table-cell>
        </table:table-row>
        <table:table-row table:style-name="ro1">
          <table:table-cell office:value-type="float" office:value="31.85" calcext:value-type="float">
            <text:p>31.85</text:p>
          </table:table-cell>
          <table:table-cell office:value-type="float" office:value="-0.0664978" calcext:value-type="float">
            <text:p>-0.0664978</text:p>
          </table:table-cell>
          <table:table-cell office:value-type="float" office:value="0.0358429" calcext:value-type="float">
            <text:p>0.0358429</text:p>
          </table:table-cell>
          <table:table-cell office:value-type="float" office:value="-0.9952087" calcext:value-type="float">
            <text:p>-0.9952087</text:p>
          </table:table-cell>
          <table:table-cell office:value-type="float" office:value="0.0424276" calcext:value-type="float">
            <text:p>0.0424276</text:p>
          </table:table-cell>
          <table:table-cell office:value-type="float" office:value="-0.0175372" calcext:value-type="float">
            <text:p>-0.0175372</text:p>
          </table:table-cell>
          <table:table-cell office:value-type="float" office:value="1.08793" calcext:value-type="float">
            <text:p>1.08793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0.04191589" calcext:value-type="float">
            <text:p>0.04191589</text:p>
          </table:table-cell>
          <table:table-cell office:value-type="float" office:value="-0.03642273" calcext:value-type="float">
            <text:p>-0.03642273</text:p>
          </table:table-cell>
          <table:table-cell office:value-type="float" office:value="-1.004456" calcext:value-type="float">
            <text:p>-1.004456</text:p>
          </table:table-cell>
          <table:table-cell office:value-type="float" office:value="0.06540447" calcext:value-type="float">
            <text:p>0.06540447</text:p>
          </table:table-cell>
          <table:table-cell office:value-type="float" office:value="-0.00558361" calcext:value-type="float">
            <text:p>-0.00558361</text:p>
          </table:table-cell>
          <table:table-cell office:value-type="float" office:value="0.9585915" calcext:value-type="float">
            <text:p>0.9585915</text:p>
          </table:table-cell>
        </table:table-row>
        <table:table-row table:style-name="ro1">
          <table:table-cell office:value-type="float" office:value="31.95" calcext:value-type="float">
            <text:p>31.95</text:p>
          </table:table-cell>
          <table:table-cell office:value-type="float" office:value="0.06904602" calcext:value-type="float">
            <text:p>0.06904602</text:p>
          </table:table-cell>
          <table:table-cell office:value-type="float" office:value="-0.04203796" calcext:value-type="float">
            <text:p>-0.04203796</text:p>
          </table:table-cell>
          <table:table-cell office:value-type="float" office:value="-0.9346924" calcext:value-type="float">
            <text:p>-0.9346924</text:p>
          </table:table-cell>
          <table:table-cell office:value-type="float" office:value="0.07203129" calcext:value-type="float">
            <text:p>0.07203129</text:p>
          </table:table-cell>
          <table:table-cell office:value-type="float" office:value="0.01534116" calcext:value-type="float">
            <text:p>0.01534116</text:p>
          </table:table-cell>
          <table:table-cell office:value-type="float" office:value="1.165906" calcext:value-type="float">
            <text:p>1.1659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004699707" calcext:value-type="float">
            <text:p>-0.004699707</text:p>
          </table:table-cell>
          <table:table-cell office:value-type="float" office:value="-0.02737427" calcext:value-type="float">
            <text:p>-0.02737427</text:p>
          </table:table-cell>
          <table:table-cell office:value-type="float" office:value="-0.9455109" calcext:value-type="float">
            <text:p>-0.9455109</text:p>
          </table:table-cell>
          <table:table-cell office:value-type="float" office:value="0.07205888" calcext:value-type="float">
            <text:p>0.07205888</text:p>
          </table:table-cell>
          <table:table-cell office:value-type="float" office:value="0.006637407" calcext:value-type="float">
            <text:p>0.006637407</text:p>
          </table:table-cell>
          <table:table-cell office:value-type="float" office:value="1.256066" calcext:value-type="float">
            <text:p>1.256066</text:p>
          </table:table-cell>
        </table:table-row>
        <table:table-row table:style-name="ro1">
          <table:table-cell office:value-type="float" office:value="32.05" calcext:value-type="float">
            <text:p>32.05</text:p>
          </table:table-cell>
          <table:table-cell office:value-type="float" office:value="-0.03494263" calcext:value-type="float">
            <text:p>-0.03494263</text:p>
          </table:table-cell>
          <table:table-cell office:value-type="float" office:value="0.03234863" calcext:value-type="float">
            <text:p>0.03234863</text:p>
          </table:table-cell>
          <table:table-cell office:value-type="float" office:value="-0.9914551" calcext:value-type="float">
            <text:p>-0.9914551</text:p>
          </table:table-cell>
          <table:table-cell office:value-type="float" office:value="0.01843267" calcext:value-type="float">
            <text:p>0.01843267</text:p>
          </table:table-cell>
          <table:table-cell office:value-type="float" office:value="0.04497777" calcext:value-type="float">
            <text:p>0.04497777</text:p>
          </table:table-cell>
          <table:table-cell office:value-type="float" office:value="1.162406" calcext:value-type="float">
            <text:p>1.162406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-0.05526733" calcext:value-type="float">
            <text:p>-0.05526733</text:p>
          </table:table-cell>
          <table:table-cell office:value-type="float" office:value="0.000610352" calcext:value-type="float">
            <text:p>0.000610352</text:p>
          </table:table-cell>
          <table:table-cell office:value-type="float" office:value="-1.005371" calcext:value-type="float">
            <text:p>-1.005371</text:p>
          </table:table-cell>
          <table:table-cell office:value-type="float" office:value="0.06108895" calcext:value-type="float">
            <text:p>0.06108895</text:p>
          </table:table-cell>
          <table:table-cell office:value-type="float" office:value="-0.0363468" calcext:value-type="float">
            <text:p>-0.0363468</text:p>
          </table:table-cell>
          <table:table-cell office:value-type="float" office:value="0.8472239" calcext:value-type="float">
            <text:p>0.8472239</text:p>
          </table:table-cell>
        </table:table-row>
        <table:table-row table:style-name="ro1">
          <table:table-cell office:value-type="float" office:value="32.15" calcext:value-type="float">
            <text:p>32.15</text:p>
          </table:table-cell>
          <table:table-cell office:value-type="float" office:value="0.0827179" calcext:value-type="float">
            <text:p>0.0827179</text:p>
          </table:table-cell>
          <table:table-cell office:value-type="float" office:value="-0.04438782" calcext:value-type="float">
            <text:p>-0.04438782</text:p>
          </table:table-cell>
          <table:table-cell office:value-type="float" office:value="-0.9741364" calcext:value-type="float">
            <text:p>-0.9741364</text:p>
          </table:table-cell>
          <table:table-cell office:value-type="float" office:value="0.03694465" calcext:value-type="float">
            <text:p>0.03694465</text:p>
          </table:table-cell>
          <table:table-cell office:value-type="float" office:value="-0.07330336" calcext:value-type="float">
            <text:p>-0.07330336</text:p>
          </table:table-cell>
          <table:table-cell office:value-type="float" office:value="0.9751722" calcext:value-type="float">
            <text:p>0.9751722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0.06454468" calcext:value-type="float">
            <text:p>0.06454468</text:p>
          </table:table-cell>
          <table:table-cell office:value-type="float" office:value="-0.01025391" calcext:value-type="float">
            <text:p>-0.01025391</text:p>
          </table:table-cell>
          <table:table-cell office:value-type="float" office:value="-0.9670868" calcext:value-type="float">
            <text:p>-0.9670868</text:p>
          </table:table-cell>
          <table:table-cell office:value-type="float" office:value="0.09630713" calcext:value-type="float">
            <text:p>0.09630713</text:p>
          </table:table-cell>
          <table:table-cell office:value-type="float" office:value="0.119477" calcext:value-type="float">
            <text:p>0.119477</text:p>
          </table:table-cell>
          <table:table-cell office:value-type="float" office:value="1.486342" calcext:value-type="float">
            <text:p>1.486342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-0.1238556" calcext:value-type="float">
            <text:p>-0.1238556</text:p>
          </table:table-cell>
          <table:table-cell office:value-type="float" office:value="0.05332947" calcext:value-type="float">
            <text:p>0.05332947</text:p>
          </table:table-cell>
          <table:table-cell office:value-type="float" office:value="-1.028961" calcext:value-type="float">
            <text:p>-1.028961</text:p>
          </table:table-cell>
          <table:table-cell office:value-type="float" office:value="0.01672813" calcext:value-type="float">
            <text:p>0.01672813</text:p>
          </table:table-cell>
          <table:table-cell office:value-type="float" office:value="0.07200368" calcext:value-type="float">
            <text:p>0.07200368</text:p>
          </table:table-cell>
          <table:table-cell office:value-type="float" office:value="1.907744" calcext:value-type="float">
            <text:p>1.907744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-0.08479309" calcext:value-type="float">
            <text:p>-0.08479309</text:p>
          </table:table-cell>
          <table:table-cell office:value-type="float" office:value="0.006088257" calcext:value-type="float">
            <text:p>0.006088257</text:p>
          </table:table-cell>
          <table:table-cell office:value-type="float" office:value="-1.009109" calcext:value-type="float">
            <text:p>-1.009109</text:p>
          </table:table-cell>
          <table:table-cell office:value-type="float" office:value="0.08272544" calcext:value-type="float">
            <text:p>0.08272544</text:p>
          </table:table-cell>
          <table:table-cell office:value-type="float" office:value="0.05998177" calcext:value-type="float">
            <text:p>0.05998177</text:p>
          </table:table-cell>
          <table:table-cell office:value-type="float" office:value="1.357309" calcext:value-type="float">
            <text:p>1.357309</text:p>
          </table:table-cell>
        </table:table-row>
        <table:table-row table:style-name="ro1">
          <table:table-cell office:value-type="float" office:value="32.35" calcext:value-type="float">
            <text:p>32.35</text:p>
          </table:table-cell>
          <table:table-cell office:value-type="float" office:value="0.07122803" calcext:value-type="float">
            <text:p>0.07122803</text:p>
          </table:table-cell>
          <table:table-cell office:value-type="float" office:value="-0.0209198" calcext:value-type="float">
            <text:p>-0.0209198</text:p>
          </table:table-cell>
          <table:table-cell office:value-type="float" office:value="-0.9668427" calcext:value-type="float">
            <text:p>-0.9668427</text:p>
          </table:table-cell>
          <table:table-cell office:value-type="float" office:value="0.05847808" calcext:value-type="float">
            <text:p>0.05847808</text:p>
          </table:table-cell>
          <table:table-cell office:value-type="float" office:value="0.02374799" calcext:value-type="float">
            <text:p>0.02374799</text:p>
          </table:table-cell>
          <table:table-cell office:value-type="float" office:value="1.170583" calcext:value-type="float">
            <text:p>1.170583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-0.118454" calcext:value-type="float">
            <text:p>-0.118454</text:p>
          </table:table-cell>
          <table:table-cell office:value-type="float" office:value="0.0305481" calcext:value-type="float">
            <text:p>0.0305481</text:p>
          </table:table-cell>
          <table:table-cell office:value-type="float" office:value="-0.9819946" calcext:value-type="float">
            <text:p>-0.9819946</text:p>
          </table:table-cell>
          <table:table-cell office:value-type="float" office:value="0.01581149" calcext:value-type="float">
            <text:p>0.01581149</text:p>
          </table:table-cell>
          <table:table-cell office:value-type="float" office:value="0.02097336" calcext:value-type="float">
            <text:p>0.02097336</text:p>
          </table:table-cell>
          <table:table-cell office:value-type="float" office:value="1.397075" calcext:value-type="float">
            <text:p>1.397075</text:p>
          </table:table-cell>
        </table:table-row>
        <table:table-row table:style-name="ro1">
          <table:table-cell office:value-type="float" office:value="32.45" calcext:value-type="float">
            <text:p>32.45</text:p>
          </table:table-cell>
          <table:table-cell office:value-type="float" office:value="-0.02520752" calcext:value-type="float">
            <text:p>-0.02520752</text:p>
          </table:table-cell>
          <table:table-cell office:value-type="float" office:value="0.02458191" calcext:value-type="float">
            <text:p>0.02458191</text:p>
          </table:table-cell>
          <table:table-cell office:value-type="float" office:value="-0.9930573" calcext:value-type="float">
            <text:p>-0.9930573</text:p>
          </table:table-cell>
          <table:table-cell office:value-type="float" office:value="0.009520608" calcext:value-type="float">
            <text:p>0.009520608</text:p>
          </table:table-cell>
          <table:table-cell office:value-type="float" office:value="0.04152967" calcext:value-type="float">
            <text:p>0.04152967</text:p>
          </table:table-cell>
          <table:table-cell office:value-type="float" office:value="1.03974" calcext:value-type="float">
            <text:p>1.03974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-0.06018066" calcext:value-type="float">
            <text:p>-0.06018066</text:p>
          </table:table-cell>
          <table:table-cell office:value-type="float" office:value="0.0316925" calcext:value-type="float">
            <text:p>0.0316925</text:p>
          </table:table-cell>
          <table:table-cell office:value-type="float" office:value="-1.018356" calcext:value-type="float">
            <text:p>-1.018356</text:p>
          </table:table-cell>
          <table:table-cell office:value-type="float" office:value="-0.00347836" calcext:value-type="float">
            <text:p>-0.00347836</text:p>
          </table:table-cell>
          <table:table-cell office:value-type="float" office:value="0.01359404" calcext:value-type="float">
            <text:p>0.01359404</text:p>
          </table:table-cell>
          <table:table-cell office:value-type="float" office:value="0.9792553" calcext:value-type="float">
            <text:p>0.9792553</text:p>
          </table:table-cell>
        </table:table-row>
        <table:table-row table:style-name="ro1">
          <table:table-cell office:value-type="float" office:value="32.55" calcext:value-type="float">
            <text:p>32.55</text:p>
          </table:table-cell>
          <table:table-cell office:value-type="float" office:value="0.00062561" calcext:value-type="float">
            <text:p>0.00062561</text:p>
          </table:table-cell>
          <table:table-cell office:value-type="float" office:value="-0.01524353" calcext:value-type="float">
            <text:p>-0.01524353</text:p>
          </table:table-cell>
          <table:table-cell office:value-type="float" office:value="-0.9940491" calcext:value-type="float">
            <text:p>-0.9940491</text:p>
          </table:table-cell>
          <table:table-cell office:value-type="float" office:value="0.003267878" calcext:value-type="float">
            <text:p>0.003267878</text:p>
          </table:table-cell>
          <table:table-cell office:value-type="float" office:value="-0.006472757" calcext:value-type="float">
            <text:p>-0.006472757</text:p>
          </table:table-cell>
          <table:table-cell office:value-type="float" office:value="0.8645754" calcext:value-type="float">
            <text:p>0.8645754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0.02758789" calcext:value-type="float">
            <text:p>0.02758789</text:p>
          </table:table-cell>
          <table:table-cell office:value-type="float" office:value="-0.01013184" calcext:value-type="float">
            <text:p>-0.01013184</text:p>
          </table:table-cell>
          <table:table-cell office:value-type="float" office:value="-1.000168" calcext:value-type="float">
            <text:p>-1.000168</text:p>
          </table:table-cell>
          <table:table-cell office:value-type="float" office:value="-0.02838" calcext:value-type="float">
            <text:p>-0.02838</text:p>
          </table:table-cell>
          <table:table-cell office:value-type="float" office:value="0.03907654" calcext:value-type="float">
            <text:p>0.03907654</text:p>
          </table:table-cell>
          <table:table-cell office:value-type="float" office:value="0.9064621" calcext:value-type="float">
            <text:p>0.9064621</text:p>
          </table:table-cell>
        </table:table-row>
        <table:table-row table:style-name="ro1">
          <table:table-cell office:value-type="float" office:value="32.65" calcext:value-type="float">
            <text:p>32.65</text:p>
          </table:table-cell>
          <table:table-cell office:value-type="float" office:value="-0.004348755" calcext:value-type="float">
            <text:p>-0.004348755</text:p>
          </table:table-cell>
          <table:table-cell office:value-type="float" office:value="-0.04547119" calcext:value-type="float">
            <text:p>-0.04547119</text:p>
          </table:table-cell>
          <table:table-cell office:value-type="float" office:value="-0.9822998" calcext:value-type="float">
            <text:p>-0.9822998</text:p>
          </table:table-cell>
          <table:table-cell office:value-type="float" office:value="-0.008561986" calcext:value-type="float">
            <text:p>-0.008561986</text:p>
          </table:table-cell>
          <table:table-cell office:value-type="float" office:value="0.02161587" calcext:value-type="float">
            <text:p>0.02161587</text:p>
          </table:table-cell>
          <table:table-cell office:value-type="float" office:value="1.077637" calcext:value-type="float">
            <text:p>1.077637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-0.09028625" calcext:value-type="float">
            <text:p>-0.09028625</text:p>
          </table:table-cell>
          <table:table-cell office:value-type="float" office:value="0.02362061" calcext:value-type="float">
            <text:p>0.02362061</text:p>
          </table:table-cell>
          <table:table-cell office:value-type="float" office:value="-1.010345" calcext:value-type="float">
            <text:p>-1.010345</text:p>
          </table:table-cell>
          <table:table-cell office:value-type="float" office:value="0.003074407" calcext:value-type="float">
            <text:p>0.003074407</text:p>
          </table:table-cell>
          <table:table-cell office:value-type="float" office:value="0.000729648" calcext:value-type="float">
            <text:p>0.000729648</text:p>
          </table:table-cell>
          <table:table-cell office:value-type="float" office:value="0.8715807" calcext:value-type="float">
            <text:p>0.8715807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-0.01800537" calcext:value-type="float">
            <text:p>-0.01800537</text:p>
          </table:table-cell>
          <table:table-cell office:value-type="float" office:value="-0.005661011" calcext:value-type="float">
            <text:p>-0.005661011</text:p>
          </table:table-cell>
          <table:table-cell office:value-type="float" office:value="-0.9936371" calcext:value-type="float">
            <text:p>-0.9936371</text:p>
          </table:table-cell>
          <table:table-cell office:value-type="float" office:value="0.02323419" calcext:value-type="float">
            <text:p>0.02323419</text:p>
          </table:table-cell>
          <table:table-cell office:value-type="float" office:value="0.0310179" calcext:value-type="float">
            <text:p>0.0310179</text:p>
          </table:table-cell>
          <table:table-cell office:value-type="float" office:value="0.6648799" calcext:value-type="float">
            <text:p>0.6648799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0.02400208" calcext:value-type="float">
            <text:p>0.02400208</text:p>
          </table:table-cell>
          <table:table-cell office:value-type="float" office:value="-0.03460693" calcext:value-type="float">
            <text:p>-0.03460693</text:p>
          </table:table-cell>
          <table:table-cell office:value-type="float" office:value="-0.999115" calcext:value-type="float">
            <text:p>-0.999115</text:p>
          </table:table-cell>
          <table:table-cell office:value-type="float" office:value="0.000343768" calcext:value-type="float">
            <text:p>0.000343768</text:p>
          </table:table-cell>
          <table:table-cell office:value-type="float" office:value="0.01610888" calcext:value-type="float">
            <text:p>0.01610888</text:p>
          </table:table-cell>
          <table:table-cell office:value-type="float" office:value="0.3360539" calcext:value-type="float">
            <text:p>0.3360539</text:p>
          </table:table-cell>
        </table:table-row>
        <table:table-row table:style-name="ro1">
          <table:table-cell office:value-type="float" office:value="32.85" calcext:value-type="float">
            <text:p>32.85</text:p>
          </table:table-cell>
          <table:table-cell office:value-type="float" office:value="0.05445862" calcext:value-type="float">
            <text:p>0.05445862</text:p>
          </table:table-cell>
          <table:table-cell office:value-type="float" office:value="-0.03507996" calcext:value-type="float">
            <text:p>-0.03507996</text:p>
          </table:table-cell>
          <table:table-cell office:value-type="float" office:value="-0.9866333" calcext:value-type="float">
            <text:p>-0.9866333</text:p>
          </table:table-cell>
          <table:table-cell office:value-type="float" office:value="0.001733323" calcext:value-type="float">
            <text:p>0.001733323</text:p>
          </table:table-cell>
          <table:table-cell office:value-type="float" office:value="0.0216806" calcext:value-type="float">
            <text:p>0.0216806</text:p>
          </table:table-cell>
          <table:table-cell office:value-type="float" office:value="0.5570826" calcext:value-type="float">
            <text:p>0.5570826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-0.03527832" calcext:value-type="float">
            <text:p>-0.03527832</text:p>
          </table:table-cell>
          <table:table-cell office:value-type="float" office:value="-0.009552002" calcext:value-type="float">
            <text:p>-0.009552002</text:p>
          </table:table-cell>
          <table:table-cell office:value-type="float" office:value="-0.9785156" calcext:value-type="float">
            <text:p>-0.9785156</text:p>
          </table:table-cell>
          <table:table-cell office:value-type="float" office:value="-0.005013874" calcext:value-type="float">
            <text:p>-0.005013874</text:p>
          </table:table-cell>
          <table:table-cell office:value-type="float" office:value="0.06407478" calcext:value-type="float">
            <text:p>0.06407478</text:p>
          </table:table-cell>
          <table:table-cell office:value-type="float" office:value="1.035236" calcext:value-type="float">
            <text:p>1.035236</text:p>
          </table:table-cell>
        </table:table-row>
        <table:table-row table:style-name="ro1">
          <table:table-cell office:value-type="float" office:value="32.95" calcext:value-type="float">
            <text:p>32.95</text:p>
          </table:table-cell>
          <table:table-cell office:value-type="float" office:value="-0.0460968" calcext:value-type="float">
            <text:p>-0.0460968</text:p>
          </table:table-cell>
          <table:table-cell office:value-type="float" office:value="0.01644897" calcext:value-type="float">
            <text:p>0.01644897</text:p>
          </table:table-cell>
          <table:table-cell office:value-type="float" office:value="-0.9984283" calcext:value-type="float">
            <text:p>-0.9984283</text:p>
          </table:table-cell>
          <table:table-cell office:value-type="float" office:value="0.01548046" calcext:value-type="float">
            <text:p>0.01548046</text:p>
          </table:table-cell>
          <table:table-cell office:value-type="float" office:value="0.1370791" calcext:value-type="float">
            <text:p>0.1370791</text:p>
          </table:table-cell>
          <table:table-cell office:value-type="float" office:value="0.8150406" calcext:value-type="float">
            <text:p>0.81504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02168274" calcext:value-type="float">
            <text:p>-0.02168274</text:p>
          </table:table-cell>
          <table:table-cell office:value-type="float" office:value="0.007019043" calcext:value-type="float">
            <text:p>0.007019043</text:p>
          </table:table-cell>
          <table:table-cell office:value-type="float" office:value="-0.9928436" calcext:value-type="float">
            <text:p>-0.9928436</text:p>
          </table:table-cell>
          <table:table-cell office:value-type="float" office:value="-0.009423846" calcext:value-type="float">
            <text:p>-0.009423846</text:p>
          </table:table-cell>
          <table:table-cell office:value-type="float" office:value="0.04908601" calcext:value-type="float">
            <text:p>0.04908601</text:p>
          </table:table-cell>
          <table:table-cell office:value-type="float" office:value="0.5630535" calcext:value-type="float">
            <text:p>0.5630535</text:p>
          </table:table-cell>
        </table:table-row>
        <table:table-row table:style-name="ro1">
          <table:table-cell office:value-type="float" office:value="33.05" calcext:value-type="float">
            <text:p>33.05</text:p>
          </table:table-cell>
          <table:table-cell office:value-type="float" office:value="0.01924133" calcext:value-type="float">
            <text:p>0.01924133</text:p>
          </table:table-cell>
          <table:table-cell office:value-type="float" office:value="-0.02781677" calcext:value-type="float">
            <text:p>-0.02781677</text:p>
          </table:table-cell>
          <table:table-cell office:value-type="float" office:value="-0.9992828" calcext:value-type="float">
            <text:p>-0.9992828</text:p>
          </table:table-cell>
          <table:table-cell office:value-type="float" office:value="-0.0125811" calcext:value-type="float">
            <text:p>-0.0125811</text:p>
          </table:table-cell>
          <table:table-cell office:value-type="float" office:value="0.007227367" calcext:value-type="float">
            <text:p>0.007227367</text:p>
          </table:table-cell>
          <table:table-cell office:value-type="float" office:value="0.4087861" calcext:value-type="float">
            <text:p>0.4087861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-0.1006012" calcext:value-type="float">
            <text:p>-0.1006012</text:p>
          </table:table-cell>
          <table:table-cell office:value-type="float" office:value="0.06190491" calcext:value-type="float">
            <text:p>0.06190491</text:p>
          </table:table-cell>
          <table:table-cell office:value-type="float" office:value="-0.9934082" calcext:value-type="float">
            <text:p>-0.9934082</text:p>
          </table:table-cell>
          <table:table-cell office:value-type="float" office:value="-0.003378041" calcext:value-type="float">
            <text:p>-0.003378041</text:p>
          </table:table-cell>
          <table:table-cell office:value-type="float" office:value="-0.009593543" calcext:value-type="float">
            <text:p>-0.009593543</text:p>
          </table:table-cell>
          <table:table-cell office:value-type="float" office:value="0.5209053" calcext:value-type="float">
            <text:p>0.5209053</text:p>
          </table:table-cell>
        </table:table-row>
        <table:table-row table:style-name="ro1">
          <table:table-cell office:value-type="float" office:value="33.15" calcext:value-type="float">
            <text:p>33.15</text:p>
          </table:table-cell>
          <table:table-cell office:value-type="float" office:value="0.01087952" calcext:value-type="float">
            <text:p>0.01087952</text:p>
          </table:table-cell>
          <table:table-cell office:value-type="float" office:value="-0.002441406" calcext:value-type="float">
            <text:p>-0.002441406</text:p>
          </table:table-cell>
          <table:table-cell office:value-type="float" office:value="-0.9958038" calcext:value-type="float">
            <text:p>-0.9958038</text:p>
          </table:table-cell>
          <table:table-cell office:value-type="float" office:value="-0.01286324" calcext:value-type="float">
            <text:p>-0.01286324</text:p>
          </table:table-cell>
          <table:table-cell office:value-type="float" office:value="0.01080027" calcext:value-type="float">
            <text:p>0.01080027</text:p>
          </table:table-cell>
          <table:table-cell office:value-type="float" office:value="0.1461971" calcext:value-type="float">
            <text:p>0.1461971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-0.001358032" calcext:value-type="float">
            <text:p>-0.001358032</text:p>
          </table:table-cell>
          <table:table-cell office:value-type="float" office:value="-0.0112915" calcext:value-type="float">
            <text:p>-0.0112915</text:p>
          </table:table-cell>
          <table:table-cell office:value-type="float" office:value="-0.9902344" calcext:value-type="float">
            <text:p>-0.9902344</text:p>
          </table:table-cell>
          <table:table-cell office:value-type="float" office:value="-0.003864116" calcext:value-type="float">
            <text:p>-0.003864116</text:p>
          </table:table-cell>
          <table:table-cell office:value-type="float" office:value="0.01189667" calcext:value-type="float">
            <text:p>0.01189667</text:p>
          </table:table-cell>
          <table:table-cell office:value-type="float" office:value="0.12895" calcext:value-type="float">
            <text:p>0.12895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0.02194214" calcext:value-type="float">
            <text:p>0.02194214</text:p>
          </table:table-cell>
          <table:table-cell office:value-type="float" office:value="-0.02763367" calcext:value-type="float">
            <text:p>-0.02763367</text:p>
          </table:table-cell>
          <table:table-cell office:value-type="float" office:value="-0.9875488" calcext:value-type="float">
            <text:p>-0.9875488</text:p>
          </table:table-cell>
          <table:table-cell office:value-type="float" office:value="0.008434255" calcext:value-type="float">
            <text:p>0.008434255</text:p>
          </table:table-cell>
          <table:table-cell office:value-type="float" office:value="0.001218836" calcext:value-type="float">
            <text:p>0.001218836</text:p>
          </table:table-cell>
          <table:table-cell office:value-type="float" office:value="0.261966" calcext:value-type="float">
            <text:p>0.261966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-0.0166626" calcext:value-type="float">
            <text:p>-0.0166626</text:p>
          </table:table-cell>
          <table:table-cell office:value-type="float" office:value="0.01498413" calcext:value-type="float">
            <text:p>0.01498413</text:p>
          </table:table-cell>
          <table:table-cell office:value-type="float" office:value="-0.9869385" calcext:value-type="float">
            <text:p>-0.9869385</text:p>
          </table:table-cell>
          <table:table-cell office:value-type="float" office:value="0.000992057" calcext:value-type="float">
            <text:p>0.000992057</text:p>
          </table:table-cell>
          <table:table-cell office:value-type="float" office:value="-0.03439653" calcext:value-type="float">
            <text:p>-0.03439653</text:p>
          </table:table-cell>
          <table:table-cell office:value-type="float" office:value="0.403902" calcext:value-type="float">
            <text:p>0.403902</text:p>
          </table:table-cell>
        </table:table-row>
        <table:table-row table:style-name="ro1">
          <table:table-cell office:value-type="float" office:value="33.35" calcext:value-type="float">
            <text:p>33.35</text:p>
          </table:table-cell>
          <table:table-cell office:value-type="float" office:value="-0.05903625" calcext:value-type="float">
            <text:p>-0.05903625</text:p>
          </table:table-cell>
          <table:table-cell office:value-type="float" office:value="0.06240845" calcext:value-type="float">
            <text:p>0.06240845</text:p>
          </table:table-cell>
          <table:table-cell office:value-type="float" office:value="-0.9903564" calcext:value-type="float">
            <text:p>-0.9903564</text:p>
          </table:table-cell>
          <table:table-cell office:value-type="float" office:value="-0.008645765" calcext:value-type="float">
            <text:p>-0.008645765</text:p>
          </table:table-cell>
          <table:table-cell office:value-type="float" office:value="0.005952342" calcext:value-type="float">
            <text:p>0.005952342</text:p>
          </table:table-cell>
          <table:table-cell office:value-type="float" office:value="0.2619138" calcext:value-type="float">
            <text:p>0.2619138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-0.00428772" calcext:value-type="float">
            <text:p>-0.00428772</text:p>
          </table:table-cell>
          <table:table-cell office:value-type="float" office:value="-0.005386353" calcext:value-type="float">
            <text:p>-0.005386353</text:p>
          </table:table-cell>
          <table:table-cell office:value-type="float" office:value="-0.9854889" calcext:value-type="float">
            <text:p>-0.9854889</text:p>
          </table:table-cell>
          <table:table-cell office:value-type="float" office:value="-0.008713222" calcext:value-type="float">
            <text:p>-0.008713222</text:p>
          </table:table-cell>
          <table:table-cell office:value-type="float" office:value="0.01302289" calcext:value-type="float">
            <text:p>0.01302289</text:p>
          </table:table-cell>
          <table:table-cell office:value-type="float" office:value="-0.008739968" calcext:value-type="float">
            <text:p>-0.008739968</text:p>
          </table:table-cell>
        </table:table-row>
        <table:table-row table:style-name="ro1">
          <table:table-cell office:value-type="float" office:value="33.45" calcext:value-type="float">
            <text:p>33.45</text:p>
          </table:table-cell>
          <table:table-cell office:value-type="float" office:value="-0.007141113" calcext:value-type="float">
            <text:p>-0.007141113</text:p>
          </table:table-cell>
          <table:table-cell office:value-type="float" office:value="-0.002548218" calcext:value-type="float">
            <text:p>-0.002548218</text:p>
          </table:table-cell>
          <table:table-cell office:value-type="float" office:value="-0.9885101" calcext:value-type="float">
            <text:p>-0.9885101</text:p>
          </table:table-cell>
          <table:table-cell office:value-type="float" office:value="-0.000321091" calcext:value-type="float">
            <text:p>-0.000321091</text:p>
          </table:table-cell>
          <table:table-cell office:value-type="float" office:value="0.001187685" calcext:value-type="float">
            <text:p>0.001187685</text:p>
          </table:table-cell>
          <table:table-cell office:value-type="float" office:value="-0.003016423" calcext:value-type="float">
            <text:p>-0.003016423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-0.003143311" calcext:value-type="float">
            <text:p>-0.003143311</text:p>
          </table:table-cell>
          <table:table-cell office:value-type="float" office:value="-0.003494263" calcext:value-type="float">
            <text:p>-0.003494263</text:p>
          </table:table-cell>
          <table:table-cell office:value-type="float" office:value="-0.9903564" calcext:value-type="float">
            <text:p>-0.9903564</text:p>
          </table:table-cell>
          <table:table-cell office:value-type="float" office:value="0.01063409" calcext:value-type="float">
            <text:p>0.01063409</text:p>
          </table:table-cell>
          <table:table-cell office:value-type="float" office:value="-0.009495426" calcext:value-type="float">
            <text:p>-0.009495426</text:p>
          </table:table-cell>
          <table:table-cell office:value-type="float" office:value="-0.001895874" calcext:value-type="float">
            <text:p>-0.001895874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 table:style-name="ce1" office:value-type="float" office:value="-0.000061" calcext:value-type="float">
            <text:p>-6.10E-005</text:p>
          </table:table-cell>
          <table:table-cell office:value-type="float" office:value="-0.004516602" calcext:value-type="float">
            <text:p>-0.004516602</text:p>
          </table:table-cell>
          <table:table-cell office:value-type="float" office:value="-0.9970398" calcext:value-type="float">
            <text:p>-0.9970398</text:p>
          </table:table-cell>
          <table:table-cell office:value-type="float" office:value="0.01849828" calcext:value-type="float">
            <text:p>0.01849828</text:p>
          </table:table-cell>
          <table:table-cell office:value-type="float" office:value="-0.03108125" calcext:value-type="float">
            <text:p>-0.03108125</text:p>
          </table:table-cell>
          <table:table-cell office:value-type="float" office:value="-0.02171555" calcext:value-type="float">
            <text:p>-0.02171555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-0.01313782" calcext:value-type="float">
            <text:p>-0.01313782</text:p>
          </table:table-cell>
          <table:table-cell office:value-type="float" office:value="-0.005554199" calcext:value-type="float">
            <text:p>-0.005554199</text:p>
          </table:table-cell>
          <table:table-cell office:value-type="float" office:value="-0.989624" calcext:value-type="float">
            <text:p>-0.989624</text:p>
          </table:table-cell>
          <table:table-cell office:value-type="float" office:value="-0.0055932" calcext:value-type="float">
            <text:p>-0.0055932</text:p>
          </table:table-cell>
          <table:table-cell office:value-type="float" office:value="0.0484908" calcext:value-type="float">
            <text:p>0.0484908</text:p>
          </table:table-cell>
          <table:table-cell office:value-type="float" office:value="-0.03501053" calcext:value-type="float">
            <text:p>-0.03501053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0.03256226" calcext:value-type="float">
            <text:p>0.03256226</text:p>
          </table:table-cell>
          <table:table-cell office:value-type="float" office:value="0.01844788" calcext:value-type="float">
            <text:p>0.01844788</text:p>
          </table:table-cell>
          <table:table-cell office:value-type="float" office:value="-1.060501" calcext:value-type="float">
            <text:p>-1.060501</text:p>
          </table:table-cell>
          <table:table-cell office:value-type="float" office:value="-0.03005962" calcext:value-type="float">
            <text:p>-0.03005962</text:p>
          </table:table-cell>
          <table:table-cell office:value-type="float" office:value="0.1218724" calcext:value-type="float">
            <text:p>0.1218724</text:p>
          </table:table-cell>
          <table:table-cell office:value-type="float" office:value="0.0569158" calcext:value-type="float">
            <text:p>0.0569158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-0.005996704" calcext:value-type="float">
            <text:p>-0.005996704</text:p>
          </table:table-cell>
          <table:table-cell office:value-type="float" office:value="-0.004592896" calcext:value-type="float">
            <text:p>-0.004592896</text:p>
          </table:table-cell>
          <table:table-cell office:value-type="float" office:value="-0.9972076" calcext:value-type="float">
            <text:p>-0.9972076</text:p>
          </table:table-cell>
          <table:table-cell office:value-type="float" office:value="0.004312071" calcext:value-type="float">
            <text:p>0.004312071</text:p>
          </table:table-cell>
          <table:table-cell office:value-type="float" office:value="-0.003477809" calcext:value-type="float">
            <text:p>-0.003477809</text:p>
          </table:table-cell>
          <table:table-cell office:value-type="float" office:value="0.006221324" calcext:value-type="float">
            <text:p>0.006221324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-0.006164551" calcext:value-type="float">
            <text:p>-0.006164551</text:p>
          </table:table-cell>
          <table:table-cell office:value-type="float" office:value="-0.001495361" calcext:value-type="float">
            <text:p>-0.001495361</text:p>
          </table:table-cell>
          <table:table-cell office:value-type="float" office:value="-0.9855652" calcext:value-type="float">
            <text:p>-0.9855652</text:p>
          </table:table-cell>
          <table:table-cell office:value-type="float" office:value="-0.000489589" calcext:value-type="float">
            <text:p>-0.000489589</text:p>
          </table:table-cell>
          <table:table-cell office:value-type="float" office:value="0.01314565" calcext:value-type="float">
            <text:p>0.01314565</text:p>
          </table:table-cell>
          <table:table-cell office:value-type="float" office:value="0.002874889" calcext:value-type="float">
            <text:p>0.002874889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-0.002044678" calcext:value-type="float">
            <text:p>-0.002044678</text:p>
          </table:table-cell>
          <table:table-cell office:value-type="float" office:value="-0.002578735" calcext:value-type="float">
            <text:p>-0.002578735</text:p>
          </table:table-cell>
          <table:table-cell office:value-type="float" office:value="-0.9951782" calcext:value-type="float">
            <text:p>-0.9951782</text:p>
          </table:table-cell>
          <table:table-cell office:value-type="float" office:value="0.004391744" calcext:value-type="float">
            <text:p>0.004391744</text:p>
          </table:table-cell>
          <table:table-cell office:value-type="float" office:value="0.009582235" calcext:value-type="float">
            <text:p>0.009582235</text:p>
          </table:table-cell>
          <table:table-cell office:value-type="float" office:value="0.002869162" calcext:value-type="float">
            <text:p>0.002869162</text:p>
          </table:table-cell>
        </table:table-row>
        <table:table-row table:style-name="ro1">
          <table:table-cell office:value-type="float" office:value="33.85" calcext:value-type="float">
            <text:p>33.85</text:p>
          </table:table-cell>
          <table:table-cell office:value-type="float" office:value="-0.004089355" calcext:value-type="float">
            <text:p>-0.004089355</text:p>
          </table:table-cell>
          <table:table-cell office:value-type="float" office:value="-0.004516602" calcext:value-type="float">
            <text:p>-0.004516602</text:p>
          </table:table-cell>
          <table:table-cell office:value-type="float" office:value="-0.9932556" calcext:value-type="float">
            <text:p>-0.9932556</text:p>
          </table:table-cell>
          <table:table-cell office:value-type="float" office:value="-0.001792228" calcext:value-type="float">
            <text:p>-0.001792228</text:p>
          </table:table-cell>
          <table:table-cell table:style-name="ce1" office:value-type="float" office:value="0.0000843" calcext:value-type="float">
            <text:p>8.43E-005</text:p>
          </table:table-cell>
          <table:table-cell office:value-type="float" office:value="0.006219563" calcext:value-type="float">
            <text:p>0.006219563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-0.002151489" calcext:value-type="float">
            <text:p>-0.002151489</text:p>
          </table:table-cell>
          <table:table-cell office:value-type="float" office:value="-0.004486084" calcext:value-type="float">
            <text:p>-0.004486084</text:p>
          </table:table-cell>
          <table:table-cell office:value-type="float" office:value="-0.9922485" calcext:value-type="float">
            <text:p>-0.9922485</text:p>
          </table:table-cell>
          <table:table-cell office:value-type="float" office:value="0.00686209" calcext:value-type="float">
            <text:p>0.00686209</text:p>
          </table:table-cell>
          <table:table-cell office:value-type="float" office:value="0.008385438" calcext:value-type="float">
            <text:p>0.008385438</text:p>
          </table:table-cell>
          <table:table-cell office:value-type="float" office:value="0.001714669" calcext:value-type="float">
            <text:p>0.001714669</text:p>
          </table:table-cell>
        </table:table-row>
        <table:table-row table:style-name="ro1">
          <table:table-cell office:value-type="float" office:value="33.95" calcext:value-type="float">
            <text:p>33.95</text:p>
          </table:table-cell>
          <table:table-cell office:value-type="float" office:value="-0.001052856" calcext:value-type="float">
            <text:p>-0.001052856</text:p>
          </table:table-cell>
          <table:table-cell office:value-type="float" office:value="-0.001541138" calcext:value-type="float">
            <text:p>-0.001541138</text:p>
          </table:table-cell>
          <table:table-cell office:value-type="float" office:value="-0.9931946" calcext:value-type="float">
            <text:p>-0.9931946</text:p>
          </table:table-cell>
          <table:table-cell office:value-type="float" office:value="-0.002976491" calcext:value-type="float">
            <text:p>-0.002976491</text:p>
          </table:table-cell>
          <table:table-cell office:value-type="float" office:value="-0.005877956" calcext:value-type="float">
            <text:p>-0.005877956</text:p>
          </table:table-cell>
          <table:table-cell office:value-type="float" office:value="0.005001653" calcext:value-type="float">
            <text:p>0.0050016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000137329" calcext:value-type="float">
            <text:p>-0.000137329</text:p>
          </table:table-cell>
          <table:table-cell office:value-type="float" office:value="-0.004470825" calcext:value-type="float">
            <text:p>-0.004470825</text:p>
          </table:table-cell>
          <table:table-cell office:value-type="float" office:value="-0.9931488" calcext:value-type="float">
            <text:p>-0.9931488</text:p>
          </table:table-cell>
          <table:table-cell office:value-type="float" office:value="-0.004106101" calcext:value-type="float">
            <text:p>-0.004106101</text:p>
          </table:table-cell>
          <table:table-cell office:value-type="float" office:value="-0.003531084" calcext:value-type="float">
            <text:p>-0.003531084</text:p>
          </table:table-cell>
          <table:table-cell office:value-type="float" office:value="0.001545584" calcext:value-type="float">
            <text:p>0.001545584</text:p>
          </table:table-cell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float" office:value="-0.001220703" calcext:value-type="float">
            <text:p>-0.001220703</text:p>
          </table:table-cell>
          <table:table-cell office:value-type="float" office:value="-0.004440308" calcext:value-type="float">
            <text:p>-0.004440308</text:p>
          </table:table-cell>
          <table:table-cell office:value-type="float" office:value="-0.9893036" calcext:value-type="float">
            <text:p>-0.9893036</text:p>
          </table:table-cell>
          <table:table-cell office:value-type="float" office:value="-0.00425106" calcext:value-type="float">
            <text:p>-0.00425106</text:p>
          </table:table-cell>
          <table:table-cell office:value-type="float" office:value="-0.0153791" calcext:value-type="float">
            <text:p>-0.0153791</text:p>
          </table:table-cell>
          <table:table-cell office:value-type="float" office:value="0.007221965" calcext:value-type="float">
            <text:p>0.007221965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-0.00227356" calcext:value-type="float">
            <text:p>-0.00227356</text:p>
          </table:table-cell>
          <table:table-cell office:value-type="float" office:value="-0.005401611" calcext:value-type="float">
            <text:p>-0.005401611</text:p>
          </table:table-cell>
          <table:table-cell office:value-type="float" office:value="-0.9873962" calcext:value-type="float">
            <text:p>-0.9873962</text:p>
          </table:table-cell>
          <table:table-cell office:value-type="float" office:value="0.006960216" calcext:value-type="float">
            <text:p>0.006960216</text:p>
          </table:table-cell>
          <table:table-cell table:style-name="ce1" office:value-type="float" office:value="0.0000264" calcext:value-type="float">
            <text:p>2.64E-005</text:p>
          </table:table-cell>
          <table:table-cell office:value-type="float" office:value="-0.001831618" calcext:value-type="float">
            <text:p>-0.001831618</text:p>
          </table:table-cell>
        </table:table-row>
        <table:table-row table:style-name="ro1">
          <table:table-cell office:value-type="float" office:value="34.15" calcext:value-type="float">
            <text:p>34.15</text:p>
          </table:table-cell>
          <table:table-cell office:value-type="float" office:value="0.000823975" calcext:value-type="float">
            <text:p>0.000823975</text:p>
          </table:table-cell>
          <table:table-cell office:value-type="float" office:value="-0.002471924" calcext:value-type="float">
            <text:p>-0.002471924</text:p>
          </table:table-cell>
          <table:table-cell office:value-type="float" office:value="-0.9892731" calcext:value-type="float">
            <text:p>-0.9892731</text:p>
          </table:table-cell>
          <table:table-cell office:value-type="float" office:value="0.002019333" calcext:value-type="float">
            <text:p>0.002019333</text:p>
          </table:table-cell>
          <table:table-cell table:style-name="ce1" office:value-type="float" office:value="0.0000402" calcext:value-type="float">
            <text:p>4.02E-005</text:p>
          </table:table-cell>
          <table:table-cell office:value-type="float" office:value="0.000455152" calcext:value-type="float">
            <text:p>0.000455152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0.00062561" calcext:value-type="float">
            <text:p>0.00062561</text:p>
          </table:table-cell>
          <table:table-cell office:value-type="float" office:value="-0.008300781" calcext:value-type="float">
            <text:p>-0.008300781</text:p>
          </table:table-cell>
          <table:table-cell office:value-type="float" office:value="-0.9863281" calcext:value-type="float">
            <text:p>-0.9863281</text:p>
          </table:table-cell>
          <table:table-cell office:value-type="float" office:value="-0.0112957" calcext:value-type="float">
            <text:p>-0.0112957</text:p>
          </table:table-cell>
          <table:table-cell office:value-type="float" office:value="-0.01186266" calcext:value-type="float">
            <text:p>-0.01186266</text:p>
          </table:table-cell>
          <table:table-cell office:value-type="float" office:value="-0.00314705" calcext:value-type="float">
            <text:p>-0.00314705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-0.004211426" calcext:value-type="float">
            <text:p>-0.004211426</text:p>
          </table:table-cell>
          <table:table-cell office:value-type="float" office:value="-0.002456665" calcext:value-type="float">
            <text:p>-0.002456665</text:p>
          </table:table-cell>
          <table:table-cell office:value-type="float" office:value="-0.9855042" calcext:value-type="float">
            <text:p>-0.9855042</text:p>
          </table:table-cell>
          <table:table-cell office:value-type="float" office:value="-0.002891233" calcext:value-type="float">
            <text:p>-0.002891233</text:p>
          </table:table-cell>
          <table:table-cell office:value-type="float" office:value="-0.002287342" calcext:value-type="float">
            <text:p>-0.002287342</text:p>
          </table:table-cell>
          <table:table-cell office:value-type="float" office:value="0.001614266" calcext:value-type="float">
            <text:p>0.001614266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-0.00112915" calcext:value-type="float">
            <text:p>-0.00112915</text:p>
          </table:table-cell>
          <table:table-cell office:value-type="float" office:value="-0.000534058" calcext:value-type="float">
            <text:p>-0.000534058</text:p>
          </table:table-cell>
          <table:table-cell office:value-type="float" office:value="-0.9893341" calcext:value-type="float">
            <text:p>-0.9893341</text:p>
          </table:table-cell>
          <table:table-cell office:value-type="float" office:value="-0.002709695" calcext:value-type="float">
            <text:p>-0.002709695</text:p>
          </table:table-cell>
          <table:table-cell office:value-type="float" office:value="0.002410744" calcext:value-type="float">
            <text:p>0.002410744</text:p>
          </table:table-cell>
          <table:table-cell office:value-type="float" office:value="-0.005283752" calcext:value-type="float">
            <text:p>-0.005283752</text:p>
          </table:table-cell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float" office:value="-0.003311157" calcext:value-type="float">
            <text:p>-0.003311157</text:p>
          </table:table-cell>
          <table:table-cell office:value-type="float" office:value="-0.006393433" calcext:value-type="float">
            <text:p>-0.006393433</text:p>
          </table:table-cell>
          <table:table-cell office:value-type="float" office:value="-0.9864349" calcext:value-type="float">
            <text:p>-0.9864349</text:p>
          </table:table-cell>
          <table:table-cell office:value-type="float" office:value="0.002203682" calcext:value-type="float">
            <text:p>0.002203682</text:p>
          </table:table-cell>
          <table:table-cell office:value-type="float" office:value="-0.002352015" calcext:value-type="float">
            <text:p>-0.002352015</text:p>
          </table:table-cell>
          <table:table-cell office:value-type="float" office:value="-0.006456454" calcext:value-type="float">
            <text:p>-0.006456454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-0.003234863" calcext:value-type="float">
            <text:p>-0.003234863</text:p>
          </table:table-cell>
          <table:table-cell office:value-type="float" office:value="-0.007415771" calcext:value-type="float">
            <text:p>-0.007415771</text:p>
          </table:table-cell>
          <table:table-cell office:value-type="float" office:value="-0.9912872" calcext:value-type="float">
            <text:p>-0.9912872</text:p>
          </table:table-cell>
          <table:table-cell office:value-type="float" office:value="-0.005140265" calcext:value-type="float">
            <text:p>-0.005140265</text:p>
          </table:table-cell>
          <table:table-cell office:value-type="float" office:value="-0.008303959" calcext:value-type="float">
            <text:p>-0.008303959</text:p>
          </table:table-cell>
          <table:table-cell office:value-type="float" office:value="-0.005394791" calcext:value-type="float">
            <text:p>-0.005394791</text:p>
          </table:table-cell>
        </table:table-row>
        <table:table-row table:style-name="ro1">
          <table:table-cell office:value-type="float" office:value="34.45" calcext:value-type="float">
            <text:p>34.45</text:p>
          </table:table-cell>
          <table:table-cell office:value-type="float" office:value="-0.000106812" calcext:value-type="float">
            <text:p>-0.000106812</text:p>
          </table:table-cell>
          <table:table-cell office:value-type="float" office:value="-0.000518799" calcext:value-type="float">
            <text:p>-0.000518799</text:p>
          </table:table-cell>
          <table:table-cell office:value-type="float" office:value="-0.9902802" calcext:value-type="float">
            <text:p>-0.9902802</text:p>
          </table:table-cell>
          <table:table-cell office:value-type="float" office:value="0.003325972" calcext:value-type="float">
            <text:p>0.003325972</text:p>
          </table:table-cell>
          <table:table-cell office:value-type="float" office:value="0.002440953" calcext:value-type="float">
            <text:p>0.002440953</text:p>
          </table:table-cell>
          <table:table-cell office:value-type="float" office:value="-0.002936584" calcext:value-type="float">
            <text:p>-0.002936584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-0.005096436" calcext:value-type="float">
            <text:p>-0.005096436</text:p>
          </table:table-cell>
          <table:table-cell office:value-type="float" office:value="-0.00453186" calcext:value-type="float">
            <text:p>-0.00453186</text:p>
          </table:table-cell>
          <table:table-cell office:value-type="float" office:value="-0.9932861" calcext:value-type="float">
            <text:p>-0.9932861</text:p>
          </table:table-cell>
          <table:table-cell office:value-type="float" office:value="-0.000569446" calcext:value-type="float">
            <text:p>-0.000569446</text:p>
          </table:table-cell>
          <table:table-cell office:value-type="float" office:value="-0.01176139" calcext:value-type="float">
            <text:p>-0.01176139</text:p>
          </table:table-cell>
          <table:table-cell office:value-type="float" office:value="0.006168081" calcext:value-type="float">
            <text:p>0.006168081</text:p>
          </table:table-cell>
        </table:table-row>
        <table:table-row table:style-name="ro1">
          <table:table-cell office:value-type="float" office:value="34.55" calcext:value-type="float">
            <text:p>34.55</text:p>
          </table:table-cell>
          <table:table-cell office:value-type="float" office:value="-0.001312256" calcext:value-type="float">
            <text:p>-0.001312256</text:p>
          </table:table-cell>
          <table:table-cell office:value-type="float" office:value="-0.004364014" calcext:value-type="float">
            <text:p>-0.004364014</text:p>
          </table:table-cell>
          <table:table-cell office:value-type="float" office:value="-0.984436" calcext:value-type="float">
            <text:p>-0.984436</text:p>
          </table:table-cell>
          <table:table-cell office:value-type="float" office:value="-0.002642592" calcext:value-type="float">
            <text:p>-0.002642592</text:p>
          </table:table-cell>
          <table:table-cell office:value-type="float" office:value="-0.004750658" calcext:value-type="float">
            <text:p>-0.004750658</text:p>
          </table:table-cell>
          <table:table-cell office:value-type="float" office:value="-0.007662594" calcext:value-type="float">
            <text:p>-0.007662594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-0.001251221" calcext:value-type="float">
            <text:p>-0.001251221</text:p>
          </table:table-cell>
          <table:table-cell office:value-type="float" office:value="-0.007385254" calcext:value-type="float">
            <text:p>-0.007385254</text:p>
          </table:table-cell>
          <table:table-cell office:value-type="float" office:value="-0.9912262" calcext:value-type="float">
            <text:p>-0.9912262</text:p>
          </table:table-cell>
          <table:table-cell office:value-type="float" office:value="-0.001609112" calcext:value-type="float">
            <text:p>-0.001609112</text:p>
          </table:table-cell>
          <table:table-cell office:value-type="float" office:value="-0.004685797" calcext:value-type="float">
            <text:p>-0.004685797</text:p>
          </table:table-cell>
          <table:table-cell office:value-type="float" office:value="-0.000715086" calcext:value-type="float">
            <text:p>-0.000715086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float" office:value="0.000778198" calcext:value-type="float">
            <text:p>0.000778198</text:p>
          </table:table-cell>
          <table:table-cell office:value-type="float" office:value="-0.005401611" calcext:value-type="float">
            <text:p>-0.005401611</text:p>
          </table:table-cell>
          <table:table-cell office:value-type="float" office:value="-0.9902344" calcext:value-type="float">
            <text:p>-0.9902344</text:p>
          </table:table-cell>
          <table:table-cell office:value-type="float" office:value="-0.002738432" calcext:value-type="float">
            <text:p>-0.002738432</text:p>
          </table:table-cell>
          <table:table-cell office:value-type="float" office:value="-0.002338725" calcext:value-type="float">
            <text:p>-0.002338725</text:p>
          </table:table-cell>
          <table:table-cell office:value-type="float" office:value="-0.004170724" calcext:value-type="float">
            <text:p>-0.004170724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0.000915527" calcext:value-type="float">
            <text:p>0.000915527</text:p>
          </table:table-cell>
          <table:table-cell office:value-type="float" office:value="-0.0025177" calcext:value-type="float">
            <text:p>-0.0025177</text:p>
          </table:table-cell>
          <table:table-cell office:value-type="float" office:value="-0.9931488" calcext:value-type="float">
            <text:p>-0.9931488</text:p>
          </table:table-cell>
          <table:table-cell office:value-type="float" office:value="-0.000245235" calcext:value-type="float">
            <text:p>-0.000245235</text:p>
          </table:table-cell>
          <table:table-cell office:value-type="float" office:value="0.007164076" calcext:value-type="float">
            <text:p>0.007164076</text:p>
          </table:table-cell>
          <table:table-cell office:value-type="float" office:value="-0.00638469" calcext:value-type="float">
            <text:p>-0.00638469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0.000839233" calcext:value-type="float">
            <text:p>0.000839233</text:p>
          </table:table-cell>
          <table:table-cell office:value-type="float" office:value="-0.004455566" calcext:value-type="float">
            <text:p>-0.004455566</text:p>
          </table:table-cell>
          <table:table-cell office:value-type="float" office:value="-0.9921722" calcext:value-type="float">
            <text:p>-0.9921722</text:p>
          </table:table-cell>
          <table:table-cell office:value-type="float" office:value="-0.003760886" calcext:value-type="float">
            <text:p>-0.003760886</text:p>
          </table:table-cell>
          <table:table-cell office:value-type="float" office:value="-0.01430424" calcext:value-type="float">
            <text:p>-0.01430424</text:p>
          </table:table-cell>
          <table:table-cell office:value-type="float" office:value="-0.011227" calcext:value-type="float">
            <text:p>-0.011227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0.000823975" calcext:value-type="float">
            <text:p>0.000823975</text:p>
          </table:table-cell>
          <table:table-cell office:value-type="float" office:value="-0.002471924" calcext:value-type="float">
            <text:p>-0.002471924</text:p>
          </table:table-cell>
          <table:table-cell office:value-type="float" office:value="-0.9892731" calcext:value-type="float">
            <text:p>-0.9892731</text:p>
          </table:table-cell>
          <table:table-cell office:value-type="float" office:value="-0.007742404" calcext:value-type="float">
            <text:p>-0.007742404</text:p>
          </table:table-cell>
          <table:table-cell office:value-type="float" office:value="-0.001115611" calcext:value-type="float">
            <text:p>-0.001115611</text:p>
          </table:table-cell>
          <table:table-cell office:value-type="float" office:value="0.000439577" calcext:value-type="float">
            <text:p>0.000439577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-0.001144409" calcext:value-type="float">
            <text:p>-0.001144409</text:p>
          </table:table-cell>
          <table:table-cell office:value-type="float" office:value="-0.002487183" calcext:value-type="float">
            <text:p>-0.002487183</text:p>
          </table:table-cell>
          <table:table-cell office:value-type="float" office:value="-0.9902954" calcext:value-type="float">
            <text:p>-0.9902954</text:p>
          </table:table-cell>
          <table:table-cell office:value-type="float" office:value="-0.000276974" calcext:value-type="float">
            <text:p>-0.000276974</text:p>
          </table:table-cell>
          <table:table-cell office:value-type="float" office:value="0.007174036" calcext:value-type="float">
            <text:p>0.007174036</text:p>
          </table:table-cell>
          <table:table-cell office:value-type="float" office:value="-0.005228453" calcext:value-type="float">
            <text:p>-0.005228453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-0.001358032" calcext:value-type="float">
            <text:p>-0.001358032</text:p>
          </table:table-cell>
          <table:table-cell office:value-type="float" office:value="-0.006332397" calcext:value-type="float">
            <text:p>-0.006332397</text:p>
          </table:table-cell>
          <table:table-cell office:value-type="float" office:value="-0.9844208" calcext:value-type="float">
            <text:p>-0.9844208</text:p>
          </table:table-cell>
          <table:table-cell office:value-type="float" office:value="-0.006546767" calcext:value-type="float">
            <text:p>-0.006546767</text:p>
          </table:table-cell>
          <table:table-cell office:value-type="float" office:value="-0.009433582" calcext:value-type="float">
            <text:p>-0.009433582</text:p>
          </table:table-cell>
          <table:table-cell office:value-type="float" office:value="0.00152703" calcext:value-type="float">
            <text:p>0.00152703</text:p>
          </table:table-cell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float" office:value="-0.003173828" calcext:value-type="float">
            <text:p>-0.003173828</text:p>
          </table:table-cell>
          <table:table-cell office:value-type="float" office:value="-0.004470825" calcext:value-type="float">
            <text:p>-0.004470825</text:p>
          </table:table-cell>
          <table:table-cell office:value-type="float" office:value="-0.9903412" calcext:value-type="float">
            <text:p>-0.9903412</text:p>
          </table:table-cell>
          <table:table-cell office:value-type="float" office:value="-0.003020225" calcext:value-type="float">
            <text:p>-0.003020225</text:p>
          </table:table-cell>
          <table:table-cell office:value-type="float" office:value="0.000133761" calcext:value-type="float">
            <text:p>0.000133761</text:p>
          </table:table-cell>
          <table:table-cell office:value-type="float" office:value="0.006261454" calcext:value-type="float">
            <text:p>0.0062614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00183106" calcext:value-type="float">
            <text:p>-0.000183106</text:p>
          </table:table-cell>
          <table:table-cell office:value-type="float" office:value="-0.004440308" calcext:value-type="float">
            <text:p>-0.004440308</text:p>
          </table:table-cell>
          <table:table-cell office:value-type="float" office:value="-0.9912109" calcext:value-type="float">
            <text:p>-0.9912109</text:p>
          </table:table-cell>
          <table:table-cell office:value-type="float" office:value="-0.000450753" calcext:value-type="float">
            <text:p>-0.000450753</text:p>
          </table:table-cell>
          <table:table-cell office:value-type="float" office:value="-0.007044291" calcext:value-type="float">
            <text:p>-0.007044291</text:p>
          </table:table-cell>
          <table:table-cell office:value-type="float" office:value="0.0015824" calcext:value-type="float">
            <text:p>0.0015824</text:p>
          </table:table-cell>
        </table:table-row>
        <table:table-row table:style-name="ro1">
          <table:table-cell office:value-type="float" office:value="35.05" calcext:value-type="float">
            <text:p>35.05</text:p>
          </table:table-cell>
          <table:table-cell office:value-type="float" office:value="-0.002029419" calcext:value-type="float">
            <text:p>-0.002029419</text:p>
          </table:table-cell>
          <table:table-cell office:value-type="float" office:value="0.000396729" calcext:value-type="float">
            <text:p>0.000396729</text:p>
          </table:table-cell>
          <table:table-cell office:value-type="float" office:value="-0.9922791" calcext:value-type="float">
            <text:p>-0.9922791</text:p>
          </table:table-cell>
          <table:table-cell office:value-type="float" office:value="0.008114179" calcext:value-type="float">
            <text:p>0.008114179</text:p>
          </table:table-cell>
          <table:table-cell office:value-type="float" office:value="-0.002281373" calcext:value-type="float">
            <text:p>-0.002281373</text:p>
          </table:table-cell>
          <table:table-cell office:value-type="float" office:value="0.00051648" calcext:value-type="float">
            <text:p>0.00051648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-0.003173828" calcext:value-type="float">
            <text:p>-0.003173828</text:p>
          </table:table-cell>
          <table:table-cell office:value-type="float" office:value="-0.004470825" calcext:value-type="float">
            <text:p>-0.004470825</text:p>
          </table:table-cell>
          <table:table-cell office:value-type="float" office:value="-0.9903412" calcext:value-type="float">
            <text:p>-0.9903412</text:p>
          </table:table-cell>
          <table:table-cell office:value-type="float" office:value="-0.006424691" calcext:value-type="float">
            <text:p>-0.006424691</text:p>
          </table:table-cell>
          <table:table-cell office:value-type="float" office:value="-0.007095115" calcext:value-type="float">
            <text:p>-0.007095115</text:p>
          </table:table-cell>
          <table:table-cell office:value-type="float" office:value="-0.003079202" calcext:value-type="float">
            <text:p>-0.003079202</text:p>
          </table:table-cell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float" office:value="0.001708984" calcext:value-type="float">
            <text:p>0.001708984</text:p>
          </table:table-cell>
          <table:table-cell office:value-type="float" office:value="-0.007339478" calcext:value-type="float">
            <text:p>-0.007339478</text:p>
          </table:table-cell>
          <table:table-cell office:value-type="float" office:value="-0.9901886" calcext:value-type="float">
            <text:p>-0.9901886</text:p>
          </table:table-cell>
          <table:table-cell office:value-type="float" office:value="0.003384926" calcext:value-type="float">
            <text:p>0.003384926</text:p>
          </table:table-cell>
          <table:table-cell office:value-type="float" office:value="0.003609531" calcext:value-type="float">
            <text:p>0.003609531</text:p>
          </table:table-cell>
          <table:table-cell office:value-type="float" office:value="-0.005241571" calcext:value-type="float">
            <text:p>-0.005241571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-0.000106812" calcext:value-type="float">
            <text:p>-0.000106812</text:p>
          </table:table-cell>
          <table:table-cell office:value-type="float" office:value="-0.001495361" calcext:value-type="float">
            <text:p>-0.001495361</text:p>
          </table:table-cell>
          <table:table-cell office:value-type="float" office:value="-0.9912262" calcext:value-type="float">
            <text:p>-0.9912262</text:p>
          </table:table-cell>
          <table:table-cell office:value-type="float" office:value="0.003143454" calcext:value-type="float">
            <text:p>0.003143454</text:p>
          </table:table-cell>
          <table:table-cell office:value-type="float" office:value="-0.005777472" calcext:value-type="float">
            <text:p>-0.005777472</text:p>
          </table:table-cell>
          <table:table-cell office:value-type="float" office:value="0.003983736" calcext:value-type="float">
            <text:p>0.003983736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0.00076294" calcext:value-type="float">
            <text:p>0.00076294</text:p>
          </table:table-cell>
          <table:table-cell office:value-type="float" office:value="-0.006393433" calcext:value-type="float">
            <text:p>-0.006393433</text:p>
          </table:table-cell>
          <table:table-cell office:value-type="float" office:value="-0.9902191" calcext:value-type="float">
            <text:p>-0.9902191</text:p>
          </table:table-cell>
          <table:table-cell office:value-type="float" office:value="-0.003830967" calcext:value-type="float">
            <text:p>-0.003830967</text:p>
          </table:table-cell>
          <table:table-cell office:value-type="float" office:value="-0.008283569" calcext:value-type="float">
            <text:p>-0.008283569</text:p>
          </table:table-cell>
          <table:table-cell office:value-type="float" office:value="-0.008803821" calcext:value-type="float">
            <text:p>-0.008803821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-0.003067017" calcext:value-type="float">
            <text:p>-0.003067017</text:p>
          </table:table-cell>
          <table:table-cell office:value-type="float" office:value="-0.002563477" calcext:value-type="float">
            <text:p>-0.002563477</text:p>
          </table:table-cell>
          <table:table-cell office:value-type="float" office:value="-0.9932556" calcext:value-type="float">
            <text:p>-0.9932556</text:p>
          </table:table-cell>
          <table:table-cell office:value-type="float" office:value="-0.001449783" calcext:value-type="float">
            <text:p>-0.001449783</text:p>
          </table:table-cell>
          <table:table-cell office:value-type="float" office:value="-0.01301853" calcext:value-type="float">
            <text:p>-0.01301853</text:p>
          </table:table-cell>
          <table:table-cell office:value-type="float" office:value="-0.006519753" calcext:value-type="float">
            <text:p>-0.006519753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0.000701904" calcext:value-type="float">
            <text:p>0.000701904</text:p>
          </table:table-cell>
          <table:table-cell office:value-type="float" office:value="-0.004364014" calcext:value-type="float">
            <text:p>-0.004364014</text:p>
          </table:table-cell>
          <table:table-cell office:value-type="float" office:value="-0.9853668" calcext:value-type="float">
            <text:p>-0.9853668</text:p>
          </table:table-cell>
          <table:table-cell office:value-type="float" office:value="-0.006332459" calcext:value-type="float">
            <text:p>-0.006332459</text:p>
          </table:table-cell>
          <table:table-cell office:value-type="float" office:value="-0.009456384" calcext:value-type="float">
            <text:p>-0.009456384</text:p>
          </table:table-cell>
          <table:table-cell office:value-type="float" office:value="-0.006514876" calcext:value-type="float">
            <text:p>-0.006514876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-0.000137329" calcext:value-type="float">
            <text:p>-0.000137329</text:p>
          </table:table-cell>
          <table:table-cell office:value-type="float" office:value="-0.003479004" calcext:value-type="float">
            <text:p>-0.003479004</text:p>
          </table:table-cell>
          <table:table-cell office:value-type="float" office:value="-0.9922028" calcext:value-type="float">
            <text:p>-0.9922028</text:p>
          </table:table-cell>
          <table:table-cell office:value-type="float" office:value="0.002004492" calcext:value-type="float">
            <text:p>0.002004492</text:p>
          </table:table-cell>
          <table:table-cell office:value-type="float" office:value="0.007279823" calcext:value-type="float">
            <text:p>0.007279823</text:p>
          </table:table-cell>
          <table:table-cell office:value-type="float" office:value="0.000624976" calcext:value-type="float">
            <text:p>0.000624976</text:p>
          </table:table-cell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float" office:value="0.002838135" calcext:value-type="float">
            <text:p>0.002838135</text:p>
          </table:table-cell>
          <table:table-cell office:value-type="float" office:value="-0.004440308" calcext:value-type="float">
            <text:p>-0.004440308</text:p>
          </table:table-cell>
          <table:table-cell office:value-type="float" office:value="-0.9930725" calcext:value-type="float">
            <text:p>-0.9930725</text:p>
          </table:table-cell>
          <table:table-cell office:value-type="float" office:value="0.000945643" calcext:value-type="float">
            <text:p>0.000945643</text:p>
          </table:table-cell>
          <table:table-cell table:style-name="ce1" office:value-type="float" office:value="0.0000857" calcext:value-type="float">
            <text:p>8.57E-005</text:p>
          </table:table-cell>
          <table:table-cell office:value-type="float" office:value="-0.005231198" calcext:value-type="float">
            <text:p>-0.00523119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-0.00302124" calcext:value-type="float">
            <text:p>-0.00302124</text:p>
          </table:table-cell>
          <table:table-cell office:value-type="float" office:value="-0.001586914" calcext:value-type="float">
            <text:p>-0.001586914</text:p>
          </table:table-cell>
          <table:table-cell office:value-type="float" office:value="-0.9942322" calcext:value-type="float">
            <text:p>-0.9942322</text:p>
          </table:table-cell>
          <table:table-cell office:value-type="float" office:value="-0.002870002" calcext:value-type="float">
            <text:p>-0.002870002</text:p>
          </table:table-cell>
          <table:table-cell office:value-type="float" office:value="0.002513049" calcext:value-type="float">
            <text:p>0.002513049</text:p>
          </table:table-cell>
          <table:table-cell office:value-type="float" office:value="0.000554369" calcext:value-type="float">
            <text:p>0.000554369</text:p>
          </table:table-cell>
        </table:table-row>
        <table:table-row table:style-name="ro1">
          <table:table-cell office:value-type="float" office:value="35.55" calcext:value-type="float">
            <text:p>35.55</text:p>
          </table:table-cell>
          <table:table-cell office:value-type="float" office:value="0.003860474" calcext:value-type="float">
            <text:p>0.003860474</text:p>
          </table:table-cell>
          <table:table-cell office:value-type="float" office:value="-0.004455566" calcext:value-type="float">
            <text:p>-0.004455566</text:p>
          </table:table-cell>
          <table:table-cell office:value-type="float" office:value="-0.9949951" calcext:value-type="float">
            <text:p>-0.9949951</text:p>
          </table:table-cell>
          <table:table-cell office:value-type="float" office:value="0.007228042" calcext:value-type="float">
            <text:p>0.007228042</text:p>
          </table:table-cell>
          <table:table-cell office:value-type="float" office:value="0.002458083" calcext:value-type="float">
            <text:p>0.002458083</text:p>
          </table:table-cell>
          <table:table-cell office:value-type="float" office:value="-0.01206813" calcext:value-type="float">
            <text:p>-0.01206813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-0.005996704" calcext:value-type="float">
            <text:p>-0.005996704</text:p>
          </table:table-cell>
          <table:table-cell office:value-type="float" office:value="-0.004592896" calcext:value-type="float">
            <text:p>-0.004592896</text:p>
          </table:table-cell>
          <table:table-cell office:value-type="float" office:value="-0.9972076" calcext:value-type="float">
            <text:p>-0.9972076</text:p>
          </table:table-cell>
          <table:table-cell office:value-type="float" office:value="-0.007583971" calcext:value-type="float">
            <text:p>-0.007583971</text:p>
          </table:table-cell>
          <table:table-cell office:value-type="float" office:value="-0.009401832" calcext:value-type="float">
            <text:p>-0.009401832</text:p>
          </table:table-cell>
          <table:table-cell office:value-type="float" office:value="-0.005316637" calcext:value-type="float">
            <text:p>-0.005316637</text:p>
          </table:table-cell>
        </table:table-row>
        <table:table-row table:style-name="ro1">
          <table:table-cell office:value-type="float" office:value="35.65" calcext:value-type="float">
            <text:p>35.65</text:p>
          </table:table-cell>
          <table:table-cell office:value-type="float" office:value="-0.004241943" calcext:value-type="float">
            <text:p>-0.004241943</text:p>
          </table:table-cell>
          <table:table-cell office:value-type="float" office:value="-0.004425049" calcext:value-type="float">
            <text:p>-0.004425049</text:p>
          </table:table-cell>
          <table:table-cell office:value-type="float" office:value="-0.9864655" calcext:value-type="float">
            <text:p>-0.9864655</text:p>
          </table:table-cell>
          <table:table-cell office:value-type="float" office:value="-0.000216368" calcext:value-type="float">
            <text:p>-0.000216368</text:p>
          </table:table-cell>
          <table:table-cell office:value-type="float" office:value="0.004868852" calcext:value-type="float">
            <text:p>0.004868852</text:p>
          </table:table-cell>
          <table:table-cell office:value-type="float" office:value="-0.007459825" calcext:value-type="float">
            <text:p>-0.007459825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-0.00213623" calcext:value-type="float">
            <text:p>-0.00213623</text:p>
          </table:table-cell>
          <table:table-cell office:value-type="float" office:value="-0.000534058" calcext:value-type="float">
            <text:p>-0.000534058</text:p>
          </table:table-cell>
          <table:table-cell office:value-type="float" office:value="-0.9884033" calcext:value-type="float">
            <text:p>-0.9884033</text:p>
          </table:table-cell>
          <table:table-cell office:value-type="float" office:value="-0.000432006" calcext:value-type="float">
            <text:p>-0.000432006</text:p>
          </table:table-cell>
          <table:table-cell office:value-type="float" office:value="0.004965489" calcext:value-type="float">
            <text:p>0.004965489</text:p>
          </table:table-cell>
          <table:table-cell office:value-type="float" office:value="0.000643856" calcext:value-type="float">
            <text:p>0.000643856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-0.003112793" calcext:value-type="float">
            <text:p>-0.003112793</text:p>
          </table:table-cell>
          <table:table-cell office:value-type="float" office:value="-0.005523682" calcext:value-type="float">
            <text:p>-0.005523682</text:p>
          </table:table-cell>
          <table:table-cell office:value-type="float" office:value="-0.9951935" calcext:value-type="float">
            <text:p>-0.9951935</text:p>
          </table:table-cell>
          <table:table-cell office:value-type="float" office:value="-0.008805296" calcext:value-type="float">
            <text:p>-0.008805296</text:p>
          </table:table-cell>
          <table:table-cell office:value-type="float" office:value="-0.005810773" calcext:value-type="float">
            <text:p>-0.005810773</text:p>
          </table:table-cell>
          <table:table-cell office:value-type="float" office:value="-0.005285526" calcext:value-type="float">
            <text:p>-0.005285526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-0.000976563" calcext:value-type="float">
            <text:p>-0.000976563</text:p>
          </table:table-cell>
          <table:table-cell office:value-type="float" office:value="-0.001586914" calcext:value-type="float">
            <text:p>-0.001586914</text:p>
          </table:table-cell>
          <table:table-cell office:value-type="float" office:value="-0.9970856" calcext:value-type="float">
            <text:p>-0.9970856</text:p>
          </table:table-cell>
          <table:table-cell office:value-type="float" office:value="-0.005281022" calcext:value-type="float">
            <text:p>-0.005281022</text:p>
          </table:table-cell>
          <table:table-cell office:value-type="float" office:value="0.006136741" calcext:value-type="float">
            <text:p>0.006136741</text:p>
          </table:table-cell>
          <table:table-cell office:value-type="float" office:value="-0.000529774" calcext:value-type="float">
            <text:p>-0.000529774</text:p>
          </table:table-cell>
        </table:table-row>
        <table:table-row table:style-name="ro1">
          <table:table-cell office:value-type="float" office:value="35.85" calcext:value-type="float">
            <text:p>35.85</text:p>
          </table:table-cell>
          <table:table-cell office:value-type="float" office:value="-0.003219604" calcext:value-type="float">
            <text:p>-0.003219604</text:p>
          </table:table-cell>
          <table:table-cell office:value-type="float" office:value="-0.004455566" calcext:value-type="float">
            <text:p>-0.004455566</text:p>
          </table:table-cell>
          <table:table-cell office:value-type="float" office:value="-0.9884033" calcext:value-type="float">
            <text:p>-0.9884033</text:p>
          </table:table-cell>
          <table:table-cell office:value-type="float" office:value="-0.001363304" calcext:value-type="float">
            <text:p>-0.001363304</text:p>
          </table:table-cell>
          <table:table-cell office:value-type="float" office:value="-0.002246609" calcext:value-type="float">
            <text:p>-0.002246609</text:p>
          </table:table-cell>
          <table:table-cell office:value-type="float" office:value="-0.009842126" calcext:value-type="float">
            <text:p>-0.009842126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-0.001174927" calcext:value-type="float">
            <text:p>-0.001174927</text:p>
          </table:table-cell>
          <table:table-cell office:value-type="float" office:value="-0.006454468" calcext:value-type="float">
            <text:p>-0.006454468</text:p>
          </table:table-cell>
          <table:table-cell office:value-type="float" office:value="-0.9931641" calcext:value-type="float">
            <text:p>-0.9931641</text:p>
          </table:table-cell>
          <table:table-cell table:style-name="ce1" office:value-type="float" office:value="-0.0000885" calcext:value-type="float">
            <text:p>-8.85E-005</text:p>
          </table:table-cell>
          <table:table-cell office:value-type="float" office:value="0.004874617" calcext:value-type="float">
            <text:p>0.004874617</text:p>
          </table:table-cell>
          <table:table-cell office:value-type="float" office:value="-0.0120844" calcext:value-type="float">
            <text:p>-0.0120844</text:p>
          </table:table-cell>
        </table:table-row>
        <table:table-row table:style-name="ro1">
          <table:table-cell office:value-type="float" office:value="35.95" calcext:value-type="float">
            <text:p>35.95</text:p>
          </table:table-cell>
          <table:table-cell office:value-type="float" office:value="-0.001159668" calcext:value-type="float">
            <text:p>-0.001159668</text:p>
          </table:table-cell>
          <table:table-cell office:value-type="float" office:value="-0.005462646" calcext:value-type="float">
            <text:p>-0.005462646</text:p>
          </table:table-cell>
          <table:table-cell office:value-type="float" office:value="-0.9931793" calcext:value-type="float">
            <text:p>-0.9931793</text:p>
          </table:table-cell>
          <table:table-cell office:value-type="float" office:value="-0.009998352" calcext:value-type="float">
            <text:p>-0.009998352</text:p>
          </table:table-cell>
          <table:table-cell office:value-type="float" office:value="0.00253143" calcext:value-type="float">
            <text:p>0.00253143</text:p>
          </table:table-cell>
          <table:table-cell office:value-type="float" office:value="-0.006376039" calcext:value-type="float">
            <text:p>-0.0063760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002166748" calcext:value-type="float">
            <text:p>-0.002166748</text:p>
          </table:table-cell>
          <table:table-cell office:value-type="float" office:value="-0.004470825" calcext:value-type="float">
            <text:p>-0.004470825</text:p>
          </table:table-cell>
          <table:table-cell office:value-type="float" office:value="-0.991272" calcext:value-type="float">
            <text:p>-0.991272</text:p>
          </table:table-cell>
          <table:table-cell office:value-type="float" office:value="0.000920918" calcext:value-type="float">
            <text:p>0.000920918</text:p>
          </table:table-cell>
          <table:table-cell office:value-type="float" office:value="0.003783158" calcext:value-type="float">
            <text:p>0.003783158</text:p>
          </table:table-cell>
          <table:table-cell office:value-type="float" office:value="-0.004000341" calcext:value-type="float">
            <text:p>-0.004000341</text:p>
          </table:table-cell>
        </table:table-row>
        <table:table-row table:style-name="ro1">
          <table:table-cell office:value-type="float" office:value="36.05" calcext:value-type="float">
            <text:p>36.05</text:p>
          </table:table-cell>
          <table:table-cell office:value-type="float" office:value="-0.000167847" calcext:value-type="float">
            <text:p>-0.000167847</text:p>
          </table:table-cell>
          <table:table-cell office:value-type="float" office:value="0.00050354" calcext:value-type="float">
            <text:p>0.00050354</text:p>
          </table:table-cell>
          <table:table-cell office:value-type="float" office:value="-0.9863892" calcext:value-type="float">
            <text:p>-0.9863892</text:p>
          </table:table-cell>
          <table:table-cell office:value-type="float" office:value="-0.00279815" calcext:value-type="float">
            <text:p>-0.00279815</text:p>
          </table:table-cell>
          <table:table-cell office:value-type="float" office:value="0.001417824" calcext:value-type="float">
            <text:p>0.001417824</text:p>
          </table:table-cell>
          <table:table-cell office:value-type="float" office:value="-0.001728809" calcext:value-type="float">
            <text:p>-0.001728809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-0.003173828" calcext:value-type="float">
            <text:p>-0.003173828</text:p>
          </table:table-cell>
          <table:table-cell office:value-type="float" office:value="-0.007461548" calcext:value-type="float">
            <text:p>-0.007461548</text:p>
          </table:table-cell>
          <table:table-cell office:value-type="float" office:value="-0.9942017" calcext:value-type="float">
            <text:p>-0.9942017</text:p>
          </table:table-cell>
          <table:table-cell office:value-type="float" office:value="0.00076099" calcext:value-type="float">
            <text:p>0.00076099</text:p>
          </table:table-cell>
          <table:table-cell office:value-type="float" office:value="0.008594799" calcext:value-type="float">
            <text:p>0.008594799</text:p>
          </table:table-cell>
          <table:table-cell office:value-type="float" office:value="0.001826413" calcext:value-type="float">
            <text:p>0.001826413</text:p>
          </table:table-cell>
        </table:table-row>
        <table:table-row table:style-name="ro1">
          <table:table-cell office:value-type="float" office:value="36.15" calcext:value-type="float">
            <text:p>36.15</text:p>
          </table:table-cell>
          <table:table-cell office:value-type="float" office:value="0.000808716" calcext:value-type="float">
            <text:p>0.000808716</text:p>
          </table:table-cell>
          <table:table-cell office:value-type="float" office:value="-0.004425049" calcext:value-type="float">
            <text:p>-0.004425049</text:p>
          </table:table-cell>
          <table:table-cell office:value-type="float" office:value="-0.9902344" calcext:value-type="float">
            <text:p>-0.9902344</text:p>
          </table:table-cell>
          <table:table-cell office:value-type="float" office:value="-0.005038728" calcext:value-type="float">
            <text:p>-0.005038728</text:p>
          </table:table-cell>
          <table:table-cell office:value-type="float" office:value="-0.008148612" calcext:value-type="float">
            <text:p>-0.008148612</text:p>
          </table:table-cell>
          <table:table-cell office:value-type="float" office:value="-0.008776573" calcext:value-type="float">
            <text:p>-0.008776573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-0.003112793" calcext:value-type="float">
            <text:p>-0.003112793</text:p>
          </table:table-cell>
          <table:table-cell office:value-type="float" office:value="-0.00352478" calcext:value-type="float">
            <text:p>-0.00352478</text:p>
          </table:table-cell>
          <table:table-cell office:value-type="float" office:value="-0.9922943" calcext:value-type="float">
            <text:p>-0.9922943</text:p>
          </table:table-cell>
          <table:table-cell office:value-type="float" office:value="-0.001300222" calcext:value-type="float">
            <text:p>-0.001300222</text:p>
          </table:table-cell>
          <table:table-cell office:value-type="float" office:value="0.007296566" calcext:value-type="float">
            <text:p>0.007296566</text:p>
          </table:table-cell>
          <table:table-cell office:value-type="float" office:value="-0.01208674" calcext:value-type="float">
            <text:p>-0.01208674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-0.003204346" calcext:value-type="float">
            <text:p>-0.003204346</text:p>
          </table:table-cell>
          <table:table-cell office:value-type="float" office:value="-0.005447388" calcext:value-type="float">
            <text:p>-0.005447388</text:p>
          </table:table-cell>
          <table:table-cell office:value-type="float" office:value="-0.9903412" calcext:value-type="float">
            <text:p>-0.9903412</text:p>
          </table:table-cell>
          <table:table-cell office:value-type="float" office:value="-0.01011221" calcext:value-type="float">
            <text:p>-0.01011221</text:p>
          </table:table-cell>
          <table:table-cell office:value-type="float" office:value="0.001426395" calcext:value-type="float">
            <text:p>0.001426395</text:p>
          </table:table-cell>
          <table:table-cell office:value-type="float" office:value="-0.001776723" calcext:value-type="float">
            <text:p>-0.001776723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-0.001113892" calcext:value-type="float">
            <text:p>-0.001113892</text:p>
          </table:table-cell>
          <table:table-cell office:value-type="float" office:value="-0.004501343" calcext:value-type="float">
            <text:p>-0.004501343</text:p>
          </table:table-cell>
          <table:table-cell office:value-type="float" office:value="-0.9941559" calcext:value-type="float">
            <text:p>-0.9941559</text:p>
          </table:table-cell>
          <table:table-cell office:value-type="float" office:value="0.01056533" calcext:value-type="float">
            <text:p>0.01056533</text:p>
          </table:table-cell>
          <table:table-cell office:value-type="float" office:value="0.002690618" calcext:value-type="float">
            <text:p>0.002690618</text:p>
          </table:table-cell>
          <table:table-cell office:value-type="float" office:value="0.000658649" calcext:value-type="float">
            <text:p>0.000658649</text:p>
          </table:table-cell>
        </table:table-row>
        <table:table-row table:style-name="ro1">
          <table:table-cell office:value-type="float" office:value="36.35" calcext:value-type="float">
            <text:p>36.35</text:p>
          </table:table-cell>
          <table:table-cell office:value-type="float" office:value="-0.000213623" calcext:value-type="float">
            <text:p>-0.000213623</text:p>
          </table:table-cell>
          <table:table-cell office:value-type="float" office:value="-0.00642395" calcext:value-type="float">
            <text:p>-0.00642395</text:p>
          </table:table-cell>
          <table:table-cell office:value-type="float" office:value="-0.9921722" calcext:value-type="float">
            <text:p>-0.9921722</text:p>
          </table:table-cell>
          <table:table-cell office:value-type="float" office:value="0.004499245" calcext:value-type="float">
            <text:p>0.004499245</text:p>
          </table:table-cell>
          <table:table-cell office:value-type="float" office:value="0.001480522" calcext:value-type="float">
            <text:p>0.001480522</text:p>
          </table:table-cell>
          <table:table-cell office:value-type="float" office:value="-0.000543358" calcext:value-type="float">
            <text:p>-0.000543358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0.000946045" calcext:value-type="float">
            <text:p>0.000946045</text:p>
          </table:table-cell>
          <table:table-cell office:value-type="float" office:value="-0.004516602" calcext:value-type="float">
            <text:p>-0.004516602</text:p>
          </table:table-cell>
          <table:table-cell office:value-type="float" office:value="-0.9970245" calcext:value-type="float">
            <text:p>-0.9970245</text:p>
          </table:table-cell>
          <table:table-cell office:value-type="float" office:value="-0.000474727" calcext:value-type="float">
            <text:p>-0.000474727</text:p>
          </table:table-cell>
          <table:table-cell office:value-type="float" office:value="0.00388414" calcext:value-type="float">
            <text:p>0.00388414</text:p>
          </table:table-cell>
          <table:table-cell office:value-type="float" office:value="0.002921533" calcext:value-type="float">
            <text:p>0.002921533</text:p>
          </table:table-cell>
        </table:table-row>
        <table:table-row table:style-name="ro1">
          <table:table-cell office:value-type="float" office:value="36.45" calcext:value-type="float">
            <text:p>36.45</text:p>
          </table:table-cell>
          <table:table-cell office:value-type="float" office:value="0.001922607" calcext:value-type="float">
            <text:p>0.001922607</text:p>
          </table:table-cell>
          <table:table-cell office:value-type="float" office:value="-0.002532959" calcext:value-type="float">
            <text:p>-0.002532959</text:p>
          </table:table-cell>
          <table:table-cell office:value-type="float" office:value="-0.9950714" calcext:value-type="float">
            <text:p>-0.9950714</text:p>
          </table:table-cell>
          <table:table-cell office:value-type="float" office:value="0.002115128" calcext:value-type="float">
            <text:p>0.002115128</text:p>
          </table:table-cell>
          <table:table-cell office:value-type="float" office:value="0.008595957" calcext:value-type="float">
            <text:p>0.008595957</text:p>
          </table:table-cell>
          <table:table-cell office:value-type="float" office:value="-0.002805984" calcext:value-type="float">
            <text:p>-0.002805984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0.000823975" calcext:value-type="float">
            <text:p>0.000823975</text:p>
          </table:table-cell>
          <table:table-cell office:value-type="float" office:value="-0.004440308" calcext:value-type="float">
            <text:p>-0.004440308</text:p>
          </table:table-cell>
          <table:table-cell office:value-type="float" office:value="-0.9911957" calcext:value-type="float">
            <text:p>-0.9911957</text:p>
          </table:table-cell>
          <table:table-cell office:value-type="float" office:value="-0.003256745" calcext:value-type="float">
            <text:p>-0.003256745</text:p>
          </table:table-cell>
          <table:table-cell office:value-type="float" office:value="0.005184968" calcext:value-type="float">
            <text:p>0.005184968</text:p>
          </table:table-cell>
          <table:table-cell office:value-type="float" office:value="0.01564372" calcext:value-type="float">
            <text:p>0.01564372</text:p>
          </table:table-cell>
        </table:table-row>
        <table:table-row table:style-name="ro1">
          <table:table-cell office:value-type="float" office:value="36.55" calcext:value-type="float">
            <text:p>36.55</text:p>
          </table:table-cell>
          <table:table-cell office:value-type="float" office:value="0.001861572" calcext:value-type="float">
            <text:p>0.001861572</text:p>
          </table:table-cell>
          <table:table-cell office:value-type="float" office:value="-0.004470825" calcext:value-type="float">
            <text:p>-0.004470825</text:p>
          </table:table-cell>
          <table:table-cell office:value-type="float" office:value="-0.9940796" calcext:value-type="float">
            <text:p>-0.9940796</text:p>
          </table:table-cell>
          <table:table-cell office:value-type="float" office:value="-0.001589659" calcext:value-type="float">
            <text:p>-0.001589659</text:p>
          </table:table-cell>
          <table:table-cell office:value-type="float" office:value="-0.01042898" calcext:value-type="float">
            <text:p>-0.01042898</text:p>
          </table:table-cell>
          <table:table-cell office:value-type="float" office:value="-0.000685606" calcext:value-type="float">
            <text:p>-0.000685606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0.002838135" calcext:value-type="float">
            <text:p>0.002838135</text:p>
          </table:table-cell>
          <table:table-cell office:value-type="float" office:value="-0.002456665" calcext:value-type="float">
            <text:p>-0.002456665</text:p>
          </table:table-cell>
          <table:table-cell office:value-type="float" office:value="-0.9911499" calcext:value-type="float">
            <text:p>-0.9911499</text:p>
          </table:table-cell>
          <table:table-cell office:value-type="float" office:value="0.004661523" calcext:value-type="float">
            <text:p>0.004661523</text:p>
          </table:table-cell>
          <table:table-cell office:value-type="float" office:value="-0.008091696" calcext:value-type="float">
            <text:p>-0.008091696</text:p>
          </table:table-cell>
          <table:table-cell office:value-type="float" office:value="-0.00641448" calcext:value-type="float">
            <text:p>-0.00641448</text:p>
          </table:table-cell>
        </table:table-row>
        <table:table-row table:style-name="ro1">
          <table:table-cell office:value-type="float" office:value="36.65" calcext:value-type="float">
            <text:p>36.65</text:p>
          </table:table-cell>
          <table:table-cell office:value-type="float" office:value="0.000656128" calcext:value-type="float">
            <text:p>0.000656128</text:p>
          </table:table-cell>
          <table:table-cell office:value-type="float" office:value="-0.005325317" calcext:value-type="float">
            <text:p>-0.005325317</text:p>
          </table:table-cell>
          <table:table-cell office:value-type="float" office:value="-0.9843903" calcext:value-type="float">
            <text:p>-0.9843903</text:p>
          </table:table-cell>
          <table:table-cell office:value-type="float" office:value="0.00449985" calcext:value-type="float">
            <text:p>0.00449985</text:p>
          </table:table-cell>
          <table:table-cell office:value-type="float" office:value="-0.000898891" calcext:value-type="float">
            <text:p>-0.000898891</text:p>
          </table:table-cell>
          <table:table-cell office:value-type="float" office:value="-0.000565735" calcext:value-type="float">
            <text:p>-0.000565735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-0.001235962" calcext:value-type="float">
            <text:p>-0.001235962</text:p>
          </table:table-cell>
          <table:table-cell office:value-type="float" office:value="-0.004425049" calcext:value-type="float">
            <text:p>-0.004425049</text:p>
          </table:table-cell>
          <table:table-cell office:value-type="float" office:value="-0.9883423" calcext:value-type="float">
            <text:p>-0.9883423</text:p>
          </table:table-cell>
          <table:table-cell office:value-type="float" office:value="-0.005280638" calcext:value-type="float">
            <text:p>-0.005280638</text:p>
          </table:table-cell>
          <table:table-cell office:value-type="float" office:value="-0.010424" calcext:value-type="float">
            <text:p>-0.010424</text:p>
          </table:table-cell>
          <table:table-cell office:value-type="float" office:value="0.000450646" calcext:value-type="float">
            <text:p>0.000450646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-0.003082275" calcext:value-type="float">
            <text:p>-0.003082275</text:p>
          </table:table-cell>
          <table:table-cell office:value-type="float" office:value="0.000411987" calcext:value-type="float">
            <text:p>0.000411987</text:p>
          </table:table-cell>
          <table:table-cell office:value-type="float" office:value="-0.9893951" calcext:value-type="float">
            <text:p>-0.9893951</text:p>
          </table:table-cell>
          <table:table-cell office:value-type="float" office:value="0.000936226" calcext:value-type="float">
            <text:p>0.000936226</text:p>
          </table:table-cell>
          <table:table-cell office:value-type="float" office:value="-0.004506542" calcext:value-type="float">
            <text:p>-0.004506542</text:p>
          </table:table-cell>
          <table:table-cell office:value-type="float" office:value="-0.004088891" calcext:value-type="float">
            <text:p>-0.004088891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-0.002258301" calcext:value-type="float">
            <text:p>-0.002258301</text:p>
          </table:table-cell>
          <table:table-cell office:value-type="float" office:value="-0.00541687" calcext:value-type="float">
            <text:p>-0.00541687</text:p>
          </table:table-cell>
          <table:table-cell office:value-type="float" office:value="-0.9883728" calcext:value-type="float">
            <text:p>-0.9883728</text:p>
          </table:table-cell>
          <table:table-cell office:value-type="float" office:value="-0.008977847" calcext:value-type="float">
            <text:p>-0.008977847</text:p>
          </table:table-cell>
          <table:table-cell office:value-type="float" office:value="-0.003280442" calcext:value-type="float">
            <text:p>-0.003280442</text:p>
          </table:table-cell>
          <table:table-cell office:value-type="float" office:value="0.001651229" calcext:value-type="float">
            <text:p>0.001651229</text:p>
          </table:table-cell>
        </table:table-row>
        <table:table-row table:style-name="ro1">
          <table:table-cell office:value-type="float" office:value="36.85" calcext:value-type="float">
            <text:p>36.85</text:p>
          </table:table-cell>
          <table:table-cell office:value-type="float" office:value="-0.003173828" calcext:value-type="float">
            <text:p>-0.003173828</text:p>
          </table:table-cell>
          <table:table-cell office:value-type="float" office:value="-0.004470825" calcext:value-type="float">
            <text:p>-0.004470825</text:p>
          </table:table-cell>
          <table:table-cell office:value-type="float" office:value="-0.9903412" calcext:value-type="float">
            <text:p>-0.9903412</text:p>
          </table:table-cell>
          <table:table-cell office:value-type="float" office:value="-0.00873035" calcext:value-type="float">
            <text:p>-0.00873035</text:p>
          </table:table-cell>
          <table:table-cell office:value-type="float" office:value="-0.002173857" calcext:value-type="float">
            <text:p>-0.002173857</text:p>
          </table:table-cell>
          <table:table-cell office:value-type="float" office:value="-0.007592508" calcext:value-type="float">
            <text:p>-0.007592508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-0.001159668" calcext:value-type="float">
            <text:p>-0.001159668</text:p>
          </table:table-cell>
          <table:table-cell office:value-type="float" office:value="-0.004470825" calcext:value-type="float">
            <text:p>-0.004470825</text:p>
          </table:table-cell>
          <table:table-cell office:value-type="float" office:value="-0.992218" calcext:value-type="float">
            <text:p>-0.992218</text:p>
          </table:table-cell>
          <table:table-cell office:value-type="float" office:value="-0.005218911" calcext:value-type="float">
            <text:p>-0.005218911</text:p>
          </table:table-cell>
          <table:table-cell office:value-type="float" office:value="-0.01044725" calcext:value-type="float">
            <text:p>-0.01044725</text:p>
          </table:table-cell>
          <table:table-cell office:value-type="float" office:value="-0.001863672" calcext:value-type="float">
            <text:p>-0.001863672</text:p>
          </table:table-cell>
        </table:table-row>
        <table:table-row table:style-name="ro1">
          <table:table-cell office:value-type="float" office:value="36.95" calcext:value-type="float">
            <text:p>36.95</text:p>
          </table:table-cell>
          <table:table-cell office:value-type="float" office:value="0.000915527" calcext:value-type="float">
            <text:p>0.000915527</text:p>
          </table:table-cell>
          <table:table-cell office:value-type="float" office:value="0.001434326" calcext:value-type="float">
            <text:p>0.001434326</text:p>
          </table:table-cell>
          <table:table-cell office:value-type="float" office:value="-0.9893036" calcext:value-type="float">
            <text:p>-0.9893036</text:p>
          </table:table-cell>
          <table:table-cell office:value-type="float" office:value="0.0130608" calcext:value-type="float">
            <text:p>0.0130608</text:p>
          </table:table-cell>
          <table:table-cell office:value-type="float" office:value="0.007431721" calcext:value-type="float">
            <text:p>0.007431721</text:p>
          </table:table-cell>
          <table:table-cell office:value-type="float" office:value="-0.001600108" calcext:value-type="float">
            <text:p>-0.0016001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001083374" calcext:value-type="float">
            <text:p>-0.001083374</text:p>
          </table:table-cell>
          <table:table-cell office:value-type="float" office:value="-0.002532959" calcext:value-type="float">
            <text:p>-0.002532959</text:p>
          </table:table-cell>
          <table:table-cell office:value-type="float" office:value="-0.9931946" calcext:value-type="float">
            <text:p>-0.9931946</text:p>
          </table:table-cell>
          <table:table-cell office:value-type="float" office:value="-0.000348147" calcext:value-type="float">
            <text:p>-0.000348147</text:p>
          </table:table-cell>
          <table:table-cell office:value-type="float" office:value="-0.002109122" calcext:value-type="float">
            <text:p>-0.002109122</text:p>
          </table:table-cell>
          <table:table-cell office:value-type="float" office:value="-0.00176112" calcext:value-type="float">
            <text:p>-0.00176112</text:p>
          </table:table-cell>
        </table:table-row>
        <table:table-row table:style-name="ro1">
          <table:table-cell office:value-type="float" office:value="37.05" calcext:value-type="float">
            <text:p>37.05</text:p>
          </table:table-cell>
          <table:table-cell office:value-type="float" office:value="0.001968384" calcext:value-type="float">
            <text:p>0.001968384</text:p>
          </table:table-cell>
          <table:table-cell office:value-type="float" office:value="-0.000579834" calcext:value-type="float">
            <text:p>-0.000579834</text:p>
          </table:table-cell>
          <table:table-cell office:value-type="float" office:value="-0.9950867" calcext:value-type="float">
            <text:p>-0.9950867</text:p>
          </table:table-cell>
          <table:table-cell office:value-type="float" office:value="0.008100854" calcext:value-type="float">
            <text:p>0.008100854</text:p>
          </table:table-cell>
          <table:table-cell office:value-type="float" office:value="-0.006825212" calcext:value-type="float">
            <text:p>-0.006825212</text:p>
          </table:table-cell>
          <table:table-cell office:value-type="float" office:value="0.001713067" calcext:value-type="float">
            <text:p>0.001713067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0.001754761" calcext:value-type="float">
            <text:p>0.001754761</text:p>
          </table:table-cell>
          <table:table-cell office:value-type="float" office:value="-0.00440979" calcext:value-type="float">
            <text:p>-0.00440979</text:p>
          </table:table-cell>
          <table:table-cell office:value-type="float" office:value="-0.9892273" calcext:value-type="float">
            <text:p>-0.9892273</text:p>
          </table:table-cell>
          <table:table-cell office:value-type="float" office:value="0.000869953" calcext:value-type="float">
            <text:p>0.000869953</text:p>
          </table:table-cell>
          <table:table-cell office:value-type="float" office:value="-0.000917325" calcext:value-type="float">
            <text:p>-0.000917325</text:p>
          </table:table-cell>
          <table:table-cell office:value-type="float" office:value="-0.00174413" calcext:value-type="float">
            <text:p>-0.00174413</text:p>
          </table:table-cell>
        </table:table-row>
        <table:table-row table:style-name="ro1">
          <table:table-cell office:value-type="float" office:value="37.15" calcext:value-type="float">
            <text:p>37.15</text:p>
          </table:table-cell>
          <table:table-cell office:value-type="float" office:value="-0.001113892" calcext:value-type="float">
            <text:p>-0.001113892</text:p>
          </table:table-cell>
          <table:table-cell office:value-type="float" office:value="-0.0025177" calcext:value-type="float">
            <text:p>-0.0025177</text:p>
          </table:table-cell>
          <table:table-cell office:value-type="float" office:value="-0.9922333" calcext:value-type="float">
            <text:p>-0.9922333</text:p>
          </table:table-cell>
          <table:table-cell office:value-type="float" office:value="-0.004003962" calcext:value-type="float">
            <text:p>-0.004003962</text:p>
          </table:table-cell>
          <table:table-cell office:value-type="float" office:value="-0.00687509" calcext:value-type="float">
            <text:p>-0.00687509</text:p>
          </table:table-cell>
          <table:table-cell office:value-type="float" office:value="-0.001825454" calcext:value-type="float">
            <text:p>-0.001825454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-0.007247925" calcext:value-type="float">
            <text:p>-0.007247925</text:p>
          </table:table-cell>
          <table:table-cell office:value-type="float" office:value="-0.004455566" calcext:value-type="float">
            <text:p>-0.004455566</text:p>
          </table:table-cell>
          <table:table-cell office:value-type="float" office:value="-0.9855652" calcext:value-type="float">
            <text:p>-0.9855652</text:p>
          </table:table-cell>
          <table:table-cell office:value-type="float" office:value="-0.007723809" calcext:value-type="float">
            <text:p>-0.007723809</text:p>
          </table:table-cell>
          <table:table-cell office:value-type="float" office:value="-0.01381757" calcext:value-type="float">
            <text:p>-0.01381757</text:p>
          </table:table-cell>
          <table:table-cell office:value-type="float" office:value="0.003896999" calcext:value-type="float">
            <text:p>0.003896999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-0.005020142" calcext:value-type="float">
            <text:p>-0.005020142</text:p>
          </table:table-cell>
          <table:table-cell office:value-type="float" office:value="-0.001586914" calcext:value-type="float">
            <text:p>-0.001586914</text:p>
          </table:table-cell>
          <table:table-cell office:value-type="float" office:value="-0.9933014" calcext:value-type="float">
            <text:p>-0.9933014</text:p>
          </table:table-cell>
          <table:table-cell office:value-type="float" office:value="-0.007510161" calcext:value-type="float">
            <text:p>-0.007510161</text:p>
          </table:table-cell>
          <table:table-cell office:value-type="float" office:value="-0.01032101" calcext:value-type="float">
            <text:p>-0.01032101</text:p>
          </table:table-cell>
          <table:table-cell office:value-type="float" office:value="-0.004168286" calcext:value-type="float">
            <text:p>-0.004168286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0.004806519" calcext:value-type="float">
            <text:p>0.004806519</text:p>
          </table:table-cell>
          <table:table-cell office:value-type="float" office:value="-0.003417969" calcext:value-type="float">
            <text:p>-0.003417969</text:p>
          </table:table-cell>
          <table:table-cell office:value-type="float" office:value="-0.9911041" calcext:value-type="float">
            <text:p>-0.9911041</text:p>
          </table:table-cell>
          <table:table-cell office:value-type="float" office:value="-0.009596" calcext:value-type="float">
            <text:p>-0.009596</text:p>
          </table:table-cell>
          <table:table-cell office:value-type="float" office:value="-0.02472074" calcext:value-type="float">
            <text:p>-0.02472074</text:p>
          </table:table-cell>
          <table:table-cell office:value-type="float" office:value="-0.0170368" calcext:value-type="float">
            <text:p>-0.0170368</text:p>
          </table:table-cell>
        </table:table-row>
        <table:table-row table:style-name="ro1">
          <table:table-cell office:value-type="float" office:value="37.35" calcext:value-type="float">
            <text:p>37.35</text:p>
          </table:table-cell>
          <table:table-cell office:value-type="float" office:value="-0.00112915" calcext:value-type="float">
            <text:p>-0.00112915</text:p>
          </table:table-cell>
          <table:table-cell office:value-type="float" office:value="-0.004486084" calcext:value-type="float">
            <text:p>-0.004486084</text:p>
          </table:table-cell>
          <table:table-cell office:value-type="float" office:value="-0.9931793" calcext:value-type="float">
            <text:p>-0.9931793</text:p>
          </table:table-cell>
          <table:table-cell office:value-type="float" office:value="0.002339724" calcext:value-type="float">
            <text:p>0.002339724</text:p>
          </table:table-cell>
          <table:table-cell office:value-type="float" office:value="0.02535357" calcext:value-type="float">
            <text:p>0.02535357</text:p>
          </table:table-cell>
          <table:table-cell office:value-type="float" office:value="-0.008417897" calcext:value-type="float">
            <text:p>-0.008417897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-0.0140686" calcext:value-type="float">
            <text:p>-0.0140686</text:p>
          </table:table-cell>
          <table:table-cell office:value-type="float" office:value="-0.003616333" calcext:value-type="float">
            <text:p>-0.003616333</text:p>
          </table:table-cell>
          <table:table-cell office:value-type="float" office:value="-0.9896698" calcext:value-type="float">
            <text:p>-0.9896698</text:p>
          </table:table-cell>
          <table:table-cell office:value-type="float" office:value="0.004708348" calcext:value-type="float">
            <text:p>0.004708348</text:p>
          </table:table-cell>
          <table:table-cell office:value-type="float" office:value="0.000396225" calcext:value-type="float">
            <text:p>0.000396225</text:p>
          </table:table-cell>
          <table:table-cell office:value-type="float" office:value="-0.005160991" calcext:value-type="float">
            <text:p>-0.005160991</text:p>
          </table:table-cell>
        </table:table-row>
        <table:table-row table:style-name="ro1">
          <table:table-cell office:value-type="float" office:value="37.45" calcext:value-type="float">
            <text:p>37.45</text:p>
          </table:table-cell>
          <table:table-cell office:value-type="float" office:value="-0.0308075" calcext:value-type="float">
            <text:p>-0.0308075</text:p>
          </table:table-cell>
          <table:table-cell office:value-type="float" office:value="-0.002883911" calcext:value-type="float">
            <text:p>-0.002883911</text:p>
          </table:table-cell>
          <table:table-cell office:value-type="float" office:value="-0.993988" calcext:value-type="float">
            <text:p>-0.993988</text:p>
          </table:table-cell>
          <table:table-cell office:value-type="float" office:value="0.008351211" calcext:value-type="float">
            <text:p>0.008351211</text:p>
          </table:table-cell>
          <table:table-cell office:value-type="float" office:value="-0.006371207" calcext:value-type="float">
            <text:p>-0.006371207</text:p>
          </table:table-cell>
          <table:table-cell office:value-type="float" office:value="-0.09544142" calcext:value-type="float">
            <text:p>-0.09544142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-0.02268982" calcext:value-type="float">
            <text:p>-0.02268982</text:p>
          </table:table-cell>
          <table:table-cell office:value-type="float" office:value="0.009002686" calcext:value-type="float">
            <text:p>0.009002686</text:p>
          </table:table-cell>
          <table:table-cell office:value-type="float" office:value="-0.9890137" calcext:value-type="float">
            <text:p>-0.9890137</text:p>
          </table:table-cell>
          <table:table-cell office:value-type="float" office:value="0.004961849" calcext:value-type="float">
            <text:p>0.004961849</text:p>
          </table:table-cell>
          <table:table-cell office:value-type="float" office:value="-0.03150655" calcext:value-type="float">
            <text:p>-0.03150655</text:p>
          </table:table-cell>
          <table:table-cell office:value-type="float" office:value="-0.2414597" calcext:value-type="float">
            <text:p>-0.2414597</text:p>
          </table:table-cell>
        </table:table-row>
        <table:table-row table:style-name="ro1">
          <table:table-cell office:value-type="float" office:value="37.55" calcext:value-type="float">
            <text:p>37.55</text:p>
          </table:table-cell>
          <table:table-cell office:value-type="float" office:value="0.001846313" calcext:value-type="float">
            <text:p>0.001846313</text:p>
          </table:table-cell>
          <table:table-cell office:value-type="float" office:value="0.03663635" calcext:value-type="float">
            <text:p>0.03663635</text:p>
          </table:table-cell>
          <table:table-cell office:value-type="float" office:value="-0.9924316" calcext:value-type="float">
            <text:p>-0.9924316</text:p>
          </table:table-cell>
          <table:table-cell office:value-type="float" office:value="0.0230599" calcext:value-type="float">
            <text:p>0.0230599</text:p>
          </table:table-cell>
          <table:table-cell office:value-type="float" office:value="-0.002182648" calcext:value-type="float">
            <text:p>-0.002182648</text:p>
          </table:table-cell>
          <table:table-cell office:value-type="float" office:value="-0.5534596" calcext:value-type="float">
            <text:p>-0.5534596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-0.002166748" calcext:value-type="float">
            <text:p>-0.002166748</text:p>
          </table:table-cell>
          <table:table-cell office:value-type="float" office:value="-0.001480103" calcext:value-type="float">
            <text:p>-0.001480103</text:p>
          </table:table-cell>
          <table:table-cell office:value-type="float" office:value="-0.9874115" calcext:value-type="float">
            <text:p>-0.9874115</text:p>
          </table:table-cell>
          <table:table-cell office:value-type="float" office:value="0.02934621" calcext:value-type="float">
            <text:p>0.02934621</text:p>
          </table:table-cell>
          <table:table-cell office:value-type="float" office:value="-0.009471784" calcext:value-type="float">
            <text:p>-0.009471784</text:p>
          </table:table-cell>
          <table:table-cell office:value-type="float" office:value="-0.8334642" calcext:value-type="float">
            <text:p>-0.8334642</text:p>
          </table:table-cell>
        </table:table-row>
        <table:table-row table:style-name="ro1">
          <table:table-cell office:value-type="float" office:value="37.65" calcext:value-type="float">
            <text:p>37.65</text:p>
          </table:table-cell>
          <table:table-cell office:value-type="float" office:value="-0.05732727" calcext:value-type="float">
            <text:p>-0.05732727</text:p>
          </table:table-cell>
          <table:table-cell office:value-type="float" office:value="0.02780151" calcext:value-type="float">
            <text:p>0.02780151</text:p>
          </table:table-cell>
          <table:table-cell office:value-type="float" office:value="-1.01825" calcext:value-type="float">
            <text:p>-1.01825</text:p>
          </table:table-cell>
          <table:table-cell office:value-type="float" office:value="-0.01374437" calcext:value-type="float">
            <text:p>-0.01374437</text:p>
          </table:table-cell>
          <table:table-cell office:value-type="float" office:value="-0.003041958" calcext:value-type="float">
            <text:p>-0.003041958</text:p>
          </table:table-cell>
          <table:table-cell office:value-type="float" office:value="-0.7734855" calcext:value-type="float">
            <text:p>-0.7734855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-0.1292725" calcext:value-type="float">
            <text:p>-0.1292725</text:p>
          </table:table-cell>
          <table:table-cell office:value-type="float" office:value="0.06549072" calcext:value-type="float">
            <text:p>0.06549072</text:p>
          </table:table-cell>
          <table:table-cell office:value-type="float" office:value="-0.9932251" calcext:value-type="float">
            <text:p>-0.9932251</text:p>
          </table:table-cell>
          <table:table-cell office:value-type="float" office:value="0.02783226" calcext:value-type="float">
            <text:p>0.02783226</text:p>
          </table:table-cell>
          <table:table-cell office:value-type="float" office:value="-0.09219867" calcext:value-type="float">
            <text:p>-0.09219867</text:p>
          </table:table-cell>
          <table:table-cell office:value-type="float" office:value="-0.6387047" calcext:value-type="float">
            <text:p>-0.6387047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-0.04780579" calcext:value-type="float">
            <text:p>-0.04780579</text:p>
          </table:table-cell>
          <table:table-cell office:value-type="float" office:value="0.02719116" calcext:value-type="float">
            <text:p>0.02719116</text:p>
          </table:table-cell>
          <table:table-cell office:value-type="float" office:value="-0.999527" calcext:value-type="float">
            <text:p>-0.999527</text:p>
          </table:table-cell>
          <table:table-cell office:value-type="float" office:value="0.005263994" calcext:value-type="float">
            <text:p>0.005263994</text:p>
          </table:table-cell>
          <table:table-cell office:value-type="float" office:value="0.008871594" calcext:value-type="float">
            <text:p>0.008871594</text:p>
          </table:table-cell>
          <table:table-cell office:value-type="float" office:value="-1.300825" calcext:value-type="float">
            <text:p>-1.300825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-0.05557251" calcext:value-type="float">
            <text:p>-0.05557251</text:p>
          </table:table-cell>
          <table:table-cell office:value-type="float" office:value="0.03094482" calcext:value-type="float">
            <text:p>0.03094482</text:p>
          </table:table-cell>
          <table:table-cell office:value-type="float" office:value="-1.003632" calcext:value-type="float">
            <text:p>-1.003632</text:p>
          </table:table-cell>
          <table:table-cell office:value-type="float" office:value="0.02227645" calcext:value-type="float">
            <text:p>0.02227645</text:p>
          </table:table-cell>
          <table:table-cell office:value-type="float" office:value="0.04570856" calcext:value-type="float">
            <text:p>0.04570856</text:p>
          </table:table-cell>
          <table:table-cell office:value-type="float" office:value="-1.572272" calcext:value-type="float">
            <text:p>-1.572272</text:p>
          </table:table-cell>
        </table:table-row>
        <table:table-row table:style-name="ro1">
          <table:table-cell office:value-type="float" office:value="37.85" calcext:value-type="float">
            <text:p>37.85</text:p>
          </table:table-cell>
          <table:table-cell office:value-type="float" office:value="0.02604675" calcext:value-type="float">
            <text:p>0.02604675</text:p>
          </table:table-cell>
          <table:table-cell office:value-type="float" office:value="0.01441956" calcext:value-type="float">
            <text:p>0.01441956</text:p>
          </table:table-cell>
          <table:table-cell office:value-type="float" office:value="-0.9916229" calcext:value-type="float">
            <text:p>-0.9916229</text:p>
          </table:table-cell>
          <table:table-cell office:value-type="float" office:value="0.01305896" calcext:value-type="float">
            <text:p>0.01305896</text:p>
          </table:table-cell>
          <table:table-cell office:value-type="float" office:value="-0.05130946" calcext:value-type="float">
            <text:p>-0.05130946</text:p>
          </table:table-cell>
          <table:table-cell office:value-type="float" office:value="-1.772193" calcext:value-type="float">
            <text:p>-1.772193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-0.05833435" calcext:value-type="float">
            <text:p>-0.05833435</text:p>
          </table:table-cell>
          <table:table-cell office:value-type="float" office:value="0.004592896" calcext:value-type="float">
            <text:p>0.004592896</text:p>
          </table:table-cell>
          <table:table-cell office:value-type="float" office:value="-0.9967346" calcext:value-type="float">
            <text:p>-0.9967346</text:p>
          </table:table-cell>
          <table:table-cell office:value-type="float" office:value="-0.002553548" calcext:value-type="float">
            <text:p>-0.002553548</text:p>
          </table:table-cell>
          <table:table-cell office:value-type="float" office:value="-0.03434869" calcext:value-type="float">
            <text:p>-0.03434869</text:p>
          </table:table-cell>
          <table:table-cell office:value-type="float" office:value="-1.736261" calcext:value-type="float">
            <text:p>-1.736261</text:p>
          </table:table-cell>
        </table:table-row>
        <table:table-row table:style-name="ro1">
          <table:table-cell office:value-type="float" office:value="37.95" calcext:value-type="float">
            <text:p>37.95</text:p>
          </table:table-cell>
          <table:table-cell office:value-type="float" office:value="0.0554657" calcext:value-type="float">
            <text:p>0.0554657</text:p>
          </table:table-cell>
          <table:table-cell office:value-type="float" office:value="0.01594543" calcext:value-type="float">
            <text:p>0.01594543</text:p>
          </table:table-cell>
          <table:table-cell office:value-type="float" office:value="-0.9762573" calcext:value-type="float">
            <text:p>-0.9762573</text:p>
          </table:table-cell>
          <table:table-cell office:value-type="float" office:value="0.003570815" calcext:value-type="float">
            <text:p>0.003570815</text:p>
          </table:table-cell>
          <table:table-cell office:value-type="float" office:value="-0.02844489" calcext:value-type="float">
            <text:p>-0.02844489</text:p>
          </table:table-cell>
          <table:table-cell office:value-type="float" office:value="-1.873847" calcext:value-type="float">
            <text:p>-1.8738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05493164" calcext:value-type="float">
            <text:p>-0.005493164</text:p>
          </table:table-cell>
          <table:table-cell office:value-type="float" office:value="0.01097107" calcext:value-type="float">
            <text:p>0.01097107</text:p>
          </table:table-cell>
          <table:table-cell office:value-type="float" office:value="-1.003159" calcext:value-type="float">
            <text:p>-1.003159</text:p>
          </table:table-cell>
          <table:table-cell office:value-type="float" office:value="-0.01679703" calcext:value-type="float">
            <text:p>-0.01679703</text:p>
          </table:table-cell>
          <table:table-cell office:value-type="float" office:value="0.04758478" calcext:value-type="float">
            <text:p>0.04758478</text:p>
          </table:table-cell>
          <table:table-cell office:value-type="float" office:value="-1.752951" calcext:value-type="float">
            <text:p>-1.752951</text:p>
          </table:table-cell>
        </table:table-row>
        <table:table-row table:style-name="ro1">
          <table:table-cell office:value-type="float" office:value="38.05" calcext:value-type="float">
            <text:p>38.05</text:p>
          </table:table-cell>
          <table:table-cell office:value-type="float" office:value="-0.0413208" calcext:value-type="float">
            <text:p>-0.0413208</text:p>
          </table:table-cell>
          <table:table-cell office:value-type="float" office:value="0.00668335" calcext:value-type="float">
            <text:p>0.00668335</text:p>
          </table:table-cell>
          <table:table-cell office:value-type="float" office:value="-1.001144" calcext:value-type="float">
            <text:p>-1.001144</text:p>
          </table:table-cell>
          <table:table-cell office:value-type="float" office:value="-0.02482497" calcext:value-type="float">
            <text:p>-0.02482497</text:p>
          </table:table-cell>
          <table:table-cell office:value-type="float" office:value="0.09100731" calcext:value-type="float">
            <text:p>0.09100731</text:p>
          </table:table-cell>
          <table:table-cell office:value-type="float" office:value="-1.818545" calcext:value-type="float">
            <text:p>-1.818545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0.07522583" calcext:value-type="float">
            <text:p>0.07522583</text:p>
          </table:table-cell>
          <table:table-cell office:value-type="float" office:value="0.007247925" calcext:value-type="float">
            <text:p>0.007247925</text:p>
          </table:table-cell>
          <table:table-cell office:value-type="float" office:value="-0.9824829" calcext:value-type="float">
            <text:p>-0.9824829</text:p>
          </table:table-cell>
          <table:table-cell office:value-type="float" office:value="-0.007766888" calcext:value-type="float">
            <text:p>-0.007766888</text:p>
          </table:table-cell>
          <table:table-cell office:value-type="float" office:value="0.01521881" calcext:value-type="float">
            <text:p>0.01521881</text:p>
          </table:table-cell>
          <table:table-cell office:value-type="float" office:value="-2.04358" calcext:value-type="float">
            <text:p>-2.04358</text:p>
          </table:table-cell>
        </table:table-row>
        <table:table-row table:style-name="ro1">
          <table:table-cell office:value-type="float" office:value="38.15" calcext:value-type="float">
            <text:p>38.15</text:p>
          </table:table-cell>
          <table:table-cell office:value-type="float" office:value="0.01455688" calcext:value-type="float">
            <text:p>0.01455688</text:p>
          </table:table-cell>
          <table:table-cell office:value-type="float" office:value="0.01304626" calcext:value-type="float">
            <text:p>0.01304626</text:p>
          </table:table-cell>
          <table:table-cell office:value-type="float" office:value="-1.011368" calcext:value-type="float">
            <text:p>-1.011368</text:p>
          </table:table-cell>
          <table:table-cell office:value-type="float" office:value="-0.005288204" calcext:value-type="float">
            <text:p>-0.005288204</text:p>
          </table:table-cell>
          <table:table-cell office:value-type="float" office:value="0.0636662" calcext:value-type="float">
            <text:p>0.0636662</text:p>
          </table:table-cell>
          <table:table-cell office:value-type="float" office:value="-1.818685" calcext:value-type="float">
            <text:p>-1.818685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0.07131958" calcext:value-type="float">
            <text:p>0.07131958</text:p>
          </table:table-cell>
          <table:table-cell office:value-type="float" office:value="0.002212524" calcext:value-type="float">
            <text:p>0.002212524</text:p>
          </table:table-cell>
          <table:table-cell office:value-type="float" office:value="-0.9913025" calcext:value-type="float">
            <text:p>-0.9913025</text:p>
          </table:table-cell>
          <table:table-cell office:value-type="float" office:value="-0.01661754" calcext:value-type="float">
            <text:p>-0.01661754</text:p>
          </table:table-cell>
          <table:table-cell office:value-type="float" office:value="0.001605239" calcext:value-type="float">
            <text:p>0.001605239</text:p>
          </table:table-cell>
          <table:table-cell office:value-type="float" office:value="-1.576374" calcext:value-type="float">
            <text:p>-1.576374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-0.02339172" calcext:value-type="float">
            <text:p>-0.02339172</text:p>
          </table:table-cell>
          <table:table-cell office:value-type="float" office:value="0.0539093" calcext:value-type="float">
            <text:p>0.0539093</text:p>
          </table:table-cell>
          <table:table-cell office:value-type="float" office:value="-0.9980927" calcext:value-type="float">
            <text:p>-0.9980927</text:p>
          </table:table-cell>
          <table:table-cell office:value-type="float" office:value="0.02735189" calcext:value-type="float">
            <text:p>0.02735189</text:p>
          </table:table-cell>
          <table:table-cell office:value-type="float" office:value="-0.00937511" calcext:value-type="float">
            <text:p>-0.00937511</text:p>
          </table:table-cell>
          <table:table-cell office:value-type="float" office:value="-1.350632" calcext:value-type="float">
            <text:p>-1.350632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0.06900024" calcext:value-type="float">
            <text:p>0.06900024</text:p>
          </table:table-cell>
          <table:table-cell office:value-type="float" office:value="-0.02142334" calcext:value-type="float">
            <text:p>-0.02142334</text:p>
          </table:table-cell>
          <table:table-cell office:value-type="float" office:value="-1.002869" calcext:value-type="float">
            <text:p>-1.002869</text:p>
          </table:table-cell>
          <table:table-cell office:value-type="float" office:value="-0.06774509" calcext:value-type="float">
            <text:p>-0.06774509</text:p>
          </table:table-cell>
          <table:table-cell office:value-type="float" office:value="-0.05121804" calcext:value-type="float">
            <text:p>-0.05121804</text:p>
          </table:table-cell>
          <table:table-cell office:value-type="float" office:value="-1.488056" calcext:value-type="float">
            <text:p>-1.488056</text:p>
          </table:table-cell>
        </table:table-row>
        <table:table-row table:style-name="ro1">
          <table:table-cell office:value-type="float" office:value="38.35" calcext:value-type="float">
            <text:p>38.35</text:p>
          </table:table-cell>
          <table:table-cell office:value-type="float" office:value="-0.002792358" calcext:value-type="float">
            <text:p>-0.002792358</text:p>
          </table:table-cell>
          <table:table-cell office:value-type="float" office:value="0.00718689" calcext:value-type="float">
            <text:p>0.00718689</text:p>
          </table:table-cell>
          <table:table-cell office:value-type="float" office:value="-0.9952698" calcext:value-type="float">
            <text:p>-0.9952698</text:p>
          </table:table-cell>
          <table:table-cell office:value-type="float" office:value="0.003967691" calcext:value-type="float">
            <text:p>0.003967691</text:p>
          </table:table-cell>
          <table:table-cell office:value-type="float" office:value="-0.02988571" calcext:value-type="float">
            <text:p>-0.02988571</text:p>
          </table:table-cell>
          <table:table-cell office:value-type="float" office:value="-1.114938" calcext:value-type="float">
            <text:p>-1.114938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0.01133728" calcext:value-type="float">
            <text:p>0.01133728</text:p>
          </table:table-cell>
          <table:table-cell office:value-type="float" office:value="-0.002090454" calcext:value-type="float">
            <text:p>-0.002090454</text:p>
          </table:table-cell>
          <table:table-cell office:value-type="float" office:value="-0.9714966" calcext:value-type="float">
            <text:p>-0.9714966</text:p>
          </table:table-cell>
          <table:table-cell office:value-type="float" office:value="0.003272974" calcext:value-type="float">
            <text:p>0.003272974</text:p>
          </table:table-cell>
          <table:table-cell office:value-type="float" office:value="-0.0328018" calcext:value-type="float">
            <text:p>-0.0328018</text:p>
          </table:table-cell>
          <table:table-cell office:value-type="float" office:value="-1.04324" calcext:value-type="float">
            <text:p>-1.04324</text:p>
          </table:table-cell>
        </table:table-row>
        <table:table-row table:style-name="ro1">
          <table:table-cell office:value-type="float" office:value="38.45" calcext:value-type="float">
            <text:p>38.45</text:p>
          </table:table-cell>
          <table:table-cell office:value-type="float" office:value="0.01847839" calcext:value-type="float">
            <text:p>0.01847839</text:p>
          </table:table-cell>
          <table:table-cell office:value-type="float" office:value="0.02204895" calcext:value-type="float">
            <text:p>0.02204895</text:p>
          </table:table-cell>
          <table:table-cell office:value-type="float" office:value="-0.999649" calcext:value-type="float">
            <text:p>-0.999649</text:p>
          </table:table-cell>
          <table:table-cell office:value-type="float" office:value="-0.01975283" calcext:value-type="float">
            <text:p>-0.01975283</text:p>
          </table:table-cell>
          <table:table-cell office:value-type="float" office:value="-0.01344078" calcext:value-type="float">
            <text:p>-0.01344078</text:p>
          </table:table-cell>
          <table:table-cell office:value-type="float" office:value="-1.003857" calcext:value-type="float">
            <text:p>-1.003857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0.02787781" calcext:value-type="float">
            <text:p>0.02787781</text:p>
          </table:table-cell>
          <table:table-cell office:value-type="float" office:value="-0.00038147" calcext:value-type="float">
            <text:p>-0.00038147</text:p>
          </table:table-cell>
          <table:table-cell office:value-type="float" office:value="-1.003143" calcext:value-type="float">
            <text:p>-1.003143</text:p>
          </table:table-cell>
          <table:table-cell office:value-type="float" office:value="-0.005534084" calcext:value-type="float">
            <text:p>-0.005534084</text:p>
          </table:table-cell>
          <table:table-cell office:value-type="float" office:value="0.02561492" calcext:value-type="float">
            <text:p>0.02561492</text:p>
          </table:table-cell>
          <table:table-cell office:value-type="float" office:value="-0.8981444" calcext:value-type="float">
            <text:p>-0.8981444</text:p>
          </table:table-cell>
        </table:table-row>
        <table:table-row table:style-name="ro1">
          <table:table-cell office:value-type="float" office:value="38.55" calcext:value-type="float">
            <text:p>38.55</text:p>
          </table:table-cell>
          <table:table-cell office:value-type="float" office:value="0.01533508" calcext:value-type="float">
            <text:p>0.01533508</text:p>
          </table:table-cell>
          <table:table-cell office:value-type="float" office:value="-0.01792908" calcext:value-type="float">
            <text:p>-0.01792908</text:p>
          </table:table-cell>
          <table:table-cell office:value-type="float" office:value="-0.9897614" calcext:value-type="float">
            <text:p>-0.9897614</text:p>
          </table:table-cell>
          <table:table-cell office:value-type="float" office:value="-0.01059736" calcext:value-type="float">
            <text:p>-0.01059736</text:p>
          </table:table-cell>
          <table:table-cell table:style-name="ce1" office:value-type="float" office:value="-0.0000919" calcext:value-type="float">
            <text:p>-9.19E-005</text:p>
          </table:table-cell>
          <table:table-cell office:value-type="float" office:value="-0.8451875" calcext:value-type="float">
            <text:p>-0.8451875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0.05004883" calcext:value-type="float">
            <text:p>0.05004883</text:p>
          </table:table-cell>
          <table:table-cell office:value-type="float" office:value="-0.02754211" calcext:value-type="float">
            <text:p>-0.02754211</text:p>
          </table:table-cell>
          <table:table-cell office:value-type="float" office:value="-1.004288" calcext:value-type="float">
            <text:p>-1.004288</text:p>
          </table:table-cell>
          <table:table-cell office:value-type="float" office:value="0.005079018" calcext:value-type="float">
            <text:p>0.005079018</text:p>
          </table:table-cell>
          <table:table-cell office:value-type="float" office:value="-0.03052708" calcext:value-type="float">
            <text:p>-0.03052708</text:p>
          </table:table-cell>
          <table:table-cell office:value-type="float" office:value="-0.7921591" calcext:value-type="float">
            <text:p>-0.7921591</text:p>
          </table:table-cell>
        </table:table-row>
        <table:table-row table:style-name="ro1">
          <table:table-cell office:value-type="float" office:value="38.65" calcext:value-type="float">
            <text:p>38.65</text:p>
          </table:table-cell>
          <table:table-cell office:value-type="float" office:value="-0.006088257" calcext:value-type="float">
            <text:p>-0.006088257</text:p>
          </table:table-cell>
          <table:table-cell office:value-type="float" office:value="0.03353882" calcext:value-type="float">
            <text:p>0.03353882</text:p>
          </table:table-cell>
          <table:table-cell office:value-type="float" office:value="-0.9965057" calcext:value-type="float">
            <text:p>-0.9965057</text:p>
          </table:table-cell>
          <table:table-cell office:value-type="float" office:value="0.004476605" calcext:value-type="float">
            <text:p>0.004476605</text:p>
          </table:table-cell>
          <table:table-cell office:value-type="float" office:value="-0.01398377" calcext:value-type="float">
            <text:p>-0.01398377</text:p>
          </table:table-cell>
          <table:table-cell office:value-type="float" office:value="-0.5421194" calcext:value-type="float">
            <text:p>-0.5421194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0.003723145" calcext:value-type="float">
            <text:p>0.003723145</text:p>
          </table:table-cell>
          <table:table-cell office:value-type="float" office:value="-0.007339478" calcext:value-type="float">
            <text:p>-0.007339478</text:p>
          </table:table-cell>
          <table:table-cell office:value-type="float" office:value="-0.9920654" calcext:value-type="float">
            <text:p>-0.9920654</text:p>
          </table:table-cell>
          <table:table-cell office:value-type="float" office:value="0.008414952" calcext:value-type="float">
            <text:p>0.008414952</text:p>
          </table:table-cell>
          <table:table-cell office:value-type="float" office:value="-0.02756595" calcext:value-type="float">
            <text:p>-0.02756595</text:p>
          </table:table-cell>
          <table:table-cell office:value-type="float" office:value="-0.5977528" calcext:value-type="float">
            <text:p>-0.5977528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0.004989624" calcext:value-type="float">
            <text:p>0.004989624</text:p>
          </table:table-cell>
          <table:table-cell office:value-type="float" office:value="-0.009506226" calcext:value-type="float">
            <text:p>-0.009506226</text:p>
          </table:table-cell>
          <table:table-cell office:value-type="float" office:value="-1.007568" calcext:value-type="float">
            <text:p>-1.007568</text:p>
          </table:table-cell>
          <table:table-cell office:value-type="float" office:value="-0.01669883" calcext:value-type="float">
            <text:p>-0.01669883</text:p>
          </table:table-cell>
          <table:table-cell office:value-type="float" office:value="-0.01422655" calcext:value-type="float">
            <text:p>-0.01422655</text:p>
          </table:table-cell>
          <table:table-cell office:value-type="float" office:value="-0.4346465" calcext:value-type="float">
            <text:p>-0.4346465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0.03392029" calcext:value-type="float">
            <text:p>0.03392029</text:p>
          </table:table-cell>
          <table:table-cell office:value-type="float" office:value="-0.02156067" calcext:value-type="float">
            <text:p>-0.02156067</text:p>
          </table:table-cell>
          <table:table-cell office:value-type="float" office:value="-0.9843597" calcext:value-type="float">
            <text:p>-0.9843597</text:p>
          </table:table-cell>
          <table:table-cell office:value-type="float" office:value="-0.008183332" calcext:value-type="float">
            <text:p>-0.008183332</text:p>
          </table:table-cell>
          <table:table-cell office:value-type="float" office:value="-0.000661981" calcext:value-type="float">
            <text:p>-0.000661981</text:p>
          </table:table-cell>
          <table:table-cell office:value-type="float" office:value="-0.2516839" calcext:value-type="float">
            <text:p>-0.2516839</text:p>
          </table:table-cell>
        </table:table-row>
        <table:table-row table:style-name="ro1">
          <table:table-cell office:value-type="float" office:value="38.85" calcext:value-type="float">
            <text:p>38.85</text:p>
          </table:table-cell>
          <table:table-cell office:value-type="float" office:value="0.005554199" calcext:value-type="float">
            <text:p>0.005554199</text:p>
          </table:table-cell>
          <table:table-cell office:value-type="float" office:value="-0.01219177" calcext:value-type="float">
            <text:p>-0.01219177</text:p>
          </table:table-cell>
          <table:table-cell office:value-type="float" office:value="-0.9900513" calcext:value-type="float">
            <text:p>-0.9900513</text:p>
          </table:table-cell>
          <table:table-cell office:value-type="float" office:value="0.002651772" calcext:value-type="float">
            <text:p>0.002651772</text:p>
          </table:table-cell>
          <table:table-cell office:value-type="float" office:value="-0.003283756" calcext:value-type="float">
            <text:p>-0.003283756</text:p>
          </table:table-cell>
          <table:table-cell office:value-type="float" office:value="-0.0179515" calcext:value-type="float">
            <text:p>-0.0179515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-0.01193237" calcext:value-type="float">
            <text:p>-0.01193237</text:p>
          </table:table-cell>
          <table:table-cell office:value-type="float" office:value="0.001281738" calcext:value-type="float">
            <text:p>0.001281738</text:p>
          </table:table-cell>
          <table:table-cell office:value-type="float" office:value="-0.9915771" calcext:value-type="float">
            <text:p>-0.9915771</text:p>
          </table:table-cell>
          <table:table-cell office:value-type="float" office:value="-0.01257907" calcext:value-type="float">
            <text:p>-0.01257907</text:p>
          </table:table-cell>
          <table:table-cell office:value-type="float" office:value="0.000460434" calcext:value-type="float">
            <text:p>0.000460434</text:p>
          </table:table-cell>
          <table:table-cell office:value-type="float" office:value="0.003979329" calcext:value-type="float">
            <text:p>0.003979329</text:p>
          </table:table-cell>
        </table:table-row>
        <table:table-row table:style-name="ro1">
          <table:table-cell office:value-type="float" office:value="38.95" calcext:value-type="float">
            <text:p>38.95</text:p>
          </table:table-cell>
          <table:table-cell office:value-type="float" office:value="-0.008026123" calcext:value-type="float">
            <text:p>-0.008026123</text:p>
          </table:table-cell>
          <table:table-cell office:value-type="float" office:value="0.004348755" calcext:value-type="float">
            <text:p>0.004348755</text:p>
          </table:table-cell>
          <table:table-cell office:value-type="float" office:value="-0.9846802" calcext:value-type="float">
            <text:p>-0.9846802</text:p>
          </table:table-cell>
          <table:table-cell office:value-type="float" office:value="-0.01136843" calcext:value-type="float">
            <text:p>-0.01136843</text:p>
          </table:table-cell>
          <table:table-cell office:value-type="float" office:value="0.03734022" calcext:value-type="float">
            <text:p>0.03734022</text:p>
          </table:table-cell>
          <table:table-cell office:value-type="float" office:value="0.003163628" calcext:value-type="float">
            <text:p>0.0031636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5844116" calcext:value-type="float">
            <text:p>0.005844116</text:p>
          </table:table-cell>
          <table:table-cell office:value-type="float" office:value="-0.009399414" calcext:value-type="float">
            <text:p>-0.009399414</text:p>
          </table:table-cell>
          <table:table-cell office:value-type="float" office:value="-1.000748" calcext:value-type="float">
            <text:p>-1.000748</text:p>
          </table:table-cell>
          <table:table-cell office:value-type="float" office:value="-0.02355449" calcext:value-type="float">
            <text:p>-0.02355449</text:p>
          </table:table-cell>
          <table:table-cell office:value-type="float" office:value="0.08846938" calcext:value-type="float">
            <text:p>0.08846938</text:p>
          </table:table-cell>
          <table:table-cell office:value-type="float" office:value="0.001246426" calcext:value-type="float">
            <text:p>0.001246426</text:p>
          </table:table-cell>
        </table:table-row>
        <table:table-row table:style-name="ro1">
          <table:table-cell office:value-type="float" office:value="39.05" calcext:value-type="float">
            <text:p>39.05</text:p>
          </table:table-cell>
          <table:table-cell office:value-type="float" office:value="0.007080078" calcext:value-type="float">
            <text:p>0.007080078</text:p>
          </table:table-cell>
          <table:table-cell office:value-type="float" office:value="0.003387451" calcext:value-type="float">
            <text:p>0.003387451</text:p>
          </table:table-cell>
          <table:table-cell office:value-type="float" office:value="-0.9969025" calcext:value-type="float">
            <text:p>-0.9969025</text:p>
          </table:table-cell>
          <table:table-cell office:value-type="float" office:value="0.006167574" calcext:value-type="float">
            <text:p>0.006167574</text:p>
          </table:table-cell>
          <table:table-cell office:value-type="float" office:value="-0.004434156" calcext:value-type="float">
            <text:p>-0.004434156</text:p>
          </table:table-cell>
          <table:table-cell office:value-type="float" office:value="-0.01331452" calcext:value-type="float">
            <text:p>-0.01331452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0.002929688" calcext:value-type="float">
            <text:p>0.002929688</text:p>
          </table:table-cell>
          <table:table-cell office:value-type="float" office:value="0.000457764" calcext:value-type="float">
            <text:p>0.000457764</text:p>
          </table:table-cell>
          <table:table-cell office:value-type="float" office:value="-0.9921417" calcext:value-type="float">
            <text:p>-0.9921417</text:p>
          </table:table-cell>
          <table:table-cell office:value-type="float" office:value="0.006823897" calcext:value-type="float">
            <text:p>0.006823897</text:p>
          </table:table-cell>
          <table:table-cell office:value-type="float" office:value="0.02787319" calcext:value-type="float">
            <text:p>0.02787319</text:p>
          </table:table-cell>
          <table:table-cell office:value-type="float" office:value="0.006649537" calcext:value-type="float">
            <text:p>0.006649537</text:p>
          </table:table-cell>
        </table:table-row>
        <table:table-row table:style-name="ro1">
          <table:table-cell office:value-type="float" office:value="39.15" calcext:value-type="float">
            <text:p>39.15</text:p>
          </table:table-cell>
          <table:table-cell office:value-type="float" office:value="0.001037598" calcext:value-type="float">
            <text:p>0.001037598</text:p>
          </table:table-cell>
          <table:table-cell office:value-type="float" office:value="0.002365112" calcext:value-type="float">
            <text:p>0.002365112</text:p>
          </table:table-cell>
          <table:table-cell office:value-type="float" office:value="-0.9931793" calcext:value-type="float">
            <text:p>-0.9931793</text:p>
          </table:table-cell>
          <table:table-cell office:value-type="float" office:value="-0.002599961" calcext:value-type="float">
            <text:p>-0.002599961</text:p>
          </table:table-cell>
          <table:table-cell office:value-type="float" office:value="-0.00437926" calcext:value-type="float">
            <text:p>-0.00437926</text:p>
          </table:table-cell>
          <table:table-cell office:value-type="float" office:value="-0.00526449" calcext:value-type="float">
            <text:p>-0.00526449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0.003051758" calcext:value-type="float">
            <text:p>0.003051758</text:p>
          </table:table-cell>
          <table:table-cell office:value-type="float" office:value="0.005355835" calcext:value-type="float">
            <text:p>0.005355835</text:p>
          </table:table-cell>
          <table:table-cell office:value-type="float" office:value="-0.9921722" calcext:value-type="float">
            <text:p>-0.9921722</text:p>
          </table:table-cell>
          <table:table-cell office:value-type="float" office:value="-0.007572386" calcext:value-type="float">
            <text:p>-0.007572386</text:p>
          </table:table-cell>
          <table:table-cell office:value-type="float" office:value="-0.000771216" calcext:value-type="float">
            <text:p>-0.000771216</text:p>
          </table:table-cell>
          <table:table-cell office:value-type="float" office:value="-0.001797618" calcext:value-type="float">
            <text:p>-0.001797618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-0.002090454" calcext:value-type="float">
            <text:p>-0.002090454</text:p>
          </table:table-cell>
          <table:table-cell office:value-type="float" office:value="0.001419067" calcext:value-type="float">
            <text:p>0.001419067</text:p>
          </table:table-cell>
          <table:table-cell office:value-type="float" office:value="-0.9884186" calcext:value-type="float">
            <text:p>-0.9884186</text:p>
          </table:table-cell>
          <table:table-cell office:value-type="float" office:value="-0.002790384" calcext:value-type="float">
            <text:p>-0.002790384</text:p>
          </table:table-cell>
          <table:table-cell office:value-type="float" office:value="0.000456582" calcext:value-type="float">
            <text:p>0.000456582</text:p>
          </table:table-cell>
          <table:table-cell office:value-type="float" office:value="0.001710704" calcext:value-type="float">
            <text:p>0.001710704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-0.000167847" calcext:value-type="float">
            <text:p>-0.000167847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0.9873657" calcext:value-type="float">
            <text:p>-0.9873657</text:p>
          </table:table-cell>
          <table:table-cell office:value-type="float" office:value="-0.003764223" calcext:value-type="float">
            <text:p>-0.003764223</text:p>
          </table:table-cell>
          <table:table-cell office:value-type="float" office:value="0.00155979" calcext:value-type="float">
            <text:p>0.00155979</text:p>
          </table:table-cell>
          <table:table-cell office:value-type="float" office:value="-0.007540137" calcext:value-type="float">
            <text:p>-0.007540137</text:p>
          </table:table-cell>
        </table:table-row>
        <table:table-row table:style-name="ro1">
          <table:table-cell office:value-type="float" office:value="39.35" calcext:value-type="float">
            <text:p>39.35</text:p>
          </table:table-cell>
          <table:table-cell office:value-type="float" office:value="-0.00012207" calcext:value-type="float">
            <text:p>-0.00012207</text:p>
          </table:table-cell>
          <table:table-cell office:value-type="float" office:value="0.000473023" calcext:value-type="float">
            <text:p>0.000473023</text:p>
          </table:table-cell>
          <table:table-cell office:value-type="float" office:value="-0.9883423" calcext:value-type="float">
            <text:p>-0.9883423</text:p>
          </table:table-cell>
          <table:table-cell office:value-type="float" office:value="0.005795327" calcext:value-type="float">
            <text:p>0.005795327</text:p>
          </table:table-cell>
          <table:table-cell office:value-type="float" office:value="0.01234634" calcext:value-type="float">
            <text:p>0.01234634</text:p>
          </table:table-cell>
          <table:table-cell office:value-type="float" office:value="-0.000447765" calcext:value-type="float">
            <text:p>-0.000447765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0.001968384" calcext:value-type="float">
            <text:p>0.001968384</text:p>
          </table:table-cell>
          <table:table-cell office:value-type="float" office:value="0.002410889" calcext:value-type="float">
            <text:p>0.002410889</text:p>
          </table:table-cell>
          <table:table-cell office:value-type="float" office:value="-0.9912109" calcext:value-type="float">
            <text:p>-0.9912109</text:p>
          </table:table-cell>
          <table:table-cell office:value-type="float" office:value="-0.005047404" calcext:value-type="float">
            <text:p>-0.005047404</text:p>
          </table:table-cell>
          <table:table-cell office:value-type="float" office:value="-0.001994892" calcext:value-type="float">
            <text:p>-0.001994892</text:p>
          </table:table-cell>
          <table:table-cell office:value-type="float" office:value="-0.005265824" calcext:value-type="float">
            <text:p>-0.005265824</text:p>
          </table:table-cell>
        </table:table-row>
        <table:table-row table:style-name="ro1">
          <table:table-cell office:value-type="float" office:value="39.45" calcext:value-type="float">
            <text:p>39.45</text:p>
          </table:table-cell>
          <table:table-cell office:value-type="float" office:value="-0.003067017" calcext:value-type="float">
            <text:p>-0.003067017</text:p>
          </table:table-cell>
          <table:table-cell office:value-type="float" office:value="0.00340271" calcext:value-type="float">
            <text:p>0.00340271</text:p>
          </table:table-cell>
          <table:table-cell office:value-type="float" office:value="-0.986496" calcext:value-type="float">
            <text:p>-0.986496</text:p>
          </table:table-cell>
          <table:table-cell office:value-type="float" office:value="-0.007680915" calcext:value-type="float">
            <text:p>-0.007680915</text:p>
          </table:table-cell>
          <table:table-cell office:value-type="float" office:value="0.006393003" calcext:value-type="float">
            <text:p>0.006393003</text:p>
          </table:table-cell>
          <table:table-cell office:value-type="float" office:value="0.001736845" calcext:value-type="float">
            <text:p>0.001736845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-0.001022339" calcext:value-type="float">
            <text:p>-0.001022339</text:p>
          </table:table-cell>
          <table:table-cell office:value-type="float" office:value="-0.001571655" calcext:value-type="float">
            <text:p>-0.001571655</text:p>
          </table:table-cell>
          <table:table-cell office:value-type="float" office:value="-0.9951477" calcext:value-type="float">
            <text:p>-0.9951477</text:p>
          </table:table-cell>
          <table:table-cell office:value-type="float" office:value="0.0179621" calcext:value-type="float">
            <text:p>0.0179621</text:p>
          </table:table-cell>
          <table:table-cell office:value-type="float" office:value="0.005230524" calcext:value-type="float">
            <text:p>0.005230524</text:p>
          </table:table-cell>
          <table:table-cell office:value-type="float" office:value="0.000711928" calcext:value-type="float">
            <text:p>0.000711928</text:p>
          </table:table-cell>
        </table:table-row>
        <table:table-row table:style-name="ro1">
          <table:table-cell office:value-type="float" office:value="39.55" calcext:value-type="float">
            <text:p>39.55</text:p>
          </table:table-cell>
          <table:table-cell office:value-type="float" office:value="-0.002044678" calcext:value-type="float">
            <text:p>-0.002044678</text:p>
          </table:table-cell>
          <table:table-cell office:value-type="float" office:value="0.001403809" calcext:value-type="float">
            <text:p>0.001403809</text:p>
          </table:table-cell>
          <table:table-cell office:value-type="float" office:value="-0.9903564" calcext:value-type="float">
            <text:p>-0.9903564</text:p>
          </table:table-cell>
          <table:table-cell office:value-type="float" office:value="-0.002636074" calcext:value-type="float">
            <text:p>-0.002636074</text:p>
          </table:table-cell>
          <table:table-cell office:value-type="float" office:value="-0.0103154" calcext:value-type="float">
            <text:p>-0.0103154</text:p>
          </table:table-cell>
          <table:table-cell office:value-type="float" office:value="-0.004171123" calcext:value-type="float">
            <text:p>-0.004171123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-0.003067017" calcext:value-type="float">
            <text:p>-0.003067017</text:p>
          </table:table-cell>
          <table:table-cell office:value-type="float" office:value="0.00138855" calcext:value-type="float">
            <text:p>0.00138855</text:p>
          </table:table-cell>
          <table:table-cell office:value-type="float" office:value="-0.9894104" calcext:value-type="float">
            <text:p>-0.9894104</text:p>
          </table:table-cell>
          <table:table-cell office:value-type="float" office:value="0.005645184" calcext:value-type="float">
            <text:p>0.005645184</text:p>
          </table:table-cell>
          <table:table-cell office:value-type="float" office:value="-0.001889711" calcext:value-type="float">
            <text:p>-0.001889711</text:p>
          </table:table-cell>
          <table:table-cell office:value-type="float" office:value="0.005206259" calcext:value-type="float">
            <text:p>0.005206259</text:p>
          </table:table-cell>
        </table:table-row>
        <table:table-row table:style-name="ro1">
          <table:table-cell office:value-type="float" office:value="39.65" calcext:value-type="float">
            <text:p>39.65</text:p>
          </table:table-cell>
          <table:table-cell office:value-type="float" office:value="-0.00112915" calcext:value-type="float">
            <text:p>-0.00112915</text:p>
          </table:table-cell>
          <table:table-cell office:value-type="float" office:value="0.000473023" calcext:value-type="float">
            <text:p>0.000473023</text:p>
          </table:table-cell>
          <table:table-cell office:value-type="float" office:value="-0.9873962" calcext:value-type="float">
            <text:p>-0.9873962</text:p>
          </table:table-cell>
          <table:table-cell office:value-type="float" office:value="-0.00780098" calcext:value-type="float">
            <text:p>-0.00780098</text:p>
          </table:table-cell>
          <table:table-cell office:value-type="float" office:value="-0.004281634" calcext:value-type="float">
            <text:p>-0.004281634</text:p>
          </table:table-cell>
          <table:table-cell office:value-type="float" office:value="0.006266865" calcext:value-type="float">
            <text:p>0.006266865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0.001922607" calcext:value-type="float">
            <text:p>0.001922607</text:p>
          </table:table-cell>
          <table:table-cell office:value-type="float" office:value="0.002426147" calcext:value-type="float">
            <text:p>0.002426147</text:p>
          </table:table-cell>
          <table:table-cell office:value-type="float" office:value="-0.9892731" calcext:value-type="float">
            <text:p>-0.9892731</text:p>
          </table:table-cell>
          <table:table-cell office:value-type="float" office:value="0.005835101" calcext:value-type="float">
            <text:p>0.005835101</text:p>
          </table:table-cell>
          <table:table-cell office:value-type="float" office:value="-0.007904691" calcext:value-type="float">
            <text:p>-0.007904691</text:p>
          </table:table-cell>
          <table:table-cell office:value-type="float" office:value="-0.001789077" calcext:value-type="float">
            <text:p>-0.001789077</text:p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-0.002105713" calcext:value-type="float">
            <text:p>-0.002105713</text:p>
          </table:table-cell>
          <table:table-cell office:value-type="float" office:value="-0.00151062" calcext:value-type="float">
            <text:p>-0.00151062</text:p>
          </table:table-cell>
          <table:table-cell office:value-type="float" office:value="-0.9903259" calcext:value-type="float">
            <text:p>-0.9903259</text:p>
          </table:table-cell>
          <table:table-cell office:value-type="float" office:value="-0.00281068" calcext:value-type="float">
            <text:p>-0.00281068</text:p>
          </table:table-cell>
          <table:table-cell office:value-type="float" office:value="0.007582864" calcext:value-type="float">
            <text:p>0.007582864</text:p>
          </table:table-cell>
          <table:table-cell office:value-type="float" office:value="0.001774095" calcext:value-type="float">
            <text:p>0.001774095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-0.003097534" calcext:value-type="float">
            <text:p>-0.003097534</text:p>
          </table:table-cell>
          <table:table-cell office:value-type="float" office:value="0.001419067" calcext:value-type="float">
            <text:p>0.001419067</text:p>
          </table:table-cell>
          <table:table-cell office:value-type="float" office:value="-0.9874725" calcext:value-type="float">
            <text:p>-0.9874725</text:p>
          </table:table-cell>
          <table:table-cell office:value-type="float" office:value="0.002354721" calcext:value-type="float">
            <text:p>0.002354721</text:p>
          </table:table-cell>
          <table:table-cell office:value-type="float" office:value="-0.000833869" calcext:value-type="float">
            <text:p>-0.000833869</text:p>
          </table:table-cell>
          <table:table-cell office:value-type="float" office:value="-0.008685858" calcext:value-type="float">
            <text:p>-0.008685858</text:p>
          </table:table-cell>
        </table:table-row>
        <table:table-row table:style-name="ro1">
          <table:table-cell office:value-type="float" office:value="39.85" calcext:value-type="float">
            <text:p>39.85</text:p>
          </table:table-cell>
          <table:table-cell office:value-type="float" office:value="-0.005050659" calcext:value-type="float">
            <text:p>-0.005050659</text:p>
          </table:table-cell>
          <table:table-cell office:value-type="float" office:value="0.004364014" calcext:value-type="float">
            <text:p>0.004364014</text:p>
          </table:table-cell>
          <table:table-cell office:value-type="float" office:value="-0.9855804" calcext:value-type="float">
            <text:p>-0.9855804</text:p>
          </table:table-cell>
          <table:table-cell office:value-type="float" office:value="-0.01365827" calcext:value-type="float">
            <text:p>-0.01365827</text:p>
          </table:table-cell>
          <table:table-cell office:value-type="float" office:value="0.001572744" calcext:value-type="float">
            <text:p>0.001572744</text:p>
          </table:table-cell>
          <table:table-cell office:value-type="float" office:value="-0.002968727" calcext:value-type="float">
            <text:p>-0.002968727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-0.003143311" calcext:value-type="float">
            <text:p>-0.003143311</text:p>
          </table:table-cell>
          <table:table-cell office:value-type="float" office:value="0.000457764" calcext:value-type="float">
            <text:p>0.000457764</text:p>
          </table:table-cell>
          <table:table-cell office:value-type="float" office:value="-0.9864807" calcext:value-type="float">
            <text:p>-0.9864807</text:p>
          </table:table-cell>
          <table:table-cell office:value-type="float" office:value="0.007012779" calcext:value-type="float">
            <text:p>0.007012779</text:p>
          </table:table-cell>
          <table:table-cell office:value-type="float" office:value="0.001624653" calcext:value-type="float">
            <text:p>0.001624653</text:p>
          </table:table-cell>
          <table:table-cell office:value-type="float" office:value="-0.000539801" calcext:value-type="float">
            <text:p>-0.000539801</text:p>
          </table:table-cell>
        </table:table-row>
        <table:table-row table:style-name="ro1">
          <table:table-cell office:value-type="float" office:value="39.95" calcext:value-type="float">
            <text:p>39.95</text:p>
          </table:table-cell>
          <table:table-cell office:value-type="float" office:value="0.001983643" calcext:value-type="float">
            <text:p>0.001983643</text:p>
          </table:table-cell>
          <table:table-cell office:value-type="float" office:value="0.000411987" calcext:value-type="float">
            <text:p>0.000411987</text:p>
          </table:table-cell>
          <table:table-cell office:value-type="float" office:value="-0.9941101" calcext:value-type="float">
            <text:p>-0.9941101</text:p>
          </table:table-cell>
          <table:table-cell office:value-type="float" office:value="-0.00395986" calcext:value-type="float">
            <text:p>-0.00395986</text:p>
          </table:table-cell>
          <table:table-cell office:value-type="float" office:value="-0.004343916" calcext:value-type="float">
            <text:p>-0.004343916</text:p>
          </table:table-cell>
          <table:table-cell office:value-type="float" office:value="-0.000654741" calcext:value-type="float">
            <text:p>-0.0006547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05157471" calcext:value-type="float">
            <text:p>-0.005157471</text:p>
          </table:table-cell>
          <table:table-cell office:value-type="float" office:value="-0.0025177" calcext:value-type="float">
            <text:p>-0.0025177</text:p>
          </table:table-cell>
          <table:table-cell office:value-type="float" office:value="-0.9884644" calcext:value-type="float">
            <text:p>-0.9884644</text:p>
          </table:table-cell>
          <table:table-cell office:value-type="float" office:value="-0.006464668" calcext:value-type="float">
            <text:p>-0.006464668</text:p>
          </table:table-cell>
          <table:table-cell office:value-type="float" office:value="-0.000756359" calcext:value-type="float">
            <text:p>-0.000756359</text:p>
          </table:table-cell>
          <table:table-cell office:value-type="float" office:value="0.001677319" calcext:value-type="float">
            <text:p>0.001677319</text:p>
          </table:table-cell>
        </table:table-row>
        <table:table-row table:style-name="ro1">
          <table:table-cell office:value-type="float" office:value="40.05" calcext:value-type="float">
            <text:p>40.05</text:p>
          </table:table-cell>
          <table:table-cell office:value-type="float" office:value="0.000976563" calcext:value-type="float">
            <text:p>0.000976563</text:p>
          </table:table-cell>
          <table:table-cell office:value-type="float" office:value="0.002410889" calcext:value-type="float">
            <text:p>0.002410889</text:p>
          </table:table-cell>
          <table:table-cell office:value-type="float" office:value="-0.9902802" calcext:value-type="float">
            <text:p>-0.9902802</text:p>
          </table:table-cell>
          <table:table-cell office:value-type="float" office:value="-0.001709451" calcext:value-type="float">
            <text:p>-0.001709451</text:p>
          </table:table-cell>
          <table:table-cell office:value-type="float" office:value="-0.001896821" calcext:value-type="float">
            <text:p>-0.001896821</text:p>
          </table:table-cell>
          <table:table-cell office:value-type="float" office:value="0.006321148" calcext:value-type="float">
            <text:p>0.006321148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0.00378418" calcext:value-type="float">
            <text:p>0.00378418</text:p>
          </table:table-cell>
          <table:table-cell office:value-type="float" office:value="-0.004394531" calcext:value-type="float">
            <text:p>-0.004394531</text:p>
          </table:table-cell>
          <table:table-cell office:value-type="float" office:value="-0.9911041" calcext:value-type="float">
            <text:p>-0.9911041</text:p>
          </table:table-cell>
          <table:table-cell office:value-type="float" office:value="-0.001493227" calcext:value-type="float">
            <text:p>-0.001493227</text:p>
          </table:table-cell>
          <table:table-cell office:value-type="float" office:value="0.00040953" calcext:value-type="float">
            <text:p>0.00040953</text:p>
          </table:table-cell>
          <table:table-cell office:value-type="float" office:value="-0.001755332" calcext:value-type="float">
            <text:p>-0.001755332</text:p>
          </table:table-cell>
        </table:table-row>
        <table:table-row table:style-name="ro1">
          <table:table-cell office:value-type="float" office:value="40.15" calcext:value-type="float">
            <text:p>40.15</text:p>
          </table:table-cell>
          <table:table-cell table:style-name="ce1" office:value-type="float" office:value="-0.000061" calcext:value-type="float">
            <text:p>-6.10E-005</text:p>
          </table:table-cell>
          <table:table-cell office:value-type="float" office:value="0.001434326" calcext:value-type="float">
            <text:p>0.001434326</text:p>
          </table:table-cell>
          <table:table-cell office:value-type="float" office:value="-0.9902954" calcext:value-type="float">
            <text:p>-0.9902954</text:p>
          </table:table-cell>
          <table:table-cell office:value-type="float" office:value="0.002166145" calcext:value-type="float">
            <text:p>0.002166145</text:p>
          </table:table-cell>
          <table:table-cell office:value-type="float" office:value="0.000414837" calcext:value-type="float">
            <text:p>0.000414837</text:p>
          </table:table-cell>
          <table:table-cell office:value-type="float" office:value="-0.001734927" calcext:value-type="float">
            <text:p>-0.001734927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0.00100708" calcext:value-type="float">
            <text:p>0.00100708</text:p>
          </table:table-cell>
          <table:table-cell office:value-type="float" office:value="0.002380371" calcext:value-type="float">
            <text:p>0.002380371</text:p>
          </table:table-cell>
          <table:table-cell office:value-type="float" office:value="-0.992218" calcext:value-type="float">
            <text:p>-0.992218</text:p>
          </table:table-cell>
          <table:table-cell office:value-type="float" office:value="0.003355629" calcext:value-type="float">
            <text:p>0.003355629</text:p>
          </table:table-cell>
          <table:table-cell office:value-type="float" office:value="0.006390701" calcext:value-type="float">
            <text:p>0.006390701</text:p>
          </table:table-cell>
          <table:table-cell office:value-type="float" office:value="-0.000521241" calcext:value-type="float">
            <text:p>-0.000521241</text:p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0" calcext:value-type="float">
            <text:p>0</text:p>
          </table:table-cell>
          <table:table-cell office:value-type="float" office:value="0.00138855" calcext:value-type="float">
            <text:p>0.00138855</text:p>
          </table:table-cell>
          <table:table-cell office:value-type="float" office:value="-0.9931946" calcext:value-type="float">
            <text:p>-0.9931946</text:p>
          </table:table-cell>
          <table:table-cell office:value-type="float" office:value="0.001928708" calcext:value-type="float">
            <text:p>0.001928708</text:p>
          </table:table-cell>
          <table:table-cell office:value-type="float" office:value="-0.005440215" calcext:value-type="float">
            <text:p>-0.005440215</text:p>
          </table:table-cell>
          <table:table-cell office:value-type="float" office:value="0.007461945" calcext:value-type="float">
            <text:p>0.007461945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-0.005889893" calcext:value-type="float">
            <text:p>-0.005889893</text:p>
          </table:table-cell>
          <table:table-cell office:value-type="float" office:value="0.000289917" calcext:value-type="float">
            <text:p>0.000289917</text:p>
          </table:table-cell>
          <table:table-cell office:value-type="float" office:value="-0.9962769" calcext:value-type="float">
            <text:p>-0.9962769</text:p>
          </table:table-cell>
          <table:table-cell office:value-type="float" office:value="0.002015655" calcext:value-type="float">
            <text:p>0.002015655</text:p>
          </table:table-cell>
          <table:table-cell office:value-type="float" office:value="0.000478529" calcext:value-type="float">
            <text:p>0.000478529</text:p>
          </table:table-cell>
          <table:table-cell office:value-type="float" office:value="0.004045228" calcext:value-type="float">
            <text:p>0.004045228</text:p>
          </table:table-cell>
        </table:table-row>
        <table:table-row table:style-name="ro1">
          <table:table-cell office:value-type="float" office:value="40.35" calcext:value-type="float">
            <text:p>40.35</text:p>
          </table:table-cell>
          <table:table-cell office:value-type="float" office:value="-0.001083374" calcext:value-type="float">
            <text:p>-0.001083374</text:p>
          </table:table-cell>
          <table:table-cell office:value-type="float" office:value="-0.000549316" calcext:value-type="float">
            <text:p>-0.000549316</text:p>
          </table:table-cell>
          <table:table-cell office:value-type="float" office:value="-0.991272" calcext:value-type="float">
            <text:p>-0.991272</text:p>
          </table:table-cell>
          <table:table-cell office:value-type="float" office:value="-0.003797031" calcext:value-type="float">
            <text:p>-0.003797031</text:p>
          </table:table-cell>
          <table:table-cell office:value-type="float" office:value="-0.006765139" calcext:value-type="float">
            <text:p>-0.006765139</text:p>
          </table:table-cell>
          <table:table-cell office:value-type="float" office:value="-0.006465291" calcext:value-type="float">
            <text:p>-0.006465291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-0.001037598" calcext:value-type="float">
            <text:p>-0.001037598</text:p>
          </table:table-cell>
          <table:table-cell office:value-type="float" office:value="0.001403809" calcext:value-type="float">
            <text:p>0.001403809</text:p>
          </table:table-cell>
          <table:table-cell office:value-type="float" office:value="-0.9912872" calcext:value-type="float">
            <text:p>-0.9912872</text:p>
          </table:table-cell>
          <table:table-cell office:value-type="float" office:value="-0.002523753" calcext:value-type="float">
            <text:p>-0.002523753</text:p>
          </table:table-cell>
          <table:table-cell office:value-type="float" office:value="0.002735861" calcext:value-type="float">
            <text:p>0.002735861</text:p>
          </table:table-cell>
          <table:table-cell office:value-type="float" office:value="-0.008685696" calcext:value-type="float">
            <text:p>-0.008685696</text:p>
          </table:table-cell>
        </table:table-row>
        <table:table-row table:style-name="ro1">
          <table:table-cell office:value-type="float" office:value="40.45" calcext:value-type="float">
            <text:p>40.45</text:p>
          </table:table-cell>
          <table:table-cell office:value-type="float" office:value="-0.001068115" calcext:value-type="float">
            <text:p>-0.001068115</text:p>
          </table:table-cell>
          <table:table-cell office:value-type="float" office:value="0.000442505" calcext:value-type="float">
            <text:p>0.000442505</text:p>
          </table:table-cell>
          <table:table-cell office:value-type="float" office:value="-0.9903107" calcext:value-type="float">
            <text:p>-0.9903107</text:p>
          </table:table-cell>
          <table:table-cell office:value-type="float" office:value="-0.001365278" calcext:value-type="float">
            <text:p>-0.001365278</text:p>
          </table:table-cell>
          <table:table-cell office:value-type="float" office:value="0.00156807" calcext:value-type="float">
            <text:p>0.00156807</text:p>
          </table:table-cell>
          <table:table-cell office:value-type="float" office:value="-0.006376378" calcext:value-type="float">
            <text:p>-0.006376378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-0.001037598" calcext:value-type="float">
            <text:p>-0.001037598</text:p>
          </table:table-cell>
          <table:table-cell office:value-type="float" office:value="-0.000579834" calcext:value-type="float">
            <text:p>-0.000579834</text:p>
          </table:table-cell>
          <table:table-cell office:value-type="float" office:value="-0.9932098" calcext:value-type="float">
            <text:p>-0.9932098</text:p>
          </table:table-cell>
          <table:table-cell office:value-type="float" office:value="0.00327198" calcext:value-type="float">
            <text:p>0.00327198</text:p>
          </table:table-cell>
          <table:table-cell office:value-type="float" office:value="-0.006671295" calcext:value-type="float">
            <text:p>-0.006671295</text:p>
          </table:table-cell>
          <table:table-cell office:value-type="float" office:value="0.002829542" calcext:value-type="float">
            <text:p>0.002829542</text:p>
          </table:table-cell>
        </table:table-row>
        <table:table-row table:style-name="ro1">
          <table:table-cell office:value-type="float" office:value="40.55" calcext:value-type="float">
            <text:p>40.55</text:p>
          </table:table-cell>
          <table:table-cell office:value-type="float" office:value="0.000991821" calcext:value-type="float">
            <text:p>0.000991821</text:p>
          </table:table-cell>
          <table:table-cell office:value-type="float" office:value="0.000411987" calcext:value-type="float">
            <text:p>0.000411987</text:p>
          </table:table-cell>
          <table:table-cell office:value-type="float" office:value="-0.9931641" calcext:value-type="float">
            <text:p>-0.9931641</text:p>
          </table:table-cell>
          <table:table-cell office:value-type="float" office:value="0.000945808" calcext:value-type="float">
            <text:p>0.000945808</text:p>
          </table:table-cell>
          <table:table-cell office:value-type="float" office:value="0.00518407" calcext:value-type="float">
            <text:p>0.00518407</text:p>
          </table:table-cell>
          <table:table-cell office:value-type="float" office:value="-0.001703298" calcext:value-type="float">
            <text:p>-0.001703298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-0.003082275" calcext:value-type="float">
            <text:p>-0.003082275</text:p>
          </table:table-cell>
          <table:table-cell office:value-type="float" office:value="0.003417969" calcext:value-type="float">
            <text:p>0.003417969</text:p>
          </table:table-cell>
          <table:table-cell office:value-type="float" office:value="-0.9855194" calcext:value-type="float">
            <text:p>-0.9855194</text:p>
          </table:table-cell>
          <table:table-cell office:value-type="float" office:value="-0.001734974" calcext:value-type="float">
            <text:p>-0.001734974</text:p>
          </table:table-cell>
          <table:table-cell office:value-type="float" office:value="-0.003066697" calcext:value-type="float">
            <text:p>-0.003066697</text:p>
          </table:table-cell>
          <table:table-cell office:value-type="float" office:value="0.007462091" calcext:value-type="float">
            <text:p>0.007462091</text:p>
          </table:table-cell>
        </table:table-row>
        <table:table-row table:style-name="ro1">
          <table:table-cell office:value-type="float" office:value="40.65" calcext:value-type="float">
            <text:p>40.65</text:p>
          </table:table-cell>
          <table:table-cell office:value-type="float" office:value="0.001922607" calcext:value-type="float">
            <text:p>0.001922607</text:p>
          </table:table-cell>
          <table:table-cell office:value-type="float" office:value="-0.00151062" calcext:value-type="float">
            <text:p>-0.00151062</text:p>
          </table:table-cell>
          <table:table-cell office:value-type="float" office:value="-0.9931183" calcext:value-type="float">
            <text:p>-0.9931183</text:p>
          </table:table-cell>
          <table:table-cell office:value-type="float" office:value="-0.004015326" calcext:value-type="float">
            <text:p>-0.004015326</text:p>
          </table:table-cell>
          <table:table-cell office:value-type="float" office:value="-0.007883178" calcext:value-type="float">
            <text:p>-0.007883178</text:p>
          </table:table-cell>
          <table:table-cell office:value-type="float" office:value="0.001620884" calcext:value-type="float">
            <text:p>0.001620884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-0.000991821" calcext:value-type="float">
            <text:p>-0.000991821</text:p>
          </table:table-cell>
          <table:table-cell office:value-type="float" office:value="0.001373291" calcext:value-type="float">
            <text:p>0.001373291</text:p>
          </table:table-cell>
          <table:table-cell office:value-type="float" office:value="-0.9932251" calcext:value-type="float">
            <text:p>-0.9932251</text:p>
          </table:table-cell>
          <table:table-cell office:value-type="float" office:value="-0.005116008" calcext:value-type="float">
            <text:p>-0.005116008</text:p>
          </table:table-cell>
          <table:table-cell office:value-type="float" office:value="-0.003166527" calcext:value-type="float">
            <text:p>-0.003166527</text:p>
          </table:table-cell>
          <table:table-cell office:value-type="float" office:value="-0.002970017" calcext:value-type="float">
            <text:p>-0.002970017</text:p>
          </table:table-cell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0.002990723" calcext:value-type="float">
            <text:p>0.002990723</text:p>
          </table:table-cell>
          <table:table-cell office:value-type="float" office:value="0.001403809" calcext:value-type="float">
            <text:p>0.001403809</text:p>
          </table:table-cell>
          <table:table-cell office:value-type="float" office:value="-0.9940948" calcext:value-type="float">
            <text:p>-0.9940948</text:p>
          </table:table-cell>
          <table:table-cell office:value-type="float" office:value="0.002194287" calcext:value-type="float">
            <text:p>0.002194287</text:p>
          </table:table-cell>
          <table:table-cell office:value-type="float" office:value="0.00517475" calcext:value-type="float">
            <text:p>0.00517475</text:p>
          </table:table-cell>
          <table:table-cell office:value-type="float" office:value="-0.002853782" calcext:value-type="float">
            <text:p>-0.002853782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0.000976563" calcext:value-type="float">
            <text:p>0.000976563</text:p>
          </table:table-cell>
          <table:table-cell office:value-type="float" office:value="0.002410889" calcext:value-type="float">
            <text:p>0.002410889</text:p>
          </table:table-cell>
          <table:table-cell office:value-type="float" office:value="-0.9902802" calcext:value-type="float">
            <text:p>-0.9902802</text:p>
          </table:table-cell>
          <table:table-cell office:value-type="float" office:value="-0.000364369" calcext:value-type="float">
            <text:p>-0.000364369</text:p>
          </table:table-cell>
          <table:table-cell office:value-type="float" office:value="-0.000736865" calcext:value-type="float">
            <text:p>-0.000736865</text:p>
          </table:table-cell>
          <table:table-cell office:value-type="float" office:value="0.001705674" calcext:value-type="float">
            <text:p>0.001705674</text:p>
          </table:table-cell>
        </table:table-row>
        <table:table-row table:style-name="ro1">
          <table:table-cell office:value-type="float" office:value="40.85" calcext:value-type="float">
            <text:p>40.85</text:p>
          </table:table-cell>
          <table:table-cell office:value-type="float" office:value="-0.004974365" calcext:value-type="float">
            <text:p>-0.004974365</text:p>
          </table:table-cell>
          <table:table-cell office:value-type="float" office:value="0.000350952" calcext:value-type="float">
            <text:p>0.000350952</text:p>
          </table:table-cell>
          <table:table-cell office:value-type="float" office:value="-0.9933167" calcext:value-type="float">
            <text:p>-0.9933167</text:p>
          </table:table-cell>
          <table:table-cell office:value-type="float" office:value="-0.006464799" calcext:value-type="float">
            <text:p>-0.006464799</text:p>
          </table:table-cell>
          <table:table-cell office:value-type="float" office:value="0.001633882" calcext:value-type="float">
            <text:p>0.001633882</text:p>
          </table:table-cell>
          <table:table-cell office:value-type="float" office:value="0.001693035" calcext:value-type="float">
            <text:p>0.001693035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0.002059937" calcext:value-type="float">
            <text:p>0.002059937</text:p>
          </table:table-cell>
          <table:table-cell office:value-type="float" office:value="0.004333496" calcext:value-type="float">
            <text:p>0.004333496</text:p>
          </table:table-cell>
          <table:table-cell office:value-type="float" office:value="-0.9931641" calcext:value-type="float">
            <text:p>-0.9931641</text:p>
          </table:table-cell>
          <table:table-cell office:value-type="float" office:value="-0.001370419" calcext:value-type="float">
            <text:p>-0.001370419</text:p>
          </table:table-cell>
          <table:table-cell office:value-type="float" office:value="0.003946989" calcext:value-type="float">
            <text:p>0.003946989</text:p>
          </table:table-cell>
          <table:table-cell office:value-type="float" office:value="-0.006356002" calcext:value-type="float">
            <text:p>-0.006356002</text:p>
          </table:table-cell>
        </table:table-row>
        <table:table-row table:style-name="ro1">
          <table:table-cell office:value-type="float" office:value="40.95" calcext:value-type="float">
            <text:p>40.95</text:p>
          </table:table-cell>
          <table:table-cell office:value-type="float" office:value="0.00088501" calcext:value-type="float">
            <text:p>0.00088501</text:p>
          </table:table-cell>
          <table:table-cell office:value-type="float" office:value="0.000473023" calcext:value-type="float">
            <text:p>0.000473023</text:p>
          </table:table-cell>
          <table:table-cell office:value-type="float" office:value="-0.988327" calcext:value-type="float">
            <text:p>-0.988327</text:p>
          </table:table-cell>
          <table:table-cell office:value-type="float" office:value="-0.004049774" calcext:value-type="float">
            <text:p>-0.004049774</text:p>
          </table:table-cell>
          <table:table-cell office:value-type="float" office:value="-0.005493458" calcext:value-type="float">
            <text:p>-0.005493458</text:p>
          </table:table-cell>
          <table:table-cell office:value-type="float" office:value="0.002798466" calcext:value-type="float">
            <text:p>0.0027984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02029419" calcext:value-type="float">
            <text:p>-0.002029419</text:p>
          </table:table-cell>
          <table:table-cell office:value-type="float" office:value="0.00138855" calcext:value-type="float">
            <text:p>0.00138855</text:p>
          </table:table-cell>
          <table:table-cell office:value-type="float" office:value="-0.9913177" calcext:value-type="float">
            <text:p>-0.9913177</text:p>
          </table:table-cell>
          <table:table-cell office:value-type="float" office:value="-0.005142592" calcext:value-type="float">
            <text:p>-0.005142592</text:p>
          </table:table-cell>
          <table:table-cell office:value-type="float" office:value="-0.00910651" calcext:value-type="float">
            <text:p>-0.00910651</text:p>
          </table:table-cell>
          <table:table-cell office:value-type="float" office:value="-0.001868074" calcext:value-type="float">
            <text:p>-0.001868074</text:p>
          </table:table-cell>
        </table:table-row>
        <table:table-row table:style-name="ro1">
          <table:table-cell office:value-type="float" office:value="41.05" calcext:value-type="float">
            <text:p>41.05</text:p>
          </table:table-cell>
          <table:table-cell office:value-type="float" office:value="-0.003204346" calcext:value-type="float">
            <text:p>-0.003204346</text:p>
          </table:table-cell>
          <table:table-cell office:value-type="float" office:value="-0.004470825" calcext:value-type="float">
            <text:p>-0.004470825</text:p>
          </table:table-cell>
          <table:table-cell office:value-type="float" office:value="-0.9893646" calcext:value-type="float">
            <text:p>-0.9893646</text:p>
          </table:table-cell>
          <table:table-cell office:value-type="float" office:value="0.001074568" calcext:value-type="float">
            <text:p>0.001074568</text:p>
          </table:table-cell>
          <table:table-cell office:value-type="float" office:value="-0.003188713" calcext:value-type="float">
            <text:p>-0.003188713</text:p>
          </table:table-cell>
          <table:table-cell office:value-type="float" office:value="-0.006407553" calcext:value-type="float">
            <text:p>-0.006407553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-0.005996704" calcext:value-type="float">
            <text:p>-0.005996704</text:p>
          </table:table-cell>
          <table:table-cell office:value-type="float" office:value="0.002334595" calcext:value-type="float">
            <text:p>0.002334595</text:p>
          </table:table-cell>
          <table:table-cell office:value-type="float" office:value="-0.9894867" calcext:value-type="float">
            <text:p>-0.9894867</text:p>
          </table:table-cell>
          <table:table-cell office:value-type="float" office:value="0.008202367" calcext:value-type="float">
            <text:p>0.008202367</text:p>
          </table:table-cell>
          <table:table-cell office:value-type="float" office:value="0.001644943" calcext:value-type="float">
            <text:p>0.001644943</text:p>
          </table:table-cell>
          <table:table-cell office:value-type="float" office:value="0.000617209" calcext:value-type="float">
            <text:p>0.000617209</text:p>
          </table:table-cell>
        </table:table-row>
        <table:table-row table:style-name="ro1">
          <table:table-cell office:value-type="float" office:value="41.15" calcext:value-type="float">
            <text:p>41.15</text:p>
          </table:table-cell>
          <table:table-cell office:value-type="float" office:value="-0.002044678" calcext:value-type="float">
            <text:p>-0.002044678</text:p>
          </table:table-cell>
          <table:table-cell office:value-type="float" office:value="0.001403809" calcext:value-type="float">
            <text:p>0.001403809</text:p>
          </table:table-cell>
          <table:table-cell office:value-type="float" office:value="-0.9903564" calcext:value-type="float">
            <text:p>-0.9903564</text:p>
          </table:table-cell>
          <table:table-cell office:value-type="float" office:value="-0.006245489" calcext:value-type="float">
            <text:p>-0.006245489</text:p>
          </table:table-cell>
          <table:table-cell office:value-type="float" office:value="-0.00201096" calcext:value-type="float">
            <text:p>-0.00201096</text:p>
          </table:table-cell>
          <table:table-cell office:value-type="float" office:value="-0.006437648" calcext:value-type="float">
            <text:p>-0.006437648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-0.002090454" calcext:value-type="float">
            <text:p>-0.002090454</text:p>
          </table:table-cell>
          <table:table-cell office:value-type="float" office:value="0.000427246" calcext:value-type="float">
            <text:p>0.000427246</text:p>
          </table:table-cell>
          <table:table-cell office:value-type="float" office:value="-0.9893646" calcext:value-type="float">
            <text:p>-0.9893646</text:p>
          </table:table-cell>
          <table:table-cell office:value-type="float" office:value="-0.004020178" calcext:value-type="float">
            <text:p>-0.004020178</text:p>
          </table:table-cell>
          <table:table-cell office:value-type="float" office:value="0.001647389" calcext:value-type="float">
            <text:p>0.001647389</text:p>
          </table:table-cell>
          <table:table-cell office:value-type="float" office:value="0.001714337" calcext:value-type="float">
            <text:p>0.001714337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0.001098633" calcext:value-type="float">
            <text:p>-0.001098633</text:p>
          </table:table-cell>
          <table:table-cell office:value-type="float" office:value="0.000442505" calcext:value-type="float">
            <text:p>0.000442505</text:p>
          </table:table-cell>
          <table:table-cell office:value-type="float" office:value="-0.9893341" calcext:value-type="float">
            <text:p>-0.9893341</text:p>
          </table:table-cell>
          <table:table-cell office:value-type="float" office:value="0.001889973" calcext:value-type="float">
            <text:p>0.001889973</text:p>
          </table:table-cell>
          <table:table-cell office:value-type="float" office:value="0.004100005" calcext:value-type="float">
            <text:p>0.004100005</text:p>
          </table:table-cell>
          <table:table-cell office:value-type="float" office:value="0.008710845" calcext:value-type="float">
            <text:p>0.008710845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0.000961304" calcext:value-type="float">
            <text:p>0.000961304</text:p>
          </table:table-cell>
          <table:table-cell office:value-type="float" office:value="-0.001541138" calcext:value-type="float">
            <text:p>-0.001541138</text:p>
          </table:table-cell>
          <table:table-cell office:value-type="float" office:value="-0.9941254" calcext:value-type="float">
            <text:p>-0.9941254</text:p>
          </table:table-cell>
          <table:table-cell office:value-type="float" office:value="0.006055062" calcext:value-type="float">
            <text:p>0.006055062</text:p>
          </table:table-cell>
          <table:table-cell office:value-type="float" office:value="-0.00796159" calcext:value-type="float">
            <text:p>-0.00796159</text:p>
          </table:table-cell>
          <table:table-cell office:value-type="float" office:value="-0.009886155" calcext:value-type="float">
            <text:p>-0.009886155</text:p>
          </table:table-cell>
        </table:table-row>
        <table:table-row table:style-name="ro1">
          <table:table-cell office:value-type="float" office:value="41.35" calcext:value-type="float">
            <text:p>41.35</text:p>
          </table:table-cell>
          <table:table-cell office:value-type="float" office:value="0.001831055" calcext:value-type="float">
            <text:p>0.001831055</text:p>
          </table:table-cell>
          <table:table-cell office:value-type="float" office:value="-0.002456665" calcext:value-type="float">
            <text:p>-0.002456665</text:p>
          </table:table-cell>
          <table:table-cell office:value-type="float" office:value="-0.9902191" calcext:value-type="float">
            <text:p>-0.9902191</text:p>
          </table:table-cell>
          <table:table-cell office:value-type="float" office:value="0.001019974" calcext:value-type="float">
            <text:p>0.001019974</text:p>
          </table:table-cell>
          <table:table-cell office:value-type="float" office:value="0.000422831" calcext:value-type="float">
            <text:p>0.000422831</text:p>
          </table:table-cell>
          <table:table-cell office:value-type="float" office:value="-0.004025998" calcext:value-type="float">
            <text:p>-0.004025998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-0.003967285" calcext:value-type="float">
            <text:p>-0.003967285</text:p>
          </table:table-cell>
          <table:table-cell office:value-type="float" office:value="0.002349854" calcext:value-type="float">
            <text:p>0.002349854</text:p>
          </table:table-cell>
          <table:table-cell office:value-type="float" office:value="-0.9913635" calcext:value-type="float">
            <text:p>-0.9913635</text:p>
          </table:table-cell>
          <table:table-cell office:value-type="float" office:value="-0.000230241" calcext:value-type="float">
            <text:p>-0.000230241</text:p>
          </table:table-cell>
          <table:table-cell office:value-type="float" office:value="-0.001948405" calcext:value-type="float">
            <text:p>-0.001948405</text:p>
          </table:table-cell>
          <table:table-cell office:value-type="float" office:value="-0.002897765" calcext:value-type="float">
            <text:p>-0.002897765</text:p>
          </table:table-cell>
        </table:table-row>
        <table:table-row table:style-name="ro1">
          <table:table-cell office:value-type="float" office:value="41.45" calcext:value-type="float">
            <text:p>41.45</text:p>
          </table:table-cell>
          <table:table-cell office:value-type="float" office:value="0.002044678" calcext:value-type="float">
            <text:p>0.002044678</text:p>
          </table:table-cell>
          <table:table-cell office:value-type="float" office:value="0.00038147" calcext:value-type="float">
            <text:p>0.00038147</text:p>
          </table:table-cell>
          <table:table-cell office:value-type="float" office:value="-0.9970245" calcext:value-type="float">
            <text:p>-0.9970245</text:p>
          </table:table-cell>
          <table:table-cell office:value-type="float" office:value="-0.007333721" calcext:value-type="float">
            <text:p>-0.007333721</text:p>
          </table:table-cell>
          <table:table-cell office:value-type="float" office:value="0.000347381" calcext:value-type="float">
            <text:p>0.000347381</text:p>
          </table:table-cell>
          <table:table-cell office:value-type="float" office:value="-0.01101467" calcext:value-type="float">
            <text:p>-0.01101467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-0.001068115" calcext:value-type="float">
            <text:p>-0.001068115</text:p>
          </table:table-cell>
          <table:table-cell office:value-type="float" office:value="0.002410889" calcext:value-type="float">
            <text:p>0.002410889</text:p>
          </table:table-cell>
          <table:table-cell office:value-type="float" office:value="-0.9883881" calcext:value-type="float">
            <text:p>-0.9883881</text:p>
          </table:table-cell>
          <table:table-cell office:value-type="float" office:value="-0.003968197" calcext:value-type="float">
            <text:p>-0.003968197</text:p>
          </table:table-cell>
          <table:table-cell office:value-type="float" office:value="-0.01024478" calcext:value-type="float">
            <text:p>-0.01024478</text:p>
          </table:table-cell>
          <table:table-cell office:value-type="float" office:value="0.000531057" calcext:value-type="float">
            <text:p>0.000531057</text:p>
          </table:table-cell>
        </table:table-row>
        <table:table-row table:style-name="ro1">
          <table:table-cell office:value-type="float" office:value="41.55" calcext:value-type="float">
            <text:p>41.55</text:p>
          </table:table-cell>
          <table:table-cell office:value-type="float" office:value="0.000930786" calcext:value-type="float">
            <text:p>0.000930786</text:p>
          </table:table-cell>
          <table:table-cell office:value-type="float" office:value="-0.000549316" calcext:value-type="float">
            <text:p>-0.000549316</text:p>
          </table:table-cell>
          <table:table-cell office:value-type="float" office:value="-0.9922028" calcext:value-type="float">
            <text:p>-0.9922028</text:p>
          </table:table-cell>
          <table:table-cell office:value-type="float" office:value="0.002088052" calcext:value-type="float">
            <text:p>0.002088052</text:p>
          </table:table-cell>
          <table:table-cell office:value-type="float" office:value="0.00167494" calcext:value-type="float">
            <text:p>0.00167494</text:p>
          </table:table-cell>
          <table:table-cell office:value-type="float" office:value="0.001829466" calcext:value-type="float">
            <text:p>0.001829466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-0.003189087" calcext:value-type="float">
            <text:p>-0.003189087</text:p>
          </table:table-cell>
          <table:table-cell office:value-type="float" office:value="-0.001480103" calcext:value-type="float">
            <text:p>-0.001480103</text:p>
          </table:table-cell>
          <table:table-cell office:value-type="float" office:value="-0.9864655" calcext:value-type="float">
            <text:p>-0.9864655</text:p>
          </table:table-cell>
          <table:table-cell office:value-type="float" office:value="-0.01125518" calcext:value-type="float">
            <text:p>-0.01125518</text:p>
          </table:table-cell>
          <table:table-cell office:value-type="float" office:value="-0.004311764" calcext:value-type="float">
            <text:p>-0.004311764</text:p>
          </table:table-cell>
          <table:table-cell office:value-type="float" office:value="-0.000552763" calcext:value-type="float">
            <text:p>-0.000552763</text:p>
          </table:table-cell>
        </table:table-row>
        <table:table-row table:style-name="ro1">
          <table:table-cell office:value-type="float" office:value="41.65" calcext:value-type="float">
            <text:p>41.65</text:p>
          </table:table-cell>
          <table:table-cell office:value-type="float" office:value="-0.000106812" calcext:value-type="float">
            <text:p>-0.000106812</text:p>
          </table:table-cell>
          <table:table-cell office:value-type="float" office:value="-0.000518799" calcext:value-type="float">
            <text:p>-0.000518799</text:p>
          </table:table-cell>
          <table:table-cell office:value-type="float" office:value="-0.9902802" calcext:value-type="float">
            <text:p>-0.9902802</text:p>
          </table:table-cell>
          <table:table-cell office:value-type="float" office:value="-0.002810311" calcext:value-type="float">
            <text:p>-0.002810311</text:p>
          </table:table-cell>
          <table:table-cell office:value-type="float" office:value="-0.004268767" calcext:value-type="float">
            <text:p>-0.004268767</text:p>
          </table:table-cell>
          <table:table-cell office:value-type="float" office:value="0.002965114" calcext:value-type="float">
            <text:p>0.002965114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-0.001022339" calcext:value-type="float">
            <text:p>-0.001022339</text:p>
          </table:table-cell>
          <table:table-cell office:value-type="float" office:value="0.00239563" calcext:value-type="float">
            <text:p>0.00239563</text:p>
          </table:table-cell>
          <table:table-cell office:value-type="float" office:value="-0.9903259" calcext:value-type="float">
            <text:p>-0.9903259</text:p>
          </table:table-cell>
          <table:table-cell office:value-type="float" office:value="0.003371274" calcext:value-type="float">
            <text:p>0.003371274</text:p>
          </table:table-cell>
          <table:table-cell office:value-type="float" office:value="0.006419368" calcext:value-type="float">
            <text:p>0.006419368</text:p>
          </table:table-cell>
          <table:table-cell office:value-type="float" office:value="-0.000374637" calcext:value-type="float">
            <text:p>-0.000374637</text:p>
          </table:table-cell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-0.001052856" calcext:value-type="float">
            <text:p>-0.001052856</text:p>
          </table:table-cell>
          <table:table-cell office:value-type="float" office:value="0.000427246" calcext:value-type="float">
            <text:p>0.000427246</text:p>
          </table:table-cell>
          <table:table-cell office:value-type="float" office:value="-0.991272" calcext:value-type="float">
            <text:p>-0.991272</text:p>
          </table:table-cell>
          <table:table-cell office:value-type="float" office:value="-0.001486446" calcext:value-type="float">
            <text:p>-0.001486446</text:p>
          </table:table-cell>
          <table:table-cell office:value-type="float" office:value="-0.01024631" calcext:value-type="float">
            <text:p>-0.01024631</text:p>
          </table:table-cell>
          <table:table-cell office:value-type="float" office:value="-0.000508123" calcext:value-type="float">
            <text:p>-0.000508123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0.001678467" calcext:value-type="float">
            <text:p>0.001678467</text:p>
          </table:table-cell>
          <table:table-cell office:value-type="float" office:value="-0.001358032" calcext:value-type="float">
            <text:p>-0.001358032</text:p>
          </table:table-cell>
          <table:table-cell office:value-type="float" office:value="-0.9814758" calcext:value-type="float">
            <text:p>-0.9814758</text:p>
          </table:table-cell>
          <table:table-cell office:value-type="float" office:value="-0.002720818" calcext:value-type="float">
            <text:p>-0.002720818</text:p>
          </table:table-cell>
          <table:table-cell office:value-type="float" office:value="0.006411707" calcext:value-type="float">
            <text:p>0.006411707</text:p>
          </table:table-cell>
          <table:table-cell office:value-type="float" office:value="-0.000363928" calcext:value-type="float">
            <text:p>-0.000363928</text:p>
          </table:table-cell>
        </table:table-row>
        <table:table-row table:style-name="ro1">
          <table:table-cell office:value-type="float" office:value="41.85" calcext:value-type="float">
            <text:p>41.85</text:p>
          </table:table-cell>
          <table:table-cell table:style-name="ce1" office:value-type="float" office:value="-0.000061" calcext:value-type="float">
            <text:p>-6.10E-005</text:p>
          </table:table-cell>
          <table:table-cell office:value-type="float" office:value="0.002410889" calcext:value-type="float">
            <text:p>0.002410889</text:p>
          </table:table-cell>
          <table:table-cell office:value-type="float" office:value="-0.9893188" calcext:value-type="float">
            <text:p>-0.9893188</text:p>
          </table:table-cell>
          <table:table-cell office:value-type="float" office:value="-0.002592858" calcext:value-type="float">
            <text:p>-0.002592858</text:p>
          </table:table-cell>
          <table:table-cell office:value-type="float" office:value="0.001609846" calcext:value-type="float">
            <text:p>0.001609846</text:p>
          </table:table-cell>
          <table:table-cell office:value-type="float" office:value="-0.005034728" calcext:value-type="float">
            <text:p>-0.005034728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0.000778198" calcext:value-type="float">
            <text:p>0.000778198</text:p>
          </table:table-cell>
          <table:table-cell office:value-type="float" office:value="-0.004425049" calcext:value-type="float">
            <text:p>-0.004425049</text:p>
          </table:table-cell>
          <table:table-cell office:value-type="float" office:value="-0.9892578" calcext:value-type="float">
            <text:p>-0.9892578</text:p>
          </table:table-cell>
          <table:table-cell office:value-type="float" office:value="-0.002671855" calcext:value-type="float">
            <text:p>-0.002671855</text:p>
          </table:table-cell>
          <table:table-cell office:value-type="float" office:value="-0.00787706" calcext:value-type="float">
            <text:p>-0.00787706</text:p>
          </table:table-cell>
          <table:table-cell office:value-type="float" office:value="-0.001621224" calcext:value-type="float">
            <text:p>-0.001621224</text:p>
          </table:table-cell>
        </table:table-row>
        <table:table-row table:style-name="ro1">
          <table:table-cell office:value-type="float" office:value="41.95" calcext:value-type="float">
            <text:p>41.95</text:p>
          </table:table-cell>
          <table:table-cell table:style-name="ce1" office:value-type="float" office:value="0.0000153" calcext:value-type="float">
            <text:p>1.53E-005</text:p>
          </table:table-cell>
          <table:table-cell office:value-type="float" office:value="0.00038147" calcext:value-type="float">
            <text:p>0.00038147</text:p>
          </table:table-cell>
          <table:table-cell office:value-type="float" office:value="-0.9951324" calcext:value-type="float">
            <text:p>-0.9951324</text:p>
          </table:table-cell>
          <table:table-cell office:value-type="float" office:value="-0.003903746" calcext:value-type="float">
            <text:p>-0.003903746</text:p>
          </table:table-cell>
          <table:table-cell office:value-type="float" office:value="0.006401333" calcext:value-type="float">
            <text:p>0.006401333</text:p>
          </table:table-cell>
          <table:table-cell office:value-type="float" office:value="-0.001498869" calcext:value-type="float">
            <text:p>-0.0014988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001113892" calcext:value-type="float">
            <text:p>-0.001113892</text:p>
          </table:table-cell>
          <table:table-cell office:value-type="float" office:value="0.001449585" calcext:value-type="float">
            <text:p>0.001449585</text:p>
          </table:table-cell>
          <table:table-cell office:value-type="float" office:value="-0.9874115" calcext:value-type="float">
            <text:p>-0.9874115</text:p>
          </table:table-cell>
          <table:table-cell office:value-type="float" office:value="-0.007815751" calcext:value-type="float">
            <text:p>-0.007815751</text:p>
          </table:table-cell>
          <table:table-cell office:value-type="float" office:value="0.01123936" calcext:value-type="float">
            <text:p>0.01123936</text:p>
          </table:table-cell>
          <table:table-cell office:value-type="float" office:value="0.007778637" calcext:value-type="float">
            <text:p>0.007778637</text:p>
          </table:table-cell>
        </table:table-row>
        <table:table-row table:style-name="ro1">
          <table:table-cell office:value-type="float" office:value="42.05" calcext:value-type="float">
            <text:p>42.05</text:p>
          </table:table-cell>
          <table:table-cell office:value-type="float" office:value="0.001983643" calcext:value-type="float">
            <text:p>0.001983643</text:p>
          </table:table-cell>
          <table:table-cell office:value-type="float" office:value="0.003417969" calcext:value-type="float">
            <text:p>0.003417969</text:p>
          </table:table-cell>
          <table:table-cell office:value-type="float" office:value="-0.9902496" calcext:value-type="float">
            <text:p>-0.9902496</text:p>
          </table:table-cell>
          <table:table-cell office:value-type="float" office:value="-0.001465812" calcext:value-type="float">
            <text:p>-0.001465812</text:p>
          </table:table-cell>
          <table:table-cell office:value-type="float" office:value="0.0135477" calcext:value-type="float">
            <text:p>0.0135477</text:p>
          </table:table-cell>
          <table:table-cell office:value-type="float" office:value="-0.001347827" calcext:value-type="float">
            <text:p>-0.001347827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0.004989624" calcext:value-type="float">
            <text:p>0.004989624</text:p>
          </table:table-cell>
          <table:table-cell office:value-type="float" office:value="0.002410889" calcext:value-type="float">
            <text:p>0.002410889</text:p>
          </table:table-cell>
          <table:table-cell office:value-type="float" office:value="-0.9930725" calcext:value-type="float">
            <text:p>-0.9930725</text:p>
          </table:table-cell>
          <table:table-cell office:value-type="float" office:value="-0.002744305" calcext:value-type="float">
            <text:p>-0.002744305</text:p>
          </table:table-cell>
          <table:table-cell office:value-type="float" office:value="0.008806191" calcext:value-type="float">
            <text:p>0.008806191</text:p>
          </table:table-cell>
          <table:table-cell office:value-type="float" office:value="0.000915746" calcext:value-type="float">
            <text:p>0.000915746</text:p>
          </table:table-cell>
        </table:table-row>
        <table:table-row table:style-name="ro1">
          <table:table-cell office:value-type="float" office:value="42.15" calcext:value-type="float">
            <text:p>42.15</text:p>
          </table:table-cell>
          <table:table-cell office:value-type="float" office:value="0.001983643" calcext:value-type="float">
            <text:p>0.001983643</text:p>
          </table:table-cell>
          <table:table-cell office:value-type="float" office:value="0.00239563" calcext:value-type="float">
            <text:p>0.00239563</text:p>
          </table:table-cell>
          <table:table-cell office:value-type="float" office:value="-0.9921875" calcext:value-type="float">
            <text:p>-0.9921875</text:p>
          </table:table-cell>
          <table:table-cell office:value-type="float" office:value="-0.006396921" calcext:value-type="float">
            <text:p>-0.006396921</text:p>
          </table:table-cell>
          <table:table-cell office:value-type="float" office:value="0.001660786" calcext:value-type="float">
            <text:p>0.001660786</text:p>
          </table:table-cell>
          <table:table-cell office:value-type="float" office:value="0.000830401" calcext:value-type="float">
            <text:p>0.000830401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0.002944946" calcext:value-type="float">
            <text:p>0.002944946</text:p>
          </table:table-cell>
          <table:table-cell office:value-type="float" office:value="0.002441406" calcext:value-type="float">
            <text:p>0.002441406</text:p>
          </table:table-cell>
          <table:table-cell office:value-type="float" office:value="-0.9902191" calcext:value-type="float">
            <text:p>-0.9902191</text:p>
          </table:table-cell>
          <table:table-cell office:value-type="float" office:value="-0.01123637" calcext:value-type="float">
            <text:p>-0.01123637</text:p>
          </table:table-cell>
          <table:table-cell office:value-type="float" office:value="-0.001924763" calcext:value-type="float">
            <text:p>-0.001924763</text:p>
          </table:table-cell>
          <table:table-cell office:value-type="float" office:value="-0.000309544" calcext:value-type="float">
            <text:p>-0.000309544</text:p>
          </table:table-cell>
        </table:table-row>
        <table:table-row table:style-name="ro1">
          <table:table-cell office:value-type="float" office:value="42.25" calcext:value-type="float">
            <text:p>42.25</text:p>
          </table:table-cell>
          <table:table-cell office:value-type="float" office:value="0.004852295" calcext:value-type="float">
            <text:p>0.004852295</text:p>
          </table:table-cell>
          <table:table-cell office:value-type="float" office:value="0.001495361" calcext:value-type="float">
            <text:p>0.001495361</text:p>
          </table:table-cell>
          <table:table-cell office:value-type="float" office:value="-0.9882355" calcext:value-type="float">
            <text:p>-0.9882355</text:p>
          </table:table-cell>
          <table:table-cell office:value-type="float" office:value="-0.007541427" calcext:value-type="float">
            <text:p>-0.007541427</text:p>
          </table:table-cell>
          <table:table-cell office:value-type="float" office:value="-0.007879741" calcext:value-type="float">
            <text:p>-0.007879741</text:p>
          </table:table-cell>
          <table:table-cell office:value-type="float" office:value="-0.001500128" calcext:value-type="float">
            <text:p>-0.001500128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-0.003005981" calcext:value-type="float">
            <text:p>-0.003005981</text:p>
          </table:table-cell>
          <table:table-cell office:value-type="float" office:value="0.001358032" calcext:value-type="float">
            <text:p>0.001358032</text:p>
          </table:table-cell>
          <table:table-cell office:value-type="float" office:value="-0.9923248" calcext:value-type="float">
            <text:p>-0.9923248</text:p>
          </table:table-cell>
          <table:table-cell office:value-type="float" office:value="-0.006422223" calcext:value-type="float">
            <text:p>-0.006422223</text:p>
          </table:table-cell>
          <table:table-cell office:value-type="float" office:value="0.00048429" calcext:value-type="float">
            <text:p>0.00048429</text:p>
          </table:table-cell>
          <table:table-cell office:value-type="float" office:value="0.002052404" calcext:value-type="float">
            <text:p>0.002052404</text:p>
          </table:table-cell>
        </table:table-row>
        <table:table-row table:style-name="ro1">
          <table:table-cell office:value-type="float" office:value="42.35" calcext:value-type="float">
            <text:p>42.35</text:p>
          </table:table-cell>
          <table:table-cell office:value-type="float" office:value="-0.000198364" calcext:value-type="float">
            <text:p>-0.000198364</text:p>
          </table:table-cell>
          <table:table-cell office:value-type="float" office:value="-0.000473023" calcext:value-type="float">
            <text:p>-0.000473023</text:p>
          </table:table-cell>
          <table:table-cell office:value-type="float" office:value="-0.9863892" calcext:value-type="float">
            <text:p>-0.9863892</text:p>
          </table:table-cell>
          <table:table-cell office:value-type="float" office:value="-0.001627485" calcext:value-type="float">
            <text:p>-0.001627485</text:p>
          </table:table-cell>
          <table:table-cell office:value-type="float" office:value="-0.003046516" calcext:value-type="float">
            <text:p>-0.003046516</text:p>
          </table:table-cell>
          <table:table-cell office:value-type="float" office:value="0.005588983" calcext:value-type="float">
            <text:p>0.005588983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-0.001190186" calcext:value-type="float">
            <text:p>-0.001190186</text:p>
          </table:table-cell>
          <table:table-cell office:value-type="float" office:value="-0.002471924" calcext:value-type="float">
            <text:p>-0.002471924</text:p>
          </table:table-cell>
          <table:table-cell office:value-type="float" office:value="-0.9883575" calcext:value-type="float">
            <text:p>-0.9883575</text:p>
          </table:table-cell>
          <table:table-cell office:value-type="float" office:value="-0.002605071" calcext:value-type="float">
            <text:p>-0.002605071</text:p>
          </table:table-cell>
          <table:table-cell office:value-type="float" office:value="0.00400801" calcext:value-type="float">
            <text:p>0.00400801</text:p>
          </table:table-cell>
          <table:table-cell office:value-type="float" office:value="-0.003607593" calcext:value-type="float">
            <text:p>-0.003607593</text:p>
          </table:table-cell>
        </table:table-row>
        <table:table-row table:style-name="ro1">
          <table:table-cell office:value-type="float" office:value="42.45" calcext:value-type="float">
            <text:p>42.45</text:p>
          </table:table-cell>
          <table:table-cell office:value-type="float" office:value="-0.001052856" calcext:value-type="float">
            <text:p>-0.001052856</text:p>
          </table:table-cell>
          <table:table-cell office:value-type="float" office:value="0.000427246" calcext:value-type="float">
            <text:p>0.000427246</text:p>
          </table:table-cell>
          <table:table-cell office:value-type="float" office:value="-0.991272" calcext:value-type="float">
            <text:p>-0.991272</text:p>
          </table:table-cell>
          <table:table-cell office:value-type="float" office:value="0.00577736" calcext:value-type="float">
            <text:p>0.00577736</text:p>
          </table:table-cell>
          <table:table-cell office:value-type="float" office:value="0.004073363" calcext:value-type="float">
            <text:p>0.004073363</text:p>
          </table:table-cell>
          <table:table-cell office:value-type="float" office:value="0.002223539" calcext:value-type="float">
            <text:p>0.002223539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0.006881714" calcext:value-type="float">
            <text:p>0.006881714</text:p>
          </table:table-cell>
          <table:table-cell office:value-type="float" office:value="0.002487183" calcext:value-type="float">
            <text:p>0.002487183</text:p>
          </table:table-cell>
          <table:table-cell office:value-type="float" office:value="-0.9891357" calcext:value-type="float">
            <text:p>-0.9891357</text:p>
          </table:table-cell>
          <table:table-cell office:value-type="float" office:value="0.007003766" calcext:value-type="float">
            <text:p>0.007003766</text:p>
          </table:table-cell>
          <table:table-cell office:value-type="float" office:value="0.004075241" calcext:value-type="float">
            <text:p>0.004075241</text:p>
          </table:table-cell>
          <table:table-cell office:value-type="float" office:value="0.002291725" calcext:value-type="float">
            <text:p>0.002291725</text:p>
          </table:table-cell>
        </table:table-row>
        <table:table-row table:style-name="ro1">
          <table:table-cell office:value-type="float" office:value="42.55" calcext:value-type="float">
            <text:p>42.55</text:p>
          </table:table-cell>
          <table:table-cell office:value-type="float" office:value="0.00378418" calcext:value-type="float">
            <text:p>0.00378418</text:p>
          </table:table-cell>
          <table:table-cell office:value-type="float" office:value="0.001556396" calcext:value-type="float">
            <text:p>0.001556396</text:p>
          </table:table-cell>
          <table:table-cell office:value-type="float" office:value="-0.9843445" calcext:value-type="float">
            <text:p>-0.9843445</text:p>
          </table:table-cell>
          <table:table-cell office:value-type="float" office:value="-0.007529343" calcext:value-type="float">
            <text:p>-0.007529343</text:p>
          </table:table-cell>
          <table:table-cell office:value-type="float" office:value="-0.007878651" calcext:value-type="float">
            <text:p>-0.007878651</text:p>
          </table:table-cell>
          <table:table-cell office:value-type="float" office:value="-0.001367878" calcext:value-type="float">
            <text:p>-0.001367878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0.003082275" calcext:value-type="float">
            <text:p>0.003082275</text:p>
          </table:table-cell>
          <table:table-cell office:value-type="float" office:value="0.002349854" calcext:value-type="float">
            <text:p>0.002349854</text:p>
          </table:table-cell>
          <table:table-cell office:value-type="float" office:value="-0.9970093" calcext:value-type="float">
            <text:p>-0.9970093</text:p>
          </table:table-cell>
          <table:table-cell office:value-type="float" office:value="0.01196057" calcext:value-type="float">
            <text:p>0.01196057</text:p>
          </table:table-cell>
          <table:table-cell office:value-type="float" office:value="-0.004271141" calcext:value-type="float">
            <text:p>-0.004271141</text:p>
          </table:table-cell>
          <table:table-cell table:style-name="ce1" office:value-type="float" office:value="-0.00000775" calcext:value-type="float">
            <text:p>-7.75E-006</text:p>
          </table:table-cell>
        </table:table-row>
        <table:table-row table:style-name="ro1">
          <table:table-cell office:value-type="float" office:value="42.65" calcext:value-type="float">
            <text:p>42.65</text:p>
          </table:table-cell>
          <table:table-cell office:value-type="float" office:value="0.000854492" calcext:value-type="float">
            <text:p>0.000854492</text:p>
          </table:table-cell>
          <table:table-cell office:value-type="float" office:value="0.001480103" calcext:value-type="float">
            <text:p>0.001480103</text:p>
          </table:table-cell>
          <table:table-cell office:value-type="float" office:value="-0.9863892" calcext:value-type="float">
            <text:p>-0.9863892</text:p>
          </table:table-cell>
          <table:table-cell office:value-type="float" office:value="0.003287824" calcext:value-type="float">
            <text:p>0.003287824</text:p>
          </table:table-cell>
          <table:table-cell office:value-type="float" office:value="0.007658339" calcext:value-type="float">
            <text:p>0.007658339</text:p>
          </table:table-cell>
          <table:table-cell office:value-type="float" office:value="0.004679828" calcext:value-type="float">
            <text:p>0.004679828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0.004745483" calcext:value-type="float">
            <text:p>0.004745483</text:p>
          </table:table-cell>
          <table:table-cell office:value-type="float" office:value="-0.00138855" calcext:value-type="float">
            <text:p>-0.00138855</text:p>
          </table:table-cell>
          <table:table-cell office:value-type="float" office:value="-0.9862518" calcext:value-type="float">
            <text:p>-0.9862518</text:p>
          </table:table-cell>
          <table:table-cell office:value-type="float" office:value="-0.002608365" calcext:value-type="float">
            <text:p>-0.002608365</text:p>
          </table:table-cell>
          <table:table-cell office:value-type="float" office:value="-0.01145382" calcext:value-type="float">
            <text:p>-0.01145382</text:p>
          </table:table-cell>
          <table:table-cell office:value-type="float" office:value="-0.002468023" calcext:value-type="float">
            <text:p>-0.002468023</text:p>
          </table:table-cell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0.001876831" calcext:value-type="float">
            <text:p>0.001876831</text:p>
          </table:table-cell>
          <table:table-cell office:value-type="float" office:value="0.001464844" calcext:value-type="float">
            <text:p>0.001464844</text:p>
          </table:table-cell>
          <table:table-cell office:value-type="float" office:value="-0.9883118" calcext:value-type="float">
            <text:p>-0.9883118</text:p>
          </table:table-cell>
          <table:table-cell office:value-type="float" office:value="0.00116342" calcext:value-type="float">
            <text:p>0.00116342</text:p>
          </table:table-cell>
          <table:table-cell office:value-type="float" office:value="0.001600739" calcext:value-type="float">
            <text:p>0.001600739</text:p>
          </table:table-cell>
          <table:table-cell office:value-type="float" office:value="-0.006956335" calcext:value-type="float">
            <text:p>-0.006956335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0.002929688" calcext:value-type="float">
            <text:p>0.002929688</text:p>
          </table:table-cell>
          <table:table-cell office:value-type="float" office:value="0.000457764" calcext:value-type="float">
            <text:p>0.000457764</text:p>
          </table:table-cell>
          <table:table-cell office:value-type="float" office:value="-0.9921417" calcext:value-type="float">
            <text:p>-0.9921417</text:p>
          </table:table-cell>
          <table:table-cell office:value-type="float" office:value="-0.003835528" calcext:value-type="float">
            <text:p>-0.003835528</text:p>
          </table:table-cell>
          <table:table-cell office:value-type="float" office:value="0.0111487" calcext:value-type="float">
            <text:p>0.0111487</text:p>
          </table:table-cell>
          <table:table-cell office:value-type="float" office:value="-0.002225313" calcext:value-type="float">
            <text:p>-0.002225313</text:p>
          </table:table-cell>
        </table:table-row>
        <table:table-row table:style-name="ro1">
          <table:table-cell office:value-type="float" office:value="42.85" calcext:value-type="float">
            <text:p>42.85</text:p>
          </table:table-cell>
          <table:table-cell office:value-type="float" office:value="-0.002975464" calcext:value-type="float">
            <text:p>-0.002975464</text:p>
          </table:table-cell>
          <table:table-cell office:value-type="float" office:value="0.001342773" calcext:value-type="float">
            <text:p>0.001342773</text:p>
          </table:table-cell>
          <table:table-cell office:value-type="float" office:value="-0.9932861" calcext:value-type="float">
            <text:p>-0.9932861</text:p>
          </table:table-cell>
          <table:table-cell office:value-type="float" office:value="-0.007379136" calcext:value-type="float">
            <text:p>-0.007379136</text:p>
          </table:table-cell>
          <table:table-cell office:value-type="float" office:value="-0.01506967" calcext:value-type="float">
            <text:p>-0.01506967</text:p>
          </table:table-cell>
          <table:table-cell office:value-type="float" office:value="-0.00595336" calcext:value-type="float">
            <text:p>-0.00595336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0.001586914" calcext:value-type="float">
            <text:p>0.001586914</text:p>
          </table:table-cell>
          <table:table-cell office:value-type="float" office:value="-0.008270264" calcext:value-type="float">
            <text:p>-0.008270264</text:p>
          </table:table-cell>
          <table:table-cell office:value-type="float" office:value="-0.985321" calcext:value-type="float">
            <text:p>-0.985321</text:p>
          </table:table-cell>
          <table:table-cell office:value-type="float" office:value="0.01333057" calcext:value-type="float">
            <text:p>0.01333057</text:p>
          </table:table-cell>
          <table:table-cell office:value-type="float" office:value="-0.04358463" calcext:value-type="float">
            <text:p>-0.04358463</text:p>
          </table:table-cell>
          <table:table-cell office:value-type="float" office:value="-0.003750896" calcext:value-type="float">
            <text:p>-0.003750896</text:p>
          </table:table-cell>
        </table:table-row>
        <table:table-row table:style-name="ro1">
          <table:table-cell office:value-type="float" office:value="42.95" calcext:value-type="float">
            <text:p>42.95</text:p>
          </table:table-cell>
          <table:table-cell office:value-type="float" office:value="-0.003997803" calcext:value-type="float">
            <text:p>-0.003997803</text:p>
          </table:table-cell>
          <table:table-cell office:value-type="float" office:value="-0.001586914" calcext:value-type="float">
            <text:p>-0.001586914</text:p>
          </table:table-cell>
          <table:table-cell office:value-type="float" office:value="-0.9942474" calcext:value-type="float">
            <text:p>-0.9942474</text:p>
          </table:table-cell>
          <table:table-cell office:value-type="float" office:value="0.04446029" calcext:value-type="float">
            <text:p>0.04446029</text:p>
          </table:table-cell>
          <table:table-cell office:value-type="float" office:value="-0.05166769" calcext:value-type="float">
            <text:p>-0.05166769</text:p>
          </table:table-cell>
          <table:table-cell office:value-type="float" office:value="0.01832925" calcext:value-type="float">
            <text:p>0.018329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00428772" calcext:value-type="float">
            <text:p>-0.00428772</text:p>
          </table:table-cell>
          <table:table-cell office:value-type="float" office:value="-0.01034546" calcext:value-type="float">
            <text:p>-0.01034546</text:p>
          </table:table-cell>
          <table:table-cell office:value-type="float" office:value="-0.9903259" calcext:value-type="float">
            <text:p>-0.9903259</text:p>
          </table:table-cell>
          <table:table-cell office:value-type="float" office:value="0.05196122" calcext:value-type="float">
            <text:p>0.05196122</text:p>
          </table:table-cell>
          <table:table-cell office:value-type="float" office:value="-0.08383955" calcext:value-type="float">
            <text:p>-0.08383955</text:p>
          </table:table-cell>
          <table:table-cell office:value-type="float" office:value="0.01229438" calcext:value-type="float">
            <text:p>0.01229438</text:p>
          </table:table-cell>
        </table:table-row>
        <table:table-row table:style-name="ro1">
          <table:table-cell office:value-type="float" office:value="43.05" calcext:value-type="float">
            <text:p>43.05</text:p>
          </table:table-cell>
          <table:table-cell office:value-type="float" office:value="-0.04446411" calcext:value-type="float">
            <text:p>-0.04446411</text:p>
          </table:table-cell>
          <table:table-cell office:value-type="float" office:value="0.01072693" calcext:value-type="float">
            <text:p>0.01072693</text:p>
          </table:table-cell>
          <table:table-cell office:value-type="float" office:value="-0.9886322" calcext:value-type="float">
            <text:p>-0.9886322</text:p>
          </table:table-cell>
          <table:table-cell office:value-type="float" office:value="0.06747553" calcext:value-type="float">
            <text:p>0.06747553</text:p>
          </table:table-cell>
          <table:table-cell office:value-type="float" office:value="-0.1027391" calcext:value-type="float">
            <text:p>-0.1027391</text:p>
          </table:table-cell>
          <table:table-cell office:value-type="float" office:value="0.02612312" calcext:value-type="float">
            <text:p>0.02612312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-0.0302887" calcext:value-type="float">
            <text:p>-0.0302887</text:p>
          </table:table-cell>
          <table:table-cell office:value-type="float" office:value="-0.019104" calcext:value-type="float">
            <text:p>-0.019104</text:p>
          </table:table-cell>
          <table:table-cell office:value-type="float" office:value="-1.037613" calcext:value-type="float">
            <text:p>-1.037613</text:p>
          </table:table-cell>
          <table:table-cell office:value-type="float" office:value="0.1357034" calcext:value-type="float">
            <text:p>0.1357034</text:p>
          </table:table-cell>
          <table:table-cell office:value-type="float" office:value="-0.1434741" calcext:value-type="float">
            <text:p>-0.1434741</text:p>
          </table:table-cell>
          <table:table-cell office:value-type="float" office:value="-0.0155167" calcext:value-type="float">
            <text:p>-0.0155167</text:p>
          </table:table-cell>
        </table:table-row>
        <table:table-row table:style-name="ro1">
          <table:table-cell office:value-type="float" office:value="43.15" calcext:value-type="float">
            <text:p>43.15</text:p>
          </table:table-cell>
          <table:table-cell office:value-type="float" office:value="-0.07467651" calcext:value-type="float">
            <text:p>-0.07467651</text:p>
          </table:table-cell>
          <table:table-cell office:value-type="float" office:value="-0.04792786" calcext:value-type="float">
            <text:p>-0.04792786</text:p>
          </table:table-cell>
          <table:table-cell office:value-type="float" office:value="-1.033737" calcext:value-type="float">
            <text:p>-1.033737</text:p>
          </table:table-cell>
          <table:table-cell office:value-type="float" office:value="0.3858758" calcext:value-type="float">
            <text:p>0.3858758</text:p>
          </table:table-cell>
          <table:table-cell office:value-type="float" office:value="-0.3517433" calcext:value-type="float">
            <text:p>-0.3517433</text:p>
          </table:table-cell>
          <table:table-cell office:value-type="float" office:value="-0.059981" calcext:value-type="float">
            <text:p>-0.059981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-0.0266571" calcext:value-type="float">
            <text:p>-0.0266571</text:p>
          </table:table-cell>
          <table:table-cell office:value-type="float" office:value="-0.08712769" calcext:value-type="float">
            <text:p>-0.08712769</text:p>
          </table:table-cell>
          <table:table-cell office:value-type="float" office:value="-1.005936" calcext:value-type="float">
            <text:p>-1.005936</text:p>
          </table:table-cell>
          <table:table-cell office:value-type="float" office:value="0.7577035" calcext:value-type="float">
            <text:p>0.7577035</text:p>
          </table:table-cell>
          <table:table-cell office:value-type="float" office:value="-0.2721896" calcext:value-type="float">
            <text:p>-0.2721896</text:p>
          </table:table-cell>
          <table:table-cell office:value-type="float" office:value="-0.007419248" calcext:value-type="float">
            <text:p>-0.007419248</text:p>
          </table:table-cell>
        </table:table-row>
        <table:table-row table:style-name="ro1">
          <table:table-cell office:value-type="float" office:value="43.25" calcext:value-type="float">
            <text:p>43.25</text:p>
          </table:table-cell>
          <table:table-cell office:value-type="float" office:value="-0.03259277" calcext:value-type="float">
            <text:p>-0.03259277</text:p>
          </table:table-cell>
          <table:table-cell office:value-type="float" office:value="-0.1143951" calcext:value-type="float">
            <text:p>-0.1143951</text:p>
          </table:table-cell>
          <table:table-cell office:value-type="float" office:value="-0.9913177" calcext:value-type="float">
            <text:p>-0.9913177</text:p>
          </table:table-cell>
          <table:table-cell office:value-type="float" office:value="1.098764" calcext:value-type="float">
            <text:p>1.098764</text:p>
          </table:table-cell>
          <table:table-cell office:value-type="float" office:value="-0.2250701" calcext:value-type="float">
            <text:p>-0.2250701</text:p>
          </table:table-cell>
          <table:table-cell office:value-type="float" office:value="0.1464562" calcext:value-type="float">
            <text:p>0.1464562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-0.02502441" calcext:value-type="float">
            <text:p>-0.02502441</text:p>
          </table:table-cell>
          <table:table-cell office:value-type="float" office:value="-0.2112122" calcext:value-type="float">
            <text:p>-0.2112122</text:p>
          </table:table-cell>
          <table:table-cell office:value-type="float" office:value="-0.9923706" calcext:value-type="float">
            <text:p>-0.9923706</text:p>
          </table:table-cell>
          <table:table-cell office:value-type="float" office:value="1.259654" calcext:value-type="float">
            <text:p>1.259654</text:p>
          </table:table-cell>
          <table:table-cell office:value-type="float" office:value="-0.2462007" calcext:value-type="float">
            <text:p>-0.2462007</text:p>
          </table:table-cell>
          <table:table-cell office:value-type="float" office:value="0.1517848" calcext:value-type="float">
            <text:p>0.1517848</text:p>
          </table:table-cell>
        </table:table-row>
        <table:table-row table:style-name="ro1">
          <table:table-cell office:value-type="float" office:value="43.35" calcext:value-type="float">
            <text:p>43.35</text:p>
          </table:table-cell>
          <table:table-cell office:value-type="float" office:value="-0.1066132" calcext:value-type="float">
            <text:p>-0.1066132</text:p>
          </table:table-cell>
          <table:table-cell office:value-type="float" office:value="-0.2169189" calcext:value-type="float">
            <text:p>-0.2169189</text:p>
          </table:table-cell>
          <table:table-cell office:value-type="float" office:value="-0.9848022" calcext:value-type="float">
            <text:p>-0.9848022</text:p>
          </table:table-cell>
          <table:table-cell office:value-type="float" office:value="1.349577" calcext:value-type="float">
            <text:p>1.349577</text:p>
          </table:table-cell>
          <table:table-cell office:value-type="float" office:value="-0.1864656" calcext:value-type="float">
            <text:p>-0.1864656</text:p>
          </table:table-cell>
          <table:table-cell office:value-type="float" office:value="0.1632381" calcext:value-type="float">
            <text:p>0.1632381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-0.06974792" calcext:value-type="float">
            <text:p>-0.06974792</text:p>
          </table:table-cell>
          <table:table-cell office:value-type="float" office:value="-0.2968292" calcext:value-type="float">
            <text:p>-0.2968292</text:p>
          </table:table-cell>
          <table:table-cell office:value-type="float" office:value="-0.9910431" calcext:value-type="float">
            <text:p>-0.9910431</text:p>
          </table:table-cell>
          <table:table-cell office:value-type="float" office:value="1.59436" calcext:value-type="float">
            <text:p>1.59436</text:p>
          </table:table-cell>
          <table:table-cell office:value-type="float" office:value="-0.07253167" calcext:value-type="float">
            <text:p>-0.07253167</text:p>
          </table:table-cell>
          <table:table-cell office:value-type="float" office:value="0.2211622" calcext:value-type="float">
            <text:p>0.2211622</text:p>
          </table:table-cell>
        </table:table-row>
        <table:table-row table:style-name="ro1">
          <table:table-cell office:value-type="float" office:value="43.45" calcext:value-type="float">
            <text:p>43.45</text:p>
          </table:table-cell>
          <table:table-cell office:value-type="float" office:value="-0.1815643" calcext:value-type="float">
            <text:p>-0.1815643</text:p>
          </table:table-cell>
          <table:table-cell office:value-type="float" office:value="-0.3350525" calcext:value-type="float">
            <text:p>-0.3350525</text:p>
          </table:table-cell>
          <table:table-cell office:value-type="float" office:value="-0.9043427" calcext:value-type="float">
            <text:p>-0.9043427</text:p>
          </table:table-cell>
          <table:table-cell office:value-type="float" office:value="2.006345" calcext:value-type="float">
            <text:p>2.006345</text:p>
          </table:table-cell>
          <table:table-cell office:value-type="float" office:value="0.05946932" calcext:value-type="float">
            <text:p>0.05946932</text:p>
          </table:table-cell>
          <table:table-cell office:value-type="float" office:value="0.275551" calcext:value-type="float">
            <text:p>0.275551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-0.1462402" calcext:value-type="float">
            <text:p>-0.1462402</text:p>
          </table:table-cell>
          <table:table-cell office:value-type="float" office:value="-0.4501495" calcext:value-type="float">
            <text:p>-0.4501495</text:p>
          </table:table-cell>
          <table:table-cell office:value-type="float" office:value="-0.8326263" calcext:value-type="float">
            <text:p>-0.8326263</text:p>
          </table:table-cell>
          <table:table-cell office:value-type="float" office:value="1.970921" calcext:value-type="float">
            <text:p>1.970921</text:p>
          </table:table-cell>
          <table:table-cell office:value-type="float" office:value="-0.05486748" calcext:value-type="float">
            <text:p>-0.05486748</text:p>
          </table:table-cell>
          <table:table-cell office:value-type="float" office:value="0.007069636" calcext:value-type="float">
            <text:p>0.007069636</text:p>
          </table:table-cell>
        </table:table-row>
        <table:table-row table:style-name="ro1">
          <table:table-cell office:value-type="float" office:value="43.55" calcext:value-type="float">
            <text:p>43.55</text:p>
          </table:table-cell>
          <table:table-cell office:value-type="float" office:value="-0.1395721" calcext:value-type="float">
            <text:p>-0.1395721</text:p>
          </table:table-cell>
          <table:table-cell office:value-type="float" office:value="-0.5171967" calcext:value-type="float">
            <text:p>-0.5171967</text:p>
          </table:table-cell>
          <table:table-cell office:value-type="float" office:value="-0.8028107" calcext:value-type="float">
            <text:p>-0.8028107</text:p>
          </table:table-cell>
          <table:table-cell office:value-type="float" office:value="1.865931" calcext:value-type="float">
            <text:p>1.865931</text:p>
          </table:table-cell>
          <table:table-cell office:value-type="float" office:value="-0.1181401" calcext:value-type="float">
            <text:p>-0.1181401</text:p>
          </table:table-cell>
          <table:table-cell office:value-type="float" office:value="-0.2613348" calcext:value-type="float">
            <text:p>-0.2613348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-0.08828735" calcext:value-type="float">
            <text:p>-0.08828735</text:p>
          </table:table-cell>
          <table:table-cell office:value-type="float" office:value="-0.6225739" calcext:value-type="float">
            <text:p>-0.6225739</text:p>
          </table:table-cell>
          <table:table-cell office:value-type="float" office:value="-0.6782532" calcext:value-type="float">
            <text:p>-0.6782532</text:p>
          </table:table-cell>
          <table:table-cell office:value-type="float" office:value="2.025366" calcext:value-type="float">
            <text:p>2.025366</text:p>
          </table:table-cell>
          <table:table-cell office:value-type="float" office:value="-0.2015145" calcext:value-type="float">
            <text:p>-0.2015145</text:p>
          </table:table-cell>
          <table:table-cell office:value-type="float" office:value="-0.4278025" calcext:value-type="float">
            <text:p>-0.4278025</text:p>
          </table:table-cell>
        </table:table-row>
        <table:table-row table:style-name="ro1">
          <table:table-cell office:value-type="float" office:value="43.65" calcext:value-type="float">
            <text:p>43.65</text:p>
          </table:table-cell>
          <table:table-cell office:value-type="float" office:value="-0.06570435" calcext:value-type="float">
            <text:p>-0.06570435</text:p>
          </table:table-cell>
          <table:table-cell office:value-type="float" office:value="-0.6974335" calcext:value-type="float">
            <text:p>-0.6974335</text:p>
          </table:table-cell>
          <table:table-cell office:value-type="float" office:value="-0.6605835" calcext:value-type="float">
            <text:p>-0.6605835</text:p>
          </table:table-cell>
          <table:table-cell office:value-type="float" office:value="2.0674" calcext:value-type="float">
            <text:p>2.0674</text:p>
          </table:table-cell>
          <table:table-cell office:value-type="float" office:value="-0.05727671" calcext:value-type="float">
            <text:p>-0.05727671</text:p>
          </table:table-cell>
          <table:table-cell office:value-type="float" office:value="-0.4065929" calcext:value-type="float">
            <text:p>-0.4065929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-0.05076599" calcext:value-type="float">
            <text:p>-0.05076599</text:p>
          </table:table-cell>
          <table:table-cell office:value-type="float" office:value="-0.7603455" calcext:value-type="float">
            <text:p>-0.7603455</text:p>
          </table:table-cell>
          <table:table-cell office:value-type="float" office:value="-0.5489502" calcext:value-type="float">
            <text:p>-0.5489502</text:p>
          </table:table-cell>
          <table:table-cell office:value-type="float" office:value="1.952861" calcext:value-type="float">
            <text:p>1.952861</text:p>
          </table:table-cell>
          <table:table-cell office:value-type="float" office:value="-0.241481" calcext:value-type="float">
            <text:p>-0.241481</text:p>
          </table:table-cell>
          <table:table-cell office:value-type="float" office:value="-0.3614669" calcext:value-type="float">
            <text:p>-0.3614669</text:p>
          </table:table-cell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-0.0712738" calcext:value-type="float">
            <text:p>-0.0712738</text:p>
          </table:table-cell>
          <table:table-cell office:value-type="float" office:value="-0.815506" calcext:value-type="float">
            <text:p>-0.815506</text:p>
          </table:table-cell>
          <table:table-cell office:value-type="float" office:value="-0.4868927" calcext:value-type="float">
            <text:p>-0.4868927</text:p>
          </table:table-cell>
          <table:table-cell office:value-type="float" office:value="1.707937" calcext:value-type="float">
            <text:p>1.707937</text:p>
          </table:table-cell>
          <table:table-cell office:value-type="float" office:value="-0.2660961" calcext:value-type="float">
            <text:p>-0.2660961</text:p>
          </table:table-cell>
          <table:table-cell office:value-type="float" office:value="-0.2797517" calcext:value-type="float">
            <text:p>-0.2797517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-0.0390625" calcext:value-type="float">
            <text:p>-0.0390625</text:p>
          </table:table-cell>
          <table:table-cell office:value-type="float" office:value="-0.8854523" calcext:value-type="float">
            <text:p>-0.8854523</text:p>
          </table:table-cell>
          <table:table-cell office:value-type="float" office:value="-0.4039154" calcext:value-type="float">
            <text:p>-0.4039154</text:p>
          </table:table-cell>
          <table:table-cell office:value-type="float" office:value="1.590043" calcext:value-type="float">
            <text:p>1.590043</text:p>
          </table:table-cell>
          <table:table-cell office:value-type="float" office:value="-0.1958146" calcext:value-type="float">
            <text:p>-0.1958146</text:p>
          </table:table-cell>
          <table:table-cell office:value-type="float" office:value="-0.2520022" calcext:value-type="float">
            <text:p>-0.2520022</text:p>
          </table:table-cell>
        </table:table-row>
        <table:table-row table:style-name="ro1">
          <table:table-cell office:value-type="float" office:value="43.85" calcext:value-type="float">
            <text:p>43.85</text:p>
          </table:table-cell>
          <table:table-cell office:value-type="float" office:value="-0.02359009" calcext:value-type="float">
            <text:p>-0.02359009</text:p>
          </table:table-cell>
          <table:table-cell office:value-type="float" office:value="-0.9086151" calcext:value-type="float">
            <text:p>-0.9086151</text:p>
          </table:table-cell>
          <table:table-cell office:value-type="float" office:value="-0.3187866" calcext:value-type="float">
            <text:p>-0.3187866</text:p>
          </table:table-cell>
          <table:table-cell office:value-type="float" office:value="1.526796" calcext:value-type="float">
            <text:p>1.526796</text:p>
          </table:table-cell>
          <table:table-cell office:value-type="float" office:value="0.09792639" calcext:value-type="float">
            <text:p>0.09792639</text:p>
          </table:table-cell>
          <table:table-cell office:value-type="float" office:value="-0.1293686" calcext:value-type="float">
            <text:p>-0.1293686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-0.03692627" calcext:value-type="float">
            <text:p>-0.03692627</text:p>
          </table:table-cell>
          <table:table-cell office:value-type="float" office:value="-0.9260559" calcext:value-type="float">
            <text:p>-0.9260559</text:p>
          </table:table-cell>
          <table:table-cell office:value-type="float" office:value="-0.2237854" calcext:value-type="float">
            <text:p>-0.2237854</text:p>
          </table:table-cell>
          <table:table-cell office:value-type="float" office:value="1.249602" calcext:value-type="float">
            <text:p>1.249602</text:p>
          </table:table-cell>
          <table:table-cell office:value-type="float" office:value="0.08575834" calcext:value-type="float">
            <text:p>0.08575834</text:p>
          </table:table-cell>
          <table:table-cell office:value-type="float" office:value="0.0182244" calcext:value-type="float">
            <text:p>0.0182244</text:p>
          </table:table-cell>
        </table:table-row>
        <table:table-row table:style-name="ro1">
          <table:table-cell office:value-type="float" office:value="43.95" calcext:value-type="float">
            <text:p>43.95</text:p>
          </table:table-cell>
          <table:table-cell office:value-type="float" office:value="-0.0586853" calcext:value-type="float">
            <text:p>-0.0586853</text:p>
          </table:table-cell>
          <table:table-cell office:value-type="float" office:value="-0.9408875" calcext:value-type="float">
            <text:p>-0.9408875</text:p>
          </table:table-cell>
          <table:table-cell office:value-type="float" office:value="-0.2893677" calcext:value-type="float">
            <text:p>-0.2893677</text:p>
          </table:table-cell>
          <table:table-cell office:value-type="float" office:value="0.9366441" calcext:value-type="float">
            <text:p>0.9366441</text:p>
          </table:table-cell>
          <table:table-cell office:value-type="float" office:value="0.3214895" calcext:value-type="float">
            <text:p>0.3214895</text:p>
          </table:table-cell>
          <table:table-cell office:value-type="float" office:value="0.08341361" calcext:value-type="float">
            <text:p>0.083413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09024048" calcext:value-type="float">
            <text:p>-0.09024048</text:p>
          </table:table-cell>
          <table:table-cell office:value-type="float" office:value="-0.951004" calcext:value-type="float">
            <text:p>-0.951004</text:p>
          </table:table-cell>
          <table:table-cell office:value-type="float" office:value="-0.2153168" calcext:value-type="float">
            <text:p>-0.2153168</text:p>
          </table:table-cell>
          <table:table-cell office:value-type="float" office:value="0.879213" calcext:value-type="float">
            <text:p>0.879213</text:p>
          </table:table-cell>
          <table:table-cell office:value-type="float" office:value="0.0894476" calcext:value-type="float">
            <text:p>0.0894476</text:p>
          </table:table-cell>
          <table:table-cell office:value-type="float" office:value="0.09255795" calcext:value-type="float">
            <text:p>0.09255795</text:p>
          </table:table-cell>
        </table:table-row>
        <table:table-row table:style-name="ro1">
          <table:table-cell office:value-type="float" office:value="44.05" calcext:value-type="float">
            <text:p>44.05</text:p>
          </table:table-cell>
          <table:table-cell office:value-type="float" office:value="-0.03240967" calcext:value-type="float">
            <text:p>-0.03240967</text:p>
          </table:table-cell>
          <table:table-cell office:value-type="float" office:value="-0.9807892" calcext:value-type="float">
            <text:p>-0.9807892</text:p>
          </table:table-cell>
          <table:table-cell office:value-type="float" office:value="-0.07844543" calcext:value-type="float">
            <text:p>-0.07844543</text:p>
          </table:table-cell>
          <table:table-cell office:value-type="float" office:value="0.80721" calcext:value-type="float">
            <text:p>0.80721</text:p>
          </table:table-cell>
          <table:table-cell office:value-type="float" office:value="0.08019955" calcext:value-type="float">
            <text:p>0.08019955</text:p>
          </table:table-cell>
          <table:table-cell office:value-type="float" office:value="0.002992454" calcext:value-type="float">
            <text:p>0.002992454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-0.0879364" calcext:value-type="float">
            <text:p>-0.0879364</text:p>
          </table:table-cell>
          <table:table-cell office:value-type="float" office:value="-0.9528351" calcext:value-type="float">
            <text:p>-0.9528351</text:p>
          </table:table-cell>
          <table:table-cell office:value-type="float" office:value="-0.2793732" calcext:value-type="float">
            <text:p>-0.2793732</text:p>
          </table:table-cell>
          <table:table-cell office:value-type="float" office:value="0.3637526" calcext:value-type="float">
            <text:p>0.3637526</text:p>
          </table:table-cell>
          <table:table-cell office:value-type="float" office:value="0.08689592" calcext:value-type="float">
            <text:p>0.08689592</text:p>
          </table:table-cell>
          <table:table-cell office:value-type="float" office:value="0.02720097" calcext:value-type="float">
            <text:p>0.02720097</text:p>
          </table:table-cell>
        </table:table-row>
        <table:table-row table:style-name="ro1">
          <table:table-cell office:value-type="float" office:value="44.15" calcext:value-type="float">
            <text:p>44.15</text:p>
          </table:table-cell>
          <table:table-cell office:value-type="float" office:value="-0.06547546" calcext:value-type="float">
            <text:p>-0.06547546</text:p>
          </table:table-cell>
          <table:table-cell office:value-type="float" office:value="-0.9736481" calcext:value-type="float">
            <text:p>-0.9736481</text:p>
          </table:table-cell>
          <table:table-cell office:value-type="float" office:value="-0.09977722" calcext:value-type="float">
            <text:p>-0.09977722</text:p>
          </table:table-cell>
          <table:table-cell office:value-type="float" office:value="0.5089366" calcext:value-type="float">
            <text:p>0.5089366</text:p>
          </table:table-cell>
          <table:table-cell office:value-type="float" office:value="0.001401895" calcext:value-type="float">
            <text:p>0.001401895</text:p>
          </table:table-cell>
          <table:table-cell office:value-type="float" office:value="-0.1081283" calcext:value-type="float">
            <text:p>-0.1081283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-0.06817627" calcext:value-type="float">
            <text:p>-0.06817627</text:p>
          </table:table-cell>
          <table:table-cell office:value-type="float" office:value="-0.9645386" calcext:value-type="float">
            <text:p>-0.9645386</text:p>
          </table:table-cell>
          <table:table-cell office:value-type="float" office:value="-0.1495056" calcext:value-type="float">
            <text:p>-0.1495056</text:p>
          </table:table-cell>
          <table:table-cell office:value-type="float" office:value="0.6274734" calcext:value-type="float">
            <text:p>0.6274734</text:p>
          </table:table-cell>
          <table:table-cell office:value-type="float" office:value="0.09311309" calcext:value-type="float">
            <text:p>0.09311309</text:p>
          </table:table-cell>
          <table:table-cell office:value-type="float" office:value="-0.1182074" calcext:value-type="float">
            <text:p>-0.1182074</text:p>
          </table:table-cell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-0.03321838" calcext:value-type="float">
            <text:p>-0.03321838</text:p>
          </table:table-cell>
          <table:table-cell office:value-type="float" office:value="-0.9852448" calcext:value-type="float">
            <text:p>-0.9852448</text:p>
          </table:table-cell>
          <table:table-cell office:value-type="float" office:value="-0.0453949" calcext:value-type="float">
            <text:p>-0.0453949</text:p>
          </table:table-cell>
          <table:table-cell office:value-type="float" office:value="0.6698743" calcext:value-type="float">
            <text:p>0.6698743</text:p>
          </table:table-cell>
          <table:table-cell office:value-type="float" office:value="0.04431938" calcext:value-type="float">
            <text:p>0.04431938</text:p>
          </table:table-cell>
          <table:table-cell office:value-type="float" office:value="-0.1460538" calcext:value-type="float">
            <text:p>-0.1460538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-0.05485535" calcext:value-type="float">
            <text:p>-0.05485535</text:p>
          </table:table-cell>
          <table:table-cell office:value-type="float" office:value="-0.9723358" calcext:value-type="float">
            <text:p>-0.9723358</text:p>
          </table:table-cell>
          <table:table-cell office:value-type="float" office:value="-0.08592224" calcext:value-type="float">
            <text:p>-0.08592224</text:p>
          </table:table-cell>
          <table:table-cell office:value-type="float" office:value="0.5248528" calcext:value-type="float">
            <text:p>0.5248528</text:p>
          </table:table-cell>
          <table:table-cell office:value-type="float" office:value="-0.03245119" calcext:value-type="float">
            <text:p>-0.03245119</text:p>
          </table:table-cell>
          <table:table-cell office:value-type="float" office:value="-0.05847322" calcext:value-type="float">
            <text:p>-0.05847322</text:p>
          </table:table-cell>
        </table:table-row>
        <table:table-row table:style-name="ro1">
          <table:table-cell office:value-type="float" office:value="44.35" calcext:value-type="float">
            <text:p>44.35</text:p>
          </table:table-cell>
          <table:table-cell office:value-type="float" office:value="-0.04013062" calcext:value-type="float">
            <text:p>-0.04013062</text:p>
          </table:table-cell>
          <table:table-cell office:value-type="float" office:value="-0.9793701" calcext:value-type="float">
            <text:p>-0.9793701</text:p>
          </table:table-cell>
          <table:table-cell office:value-type="float" office:value="-0.03979492" calcext:value-type="float">
            <text:p>-0.03979492</text:p>
          </table:table-cell>
          <table:table-cell office:value-type="float" office:value="0.7054883" calcext:value-type="float">
            <text:p>0.7054883</text:p>
          </table:table-cell>
          <table:table-cell office:value-type="float" office:value="0.02447828" calcext:value-type="float">
            <text:p>0.02447828</text:p>
          </table:table-cell>
          <table:table-cell office:value-type="float" office:value="-0.1090156" calcext:value-type="float">
            <text:p>-0.1090156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0.02906799" calcext:value-type="float">
            <text:p>0.02906799</text:p>
          </table:table-cell>
          <table:table-cell office:value-type="float" office:value="-0.9875031" calcext:value-type="float">
            <text:p>-0.9875031</text:p>
          </table:table-cell>
          <table:table-cell office:value-type="float" office:value="0.09814453" calcext:value-type="float">
            <text:p>0.09814453</text:p>
          </table:table-cell>
          <table:table-cell office:value-type="float" office:value="0.7747555" calcext:value-type="float">
            <text:p>0.7747555</text:p>
          </table:table-cell>
          <table:table-cell office:value-type="float" office:value="0.03061912" calcext:value-type="float">
            <text:p>0.03061912</text:p>
          </table:table-cell>
          <table:table-cell office:value-type="float" office:value="-0.09932028" calcext:value-type="float">
            <text:p>-0.09932028</text:p>
          </table:table-cell>
        </table:table-row>
        <table:table-row table:style-name="ro1">
          <table:table-cell office:value-type="float" office:value="44.45" calcext:value-type="float">
            <text:p>44.45</text:p>
          </table:table-cell>
          <table:table-cell office:value-type="float" office:value="-0.03198242" calcext:value-type="float">
            <text:p>-0.03198242</text:p>
          </table:table-cell>
          <table:table-cell office:value-type="float" office:value="-0.9844666" calcext:value-type="float">
            <text:p>-0.9844666</text:p>
          </table:table-cell>
          <table:table-cell office:value-type="float" office:value="0.0838623" calcext:value-type="float">
            <text:p>0.0838623</text:p>
          </table:table-cell>
          <table:table-cell office:value-type="float" office:value="0.334269" calcext:value-type="float">
            <text:p>0.334269</text:p>
          </table:table-cell>
          <table:table-cell office:value-type="float" office:value="0.02016392" calcext:value-type="float">
            <text:p>0.02016392</text:p>
          </table:table-cell>
          <table:table-cell office:value-type="float" office:value="0.132994" calcext:value-type="float">
            <text:p>0.132994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-0.02996826" calcext:value-type="float">
            <text:p>-0.02996826</text:p>
          </table:table-cell>
          <table:table-cell office:value-type="float" office:value="-0.9940338" calcext:value-type="float">
            <text:p>-0.9940338</text:p>
          </table:table-cell>
          <table:table-cell office:value-type="float" office:value="0.02568054" calcext:value-type="float">
            <text:p>0.02568054</text:p>
          </table:table-cell>
          <table:table-cell office:value-type="float" office:value="0.1921203" calcext:value-type="float">
            <text:p>0.1921203</text:p>
          </table:table-cell>
          <table:table-cell office:value-type="float" office:value="0.02689597" calcext:value-type="float">
            <text:p>0.02689597</text:p>
          </table:table-cell>
          <table:table-cell office:value-type="float" office:value="0.1114414" calcext:value-type="float">
            <text:p>0.1114414</text:p>
          </table:table-cell>
        </table:table-row>
        <table:table-row table:style-name="ro1">
          <table:table-cell office:value-type="float" office:value="44.55" calcext:value-type="float">
            <text:p>44.55</text:p>
          </table:table-cell>
          <table:table-cell office:value-type="float" office:value="-0.07843018" calcext:value-type="float">
            <text:p>-0.07843018</text:p>
          </table:table-cell>
          <table:table-cell office:value-type="float" office:value="-0.9668274" calcext:value-type="float">
            <text:p>-0.9668274</text:p>
          </table:table-cell>
          <table:table-cell office:value-type="float" office:value="0.0513916" calcext:value-type="float">
            <text:p>0.0513916</text:p>
          </table:table-cell>
          <table:table-cell office:value-type="float" office:value="0.1817293" calcext:value-type="float">
            <text:p>0.1817293</text:p>
          </table:table-cell>
          <table:table-cell office:value-type="float" office:value="0.08932357" calcext:value-type="float">
            <text:p>0.08932357</text:p>
          </table:table-cell>
          <table:table-cell office:value-type="float" office:value="0.04253525" calcext:value-type="float">
            <text:p>0.04253525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-0.002304077" calcext:value-type="float">
            <text:p>-0.002304077</text:p>
          </table:table-cell>
          <table:table-cell office:value-type="float" office:value="-0.9973907" calcext:value-type="float">
            <text:p>-0.9973907</text:p>
          </table:table-cell>
          <table:table-cell office:value-type="float" office:value="0.1177979" calcext:value-type="float">
            <text:p>0.1177979</text:p>
          </table:table-cell>
          <table:table-cell office:value-type="float" office:value="0.1491998" calcext:value-type="float">
            <text:p>0.1491998</text:p>
          </table:table-cell>
          <table:table-cell office:value-type="float" office:value="0.03239943" calcext:value-type="float">
            <text:p>0.03239943</text:p>
          </table:table-cell>
          <table:table-cell office:value-type="float" office:value="-0.06228399" calcext:value-type="float">
            <text:p>-0.06228399</text:p>
          </table:table-cell>
        </table:table-row>
        <table:table-row table:style-name="ro1">
          <table:table-cell office:value-type="float" office:value="44.65" calcext:value-type="float">
            <text:p>44.65</text:p>
          </table:table-cell>
          <table:table-cell office:value-type="float" office:value="-0.05380249" calcext:value-type="float">
            <text:p>-0.05380249</text:p>
          </table:table-cell>
          <table:table-cell office:value-type="float" office:value="-0.9833527" calcext:value-type="float">
            <text:p>-0.9833527</text:p>
          </table:table-cell>
          <table:table-cell office:value-type="float" office:value="0.03952026" calcext:value-type="float">
            <text:p>0.03952026</text:p>
          </table:table-cell>
          <table:table-cell office:value-type="float" office:value="-0.1384342" calcext:value-type="float">
            <text:p>-0.1384342</text:p>
          </table:table-cell>
          <table:table-cell office:value-type="float" office:value="-0.002981883" calcext:value-type="float">
            <text:p>-0.002981883</text:p>
          </table:table-cell>
          <table:table-cell office:value-type="float" office:value="0.0202528" calcext:value-type="float">
            <text:p>0.0202528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-0.0216217" calcext:value-type="float">
            <text:p>-0.0216217</text:p>
          </table:table-cell>
          <table:table-cell office:value-type="float" office:value="-0.9955902" calcext:value-type="float">
            <text:p>-0.9955902</text:p>
          </table:table-cell>
          <table:table-cell office:value-type="float" office:value="0.04924011" calcext:value-type="float">
            <text:p>0.04924011</text:p>
          </table:table-cell>
          <table:table-cell office:value-type="float" office:value="-0.1333942" calcext:value-type="float">
            <text:p>-0.1333942</text:p>
          </table:table-cell>
          <table:table-cell office:value-type="float" office:value="0.01321287" calcext:value-type="float">
            <text:p>0.01321287</text:p>
          </table:table-cell>
          <table:table-cell office:value-type="float" office:value="-0.03163048" calcext:value-type="float">
            <text:p>-0.03163048</text:p>
          </table:table-cell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-0.04150391" calcext:value-type="float">
            <text:p>-0.04150391</text:p>
          </table:table-cell>
          <table:table-cell office:value-type="float" office:value="-0.9824829" calcext:value-type="float">
            <text:p>-0.9824829</text:p>
          </table:table-cell>
          <table:table-cell office:value-type="float" office:value="0.02140808" calcext:value-type="float">
            <text:p>0.02140808</text:p>
          </table:table-cell>
          <table:table-cell office:value-type="float" office:value="-0.1175611" calcext:value-type="float">
            <text:p>-0.1175611</text:p>
          </table:table-cell>
          <table:table-cell office:value-type="float" office:value="-0.01489169" calcext:value-type="float">
            <text:p>-0.01489169</text:p>
          </table:table-cell>
          <table:table-cell office:value-type="float" office:value="0.01563179" calcext:value-type="float">
            <text:p>0.01563179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-0.02542114" calcext:value-type="float">
            <text:p>-0.02542114</text:p>
          </table:table-cell>
          <table:table-cell office:value-type="float" office:value="-0.9927673" calcext:value-type="float">
            <text:p>-0.9927673</text:p>
          </table:table-cell>
          <table:table-cell office:value-type="float" office:value="0.04522705" calcext:value-type="float">
            <text:p>0.04522705</text:p>
          </table:table-cell>
          <table:table-cell office:value-type="float" office:value="-0.02101756" calcext:value-type="float">
            <text:p>-0.02101756</text:p>
          </table:table-cell>
          <table:table-cell office:value-type="float" office:value="0.007793086" calcext:value-type="float">
            <text:p>0.007793086</text:p>
          </table:table-cell>
          <table:table-cell office:value-type="float" office:value="0.008277336" calcext:value-type="float">
            <text:p>0.008277336</text:p>
          </table:table-cell>
        </table:table-row>
        <table:table-row table:style-name="ro1">
          <table:table-cell office:value-type="float" office:value="44.85" calcext:value-type="float">
            <text:p>44.85</text:p>
          </table:table-cell>
          <table:table-cell office:value-type="float" office:value="-0.06236267" calcext:value-type="float">
            <text:p>-0.06236267</text:p>
          </table:table-cell>
          <table:table-cell office:value-type="float" office:value="-0.9797211" calcext:value-type="float">
            <text:p>-0.9797211</text:p>
          </table:table-cell>
          <table:table-cell office:value-type="float" office:value="0.0256958" calcext:value-type="float">
            <text:p>0.0256958</text:p>
          </table:table-cell>
          <table:table-cell office:value-type="float" office:value="-0.05592105" calcext:value-type="float">
            <text:p>-0.05592105</text:p>
          </table:table-cell>
          <table:table-cell office:value-type="float" office:value="-0.01103827" calcext:value-type="float">
            <text:p>-0.01103827</text:p>
          </table:table-cell>
          <table:table-cell office:value-type="float" office:value="0.03683273" calcext:value-type="float">
            <text:p>0.03683273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-0.03025818" calcext:value-type="float">
            <text:p>-0.03025818</text:p>
          </table:table-cell>
          <table:table-cell office:value-type="float" office:value="-0.9888763" calcext:value-type="float">
            <text:p>-0.9888763</text:p>
          </table:table-cell>
          <table:table-cell office:value-type="float" office:value="0.0450592" calcext:value-type="float">
            <text:p>0.0450592</text:p>
          </table:table-cell>
          <table:table-cell office:value-type="float" office:value="0.02450231" calcext:value-type="float">
            <text:p>0.02450231</text:p>
          </table:table-cell>
          <table:table-cell office:value-type="float" office:value="0.003741611" calcext:value-type="float">
            <text:p>0.003741611</text:p>
          </table:table-cell>
          <table:table-cell office:value-type="float" office:value="-0.05165737" calcext:value-type="float">
            <text:p>-0.05165737</text:p>
          </table:table-cell>
        </table:table-row>
        <table:table-row table:style-name="ro1">
          <table:table-cell office:value-type="float" office:value="44.95" calcext:value-type="float">
            <text:p>44.95</text:p>
          </table:table-cell>
          <table:table-cell office:value-type="float" office:value="-0.03669739" calcext:value-type="float">
            <text:p>-0.03669739</text:p>
          </table:table-cell>
          <table:table-cell office:value-type="float" office:value="-0.9853058" calcext:value-type="float">
            <text:p>-0.9853058</text:p>
          </table:table-cell>
          <table:table-cell office:value-type="float" office:value="0.0254364" calcext:value-type="float">
            <text:p>0.0254364</text:p>
          </table:table-cell>
          <table:table-cell office:value-type="float" office:value="-0.02335619" calcext:value-type="float">
            <text:p>-0.02335619</text:p>
          </table:table-cell>
          <table:table-cell office:value-type="float" office:value="0.002584764" calcext:value-type="float">
            <text:p>0.002584764</text:p>
          </table:table-cell>
          <table:table-cell office:value-type="float" office:value="-0.04037005" calcext:value-type="float">
            <text:p>-0.040370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3305054" calcext:value-type="float">
            <text:p>-0.03305054</text:p>
          </table:table-cell>
          <table:table-cell office:value-type="float" office:value="-0.993042" calcext:value-type="float">
            <text:p>-0.993042</text:p>
          </table:table-cell>
          <table:table-cell office:value-type="float" office:value="0.03045654" calcext:value-type="float">
            <text:p>0.03045654</text:p>
          </table:table-cell>
          <table:table-cell office:value-type="float" office:value="-0.02072302" calcext:value-type="float">
            <text:p>-0.02072302</text:p>
          </table:table-cell>
          <table:table-cell office:value-type="float" office:value="0.004125637" calcext:value-type="float">
            <text:p>0.004125637</text:p>
          </table:table-cell>
          <table:table-cell office:value-type="float" office:value="-0.002165898" calcext:value-type="float">
            <text:p>-0.002165898</text:p>
          </table:table-cell>
        </table:table-row>
        <table:table-row table:style-name="ro1">
          <table:table-cell office:value-type="float" office:value="45.05" calcext:value-type="float">
            <text:p>45.05</text:p>
          </table:table-cell>
          <table:table-cell office:value-type="float" office:value="-0.0388031" calcext:value-type="float">
            <text:p>-0.0388031</text:p>
          </table:table-cell>
          <table:table-cell office:value-type="float" office:value="-0.9932251" calcext:value-type="float">
            <text:p>-0.9932251</text:p>
          </table:table-cell>
          <table:table-cell office:value-type="float" office:value="0.02156067" calcext:value-type="float">
            <text:p>0.02156067</text:p>
          </table:table-cell>
          <table:table-cell office:value-type="float" office:value="-0.01698493" calcext:value-type="float">
            <text:p>-0.01698493</text:p>
          </table:table-cell>
          <table:table-cell office:value-type="float" office:value="-0.001430526" calcext:value-type="float">
            <text:p>-0.001430526</text:p>
          </table:table-cell>
          <table:table-cell office:value-type="float" office:value="0.04060831" calcext:value-type="float">
            <text:p>0.04060831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-0.05059814" calcext:value-type="float">
            <text:p>-0.05059814</text:p>
          </table:table-cell>
          <table:table-cell office:value-type="float" office:value="-0.9824829" calcext:value-type="float">
            <text:p>-0.9824829</text:p>
          </table:table-cell>
          <table:table-cell office:value-type="float" office:value="0.02893066" calcext:value-type="float">
            <text:p>0.02893066</text:p>
          </table:table-cell>
          <table:table-cell office:value-type="float" office:value="0.006999262" calcext:value-type="float">
            <text:p>0.006999262</text:p>
          </table:table-cell>
          <table:table-cell office:value-type="float" office:value="-0.007616581" calcext:value-type="float">
            <text:p>-0.007616581</text:p>
          </table:table-cell>
          <table:table-cell office:value-type="float" office:value="0.01060638" calcext:value-type="float">
            <text:p>0.01060638</text:p>
          </table:table-cell>
        </table:table-row>
        <table:table-row table:style-name="ro1">
          <table:table-cell office:value-type="float" office:value="45.15" calcext:value-type="float">
            <text:p>45.15</text:p>
          </table:table-cell>
          <table:table-cell office:value-type="float" office:value="-0.03999329" calcext:value-type="float">
            <text:p>-0.03999329</text:p>
          </table:table-cell>
          <table:table-cell office:value-type="float" office:value="-0.993103" calcext:value-type="float">
            <text:p>-0.993103</text:p>
          </table:table-cell>
          <table:table-cell office:value-type="float" office:value="0.03123474" calcext:value-type="float">
            <text:p>0.03123474</text:p>
          </table:table-cell>
          <table:table-cell office:value-type="float" office:value="-0.01162802" calcext:value-type="float">
            <text:p>-0.01162802</text:p>
          </table:table-cell>
          <table:table-cell office:value-type="float" office:value="0.009900166" calcext:value-type="float">
            <text:p>0.009900166</text:p>
          </table:table-cell>
          <table:table-cell office:value-type="float" office:value="-0.02288618" calcext:value-type="float">
            <text:p>-0.02288618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-0.03471375" calcext:value-type="float">
            <text:p>-0.03471375</text:p>
          </table:table-cell>
          <table:table-cell office:value-type="float" office:value="-0.9852753" calcext:value-type="float">
            <text:p>-0.9852753</text:p>
          </table:table-cell>
          <table:table-cell office:value-type="float" office:value="0.02549744" calcext:value-type="float">
            <text:p>0.02549744</text:p>
          </table:table-cell>
          <table:table-cell office:value-type="float" office:value="-0.005083618" calcext:value-type="float">
            <text:p>-0.005083618</text:p>
          </table:table-cell>
          <table:table-cell office:value-type="float" office:value="-0.004516927" calcext:value-type="float">
            <text:p>-0.004516927</text:p>
          </table:table-cell>
          <table:table-cell office:value-type="float" office:value="-0.03917709" calcext:value-type="float">
            <text:p>-0.03917709</text:p>
          </table:table-cell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-0.02154541" calcext:value-type="float">
            <text:p>-0.02154541</text:p>
          </table:table-cell>
          <table:table-cell office:value-type="float" office:value="-0.9926758" calcext:value-type="float">
            <text:p>-0.9926758</text:p>
          </table:table-cell>
          <table:table-cell office:value-type="float" office:value="0.04824829" calcext:value-type="float">
            <text:p>0.04824829</text:p>
          </table:table-cell>
          <table:table-cell office:value-type="float" office:value="0.03131845" calcext:value-type="float">
            <text:p>0.03131845</text:p>
          </table:table-cell>
          <table:table-cell office:value-type="float" office:value="0.006281239" calcext:value-type="float">
            <text:p>0.006281239</text:p>
          </table:table-cell>
          <table:table-cell office:value-type="float" office:value="-0.03188875" calcext:value-type="float">
            <text:p>-0.03188875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-0.04457092" calcext:value-type="float">
            <text:p>-0.04457092</text:p>
          </table:table-cell>
          <table:table-cell office:value-type="float" office:value="-0.9864502" calcext:value-type="float">
            <text:p>-0.9864502</text:p>
          </table:table-cell>
          <table:table-cell office:value-type="float" office:value="0.02134705" calcext:value-type="float">
            <text:p>0.02134705</text:p>
          </table:table-cell>
          <table:table-cell office:value-type="float" office:value="-0.0278159" calcext:value-type="float">
            <text:p>-0.0278159</text:p>
          </table:table-cell>
          <table:table-cell office:value-type="float" office:value="-0.00985117" calcext:value-type="float">
            <text:p>-0.00985117</text:p>
          </table:table-cell>
          <table:table-cell office:value-type="float" office:value="0.03588903" calcext:value-type="float">
            <text:p>0.03588903</text:p>
          </table:table-cell>
        </table:table-row>
        <table:table-row table:style-name="ro1">
          <table:table-cell office:value-type="float" office:value="45.35" calcext:value-type="float">
            <text:p>45.35</text:p>
          </table:table-cell>
          <table:table-cell office:value-type="float" office:value="-0.02157593" calcext:value-type="float">
            <text:p>-0.02157593</text:p>
          </table:table-cell>
          <table:table-cell office:value-type="float" office:value="-0.9926453" calcext:value-type="float">
            <text:p>-0.9926453</text:p>
          </table:table-cell>
          <table:table-cell office:value-type="float" office:value="0.05020142" calcext:value-type="float">
            <text:p>0.05020142</text:p>
          </table:table-cell>
          <table:table-cell office:value-type="float" office:value="0.02453791" calcext:value-type="float">
            <text:p>0.02453791</text:p>
          </table:table-cell>
          <table:table-cell office:value-type="float" office:value="0.007691455" calcext:value-type="float">
            <text:p>0.007691455</text:p>
          </table:table-cell>
          <table:table-cell office:value-type="float" office:value="-0.006462399" calcext:value-type="float">
            <text:p>-0.006462399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-0.04055786" calcext:value-type="float">
            <text:p>-0.04055786</text:p>
          </table:table-cell>
          <table:table-cell office:value-type="float" office:value="-0.9834442" calcext:value-type="float">
            <text:p>-0.9834442</text:p>
          </table:table-cell>
          <table:table-cell office:value-type="float" office:value="0.0223999" calcext:value-type="float">
            <text:p>0.0223999</text:p>
          </table:table-cell>
          <table:table-cell office:value-type="float" office:value="-0.02601618" calcext:value-type="float">
            <text:p>-0.02601618</text:p>
          </table:table-cell>
          <table:table-cell office:value-type="float" office:value="0.005422572" calcext:value-type="float">
            <text:p>0.005422572</text:p>
          </table:table-cell>
          <table:table-cell office:value-type="float" office:value="0.01405649" calcext:value-type="float">
            <text:p>0.01405649</text:p>
          </table:table-cell>
        </table:table-row>
        <table:table-row table:style-name="ro1">
          <table:table-cell office:value-type="float" office:value="45.45" calcext:value-type="float">
            <text:p>45.45</text:p>
          </table:table-cell>
          <table:table-cell office:value-type="float" office:value="-0.03900146" calcext:value-type="float">
            <text:p>-0.03900146</text:p>
          </table:table-cell>
          <table:table-cell office:value-type="float" office:value="-0.9930878" calcext:value-type="float">
            <text:p>-0.9930878</text:p>
          </table:table-cell>
          <table:table-cell office:value-type="float" office:value="0.03126526" calcext:value-type="float">
            <text:p>0.03126526</text:p>
          </table:table-cell>
          <table:table-cell office:value-type="float" office:value="-0.03421097" calcext:value-type="float">
            <text:p>-0.03421097</text:p>
          </table:table-cell>
          <table:table-cell office:value-type="float" office:value="0.002914332" calcext:value-type="float">
            <text:p>0.002914332</text:p>
          </table:table-cell>
          <table:table-cell office:value-type="float" office:value="0.001262829" calcext:value-type="float">
            <text:p>0.001262829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-0.03956604" calcext:value-type="float">
            <text:p>-0.03956604</text:p>
          </table:table-cell>
          <table:table-cell office:value-type="float" office:value="-0.984436" calcext:value-type="float">
            <text:p>-0.984436</text:p>
          </table:table-cell>
          <table:table-cell office:value-type="float" office:value="0.02050781" calcext:value-type="float">
            <text:p>0.02050781</text:p>
          </table:table-cell>
          <table:table-cell office:value-type="float" office:value="-0.05829461" calcext:value-type="float">
            <text:p>-0.05829461</text:p>
          </table:table-cell>
          <table:table-cell office:value-type="float" office:value="0.00515201" calcext:value-type="float">
            <text:p>0.00515201</text:p>
          </table:table-cell>
          <table:table-cell office:value-type="float" office:value="-0.01041833" calcext:value-type="float">
            <text:p>-0.01041833</text:p>
          </table:table-cell>
        </table:table-row>
        <table:table-row table:style-name="ro1">
          <table:table-cell office:value-type="float" office:value="45.55" calcext:value-type="float">
            <text:p>45.55</text:p>
          </table:table-cell>
          <table:table-cell office:value-type="float" office:value="-0.04444885" calcext:value-type="float">
            <text:p>-0.04444885</text:p>
          </table:table-cell>
          <table:table-cell office:value-type="float" office:value="-0.9835358" calcext:value-type="float">
            <text:p>-0.9835358</text:p>
          </table:table-cell>
          <table:table-cell office:value-type="float" office:value="0.01937866" calcext:value-type="float">
            <text:p>0.01937866</text:p>
          </table:table-cell>
          <table:table-cell office:value-type="float" office:value="-0.03846298" calcext:value-type="float">
            <text:p>-0.03846298</text:p>
          </table:table-cell>
          <table:table-cell office:value-type="float" office:value="-0.004442988" calcext:value-type="float">
            <text:p>-0.004442988</text:p>
          </table:table-cell>
          <table:table-cell office:value-type="float" office:value="-0.02196365" calcext:value-type="float">
            <text:p>-0.02196365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-0.03363037" calcext:value-type="float">
            <text:p>-0.03363037</text:p>
          </table:table-cell>
          <table:table-cell office:value-type="float" office:value="-0.9933014" calcext:value-type="float">
            <text:p>-0.9933014</text:p>
          </table:table-cell>
          <table:table-cell office:value-type="float" office:value="0.01100159" calcext:value-type="float">
            <text:p>0.01100159</text:p>
          </table:table-cell>
          <table:table-cell office:value-type="float" office:value="-0.02164544" calcext:value-type="float">
            <text:p>-0.02164544</text:p>
          </table:table-cell>
          <table:table-cell office:value-type="float" office:value="0.00518716" calcext:value-type="float">
            <text:p>0.00518716</text:p>
          </table:table-cell>
          <table:table-cell office:value-type="float" office:value="-0.0125271" calcext:value-type="float">
            <text:p>-0.0125271</text:p>
          </table:table-cell>
        </table:table-row>
        <table:table-row table:style-name="ro1">
          <table:table-cell office:value-type="float" office:value="45.65" calcext:value-type="float">
            <text:p>45.65</text:p>
          </table:table-cell>
          <table:table-cell office:value-type="float" office:value="-0.0328064" calcext:value-type="float">
            <text:p>-0.0328064</text:p>
          </table:table-cell>
          <table:table-cell office:value-type="float" office:value="-0.9862518" calcext:value-type="float">
            <text:p>-0.9862518</text:p>
          </table:table-cell>
          <table:table-cell office:value-type="float" office:value="0.02653503" calcext:value-type="float">
            <text:p>0.02653503</text:p>
          </table:table-cell>
          <table:table-cell office:value-type="float" office:value="0.0475656" calcext:value-type="float">
            <text:p>0.0475656</text:p>
          </table:table-cell>
          <table:table-cell office:value-type="float" office:value="-0.00055132" calcext:value-type="float">
            <text:p>-0.00055132</text:p>
          </table:table-cell>
          <table:table-cell office:value-type="float" office:value="-0.000628263" calcext:value-type="float">
            <text:p>-0.000628263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-0.0322113" calcext:value-type="float">
            <text:p>-0.0322113</text:p>
          </table:table-cell>
          <table:table-cell office:value-type="float" office:value="-0.9889069" calcext:value-type="float">
            <text:p>-0.9889069</text:p>
          </table:table-cell>
          <table:table-cell office:value-type="float" office:value="0.04403687" calcext:value-type="float">
            <text:p>0.04403687</text:p>
          </table:table-cell>
          <table:table-cell office:value-type="float" office:value="0.02907795" calcext:value-type="float">
            <text:p>0.02907795</text:p>
          </table:table-cell>
          <table:table-cell office:value-type="float" office:value="0.007813404" calcext:value-type="float">
            <text:p>0.007813404</text:p>
          </table:table-cell>
          <table:table-cell office:value-type="float" office:value="0.00628522" calcext:value-type="float">
            <text:p>0.00628522</text:p>
          </table:table-cell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-0.04594421" calcext:value-type="float">
            <text:p>-0.04594421</text:p>
          </table:table-cell>
          <table:table-cell office:value-type="float" office:value="-0.9931641" calcext:value-type="float">
            <text:p>-0.9931641</text:p>
          </table:table-cell>
          <table:table-cell office:value-type="float" office:value="0.03108215" calcext:value-type="float">
            <text:p>0.03108215</text:p>
          </table:table-cell>
          <table:table-cell office:value-type="float" office:value="-0.04186698" calcext:value-type="float">
            <text:p>-0.04186698</text:p>
          </table:table-cell>
          <table:table-cell office:value-type="float" office:value="0.000636722" calcext:value-type="float">
            <text:p>0.000636722</text:p>
          </table:table-cell>
          <table:table-cell office:value-type="float" office:value="0.01392357" calcext:value-type="float">
            <text:p>0.01392357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-0.04048157" calcext:value-type="float">
            <text:p>-0.04048157</text:p>
          </table:table-cell>
          <table:table-cell office:value-type="float" office:value="-0.9854736" calcext:value-type="float">
            <text:p>-0.9854736</text:p>
          </table:table-cell>
          <table:table-cell office:value-type="float" office:value="0.0165863" calcext:value-type="float">
            <text:p>0.0165863</text:p>
          </table:table-cell>
          <table:table-cell office:value-type="float" office:value="-0.09374627" calcext:value-type="float">
            <text:p>-0.09374627</text:p>
          </table:table-cell>
          <table:table-cell office:value-type="float" office:value="-0.004392726" calcext:value-type="float">
            <text:p>-0.004392726</text:p>
          </table:table-cell>
          <table:table-cell office:value-type="float" office:value="-0.007231425" calcext:value-type="float">
            <text:p>-0.007231425</text:p>
          </table:table-cell>
        </table:table-row>
        <table:table-row table:style-name="ro1">
          <table:table-cell office:value-type="float" office:value="45.85" calcext:value-type="float">
            <text:p>45.85</text:p>
          </table:table-cell>
          <table:table-cell office:value-type="float" office:value="-0.03764343" calcext:value-type="float">
            <text:p>-0.03764343</text:p>
          </table:table-cell>
          <table:table-cell office:value-type="float" office:value="-0.9933167" calcext:value-type="float">
            <text:p>-0.9933167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-0.07596759" calcext:value-type="float">
            <text:p>-0.07596759</text:p>
          </table:table-cell>
          <table:table-cell office:value-type="float" office:value="0.004914011" calcext:value-type="float">
            <text:p>0.004914011</text:p>
          </table:table-cell>
          <table:table-cell office:value-type="float" office:value="-0.03365604" calcext:value-type="float">
            <text:p>-0.03365604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-0.03039551" calcext:value-type="float">
            <text:p>-0.03039551</text:p>
          </table:table-cell>
          <table:table-cell office:value-type="float" office:value="-0.9934387" calcext:value-type="float">
            <text:p>-0.9934387</text:p>
          </table:table-cell>
          <table:table-cell office:value-type="float" office:value="-0.001525879" calcext:value-type="float">
            <text:p>-0.001525879</text:p>
          </table:table-cell>
          <table:table-cell office:value-type="float" office:value="-0.05429741" calcext:value-type="float">
            <text:p>-0.05429741</text:p>
          </table:table-cell>
          <table:table-cell office:value-type="float" office:value="0.007421602" calcext:value-type="float">
            <text:p>0.007421602</text:p>
          </table:table-cell>
          <table:table-cell office:value-type="float" office:value="-0.0231012" calcext:value-type="float">
            <text:p>-0.0231012</text:p>
          </table:table-cell>
        </table:table-row>
        <table:table-row table:style-name="ro1">
          <table:table-cell office:value-type="float" office:value="45.95" calcext:value-type="float">
            <text:p>45.95</text:p>
          </table:table-cell>
          <table:table-cell office:value-type="float" office:value="-0.03149414" calcext:value-type="float">
            <text:p>-0.03149414</text:p>
          </table:table-cell>
          <table:table-cell office:value-type="float" office:value="-0.9933777" calcext:value-type="float">
            <text:p>-0.9933777</text:p>
          </table:table-cell>
          <table:table-cell office:value-type="float" office:value="0.004272461" calcext:value-type="float">
            <text:p>0.004272461</text:p>
          </table:table-cell>
          <table:table-cell office:value-type="float" office:value="-0.01053871" calcext:value-type="float">
            <text:p>-0.01053871</text:p>
          </table:table-cell>
          <table:table-cell office:value-type="float" office:value="-0.00435847" calcext:value-type="float">
            <text:p>-0.00435847</text:p>
          </table:table-cell>
          <table:table-cell office:value-type="float" office:value="-0.01718225" calcext:value-type="float">
            <text:p>-0.017182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02479553" calcext:value-type="float">
            <text:p>-0.02479553</text:p>
          </table:table-cell>
          <table:table-cell office:value-type="float" office:value="-0.9931641" calcext:value-type="float">
            <text:p>-0.9931641</text:p>
          </table:table-cell>
          <table:table-cell office:value-type="float" office:value="0.01512146" calcext:value-type="float">
            <text:p>0.01512146</text:p>
          </table:table-cell>
          <table:table-cell office:value-type="float" office:value="0.05485038" calcext:value-type="float">
            <text:p>0.05485038</text:p>
          </table:table-cell>
          <table:table-cell office:value-type="float" office:value="-0.002910398" calcext:value-type="float">
            <text:p>-0.002910398</text:p>
          </table:table-cell>
          <table:table-cell office:value-type="float" office:value="0.00054671" calcext:value-type="float">
            <text:p>0.00054671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0.03993225" calcext:value-type="float">
            <text:p>-0.03993225</text:p>
          </table:table-cell>
          <table:table-cell office:value-type="float" office:value="-0.9931488" calcext:value-type="float">
            <text:p>-0.9931488</text:p>
          </table:table-cell>
          <table:table-cell office:value-type="float" office:value="0.02833557" calcext:value-type="float">
            <text:p>0.02833557</text:p>
          </table:table-cell>
          <table:table-cell office:value-type="float" office:value="0.05455232" calcext:value-type="float">
            <text:p>0.05455232</text:p>
          </table:table-cell>
          <table:table-cell office:value-type="float" office:value="0.01741404" calcext:value-type="float">
            <text:p>0.01741404</text:p>
          </table:table-cell>
          <table:table-cell office:value-type="float" office:value="0.01113993" calcext:value-type="float">
            <text:p>0.01113993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0.04338074" calcext:value-type="float">
            <text:p>-0.04338074</text:p>
          </table:table-cell>
          <table:table-cell office:value-type="float" office:value="-0.9855499" calcext:value-type="float">
            <text:p>-0.9855499</text:p>
          </table:table-cell>
          <table:table-cell office:value-type="float" office:value="0.01261902" calcext:value-type="float">
            <text:p>0.01261902</text:p>
          </table:table-cell>
          <table:table-cell office:value-type="float" office:value="-0.0195174" calcext:value-type="float">
            <text:p>-0.0195174</text:p>
          </table:table-cell>
          <table:table-cell office:value-type="float" office:value="0.001723749" calcext:value-type="float">
            <text:p>0.001723749</text:p>
          </table:table-cell>
          <table:table-cell office:value-type="float" office:value="-0.000980094" calcext:value-type="float">
            <text:p>-0.000980094</text:p>
          </table:table-cell>
        </table:table-row>
        <table:table-row table:style-name="ro1">
          <table:table-cell office:value-type="float" office:value="46.15" calcext:value-type="float">
            <text:p>46.15</text:p>
          </table:table-cell>
          <table:table-cell office:value-type="float" office:value="-0.02961731" calcext:value-type="float">
            <text:p>-0.02961731</text:p>
          </table:table-cell>
          <table:table-cell office:value-type="float" office:value="-0.9932861" calcext:value-type="float">
            <text:p>-0.9932861</text:p>
          </table:table-cell>
          <table:table-cell office:value-type="float" office:value="0.009170532" calcext:value-type="float">
            <text:p>0.009170532</text:p>
          </table:table-cell>
          <table:table-cell office:value-type="float" office:value="-0.05736027" calcext:value-type="float">
            <text:p>-0.05736027</text:p>
          </table:table-cell>
          <table:table-cell office:value-type="float" office:value="0.006435706" calcext:value-type="float">
            <text:p>0.006435706</text:p>
          </table:table-cell>
          <table:table-cell table:style-name="ce1" office:value-type="float" office:value="0.00001" calcext:value-type="float">
            <text:p>1.00E-005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-0.02568054" calcext:value-type="float">
            <text:p>-0.02568054</text:p>
          </table:table-cell>
          <table:table-cell office:value-type="float" office:value="-0.9932251" calcext:value-type="float">
            <text:p>-0.9932251</text:p>
          </table:table-cell>
          <table:table-cell office:value-type="float" office:value="0.01025391" calcext:value-type="float">
            <text:p>0.01025391</text:p>
          </table:table-cell>
          <table:table-cell office:value-type="float" office:value="-0.04178063" calcext:value-type="float">
            <text:p>-0.04178063</text:p>
          </table:table-cell>
          <table:table-cell office:value-type="float" office:value="-0.000586239" calcext:value-type="float">
            <text:p>-0.000586239</text:p>
          </table:table-cell>
          <table:table-cell office:value-type="float" office:value="0.01044433" calcext:value-type="float">
            <text:p>0.01044433</text:p>
          </table:table-cell>
        </table:table-row>
        <table:table-row table:style-name="ro1">
          <table:table-cell office:value-type="float" office:value="46.25" calcext:value-type="float">
            <text:p>46.25</text:p>
          </table:table-cell>
          <table:table-cell office:value-type="float" office:value="-0.03416443" calcext:value-type="float">
            <text:p>-0.03416443</text:p>
          </table:table-cell>
          <table:table-cell office:value-type="float" office:value="-0.9866486" calcext:value-type="float">
            <text:p>-0.9866486</text:p>
          </table:table-cell>
          <table:table-cell office:value-type="float" office:value="-0.002639771" calcext:value-type="float">
            <text:p>-0.002639771</text:p>
          </table:table-cell>
          <table:table-cell office:value-type="float" office:value="0.02514698" calcext:value-type="float">
            <text:p>0.02514698</text:p>
          </table:table-cell>
          <table:table-cell office:value-type="float" office:value="0.003106698" calcext:value-type="float">
            <text:p>0.003106698</text:p>
          </table:table-cell>
          <table:table-cell office:value-type="float" office:value="0.01667999" calcext:value-type="float">
            <text:p>0.01667999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-0.04434204" calcext:value-type="float">
            <text:p>-0.04434204</text:p>
          </table:table-cell>
          <table:table-cell office:value-type="float" office:value="-0.9855804" calcext:value-type="float">
            <text:p>-0.9855804</text:p>
          </table:table-cell>
          <table:table-cell office:value-type="float" office:value="0.0116272" calcext:value-type="float">
            <text:p>0.0116272</text:p>
          </table:table-cell>
          <table:table-cell office:value-type="float" office:value="0.09932657" calcext:value-type="float">
            <text:p>0.09932657</text:p>
          </table:table-cell>
          <table:table-cell office:value-type="float" office:value="0.002104271" calcext:value-type="float">
            <text:p>0.002104271</text:p>
          </table:table-cell>
          <table:table-cell office:value-type="float" office:value="0.02517967" calcext:value-type="float">
            <text:p>0.02517967</text:p>
          </table:table-cell>
        </table:table-row>
        <table:table-row table:style-name="ro1">
          <table:table-cell office:value-type="float" office:value="46.35" calcext:value-type="float">
            <text:p>46.35</text:p>
          </table:table-cell>
          <table:table-cell office:value-type="float" office:value="-0.04438782" calcext:value-type="float">
            <text:p>-0.04438782</text:p>
          </table:table-cell>
          <table:table-cell office:value-type="float" office:value="-0.9825745" calcext:value-type="float">
            <text:p>-0.9825745</text:p>
          </table:table-cell>
          <table:table-cell office:value-type="float" office:value="0.0174408" calcext:value-type="float">
            <text:p>0.0174408</text:p>
          </table:table-cell>
          <table:table-cell office:value-type="float" office:value="0.1061702" calcext:value-type="float">
            <text:p>0.1061702</text:p>
          </table:table-cell>
          <table:table-cell office:value-type="float" office:value="0.000673752" calcext:value-type="float">
            <text:p>0.000673752</text:p>
          </table:table-cell>
          <table:table-cell office:value-type="float" office:value="-0.002559202" calcext:value-type="float">
            <text:p>-0.002559202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-0.03344727" calcext:value-type="float">
            <text:p>-0.03344727</text:p>
          </table:table-cell>
          <table:table-cell office:value-type="float" office:value="-0.9937744" calcext:value-type="float">
            <text:p>-0.9937744</text:p>
          </table:table-cell>
          <table:table-cell office:value-type="float" office:value="0.04890442" calcext:value-type="float">
            <text:p>0.04890442</text:p>
          </table:table-cell>
          <table:table-cell office:value-type="float" office:value="0.08923753" calcext:value-type="float">
            <text:p>0.08923753</text:p>
          </table:table-cell>
          <table:table-cell office:value-type="float" office:value="0.01487533" calcext:value-type="float">
            <text:p>0.01487533</text:p>
          </table:table-cell>
          <table:table-cell office:value-type="float" office:value="-0.008306551" calcext:value-type="float">
            <text:p>-0.008306551</text:p>
          </table:table-cell>
        </table:table-row>
        <table:table-row table:style-name="ro1">
          <table:table-cell office:value-type="float" office:value="46.45" calcext:value-type="float">
            <text:p>46.45</text:p>
          </table:table-cell>
          <table:table-cell office:value-type="float" office:value="-0.04460144" calcext:value-type="float">
            <text:p>-0.04460144</text:p>
          </table:table-cell>
          <table:table-cell office:value-type="float" office:value="-0.9854126" calcext:value-type="float">
            <text:p>-0.9854126</text:p>
          </table:table-cell>
          <table:table-cell office:value-type="float" office:value="0.02426147" calcext:value-type="float">
            <text:p>0.02426147</text:p>
          </table:table-cell>
          <table:table-cell office:value-type="float" office:value="-0.02176497" calcext:value-type="float">
            <text:p>-0.02176497</text:p>
          </table:table-cell>
          <table:table-cell office:value-type="float" office:value="0.01393224" calcext:value-type="float">
            <text:p>0.01393224</text:p>
          </table:table-cell>
          <table:table-cell office:value-type="float" office:value="0.03734235" calcext:value-type="float">
            <text:p>0.03734235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-0.02915955" calcext:value-type="float">
            <text:p>-0.02915955</text:p>
          </table:table-cell>
          <table:table-cell office:value-type="float" office:value="-0.9929504" calcext:value-type="float">
            <text:p>-0.9929504</text:p>
          </table:table-cell>
          <table:table-cell office:value-type="float" office:value="0.03443909" calcext:value-type="float">
            <text:p>0.03443909</text:p>
          </table:table-cell>
          <table:table-cell office:value-type="float" office:value="-0.04024069" calcext:value-type="float">
            <text:p>-0.04024069</text:p>
          </table:table-cell>
          <table:table-cell office:value-type="float" office:value="-0.003102589" calcext:value-type="float">
            <text:p>-0.003102589</text:p>
          </table:table-cell>
          <table:table-cell office:value-type="float" office:value="-0.001090478" calcext:value-type="float">
            <text:p>-0.001090478</text:p>
          </table:table-cell>
        </table:table-row>
        <table:table-row table:style-name="ro1">
          <table:table-cell office:value-type="float" office:value="46.55" calcext:value-type="float">
            <text:p>46.55</text:p>
          </table:table-cell>
          <table:table-cell office:value-type="float" office:value="-0.05677795" calcext:value-type="float">
            <text:p>-0.05677795</text:p>
          </table:table-cell>
          <table:table-cell office:value-type="float" office:value="-0.9860077" calcext:value-type="float">
            <text:p>-0.9860077</text:p>
          </table:table-cell>
          <table:table-cell office:value-type="float" office:value="-0.0100708" calcext:value-type="float">
            <text:p>-0.0100708</text:p>
          </table:table-cell>
          <table:table-cell office:value-type="float" office:value="-0.1079116" calcext:value-type="float">
            <text:p>-0.1079116</text:p>
          </table:table-cell>
          <table:table-cell office:value-type="float" office:value="0.005321634" calcext:value-type="float">
            <text:p>0.005321634</text:p>
          </table:table-cell>
          <table:table-cell office:value-type="float" office:value="0.02058726" calcext:value-type="float">
            <text:p>0.02058726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-0.02885437" calcext:value-type="float">
            <text:p>-0.02885437</text:p>
          </table:table-cell>
          <table:table-cell office:value-type="float" office:value="-0.9931488" calcext:value-type="float">
            <text:p>-0.9931488</text:p>
          </table:table-cell>
          <table:table-cell office:value-type="float" office:value="0.0198822" calcext:value-type="float">
            <text:p>0.0198822</text:p>
          </table:table-cell>
          <table:table-cell office:value-type="float" office:value="-0.03691022" calcext:value-type="float">
            <text:p>-0.03691022</text:p>
          </table:table-cell>
          <table:table-cell office:value-type="float" office:value="0.006118835" calcext:value-type="float">
            <text:p>0.006118835</text:p>
          </table:table-cell>
          <table:table-cell office:value-type="float" office:value="-0.03453726" calcext:value-type="float">
            <text:p>-0.03453726</text:p>
          </table:table-cell>
        </table:table-row>
        <table:table-row table:style-name="ro1">
          <table:table-cell office:value-type="float" office:value="46.65" calcext:value-type="float">
            <text:p>46.65</text:p>
          </table:table-cell>
          <table:table-cell office:value-type="float" office:value="-0.04295349" calcext:value-type="float">
            <text:p>-0.04295349</text:p>
          </table:table-cell>
          <table:table-cell office:value-type="float" office:value="-0.9848328" calcext:value-type="float">
            <text:p>-0.9848328</text:p>
          </table:table-cell>
          <table:table-cell office:value-type="float" office:value="-0.006774902" calcext:value-type="float">
            <text:p>-0.006774902</text:p>
          </table:table-cell>
          <table:table-cell office:value-type="float" office:value="-0.07432282" calcext:value-type="float">
            <text:p>-0.07432282</text:p>
          </table:table-cell>
          <table:table-cell office:value-type="float" office:value="-0.007936751" calcext:value-type="float">
            <text:p>-0.007936751</text:p>
          </table:table-cell>
          <table:table-cell office:value-type="float" office:value="-0.003638655" calcext:value-type="float">
            <text:p>-0.003638655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-0.03184509" calcext:value-type="float">
            <text:p>-0.03184509</text:p>
          </table:table-cell>
          <table:table-cell office:value-type="float" office:value="-0.9931641" calcext:value-type="float">
            <text:p>-0.9931641</text:p>
          </table:table-cell>
          <table:table-cell office:value-type="float" office:value="0.02078247" calcext:value-type="float">
            <text:p>0.02078247</text:p>
          </table:table-cell>
          <table:table-cell office:value-type="float" office:value="0.01592015" calcext:value-type="float">
            <text:p>0.01592015</text:p>
          </table:table-cell>
          <table:table-cell office:value-type="float" office:value="-0.003036934" calcext:value-type="float">
            <text:p>-0.003036934</text:p>
          </table:table-cell>
          <table:table-cell office:value-type="float" office:value="-0.00309222" calcext:value-type="float">
            <text:p>-0.00309222</text:p>
          </table:table-cell>
        </table:table-row>
        <table:table-row table:style-name="ro1">
          <table:table-cell office:value-type="float" office:value="46.75" calcext:value-type="float">
            <text:p>46.75</text:p>
          </table:table-cell>
          <table:table-cell office:value-type="float" office:value="-0.05023193" calcext:value-type="float">
            <text:p>-0.05023193</text:p>
          </table:table-cell>
          <table:table-cell office:value-type="float" office:value="-0.9936523" calcext:value-type="float">
            <text:p>-0.9936523</text:p>
          </table:table-cell>
          <table:table-cell office:value-type="float" office:value="-0.001083374" calcext:value-type="float">
            <text:p>-0.001083374</text:p>
          </table:table-cell>
          <table:table-cell office:value-type="float" office:value="-0.000591605" calcext:value-type="float">
            <text:p>-0.000591605</text:p>
          </table:table-cell>
          <table:table-cell office:value-type="float" office:value="0.003107348" calcext:value-type="float">
            <text:p>0.003107348</text:p>
          </table:table-cell>
          <table:table-cell office:value-type="float" office:value="0.02116402" calcext:value-type="float">
            <text:p>0.02116402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-0.03366089" calcext:value-type="float">
            <text:p>-0.03366089</text:p>
          </table:table-cell>
          <table:table-cell office:value-type="float" office:value="-0.9873047" calcext:value-type="float">
            <text:p>-0.9873047</text:p>
          </table:table-cell>
          <table:table-cell office:value-type="float" office:value="0.0196991" calcext:value-type="float">
            <text:p>0.0196991</text:p>
          </table:table-cell>
          <table:table-cell office:value-type="float" office:value="0.03067159" calcext:value-type="float">
            <text:p>0.03067159</text:p>
          </table:table-cell>
          <table:table-cell office:value-type="float" office:value="0.00289372" calcext:value-type="float">
            <text:p>0.00289372</text:p>
          </table:table-cell>
          <table:table-cell office:value-type="float" office:value="-0.007583354" calcext:value-type="float">
            <text:p>-0.007583354</text:p>
          </table:table-cell>
        </table:table-row>
        <table:table-row table:style-name="ro1">
          <table:table-cell office:value-type="float" office:value="46.85" calcext:value-type="float">
            <text:p>46.85</text:p>
          </table:table-cell>
          <table:table-cell office:value-type="float" office:value="-0.04429626" calcext:value-type="float">
            <text:p>-0.04429626</text:p>
          </table:table-cell>
          <table:table-cell office:value-type="float" office:value="-0.9846191" calcext:value-type="float">
            <text:p>-0.9846191</text:p>
          </table:table-cell>
          <table:table-cell office:value-type="float" office:value="0.01065063" calcext:value-type="float">
            <text:p>0.01065063</text:p>
          </table:table-cell>
          <table:table-cell office:value-type="float" office:value="-0.00410283" calcext:value-type="float">
            <text:p>-0.00410283</text:p>
          </table:table-cell>
          <table:table-cell office:value-type="float" office:value="0.01137935" calcext:value-type="float">
            <text:p>0.01137935</text:p>
          </table:table-cell>
          <table:table-cell office:value-type="float" office:value="0.0154363" calcext:value-type="float">
            <text:p>0.0154363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-0.02891541" calcext:value-type="float">
            <text:p>-0.02891541</text:p>
          </table:table-cell>
          <table:table-cell office:value-type="float" office:value="-0.993103" calcext:value-type="float">
            <text:p>-0.993103</text:p>
          </table:table-cell>
          <table:table-cell office:value-type="float" office:value="0.02279663" calcext:value-type="float">
            <text:p>0.02279663</text:p>
          </table:table-cell>
          <table:table-cell office:value-type="float" office:value="0.0139338" calcext:value-type="float">
            <text:p>0.0139338</text:p>
          </table:table-cell>
          <table:table-cell office:value-type="float" office:value="0.009892645" calcext:value-type="float">
            <text:p>0.009892645</text:p>
          </table:table-cell>
          <table:table-cell office:value-type="float" office:value="-0.02033731" calcext:value-type="float">
            <text:p>-0.02033731</text:p>
          </table:table-cell>
        </table:table-row>
        <table:table-row table:style-name="ro1">
          <table:table-cell office:value-type="float" office:value="46.95" calcext:value-type="float">
            <text:p>46.95</text:p>
          </table:table-cell>
          <table:table-cell office:value-type="float" office:value="-0.02958679" calcext:value-type="float">
            <text:p>-0.02958679</text:p>
          </table:table-cell>
          <table:table-cell office:value-type="float" office:value="-0.9873199" calcext:value-type="float">
            <text:p>-0.9873199</text:p>
          </table:table-cell>
          <table:table-cell office:value-type="float" office:value="0.01493835" calcext:value-type="float">
            <text:p>0.01493835</text:p>
          </table:table-cell>
          <table:table-cell office:value-type="float" office:value="-0.03805826" calcext:value-type="float">
            <text:p>-0.03805826</text:p>
          </table:table-cell>
          <table:table-cell office:value-type="float" office:value="0.00052052" calcext:value-type="float">
            <text:p>0.00052052</text:p>
          </table:table-cell>
          <table:table-cell office:value-type="float" office:value="0.00825192" calcext:value-type="float">
            <text:p>0.008251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03659058" calcext:value-type="float">
            <text:p>-0.03659058</text:p>
          </table:table-cell>
          <table:table-cell office:value-type="float" office:value="-0.9933472" calcext:value-type="float">
            <text:p>-0.9933472</text:p>
          </table:table-cell>
          <table:table-cell office:value-type="float" office:value="0.01092529" calcext:value-type="float">
            <text:p>0.01092529</text:p>
          </table:table-cell>
          <table:table-cell office:value-type="float" office:value="-0.03450214" calcext:value-type="float">
            <text:p>-0.03450214</text:p>
          </table:table-cell>
          <table:table-cell office:value-type="float" office:value="0.0112676" calcext:value-type="float">
            <text:p>0.0112676</text:p>
          </table:table-cell>
          <table:table-cell office:value-type="float" office:value="0.01183824" calcext:value-type="float">
            <text:p>0.01183824</text:p>
          </table:table-cell>
        </table:table-row>
        <table:table-row table:style-name="ro1">
          <table:table-cell office:value-type="float" office:value="47.05" calcext:value-type="float">
            <text:p>47.05</text:p>
          </table:table-cell>
          <table:table-cell office:value-type="float" office:value="-0.05070496" calcext:value-type="float">
            <text:p>-0.05070496</text:p>
          </table:table-cell>
          <table:table-cell office:value-type="float" office:value="-0.9840393" calcext:value-type="float">
            <text:p>-0.9840393</text:p>
          </table:table-cell>
          <table:table-cell office:value-type="float" office:value="-0.0138092" calcext:value-type="float">
            <text:p>-0.0138092</text:p>
          </table:table-cell>
          <table:table-cell office:value-type="float" office:value="-0.01377072" calcext:value-type="float">
            <text:p>-0.01377072</text:p>
          </table:table-cell>
          <table:table-cell office:value-type="float" office:value="0.01248963" calcext:value-type="float">
            <text:p>0.01248963</text:p>
          </table:table-cell>
          <table:table-cell office:value-type="float" office:value="0.01196417" calcext:value-type="float">
            <text:p>0.01196417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-0.02958679" calcext:value-type="float">
            <text:p>-0.02958679</text:p>
          </table:table-cell>
          <table:table-cell office:value-type="float" office:value="-0.9933014" calcext:value-type="float">
            <text:p>-0.9933014</text:p>
          </table:table-cell>
          <table:table-cell office:value-type="float" office:value="0.008209229" calcext:value-type="float">
            <text:p>0.008209229</text:p>
          </table:table-cell>
          <table:table-cell office:value-type="float" office:value="0.0482404" calcext:value-type="float">
            <text:p>0.0482404</text:p>
          </table:table-cell>
          <table:table-cell office:value-type="float" office:value="-0.002076156" calcext:value-type="float">
            <text:p>-0.002076156</text:p>
          </table:table-cell>
          <table:table-cell office:value-type="float" office:value="-0.02713757" calcext:value-type="float">
            <text:p>-0.02713757</text:p>
          </table:table-cell>
        </table:table-row>
        <table:table-row table:style-name="ro1">
          <table:table-cell office:value-type="float" office:value="47.15" calcext:value-type="float">
            <text:p>47.15</text:p>
          </table:table-cell>
          <table:table-cell office:value-type="float" office:value="-0.04139709" calcext:value-type="float">
            <text:p>-0.04139709</text:p>
          </table:table-cell>
          <table:table-cell office:value-type="float" office:value="-0.9855194" calcext:value-type="float">
            <text:p>-0.9855194</text:p>
          </table:table-cell>
          <table:table-cell office:value-type="float" office:value="0.01268005" calcext:value-type="float">
            <text:p>0.01268005</text:p>
          </table:table-cell>
          <table:table-cell office:value-type="float" office:value="0.05403196" calcext:value-type="float">
            <text:p>0.05403196</text:p>
          </table:table-cell>
          <table:table-cell office:value-type="float" office:value="-0.007912839" calcext:value-type="float">
            <text:p>-0.007912839</text:p>
          </table:table-cell>
          <table:table-cell office:value-type="float" office:value="-0.01558952" calcext:value-type="float">
            <text:p>-0.01558952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-0.02519226" calcext:value-type="float">
            <text:p>-0.02519226</text:p>
          </table:table-cell>
          <table:table-cell office:value-type="float" office:value="-0.9929047" calcext:value-type="float">
            <text:p>-0.9929047</text:p>
          </table:table-cell>
          <table:table-cell office:value-type="float" office:value="0.0345459" calcext:value-type="float">
            <text:p>0.0345459</text:p>
          </table:table-cell>
          <table:table-cell office:value-type="float" office:value="0.04326221" calcext:value-type="float">
            <text:p>0.04326221</text:p>
          </table:table-cell>
          <table:table-cell office:value-type="float" office:value="0.00389737" calcext:value-type="float">
            <text:p>0.00389737</text:p>
          </table:table-cell>
          <table:table-cell office:value-type="float" office:value="-0.02364026" calcext:value-type="float">
            <text:p>-0.02364026</text:p>
          </table:table-cell>
        </table:table-row>
        <table:table-row table:style-name="ro1">
          <table:table-cell office:value-type="float" office:value="47.25" calcext:value-type="float">
            <text:p>47.25</text:p>
          </table:table-cell>
          <table:table-cell office:value-type="float" office:value="-0.0362854" calcext:value-type="float">
            <text:p>-0.0362854</text:p>
          </table:table-cell>
          <table:table-cell office:value-type="float" office:value="-0.9835968" calcext:value-type="float">
            <text:p>-0.9835968</text:p>
          </table:table-cell>
          <table:table-cell office:value-type="float" office:value="0.007949829" calcext:value-type="float">
            <text:p>0.007949829</text:p>
          </table:table-cell>
          <table:table-cell office:value-type="float" office:value="-0.03923725" calcext:value-type="float">
            <text:p>-0.03923725</text:p>
          </table:table-cell>
          <table:table-cell office:value-type="float" office:value="-0.004329557" calcext:value-type="float">
            <text:p>-0.004329557</text:p>
          </table:table-cell>
          <table:table-cell office:value-type="float" office:value="0.004760563" calcext:value-type="float">
            <text:p>0.004760563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-0.04055786" calcext:value-type="float">
            <text:p>-0.04055786</text:p>
          </table:table-cell>
          <table:table-cell office:value-type="float" office:value="-0.9933929" calcext:value-type="float">
            <text:p>-0.9933929</text:p>
          </table:table-cell>
          <table:table-cell office:value-type="float" office:value="0.01081848" calcext:value-type="float">
            <text:p>0.01081848</text:p>
          </table:table-cell>
          <table:table-cell office:value-type="float" office:value="-0.03258419" calcext:value-type="float">
            <text:p>-0.03258419</text:p>
          </table:table-cell>
          <table:table-cell office:value-type="float" office:value="-0.002127497" calcext:value-type="float">
            <text:p>-0.002127497</text:p>
          </table:table-cell>
          <table:table-cell office:value-type="float" office:value="-0.01600689" calcext:value-type="float">
            <text:p>-0.01600689</text:p>
          </table:table-cell>
        </table:table-row>
        <table:table-row table:style-name="ro1">
          <table:table-cell office:value-type="float" office:value="47.35" calcext:value-type="float">
            <text:p>47.35</text:p>
          </table:table-cell>
          <table:table-cell office:value-type="float" office:value="-0.04789734" calcext:value-type="float">
            <text:p>-0.04789734</text:p>
          </table:table-cell>
          <table:table-cell office:value-type="float" office:value="-0.9849091" calcext:value-type="float">
            <text:p>-0.9849091</text:p>
          </table:table-cell>
          <table:table-cell office:value-type="float" office:value="-0.007888794" calcext:value-type="float">
            <text:p>-0.007888794</text:p>
          </table:table-cell>
          <table:table-cell office:value-type="float" office:value="-0.05522012" calcext:value-type="float">
            <text:p>-0.05522012</text:p>
          </table:table-cell>
          <table:table-cell office:value-type="float" office:value="-0.001932442" calcext:value-type="float">
            <text:p>-0.001932442</text:p>
          </table:table-cell>
          <table:table-cell office:value-type="float" office:value="0.009320175" calcext:value-type="float">
            <text:p>0.009320175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-0.03173828" calcext:value-type="float">
            <text:p>-0.03173828</text:p>
          </table:table-cell>
          <table:table-cell office:value-type="float" office:value="-0.9932251" calcext:value-type="float">
            <text:p>-0.9932251</text:p>
          </table:table-cell>
          <table:table-cell office:value-type="float" office:value="0.01591492" calcext:value-type="float">
            <text:p>0.01591492</text:p>
          </table:table-cell>
          <table:table-cell office:value-type="float" office:value="0.02001546" calcext:value-type="float">
            <text:p>0.02001546</text:p>
          </table:table-cell>
          <table:table-cell office:value-type="float" office:value="-0.005622753" calcext:value-type="float">
            <text:p>-0.005622753</text:p>
          </table:table-cell>
          <table:table-cell office:value-type="float" office:value="-0.02034014" calcext:value-type="float">
            <text:p>-0.02034014</text:p>
          </table:table-cell>
        </table:table-row>
        <table:table-row table:style-name="ro1">
          <table:table-cell office:value-type="float" office:value="47.45" calcext:value-type="float">
            <text:p>47.45</text:p>
          </table:table-cell>
          <table:table-cell office:value-type="float" office:value="-0.03952026" calcext:value-type="float">
            <text:p>-0.03952026</text:p>
          </table:table-cell>
          <table:table-cell office:value-type="float" office:value="-0.9874268" calcext:value-type="float">
            <text:p>-0.9874268</text:p>
          </table:table-cell>
          <table:table-cell office:value-type="float" office:value="0.01565552" calcext:value-type="float">
            <text:p>0.01565552</text:p>
          </table:table-cell>
          <table:table-cell office:value-type="float" office:value="-0.003872485" calcext:value-type="float">
            <text:p>-0.003872485</text:p>
          </table:table-cell>
          <table:table-cell office:value-type="float" office:value="-0.0030392" calcext:value-type="float">
            <text:p>-0.0030392</text:p>
          </table:table-cell>
          <table:table-cell office:value-type="float" office:value="0.006157773" calcext:value-type="float">
            <text:p>0.006157773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-0.03811646" calcext:value-type="float">
            <text:p>-0.03811646</text:p>
          </table:table-cell>
          <table:table-cell office:value-type="float" office:value="-0.9856873" calcext:value-type="float">
            <text:p>-0.9856873</text:p>
          </table:table-cell>
          <table:table-cell office:value-type="float" office:value="-0.001800537" calcext:value-type="float">
            <text:p>-0.001800537</text:p>
          </table:table-cell>
          <table:table-cell office:value-type="float" office:value="-0.008543115" calcext:value-type="float">
            <text:p>-0.008543115</text:p>
          </table:table-cell>
          <table:table-cell office:value-type="float" office:value="0.007590662" calcext:value-type="float">
            <text:p>0.007590662</text:p>
          </table:table-cell>
          <table:table-cell office:value-type="float" office:value="-0.001870035" calcext:value-type="float">
            <text:p>-0.001870035</text:p>
          </table:table-cell>
        </table:table-row>
        <table:table-row table:style-name="ro1">
          <table:table-cell office:value-type="float" office:value="47.55" calcext:value-type="float">
            <text:p>47.55</text:p>
          </table:table-cell>
          <table:table-cell office:value-type="float" office:value="-0.02867126" calcext:value-type="float">
            <text:p>-0.02867126</text:p>
          </table:table-cell>
          <table:table-cell office:value-type="float" office:value="-0.9932556" calcext:value-type="float">
            <text:p>-0.9932556</text:p>
          </table:table-cell>
          <table:table-cell office:value-type="float" office:value="0.01113892" calcext:value-type="float">
            <text:p>0.01113892</text:p>
          </table:table-cell>
          <table:table-cell office:value-type="float" office:value="0.03078567" calcext:value-type="float">
            <text:p>0.03078567</text:p>
          </table:table-cell>
          <table:table-cell office:value-type="float" office:value="0.02067809" calcext:value-type="float">
            <text:p>0.02067809</text:p>
          </table:table-cell>
          <table:table-cell office:value-type="float" office:value="-0.01191871" calcext:value-type="float">
            <text:p>-0.01191871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-0.04124451" calcext:value-type="float">
            <text:p>-0.04124451</text:p>
          </table:table-cell>
          <table:table-cell office:value-type="float" office:value="-0.9876099" calcext:value-type="float">
            <text:p>-0.9876099</text:p>
          </table:table-cell>
          <table:table-cell office:value-type="float" office:value="0.003005981" calcext:value-type="float">
            <text:p>0.003005981</text:p>
          </table:table-cell>
          <table:table-cell office:value-type="float" office:value="0.02186135" calcext:value-type="float">
            <text:p>0.02186135</text:p>
          </table:table-cell>
          <table:table-cell office:value-type="float" office:value="0.00056953" calcext:value-type="float">
            <text:p>0.00056953</text:p>
          </table:table-cell>
          <table:table-cell office:value-type="float" office:value="0.00288767" calcext:value-type="float">
            <text:p>0.00288767</text:p>
          </table:table-cell>
        </table:table-row>
        <table:table-row table:style-name="ro1">
          <table:table-cell office:value-type="float" office:value="47.65" calcext:value-type="float">
            <text:p>47.65</text:p>
          </table:table-cell>
          <table:table-cell office:value-type="float" office:value="-0.03178406" calcext:value-type="float">
            <text:p>-0.03178406</text:p>
          </table:table-cell>
          <table:table-cell office:value-type="float" office:value="-0.9931946" calcext:value-type="float">
            <text:p>-0.9931946</text:p>
          </table:table-cell>
          <table:table-cell office:value-type="float" office:value="0.01786804" calcext:value-type="float">
            <text:p>0.01786804</text:p>
          </table:table-cell>
          <table:table-cell office:value-type="float" office:value="0.07953436" calcext:value-type="float">
            <text:p>0.07953436</text:p>
          </table:table-cell>
          <table:table-cell office:value-type="float" office:value="0.001766543" calcext:value-type="float">
            <text:p>0.001766543</text:p>
          </table:table-cell>
          <table:table-cell office:value-type="float" office:value="-0.008319958" calcext:value-type="float">
            <text:p>-0.008319958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-0.03201294" calcext:value-type="float">
            <text:p>-0.03201294</text:p>
          </table:table-cell>
          <table:table-cell office:value-type="float" office:value="-0.9890442" calcext:value-type="float">
            <text:p>-0.9890442</text:p>
          </table:table-cell>
          <table:table-cell office:value-type="float" office:value="0.03433228" calcext:value-type="float">
            <text:p>0.03433228</text:p>
          </table:table-cell>
          <table:table-cell office:value-type="float" office:value="0.06231318" calcext:value-type="float">
            <text:p>0.06231318</text:p>
          </table:table-cell>
          <table:table-cell office:value-type="float" office:value="-0.007728027" calcext:value-type="float">
            <text:p>-0.007728027</text:p>
          </table:table-cell>
          <table:table-cell office:value-type="float" office:value="-0.002717785" calcext:value-type="float">
            <text:p>-0.002717785</text:p>
          </table:table-cell>
        </table:table-row>
        <table:table-row table:style-name="ro1">
          <table:table-cell office:value-type="float" office:value="47.75" calcext:value-type="float">
            <text:p>47.75</text:p>
          </table:table-cell>
          <table:table-cell office:value-type="float" office:value="-0.02793884" calcext:value-type="float">
            <text:p>-0.02793884</text:p>
          </table:table-cell>
          <table:table-cell office:value-type="float" office:value="-0.9950714" calcext:value-type="float">
            <text:p>-0.9950714</text:p>
          </table:table-cell>
          <table:table-cell office:value-type="float" office:value="0.02088928" calcext:value-type="float">
            <text:p>0.02088928</text:p>
          </table:table-cell>
          <table:table-cell office:value-type="float" office:value="0.001175383" calcext:value-type="float">
            <text:p>0.001175383</text:p>
          </table:table-cell>
          <table:table-cell office:value-type="float" office:value="-0.00301026" calcext:value-type="float">
            <text:p>-0.00301026</text:p>
          </table:table-cell>
          <table:table-cell office:value-type="float" office:value="0.002769802" calcext:value-type="float">
            <text:p>0.002769802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-0.05595398" calcext:value-type="float">
            <text:p>-0.05595398</text:p>
          </table:table-cell>
          <table:table-cell office:value-type="float" office:value="-0.9859009" calcext:value-type="float">
            <text:p>-0.9859009</text:p>
          </table:table-cell>
          <table:table-cell office:value-type="float" office:value="-0.00227356" calcext:value-type="float">
            <text:p>-0.00227356</text:p>
          </table:table-cell>
          <table:table-cell office:value-type="float" office:value="-0.06813517" calcext:value-type="float">
            <text:p>-0.06813517</text:p>
          </table:table-cell>
          <table:table-cell office:value-type="float" office:value="-0.00156641" calcext:value-type="float">
            <text:p>-0.00156641</text:p>
          </table:table-cell>
          <table:table-cell office:value-type="float" office:value="0.04060327" calcext:value-type="float">
            <text:p>0.04060327</text:p>
          </table:table-cell>
        </table:table-row>
        <table:table-row table:style-name="ro1">
          <table:table-cell office:value-type="float" office:value="47.85" calcext:value-type="float">
            <text:p>47.85</text:p>
          </table:table-cell>
          <table:table-cell office:value-type="float" office:value="-0.0344696" calcext:value-type="float">
            <text:p>-0.0344696</text:p>
          </table:table-cell>
          <table:table-cell office:value-type="float" office:value="-0.9854431" calcext:value-type="float">
            <text:p>-0.9854431</text:p>
          </table:table-cell>
          <table:table-cell office:value-type="float" office:value="0.01383972" calcext:value-type="float">
            <text:p>0.01383972</text:p>
          </table:table-cell>
          <table:table-cell office:value-type="float" office:value="0.005268293" calcext:value-type="float">
            <text:p>0.005268293</text:p>
          </table:table-cell>
          <table:table-cell office:value-type="float" office:value="0.007575325" calcext:value-type="float">
            <text:p>0.007575325</text:p>
          </table:table-cell>
          <table:table-cell office:value-type="float" office:value="-0.01327621" calcext:value-type="float">
            <text:p>-0.01327621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-0.03918457" calcext:value-type="float">
            <text:p>-0.03918457</text:p>
          </table:table-cell>
          <table:table-cell office:value-type="float" office:value="-0.9866638" calcext:value-type="float">
            <text:p>-0.9866638</text:p>
          </table:table-cell>
          <table:table-cell office:value-type="float" office:value="0.000137329" calcext:value-type="float">
            <text:p>0.000137329</text:p>
          </table:table-cell>
          <table:table-cell office:value-type="float" office:value="-0.009736607" calcext:value-type="float">
            <text:p>-0.009736607</text:p>
          </table:table-cell>
          <table:table-cell office:value-type="float" office:value="0.002917564" calcext:value-type="float">
            <text:p>0.002917564</text:p>
          </table:table-cell>
          <table:table-cell office:value-type="float" office:value="0.000480214" calcext:value-type="float">
            <text:p>0.000480214</text:p>
          </table:table-cell>
        </table:table-row>
        <table:table-row table:style-name="ro1">
          <table:table-cell office:value-type="float" office:value="47.95" calcext:value-type="float">
            <text:p>47.95</text:p>
          </table:table-cell>
          <table:table-cell office:value-type="float" office:value="-0.0271759" calcext:value-type="float">
            <text:p>-0.0271759</text:p>
          </table:table-cell>
          <table:table-cell office:value-type="float" office:value="-0.9929199" calcext:value-type="float">
            <text:p>-0.9929199</text:p>
          </table:table-cell>
          <table:table-cell office:value-type="float" office:value="0.03450012" calcext:value-type="float">
            <text:p>0.03450012</text:p>
          </table:table-cell>
          <table:table-cell office:value-type="float" office:value="0.02391501" calcext:value-type="float">
            <text:p>0.02391501</text:p>
          </table:table-cell>
          <table:table-cell office:value-type="float" office:value="0.001561919" calcext:value-type="float">
            <text:p>0.001561919</text:p>
          </table:table-cell>
          <table:table-cell office:value-type="float" office:value="-0.02476163" calcext:value-type="float">
            <text:p>-0.024761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03146362" calcext:value-type="float">
            <text:p>-0.03146362</text:p>
          </table:table-cell>
          <table:table-cell office:value-type="float" office:value="-0.9854279" calcext:value-type="float">
            <text:p>-0.9854279</text:p>
          </table:table-cell>
          <table:table-cell office:value-type="float" office:value="0.01197815" calcext:value-type="float">
            <text:p>0.01197815</text:p>
          </table:table-cell>
          <table:table-cell office:value-type="float" office:value="-0.0207943" calcext:value-type="float">
            <text:p>-0.0207943</text:p>
          </table:table-cell>
          <table:table-cell office:value-type="float" office:value="-0.000615503" calcext:value-type="float">
            <text:p>-0.000615503</text:p>
          </table:table-cell>
          <table:table-cell office:value-type="float" office:value="0.005048387" calcext:value-type="float">
            <text:p>0.005048387</text:p>
          </table:table-cell>
        </table:table-row>
        <table:table-row table:style-name="ro1">
          <table:table-cell office:value-type="float" office:value="48.05" calcext:value-type="float">
            <text:p>48.05</text:p>
          </table:table-cell>
          <table:table-cell office:value-type="float" office:value="-0.02693176" calcext:value-type="float">
            <text:p>-0.02693176</text:p>
          </table:table-cell>
          <table:table-cell office:value-type="float" office:value="-0.9930725" calcext:value-type="float">
            <text:p>-0.9930725</text:p>
          </table:table-cell>
          <table:table-cell office:value-type="float" office:value="0.02285767" calcext:value-type="float">
            <text:p>0.02285767</text:p>
          </table:table-cell>
          <table:table-cell office:value-type="float" office:value="-0.006417884" calcext:value-type="float">
            <text:p>-0.006417884</text:p>
          </table:table-cell>
          <table:table-cell office:value-type="float" office:value="0.01139099" calcext:value-type="float">
            <text:p>0.01139099</text:p>
          </table:table-cell>
          <table:table-cell office:value-type="float" office:value="0.01449219" calcext:value-type="float">
            <text:p>0.01449219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-0.0330658" calcext:value-type="float">
            <text:p>-0.0330658</text:p>
          </table:table-cell>
          <table:table-cell office:value-type="float" office:value="-0.9930267" calcext:value-type="float">
            <text:p>-0.9930267</text:p>
          </table:table-cell>
          <table:table-cell office:value-type="float" office:value="0.03141785" calcext:value-type="float">
            <text:p>0.03141785</text:p>
          </table:table-cell>
          <table:table-cell office:value-type="float" office:value="-0.06322474" calcext:value-type="float">
            <text:p>-0.06322474</text:p>
          </table:table-cell>
          <table:table-cell office:value-type="float" office:value="0.009181806" calcext:value-type="float">
            <text:p>0.009181806</text:p>
          </table:table-cell>
          <table:table-cell office:value-type="float" office:value="0.04195812" calcext:value-type="float">
            <text:p>0.04195812</text:p>
          </table:table-cell>
        </table:table-row>
        <table:table-row table:style-name="ro1">
          <table:table-cell office:value-type="float" office:value="48.15" calcext:value-type="float">
            <text:p>48.15</text:p>
          </table:table-cell>
          <table:table-cell office:value-type="float" office:value="-0.06227112" calcext:value-type="float">
            <text:p>-0.06227112</text:p>
          </table:table-cell>
          <table:table-cell office:value-type="float" office:value="-0.9827576" calcext:value-type="float">
            <text:p>-0.9827576</text:p>
          </table:table-cell>
          <table:table-cell office:value-type="float" office:value="0.01890564" calcext:value-type="float">
            <text:p>0.01890564</text:p>
          </table:table-cell>
          <table:table-cell office:value-type="float" office:value="-0.1601319" calcext:value-type="float">
            <text:p>-0.1601319</text:p>
          </table:table-cell>
          <table:table-cell office:value-type="float" office:value="-0.000708423" calcext:value-type="float">
            <text:p>-0.000708423</text:p>
          </table:table-cell>
          <table:table-cell office:value-type="float" office:value="0.01703568" calcext:value-type="float">
            <text:p>0.01703568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-0.04295349" calcext:value-type="float">
            <text:p>-0.04295349</text:p>
          </table:table-cell>
          <table:table-cell office:value-type="float" office:value="-0.9851837" calcext:value-type="float">
            <text:p>-0.9851837</text:p>
          </table:table-cell>
          <table:table-cell office:value-type="float" office:value="0.03982544" calcext:value-type="float">
            <text:p>0.03982544</text:p>
          </table:table-cell>
          <table:table-cell office:value-type="float" office:value="-0.2667207" calcext:value-type="float">
            <text:p>-0.2667207</text:p>
          </table:table-cell>
          <table:table-cell office:value-type="float" office:value="-0.002722559" calcext:value-type="float">
            <text:p>-0.002722559</text:p>
          </table:table-cell>
          <table:table-cell office:value-type="float" office:value="-0.0564545" calcext:value-type="float">
            <text:p>-0.0564545</text:p>
          </table:table-cell>
        </table:table-row>
        <table:table-row table:style-name="ro1">
          <table:table-cell office:value-type="float" office:value="48.25" calcext:value-type="float">
            <text:p>48.25</text:p>
          </table:table-cell>
          <table:table-cell office:value-type="float" office:value="-0.02784729" calcext:value-type="float">
            <text:p>-0.02784729</text:p>
          </table:table-cell>
          <table:table-cell office:value-type="float" office:value="-0.9931335" calcext:value-type="float">
            <text:p>-0.9931335</text:p>
          </table:table-cell>
          <table:table-cell office:value-type="float" office:value="0.01895142" calcext:value-type="float">
            <text:p>0.01895142</text:p>
          </table:table-cell>
          <table:table-cell office:value-type="float" office:value="-0.4591167" calcext:value-type="float">
            <text:p>-0.4591167</text:p>
          </table:table-cell>
          <table:table-cell office:value-type="float" office:value="-0.01144274" calcext:value-type="float">
            <text:p>-0.01144274</text:p>
          </table:table-cell>
          <table:table-cell office:value-type="float" office:value="-0.06797548" calcext:value-type="float">
            <text:p>-0.06797548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-0.02822876" calcext:value-type="float">
            <text:p>-0.02822876</text:p>
          </table:table-cell>
          <table:table-cell office:value-type="float" office:value="-0.9822388" calcext:value-type="float">
            <text:p>-0.9822388</text:p>
          </table:table-cell>
          <table:table-cell office:value-type="float" office:value="-0.04335022" calcext:value-type="float">
            <text:p>-0.04335022</text:p>
          </table:table-cell>
          <table:table-cell office:value-type="float" office:value="-0.6438289" calcext:value-type="float">
            <text:p>-0.6438289</text:p>
          </table:table-cell>
          <table:table-cell office:value-type="float" office:value="-0.01749009" calcext:value-type="float">
            <text:p>-0.01749009</text:p>
          </table:table-cell>
          <table:table-cell office:value-type="float" office:value="-0.04823301" calcext:value-type="float">
            <text:p>-0.04823301</text:p>
          </table:table-cell>
        </table:table-row>
        <table:table-row table:style-name="ro1">
          <table:table-cell office:value-type="float" office:value="48.35" calcext:value-type="float">
            <text:p>48.35</text:p>
          </table:table-cell>
          <table:table-cell office:value-type="float" office:value="-0.02165222" calcext:value-type="float">
            <text:p>-0.02165222</text:p>
          </table:table-cell>
          <table:table-cell office:value-type="float" office:value="-0.9742737" calcext:value-type="float">
            <text:p>-0.9742737</text:p>
          </table:table-cell>
          <table:table-cell office:value-type="float" office:value="-0.1112518" calcext:value-type="float">
            <text:p>-0.1112518</text:p>
          </table:table-cell>
          <table:table-cell office:value-type="float" office:value="-0.7982366" calcext:value-type="float">
            <text:p>-0.7982366</text:p>
          </table:table-cell>
          <table:table-cell office:value-type="float" office:value="-0.03294811" calcext:value-type="float">
            <text:p>-0.03294811</text:p>
          </table:table-cell>
          <table:table-cell office:value-type="float" office:value="-0.02146525" calcext:value-type="float">
            <text:p>-0.02146525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-0.01591492" calcext:value-type="float">
            <text:p>-0.01591492</text:p>
          </table:table-cell>
          <table:table-cell office:value-type="float" office:value="-0.9747162" calcext:value-type="float">
            <text:p>-0.9747162</text:p>
          </table:table-cell>
          <table:table-cell office:value-type="float" office:value="-0.1490021" calcext:value-type="float">
            <text:p>-0.1490021</text:p>
          </table:table-cell>
          <table:table-cell office:value-type="float" office:value="-0.6770453" calcext:value-type="float">
            <text:p>-0.6770453</text:p>
          </table:table-cell>
          <table:table-cell office:value-type="float" office:value="0.005494783" calcext:value-type="float">
            <text:p>0.005494783</text:p>
          </table:table-cell>
          <table:table-cell office:value-type="float" office:value="0.006185669" calcext:value-type="float">
            <text:p>0.006185669</text:p>
          </table:table-cell>
        </table:table-row>
        <table:table-row table:style-name="ro1">
          <table:table-cell office:value-type="float" office:value="48.45" calcext:value-type="float">
            <text:p>48.45</text:p>
          </table:table-cell>
          <table:table-cell office:value-type="float" office:value="-0.02285767" calcext:value-type="float">
            <text:p>-0.02285767</text:p>
          </table:table-cell>
          <table:table-cell office:value-type="float" office:value="-0.9727936" calcext:value-type="float">
            <text:p>-0.9727936</text:p>
          </table:table-cell>
          <table:table-cell office:value-type="float" office:value="-0.146286" calcext:value-type="float">
            <text:p>-0.146286</text:p>
          </table:table-cell>
          <table:table-cell office:value-type="float" office:value="-0.61333" calcext:value-type="float">
            <text:p>-0.61333</text:p>
          </table:table-cell>
          <table:table-cell office:value-type="float" office:value="0.001146758" calcext:value-type="float">
            <text:p>0.001146758</text:p>
          </table:table-cell>
          <table:table-cell office:value-type="float" office:value="0.04120714" calcext:value-type="float">
            <text:p>0.04120714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-0.0398407" calcext:value-type="float">
            <text:p>-0.0398407</text:p>
          </table:table-cell>
          <table:table-cell office:value-type="float" office:value="-0.9616241" calcext:value-type="float">
            <text:p>-0.9616241</text:p>
          </table:table-cell>
          <table:table-cell office:value-type="float" office:value="-0.1730652" calcext:value-type="float">
            <text:p>-0.1730652</text:p>
          </table:table-cell>
          <table:table-cell office:value-type="float" office:value="-0.6667395" calcext:value-type="float">
            <text:p>-0.6667395</text:p>
          </table:table-cell>
          <table:table-cell office:value-type="float" office:value="0.003768782" calcext:value-type="float">
            <text:p>0.003768782</text:p>
          </table:table-cell>
          <table:table-cell office:value-type="float" office:value="0.07679856" calcext:value-type="float">
            <text:p>0.07679856</text:p>
          </table:table-cell>
        </table:table-row>
        <table:table-row table:style-name="ro1">
          <table:table-cell office:value-type="float" office:value="48.55" calcext:value-type="float">
            <text:p>48.55</text:p>
          </table:table-cell>
          <table:table-cell office:value-type="float" office:value="-0.05638123" calcext:value-type="float">
            <text:p>-0.05638123</text:p>
          </table:table-cell>
          <table:table-cell office:value-type="float" office:value="-0.9546967" calcext:value-type="float">
            <text:p>-0.9546967</text:p>
          </table:table-cell>
          <table:table-cell office:value-type="float" office:value="-0.2270203" calcext:value-type="float">
            <text:p>-0.2270203</text:p>
          </table:table-cell>
          <table:table-cell office:value-type="float" office:value="-0.7875274" calcext:value-type="float">
            <text:p>-0.7875274</text:p>
          </table:table-cell>
          <table:table-cell office:value-type="float" office:value="0.01549349" calcext:value-type="float">
            <text:p>0.01549349</text:p>
          </table:table-cell>
          <table:table-cell office:value-type="float" office:value="0.07739177" calcext:value-type="float">
            <text:p>0.07739177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-0.03605652" calcext:value-type="float">
            <text:p>-0.03605652</text:p>
          </table:table-cell>
          <table:table-cell office:value-type="float" office:value="-0.9398956" calcext:value-type="float">
            <text:p>-0.9398956</text:p>
          </table:table-cell>
          <table:table-cell office:value-type="float" office:value="-0.2343445" calcext:value-type="float">
            <text:p>-0.2343445</text:p>
          </table:table-cell>
          <table:table-cell office:value-type="float" office:value="-0.8745283" calcext:value-type="float">
            <text:p>-0.8745283</text:p>
          </table:table-cell>
          <table:table-cell office:value-type="float" office:value="0.02894819" calcext:value-type="float">
            <text:p>0.02894819</text:p>
          </table:table-cell>
          <table:table-cell office:value-type="float" office:value="0.0006746" calcext:value-type="float">
            <text:p>0.0006746</text:p>
          </table:table-cell>
        </table:table-row>
        <table:table-row table:style-name="ro1">
          <table:table-cell office:value-type="float" office:value="48.65" calcext:value-type="float">
            <text:p>48.65</text:p>
          </table:table-cell>
          <table:table-cell office:value-type="float" office:value="-0.04873657" calcext:value-type="float">
            <text:p>-0.04873657</text:p>
          </table:table-cell>
          <table:table-cell office:value-type="float" office:value="-0.9145966" calcext:value-type="float">
            <text:p>-0.9145966</text:p>
          </table:table-cell>
          <table:table-cell office:value-type="float" office:value="-0.3077545" calcext:value-type="float">
            <text:p>-0.3077545</text:p>
          </table:table-cell>
          <table:table-cell office:value-type="float" office:value="-1.113455" calcext:value-type="float">
            <text:p>-1.113455</text:p>
          </table:table-cell>
          <table:table-cell office:value-type="float" office:value="-0.04522397" calcext:value-type="float">
            <text:p>-0.04522397</text:p>
          </table:table-cell>
          <table:table-cell office:value-type="float" office:value="-0.003638574" calcext:value-type="float">
            <text:p>-0.003638574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-0.04173279" calcext:value-type="float">
            <text:p>-0.04173279</text:p>
          </table:table-cell>
          <table:table-cell office:value-type="float" office:value="-0.894989" calcext:value-type="float">
            <text:p>-0.894989</text:p>
          </table:table-cell>
          <table:table-cell office:value-type="float" office:value="-0.3825378" calcext:value-type="float">
            <text:p>-0.3825378</text:p>
          </table:table-cell>
          <table:table-cell office:value-type="float" office:value="-1.263852" calcext:value-type="float">
            <text:p>-1.263852</text:p>
          </table:table-cell>
          <table:table-cell office:value-type="float" office:value="-0.1563815" calcext:value-type="float">
            <text:p>-0.1563815</text:p>
          </table:table-cell>
          <table:table-cell office:value-type="float" office:value="-0.03324772" calcext:value-type="float">
            <text:p>-0.03324772</text:p>
          </table:table-cell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-0.03251648" calcext:value-type="float">
            <text:p>-0.03251648</text:p>
          </table:table-cell>
          <table:table-cell office:value-type="float" office:value="-0.8599243" calcext:value-type="float">
            <text:p>-0.8599243</text:p>
          </table:table-cell>
          <table:table-cell office:value-type="float" office:value="-0.4019775" calcext:value-type="float">
            <text:p>-0.4019775</text:p>
          </table:table-cell>
          <table:table-cell office:value-type="float" office:value="-1.317247" calcext:value-type="float">
            <text:p>-1.317247</text:p>
          </table:table-cell>
          <table:table-cell office:value-type="float" office:value="-0.06453773" calcext:value-type="float">
            <text:p>-0.06453773</text:p>
          </table:table-cell>
          <table:table-cell office:value-type="float" office:value="-0.000317059" calcext:value-type="float">
            <text:p>-0.000317059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-0.05174255" calcext:value-type="float">
            <text:p>-0.05174255</text:p>
          </table:table-cell>
          <table:table-cell office:value-type="float" office:value="-0.8349762" calcext:value-type="float">
            <text:p>-0.8349762</text:p>
          </table:table-cell>
          <table:table-cell office:value-type="float" office:value="-0.4949951" calcext:value-type="float">
            <text:p>-0.4949951</text:p>
          </table:table-cell>
          <table:table-cell office:value-type="float" office:value="-1.525519" calcext:value-type="float">
            <text:p>-1.525519</text:p>
          </table:table-cell>
          <table:table-cell office:value-type="float" office:value="-0.1248081" calcext:value-type="float">
            <text:p>-0.1248081</text:p>
          </table:table-cell>
          <table:table-cell office:value-type="float" office:value="0.08012062" calcext:value-type="float">
            <text:p>0.08012062</text:p>
          </table:table-cell>
        </table:table-row>
        <table:table-row table:style-name="ro1">
          <table:table-cell office:value-type="float" office:value="48.85" calcext:value-type="float">
            <text:p>48.85</text:p>
          </table:table-cell>
          <table:table-cell office:value-type="float" office:value="-0.05209351" calcext:value-type="float">
            <text:p>-0.05209351</text:p>
          </table:table-cell>
          <table:table-cell office:value-type="float" office:value="-0.7588043" calcext:value-type="float">
            <text:p>-0.7588043</text:p>
          </table:table-cell>
          <table:table-cell office:value-type="float" office:value="-0.5781555" calcext:value-type="float">
            <text:p>-0.5781555</text:p>
          </table:table-cell>
          <table:table-cell office:value-type="float" office:value="-1.594676" calcext:value-type="float">
            <text:p>-1.594676</text:p>
          </table:table-cell>
          <table:table-cell office:value-type="float" office:value="0.03717102" calcext:value-type="float">
            <text:p>0.03717102</text:p>
          </table:table-cell>
          <table:table-cell office:value-type="float" office:value="0.1078157" calcext:value-type="float">
            <text:p>0.1078157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-0.0806427" calcext:value-type="float">
            <text:p>-0.0806427</text:p>
          </table:table-cell>
          <table:table-cell office:value-type="float" office:value="-0.708847" calcext:value-type="float">
            <text:p>-0.708847</text:p>
          </table:table-cell>
          <table:table-cell office:value-type="float" office:value="-0.6230164" calcext:value-type="float">
            <text:p>-0.6230164</text:p>
          </table:table-cell>
          <table:table-cell office:value-type="float" office:value="-1.660409" calcext:value-type="float">
            <text:p>-1.660409</text:p>
          </table:table-cell>
          <table:table-cell office:value-type="float" office:value="0.0322672" calcext:value-type="float">
            <text:p>0.0322672</text:p>
          </table:table-cell>
          <table:table-cell office:value-type="float" office:value="0.1027785" calcext:value-type="float">
            <text:p>0.1027785</text:p>
          </table:table-cell>
        </table:table-row>
        <table:table-row table:style-name="ro1">
          <table:table-cell office:value-type="float" office:value="48.95" calcext:value-type="float">
            <text:p>48.95</text:p>
          </table:table-cell>
          <table:table-cell office:value-type="float" office:value="-0.0743866" calcext:value-type="float">
            <text:p>-0.0743866</text:p>
          </table:table-cell>
          <table:table-cell office:value-type="float" office:value="-0.6472931" calcext:value-type="float">
            <text:p>-0.6472931</text:p>
          </table:table-cell>
          <table:table-cell office:value-type="float" office:value="-0.7078247" calcext:value-type="float">
            <text:p>-0.7078247</text:p>
          </table:table-cell>
          <table:table-cell office:value-type="float" office:value="-1.807061" calcext:value-type="float">
            <text:p>-1.807061</text:p>
          </table:table-cell>
          <table:table-cell office:value-type="float" office:value="0.05867897" calcext:value-type="float">
            <text:p>0.05867897</text:p>
          </table:table-cell>
          <table:table-cell office:value-type="float" office:value="0.02122043" calcext:value-type="float">
            <text:p>0.021220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4740906" calcext:value-type="float">
            <text:p>-0.04740906</text:p>
          </table:table-cell>
          <table:table-cell office:value-type="float" office:value="-0.6006927" calcext:value-type="float">
            <text:p>-0.6006927</text:p>
          </table:table-cell>
          <table:table-cell office:value-type="float" office:value="-0.7579651" calcext:value-type="float">
            <text:p>-0.7579651</text:p>
          </table:table-cell>
          <table:table-cell office:value-type="float" office:value="-1.773007" calcext:value-type="float">
            <text:p>-1.773007</text:p>
          </table:table-cell>
          <table:table-cell office:value-type="float" office:value="0.07459655" calcext:value-type="float">
            <text:p>0.07459655</text:p>
          </table:table-cell>
          <table:table-cell office:value-type="float" office:value="-0.06637184" calcext:value-type="float">
            <text:p>-0.06637184</text:p>
          </table:table-cell>
        </table:table-row>
        <table:table-row table:style-name="ro1">
          <table:table-cell office:value-type="float" office:value="49.05" calcext:value-type="float">
            <text:p>49.05</text:p>
          </table:table-cell>
          <table:table-cell office:value-type="float" office:value="-0.0378418" calcext:value-type="float">
            <text:p>-0.0378418</text:p>
          </table:table-cell>
          <table:table-cell office:value-type="float" office:value="-0.5293884" calcext:value-type="float">
            <text:p>-0.5293884</text:p>
          </table:table-cell>
          <table:table-cell office:value-type="float" office:value="-0.8476105" calcext:value-type="float">
            <text:p>-0.8476105</text:p>
          </table:table-cell>
          <table:table-cell office:value-type="float" office:value="-1.802493" calcext:value-type="float">
            <text:p>-1.802493</text:p>
          </table:table-cell>
          <table:table-cell office:value-type="float" office:value="-0.03720818" calcext:value-type="float">
            <text:p>-0.03720818</text:p>
          </table:table-cell>
          <table:table-cell office:value-type="float" office:value="-0.05598112" calcext:value-type="float">
            <text:p>-0.05598112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-0.03559875" calcext:value-type="float">
            <text:p>-0.03559875</text:p>
          </table:table-cell>
          <table:table-cell office:value-type="float" office:value="-0.4340363" calcext:value-type="float">
            <text:p>-0.4340363</text:p>
          </table:table-cell>
          <table:table-cell office:value-type="float" office:value="-0.8900146" calcext:value-type="float">
            <text:p>-0.8900146</text:p>
          </table:table-cell>
          <table:table-cell office:value-type="float" office:value="-1.640894" calcext:value-type="float">
            <text:p>-1.640894</text:p>
          </table:table-cell>
          <table:table-cell office:value-type="float" office:value="0.01641847" calcext:value-type="float">
            <text:p>0.01641847</text:p>
          </table:table-cell>
          <table:table-cell office:value-type="float" office:value="0.05762261" calcext:value-type="float">
            <text:p>0.05762261</text:p>
          </table:table-cell>
        </table:table-row>
        <table:table-row table:style-name="ro1">
          <table:table-cell office:value-type="float" office:value="49.15" calcext:value-type="float">
            <text:p>49.15</text:p>
          </table:table-cell>
          <table:table-cell office:value-type="float" office:value="-0.0405426" calcext:value-type="float">
            <text:p>-0.0405426</text:p>
          </table:table-cell>
          <table:table-cell office:value-type="float" office:value="-0.3876801" calcext:value-type="float">
            <text:p>-0.3876801</text:p>
          </table:table-cell>
          <table:table-cell office:value-type="float" office:value="-0.9303284" calcext:value-type="float">
            <text:p>-0.9303284</text:p>
          </table:table-cell>
          <table:table-cell office:value-type="float" office:value="-1.601968" calcext:value-type="float">
            <text:p>-1.601968</text:p>
          </table:table-cell>
          <table:table-cell office:value-type="float" office:value="-0.03185268" calcext:value-type="float">
            <text:p>-0.03185268</text:p>
          </table:table-cell>
          <table:table-cell office:value-type="float" office:value="0.1083047" calcext:value-type="float">
            <text:p>0.1083047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-0.05609131" calcext:value-type="float">
            <text:p>-0.05609131</text:p>
          </table:table-cell>
          <table:table-cell office:value-type="float" office:value="-0.3108063" calcext:value-type="float">
            <text:p>-0.3108063</text:p>
          </table:table-cell>
          <table:table-cell office:value-type="float" office:value="-0.9507294" calcext:value-type="float">
            <text:p>-0.9507294</text:p>
          </table:table-cell>
          <table:table-cell office:value-type="float" office:value="-1.397622" calcext:value-type="float">
            <text:p>-1.397622</text:p>
          </table:table-cell>
          <table:table-cell office:value-type="float" office:value="0.06107985" calcext:value-type="float">
            <text:p>0.06107985</text:p>
          </table:table-cell>
          <table:table-cell office:value-type="float" office:value="0.2190319" calcext:value-type="float">
            <text:p>0.2190319</text:p>
          </table:table-cell>
        </table:table-row>
        <table:table-row table:style-name="ro1">
          <table:table-cell office:value-type="float" office:value="49.25" calcext:value-type="float">
            <text:p>49.25</text:p>
          </table:table-cell>
          <table:table-cell office:value-type="float" office:value="-0.0921936" calcext:value-type="float">
            <text:p>-0.0921936</text:p>
          </table:table-cell>
          <table:table-cell office:value-type="float" office:value="-0.2403107" calcext:value-type="float">
            <text:p>-0.2403107</text:p>
          </table:table-cell>
          <table:table-cell office:value-type="float" office:value="-0.990097" calcext:value-type="float">
            <text:p>-0.990097</text:p>
          </table:table-cell>
          <table:table-cell office:value-type="float" office:value="-1.338678" calcext:value-type="float">
            <text:p>-1.338678</text:p>
          </table:table-cell>
          <table:table-cell office:value-type="float" office:value="0.05153221" calcext:value-type="float">
            <text:p>0.05153221</text:p>
          </table:table-cell>
          <table:table-cell office:value-type="float" office:value="0.2054468" calcext:value-type="float">
            <text:p>0.2054468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-0.04914856" calcext:value-type="float">
            <text:p>-0.04914856</text:p>
          </table:table-cell>
          <table:table-cell office:value-type="float" office:value="-0.2069397" calcext:value-type="float">
            <text:p>-0.2069397</text:p>
          </table:table-cell>
          <table:table-cell office:value-type="float" office:value="-1.018311" calcext:value-type="float">
            <text:p>-1.018311</text:p>
          </table:table-cell>
          <table:table-cell office:value-type="float" office:value="-1.219693" calcext:value-type="float">
            <text:p>-1.219693</text:p>
          </table:table-cell>
          <table:table-cell office:value-type="float" office:value="0.05739045" calcext:value-type="float">
            <text:p>0.05739045</text:p>
          </table:table-cell>
          <table:table-cell office:value-type="float" office:value="0.04419288" calcext:value-type="float">
            <text:p>0.04419288</text:p>
          </table:table-cell>
        </table:table-row>
        <table:table-row table:style-name="ro1">
          <table:table-cell office:value-type="float" office:value="49.35" calcext:value-type="float">
            <text:p>49.35</text:p>
          </table:table-cell>
          <table:table-cell office:value-type="float" office:value="-0.06584167" calcext:value-type="float">
            <text:p>-0.06584167</text:p>
          </table:table-cell>
          <table:table-cell office:value-type="float" office:value="-0.1694489" calcext:value-type="float">
            <text:p>-0.1694489</text:p>
          </table:table-cell>
          <table:table-cell office:value-type="float" office:value="-0.9821167" calcext:value-type="float">
            <text:p>-0.9821167</text:p>
          </table:table-cell>
          <table:table-cell office:value-type="float" office:value="-0.9536752" calcext:value-type="float">
            <text:p>-0.9536752</text:p>
          </table:table-cell>
          <table:table-cell office:value-type="float" office:value="0.03593002" calcext:value-type="float">
            <text:p>0.03593002</text:p>
          </table:table-cell>
          <table:table-cell office:value-type="float" office:value="-0.004273084" calcext:value-type="float">
            <text:p>-0.004273084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-0.02476501" calcext:value-type="float">
            <text:p>-0.02476501</text:p>
          </table:table-cell>
          <table:table-cell office:value-type="float" office:value="-0.1321411" calcext:value-type="float">
            <text:p>-0.1321411</text:p>
          </table:table-cell>
          <table:table-cell office:value-type="float" office:value="-1.007492" calcext:value-type="float">
            <text:p>-1.007492</text:p>
          </table:table-cell>
          <table:table-cell office:value-type="float" office:value="-0.8262686" calcext:value-type="float">
            <text:p>-0.8262686</text:p>
          </table:table-cell>
          <table:table-cell office:value-type="float" office:value="0.04348658" calcext:value-type="float">
            <text:p>0.04348658</text:p>
          </table:table-cell>
          <table:table-cell office:value-type="float" office:value="0.02079749" calcext:value-type="float">
            <text:p>0.02079749</text:p>
          </table:table-cell>
        </table:table-row>
        <table:table-row table:style-name="ro1">
          <table:table-cell office:value-type="float" office:value="49.45" calcext:value-type="float">
            <text:p>49.45</text:p>
          </table:table-cell>
          <table:table-cell office:value-type="float" office:value="-0.05857849" calcext:value-type="float">
            <text:p>-0.05857849</text:p>
          </table:table-cell>
          <table:table-cell office:value-type="float" office:value="-0.08041382" calcext:value-type="float">
            <text:p>-0.08041382</text:p>
          </table:table-cell>
          <table:table-cell office:value-type="float" office:value="-0.9893494" calcext:value-type="float">
            <text:p>-0.9893494</text:p>
          </table:table-cell>
          <table:table-cell office:value-type="float" office:value="-0.7719735" calcext:value-type="float">
            <text:p>-0.7719735</text:p>
          </table:table-cell>
          <table:table-cell office:value-type="float" office:value="0.05488772" calcext:value-type="float">
            <text:p>0.05488772</text:p>
          </table:table-cell>
          <table:table-cell office:value-type="float" office:value="0.08830316" calcext:value-type="float">
            <text:p>0.08830316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-0.02172852" calcext:value-type="float">
            <text:p>-0.02172852</text:p>
          </table:table-cell>
          <table:table-cell office:value-type="float" office:value="-0.07678223" calcext:value-type="float">
            <text:p>-0.07678223</text:p>
          </table:table-cell>
          <table:table-cell office:value-type="float" office:value="-1.039902" calcext:value-type="float">
            <text:p>-1.039902</text:p>
          </table:table-cell>
          <table:table-cell office:value-type="float" office:value="-0.7155001" calcext:value-type="float">
            <text:p>-0.7155001</text:p>
          </table:table-cell>
          <table:table-cell office:value-type="float" office:value="0.09411034" calcext:value-type="float">
            <text:p>0.09411034</text:p>
          </table:table-cell>
          <table:table-cell office:value-type="float" office:value="0.07393258" calcext:value-type="float">
            <text:p>0.07393258</text:p>
          </table:table-cell>
        </table:table-row>
        <table:table-row table:style-name="ro1">
          <table:table-cell office:value-type="float" office:value="49.55" calcext:value-type="float">
            <text:p>49.55</text:p>
          </table:table-cell>
          <table:table-cell office:value-type="float" office:value="-0.04450989" calcext:value-type="float">
            <text:p>-0.04450989</text:p>
          </table:table-cell>
          <table:table-cell office:value-type="float" office:value="-0.0362854" calcext:value-type="float">
            <text:p>-0.0362854</text:p>
          </table:table-cell>
          <table:table-cell office:value-type="float" office:value="-0.9941254" calcext:value-type="float">
            <text:p>-0.9941254</text:p>
          </table:table-cell>
          <table:table-cell office:value-type="float" office:value="-0.4649048" calcext:value-type="float">
            <text:p>-0.4649048</text:p>
          </table:table-cell>
          <table:table-cell office:value-type="float" office:value="0.0860235" calcext:value-type="float">
            <text:p>0.0860235</text:p>
          </table:table-cell>
          <table:table-cell office:value-type="float" office:value="0.1909411" calcext:value-type="float">
            <text:p>0.1909411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-0.06446838" calcext:value-type="float">
            <text:p>-0.06446838</text:p>
          </table:table-cell>
          <table:table-cell office:value-type="float" office:value="-0.00958252" calcext:value-type="float">
            <text:p>-0.00958252</text:p>
          </table:table-cell>
          <table:table-cell office:value-type="float" office:value="-0.9569397" calcext:value-type="float">
            <text:p>-0.9569397</text:p>
          </table:table-cell>
          <table:table-cell office:value-type="float" office:value="-0.3026609" calcext:value-type="float">
            <text:p>-0.3026609</text:p>
          </table:table-cell>
          <table:table-cell office:value-type="float" office:value="0.1453358" calcext:value-type="float">
            <text:p>0.1453358</text:p>
          </table:table-cell>
          <table:table-cell office:value-type="float" office:value="0.1437896" calcext:value-type="float">
            <text:p>0.1437896</text:p>
          </table:table-cell>
        </table:table-row>
        <table:table-row table:style-name="ro1">
          <table:table-cell office:value-type="float" office:value="49.65" calcext:value-type="float">
            <text:p>49.65</text:p>
          </table:table-cell>
          <table:table-cell office:value-type="float" office:value="-0.03289795" calcext:value-type="float">
            <text:p>-0.03289795</text:p>
          </table:table-cell>
          <table:table-cell office:value-type="float" office:value="-0.007797241" calcext:value-type="float">
            <text:p>-0.007797241</text:p>
          </table:table-cell>
          <table:table-cell office:value-type="float" office:value="-0.9949951" calcext:value-type="float">
            <text:p>-0.9949951</text:p>
          </table:table-cell>
          <table:table-cell office:value-type="float" office:value="-0.1535033" calcext:value-type="float">
            <text:p>-0.1535033</text:p>
          </table:table-cell>
          <table:table-cell office:value-type="float" office:value="0.1525356" calcext:value-type="float">
            <text:p>0.1525356</text:p>
          </table:table-cell>
          <table:table-cell office:value-type="float" office:value="-0.005715935" calcext:value-type="float">
            <text:p>-0.005715935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0.04359436" calcext:value-type="float">
            <text:p>0.04359436</text:p>
          </table:table-cell>
          <table:table-cell office:value-type="float" office:value="-0.02557373" calcext:value-type="float">
            <text:p>-0.02557373</text:p>
          </table:table-cell>
          <table:table-cell office:value-type="float" office:value="-1.071548" calcext:value-type="float">
            <text:p>-1.071548</text:p>
          </table:table-cell>
          <table:table-cell office:value-type="float" office:value="-0.1834871" calcext:value-type="float">
            <text:p>-0.1834871</text:p>
          </table:table-cell>
          <table:table-cell office:value-type="float" office:value="0.3128349" calcext:value-type="float">
            <text:p>0.3128349</text:p>
          </table:table-cell>
          <table:table-cell office:value-type="float" office:value="-0.3017555" calcext:value-type="float">
            <text:p>-0.3017555</text:p>
          </table:table-cell>
        </table:table-row>
        <table:table-row table:style-name="ro1">
          <table:table-cell office:value-type="float" office:value="49.75" calcext:value-type="float">
            <text:p>49.75</text:p>
          </table:table-cell>
          <table:table-cell office:value-type="float" office:value="-0.01329041" calcext:value-type="float">
            <text:p>-0.01329041</text:p>
          </table:table-cell>
          <table:table-cell office:value-type="float" office:value="-0.008422852" calcext:value-type="float">
            <text:p>-0.008422852</text:p>
          </table:table-cell>
          <table:table-cell office:value-type="float" office:value="-0.9847412" calcext:value-type="float">
            <text:p>-0.9847412</text:p>
          </table:table-cell>
          <table:table-cell office:value-type="float" office:value="-0.04306648" calcext:value-type="float">
            <text:p>-0.04306648</text:p>
          </table:table-cell>
          <table:table-cell office:value-type="float" office:value="0.05730574" calcext:value-type="float">
            <text:p>0.05730574</text:p>
          </table:table-cell>
          <table:table-cell office:value-type="float" office:value="-0.02795136" calcext:value-type="float">
            <text:p>-0.02795136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-0.000442505" calcext:value-type="float">
            <text:p>-0.000442505</text:p>
          </table:table-cell>
          <table:table-cell office:value-type="float" office:value="-0.01419067" calcext:value-type="float">
            <text:p>-0.01419067</text:p>
          </table:table-cell>
          <table:table-cell office:value-type="float" office:value="-0.9901886" calcext:value-type="float">
            <text:p>-0.9901886</text:p>
          </table:table-cell>
          <table:table-cell office:value-type="float" office:value="-0.04200638" calcext:value-type="float">
            <text:p>-0.04200638</text:p>
          </table:table-cell>
          <table:table-cell office:value-type="float" office:value="0.06092984" calcext:value-type="float">
            <text:p>0.06092984</text:p>
          </table:table-cell>
          <table:table-cell office:value-type="float" office:value="-0.02212812" calcext:value-type="float">
            <text:p>-0.02212812</text:p>
          </table:table-cell>
        </table:table-row>
        <table:table-row table:style-name="ro1">
          <table:table-cell office:value-type="float" office:value="49.85" calcext:value-type="float">
            <text:p>49.85</text:p>
          </table:table-cell>
          <table:table-cell office:value-type="float" office:value="-0.01121521" calcext:value-type="float">
            <text:p>-0.01121521</text:p>
          </table:table-cell>
          <table:table-cell office:value-type="float" office:value="0.000473023" calcext:value-type="float">
            <text:p>0.000473023</text:p>
          </table:table-cell>
          <table:table-cell office:value-type="float" office:value="-0.9789124" calcext:value-type="float">
            <text:p>-0.9789124</text:p>
          </table:table-cell>
          <table:table-cell office:value-type="float" office:value="-0.05409324" calcext:value-type="float">
            <text:p>-0.05409324</text:p>
          </table:table-cell>
          <table:table-cell office:value-type="float" office:value="0.09738738" calcext:value-type="float">
            <text:p>0.09738738</text:p>
          </table:table-cell>
          <table:table-cell office:value-type="float" office:value="0.0637467" calcext:value-type="float">
            <text:p>0.0637467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-0.001190186" calcext:value-type="float">
            <text:p>-0.001190186</text:p>
          </table:table-cell>
          <table:table-cell office:value-type="float" office:value="-0.004440308" calcext:value-type="float">
            <text:p>-0.004440308</text:p>
          </table:table-cell>
          <table:table-cell office:value-type="float" office:value="-0.9902802" calcext:value-type="float">
            <text:p>-0.9902802</text:p>
          </table:table-cell>
          <table:table-cell office:value-type="float" office:value="-0.01103341" calcext:value-type="float">
            <text:p>-0.01103341</text:p>
          </table:table-cell>
          <table:table-cell office:value-type="float" office:value="0.01244646" calcext:value-type="float">
            <text:p>0.01244646</text:p>
          </table:table-cell>
          <table:table-cell office:value-type="float" office:value="0.006527786" calcext:value-type="float">
            <text:p>0.006527786</text:p>
          </table:table-cell>
        </table:table-row>
        <table:table-row table:style-name="ro1">
          <table:table-cell office:value-type="float" office:value="49.95" calcext:value-type="float">
            <text:p>49.95</text:p>
          </table:table-cell>
          <table:table-cell office:value-type="float" office:value="0.001831055" calcext:value-type="float">
            <text:p>0.001831055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0.9882965" calcext:value-type="float">
            <text:p>-0.9882965</text:p>
          </table:table-cell>
          <table:table-cell office:value-type="float" office:value="-0.001212164" calcext:value-type="float">
            <text:p>-0.001212164</text:p>
          </table:table-cell>
          <table:table-cell office:value-type="float" office:value="0.005299894" calcext:value-type="float">
            <text:p>0.005299894</text:p>
          </table:table-cell>
          <table:table-cell office:value-type="float" office:value="0.004204132" calcext:value-type="float">
            <text:p>0.0042041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01037598" calcext:value-type="float">
            <text:p>-0.001037598</text:p>
          </table:table-cell>
          <table:table-cell office:value-type="float" office:value="-0.001556396" calcext:value-type="float">
            <text:p>-0.001556396</text:p>
          </table:table-cell>
          <table:table-cell office:value-type="float" office:value="-0.9941711" calcext:value-type="float">
            <text:p>-0.9941711</text:p>
          </table:table-cell>
          <table:table-cell office:value-type="float" office:value="-0.003595205" calcext:value-type="float">
            <text:p>-0.003595205</text:p>
          </table:table-cell>
          <table:table-cell office:value-type="float" office:value="0.002894785" calcext:value-type="float">
            <text:p>0.002894785</text:p>
          </table:table-cell>
          <table:table-cell office:value-type="float" office:value="0.001855824" calcext:value-type="float">
            <text:p>0.001855824</text:p>
          </table:table-cell>
        </table:table-row>
        <table:table-row table:style-name="ro1">
          <table:table-cell office:value-type="float" office:value="50.05" calcext:value-type="float">
            <text:p>50.05</text:p>
          </table:table-cell>
          <table:table-cell office:value-type="float" office:value="0.001785278" calcext:value-type="float">
            <text:p>0.001785278</text:p>
          </table:table-cell>
          <table:table-cell office:value-type="float" office:value="-0.002441406" calcext:value-type="float">
            <text:p>-0.002441406</text:p>
          </table:table-cell>
          <table:table-cell office:value-type="float" office:value="-0.9882812" calcext:value-type="float">
            <text:p>-0.9882812</text:p>
          </table:table-cell>
          <table:table-cell office:value-type="float" office:value="-0.009508082" calcext:value-type="float">
            <text:p>-0.009508082</text:p>
          </table:table-cell>
          <table:table-cell office:value-type="float" office:value="-0.00193729" calcext:value-type="float">
            <text:p>-0.00193729</text:p>
          </table:table-cell>
          <table:table-cell office:value-type="float" office:value="-0.005162214" calcext:value-type="float">
            <text:p>-0.005162214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0.001922607" calcext:value-type="float">
            <text:p>0.001922607</text:p>
          </table:table-cell>
          <table:table-cell office:value-type="float" office:value="-0.00151062" calcext:value-type="float">
            <text:p>-0.00151062</text:p>
          </table:table-cell>
          <table:table-cell office:value-type="float" office:value="-0.9931183" calcext:value-type="float">
            <text:p>-0.9931183</text:p>
          </table:table-cell>
          <table:table-cell office:value-type="float" office:value="0.004899208" calcext:value-type="float">
            <text:p>0.004899208</text:p>
          </table:table-cell>
          <table:table-cell office:value-type="float" office:value="0.007679147" calcext:value-type="float">
            <text:p>0.007679147</text:p>
          </table:table-cell>
          <table:table-cell office:value-type="float" office:value="0.003102346" calcext:value-type="float">
            <text:p>0.003102346</text:p>
          </table:table-cell>
        </table:table-row>
        <table:table-row table:style-name="ro1">
          <table:table-cell office:value-type="float" office:value="50.15" calcext:value-type="float">
            <text:p>50.15</text:p>
          </table:table-cell>
          <table:table-cell office:value-type="float" office:value="0.001876831" calcext:value-type="float">
            <text:p>0.001876831</text:p>
          </table:table-cell>
          <table:table-cell office:value-type="float" office:value="-0.001480103" calcext:value-type="float">
            <text:p>-0.001480103</text:p>
          </table:table-cell>
          <table:table-cell office:value-type="float" office:value="-0.9911804" calcext:value-type="float">
            <text:p>-0.9911804</text:p>
          </table:table-cell>
          <table:table-cell office:value-type="float" office:value="-0.000824396" calcext:value-type="float">
            <text:p>-0.000824396</text:p>
          </table:table-cell>
          <table:table-cell office:value-type="float" office:value="0.002784458" calcext:value-type="float">
            <text:p>0.002784458</text:p>
          </table:table-cell>
          <table:table-cell office:value-type="float" office:value="-0.01085647" calcext:value-type="float">
            <text:p>-0.01085647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-0.001159668" calcext:value-type="float">
            <text:p>-0.001159668</text:p>
          </table:table-cell>
          <table:table-cell office:value-type="float" office:value="-0.003463745" calcext:value-type="float">
            <text:p>-0.003463745</text:p>
          </table:table-cell>
          <table:table-cell office:value-type="float" office:value="-0.9902954" calcext:value-type="float">
            <text:p>-0.9902954</text:p>
          </table:table-cell>
          <table:table-cell office:value-type="float" office:value="-0.001286414" calcext:value-type="float">
            <text:p>-0.001286414</text:p>
          </table:table-cell>
          <table:table-cell office:value-type="float" office:value="-0.003009567" calcext:value-type="float">
            <text:p>-0.003009567</text:p>
          </table:table-cell>
          <table:table-cell office:value-type="float" office:value="0.0064419" calcext:value-type="float">
            <text:p>0.0064419</text:p>
          </table:table-cell>
        </table:table-row>
        <table:table-row table:style-name="ro1">
          <table:table-cell office:value-type="float" office:value="50.25" calcext:value-type="float">
            <text:p>50.25</text:p>
          </table:table-cell>
          <table:table-cell office:value-type="float" office:value="0.000930786" calcext:value-type="float">
            <text:p>0.000930786</text:p>
          </table:table-cell>
          <table:table-cell office:value-type="float" office:value="-0.000549316" calcext:value-type="float">
            <text:p>-0.000549316</text:p>
          </table:table-cell>
          <table:table-cell office:value-type="float" office:value="-0.9922028" calcext:value-type="float">
            <text:p>-0.9922028</text:p>
          </table:table-cell>
          <table:table-cell office:value-type="float" office:value="-0.00963963" calcext:value-type="float">
            <text:p>-0.00963963</text:p>
          </table:table-cell>
          <table:table-cell office:value-type="float" office:value="-0.01151703" calcext:value-type="float">
            <text:p>-0.01151703</text:p>
          </table:table-cell>
          <table:table-cell office:value-type="float" office:value="-0.001757483" calcext:value-type="float">
            <text:p>-0.001757483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0.00579834" calcext:value-type="float">
            <text:p>0.00579834</text:p>
          </table:table-cell>
          <table:table-cell office:value-type="float" office:value="-0.001419067" calcext:value-type="float">
            <text:p>-0.001419067</text:p>
          </table:table-cell>
          <table:table-cell office:value-type="float" office:value="-0.9891357" calcext:value-type="float">
            <text:p>-0.9891357</text:p>
          </table:table-cell>
          <table:table-cell office:value-type="float" office:value="0.007474187" calcext:value-type="float">
            <text:p>0.007474187</text:p>
          </table:table-cell>
          <table:table-cell office:value-type="float" office:value="0.01347934" calcext:value-type="float">
            <text:p>0.01347934</text:p>
          </table:table-cell>
          <table:table-cell office:value-type="float" office:value="-0.003749777" calcext:value-type="float">
            <text:p>-0.003749777</text:p>
          </table:table-cell>
        </table:table-row>
        <table:table-row table:style-name="ro1">
          <table:table-cell office:value-type="float" office:value="50.35" calcext:value-type="float">
            <text:p>50.35</text:p>
          </table:table-cell>
          <table:table-cell office:value-type="float" office:value="-0.002029419" calcext:value-type="float">
            <text:p>-0.002029419</text:p>
          </table:table-cell>
          <table:table-cell office:value-type="float" office:value="0.000396729" calcext:value-type="float">
            <text:p>0.000396729</text:p>
          </table:table-cell>
          <table:table-cell office:value-type="float" office:value="-0.9922791" calcext:value-type="float">
            <text:p>-0.9922791</text:p>
          </table:table-cell>
          <table:table-cell office:value-type="float" office:value="-0.003562865" calcext:value-type="float">
            <text:p>-0.003562865</text:p>
          </table:table-cell>
          <table:table-cell office:value-type="float" office:value="0.008723173" calcext:value-type="float">
            <text:p>0.008723173</text:p>
          </table:table-cell>
          <table:table-cell office:value-type="float" office:value="-0.001540715" calcext:value-type="float">
            <text:p>-0.00154071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0.001937866" calcext:value-type="float">
            <text:p>0.001937866</text:p>
          </table:table-cell>
          <table:table-cell office:value-type="float" office:value="0.000442505" calcext:value-type="float">
            <text:p>0.000442505</text:p>
          </table:table-cell>
          <table:table-cell office:value-type="float" office:value="-0.9921722" calcext:value-type="float">
            <text:p>-0.9921722</text:p>
          </table:table-cell>
          <table:table-cell office:value-type="float" office:value="0.002641107" calcext:value-type="float">
            <text:p>0.002641107</text:p>
          </table:table-cell>
          <table:table-cell office:value-type="float" office:value="-0.006769627" calcext:value-type="float">
            <text:p>-0.006769627</text:p>
          </table:table-cell>
          <table:table-cell office:value-type="float" office:value="-0.005117244" calcext:value-type="float">
            <text:p>-0.005117244</text:p>
          </table:table-cell>
        </table:table-row>
        <table:table-row table:style-name="ro1">
          <table:table-cell office:value-type="float" office:value="50.45" calcext:value-type="float">
            <text:p>50.45</text:p>
          </table:table-cell>
          <table:table-cell office:value-type="float" office:value="0.000854492" calcext:value-type="float">
            <text:p>0.000854492</text:p>
          </table:table-cell>
          <table:table-cell office:value-type="float" office:value="0.001480103" calcext:value-type="float">
            <text:p>0.001480103</text:p>
          </table:table-cell>
          <table:table-cell office:value-type="float" office:value="-0.9863892" calcext:value-type="float">
            <text:p>-0.9863892</text:p>
          </table:table-cell>
          <table:table-cell office:value-type="float" office:value="0.002417324" calcext:value-type="float">
            <text:p>0.002417324</text:p>
          </table:table-cell>
          <table:table-cell office:value-type="float" office:value="-0.000746765" calcext:value-type="float">
            <text:p>-0.000746765</text:p>
          </table:table-cell>
          <table:table-cell office:value-type="float" office:value="0.003034286" calcext:value-type="float">
            <text:p>0.003034286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-0.001174927" calcext:value-type="float">
            <text:p>-0.001174927</text:p>
          </table:table-cell>
          <table:table-cell office:value-type="float" office:value="-0.002487183" calcext:value-type="float">
            <text:p>-0.002487183</text:p>
          </table:table-cell>
          <table:table-cell office:value-type="float" office:value="-0.9893188" calcext:value-type="float">
            <text:p>-0.9893188</text:p>
          </table:table-cell>
          <table:table-cell office:value-type="float" office:value="0.005946918" calcext:value-type="float">
            <text:p>0.005946918</text:p>
          </table:table-cell>
          <table:table-cell office:value-type="float" office:value="0.002870518" calcext:value-type="float">
            <text:p>0.002870518</text:p>
          </table:table-cell>
          <table:table-cell office:value-type="float" office:value="0.007714454" calcext:value-type="float">
            <text:p>0.007714454</text:p>
          </table:table-cell>
        </table:table-row>
        <table:table-row table:style-name="ro1">
          <table:table-cell office:value-type="float" office:value="50.55" calcext:value-type="float">
            <text:p>50.55</text:p>
          </table:table-cell>
          <table:table-cell table:style-name="ce1" office:value-type="float" office:value="0.0000305" calcext:value-type="float">
            <text:p>3.05E-005</text:p>
          </table:table-cell>
          <table:table-cell office:value-type="float" office:value="-0.000610352" calcext:value-type="float">
            <text:p>-0.000610352</text:p>
          </table:table-cell>
          <table:table-cell office:value-type="float" office:value="-0.9970703" calcext:value-type="float">
            <text:p>-0.9970703</text:p>
          </table:table-cell>
          <table:table-cell office:value-type="float" office:value="0.001378789" calcext:value-type="float">
            <text:p>0.001378789</text:p>
          </table:table-cell>
          <table:table-cell office:value-type="float" office:value="0.001567829" calcext:value-type="float">
            <text:p>0.001567829</text:p>
          </table:table-cell>
          <table:table-cell office:value-type="float" office:value="-0.003892104" calcext:value-type="float">
            <text:p>-0.003892104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0.00177002" calcext:value-type="float">
            <text:p>0.00177002</text:p>
          </table:table-cell>
          <table:table-cell office:value-type="float" office:value="-0.001419067" calcext:value-type="float">
            <text:p>-0.001419067</text:p>
          </table:table-cell>
          <table:table-cell office:value-type="float" office:value="-0.9863281" calcext:value-type="float">
            <text:p>-0.9863281</text:p>
          </table:table-cell>
          <table:table-cell office:value-type="float" office:value="0.006008497" calcext:value-type="float">
            <text:p>0.006008497</text:p>
          </table:table-cell>
          <table:table-cell office:value-type="float" office:value="0.000467827" calcext:value-type="float">
            <text:p>0.000467827</text:p>
          </table:table-cell>
          <table:table-cell office:value-type="float" office:value="0.005379244" calcext:value-type="float">
            <text:p>0.005379244</text:p>
          </table:table-cell>
        </table:table-row>
        <table:table-row table:style-name="ro1">
          <table:table-cell office:value-type="float" office:value="50.65" calcext:value-type="float">
            <text:p>50.65</text:p>
          </table:table-cell>
          <table:table-cell office:value-type="float" office:value="0.001846313" calcext:value-type="float">
            <text:p>0.001846313</text:p>
          </table:table-cell>
          <table:table-cell office:value-type="float" office:value="-0.002471924" calcext:value-type="float">
            <text:p>-0.002471924</text:p>
          </table:table-cell>
          <table:table-cell office:value-type="float" office:value="-0.9911804" calcext:value-type="float">
            <text:p>-0.9911804</text:p>
          </table:table-cell>
          <table:table-cell office:value-type="float" office:value="0.00119581" calcext:value-type="float">
            <text:p>0.00119581</text:p>
          </table:table-cell>
          <table:table-cell office:value-type="float" office:value="-0.005510509" calcext:value-type="float">
            <text:p>-0.005510509</text:p>
          </table:table-cell>
          <table:table-cell office:value-type="float" office:value="0.002984044" calcext:value-type="float">
            <text:p>0.002984044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0.001907349" calcext:value-type="float">
            <text:p>0.001907349</text:p>
          </table:table-cell>
          <table:table-cell office:value-type="float" office:value="0.000473023" calcext:value-type="float">
            <text:p>0.000473023</text:p>
          </table:table-cell>
          <table:table-cell office:value-type="float" office:value="-0.9902344" calcext:value-type="float">
            <text:p>-0.9902344</text:p>
          </table:table-cell>
          <table:table-cell office:value-type="float" office:value="0.008502418" calcext:value-type="float">
            <text:p>0.008502418</text:p>
          </table:table-cell>
          <table:table-cell office:value-type="float" office:value="0.006401066" calcext:value-type="float">
            <text:p>0.006401066</text:p>
          </table:table-cell>
          <table:table-cell office:value-type="float" office:value="0.003132491" calcext:value-type="float">
            <text:p>0.003132491</text:p>
          </table:table-cell>
        </table:table-row>
        <table:table-row table:style-name="ro1">
          <table:table-cell office:value-type="float" office:value="50.75" calcext:value-type="float">
            <text:p>50.75</text:p>
          </table:table-cell>
          <table:table-cell office:value-type="float" office:value="0.002929688" calcext:value-type="float">
            <text:p>0.002929688</text:p>
          </table:table-cell>
          <table:table-cell office:value-type="float" office:value="0.001449585" calcext:value-type="float">
            <text:p>0.001449585</text:p>
          </table:table-cell>
          <table:table-cell office:value-type="float" office:value="-0.9911804" calcext:value-type="float">
            <text:p>-0.9911804</text:p>
          </table:table-cell>
          <table:table-cell table:style-name="ce1" office:value-type="float" office:value="0.00000156" calcext:value-type="float">
            <text:p>1.56E-006</text:p>
          </table:table-cell>
          <table:table-cell office:value-type="float" office:value="-0.000763153" calcext:value-type="float">
            <text:p>-0.000763153</text:p>
          </table:table-cell>
          <table:table-cell office:value-type="float" office:value="0.001863676" calcext:value-type="float">
            <text:p>0.001863676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-0.001998901" calcext:value-type="float">
            <text:p>-0.001998901</text:p>
          </table:table-cell>
          <table:table-cell office:value-type="float" office:value="-0.00062561" calcext:value-type="float">
            <text:p>-0.00062561</text:p>
          </table:table-cell>
          <table:table-cell office:value-type="float" office:value="-0.9951935" calcext:value-type="float">
            <text:p>-0.9951935</text:p>
          </table:table-cell>
          <table:table-cell office:value-type="float" office:value="-0.001189853" calcext:value-type="float">
            <text:p>-0.001189853</text:p>
          </table:table-cell>
          <table:table-cell office:value-type="float" office:value="0.001604856" calcext:value-type="float">
            <text:p>0.001604856</text:p>
          </table:table-cell>
          <table:table-cell office:value-type="float" office:value="0.000721241" calcext:value-type="float">
            <text:p>0.000721241</text:p>
          </table:table-cell>
        </table:table-row>
        <table:table-row table:style-name="ro1">
          <table:table-cell office:value-type="float" office:value="50.85" calcext:value-type="float">
            <text:p>50.85</text:p>
          </table:table-cell>
          <table:table-cell office:value-type="float" office:value="0.000900269" calcext:value-type="float">
            <text:p>0.000900269</text:p>
          </table:table-cell>
          <table:table-cell office:value-type="float" office:value="-0.000518799" calcext:value-type="float">
            <text:p>-0.000518799</text:p>
          </table:table-cell>
          <table:table-cell office:value-type="float" office:value="-0.9902649" calcext:value-type="float">
            <text:p>-0.9902649</text:p>
          </table:table-cell>
          <table:table-cell office:value-type="float" office:value="0.006004233" calcext:value-type="float">
            <text:p>0.006004233</text:p>
          </table:table-cell>
          <table:table-cell office:value-type="float" office:value="0.000467308" calcext:value-type="float">
            <text:p>0.000467308</text:p>
          </table:table-cell>
          <table:table-cell office:value-type="float" office:value="0.005378513" calcext:value-type="float">
            <text:p>0.005378513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0.003860474" calcext:value-type="float">
            <text:p>0.003860474</text:p>
          </table:table-cell>
          <table:table-cell office:value-type="float" office:value="0.00050354" calcext:value-type="float">
            <text:p>0.00050354</text:p>
          </table:table-cell>
          <table:table-cell office:value-type="float" office:value="-0.9891968" calcext:value-type="float">
            <text:p>-0.9891968</text:p>
          </table:table-cell>
          <table:table-cell office:value-type="float" office:value="-0.007138524" calcext:value-type="float">
            <text:p>-0.007138524</text:p>
          </table:table-cell>
          <table:table-cell office:value-type="float" office:value="0.006303272" calcext:value-type="float">
            <text:p>0.006303272</text:p>
          </table:table-cell>
          <table:table-cell office:value-type="float" office:value="-0.005053853" calcext:value-type="float">
            <text:p>-0.005053853</text:p>
          </table:table-cell>
        </table:table-row>
        <table:table-row table:style-name="ro1">
          <table:table-cell office:value-type="float" office:value="50.95" calcext:value-type="float">
            <text:p>50.95</text:p>
          </table:table-cell>
          <table:table-cell office:value-type="float" office:value="0.001876831" calcext:value-type="float">
            <text:p>0.001876831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853821" calcext:value-type="float">
            <text:p>-0.9853821</text:p>
          </table:table-cell>
          <table:table-cell office:value-type="float" office:value="-0.002470025" calcext:value-type="float">
            <text:p>-0.002470025</text:p>
          </table:table-cell>
          <table:table-cell office:value-type="float" office:value="-0.003136038" calcext:value-type="float">
            <text:p>-0.003136038</text:p>
          </table:table-cell>
          <table:table-cell office:value-type="float" office:value="0.002984383" calcext:value-type="float">
            <text:p>0.0029843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808716" calcext:value-type="float">
            <text:p>0.000808716</text:p>
          </table:table-cell>
          <table:table-cell office:value-type="float" office:value="-0.004425049" calcext:value-type="float">
            <text:p>-0.004425049</text:p>
          </table:table-cell>
          <table:table-cell office:value-type="float" office:value="-0.9902344" calcext:value-type="float">
            <text:p>-0.9902344</text:p>
          </table:table-cell>
          <table:table-cell office:value-type="float" office:value="-0.004732514" calcext:value-type="float">
            <text:p>-0.004732514</text:p>
          </table:table-cell>
          <table:table-cell office:value-type="float" office:value="0.006317445" calcext:value-type="float">
            <text:p>0.006317445</text:p>
          </table:table-cell>
          <table:table-cell office:value-type="float" office:value="-0.003883993" calcext:value-type="float">
            <text:p>-0.003883993</text:p>
          </table:table-cell>
        </table:table-row>
        <table:table-row table:style-name="ro1">
          <table:table-cell office:value-type="float" office:value="51.05" calcext:value-type="float">
            <text:p>51.05</text:p>
          </table:table-cell>
          <table:table-cell office:value-type="float" office:value="-0.001068115" calcext:value-type="float">
            <text:p>-0.001068115</text:p>
          </table:table-cell>
          <table:table-cell office:value-type="float" office:value="0.000442505" calcext:value-type="float">
            <text:p>0.000442505</text:p>
          </table:table-cell>
          <table:table-cell office:value-type="float" office:value="-0.9903107" calcext:value-type="float">
            <text:p>-0.9903107</text:p>
          </table:table-cell>
          <table:table-cell office:value-type="float" office:value="-0.00237251" calcext:value-type="float">
            <text:p>-0.00237251</text:p>
          </table:table-cell>
          <table:table-cell office:value-type="float" office:value="-0.009118141" calcext:value-type="float">
            <text:p>-0.009118141</text:p>
          </table:table-cell>
          <table:table-cell office:value-type="float" office:value="-0.000540279" calcext:value-type="float">
            <text:p>-0.000540279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0.001052856" calcext:value-type="float">
            <text:p>0.001052856</text:p>
          </table:table-cell>
          <table:table-cell office:value-type="float" office:value="0.002349854" calcext:value-type="float">
            <text:p>0.002349854</text:p>
          </table:table-cell>
          <table:table-cell office:value-type="float" office:value="-0.9941559" calcext:value-type="float">
            <text:p>-0.9941559</text:p>
          </table:table-cell>
          <table:table-cell office:value-type="float" office:value="-0.001348556" calcext:value-type="float">
            <text:p>-0.001348556</text:p>
          </table:table-cell>
          <table:table-cell office:value-type="float" office:value="0.001657001" calcext:value-type="float">
            <text:p>0.001657001</text:p>
          </table:table-cell>
          <table:table-cell office:value-type="float" office:value="0.00650439" calcext:value-type="float">
            <text:p>0.00650439</text:p>
          </table:table-cell>
        </table:table-row>
        <table:table-row table:style-name="ro1">
          <table:table-cell office:value-type="float" office:value="51.15" calcext:value-type="float">
            <text:p>51.15</text:p>
          </table:table-cell>
          <table:table-cell office:value-type="float" office:value="0.004974365" calcext:value-type="float">
            <text:p>0.004974365</text:p>
          </table:table-cell>
          <table:table-cell office:value-type="float" office:value="0.001419067" calcext:value-type="float">
            <text:p>0.001419067</text:p>
          </table:table-cell>
          <table:table-cell office:value-type="float" office:value="-0.9940491" calcext:value-type="float">
            <text:p>-0.9940491</text:p>
          </table:table-cell>
          <table:table-cell office:value-type="float" office:value="-0.003317419" calcext:value-type="float">
            <text:p>-0.003317419</text:p>
          </table:table-cell>
          <table:table-cell office:value-type="float" office:value="-0.00564347" calcext:value-type="float">
            <text:p>-0.00564347</text:p>
          </table:table-cell>
          <table:table-cell office:value-type="float" office:value="-0.0109267" calcext:value-type="float">
            <text:p>-0.0109267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-0.001022339" calcext:value-type="float">
            <text:p>-0.001022339</text:p>
          </table:table-cell>
          <table:table-cell office:value-type="float" office:value="-0.000595093" calcext:value-type="float">
            <text:p>-0.000595093</text:p>
          </table:table-cell>
          <table:table-cell office:value-type="float" office:value="-0.9941864" calcext:value-type="float">
            <text:p>-0.9941864</text:p>
          </table:table-cell>
          <table:table-cell office:value-type="float" office:value="-0.00729041" calcext:value-type="float">
            <text:p>-0.00729041</text:p>
          </table:table-cell>
          <table:table-cell office:value-type="float" office:value="-0.001974147" calcext:value-type="float">
            <text:p>-0.001974147</text:p>
          </table:table-cell>
          <table:table-cell office:value-type="float" office:value="0.000653845" calcext:value-type="float">
            <text:p>0.000653845</text:p>
          </table:table-cell>
        </table:table-row>
        <table:table-row table:style-name="ro1">
          <table:table-cell office:value-type="float" office:value="51.25" calcext:value-type="float">
            <text:p>51.25</text:p>
          </table:table-cell>
          <table:table-cell office:value-type="float" office:value="-0.00012207" calcext:value-type="float">
            <text:p>-0.00012207</text:p>
          </table:table-cell>
          <table:table-cell office:value-type="float" office:value="-0.004486084" calcext:value-type="float">
            <text:p>-0.004486084</text:p>
          </table:table-cell>
          <table:table-cell office:value-type="float" office:value="-0.9941254" calcext:value-type="float">
            <text:p>-0.9941254</text:p>
          </table:table-cell>
          <table:table-cell table:style-name="ce1" office:value-type="float" office:value="-0.0000462" calcext:value-type="float">
            <text:p>-4.62E-005</text:p>
          </table:table-cell>
          <table:table-cell office:value-type="float" office:value="0.01114842" calcext:value-type="float">
            <text:p>0.01114842</text:p>
          </table:table-cell>
          <table:table-cell office:value-type="float" office:value="0.003126472" calcext:value-type="float">
            <text:p>0.003126472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0.000808716" calcext:value-type="float">
            <text:p>0.000808716</text:p>
          </table:table-cell>
          <table:table-cell office:value-type="float" office:value="-0.002456665" calcext:value-type="float">
            <text:p>-0.002456665</text:p>
          </table:table-cell>
          <table:table-cell office:value-type="float" office:value="-0.9883118" calcext:value-type="float">
            <text:p>-0.9883118</text:p>
          </table:table-cell>
          <table:table-cell office:value-type="float" office:value="0.003912606" calcext:value-type="float">
            <text:p>0.003912606</text:p>
          </table:table-cell>
          <table:table-cell office:value-type="float" office:value="-0.004377754" calcext:value-type="float">
            <text:p>-0.004377754</text:p>
          </table:table-cell>
          <table:table-cell office:value-type="float" office:value="-0.006186784" calcext:value-type="float">
            <text:p>-0.006186784</text:p>
          </table:table-cell>
        </table:table-row>
        <table:table-row table:style-name="ro1">
          <table:table-cell office:value-type="float" office:value="51.35" calcext:value-type="float">
            <text:p>51.35</text:p>
          </table:table-cell>
          <table:table-cell office:value-type="float" office:value="-0.001098633" calcext:value-type="float">
            <text:p>-0.001098633</text:p>
          </table:table-cell>
          <table:table-cell office:value-type="float" office:value="0.001434326" calcext:value-type="float">
            <text:p>0.001434326</text:p>
          </table:table-cell>
          <table:table-cell office:value-type="float" office:value="-0.9883881" calcext:value-type="float">
            <text:p>-0.9883881</text:p>
          </table:table-cell>
          <table:table-cell office:value-type="float" office:value="-0.005966447" calcext:value-type="float">
            <text:p>-0.005966447</text:p>
          </table:table-cell>
          <table:table-cell office:value-type="float" office:value="-0.007921402" calcext:value-type="float">
            <text:p>-0.007921402</text:p>
          </table:table-cell>
          <table:table-cell office:value-type="float" office:value="-0.001646527" calcext:value-type="float">
            <text:p>-0.001646527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0.003128052" calcext:value-type="float">
            <text:p>0.003128052</text:p>
          </table:table-cell>
          <table:table-cell office:value-type="float" office:value="0.000320435" calcext:value-type="float">
            <text:p>0.000320435</text:p>
          </table:table-cell>
          <table:table-cell office:value-type="float" office:value="-1.001846" calcext:value-type="float">
            <text:p>-1.001846</text:p>
          </table:table-cell>
          <table:table-cell office:value-type="float" office:value="-0.004598441" calcext:value-type="float">
            <text:p>-0.004598441</text:p>
          </table:table-cell>
          <table:table-cell office:value-type="float" office:value="-0.000831999" calcext:value-type="float">
            <text:p>-0.000831999</text:p>
          </table:table-cell>
          <table:table-cell office:value-type="float" office:value="-0.007359085" calcext:value-type="float">
            <text:p>-0.007359085</text:p>
          </table:table-cell>
        </table:table-row>
        <table:table-row table:style-name="ro1">
          <table:table-cell office:value-type="float" office:value="51.45" calcext:value-type="float">
            <text:p>51.45</text:p>
          </table:table-cell>
          <table:table-cell office:value-type="float" office:value="0.004821777" calcext:value-type="float">
            <text:p>0.004821777</text:p>
          </table:table-cell>
          <table:table-cell office:value-type="float" office:value="-0.000473023" calcext:value-type="float">
            <text:p>-0.000473023</text:p>
          </table:table-cell>
          <table:table-cell office:value-type="float" office:value="-0.9891815" calcext:value-type="float">
            <text:p>-0.9891815</text:p>
          </table:table-cell>
          <table:table-cell office:value-type="float" office:value="0.002501326" calcext:value-type="float">
            <text:p>0.002501326</text:p>
          </table:table-cell>
          <table:table-cell office:value-type="float" office:value="-0.000747393" calcext:value-type="float">
            <text:p>-0.000747393</text:p>
          </table:table-cell>
          <table:table-cell office:value-type="float" office:value="0.000779319" calcext:value-type="float">
            <text:p>0.000779319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0.00177002" calcext:value-type="float">
            <text:p>0.00177002</text:p>
          </table:table-cell>
          <table:table-cell office:value-type="float" office:value="-0.000442505" calcext:value-type="float">
            <text:p>-0.000442505</text:p>
          </table:table-cell>
          <table:table-cell office:value-type="float" office:value="-0.9853668" calcext:value-type="float">
            <text:p>-0.9853668</text:p>
          </table:table-cell>
          <table:table-cell office:value-type="float" office:value="0.00615276" calcext:value-type="float">
            <text:p>0.00615276</text:p>
          </table:table-cell>
          <table:table-cell office:value-type="float" office:value="0.007588412" calcext:value-type="float">
            <text:p>0.007588412</text:p>
          </table:table-cell>
          <table:table-cell office:value-type="float" office:value="0.000875032" calcext:value-type="float">
            <text:p>0.000875032</text:p>
          </table:table-cell>
        </table:table-row>
        <table:table-row table:style-name="ro1">
          <table:table-cell office:value-type="float" office:value="51.55" calcext:value-type="float">
            <text:p>51.55</text:p>
          </table:table-cell>
          <table:table-cell office:value-type="float" office:value="-0.000106812" calcext:value-type="float">
            <text:p>-0.000106812</text:p>
          </table:table-cell>
          <table:table-cell office:value-type="float" office:value="-0.000518799" calcext:value-type="float">
            <text:p>-0.000518799</text:p>
          </table:table-cell>
          <table:table-cell office:value-type="float" office:value="-0.9902802" calcext:value-type="float">
            <text:p>-0.9902802</text:p>
          </table:table-cell>
          <table:table-cell office:value-type="float" office:value="-0.01438487" calcext:value-type="float">
            <text:p>-0.01438487</text:p>
          </table:table-cell>
          <table:table-cell office:value-type="float" office:value="-0.004406378" calcext:value-type="float">
            <text:p>-0.004406378</text:p>
          </table:table-cell>
          <table:table-cell office:value-type="float" office:value="-0.00628925" calcext:value-type="float">
            <text:p>-0.00628925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0.00189209" calcext:value-type="float">
            <text:p>0.00189209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9863586" calcext:value-type="float">
            <text:p>-0.9863586</text:p>
          </table:table-cell>
          <table:table-cell office:value-type="float" office:value="0.001158101" calcext:value-type="float">
            <text:p>0.001158101</text:p>
          </table:table-cell>
          <table:table-cell office:value-type="float" office:value="-0.001897647" calcext:value-type="float">
            <text:p>-0.001897647</text:p>
          </table:table-cell>
          <table:table-cell office:value-type="float" office:value="0.005388546" calcext:value-type="float">
            <text:p>0.005388546</text:p>
          </table:table-cell>
        </table:table-row>
        <table:table-row table:style-name="ro1">
          <table:table-cell office:value-type="float" office:value="51.65" calcext:value-type="float">
            <text:p>51.65</text:p>
          </table:table-cell>
          <table:table-cell office:value-type="float" office:value="-0.003051758" calcext:value-type="float">
            <text:p>-0.003051758</text:p>
          </table:table-cell>
          <table:table-cell office:value-type="float" office:value="0.000411987" calcext:value-type="float">
            <text:p>0.000411987</text:p>
          </table:table-cell>
          <table:table-cell office:value-type="float" office:value="-0.9903717" calcext:value-type="float">
            <text:p>-0.9903717</text:p>
          </table:table-cell>
          <table:table-cell office:value-type="float" office:value="-0.002317542" calcext:value-type="float">
            <text:p>-0.002317542</text:p>
          </table:table-cell>
          <table:table-cell office:value-type="float" office:value="-0.001966231" calcext:value-type="float">
            <text:p>-0.001966231</text:p>
          </table:table-cell>
          <table:table-cell office:value-type="float" office:value="-0.00157282" calcext:value-type="float">
            <text:p>-0.00157282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0.0027771" calcext:value-type="float">
            <text:p>0.0027771</text:p>
          </table:table-cell>
          <table:table-cell office:value-type="float" office:value="-0.000442505" calcext:value-type="float">
            <text:p>-0.000442505</text:p>
          </table:table-cell>
          <table:table-cell office:value-type="float" office:value="-0.9863129" calcext:value-type="float">
            <text:p>-0.9863129</text:p>
          </table:table-cell>
          <table:table-cell office:value-type="float" office:value="-0.004615367" calcext:value-type="float">
            <text:p>-0.004615367</text:p>
          </table:table-cell>
          <table:table-cell office:value-type="float" office:value="0.01344796" calcext:value-type="float">
            <text:p>0.01344796</text:p>
          </table:table-cell>
          <table:table-cell office:value-type="float" office:value="-0.007230331" calcext:value-type="float">
            <text:p>-0.007230331</text:p>
          </table:table-cell>
        </table:table-row>
        <table:table-row table:style-name="ro1">
          <table:table-cell office:value-type="float" office:value="51.75" calcext:value-type="float">
            <text:p>51.75</text:p>
          </table:table-cell>
          <table:table-cell table:style-name="ce1" office:value-type="float" office:value="-0.0000916" calcext:value-type="float">
            <text:p>-9.16E-005</text:p>
          </table:table-cell>
          <table:table-cell office:value-type="float" office:value="-0.0025177" calcext:value-type="float">
            <text:p>-0.0025177</text:p>
          </table:table-cell>
          <table:table-cell office:value-type="float" office:value="-0.9931641" calcext:value-type="float">
            <text:p>-0.9931641</text:p>
          </table:table-cell>
          <table:table-cell office:value-type="float" office:value="-0.001041427" calcext:value-type="float">
            <text:p>-0.001041427</text:p>
          </table:table-cell>
          <table:table-cell office:value-type="float" office:value="0.003964704" calcext:value-type="float">
            <text:p>0.003964704</text:p>
          </table:table-cell>
          <table:table-cell office:value-type="float" office:value="-0.003826445" calcext:value-type="float">
            <text:p>-0.003826445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-0.00012207" calcext:value-type="float">
            <text:p>-0.00012207</text:p>
          </table:table-cell>
          <table:table-cell office:value-type="float" office:value="-0.001480103" calcext:value-type="float">
            <text:p>-0.001480103</text:p>
          </table:table-cell>
          <table:table-cell office:value-type="float" office:value="-0.9902649" calcext:value-type="float">
            <text:p>-0.9902649</text:p>
          </table:table-cell>
          <table:table-cell table:style-name="ce1" office:value-type="float" office:value="0.0000221" calcext:value-type="float">
            <text:p>2.21E-005</text:p>
          </table:table-cell>
          <table:table-cell office:value-type="float" office:value="0.005209168" calcext:value-type="float">
            <text:p>0.005209168</text:p>
          </table:table-cell>
          <table:table-cell office:value-type="float" office:value="0.001975618" calcext:value-type="float">
            <text:p>0.001975618</text:p>
          </table:table-cell>
        </table:table-row>
        <table:table-row table:style-name="ro1">
          <table:table-cell office:value-type="float" office:value="51.85" calcext:value-type="float">
            <text:p>51.85</text:p>
          </table:table-cell>
          <table:table-cell office:value-type="float" office:value="0.002914429" calcext:value-type="float">
            <text:p>0.002914429</text:p>
          </table:table-cell>
          <table:table-cell office:value-type="float" office:value="0.000473023" calcext:value-type="float">
            <text:p>0.000473023</text:p>
          </table:table-cell>
          <table:table-cell office:value-type="float" office:value="-0.9911652" calcext:value-type="float">
            <text:p>-0.9911652</text:p>
          </table:table-cell>
          <table:table-cell office:value-type="float" office:value="-0.003540262" calcext:value-type="float">
            <text:p>-0.003540262</text:p>
          </table:table-cell>
          <table:table-cell office:value-type="float" office:value="0.001601084" calcext:value-type="float">
            <text:p>0.001601084</text:p>
          </table:table-cell>
          <table:table-cell office:value-type="float" office:value="-0.001548175" calcext:value-type="float">
            <text:p>-0.001548175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-0.001174927" calcext:value-type="float">
            <text:p>-0.001174927</text:p>
          </table:table-cell>
          <table:table-cell office:value-type="float" office:value="-0.002487183" calcext:value-type="float">
            <text:p>-0.002487183</text:p>
          </table:table-cell>
          <table:table-cell office:value-type="float" office:value="-0.9893188" calcext:value-type="float">
            <text:p>-0.9893188</text:p>
          </table:table-cell>
          <table:table-cell office:value-type="float" office:value="-0.002441639" calcext:value-type="float">
            <text:p>-0.002441639</text:p>
          </table:table-cell>
          <table:table-cell office:value-type="float" office:value="-0.001925671" calcext:value-type="float">
            <text:p>-0.001925671</text:p>
          </table:table-cell>
          <table:table-cell office:value-type="float" office:value="0.003053607" calcext:value-type="float">
            <text:p>0.003053607</text:p>
          </table:table-cell>
        </table:table-row>
        <table:table-row table:style-name="ro1">
          <table:table-cell office:value-type="float" office:value="51.95" calcext:value-type="float">
            <text:p>51.95</text:p>
          </table:table-cell>
          <table:table-cell office:value-type="float" office:value="0.001983643" calcext:value-type="float">
            <text:p>0.001983643</text:p>
          </table:table-cell>
          <table:table-cell office:value-type="float" office:value="0.003417969" calcext:value-type="float">
            <text:p>0.003417969</text:p>
          </table:table-cell>
          <table:table-cell office:value-type="float" office:value="-0.9902496" calcext:value-type="float">
            <text:p>-0.9902496</text:p>
          </table:table-cell>
          <table:table-cell office:value-type="float" office:value="0.002560335" calcext:value-type="float">
            <text:p>0.002560335</text:p>
          </table:table-cell>
          <table:table-cell office:value-type="float" office:value="-0.000770452" calcext:value-type="float">
            <text:p>-0.000770452</text:p>
          </table:table-cell>
          <table:table-cell office:value-type="float" office:value="-0.001535902" calcext:value-type="float">
            <text:p>-0.0015359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3829956" calcext:value-type="float">
            <text:p>0.003829956</text:p>
          </table:table-cell>
          <table:table-cell office:value-type="float" office:value="0.0025177" calcext:value-type="float">
            <text:p>0.0025177</text:p>
          </table:table-cell>
          <table:table-cell office:value-type="float" office:value="-0.985321" calcext:value-type="float">
            <text:p>-0.985321</text:p>
          </table:table-cell>
          <table:table-cell office:value-type="float" office:value="-0.001263469" calcext:value-type="float">
            <text:p>-0.001263469</text:p>
          </table:table-cell>
          <table:table-cell office:value-type="float" office:value="0.008796134" calcext:value-type="float">
            <text:p>0.008796134</text:p>
          </table:table-cell>
          <table:table-cell office:value-type="float" office:value="0.004313821" calcext:value-type="float">
            <text:p>0.004313821</text:p>
          </table:table-cell>
        </table:table-row>
        <table:table-row table:style-name="ro1">
          <table:table-cell office:value-type="float" office:value="52.05" calcext:value-type="float">
            <text:p>52.05</text:p>
          </table:table-cell>
          <table:table-cell office:value-type="float" office:value="0.002883911" calcext:value-type="float">
            <text:p>0.002883911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9863281" calcext:value-type="float">
            <text:p>-0.9863281</text:p>
          </table:table-cell>
          <table:table-cell office:value-type="float" office:value="-0.001318082" calcext:value-type="float">
            <text:p>-0.001318082</text:p>
          </table:table-cell>
          <table:table-cell office:value-type="float" office:value="0.000487523" calcext:value-type="float">
            <text:p>0.000487523</text:p>
          </table:table-cell>
          <table:table-cell office:value-type="float" office:value="0.006552069" calcext:value-type="float">
            <text:p>0.006552069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0.004837036" calcext:value-type="float">
            <text:p>0.004837036</text:p>
          </table:table-cell>
          <table:table-cell office:value-type="float" office:value="-0.002456665" calcext:value-type="float">
            <text:p>-0.002456665</text:p>
          </table:table-cell>
          <table:table-cell office:value-type="float" office:value="-0.9920807" calcext:value-type="float">
            <text:p>-0.9920807</text:p>
          </table:table-cell>
          <table:table-cell office:value-type="float" office:value="-0.003575899" calcext:value-type="float">
            <text:p>-0.003575899</text:p>
          </table:table-cell>
          <table:table-cell office:value-type="float" office:value="0.005180502" calcext:value-type="float">
            <text:p>0.005180502</text:p>
          </table:table-cell>
          <table:table-cell office:value-type="float" office:value="-0.000359525" calcext:value-type="float">
            <text:p>-0.000359525</text:p>
          </table:table-cell>
        </table:table-row>
        <table:table-row table:style-name="ro1">
          <table:table-cell office:value-type="float" office:value="52.15" calcext:value-type="float">
            <text:p>52.15</text:p>
          </table:table-cell>
          <table:table-cell office:value-type="float" office:value="0.002929688" calcext:value-type="float">
            <text:p>0.002929688</text:p>
          </table:table-cell>
          <table:table-cell office:value-type="float" office:value="-0.000534058" calcext:value-type="float">
            <text:p>-0.000534058</text:p>
          </table:table-cell>
          <table:table-cell office:value-type="float" office:value="-0.993103" calcext:value-type="float">
            <text:p>-0.993103</text:p>
          </table:table-cell>
          <table:table-cell office:value-type="float" office:value="-0.004885621" calcext:value-type="float">
            <text:p>-0.004885621</text:p>
          </table:table-cell>
          <table:table-cell office:value-type="float" office:value="0.00163907" calcext:value-type="float">
            <text:p>0.00163907</text:p>
          </table:table-cell>
          <table:table-cell office:value-type="float" office:value="0.00307156" calcext:value-type="float">
            <text:p>0.00307156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0.002059937" calcext:value-type="float">
            <text:p>0.002059937</text:p>
          </table:table-cell>
          <table:table-cell office:value-type="float" office:value="0.001358032" calcext:value-type="float">
            <text:p>0.001358032</text:p>
          </table:table-cell>
          <table:table-cell office:value-type="float" office:value="-0.9970398" calcext:value-type="float">
            <text:p>-0.9970398</text:p>
          </table:table-cell>
          <table:table-cell office:value-type="float" office:value="0.008751089" calcext:value-type="float">
            <text:p>0.008751089</text:p>
          </table:table-cell>
          <table:table-cell office:value-type="float" office:value="-0.001982834" calcext:value-type="float">
            <text:p>-0.001982834</text:p>
          </table:table-cell>
          <table:table-cell office:value-type="float" office:value="-0.004983867" calcext:value-type="float">
            <text:p>-0.004983867</text:p>
          </table:table-cell>
        </table:table-row>
        <table:table-row table:style-name="ro1">
          <table:table-cell office:value-type="float" office:value="52.25" calcext:value-type="float">
            <text:p>52.25</text:p>
          </table:table-cell>
          <table:table-cell office:value-type="float" office:value="0.004852295" calcext:value-type="float">
            <text:p>0.004852295</text:p>
          </table:table-cell>
          <table:table-cell office:value-type="float" office:value="-0.000473023" calcext:value-type="float">
            <text:p>-0.000473023</text:p>
          </table:table-cell>
          <table:table-cell office:value-type="float" office:value="-0.9901581" calcext:value-type="float">
            <text:p>-0.9901581</text:p>
          </table:table-cell>
          <table:table-cell office:value-type="float" office:value="-0.002281577" calcext:value-type="float">
            <text:p>-0.002281577</text:p>
          </table:table-cell>
          <table:table-cell office:value-type="float" office:value="-0.009119402" calcext:value-type="float">
            <text:p>-0.009119402</text:p>
          </table:table-cell>
          <table:table-cell office:value-type="float" office:value="-0.002796211" calcext:value-type="float">
            <text:p>-0.002796211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1419067" calcext:value-type="float">
            <text:p>0.001419067</text:p>
          </table:table-cell>
          <table:table-cell office:value-type="float" office:value="-0.9921875" calcext:value-type="float">
            <text:p>-0.9921875</text:p>
          </table:table-cell>
          <table:table-cell office:value-type="float" office:value="0.004730597" calcext:value-type="float">
            <text:p>0.004730597</text:p>
          </table:table-cell>
          <table:table-cell office:value-type="float" office:value="-0.005397036" calcext:value-type="float">
            <text:p>-0.005397036</text:p>
          </table:table-cell>
          <table:table-cell office:value-type="float" office:value="0.01006222" calcext:value-type="float">
            <text:p>0.01006222</text:p>
          </table:table-cell>
        </table:table-row>
        <table:table-row table:style-name="ro1">
          <table:table-cell office:value-type="float" office:value="52.35" calcext:value-type="float">
            <text:p>52.35</text:p>
          </table:table-cell>
          <table:table-cell table:style-name="ce1" office:value-type="float" office:value="0.0000153" calcext:value-type="float">
            <text:p>1.53E-005</text:p>
          </table:table-cell>
          <table:table-cell office:value-type="float" office:value="0.00038147" calcext:value-type="float">
            <text:p>0.00038147</text:p>
          </table:table-cell>
          <table:table-cell office:value-type="float" office:value="-0.9951324" calcext:value-type="float">
            <text:p>-0.9951324</text:p>
          </table:table-cell>
          <table:table-cell office:value-type="float" office:value="0.001188987" calcext:value-type="float">
            <text:p>0.001188987</text:p>
          </table:table-cell>
          <table:table-cell office:value-type="float" office:value="0.001696645" calcext:value-type="float">
            <text:p>0.001696645</text:p>
          </table:table-cell>
          <table:table-cell office:value-type="float" office:value="0.005479245" calcext:value-type="float">
            <text:p>0.005479245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0.001861572" calcext:value-type="float">
            <text:p>0.001861572</text:p>
          </table:table-cell>
          <table:table-cell office:value-type="float" office:value="0.001480103" calcext:value-type="float">
            <text:p>0.001480103</text:p>
          </table:table-cell>
          <table:table-cell office:value-type="float" office:value="-0.9873352" calcext:value-type="float">
            <text:p>-0.9873352</text:p>
          </table:table-cell>
          <table:table-cell office:value-type="float" office:value="0.002463414" calcext:value-type="float">
            <text:p>0.002463414</text:p>
          </table:table-cell>
          <table:table-cell office:value-type="float" office:value="0.01000826" calcext:value-type="float">
            <text:p>0.01000826</text:p>
          </table:table-cell>
          <table:table-cell office:value-type="float" office:value="0.003247915" calcext:value-type="float">
            <text:p>0.003247915</text:p>
          </table:table-cell>
        </table:table-row>
        <table:table-row table:style-name="ro1">
          <table:table-cell office:value-type="float" office:value="52.45" calcext:value-type="float">
            <text:p>52.45</text:p>
          </table:table-cell>
          <table:table-cell office:value-type="float" office:value="0.001937866" calcext:value-type="float">
            <text:p>0.001937866</text:p>
          </table:table-cell>
          <table:table-cell office:value-type="float" office:value="0.000442505" calcext:value-type="float">
            <text:p>0.000442505</text:p>
          </table:table-cell>
          <table:table-cell office:value-type="float" office:value="-0.9921722" calcext:value-type="float">
            <text:p>-0.9921722</text:p>
          </table:table-cell>
          <table:table-cell office:value-type="float" office:value="-0.000887943" calcext:value-type="float">
            <text:p>-0.000887943</text:p>
          </table:table-cell>
          <table:table-cell office:value-type="float" office:value="0.006354085" calcext:value-type="float">
            <text:p>0.006354085</text:p>
          </table:table-cell>
          <table:table-cell office:value-type="float" office:value="-0.007181267" calcext:value-type="float">
            <text:p>-0.007181267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0.002868652" calcext:value-type="float">
            <text:p>0.002868652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0.9902039" calcext:value-type="float">
            <text:p>-0.9902039</text:p>
          </table:table-cell>
          <table:table-cell office:value-type="float" office:value="-0.001225234" calcext:value-type="float">
            <text:p>-0.001225234</text:p>
          </table:table-cell>
          <table:table-cell office:value-type="float" office:value="0.000518921" calcext:value-type="float">
            <text:p>0.000518921</text:p>
          </table:table-cell>
          <table:table-cell office:value-type="float" office:value="0.005489885" calcext:value-type="float">
            <text:p>0.005489885</text:p>
          </table:table-cell>
        </table:table-row>
        <table:table-row table:style-name="ro1">
          <table:table-cell office:value-type="float" office:value="52.55" calcext:value-type="float">
            <text:p>52.55</text:p>
          </table:table-cell>
          <table:table-cell office:value-type="float" office:value="0.001937866" calcext:value-type="float">
            <text:p>0.001937866</text:p>
          </table:table-cell>
          <table:table-cell office:value-type="float" office:value="0.000442505" calcext:value-type="float">
            <text:p>0.000442505</text:p>
          </table:table-cell>
          <table:table-cell office:value-type="float" office:value="-0.9921722" calcext:value-type="float">
            <text:p>-0.9921722</text:p>
          </table:table-cell>
          <table:table-cell office:value-type="float" office:value="0.001339063" calcext:value-type="float">
            <text:p>0.001339063</text:p>
          </table:table-cell>
          <table:table-cell office:value-type="float" office:value="0.005262256" calcext:value-type="float">
            <text:p>0.005262256</text:p>
          </table:table-cell>
          <table:table-cell office:value-type="float" office:value="0.00210364" calcext:value-type="float">
            <text:p>0.00210364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-0.001022339" calcext:value-type="float">
            <text:p>-0.001022339</text:p>
          </table:table-cell>
          <table:table-cell office:value-type="float" office:value="0.00138855" calcext:value-type="float">
            <text:p>0.00138855</text:p>
          </table:table-cell>
          <table:table-cell office:value-type="float" office:value="-0.9922638" calcext:value-type="float">
            <text:p>-0.9922638</text:p>
          </table:table-cell>
          <table:table-cell office:value-type="float" office:value="-0.002283782" calcext:value-type="float">
            <text:p>-0.002283782</text:p>
          </table:table-cell>
          <table:table-cell office:value-type="float" office:value="-0.000703966" calcext:value-type="float">
            <text:p>-0.000703966</text:p>
          </table:table-cell>
          <table:table-cell office:value-type="float" office:value="0.000872301" calcext:value-type="float">
            <text:p>0.000872301</text:p>
          </table:table-cell>
        </table:table-row>
        <table:table-row table:style-name="ro1">
          <table:table-cell office:value-type="float" office:value="52.65" calcext:value-type="float">
            <text:p>52.65</text:p>
          </table:table-cell>
          <table:table-cell office:value-type="float" office:value="0.004989624" calcext:value-type="float">
            <text:p>0.004989624</text:p>
          </table:table-cell>
          <table:table-cell office:value-type="float" office:value="0.004394531" calcext:value-type="float">
            <text:p>0.004394531</text:p>
          </table:table-cell>
          <table:table-cell office:value-type="float" office:value="-0.9911499" calcext:value-type="float">
            <text:p>-0.9911499</text:p>
          </table:table-cell>
          <table:table-cell office:value-type="float" office:value="-0.002160637" calcext:value-type="float">
            <text:p>-0.002160637</text:p>
          </table:table-cell>
          <table:table-cell office:value-type="float" office:value="0.000443893" calcext:value-type="float">
            <text:p>0.000443893</text:p>
          </table:table-cell>
          <table:table-cell office:value-type="float" office:value="-0.003744393" calcext:value-type="float">
            <text:p>-0.003744393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0.001937866" calcext:value-type="float">
            <text:p>0.001937866</text:p>
          </table:table-cell>
          <table:table-cell office:value-type="float" office:value="0.001434326" calcext:value-type="float">
            <text:p>0.001434326</text:p>
          </table:table-cell>
          <table:table-cell office:value-type="float" office:value="-0.9912109" calcext:value-type="float">
            <text:p>-0.9912109</text:p>
          </table:table-cell>
          <table:table-cell office:value-type="float" office:value="0.007427026" calcext:value-type="float">
            <text:p>0.007427026</text:p>
          </table:table-cell>
          <table:table-cell office:value-type="float" office:value="0.01361877" calcext:value-type="float">
            <text:p>0.01361877</text:p>
          </table:table-cell>
          <table:table-cell office:value-type="float" office:value="0.00338857" calcext:value-type="float">
            <text:p>0.00338857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0.000930786" calcext:value-type="float">
            <text:p>0.000930786</text:p>
          </table:table-cell>
          <table:table-cell office:value-type="float" office:value="-0.000549316" calcext:value-type="float">
            <text:p>-0.000549316</text:p>
          </table:table-cell>
          <table:table-cell office:value-type="float" office:value="-0.9922028" calcext:value-type="float">
            <text:p>-0.9922028</text:p>
          </table:table-cell>
          <table:table-cell office:value-type="float" office:value="0.003811463" calcext:value-type="float">
            <text:p>0.003811463</text:p>
          </table:table-cell>
          <table:table-cell office:value-type="float" office:value="-0.000678414" calcext:value-type="float">
            <text:p>-0.000678414</text:p>
          </table:table-cell>
          <table:table-cell office:value-type="float" office:value="0.002081836" calcext:value-type="float">
            <text:p>0.002081836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-0.000137329" calcext:value-type="float">
            <text:p>-0.000137329</text:p>
          </table:table-cell>
          <table:table-cell office:value-type="float" office:value="-0.003479004" calcext:value-type="float">
            <text:p>-0.003479004</text:p>
          </table:table-cell>
          <table:table-cell office:value-type="float" office:value="-0.9922028" calcext:value-type="float">
            <text:p>-0.9922028</text:p>
          </table:table-cell>
          <table:table-cell office:value-type="float" office:value="-0.000873967" calcext:value-type="float">
            <text:p>-0.000873967</text:p>
          </table:table-cell>
          <table:table-cell office:value-type="float" office:value="-0.009078673" calcext:value-type="float">
            <text:p>-0.009078673</text:p>
          </table:table-cell>
          <table:table-cell office:value-type="float" office:value="-0.004962065" calcext:value-type="float">
            <text:p>-0.004962065</text:p>
          </table:table-cell>
        </table:table-row>
        <table:table-row table:style-name="ro1">
          <table:table-cell office:value-type="float" office:value="52.85" calcext:value-type="float">
            <text:p>52.85</text:p>
          </table:table-cell>
          <table:table-cell office:value-type="float" office:value="0.004760742" calcext:value-type="float">
            <text:p>0.004760742</text:p>
          </table:table-cell>
          <table:table-cell office:value-type="float" office:value="-0.004379272" calcext:value-type="float">
            <text:p>-0.004379272</text:p>
          </table:table-cell>
          <table:table-cell office:value-type="float" office:value="-0.9901276" calcext:value-type="float">
            <text:p>-0.9901276</text:p>
          </table:table-cell>
          <table:table-cell office:value-type="float" office:value="-0.000886028" calcext:value-type="float">
            <text:p>-0.000886028</text:p>
          </table:table-cell>
          <table:table-cell office:value-type="float" office:value="-0.004304048" calcext:value-type="float">
            <text:p>-0.004304048</text:p>
          </table:table-cell>
          <table:table-cell office:value-type="float" office:value="-0.003745929" calcext:value-type="float">
            <text:p>-0.003745929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table:style-name="ce1" office:value-type="float" office:value="-0.0000458" calcext:value-type="float">
            <text:p>-4.58E-005</text:p>
          </table:table-cell>
          <table:table-cell office:value-type="float" office:value="-0.000564575" calcext:value-type="float">
            <text:p>-0.000564575</text:p>
          </table:table-cell>
          <table:table-cell office:value-type="float" office:value="-0.9931793" calcext:value-type="float">
            <text:p>-0.9931793</text:p>
          </table:table-cell>
          <table:table-cell office:value-type="float" office:value="-0.003359218" calcext:value-type="float">
            <text:p>-0.003359218</text:p>
          </table:table-cell>
          <table:table-cell office:value-type="float" office:value="-0.000726771" calcext:value-type="float">
            <text:p>-0.000726771</text:p>
          </table:table-cell>
          <table:table-cell office:value-type="float" office:value="-0.002570308" calcext:value-type="float">
            <text:p>-0.002570308</text:p>
          </table:table-cell>
        </table:table-row>
        <table:table-row table:style-name="ro1">
          <table:table-cell office:value-type="float" office:value="52.95" calcext:value-type="float">
            <text:p>52.95</text:p>
          </table:table-cell>
          <table:table-cell office:value-type="float" office:value="-0.000244141" calcext:value-type="float">
            <text:p>-0.000244141</text:p>
          </table:table-cell>
          <table:table-cell office:value-type="float" office:value="-0.002426147" calcext:value-type="float">
            <text:p>-0.002426147</text:p>
          </table:table-cell>
          <table:table-cell office:value-type="float" office:value="-0.9863739" calcext:value-type="float">
            <text:p>-0.9863739</text:p>
          </table:table-cell>
          <table:table-cell office:value-type="float" office:value="-0.002110208" calcext:value-type="float">
            <text:p>-0.002110208</text:p>
          </table:table-cell>
          <table:table-cell office:value-type="float" office:value="0.000454616" calcext:value-type="float">
            <text:p>0.000454616</text:p>
          </table:table-cell>
          <table:table-cell office:value-type="float" office:value="-0.003709717" calcext:value-type="float">
            <text:p>-0.0037097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2838135" calcext:value-type="float">
            <text:p>0.002838135</text:p>
          </table:table-cell>
          <table:table-cell office:value-type="float" office:value="0.000518799" calcext:value-type="float">
            <text:p>0.000518799</text:p>
          </table:table-cell>
          <table:table-cell office:value-type="float" office:value="-0.9872894" calcext:value-type="float">
            <text:p>-0.9872894</text:p>
          </table:table-cell>
          <table:table-cell office:value-type="float" office:value="-0.005777747" calcext:value-type="float">
            <text:p>-0.005777747</text:p>
          </table:table-cell>
          <table:table-cell office:value-type="float" office:value="-0.003107753" calcext:value-type="float">
            <text:p>-0.003107753</text:p>
          </table:table-cell>
          <table:table-cell office:value-type="float" office:value="-0.002593111" calcext:value-type="float">
            <text:p>-0.002593111</text:p>
          </table:table-cell>
        </table:table-row>
        <table:table-row table:style-name="ro1">
          <table:table-cell office:value-type="float" office:value="53.05" calcext:value-type="float">
            <text:p>53.0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-0.001449585" calcext:value-type="float">
            <text:p>-0.001449585</text:p>
          </table:table-cell>
          <table:table-cell office:value-type="float" office:value="-0.9920502" calcext:value-type="float">
            <text:p>-0.9920502</text:p>
          </table:table-cell>
          <table:table-cell office:value-type="float" office:value="0.001535765" calcext:value-type="float">
            <text:p>0.001535765</text:p>
          </table:table-cell>
          <table:table-cell office:value-type="float" office:value="0.001664301" calcext:value-type="float">
            <text:p>0.001664301</text:p>
          </table:table-cell>
          <table:table-cell office:value-type="float" office:value="-0.002509386" calcext:value-type="float">
            <text:p>-0.002509386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-0.01350403" calcext:value-type="float">
            <text:p>-0.01350403</text:p>
          </table:table-cell>
          <table:table-cell office:value-type="float" office:value="0.01092529" calcext:value-type="float">
            <text:p>0.01092529</text:p>
          </table:table-cell>
          <table:table-cell office:value-type="float" office:value="-0.9994659" calcext:value-type="float">
            <text:p>-0.9994659</text:p>
          </table:table-cell>
          <table:table-cell office:value-type="float" office:value="0.01526032" calcext:value-type="float">
            <text:p>0.01526032</text:p>
          </table:table-cell>
          <table:table-cell office:value-type="float" office:value="0.07172659" calcext:value-type="float">
            <text:p>0.07172659</text:p>
          </table:table-cell>
          <table:table-cell office:value-type="float" office:value="-0.1521965" calcext:value-type="float">
            <text:p>-0.1521965</text:p>
          </table:table-cell>
        </table:table-row>
        <table:table-row table:style-name="ro1">
          <table:table-cell office:value-type="float" office:value="53.15" calcext:value-type="float">
            <text:p>53.15</text:p>
          </table:table-cell>
          <table:table-cell office:value-type="float" office:value="0.006637573" calcext:value-type="float">
            <text:p>0.006637573</text:p>
          </table:table-cell>
          <table:table-cell office:value-type="float" office:value="-0.001296997" calcext:value-type="float">
            <text:p>-0.001296997</text:p>
          </table:table-cell>
          <table:table-cell office:value-type="float" office:value="-0.9813385" calcext:value-type="float">
            <text:p>-0.9813385</text:p>
          </table:table-cell>
          <table:table-cell office:value-type="float" office:value="0.04007024" calcext:value-type="float">
            <text:p>0.04007024</text:p>
          </table:table-cell>
          <table:table-cell office:value-type="float" office:value="0.07162702" calcext:value-type="float">
            <text:p>0.07162702</text:p>
          </table:table-cell>
          <table:table-cell office:value-type="float" office:value="-0.1670918" calcext:value-type="float">
            <text:p>-0.1670918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0.0163269" calcext:value-type="float">
            <text:p>0.0163269</text:p>
          </table:table-cell>
          <table:table-cell office:value-type="float" office:value="-0.007019043" calcext:value-type="float">
            <text:p>-0.007019043</text:p>
          </table:table-cell>
          <table:table-cell office:value-type="float" office:value="-0.9781342" calcext:value-type="float">
            <text:p>-0.9781342</text:p>
          </table:table-cell>
          <table:table-cell office:value-type="float" office:value="0.006615503" calcext:value-type="float">
            <text:p>0.006615503</text:p>
          </table:table-cell>
          <table:table-cell office:value-type="float" office:value="0.1063019" calcext:value-type="float">
            <text:p>0.1063019</text:p>
          </table:table-cell>
          <table:table-cell office:value-type="float" office:value="-0.01193593" calcext:value-type="float">
            <text:p>-0.01193593</text:p>
          </table:table-cell>
        </table:table-row>
        <table:table-row table:style-name="ro1">
          <table:table-cell office:value-type="float" office:value="53.25" calcext:value-type="float">
            <text:p>53.25</text:p>
          </table:table-cell>
          <table:table-cell office:value-type="float" office:value="0.0287323" calcext:value-type="float">
            <text:p>0.0287323</text:p>
          </table:table-cell>
          <table:table-cell office:value-type="float" office:value="-0.001251221" calcext:value-type="float">
            <text:p>-0.001251221</text:p>
          </table:table-cell>
          <table:table-cell office:value-type="float" office:value="-0.9962921" calcext:value-type="float">
            <text:p>-0.9962921</text:p>
          </table:table-cell>
          <table:table-cell office:value-type="float" office:value="-0.03441929" calcext:value-type="float">
            <text:p>-0.03441929</text:p>
          </table:table-cell>
          <table:table-cell office:value-type="float" office:value="0.2254736" calcext:value-type="float">
            <text:p>0.2254736</text:p>
          </table:table-cell>
          <table:table-cell office:value-type="float" office:value="0.01436956" calcext:value-type="float">
            <text:p>0.01436956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0.03561401" calcext:value-type="float">
            <text:p>0.03561401</text:p>
          </table:table-cell>
          <table:table-cell office:value-type="float" office:value="-0.000167847" calcext:value-type="float">
            <text:p>-0.000167847</text:p>
          </table:table-cell>
          <table:table-cell office:value-type="float" office:value="-0.9932098" calcext:value-type="float">
            <text:p>-0.9932098</text:p>
          </table:table-cell>
          <table:table-cell office:value-type="float" office:value="-0.007607403" calcext:value-type="float">
            <text:p>-0.007607403</text:p>
          </table:table-cell>
          <table:table-cell office:value-type="float" office:value="0.267165" calcext:value-type="float">
            <text:p>0.267165</text:p>
          </table:table-cell>
          <table:table-cell office:value-type="float" office:value="0.01490307" calcext:value-type="float">
            <text:p>0.01490307</text:p>
          </table:table-cell>
        </table:table-row>
        <table:table-row table:style-name="ro1">
          <table:table-cell office:value-type="float" office:value="53.35" calcext:value-type="float">
            <text:p>53.35</text:p>
          </table:table-cell>
          <table:table-cell office:value-type="float" office:value="0.04652405" calcext:value-type="float">
            <text:p>0.04652405</text:p>
          </table:table-cell>
          <table:table-cell office:value-type="float" office:value="0.000946045" calcext:value-type="float">
            <text:p>0.000946045</text:p>
          </table:table-cell>
          <table:table-cell office:value-type="float" office:value="-0.9919434" calcext:value-type="float">
            <text:p>-0.9919434</text:p>
          </table:table-cell>
          <table:table-cell office:value-type="float" office:value="-0.01463645" calcext:value-type="float">
            <text:p>-0.01463645</text:p>
          </table:table-cell>
          <table:table-cell office:value-type="float" office:value="0.2920407" calcext:value-type="float">
            <text:p>0.2920407</text:p>
          </table:table-cell>
          <table:table-cell office:value-type="float" office:value="0.003520856" calcext:value-type="float">
            <text:p>0.003520856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0.07113647" calcext:value-type="float">
            <text:p>0.07113647</text:p>
          </table:table-cell>
          <table:table-cell office:value-type="float" office:value="-0.003616333" calcext:value-type="float">
            <text:p>-0.003616333</text:p>
          </table:table-cell>
          <table:table-cell office:value-type="float" office:value="-0.9893188" calcext:value-type="float">
            <text:p>-0.9893188</text:p>
          </table:table-cell>
          <table:table-cell office:value-type="float" office:value="0.003487292" calcext:value-type="float">
            <text:p>0.003487292</text:p>
          </table:table-cell>
          <table:table-cell office:value-type="float" office:value="0.5229247" calcext:value-type="float">
            <text:p>0.5229247</text:p>
          </table:table-cell>
          <table:table-cell office:value-type="float" office:value="0.004559358" calcext:value-type="float">
            <text:p>0.004559358</text:p>
          </table:table-cell>
        </table:table-row>
        <table:table-row table:style-name="ro1">
          <table:table-cell office:value-type="float" office:value="53.45" calcext:value-type="float">
            <text:p>53.45</text:p>
          </table:table-cell>
          <table:table-cell office:value-type="float" office:value="0.1235962" calcext:value-type="float">
            <text:p>0.1235962</text:p>
          </table:table-cell>
          <table:table-cell office:value-type="float" office:value="-0.002990723" calcext:value-type="float">
            <text:p>-0.002990723</text:p>
          </table:table-cell>
          <table:table-cell office:value-type="float" office:value="-0.9850159" calcext:value-type="float">
            <text:p>-0.9850159</text:p>
          </table:table-cell>
          <table:table-cell office:value-type="float" office:value="0.015489" calcext:value-type="float">
            <text:p>0.015489</text:p>
          </table:table-cell>
          <table:table-cell office:value-type="float" office:value="1.016316" calcext:value-type="float">
            <text:p>1.016316</text:p>
          </table:table-cell>
          <table:table-cell office:value-type="float" office:value="-0.04527177" calcext:value-type="float">
            <text:p>-0.04527177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0.1840668" calcext:value-type="float">
            <text:p>0.1840668</text:p>
          </table:table-cell>
          <table:table-cell office:value-type="float" office:value="-0.005279541" calcext:value-type="float">
            <text:p>-0.005279541</text:p>
          </table:table-cell>
          <table:table-cell office:value-type="float" office:value="-0.9882202" calcext:value-type="float">
            <text:p>-0.9882202</text:p>
          </table:table-cell>
          <table:table-cell office:value-type="float" office:value="0.04388928" calcext:value-type="float">
            <text:p>0.04388928</text:p>
          </table:table-cell>
          <table:table-cell office:value-type="float" office:value="1.255369" calcext:value-type="float">
            <text:p>1.255369</text:p>
          </table:table-cell>
          <table:table-cell office:value-type="float" office:value="-0.06376912" calcext:value-type="float">
            <text:p>-0.06376912</text:p>
          </table:table-cell>
        </table:table-row>
        <table:table-row table:style-name="ro1">
          <table:table-cell office:value-type="float" office:value="53.55" calcext:value-type="float">
            <text:p>53.55</text:p>
          </table:table-cell>
          <table:table-cell office:value-type="float" office:value="0.2917938" calcext:value-type="float">
            <text:p>0.2917938</text:p>
          </table:table-cell>
          <table:table-cell office:value-type="float" office:value="-0.02009583" calcext:value-type="float">
            <text:p>-0.02009583</text:p>
          </table:table-cell>
          <table:table-cell office:value-type="float" office:value="-0.9434357" calcext:value-type="float">
            <text:p>-0.9434357</text:p>
          </table:table-cell>
          <table:table-cell office:value-type="float" office:value="0.1436278" calcext:value-type="float">
            <text:p>0.1436278</text:p>
          </table:table-cell>
          <table:table-cell office:value-type="float" office:value="1.76796" calcext:value-type="float">
            <text:p>1.76796</text:p>
          </table:table-cell>
          <table:table-cell office:value-type="float" office:value="-0.1106252" calcext:value-type="float">
            <text:p>-0.1106252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0.3446198" calcext:value-type="float">
            <text:p>0.3446198</text:p>
          </table:table-cell>
          <table:table-cell office:value-type="float" office:value="0.002151489" calcext:value-type="float">
            <text:p>0.002151489</text:p>
          </table:table-cell>
          <table:table-cell office:value-type="float" office:value="-0.9324646" calcext:value-type="float">
            <text:p>-0.9324646</text:p>
          </table:table-cell>
          <table:table-cell office:value-type="float" office:value="0.1255025" calcext:value-type="float">
            <text:p>0.1255025</text:p>
          </table:table-cell>
          <table:table-cell office:value-type="float" office:value="2.305156" calcext:value-type="float">
            <text:p>2.305156</text:p>
          </table:table-cell>
          <table:table-cell office:value-type="float" office:value="-0.3117819" calcext:value-type="float">
            <text:p>-0.3117819</text:p>
          </table:table-cell>
        </table:table-row>
        <table:table-row table:style-name="ro1">
          <table:table-cell office:value-type="float" office:value="53.65" calcext:value-type="float">
            <text:p>53.65</text:p>
          </table:table-cell>
          <table:table-cell office:value-type="float" office:value="0.5342102" calcext:value-type="float">
            <text:p>0.5342102</text:p>
          </table:table-cell>
          <table:table-cell office:value-type="float" office:value="-0.05490112" calcext:value-type="float">
            <text:p>-0.05490112</text:p>
          </table:table-cell>
          <table:table-cell office:value-type="float" office:value="-0.8229828" calcext:value-type="float">
            <text:p>-0.8229828</text:p>
          </table:table-cell>
          <table:table-cell office:value-type="float" office:value="0.2469063" calcext:value-type="float">
            <text:p>0.2469063</text:p>
          </table:table-cell>
          <table:table-cell office:value-type="float" office:value="2.344747" calcext:value-type="float">
            <text:p>2.344747</text:p>
          </table:table-cell>
          <table:table-cell office:value-type="float" office:value="-0.4275974" calcext:value-type="float">
            <text:p>-0.4275974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0.6204376" calcext:value-type="float">
            <text:p>0.6204376</text:p>
          </table:table-cell>
          <table:table-cell office:value-type="float" office:value="0.004058838" calcext:value-type="float">
            <text:p>0.004058838</text:p>
          </table:table-cell>
          <table:table-cell office:value-type="float" office:value="-0.8016663" calcext:value-type="float">
            <text:p>-0.8016663</text:p>
          </table:table-cell>
          <table:table-cell office:value-type="float" office:value="0.2479468" calcext:value-type="float">
            <text:p>0.2479468</text:p>
          </table:table-cell>
          <table:table-cell office:value-type="float" office:value="2.065644" calcext:value-type="float">
            <text:p>2.065644</text:p>
          </table:table-cell>
          <table:table-cell office:value-type="float" office:value="-0.368808" calcext:value-type="float">
            <text:p>-0.368808</text:p>
          </table:table-cell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0.6585693" calcext:value-type="float">
            <text:p>0.6585693</text:p>
          </table:table-cell>
          <table:table-cell office:value-type="float" office:value="-0.006439209" calcext:value-type="float">
            <text:p>-0.006439209</text:p>
          </table:table-cell>
          <table:table-cell office:value-type="float" office:value="-0.7422638" calcext:value-type="float">
            <text:p>-0.7422638</text:p>
          </table:table-cell>
          <table:table-cell office:value-type="float" office:value="0.06348042" calcext:value-type="float">
            <text:p>0.06348042</text:p>
          </table:table-cell>
          <table:table-cell office:value-type="float" office:value="1.649892" calcext:value-type="float">
            <text:p>1.649892</text:p>
          </table:table-cell>
          <table:table-cell office:value-type="float" office:value="-0.2579136" calcext:value-type="float">
            <text:p>-0.2579136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0.7513275" calcext:value-type="float">
            <text:p>0.7513275</text:p>
          </table:table-cell>
          <table:table-cell office:value-type="float" office:value="-0.004455566" calcext:value-type="float">
            <text:p>-0.004455566</text:p>
          </table:table-cell>
          <table:table-cell office:value-type="float" office:value="-0.6736908" calcext:value-type="float">
            <text:p>-0.6736908</text:p>
          </table:table-cell>
          <table:table-cell office:value-type="float" office:value="-0.1044439" calcext:value-type="float">
            <text:p>-0.1044439</text:p>
          </table:table-cell>
          <table:table-cell office:value-type="float" office:value="1.747513" calcext:value-type="float">
            <text:p>1.747513</text:p>
          </table:table-cell>
          <table:table-cell office:value-type="float" office:value="-0.09367763" calcext:value-type="float">
            <text:p>-0.09367763</text:p>
          </table:table-cell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0.7492981" calcext:value-type="float">
            <text:p>0.7492981</text:p>
          </table:table-cell>
          <table:table-cell office:value-type="float" office:value="0.01107788" calcext:value-type="float">
            <text:p>0.01107788</text:p>
          </table:table-cell>
          <table:table-cell office:value-type="float" office:value="-0.6067963" calcext:value-type="float">
            <text:p>-0.6067963</text:p>
          </table:table-cell>
          <table:table-cell office:value-type="float" office:value="-0.1304745" calcext:value-type="float">
            <text:p>-0.1304745</text:p>
          </table:table-cell>
          <table:table-cell office:value-type="float" office:value="1.045285" calcext:value-type="float">
            <text:p>1.045285</text:p>
          </table:table-cell>
          <table:table-cell office:value-type="float" office:value="-0.1071363" calcext:value-type="float">
            <text:p>-0.1071363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0.8072662" calcext:value-type="float">
            <text:p>0.8072662</text:p>
          </table:table-cell>
          <table:table-cell office:value-type="float" office:value="0.0372467" calcext:value-type="float">
            <text:p>0.0372467</text:p>
          </table:table-cell>
          <table:table-cell office:value-type="float" office:value="-0.5995941" calcext:value-type="float">
            <text:p>-0.5995941</text:p>
          </table:table-cell>
          <table:table-cell office:value-type="float" office:value="-0.1528536" calcext:value-type="float">
            <text:p>-0.1528536</text:p>
          </table:table-cell>
          <table:table-cell office:value-type="float" office:value="1.235333" calcext:value-type="float">
            <text:p>1.235333</text:p>
          </table:table-cell>
          <table:table-cell office:value-type="float" office:value="-0.1414004" calcext:value-type="float">
            <text:p>-0.1414004</text:p>
          </table:table-cell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0.8548126" calcext:value-type="float">
            <text:p>0.8548126</text:p>
          </table:table-cell>
          <table:table-cell office:value-type="float" office:value="0.01325989" calcext:value-type="float">
            <text:p>0.01325989</text:p>
          </table:table-cell>
          <table:table-cell office:value-type="float" office:value="-0.53302" calcext:value-type="float">
            <text:p>-0.53302</text:p>
          </table:table-cell>
          <table:table-cell office:value-type="float" office:value="-0.1425077" calcext:value-type="float">
            <text:p>-0.1425077</text:p>
          </table:table-cell>
          <table:table-cell office:value-type="float" office:value="1.811461" calcext:value-type="float">
            <text:p>1.811461</text:p>
          </table:table-cell>
          <table:table-cell office:value-type="float" office:value="0.1415442" calcext:value-type="float">
            <text:p>0.14154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918304" calcext:value-type="float">
            <text:p>0.8918304</text:p>
          </table:table-cell>
          <table:table-cell office:value-type="float" office:value="0.000518799" calcext:value-type="float">
            <text:p>0.000518799</text:p>
          </table:table-cell>
          <table:table-cell office:value-type="float" office:value="-0.4221191" calcext:value-type="float">
            <text:p>-0.4221191</text:p>
          </table:table-cell>
          <table:table-cell office:value-type="float" office:value="-0.06527211" calcext:value-type="float">
            <text:p>-0.06527211</text:p>
          </table:table-cell>
          <table:table-cell office:value-type="float" office:value="1.782893" calcext:value-type="float">
            <text:p>1.782893</text:p>
          </table:table-cell>
          <table:table-cell office:value-type="float" office:value="0.1278307" calcext:value-type="float">
            <text:p>0.1278307</text:p>
          </table:table-cell>
        </table:table-row>
        <table:table-row table:style-name="ro1">
          <table:table-cell office:value-type="float" office:value="54.05" calcext:value-type="float">
            <text:p>54.05</text:p>
          </table:table-cell>
          <table:table-cell office:value-type="float" office:value="0.8892212" calcext:value-type="float">
            <text:p>0.8892212</text:p>
          </table:table-cell>
          <table:table-cell office:value-type="float" office:value="-0.004730225" calcext:value-type="float">
            <text:p>-0.004730225</text:p>
          </table:table-cell>
          <table:table-cell office:value-type="float" office:value="-0.4464569" calcext:value-type="float">
            <text:p>-0.4464569</text:p>
          </table:table-cell>
          <table:table-cell office:value-type="float" office:value="-0.2846656" calcext:value-type="float">
            <text:p>-0.2846656</text:p>
          </table:table-cell>
          <table:table-cell office:value-type="float" office:value="1.522375" calcext:value-type="float">
            <text:p>1.522375</text:p>
          </table:table-cell>
          <table:table-cell office:value-type="float" office:value="0.1728393" calcext:value-type="float">
            <text:p>0.1728393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0.976944" calcext:value-type="float">
            <text:p>0.976944</text:p>
          </table:table-cell>
          <table:table-cell office:value-type="float" office:value="-0.001846313" calcext:value-type="float">
            <text:p>-0.001846313</text:p>
          </table:table-cell>
          <table:table-cell office:value-type="float" office:value="-0.232254" calcext:value-type="float">
            <text:p>-0.232254</text:p>
          </table:table-cell>
          <table:table-cell office:value-type="float" office:value="-0.03063799" calcext:value-type="float">
            <text:p>-0.03063799</text:p>
          </table:table-cell>
          <table:table-cell office:value-type="float" office:value="2.456925" calcext:value-type="float">
            <text:p>2.456925</text:p>
          </table:table-cell>
          <table:table-cell office:value-type="float" office:value="0.04852813" calcext:value-type="float">
            <text:p>0.04852813</text:p>
          </table:table-cell>
        </table:table-row>
        <table:table-row table:style-name="ro1">
          <table:table-cell office:value-type="float" office:value="54.15" calcext:value-type="float">
            <text:p>54.15</text:p>
          </table:table-cell>
          <table:table-cell office:value-type="float" office:value="1.000366" calcext:value-type="float">
            <text:p>1.000366</text:p>
          </table:table-cell>
          <table:table-cell office:value-type="float" office:value="0.009246826" calcext:value-type="float">
            <text:p>0.009246826</text:p>
          </table:table-cell>
          <table:table-cell office:value-type="float" office:value="-0.1549377" calcext:value-type="float">
            <text:p>-0.1549377</text:p>
          </table:table-cell>
          <table:table-cell office:value-type="float" office:value="-0.09792499" calcext:value-type="float">
            <text:p>-0.09792499</text:p>
          </table:table-cell>
          <table:table-cell office:value-type="float" office:value="2.26654" calcext:value-type="float">
            <text:p>2.26654</text:p>
          </table:table-cell>
          <table:table-cell office:value-type="float" office:value="0.06030951" calcext:value-type="float">
            <text:p>0.06030951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1.006516" calcext:value-type="float">
            <text:p>1.006516</text:p>
          </table:table-cell>
          <table:table-cell office:value-type="float" office:value="-0.001800537" calcext:value-type="float">
            <text:p>-0.001800537</text:p>
          </table:table-cell>
          <table:table-cell office:value-type="float" office:value="-0.03804016" calcext:value-type="float">
            <text:p>-0.03804016</text:p>
          </table:table-cell>
          <table:table-cell office:value-type="float" office:value="0.05850621" calcext:value-type="float">
            <text:p>0.05850621</text:p>
          </table:table-cell>
          <table:table-cell office:value-type="float" office:value="2.154844" calcext:value-type="float">
            <text:p>2.154844</text:p>
          </table:table-cell>
          <table:table-cell office:value-type="float" office:value="0.05206534" calcext:value-type="float">
            <text:p>0.05206534</text:p>
          </table:table-cell>
        </table:table-row>
        <table:table-row table:style-name="ro1">
          <table:table-cell office:value-type="float" office:value="54.25" calcext:value-type="float">
            <text:p>54.25</text:p>
          </table:table-cell>
          <table:table-cell office:value-type="float" office:value="1.006851" calcext:value-type="float">
            <text:p>1.006851</text:p>
          </table:table-cell>
          <table:table-cell office:value-type="float" office:value="0.01417542" calcext:value-type="float">
            <text:p>0.01417542</text:p>
          </table:table-cell>
          <table:table-cell office:value-type="float" office:value="0.05900574" calcext:value-type="float">
            <text:p>0.05900574</text:p>
          </table:table-cell>
          <table:table-cell office:value-type="float" office:value="-0.02230643" calcext:value-type="float">
            <text:p>-0.02230643</text:p>
          </table:table-cell>
          <table:table-cell office:value-type="float" office:value="1.830819" calcext:value-type="float">
            <text:p>1.830819</text:p>
          </table:table-cell>
          <table:table-cell office:value-type="float" office:value="0.02553822" calcext:value-type="float">
            <text:p>0.02553822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0.9796906" calcext:value-type="float">
            <text:p>0.9796906</text:p>
          </table:table-cell>
          <table:table-cell office:value-type="float" office:value="0.009796143" calcext:value-type="float">
            <text:p>0.009796143</text:p>
          </table:table-cell>
          <table:table-cell office:value-type="float" office:value="0.118576" calcext:value-type="float">
            <text:p>0.118576</text:p>
          </table:table-cell>
          <table:table-cell office:value-type="float" office:value="-0.03090306" calcext:value-type="float">
            <text:p>-0.03090306</text:p>
          </table:table-cell>
          <table:table-cell office:value-type="float" office:value="1.446864" calcext:value-type="float">
            <text:p>1.446864</text:p>
          </table:table-cell>
          <table:table-cell office:value-type="float" office:value="0.08213858" calcext:value-type="float">
            <text:p>0.08213858</text:p>
          </table:table-cell>
        </table:table-row>
        <table:table-row table:style-name="ro1">
          <table:table-cell office:value-type="float" office:value="54.35" calcext:value-type="float">
            <text:p>54.35</text:p>
          </table:table-cell>
          <table:table-cell office:value-type="float" office:value="0.9752197" calcext:value-type="float">
            <text:p>0.9752197</text:p>
          </table:table-cell>
          <table:table-cell office:value-type="float" office:value="-0.002197266" calcext:value-type="float">
            <text:p>-0.002197266</text:p>
          </table:table-cell>
          <table:table-cell office:value-type="float" office:value="0.1768646" calcext:value-type="float">
            <text:p>0.1768646</text:p>
          </table:table-cell>
          <table:table-cell office:value-type="float" office:value="0.01179291" calcext:value-type="float">
            <text:p>0.01179291</text:p>
          </table:table-cell>
          <table:table-cell office:value-type="float" office:value="0.7898069" calcext:value-type="float">
            <text:p>0.7898069</text:p>
          </table:table-cell>
          <table:table-cell office:value-type="float" office:value="0.05211714" calcext:value-type="float">
            <text:p>0.05211714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0.9878845" calcext:value-type="float">
            <text:p>0.9878845</text:p>
          </table:table-cell>
          <table:table-cell office:value-type="float" office:value="0.03120422" calcext:value-type="float">
            <text:p>0.03120422</text:p>
          </table:table-cell>
          <table:table-cell office:value-type="float" office:value="0.1779327" calcext:value-type="float">
            <text:p>0.1779327</text:p>
          </table:table-cell>
          <table:table-cell office:value-type="float" office:value="0.153322" calcext:value-type="float">
            <text:p>0.153322</text:p>
          </table:table-cell>
          <table:table-cell office:value-type="float" office:value="-0.1732725" calcext:value-type="float">
            <text:p>-0.1732725</text:p>
          </table:table-cell>
          <table:table-cell office:value-type="float" office:value="-0.01715372" calcext:value-type="float">
            <text:p>-0.01715372</text:p>
          </table:table-cell>
        </table:table-row>
        <table:table-row table:style-name="ro1">
          <table:table-cell office:value-type="float" office:value="54.45" calcext:value-type="float">
            <text:p>54.45</text:p>
          </table:table-cell>
          <table:table-cell office:value-type="float" office:value="0.9845734" calcext:value-type="float">
            <text:p>0.9845734</text:p>
          </table:table-cell>
          <table:table-cell office:value-type="float" office:value="-0.00038147" calcext:value-type="float">
            <text:p>-0.00038147</text:p>
          </table:table-cell>
          <table:table-cell office:value-type="float" office:value="0.1576538" calcext:value-type="float">
            <text:p>0.1576538</text:p>
          </table:table-cell>
          <table:table-cell office:value-type="float" office:value="-0.002357377" calcext:value-type="float">
            <text:p>-0.002357377</text:p>
          </table:table-cell>
          <table:table-cell office:value-type="float" office:value="-0.05903868" calcext:value-type="float">
            <text:p>-0.05903868</text:p>
          </table:table-cell>
          <table:table-cell office:value-type="float" office:value="0.008471094" calcext:value-type="float">
            <text:p>0.008471094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0.9960022" calcext:value-type="float">
            <text:p>0.9960022</text:p>
          </table:table-cell>
          <table:table-cell office:value-type="float" office:value="0.003372192" calcext:value-type="float">
            <text:p>0.003372192</text:p>
          </table:table-cell>
          <table:table-cell office:value-type="float" office:value="0.1375275" calcext:value-type="float">
            <text:p>0.1375275</text:p>
          </table:table-cell>
          <table:table-cell office:value-type="float" office:value="-0.001284034" calcext:value-type="float">
            <text:p>-0.001284034</text:p>
          </table:table-cell>
          <table:table-cell office:value-type="float" office:value="-0.1410693" calcext:value-type="float">
            <text:p>-0.1410693</text:p>
          </table:table-cell>
          <table:table-cell office:value-type="float" office:value="0.01582981" calcext:value-type="float">
            <text:p>0.01582981</text:p>
          </table:table-cell>
        </table:table-row>
        <table:table-row table:style-name="ro1">
          <table:table-cell office:value-type="float" office:value="54.55" calcext:value-type="float">
            <text:p>54.55</text:p>
          </table:table-cell>
          <table:table-cell office:value-type="float" office:value="0.9928894" calcext:value-type="float">
            <text:p>0.9928894</text:p>
          </table:table-cell>
          <table:table-cell office:value-type="float" office:value="-0.002532959" calcext:value-type="float">
            <text:p>-0.002532959</text:p>
          </table:table-cell>
          <table:table-cell office:value-type="float" office:value="0.1374969" calcext:value-type="float">
            <text:p>0.1374969</text:p>
          </table:table-cell>
          <table:table-cell office:value-type="float" office:value="-0.001889662" calcext:value-type="float">
            <text:p>-0.001889662</text:p>
          </table:table-cell>
          <table:table-cell office:value-type="float" office:value="-0.1353283" calcext:value-type="float">
            <text:p>-0.1353283</text:p>
          </table:table-cell>
          <table:table-cell office:value-type="float" office:value="-0.007260313" calcext:value-type="float">
            <text:p>-0.007260313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1.00116" calcext:value-type="float">
            <text:p>1.00116</text:p>
          </table:table-cell>
          <table:table-cell office:value-type="float" office:value="0.001312256" calcext:value-type="float">
            <text:p>0.001312256</text:p>
          </table:table-cell>
          <table:table-cell office:value-type="float" office:value="0.1250458" calcext:value-type="float">
            <text:p>0.1250458</text:p>
          </table:table-cell>
          <table:table-cell office:value-type="float" office:value="-0.001906165" calcext:value-type="float">
            <text:p>-0.001906165</text:p>
          </table:table-cell>
          <table:table-cell office:value-type="float" office:value="-0.118663" calcext:value-type="float">
            <text:p>-0.118663</text:p>
          </table:table-cell>
          <table:table-cell office:value-type="float" office:value="-0.007110484" calcext:value-type="float">
            <text:p>-0.007110484</text:p>
          </table:table-cell>
        </table:table-row>
        <table:table-row table:style-name="ro1">
          <table:table-cell office:value-type="float" office:value="54.65" calcext:value-type="float">
            <text:p>54.65</text:p>
          </table:table-cell>
          <table:table-cell office:value-type="float" office:value="0.9963226" calcext:value-type="float">
            <text:p>0.9963226</text:p>
          </table:table-cell>
          <table:table-cell office:value-type="float" office:value="0.003173828" calcext:value-type="float">
            <text:p>0.003173828</text:p>
          </table:table-cell>
          <table:table-cell office:value-type="float" office:value="0.1219788" calcext:value-type="float">
            <text:p>0.1219788</text:p>
          </table:table-cell>
          <table:table-cell office:value-type="float" office:value="-0.006129104" calcext:value-type="float">
            <text:p>-0.006129104</text:p>
          </table:table-cell>
          <table:table-cell office:value-type="float" office:value="0.02666488" calcext:value-type="float">
            <text:p>0.02666488</text:p>
          </table:table-cell>
          <table:table-cell office:value-type="float" office:value="0.01037941" calcext:value-type="float">
            <text:p>0.01037941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0.9910431" calcext:value-type="float">
            <text:p>0.9910431</text:p>
          </table:table-cell>
          <table:table-cell office:value-type="float" office:value="0.000350952" calcext:value-type="float">
            <text:p>0.000350952</text:p>
          </table:table-cell>
          <table:table-cell office:value-type="float" office:value="0.1335297" calcext:value-type="float">
            <text:p>0.1335297</text:p>
          </table:table-cell>
          <table:table-cell office:value-type="float" office:value="0.00615475" calcext:value-type="float">
            <text:p>0.00615475</text:p>
          </table:table-cell>
          <table:table-cell office:value-type="float" office:value="0.1027946" calcext:value-type="float">
            <text:p>0.1027946</text:p>
          </table:table-cell>
          <table:table-cell office:value-type="float" office:value="0.005352861" calcext:value-type="float">
            <text:p>0.005352861</text:p>
          </table:table-cell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0.9970398" calcext:value-type="float">
            <text:p>0.9970398</text:p>
          </table:table-cell>
          <table:table-cell office:value-type="float" office:value="-0.001617432" calcext:value-type="float">
            <text:p>-0.001617432</text:p>
          </table:table-cell>
          <table:table-cell office:value-type="float" office:value="0.1288605" calcext:value-type="float">
            <text:p>0.1288605</text:p>
          </table:table-cell>
          <table:table-cell office:value-type="float" office:value="0.005874053" calcext:value-type="float">
            <text:p>0.005874053</text:p>
          </table:table-cell>
          <table:table-cell office:value-type="float" office:value="0.06838885" calcext:value-type="float">
            <text:p>0.06838885</text:p>
          </table:table-cell>
          <table:table-cell office:value-type="float" office:value="0.01660768" calcext:value-type="float">
            <text:p>0.01660768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0.9949493" calcext:value-type="float">
            <text:p>0.9949493</text:p>
          </table:table-cell>
          <table:table-cell office:value-type="float" office:value="-0.001571655" calcext:value-type="float">
            <text:p>-0.001571655</text:p>
          </table:table-cell>
          <table:table-cell office:value-type="float" office:value="0.1336517" calcext:value-type="float">
            <text:p>0.1336517</text:p>
          </table:table-cell>
          <table:table-cell office:value-type="float" office:value="-0.004354262" calcext:value-type="float">
            <text:p>-0.004354262</text:p>
          </table:table-cell>
          <table:table-cell office:value-type="float" office:value="-0.04370837" calcext:value-type="float">
            <text:p>-0.04370837</text:p>
          </table:table-cell>
          <table:table-cell office:value-type="float" office:value="-0.008762212" calcext:value-type="float">
            <text:p>-0.008762212</text:p>
          </table:table-cell>
        </table:table-row>
        <table:table-row table:style-name="ro1">
          <table:table-cell office:value-type="float" office:value="54.85" calcext:value-type="float">
            <text:p>54.85</text:p>
          </table:table-cell>
          <table:table-cell office:value-type="float" office:value="0.9921265" calcext:value-type="float">
            <text:p>0.9921265</text:p>
          </table:table-cell>
          <table:table-cell office:value-type="float" office:value="-0.000701904" calcext:value-type="float">
            <text:p>-0.000701904</text:p>
          </table:table-cell>
          <table:table-cell office:value-type="float" office:value="0.1277313" calcext:value-type="float">
            <text:p>0.1277313</text:p>
          </table:table-cell>
          <table:table-cell office:value-type="float" office:value="0.000259198" calcext:value-type="float">
            <text:p>0.000259198</text:p>
          </table:table-cell>
          <table:table-cell office:value-type="float" office:value="-0.02457612" calcext:value-type="float">
            <text:p>-0.02457612</text:p>
          </table:table-cell>
          <table:table-cell office:value-type="float" office:value="0.000692475" calcext:value-type="float">
            <text:p>0.000692475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0.9958954" calcext:value-type="float">
            <text:p>0.9958954</text:p>
          </table:table-cell>
          <table:table-cell office:value-type="float" office:value="-0.003509521" calcext:value-type="float">
            <text:p>-0.003509521</text:p>
          </table:table-cell>
          <table:table-cell office:value-type="float" office:value="0.1346436" calcext:value-type="float">
            <text:p>0.1346436</text:p>
          </table:table-cell>
          <table:table-cell office:value-type="float" office:value="0.001366861" calcext:value-type="float">
            <text:p>0.001366861</text:p>
          </table:table-cell>
          <table:table-cell office:value-type="float" office:value="-0.003122019" calcext:value-type="float">
            <text:p>-0.003122019</text:p>
          </table:table-cell>
          <table:table-cell office:value-type="float" office:value="0.00436309" calcext:value-type="float">
            <text:p>0.00436309</text:p>
          </table:table-cell>
        </table:table-row>
        <table:table-row table:style-name="ro1">
          <table:table-cell office:value-type="float" office:value="54.95" calcext:value-type="float">
            <text:p>54.95</text:p>
          </table:table-cell>
          <table:table-cell office:value-type="float" office:value="0.9940643" calcext:value-type="float">
            <text:p>0.9940643</text:p>
          </table:table-cell>
          <table:table-cell office:value-type="float" office:value="-0.001647949" calcext:value-type="float">
            <text:p>-0.001647949</text:p>
          </table:table-cell>
          <table:table-cell office:value-type="float" office:value="0.1297302" calcext:value-type="float">
            <text:p>0.1297302</text:p>
          </table:table-cell>
          <table:table-cell office:value-type="float" office:value="-0.01465258" calcext:value-type="float">
            <text:p>-0.01465258</text:p>
          </table:table-cell>
          <table:table-cell office:value-type="float" office:value="-0.02926304" calcext:value-type="float">
            <text:p>-0.02926304</text:p>
          </table:table-cell>
          <table:table-cell office:value-type="float" office:value="0.01097753" calcext:value-type="float">
            <text:p>0.010977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990692" calcext:value-type="float">
            <text:p>0.9990692</text:p>
          </table:table-cell>
          <table:table-cell office:value-type="float" office:value="-0.001617432" calcext:value-type="float">
            <text:p>-0.001617432</text:p>
          </table:table-cell>
          <table:table-cell office:value-type="float" office:value="0.1269531" calcext:value-type="float">
            <text:p>0.1269531</text:p>
          </table:table-cell>
          <table:table-cell table:style-name="ce1" office:value-type="float" office:value="-0.0000765" calcext:value-type="float">
            <text:p>-7.65E-005</text:p>
          </table:table-cell>
          <table:table-cell office:value-type="float" office:value="-0.03279003" calcext:value-type="float">
            <text:p>-0.03279003</text:p>
          </table:table-cell>
          <table:table-cell office:value-type="float" office:value="0.01334021" calcext:value-type="float">
            <text:p>0.01334021</text:p>
          </table:table-cell>
        </table:table-row>
        <table:table-row table:style-name="ro1">
          <table:table-cell office:value-type="float" office:value="55.05" calcext:value-type="float">
            <text:p>55.05</text:p>
          </table:table-cell>
          <table:table-cell office:value-type="float" office:value="0.9952393" calcext:value-type="float">
            <text:p>0.9952393</text:p>
          </table:table-cell>
          <table:table-cell office:value-type="float" office:value="0.001235962" calcext:value-type="float">
            <text:p>0.001235962</text:p>
          </table:table-cell>
          <table:table-cell office:value-type="float" office:value="0.1239014" calcext:value-type="float">
            <text:p>0.1239014</text:p>
          </table:table-cell>
          <table:table-cell office:value-type="float" office:value="0.000854835" calcext:value-type="float">
            <text:p>0.000854835</text:p>
          </table:table-cell>
          <table:table-cell office:value-type="float" office:value="-0.02198462" calcext:value-type="float">
            <text:p>-0.02198462</text:p>
          </table:table-cell>
          <table:table-cell office:value-type="float" office:value="0.02385515" calcext:value-type="float">
            <text:p>0.02385515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0.992157" calcext:value-type="float">
            <text:p>0.992157</text:p>
          </table:table-cell>
          <table:table-cell office:value-type="float" office:value="-0.001739502" calcext:value-type="float">
            <text:p>-0.001739502</text:p>
          </table:table-cell>
          <table:table-cell office:value-type="float" office:value="0.1248322" calcext:value-type="float">
            <text:p>0.1248322</text:p>
          </table:table-cell>
          <table:table-cell office:value-type="float" office:value="-0.003467146" calcext:value-type="float">
            <text:p>-0.003467146</text:p>
          </table:table-cell>
          <table:table-cell office:value-type="float" office:value="0.01470042" calcext:value-type="float">
            <text:p>0.01470042</text:p>
          </table:table-cell>
          <table:table-cell office:value-type="float" office:value="0.002182352" calcext:value-type="float">
            <text:p>0.002182352</text:p>
          </table:table-cell>
        </table:table-row>
        <table:table-row table:style-name="ro1">
          <table:table-cell office:value-type="float" office:value="55.15" calcext:value-type="float">
            <text:p>55.15</text:p>
          </table:table-cell>
          <table:table-cell office:value-type="float" office:value="0.9922028" calcext:value-type="float">
            <text:p>0.9922028</text:p>
          </table:table-cell>
          <table:table-cell office:value-type="float" office:value="0.001235962" calcext:value-type="float">
            <text:p>0.001235962</text:p>
          </table:table-cell>
          <table:table-cell office:value-type="float" office:value="0.1267395" calcext:value-type="float">
            <text:p>0.1267395</text:p>
          </table:table-cell>
          <table:table-cell office:value-type="float" office:value="0.006199365" calcext:value-type="float">
            <text:p>0.006199365</text:p>
          </table:table-cell>
          <table:table-cell office:value-type="float" office:value="0.01117622" calcext:value-type="float">
            <text:p>0.01117622</text:p>
          </table:table-cell>
          <table:table-cell office:value-type="float" office:value="0.005674468" calcext:value-type="float">
            <text:p>0.005674468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0.9922028" calcext:value-type="float">
            <text:p>0.9922028</text:p>
          </table:table-cell>
          <table:table-cell office:value-type="float" office:value="0.001235962" calcext:value-type="float">
            <text:p>0.001235962</text:p>
          </table:table-cell>
          <table:table-cell office:value-type="float" office:value="0.1267395" calcext:value-type="float">
            <text:p>0.1267395</text:p>
          </table:table-cell>
          <table:table-cell office:value-type="float" office:value="0.006199365" calcext:value-type="float">
            <text:p>0.006199365</text:p>
          </table:table-cell>
          <table:table-cell office:value-type="float" office:value="0.01117622" calcext:value-type="float">
            <text:p>0.01117622</text:p>
          </table:table-cell>
          <table:table-cell office:value-type="float" office:value="0.005674468" calcext:value-type="float">
            <text:p>0.005674468</text:p>
          </table:table-cell>
        </table:table-row>
        <table:table-row table:style-name="ro1">
          <table:table-cell office:value-type="float" office:value="55.25" calcext:value-type="float">
            <text:p>55.25</text:p>
          </table:table-cell>
          <table:table-cell office:value-type="float" office:value="0.9989777" calcext:value-type="float">
            <text:p>0.9989777</text:p>
          </table:table-cell>
          <table:table-cell office:value-type="float" office:value="-0.000549316" calcext:value-type="float">
            <text:p>-0.000549316</text:p>
          </table:table-cell>
          <table:table-cell office:value-type="float" office:value="0.1327667" calcext:value-type="float">
            <text:p>0.1327667</text:p>
          </table:table-cell>
          <table:table-cell office:value-type="float" office:value="0.001446465" calcext:value-type="float">
            <text:p>0.001446465</text:p>
          </table:table-cell>
          <table:table-cell office:value-type="float" office:value="0.04443762" calcext:value-type="float">
            <text:p>0.04443762</text:p>
          </table:table-cell>
          <table:table-cell office:value-type="float" office:value="0.00016492" calcext:value-type="float">
            <text:p>0.00016492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0.9941406" calcext:value-type="float">
            <text:p>0.9941406</text:p>
          </table:table-cell>
          <table:table-cell office:value-type="float" office:value="0.000305176" calcext:value-type="float">
            <text:p>0.000305176</text:p>
          </table:table-cell>
          <table:table-cell office:value-type="float" office:value="0.1277771" calcext:value-type="float">
            <text:p>0.1277771</text:p>
          </table:table-cell>
          <table:table-cell office:value-type="float" office:value="0.000304694" calcext:value-type="float">
            <text:p>0.000304694</text:p>
          </table:table-cell>
          <table:table-cell office:value-type="float" office:value="-0.01398538" calcext:value-type="float">
            <text:p>-0.01398538</text:p>
          </table:table-cell>
          <table:table-cell office:value-type="float" office:value="-0.001555096" calcext:value-type="float">
            <text:p>-0.001555096</text:p>
          </table:table-cell>
        </table:table-row>
        <table:table-row table:style-name="ro1">
          <table:table-cell office:value-type="float" office:value="55.35" calcext:value-type="float">
            <text:p>55.35</text:p>
          </table:table-cell>
          <table:table-cell office:value-type="float" office:value="0.9960938" calcext:value-type="float">
            <text:p>0.9960938</text:p>
          </table:table-cell>
          <table:table-cell office:value-type="float" office:value="-0.003646851" calcext:value-type="float">
            <text:p>-0.003646851</text:p>
          </table:table-cell>
          <table:table-cell office:value-type="float" office:value="0.124939" calcext:value-type="float">
            <text:p>0.124939</text:p>
          </table:table-cell>
          <table:table-cell office:value-type="float" office:value="0.002721051" calcext:value-type="float">
            <text:p>0.002721051</text:p>
          </table:table-cell>
          <table:table-cell office:value-type="float" office:value="-0.02349301" calcext:value-type="float">
            <text:p>-0.02349301</text:p>
          </table:table-cell>
          <table:table-cell office:value-type="float" office:value="-0.000471873" calcext:value-type="float">
            <text:p>-0.000471873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0.9962311" calcext:value-type="float">
            <text:p>0.9962311</text:p>
          </table:table-cell>
          <table:table-cell office:value-type="float" office:value="-0.000732422" calcext:value-type="float">
            <text:p>-0.000732422</text:p>
          </table:table-cell>
          <table:table-cell office:value-type="float" office:value="0.1220093" calcext:value-type="float">
            <text:p>0.1220093</text:p>
          </table:table-cell>
          <table:table-cell office:value-type="float" office:value="-0.005865887" calcext:value-type="float">
            <text:p>-0.005865887</text:p>
          </table:table-cell>
          <table:table-cell office:value-type="float" office:value="-0.003265621" calcext:value-type="float">
            <text:p>-0.003265621</text:p>
          </table:table-cell>
          <table:table-cell office:value-type="float" office:value="0.00082044" calcext:value-type="float">
            <text:p>0.00082044</text:p>
          </table:table-cell>
        </table:table-row>
        <table:table-row table:style-name="ro1">
          <table:table-cell office:value-type="float" office:value="55.45" calcext:value-type="float">
            <text:p>55.45</text:p>
          </table:table-cell>
          <table:table-cell office:value-type="float" office:value="0.992157" calcext:value-type="float">
            <text:p>0.992157</text:p>
          </table:table-cell>
          <table:table-cell office:value-type="float" office:value="-0.000717163" calcext:value-type="float">
            <text:p>-0.000717163</text:p>
          </table:table-cell>
          <table:table-cell office:value-type="float" office:value="0.1267548" calcext:value-type="float">
            <text:p>0.1267548</text:p>
          </table:table-cell>
          <table:table-cell office:value-type="float" office:value="0.002787241" calcext:value-type="float">
            <text:p>0.002787241</text:p>
          </table:table-cell>
          <table:table-cell office:value-type="float" office:value="0.006225438" calcext:value-type="float">
            <text:p>0.006225438</text:p>
          </table:table-cell>
          <table:table-cell office:value-type="float" office:value="-0.003673448" calcext:value-type="float">
            <text:p>-0.003673448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0.9951324" calcext:value-type="float">
            <text:p>0.9951324</text:p>
          </table:table-cell>
          <table:table-cell office:value-type="float" office:value="-0.000671387" calcext:value-type="float">
            <text:p>-0.000671387</text:p>
          </table:table-cell>
          <table:table-cell office:value-type="float" office:value="0.1268311" calcext:value-type="float">
            <text:p>0.1268311</text:p>
          </table:table-cell>
          <table:table-cell office:value-type="float" office:value="-0.002485647" calcext:value-type="float">
            <text:p>-0.002485647</text:p>
          </table:table-cell>
          <table:table-cell office:value-type="float" office:value="-0.0043577" calcext:value-type="float">
            <text:p>-0.0043577</text:p>
          </table:table-cell>
          <table:table-cell office:value-type="float" office:value="0.01124105" calcext:value-type="float">
            <text:p>0.01124105</text:p>
          </table:table-cell>
        </table:table-row>
        <table:table-row table:style-name="ro1">
          <table:table-cell office:value-type="float" office:value="55.55" calcext:value-type="float">
            <text:p>55.55</text:p>
          </table:table-cell>
          <table:table-cell office:value-type="float" office:value="0.9910583" calcext:value-type="float">
            <text:p>0.9910583</text:p>
          </table:table-cell>
          <table:table-cell office:value-type="float" office:value="-0.003631592" calcext:value-type="float">
            <text:p>-0.003631592</text:p>
          </table:table-cell>
          <table:table-cell office:value-type="float" office:value="0.1286926" calcext:value-type="float">
            <text:p>0.1286926</text:p>
          </table:table-cell>
          <table:table-cell office:value-type="float" office:value="0.00383241" calcext:value-type="float">
            <text:p>0.00383241</text:p>
          </table:table-cell>
          <table:table-cell office:value-type="float" office:value="0.0276992" calcext:value-type="float">
            <text:p>0.0276992</text:p>
          </table:table-cell>
          <table:table-cell office:value-type="float" office:value="0.002311758" calcext:value-type="float">
            <text:p>0.002311758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0.9929657" calcext:value-type="float">
            <text:p>0.9929657</text:p>
          </table:table-cell>
          <table:table-cell office:value-type="float" office:value="-0.006546021" calcext:value-type="float">
            <text:p>-0.006546021</text:p>
          </table:table-cell>
          <table:table-cell office:value-type="float" office:value="0.1287842" calcext:value-type="float">
            <text:p>0.1287842</text:p>
          </table:table-cell>
          <table:table-cell office:value-type="float" office:value="-0.004911304" calcext:value-type="float">
            <text:p>-0.004911304</text:p>
          </table:table-cell>
          <table:table-cell office:value-type="float" office:value="0.01466851" calcext:value-type="float">
            <text:p>0.01466851</text:p>
          </table:table-cell>
          <table:table-cell office:value-type="float" office:value="0.01024323" calcext:value-type="float">
            <text:p>0.01024323</text:p>
          </table:table-cell>
        </table:table-row>
        <table:table-row table:style-name="ro1">
          <table:table-cell office:value-type="float" office:value="55.65" calcext:value-type="float">
            <text:p>55.65</text:p>
          </table:table-cell>
          <table:table-cell office:value-type="float" office:value="0.9950562" calcext:value-type="float">
            <text:p>0.9950562</text:p>
          </table:table-cell>
          <table:table-cell office:value-type="float" office:value="-0.003616333" calcext:value-type="float">
            <text:p>-0.003616333</text:p>
          </table:table-cell>
          <table:table-cell office:value-type="float" office:value="0.1268463" calcext:value-type="float">
            <text:p>0.1268463</text:p>
          </table:table-cell>
          <table:table-cell office:value-type="float" office:value="0.007540225" calcext:value-type="float">
            <text:p>0.007540225</text:p>
          </table:table-cell>
          <table:table-cell office:value-type="float" office:value="-0.02822623" calcext:value-type="float">
            <text:p>-0.02822623</text:p>
          </table:table-cell>
          <table:table-cell office:value-type="float" office:value="0.001824981" calcext:value-type="float">
            <text:p>0.001824981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0.9920349" calcext:value-type="float">
            <text:p>0.9920349</text:p>
          </table:table-cell>
          <table:table-cell office:value-type="float" office:value="-0.005615234" calcext:value-type="float">
            <text:p>-0.005615234</text:p>
          </table:table-cell>
          <table:table-cell office:value-type="float" office:value="0.1267853" calcext:value-type="float">
            <text:p>0.1267853</text:p>
          </table:table-cell>
          <table:table-cell office:value-type="float" office:value="0.008612065" calcext:value-type="float">
            <text:p>0.008612065</text:p>
          </table:table-cell>
          <table:table-cell office:value-type="float" office:value="-0.002001513" calcext:value-type="float">
            <text:p>-0.002001513</text:p>
          </table:table-cell>
          <table:table-cell office:value-type="float" office:value="0.006696147" calcext:value-type="float">
            <text:p>0.006696147</text:p>
          </table:table-cell>
        </table:table-row>
        <table:table-row table:style-name="ro1">
          <table:table-cell office:value-type="float" office:value="55.75" calcext:value-type="float">
            <text:p>55.75</text:p>
          </table:table-cell>
          <table:table-cell office:value-type="float" office:value="0.9962616" calcext:value-type="float">
            <text:p>0.9962616</text:p>
          </table:table-cell>
          <table:table-cell office:value-type="float" office:value="0.001220703" calcext:value-type="float">
            <text:p>0.001220703</text:p>
          </table:table-cell>
          <table:table-cell office:value-type="float" office:value="0.1229706" calcext:value-type="float">
            <text:p>0.1229706</text:p>
          </table:table-cell>
          <table:table-cell office:value-type="float" office:value="-0.004439374" calcext:value-type="float">
            <text:p>-0.004439374</text:p>
          </table:table-cell>
          <table:table-cell office:value-type="float" office:value="-0.02950821" calcext:value-type="float">
            <text:p>-0.02950821</text:p>
          </table:table-cell>
          <table:table-cell office:value-type="float" office:value="-0.006352261" calcext:value-type="float">
            <text:p>-0.006352261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0.9911194" calcext:value-type="float">
            <text:p>0.9911194</text:p>
          </table:table-cell>
          <table:table-cell office:value-type="float" office:value="-0.003677368" calcext:value-type="float">
            <text:p>-0.003677368</text:p>
          </table:table-cell>
          <table:table-cell office:value-type="float" office:value="0.1257629" calcext:value-type="float">
            <text:p>0.1257629</text:p>
          </table:table-cell>
          <table:table-cell office:value-type="float" office:value="-0.003479247" calcext:value-type="float">
            <text:p>-0.003479247</text:p>
          </table:table-cell>
          <table:table-cell office:value-type="float" office:value="-0.01633323" calcext:value-type="float">
            <text:p>-0.01633323</text:p>
          </table:table-cell>
          <table:table-cell office:value-type="float" office:value="0.003026746" calcext:value-type="float">
            <text:p>0.003026746</text:p>
          </table:table-cell>
        </table:table-row>
        <table:table-row table:style-name="ro1">
          <table:table-cell office:value-type="float" office:value="55.85" calcext:value-type="float">
            <text:p>55.85</text:p>
          </table:table-cell>
          <table:table-cell office:value-type="float" office:value="0.9942627" calcext:value-type="float">
            <text:p>0.9942627</text:p>
          </table:table-cell>
          <table:table-cell office:value-type="float" office:value="0.001220703" calcext:value-type="float">
            <text:p>0.001220703</text:p>
          </table:table-cell>
          <table:table-cell office:value-type="float" office:value="0.1238708" calcext:value-type="float">
            <text:p>0.1238708</text:p>
          </table:table-cell>
          <table:table-cell office:value-type="float" office:value="0.003691973" calcext:value-type="float">
            <text:p>0.003691973</text:p>
          </table:table-cell>
          <table:table-cell office:value-type="float" office:value="0.0443992" calcext:value-type="float">
            <text:p>0.0443992</text:p>
          </table:table-cell>
          <table:table-cell office:value-type="float" office:value="0.007088179" calcext:value-type="float">
            <text:p>0.007088179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0.9959564" calcext:value-type="float">
            <text:p>0.9959564</text:p>
          </table:table-cell>
          <table:table-cell office:value-type="float" office:value="-0.00553894" calcext:value-type="float">
            <text:p>-0.00553894</text:p>
          </table:table-cell>
          <table:table-cell office:value-type="float" office:value="0.1298065" calcext:value-type="float">
            <text:p>0.1298065</text:p>
          </table:table-cell>
          <table:table-cell office:value-type="float" office:value="-0.003384852" calcext:value-type="float">
            <text:p>-0.003384852</text:p>
          </table:table-cell>
          <table:table-cell office:value-type="float" office:value="-0.0187468" calcext:value-type="float">
            <text:p>-0.0187468</text:p>
          </table:table-cell>
          <table:table-cell office:value-type="float" office:value="-0.000466102" calcext:value-type="float">
            <text:p>-0.000466102</text:p>
          </table:table-cell>
        </table:table-row>
        <table:table-row table:style-name="ro1">
          <table:table-cell office:value-type="float" office:value="55.95" calcext:value-type="float">
            <text:p>55.95</text:p>
          </table:table-cell>
          <table:table-cell office:value-type="float" office:value="0.9892273" calcext:value-type="float">
            <text:p>0.9892273</text:p>
          </table:table-cell>
          <table:table-cell office:value-type="float" office:value="-0.004745483" calcext:value-type="float">
            <text:p>-0.004745483</text:p>
          </table:table-cell>
          <table:table-cell office:value-type="float" office:value="0.1208954" calcext:value-type="float">
            <text:p>0.1208954</text:p>
          </table:table-cell>
          <table:table-cell office:value-type="float" office:value="-0.03619711" calcext:value-type="float">
            <text:p>-0.03619711</text:p>
          </table:table-cell>
          <table:table-cell office:value-type="float" office:value="-0.04857807" calcext:value-type="float">
            <text:p>-0.04857807</text:p>
          </table:table-cell>
          <table:table-cell office:value-type="float" office:value="-0.004390497" calcext:value-type="float">
            <text:p>-0.0043904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963074" calcext:value-type="float">
            <text:p>0.9963074</text:p>
          </table:table-cell>
          <table:table-cell office:value-type="float" office:value="-0.003768921" calcext:value-type="float">
            <text:p>-0.003768921</text:p>
          </table:table-cell>
          <table:table-cell office:value-type="float" office:value="0.1152191" calcext:value-type="float">
            <text:p>0.1152191</text:p>
          </table:table-cell>
          <table:table-cell office:value-type="float" office:value="-0.03032281" calcext:value-type="float">
            <text:p>-0.03032281</text:p>
          </table:table-cell>
          <table:table-cell office:value-type="float" office:value="-0.1115469" calcext:value-type="float">
            <text:p>-0.1115469</text:p>
          </table:table-cell>
          <table:table-cell office:value-type="float" office:value="0.0054832" calcext:value-type="float">
            <text:p>0.0054832</text:p>
          </table:table-cell>
        </table:table-row>
        <table:table-row table:style-name="ro1">
          <table:table-cell office:value-type="float" office:value="56.05" calcext:value-type="float">
            <text:p>56.05</text:p>
          </table:table-cell>
          <table:table-cell office:value-type="float" office:value="0.9933624" calcext:value-type="float">
            <text:p>0.9933624</text:p>
          </table:table-cell>
          <table:table-cell office:value-type="float" office:value="-0.004821777" calcext:value-type="float">
            <text:p>-0.004821777</text:p>
          </table:table-cell>
          <table:table-cell office:value-type="float" office:value="0.1122589" calcext:value-type="float">
            <text:p>0.1122589</text:p>
          </table:table-cell>
          <table:table-cell office:value-type="float" office:value="-0.01222322" calcext:value-type="float">
            <text:p>-0.01222322</text:p>
          </table:table-cell>
          <table:table-cell office:value-type="float" office:value="-0.03055554" calcext:value-type="float">
            <text:p>-0.03055554</text:p>
          </table:table-cell>
          <table:table-cell office:value-type="float" office:value="0.01094546" calcext:value-type="float">
            <text:p>0.01094546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0.9942474" calcext:value-type="float">
            <text:p>0.9942474</text:p>
          </table:table-cell>
          <table:table-cell office:value-type="float" office:value="-0.004730225" calcext:value-type="float">
            <text:p>-0.004730225</text:p>
          </table:table-cell>
          <table:table-cell office:value-type="float" office:value="0.1180878" calcext:value-type="float">
            <text:p>0.1180878</text:p>
          </table:table-cell>
          <table:table-cell office:value-type="float" office:value="0.001389404" calcext:value-type="float">
            <text:p>0.001389404</text:p>
          </table:table-cell>
          <table:table-cell office:value-type="float" office:value="0.06338322" calcext:value-type="float">
            <text:p>0.06338322</text:p>
          </table:table-cell>
          <table:table-cell office:value-type="float" office:value="0.001461692" calcext:value-type="float">
            <text:p>0.001461692</text:p>
          </table:table-cell>
        </table:table-row>
        <table:table-row table:style-name="ro1">
          <table:table-cell office:value-type="float" office:value="56.15" calcext:value-type="float">
            <text:p>56.15</text:p>
          </table:table-cell>
          <table:table-cell office:value-type="float" office:value="0.9952087" calcext:value-type="float">
            <text:p>0.9952087</text:p>
          </table:table-cell>
          <table:table-cell office:value-type="float" office:value="-0.003723145" calcext:value-type="float">
            <text:p>-0.003723145</text:p>
          </table:table-cell>
          <table:table-cell office:value-type="float" office:value="0.1190796" calcext:value-type="float">
            <text:p>0.1190796</text:p>
          </table:table-cell>
          <table:table-cell office:value-type="float" office:value="0.008666826" calcext:value-type="float">
            <text:p>0.008666826</text:p>
          </table:table-cell>
          <table:table-cell office:value-type="float" office:value="0.07411487" calcext:value-type="float">
            <text:p>0.07411487</text:p>
          </table:table-cell>
          <table:table-cell office:value-type="float" office:value="0.002756313" calcext:value-type="float">
            <text:p>0.002756313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0.9961853" calcext:value-type="float">
            <text:p>0.9961853</text:p>
          </table:table-cell>
          <table:table-cell office:value-type="float" office:value="-0.00668335" calcext:value-type="float">
            <text:p>-0.00668335</text:p>
          </table:table-cell>
          <table:table-cell office:value-type="float" office:value="0.1171875" calcext:value-type="float">
            <text:p>0.1171875</text:p>
          </table:table-cell>
          <table:table-cell office:value-type="float" office:value="0.01006004" calcext:value-type="float">
            <text:p>0.01006004</text:p>
          </table:table-cell>
          <table:table-cell office:value-type="float" office:value="0.05264352" calcext:value-type="float">
            <text:p>0.05264352</text:p>
          </table:table-cell>
          <table:table-cell office:value-type="float" office:value="-0.003215801" calcext:value-type="float">
            <text:p>-0.003215801</text:p>
          </table:table-cell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0.9883118" calcext:value-type="float">
            <text:p>0.9883118</text:p>
          </table:table-cell>
          <table:table-cell office:value-type="float" office:value="-0.003829956" calcext:value-type="float">
            <text:p>-0.003829956</text:p>
          </table:table-cell>
          <table:table-cell office:value-type="float" office:value="0.1179199" calcext:value-type="float">
            <text:p>0.1179199</text:p>
          </table:table-cell>
          <table:table-cell office:value-type="float" office:value="-0.006978386" calcext:value-type="float">
            <text:p>-0.006978386</text:p>
          </table:table-cell>
          <table:table-cell office:value-type="float" office:value="0.009774349" calcext:value-type="float">
            <text:p>0.009774349</text:p>
          </table:table-cell>
          <table:table-cell office:value-type="float" office:value="-0.003699508" calcext:value-type="float">
            <text:p>-0.003699508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0.9971924" calcext:value-type="float">
            <text:p>0.9971924</text:p>
          </table:table-cell>
          <table:table-cell office:value-type="float" office:value="-0.002700806" calcext:value-type="float">
            <text:p>-0.002700806</text:p>
          </table:table-cell>
          <table:table-cell office:value-type="float" office:value="0.1210938" calcext:value-type="float">
            <text:p>0.1210938</text:p>
          </table:table-cell>
          <table:table-cell office:value-type="float" office:value="0.003837435" calcext:value-type="float">
            <text:p>0.003837435</text:p>
          </table:table-cell>
          <table:table-cell office:value-type="float" office:value="0.01698325" calcext:value-type="float">
            <text:p>0.01698325</text:p>
          </table:table-cell>
          <table:table-cell office:value-type="float" office:value="0.002210706" calcext:value-type="float">
            <text:p>0.002210706</text:p>
          </table:table-cell>
        </table:table-row>
        <table:table-row table:style-name="ro1">
          <table:table-cell office:value-type="float" office:value="56.35" calcext:value-type="float">
            <text:p>56.35</text:p>
          </table:table-cell>
          <table:table-cell office:value-type="float" office:value="0.9942932" calcext:value-type="float">
            <text:p>0.9942932</text:p>
          </table:table-cell>
          <table:table-cell office:value-type="float" office:value="-0.003768921" calcext:value-type="float">
            <text:p>-0.003768921</text:p>
          </table:table-cell>
          <table:table-cell office:value-type="float" office:value="0.1161346" calcext:value-type="float">
            <text:p>0.1161346</text:p>
          </table:table-cell>
          <table:table-cell office:value-type="float" office:value="-0.002373357" calcext:value-type="float">
            <text:p>-0.002373357</text:p>
          </table:table-cell>
          <table:table-cell office:value-type="float" office:value="-0.00331584" calcext:value-type="float">
            <text:p>-0.00331584</text:p>
          </table:table-cell>
          <table:table-cell office:value-type="float" office:value="0.006592295" calcext:value-type="float">
            <text:p>0.006592295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0.9972534" calcext:value-type="float">
            <text:p>0.9972534</text:p>
          </table:table-cell>
          <table:table-cell office:value-type="float" office:value="-0.002746582" calcext:value-type="float">
            <text:p>-0.002746582</text:p>
          </table:table-cell>
          <table:table-cell office:value-type="float" office:value="0.1181641" calcext:value-type="float">
            <text:p>0.1181641</text:p>
          </table:table-cell>
          <table:table-cell office:value-type="float" office:value="0.005102569" calcext:value-type="float">
            <text:p>0.005102569</text:p>
          </table:table-cell>
          <table:table-cell office:value-type="float" office:value="0.02876296" calcext:value-type="float">
            <text:p>0.02876296</text:p>
          </table:table-cell>
          <table:table-cell table:style-name="ce1" office:value-type="float" office:value="-0.0000169" calcext:value-type="float">
            <text:p>-1.69E-005</text:p>
          </table:table-cell>
        </table:table-row>
        <table:table-row table:style-name="ro1">
          <table:table-cell office:value-type="float" office:value="56.45" calcext:value-type="float">
            <text:p>56.45</text:p>
          </table:table-cell>
          <table:table-cell office:value-type="float" office:value="0.9962769" calcext:value-type="float">
            <text:p>0.9962769</text:p>
          </table:table-cell>
          <table:table-cell office:value-type="float" office:value="0.000228882" calcext:value-type="float">
            <text:p>0.000228882</text:p>
          </table:table-cell>
          <table:table-cell office:value-type="float" office:value="0.121048" calcext:value-type="float">
            <text:p>0.121048</text:p>
          </table:table-cell>
          <table:table-cell office:value-type="float" office:value="0.006389873" calcext:value-type="float">
            <text:p>0.006389873</text:p>
          </table:table-cell>
          <table:table-cell office:value-type="float" office:value="0.02160352" calcext:value-type="float">
            <text:p>0.02160352</text:p>
          </table:table-cell>
          <table:table-cell office:value-type="float" office:value="-0.002388577" calcext:value-type="float">
            <text:p>-0.002388577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1.001221" calcext:value-type="float">
            <text:p>1.001221</text:p>
          </table:table-cell>
          <table:table-cell office:value-type="float" office:value="-0.003692627" calcext:value-type="float">
            <text:p>-0.003692627</text:p>
          </table:table-cell>
          <table:table-cell office:value-type="float" office:value="0.116333" calcext:value-type="float">
            <text:p>0.116333</text:p>
          </table:table-cell>
          <table:table-cell office:value-type="float" office:value="0.002650109" calcext:value-type="float">
            <text:p>0.002650109</text:p>
          </table:table-cell>
          <table:table-cell office:value-type="float" office:value="0.007348455" calcext:value-type="float">
            <text:p>0.007348455</text:p>
          </table:table-cell>
          <table:table-cell office:value-type="float" office:value="0.000931228" calcext:value-type="float">
            <text:p>0.000931228</text:p>
          </table:table-cell>
        </table:table-row>
        <table:table-row table:style-name="ro1">
          <table:table-cell office:value-type="float" office:value="56.55" calcext:value-type="float">
            <text:p>56.55</text:p>
          </table:table-cell>
          <table:table-cell office:value-type="float" office:value="0.9952087" calcext:value-type="float">
            <text:p>0.9952087</text:p>
          </table:table-cell>
          <table:table-cell office:value-type="float" office:value="-0.005706787" calcext:value-type="float">
            <text:p>-0.005706787</text:p>
          </table:table-cell>
          <table:table-cell office:value-type="float" office:value="0.1171417" calcext:value-type="float">
            <text:p>0.1171417</text:p>
          </table:table-cell>
          <table:table-cell office:value-type="float" office:value="0.009709298" calcext:value-type="float">
            <text:p>0.009709298</text:p>
          </table:table-cell>
          <table:table-cell office:value-type="float" office:value="0.01934171" calcext:value-type="float">
            <text:p>0.01934171</text:p>
          </table:table-cell>
          <table:table-cell office:value-type="float" office:value="0.0103341" calcext:value-type="float">
            <text:p>0.0103341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0.999176" calcext:value-type="float">
            <text:p>0.999176</text:p>
          </table:table-cell>
          <table:table-cell office:value-type="float" office:value="-0.002670288" calcext:value-type="float">
            <text:p>-0.002670288</text:p>
          </table:table-cell>
          <table:table-cell office:value-type="float" office:value="0.1211395" calcext:value-type="float">
            <text:p>0.1211395</text:p>
          </table:table-cell>
          <table:table-cell office:value-type="float" office:value="0.0026513" calcext:value-type="float">
            <text:p>0.0026513</text:p>
          </table:table-cell>
          <table:table-cell office:value-type="float" office:value="0.04065681" calcext:value-type="float">
            <text:p>0.04065681</text:p>
          </table:table-cell>
          <table:table-cell table:style-name="ce1" office:value-type="float" office:value="0.0000765" calcext:value-type="float">
            <text:p>7.65E-005</text:p>
          </table:table-cell>
        </table:table-row>
        <table:table-row table:style-name="ro1">
          <table:table-cell office:value-type="float" office:value="56.65" calcext:value-type="float">
            <text:p>56.65</text:p>
          </table:table-cell>
          <table:table-cell office:value-type="float" office:value="0.9911499" calcext:value-type="float">
            <text:p>0.9911499</text:p>
          </table:table-cell>
          <table:table-cell office:value-type="float" office:value="-0.006668091" calcext:value-type="float">
            <text:p>-0.006668091</text:p>
          </table:table-cell>
          <table:table-cell office:value-type="float" office:value="0.1209564" calcext:value-type="float">
            <text:p>0.1209564</text:p>
          </table:table-cell>
          <table:table-cell office:value-type="float" office:value="-0.002302963" calcext:value-type="float">
            <text:p>-0.002302963</text:p>
          </table:table-cell>
          <table:table-cell office:value-type="float" office:value="0.02044878" calcext:value-type="float">
            <text:p>0.02044878</text:p>
          </table:table-cell>
          <table:table-cell office:value-type="float" office:value="0.003335643" calcext:value-type="float">
            <text:p>0.003335643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0.9942322" calcext:value-type="float">
            <text:p>0.9942322</text:p>
          </table:table-cell>
          <table:table-cell office:value-type="float" office:value="-0.002731323" calcext:value-type="float">
            <text:p>-0.002731323</text:p>
          </table:table-cell>
          <table:table-cell office:value-type="float" office:value="0.1210022" calcext:value-type="float">
            <text:p>0.1210022</text:p>
          </table:table-cell>
          <table:table-cell office:value-type="float" office:value="0.004798788" calcext:value-type="float">
            <text:p>0.004798788</text:p>
          </table:table-cell>
          <table:table-cell office:value-type="float" office:value="0.01934285" calcext:value-type="float">
            <text:p>0.01934285</text:p>
          </table:table-cell>
          <table:table-cell office:value-type="float" office:value="0.01146305" calcext:value-type="float">
            <text:p>0.01146305</text:p>
          </table:table-cell>
        </table:table-row>
        <table:table-row table:style-name="ro1">
          <table:table-cell office:value-type="float" office:value="56.75" calcext:value-type="float">
            <text:p>56.75</text:p>
          </table:table-cell>
          <table:table-cell office:value-type="float" office:value="0.9970703" calcext:value-type="float">
            <text:p>0.9970703</text:p>
          </table:table-cell>
          <table:table-cell office:value-type="float" office:value="-0.005615234" calcext:value-type="float">
            <text:p>-0.005615234</text:p>
          </table:table-cell>
          <table:table-cell office:value-type="float" office:value="0.1230469" calcext:value-type="float">
            <text:p>0.1230469</text:p>
          </table:table-cell>
          <table:table-cell office:value-type="float" office:value="-0.000862378" calcext:value-type="float">
            <text:p>-0.000862378</text:p>
          </table:table-cell>
          <table:table-cell office:value-type="float" office:value="0.0156153" calcext:value-type="float">
            <text:p>0.0156153</text:p>
          </table:table-cell>
          <table:table-cell office:value-type="float" office:value="-0.004799265" calcext:value-type="float">
            <text:p>-0.004799265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0.9921417" calcext:value-type="float">
            <text:p>0.9921417</text:p>
          </table:table-cell>
          <table:table-cell office:value-type="float" office:value="-0.00769043" calcext:value-type="float">
            <text:p>-0.00769043</text:p>
          </table:table-cell>
          <table:table-cell office:value-type="float" office:value="0.1190338" calcext:value-type="float">
            <text:p>0.1190338</text:p>
          </table:table-cell>
          <table:table-cell office:value-type="float" office:value="0.007700093" calcext:value-type="float">
            <text:p>0.007700093</text:p>
          </table:table-cell>
          <table:table-cell office:value-type="float" office:value="-0.01293415" calcext:value-type="float">
            <text:p>-0.01293415</text:p>
          </table:table-cell>
          <table:table-cell office:value-type="float" office:value="-0.005010294" calcext:value-type="float">
            <text:p>-0.005010294</text:p>
          </table:table-cell>
        </table:table-row>
        <table:table-row table:style-name="ro1">
          <table:table-cell office:value-type="float" office:value="56.85" calcext:value-type="float">
            <text:p>56.85</text:p>
          </table:table-cell>
          <table:table-cell office:value-type="float" office:value="0.9962158" calcext:value-type="float">
            <text:p>0.9962158</text:p>
          </table:table-cell>
          <table:table-cell office:value-type="float" office:value="-0.003723145" calcext:value-type="float">
            <text:p>-0.003723145</text:p>
          </table:table-cell>
          <table:table-cell office:value-type="float" office:value="0.1191101" calcext:value-type="float">
            <text:p>0.1191101</text:p>
          </table:table-cell>
          <table:table-cell office:value-type="float" office:value="-0.003442892" calcext:value-type="float">
            <text:p>-0.003442892</text:p>
          </table:table-cell>
          <table:table-cell office:value-type="float" office:value="-0.000999928" calcext:value-type="float">
            <text:p>-0.000999928</text:p>
          </table:table-cell>
          <table:table-cell office:value-type="float" office:value="0.000820727" calcext:value-type="float">
            <text:p>0.000820727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0.9960327" calcext:value-type="float">
            <text:p>0.9960327</text:p>
          </table:table-cell>
          <table:table-cell office:value-type="float" office:value="-0.003601074" calcext:value-type="float">
            <text:p>-0.003601074</text:p>
          </table:table-cell>
          <table:table-cell office:value-type="float" office:value="0.1278534" calcext:value-type="float">
            <text:p>0.1278534</text:p>
          </table:table-cell>
          <table:table-cell office:value-type="float" office:value="0.00767643" calcext:value-type="float">
            <text:p>0.00767643</text:p>
          </table:table-cell>
          <table:table-cell office:value-type="float" office:value="0.01324403" calcext:value-type="float">
            <text:p>0.01324403</text:p>
          </table:table-cell>
          <table:table-cell office:value-type="float" office:value="-0.004772165" calcext:value-type="float">
            <text:p>-0.004772165</text:p>
          </table:table-cell>
        </table:table-row>
        <table:table-row table:style-name="ro1">
          <table:table-cell office:value-type="float" office:value="56.95" calcext:value-type="float">
            <text:p>56.95</text:p>
          </table:table-cell>
          <table:table-cell office:value-type="float" office:value="0.9990234" calcext:value-type="float">
            <text:p>0.9990234</text:p>
          </table:table-cell>
          <table:table-cell office:value-type="float" office:value="-0.004562378" calcext:value-type="float">
            <text:p>-0.004562378</text:p>
          </table:table-cell>
          <table:table-cell office:value-type="float" office:value="0.1259918" calcext:value-type="float">
            <text:p>0.1259918</text:p>
          </table:table-cell>
          <table:table-cell office:value-type="float" office:value="0.001438912" calcext:value-type="float">
            <text:p>0.001438912</text:p>
          </table:table-cell>
          <table:table-cell office:value-type="float" office:value="0.02993598" calcext:value-type="float">
            <text:p>0.02993598</text:p>
          </table:table-cell>
          <table:table-cell table:style-name="ce1" office:value-type="float" office:value="-0.0000276" calcext:value-type="float">
            <text:p>-2.76E-0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941864" calcext:value-type="float">
            <text:p>0.9941864</text:p>
          </table:table-cell>
          <table:table-cell office:value-type="float" office:value="-0.005691528" calcext:value-type="float">
            <text:p>-0.005691528</text:p>
          </table:table-cell>
          <table:table-cell office:value-type="float" office:value="0.1190643" calcext:value-type="float">
            <text:p>0.1190643</text:p>
          </table:table-cell>
          <table:table-cell office:value-type="float" office:value="0.005420067" calcext:value-type="float">
            <text:p>0.005420067</text:p>
          </table:table-cell>
          <table:table-cell office:value-type="float" office:value="0.00950958" calcext:value-type="float">
            <text:p>0.00950958</text:p>
          </table:table-cell>
          <table:table-cell office:value-type="float" office:value="-0.01178642" calcext:value-type="float">
            <text:p>-0.01178642</text:p>
          </table:table-cell>
        </table:table-row>
        <table:table-row table:style-name="ro1">
          <table:table-cell office:value-type="float" office:value="57.05" calcext:value-type="float">
            <text:p>57.05</text:p>
          </table:table-cell>
          <table:table-cell office:value-type="float" office:value="0.9939423" calcext:value-type="float">
            <text:p>0.9939423</text:p>
          </table:table-cell>
          <table:table-cell office:value-type="float" office:value="-0.00553894" calcext:value-type="float">
            <text:p>-0.00553894</text:p>
          </table:table-cell>
          <table:table-cell office:value-type="float" office:value="0.130722" calcext:value-type="float">
            <text:p>0.130722</text:p>
          </table:table-cell>
          <table:table-cell office:value-type="float" office:value="0.001381347" calcext:value-type="float">
            <text:p>0.001381347</text:p>
          </table:table-cell>
          <table:table-cell office:value-type="float" office:value="0.01795811" calcext:value-type="float">
            <text:p>0.01795811</text:p>
          </table:table-cell>
          <table:table-cell office:value-type="float" office:value="0.002150864" calcext:value-type="float">
            <text:p>0.002150864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0.992157" calcext:value-type="float">
            <text:p>0.992157</text:p>
          </table:table-cell>
          <table:table-cell office:value-type="float" office:value="-0.000717163" calcext:value-type="float">
            <text:p>-0.000717163</text:p>
          </table:table-cell>
          <table:table-cell office:value-type="float" office:value="0.1267548" calcext:value-type="float">
            <text:p>0.1267548</text:p>
          </table:table-cell>
          <table:table-cell office:value-type="float" office:value="0.002881019" calcext:value-type="float">
            <text:p>0.002881019</text:p>
          </table:table-cell>
          <table:table-cell office:value-type="float" office:value="0.01659935" calcext:value-type="float">
            <text:p>0.01659935</text:p>
          </table:table-cell>
          <table:table-cell office:value-type="float" office:value="-0.008280482" calcext:value-type="float">
            <text:p>-0.008280482</text:p>
          </table:table-cell>
        </table:table-row>
        <table:table-row table:style-name="ro1">
          <table:table-cell office:value-type="float" office:value="57.15" calcext:value-type="float">
            <text:p>57.15</text:p>
          </table:table-cell>
          <table:table-cell office:value-type="float" office:value="0.9920959" calcext:value-type="float">
            <text:p>0.9920959</text:p>
          </table:table-cell>
          <table:table-cell office:value-type="float" office:value="-0.001693726" calcext:value-type="float">
            <text:p>-0.001693726</text:p>
          </table:table-cell>
          <table:table-cell office:value-type="float" office:value="0.1277466" calcext:value-type="float">
            <text:p>0.1277466</text:p>
          </table:table-cell>
          <table:table-cell office:value-type="float" office:value="0.002694615" calcext:value-type="float">
            <text:p>0.002694615</text:p>
          </table:table-cell>
          <table:table-cell office:value-type="float" office:value="0.01666103" calcext:value-type="float">
            <text:p>0.01666103</text:p>
          </table:table-cell>
          <table:table-cell office:value-type="float" office:value="-0.001340799" calcext:value-type="float">
            <text:p>-0.001340799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0.9981384" calcext:value-type="float">
            <text:p>0.9981384</text:p>
          </table:table-cell>
          <table:table-cell office:value-type="float" office:value="-0.000656128" calcext:value-type="float">
            <text:p>-0.000656128</text:p>
          </table:table-cell>
          <table:table-cell office:value-type="float" office:value="0.1259308" calcext:value-type="float">
            <text:p>0.1259308</text:p>
          </table:table-cell>
          <table:table-cell office:value-type="float" office:value="0.007690536" calcext:value-type="float">
            <text:p>0.007690536</text:p>
          </table:table-cell>
          <table:table-cell office:value-type="float" office:value="-0.0107342" calcext:value-type="float">
            <text:p>-0.0107342</text:p>
          </table:table-cell>
          <table:table-cell office:value-type="float" office:value="-0.005032874" calcext:value-type="float">
            <text:p>-0.005032874</text:p>
          </table:table-cell>
        </table:table-row>
        <table:table-row table:style-name="ro1">
          <table:table-cell office:value-type="float" office:value="57.25" calcext:value-type="float">
            <text:p>57.25</text:p>
          </table:table-cell>
          <table:table-cell office:value-type="float" office:value="0.99617" calcext:value-type="float">
            <text:p>0.99617</text:p>
          </table:table-cell>
          <table:table-cell office:value-type="float" office:value="-0.000701904" calcext:value-type="float">
            <text:p>-0.000701904</text:p>
          </table:table-cell>
          <table:table-cell office:value-type="float" office:value="0.1249237" calcext:value-type="float">
            <text:p>0.1249237</text:p>
          </table:table-cell>
          <table:table-cell office:value-type="float" office:value="-0.002187635" calcext:value-type="float">
            <text:p>-0.002187635</text:p>
          </table:table-cell>
          <table:table-cell office:value-type="float" office:value="-0.01200749" calcext:value-type="float">
            <text:p>-0.01200749</text:p>
          </table:table-cell>
          <table:table-cell office:value-type="float" office:value="-0.000488256" calcext:value-type="float">
            <text:p>-0.000488256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0.9971619" calcext:value-type="float">
            <text:p>0.9971619</text:p>
          </table:table-cell>
          <table:table-cell office:value-type="float" office:value="0.000289917" calcext:value-type="float">
            <text:p>0.000289917</text:p>
          </table:table-cell>
          <table:table-cell office:value-type="float" office:value="0.1249542" calcext:value-type="float">
            <text:p>0.1249542</text:p>
          </table:table-cell>
          <table:table-cell office:value-type="float" office:value="0.009777881" calcext:value-type="float">
            <text:p>0.009777881</text:p>
          </table:table-cell>
          <table:table-cell office:value-type="float" office:value="0.003553904" calcext:value-type="float">
            <text:p>0.003553904</text:p>
          </table:table-cell>
          <table:table-cell office:value-type="float" office:value="0.007817278" calcext:value-type="float">
            <text:p>0.007817278</text:p>
          </table:table-cell>
        </table:table-row>
        <table:table-row table:style-name="ro1">
          <table:table-cell office:value-type="float" office:value="57.35" calcext:value-type="float">
            <text:p>57.35</text:p>
          </table:table-cell>
          <table:table-cell office:value-type="float" office:value="0.9970856" calcext:value-type="float">
            <text:p>0.9970856</text:p>
          </table:table-cell>
          <table:table-cell office:value-type="float" office:value="-0.001647949" calcext:value-type="float">
            <text:p>-0.001647949</text:p>
          </table:table-cell>
          <table:table-cell office:value-type="float" office:value="0.1269073" calcext:value-type="float">
            <text:p>0.1269073</text:p>
          </table:table-cell>
          <table:table-cell office:value-type="float" office:value="-0.004762199" calcext:value-type="float">
            <text:p>-0.004762199</text:p>
          </table:table-cell>
          <table:table-cell table:style-name="ce1" office:value-type="float" office:value="-0.0000713" calcext:value-type="float">
            <text:p>-7.13E-005</text:p>
          </table:table-cell>
          <table:table-cell office:value-type="float" office:value="0.004232958" calcext:value-type="float">
            <text:p>0.004232958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0.9989014" calcext:value-type="float">
            <text:p>0.9989014</text:p>
          </table:table-cell>
          <table:table-cell office:value-type="float" office:value="-0.006469727" calcext:value-type="float">
            <text:p>-0.006469727</text:p>
          </table:table-cell>
          <table:table-cell office:value-type="float" office:value="0.1289368" calcext:value-type="float">
            <text:p>0.1289368</text:p>
          </table:table-cell>
          <table:table-cell office:value-type="float" office:value="-0.002280819" calcext:value-type="float">
            <text:p>-0.002280819</text:p>
          </table:table-cell>
          <table:table-cell office:value-type="float" office:value="-0.04422255" calcext:value-type="float">
            <text:p>-0.04422255</text:p>
          </table:table-cell>
          <table:table-cell office:value-type="float" office:value="0.003830266" calcext:value-type="float">
            <text:p>0.003830266</text:p>
          </table:table-cell>
        </table:table-row>
        <table:table-row table:style-name="ro1">
          <table:table-cell office:value-type="float" office:value="57.45" calcext:value-type="float">
            <text:p>57.45</text:p>
          </table:table-cell>
          <table:table-cell office:value-type="float" office:value="0.9962311" calcext:value-type="float">
            <text:p>0.9962311</text:p>
          </table:table-cell>
          <table:table-cell office:value-type="float" office:value="-0.000732422" calcext:value-type="float">
            <text:p>-0.000732422</text:p>
          </table:table-cell>
          <table:table-cell office:value-type="float" office:value="0.1220093" calcext:value-type="float">
            <text:p>0.1220093</text:p>
          </table:table-cell>
          <table:table-cell office:value-type="float" office:value="-0.006883261" calcext:value-type="float">
            <text:p>-0.006883261</text:p>
          </table:table-cell>
          <table:table-cell office:value-type="float" office:value="-0.006253621" calcext:value-type="float">
            <text:p>-0.006253621</text:p>
          </table:table-cell>
          <table:table-cell office:value-type="float" office:value="-0.007418697" calcext:value-type="float">
            <text:p>-0.007418697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0.9932556" calcext:value-type="float">
            <text:p>0.9932556</text:p>
          </table:table-cell>
          <table:table-cell office:value-type="float" office:value="-0.00177002" calcext:value-type="float">
            <text:p>-0.00177002</text:p>
          </table:table-cell>
          <table:table-cell office:value-type="float" office:value="0.1209869" calcext:value-type="float">
            <text:p>0.1209869</text:p>
          </table:table-cell>
          <table:table-cell office:value-type="float" office:value="-0.002156415" calcext:value-type="float">
            <text:p>-0.002156415</text:p>
          </table:table-cell>
          <table:table-cell office:value-type="float" office:value="-0.04545606" calcext:value-type="float">
            <text:p>-0.04545606</text:p>
          </table:table-cell>
          <table:table-cell office:value-type="float" office:value="-0.000806764" calcext:value-type="float">
            <text:p>-0.000806764</text:p>
          </table:table-cell>
        </table:table-row>
        <table:table-row table:style-name="ro1">
          <table:table-cell office:value-type="float" office:value="57.55" calcext:value-type="float">
            <text:p>57.55</text:p>
          </table:table-cell>
          <table:table-cell office:value-type="float" office:value="0.9951477" calcext:value-type="float">
            <text:p>0.9951477</text:p>
          </table:table-cell>
          <table:table-cell office:value-type="float" office:value="-0.003677368" calcext:value-type="float">
            <text:p>-0.003677368</text:p>
          </table:table-cell>
          <table:table-cell office:value-type="float" office:value="0.121994" calcext:value-type="float">
            <text:p>0.121994</text:p>
          </table:table-cell>
          <table:table-cell office:value-type="float" office:value="0.004101926" calcext:value-type="float">
            <text:p>0.004101926</text:p>
          </table:table-cell>
          <table:table-cell office:value-type="float" office:value="-0.0491916" calcext:value-type="float">
            <text:p>-0.0491916</text:p>
          </table:table-cell>
          <table:table-cell office:value-type="float" office:value="-0.006602432" calcext:value-type="float">
            <text:p>-0.006602432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1.004211" calcext:value-type="float">
            <text:p>1.004211</text:p>
          </table:table-cell>
          <table:table-cell office:value-type="float" office:value="0.000305176" calcext:value-type="float">
            <text:p>0.000305176</text:p>
          </table:table-cell>
          <table:table-cell office:value-type="float" office:value="0.120285" calcext:value-type="float">
            <text:p>0.120285</text:p>
          </table:table-cell>
          <table:table-cell office:value-type="float" office:value="0.001821133" calcext:value-type="float">
            <text:p>0.001821133</text:p>
          </table:table-cell>
          <table:table-cell office:value-type="float" office:value="-0.0885072" calcext:value-type="float">
            <text:p>-0.0885072</text:p>
          </table:table-cell>
          <table:table-cell office:value-type="float" office:value="-0.01159967" calcext:value-type="float">
            <text:p>-0.01159967</text:p>
          </table:table-cell>
        </table:table-row>
        <table:table-row table:style-name="ro1">
          <table:table-cell office:value-type="float" office:value="57.65" calcext:value-type="float">
            <text:p>57.65</text:p>
          </table:table-cell>
          <table:table-cell office:value-type="float" office:value="0.9984131" calcext:value-type="float">
            <text:p>0.9984131</text:p>
          </table:table-cell>
          <table:table-cell office:value-type="float" office:value="-0.000839233" calcext:value-type="float">
            <text:p>-0.000839233</text:p>
          </table:table-cell>
          <table:table-cell office:value-type="float" office:value="0.1123505" calcext:value-type="float">
            <text:p>0.1123505</text:p>
          </table:table-cell>
          <table:table-cell office:value-type="float" office:value="-0.007173398" calcext:value-type="float">
            <text:p>-0.007173398</text:p>
          </table:table-cell>
          <table:table-cell office:value-type="float" office:value="-0.06338361" calcext:value-type="float">
            <text:p>-0.06338361</text:p>
          </table:table-cell>
          <table:table-cell office:value-type="float" office:value="0.004774508" calcext:value-type="float">
            <text:p>0.004774508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1.00235" calcext:value-type="float">
            <text:p>1.00235</text:p>
          </table:table-cell>
          <table:table-cell office:value-type="float" office:value="-0.008743286" calcext:value-type="float">
            <text:p>-0.008743286</text:p>
          </table:table-cell>
          <table:table-cell office:value-type="float" office:value="0.1037598" calcext:value-type="float">
            <text:p>0.1037598</text:p>
          </table:table-cell>
          <table:table-cell office:value-type="float" office:value="-0.01437442" calcext:value-type="float">
            <text:p>-0.01437442</text:p>
          </table:table-cell>
          <table:table-cell office:value-type="float" office:value="-0.01949777" calcext:value-type="float">
            <text:p>-0.01949777</text:p>
          </table:table-cell>
          <table:table-cell office:value-type="float" office:value="-0.00066168" calcext:value-type="float">
            <text:p>-0.00066168</text:p>
          </table:table-cell>
        </table:table-row>
        <table:table-row table:style-name="ro1">
          <table:table-cell office:value-type="float" office:value="57.75" calcext:value-type="float">
            <text:p>57.75</text:p>
          </table:table-cell>
          <table:table-cell office:value-type="float" office:value="0.995575" calcext:value-type="float">
            <text:p>0.995575</text:p>
          </table:table-cell>
          <table:table-cell office:value-type="float" office:value="-0.001983643" calcext:value-type="float">
            <text:p>-0.001983643</text:p>
          </table:table-cell>
          <table:table-cell office:value-type="float" office:value="0.1035461" calcext:value-type="float">
            <text:p>0.1035461</text:p>
          </table:table-cell>
          <table:table-cell office:value-type="float" office:value="-0.01097343" calcext:value-type="float">
            <text:p>-0.01097343</text:p>
          </table:table-cell>
          <table:table-cell office:value-type="float" office:value="-0.008700269" calcext:value-type="float">
            <text:p>-0.008700269</text:p>
          </table:table-cell>
          <table:table-cell office:value-type="float" office:value="0.008710694" calcext:value-type="float">
            <text:p>0.008710694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0.9944305" calcext:value-type="float">
            <text:p>0.9944305</text:p>
          </table:table-cell>
          <table:table-cell office:value-type="float" office:value="-0.002868652" calcext:value-type="float">
            <text:p>-0.002868652</text:p>
          </table:table-cell>
          <table:table-cell office:value-type="float" office:value="0.1112823" calcext:value-type="float">
            <text:p>0.1112823</text:p>
          </table:table-cell>
          <table:table-cell office:value-type="float" office:value="0.002924107" calcext:value-type="float">
            <text:p>0.002924107</text:p>
          </table:table-cell>
          <table:table-cell office:value-type="float" office:value="0.007811793" calcext:value-type="float">
            <text:p>0.007811793</text:p>
          </table:table-cell>
          <table:table-cell office:value-type="float" office:value="-0.009572523" calcext:value-type="float">
            <text:p>-0.009572523</text:p>
          </table:table-cell>
        </table:table-row>
        <table:table-row table:style-name="ro1">
          <table:table-cell office:value-type="float" office:value="57.85" calcext:value-type="float">
            <text:p>57.85</text:p>
          </table:table-cell>
          <table:table-cell office:value-type="float" office:value="0.9963837" calcext:value-type="float">
            <text:p>0.9963837</text:p>
          </table:table-cell>
          <table:table-cell office:value-type="float" office:value="-0.003829956" calcext:value-type="float">
            <text:p>-0.003829956</text:p>
          </table:table-cell>
          <table:table-cell office:value-type="float" office:value="0.1113434" calcext:value-type="float">
            <text:p>0.1113434</text:p>
          </table:table-cell>
          <table:table-cell office:value-type="float" office:value="-0.007192586" calcext:value-type="float">
            <text:p>-0.007192586</text:p>
          </table:table-cell>
          <table:table-cell office:value-type="float" office:value="0.02441352" calcext:value-type="float">
            <text:p>0.02441352</text:p>
          </table:table-cell>
          <table:table-cell office:value-type="float" office:value="0.003243148" calcext:value-type="float">
            <text:p>0.003243148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0.9965973" calcext:value-type="float">
            <text:p>0.9965973</text:p>
          </table:table-cell>
          <table:table-cell office:value-type="float" office:value="0.002029419" calcext:value-type="float">
            <text:p>0.002029419</text:p>
          </table:table-cell>
          <table:table-cell office:value-type="float" office:value="0.1083984" calcext:value-type="float">
            <text:p>0.1083984</text:p>
          </table:table-cell>
          <table:table-cell office:value-type="float" office:value="-0.001696638" calcext:value-type="float">
            <text:p>-0.001696638</text:p>
          </table:table-cell>
          <table:table-cell office:value-type="float" office:value="0.02778173" calcext:value-type="float">
            <text:p>0.02778173</text:p>
          </table:table-cell>
          <table:table-cell office:value-type="float" office:value="-0.01983418" calcext:value-type="float">
            <text:p>-0.01983418</text:p>
          </table:table-cell>
        </table:table-row>
        <table:table-row table:style-name="ro1">
          <table:table-cell office:value-type="float" office:value="57.95" calcext:value-type="float">
            <text:p>57.95</text:p>
          </table:table-cell>
          <table:table-cell office:value-type="float" office:value="0.9944" calcext:value-type="float">
            <text:p>0.9944</text:p>
          </table:table-cell>
          <table:table-cell office:value-type="float" office:value="-0.002853394" calcext:value-type="float">
            <text:p>-0.002853394</text:p>
          </table:table-cell>
          <table:table-cell office:value-type="float" office:value="0.1122589" calcext:value-type="float">
            <text:p>0.1122589</text:p>
          </table:table-cell>
          <table:table-cell office:value-type="float" office:value="0.008742404" calcext:value-type="float">
            <text:p>0.008742404</text:p>
          </table:table-cell>
          <table:table-cell office:value-type="float" office:value="0.004185264" calcext:value-type="float">
            <text:p>0.004185264</text:p>
          </table:table-cell>
          <table:table-cell office:value-type="float" office:value="0.000833313" calcext:value-type="float">
            <text:p>0.0008333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983215" calcext:value-type="float">
            <text:p>0.9983215</text:p>
          </table:table-cell>
          <table:table-cell office:value-type="float" office:value="-0.003768921" calcext:value-type="float">
            <text:p>-0.003768921</text:p>
          </table:table-cell>
          <table:table-cell office:value-type="float" office:value="0.113327" calcext:value-type="float">
            <text:p>0.113327</text:p>
          </table:table-cell>
          <table:table-cell office:value-type="float" office:value="0.01103021" calcext:value-type="float">
            <text:p>0.01103021</text:p>
          </table:table-cell>
          <table:table-cell office:value-type="float" office:value="0.06358142" calcext:value-type="float">
            <text:p>0.06358142</text:p>
          </table:table-cell>
          <table:table-cell office:value-type="float" office:value="0.004852793" calcext:value-type="float">
            <text:p>0.004852793</text:p>
          </table:table-cell>
        </table:table-row>
        <table:table-row table:style-name="ro1">
          <table:table-cell office:value-type="float" office:value="58.05" calcext:value-type="float">
            <text:p>58.05</text:p>
          </table:table-cell>
          <table:table-cell office:value-type="float" office:value="0.993454" calcext:value-type="float">
            <text:p>0.993454</text:p>
          </table:table-cell>
          <table:table-cell table:style-name="ce1" office:value-type="float" office:value="0.0000916" calcext:value-type="float">
            <text:p>9.16E-005</text:p>
          </table:table-cell>
          <table:table-cell office:value-type="float" office:value="0.1131897" calcext:value-type="float">
            <text:p>0.1131897</text:p>
          </table:table-cell>
          <table:table-cell office:value-type="float" office:value="-0.000859046" calcext:value-type="float">
            <text:p>-0.000859046</text:p>
          </table:table-cell>
          <table:table-cell office:value-type="float" office:value="-0.004352916" calcext:value-type="float">
            <text:p>-0.004352916</text:p>
          </table:table-cell>
          <table:table-cell office:value-type="float" office:value="-0.00508476" calcext:value-type="float">
            <text:p>-0.00508476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0.9953308" calcext:value-type="float">
            <text:p>0.9953308</text:p>
          </table:table-cell>
          <table:table-cell office:value-type="float" office:value="0.001174927" calcext:value-type="float">
            <text:p>0.001174927</text:p>
          </table:table-cell>
          <table:table-cell office:value-type="float" office:value="0.1190491" calcext:value-type="float">
            <text:p>0.1190491</text:p>
          </table:table-cell>
          <table:table-cell office:value-type="float" office:value="0.001599567" calcext:value-type="float">
            <text:p>0.001599567</text:p>
          </table:table-cell>
          <table:table-cell office:value-type="float" office:value="0.008730206" calcext:value-type="float">
            <text:p>0.008730206</text:p>
          </table:table-cell>
          <table:table-cell office:value-type="float" office:value="-0.006109226" calcext:value-type="float">
            <text:p>-0.006109226</text:p>
          </table:table-cell>
        </table:table-row>
        <table:table-row table:style-name="ro1">
          <table:table-cell office:value-type="float" office:value="58.15" calcext:value-type="float">
            <text:p>58.15</text:p>
          </table:table-cell>
          <table:table-cell office:value-type="float" office:value="0.9963226" calcext:value-type="float">
            <text:p>0.9963226</text:p>
          </table:table-cell>
          <table:table-cell office:value-type="float" office:value="-0.004776001" calcext:value-type="float">
            <text:p>-0.004776001</text:p>
          </table:table-cell>
          <table:table-cell office:value-type="float" office:value="0.1132965" calcext:value-type="float">
            <text:p>0.1132965</text:p>
          </table:table-cell>
          <table:table-cell office:value-type="float" office:value="0.009079157" calcext:value-type="float">
            <text:p>0.009079157</text:p>
          </table:table-cell>
          <table:table-cell office:value-type="float" office:value="-0.0437044" calcext:value-type="float">
            <text:p>-0.0437044</text:p>
          </table:table-cell>
          <table:table-cell office:value-type="float" office:value="-0.01117299" calcext:value-type="float">
            <text:p>-0.01117299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0.999527" calcext:value-type="float">
            <text:p>0.999527</text:p>
          </table:table-cell>
          <table:table-cell office:value-type="float" office:value="0.002090454" calcext:value-type="float">
            <text:p>0.002090454</text:p>
          </table:table-cell>
          <table:table-cell office:value-type="float" office:value="0.109436" calcext:value-type="float">
            <text:p>0.109436</text:p>
          </table:table-cell>
          <table:table-cell office:value-type="float" office:value="-0.01302382" calcext:value-type="float">
            <text:p>-0.01302382</text:p>
          </table:table-cell>
          <table:table-cell office:value-type="float" office:value="-0.05082686" calcext:value-type="float">
            <text:p>-0.05082686</text:p>
          </table:table-cell>
          <table:table-cell office:value-type="float" office:value="-0.005575604" calcext:value-type="float">
            <text:p>-0.005575604</text:p>
          </table:table-cell>
        </table:table-row>
        <table:table-row table:style-name="ro1">
          <table:table-cell office:value-type="float" office:value="58.25" calcext:value-type="float">
            <text:p>58.25</text:p>
          </table:table-cell>
          <table:table-cell office:value-type="float" office:value="0.9925079" calcext:value-type="float">
            <text:p>0.9925079</text:p>
          </table:table-cell>
          <table:table-cell table:style-name="ce1" office:value-type="float" office:value="0.0000305" calcext:value-type="float">
            <text:p>3.05E-005</text:p>
          </table:table-cell>
          <table:table-cell office:value-type="float" office:value="0.1102448" calcext:value-type="float">
            <text:p>0.1102448</text:p>
          </table:table-cell>
          <table:table-cell office:value-type="float" office:value="-0.005396276" calcext:value-type="float">
            <text:p>-0.005396276</text:p>
          </table:table-cell>
          <table:table-cell office:value-type="float" office:value="-0.1211113" calcext:value-type="float">
            <text:p>-0.1211113</text:p>
          </table:table-cell>
          <table:table-cell office:value-type="float" office:value="-0.01542792" calcext:value-type="float">
            <text:p>-0.01542792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0.9964905" calcext:value-type="float">
            <text:p>0.9964905</text:p>
          </table:table-cell>
          <table:table-cell office:value-type="float" office:value="-0.001907349" calcext:value-type="float">
            <text:p>-0.001907349</text:p>
          </table:table-cell>
          <table:table-cell office:value-type="float" office:value="0.108429" calcext:value-type="float">
            <text:p>0.108429</text:p>
          </table:table-cell>
          <table:table-cell office:value-type="float" office:value="-0.04080815" calcext:value-type="float">
            <text:p>-0.04080815</text:p>
          </table:table-cell>
          <table:table-cell office:value-type="float" office:value="-0.2235578" calcext:value-type="float">
            <text:p>-0.2235578</text:p>
          </table:table-cell>
          <table:table-cell office:value-type="float" office:value="-0.01192505" calcext:value-type="float">
            <text:p>-0.01192505</text:p>
          </table:table-cell>
        </table:table-row>
        <table:table-row table:style-name="ro1">
          <table:table-cell office:value-type="float" office:value="58.35" calcext:value-type="float">
            <text:p>58.35</text:p>
          </table:table-cell>
          <table:table-cell office:value-type="float" office:value="1.000046" calcext:value-type="float">
            <text:p>1.000046</text:p>
          </table:table-cell>
          <table:table-cell office:value-type="float" office:value="-0.000244141" calcext:value-type="float">
            <text:p>-0.000244141</text:p>
          </table:table-cell>
          <table:table-cell office:value-type="float" office:value="0.08226013" calcext:value-type="float">
            <text:p>0.08226013</text:p>
          </table:table-cell>
          <table:table-cell office:value-type="float" office:value="-0.1381247" calcext:value-type="float">
            <text:p>-0.1381247</text:p>
          </table:table-cell>
          <table:table-cell office:value-type="float" office:value="-0.3748818" calcext:value-type="float">
            <text:p>-0.3748818</text:p>
          </table:table-cell>
          <table:table-cell office:value-type="float" office:value="-0.0184664" calcext:value-type="float">
            <text:p>-0.0184664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0.9950867" calcext:value-type="float">
            <text:p>0.9950867</text:p>
          </table:table-cell>
          <table:table-cell office:value-type="float" office:value="-0.001937866" calcext:value-type="float">
            <text:p>-0.001937866</text:p>
          </table:table-cell>
          <table:table-cell office:value-type="float" office:value="0.03453064" calcext:value-type="float">
            <text:p>0.03453064</text:p>
          </table:table-cell>
          <table:table-cell office:value-type="float" office:value="-0.2086863" calcext:value-type="float">
            <text:p>-0.2086863</text:p>
          </table:table-cell>
          <table:table-cell office:value-type="float" office:value="-0.5464158" calcext:value-type="float">
            <text:p>-0.5464158</text:p>
          </table:table-cell>
          <table:table-cell office:value-type="float" office:value="-0.02156918" calcext:value-type="float">
            <text:p>-0.02156918</text:p>
          </table:table-cell>
        </table:table-row>
        <table:table-row table:style-name="ro1">
          <table:table-cell office:value-type="float" office:value="58.45" calcext:value-type="float">
            <text:p>58.45</text:p>
          </table:table-cell>
          <table:table-cell office:value-type="float" office:value="1.001938" calcext:value-type="float">
            <text:p>1.001938</text:p>
          </table:table-cell>
          <table:table-cell office:value-type="float" office:value="0.004516602" calcext:value-type="float">
            <text:p>0.004516602</text:p>
          </table:table-cell>
          <table:table-cell office:value-type="float" office:value="-0.001281738" calcext:value-type="float">
            <text:p>-0.001281738</text:p>
          </table:table-cell>
          <table:table-cell office:value-type="float" office:value="-0.1998404" calcext:value-type="float">
            <text:p>-0.1998404</text:p>
          </table:table-cell>
          <table:table-cell office:value-type="float" office:value="-0.6155071" calcext:value-type="float">
            <text:p>-0.6155071</text:p>
          </table:table-cell>
          <table:table-cell office:value-type="float" office:value="-0.03140288" calcext:value-type="float">
            <text:p>-0.03140288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1.004395" calcext:value-type="float">
            <text:p>1.004395</text:p>
          </table:table-cell>
          <table:table-cell office:value-type="float" office:value="-0.003738403" calcext:value-type="float">
            <text:p>-0.003738403</text:p>
          </table:table-cell>
          <table:table-cell office:value-type="float" office:value="-0.03321838" calcext:value-type="float">
            <text:p>-0.03321838</text:p>
          </table:table-cell>
          <table:table-cell office:value-type="float" office:value="-0.01405461" calcext:value-type="float">
            <text:p>-0.01405461</text:p>
          </table:table-cell>
          <table:table-cell office:value-type="float" office:value="-0.8445542" calcext:value-type="float">
            <text:p>-0.8445542</text:p>
          </table:table-cell>
          <table:table-cell office:value-type="float" office:value="0.005727666" calcext:value-type="float">
            <text:p>0.005727666</text:p>
          </table:table-cell>
        </table:table-row>
        <table:table-row table:style-name="ro1">
          <table:table-cell office:value-type="float" office:value="58.55" calcext:value-type="float">
            <text:p>58.55</text:p>
          </table:table-cell>
          <table:table-cell office:value-type="float" office:value="0.9863586" calcext:value-type="float">
            <text:p>0.9863586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06193542" calcext:value-type="float">
            <text:p>-0.06193542</text:p>
          </table:table-cell>
          <table:table-cell office:value-type="float" office:value="-0.01000104" calcext:value-type="float">
            <text:p>-0.01000104</text:p>
          </table:table-cell>
          <table:table-cell office:value-type="float" office:value="-0.9767368" calcext:value-type="float">
            <text:p>-0.9767368</text:p>
          </table:table-cell>
          <table:table-cell office:value-type="float" office:value="-0.005862012" calcext:value-type="float">
            <text:p>-0.005862012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0.9888306" calcext:value-type="float">
            <text:p>0.9888306</text:p>
          </table:table-cell>
          <table:table-cell office:value-type="float" office:value="-0.01034546" calcext:value-type="float">
            <text:p>-0.01034546</text:p>
          </table:table-cell>
          <table:table-cell office:value-type="float" office:value="-0.1482849" calcext:value-type="float">
            <text:p>-0.1482849</text:p>
          </table:table-cell>
          <table:table-cell office:value-type="float" office:value="0.0166398" calcext:value-type="float">
            <text:p>0.0166398</text:p>
          </table:table-cell>
          <table:table-cell office:value-type="float" office:value="-1.264947" calcext:value-type="float">
            <text:p>-1.264947</text:p>
          </table:table-cell>
          <table:table-cell office:value-type="float" office:value="-0.03725259" calcext:value-type="float">
            <text:p>-0.03725259</text:p>
          </table:table-cell>
        </table:table-row>
        <table:table-row table:style-name="ro1">
          <table:table-cell office:value-type="float" office:value="58.65" calcext:value-type="float">
            <text:p>58.65</text:p>
          </table:table-cell>
          <table:table-cell office:value-type="float" office:value="0.9940186" calcext:value-type="float">
            <text:p>0.9940186</text:p>
          </table:table-cell>
          <table:table-cell office:value-type="float" office:value="0.006164551" calcext:value-type="float">
            <text:p>0.006164551</text:p>
          </table:table-cell>
          <table:table-cell office:value-type="float" office:value="-0.2337799" calcext:value-type="float">
            <text:p>-0.2337799</text:p>
          </table:table-cell>
          <table:table-cell office:value-type="float" office:value="0.002530823" calcext:value-type="float">
            <text:p>0.002530823</text:p>
          </table:table-cell>
          <table:table-cell office:value-type="float" office:value="-1.40672" calcext:value-type="float">
            <text:p>-1.40672</text:p>
          </table:table-cell>
          <table:table-cell office:value-type="float" office:value="-0.05365702" calcext:value-type="float">
            <text:p>-0.05365702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0.9532623" calcext:value-type="float">
            <text:p>0.9532623</text:p>
          </table:table-cell>
          <table:table-cell office:value-type="float" office:value="-0.001815796" calcext:value-type="float">
            <text:p>-0.001815796</text:p>
          </table:table-cell>
          <table:table-cell office:value-type="float" office:value="-0.2834167" calcext:value-type="float">
            <text:p>-0.2834167</text:p>
          </table:table-cell>
          <table:table-cell office:value-type="float" office:value="0.01938807" calcext:value-type="float">
            <text:p>0.01938807</text:p>
          </table:table-cell>
          <table:table-cell office:value-type="float" office:value="-1.394312" calcext:value-type="float">
            <text:p>-1.394312</text:p>
          </table:table-cell>
          <table:table-cell office:value-type="float" office:value="-0.000233344" calcext:value-type="float">
            <text:p>-0.000233344</text:p>
          </table:table-cell>
        </table:table-row>
        <table:table-row table:style-name="ro1">
          <table:table-cell office:value-type="float" office:value="58.75" calcext:value-type="float">
            <text:p>58.75</text:p>
          </table:table-cell>
          <table:table-cell office:value-type="float" office:value="0.9337616" calcext:value-type="float">
            <text:p>0.9337616</text:p>
          </table:table-cell>
          <table:table-cell office:value-type="float" office:value="0.01000977" calcext:value-type="float">
            <text:p>0.01000977</text:p>
          </table:table-cell>
          <table:table-cell office:value-type="float" office:value="-0.3335876" calcext:value-type="float">
            <text:p>-0.3335876</text:p>
          </table:table-cell>
          <table:table-cell office:value-type="float" office:value="0.0305927" calcext:value-type="float">
            <text:p>0.0305927</text:p>
          </table:table-cell>
          <table:table-cell office:value-type="float" office:value="-1.583532" calcext:value-type="float">
            <text:p>-1.583532</text:p>
          </table:table-cell>
          <table:table-cell office:value-type="float" office:value="-0.004202413" calcext:value-type="float">
            <text:p>-0.004202413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0.8951111" calcext:value-type="float">
            <text:p>0.8951111</text:p>
          </table:table-cell>
          <table:table-cell office:value-type="float" office:value="0.009277344" calcext:value-type="float">
            <text:p>0.009277344</text:p>
          </table:table-cell>
          <table:table-cell office:value-type="float" office:value="-0.4269714" calcext:value-type="float">
            <text:p>-0.4269714</text:p>
          </table:table-cell>
          <table:table-cell office:value-type="float" office:value="-0.005587165" calcext:value-type="float">
            <text:p>-0.005587165</text:p>
          </table:table-cell>
          <table:table-cell office:value-type="float" office:value="-1.862892" calcext:value-type="float">
            <text:p>-1.862892</text:p>
          </table:table-cell>
          <table:table-cell office:value-type="float" office:value="0.03239621" calcext:value-type="float">
            <text:p>0.03239621</text:p>
          </table:table-cell>
        </table:table-row>
        <table:table-row table:style-name="ro1">
          <table:table-cell office:value-type="float" office:value="58.85" calcext:value-type="float">
            <text:p>58.85</text:p>
          </table:table-cell>
          <table:table-cell office:value-type="float" office:value="0.8814545" calcext:value-type="float">
            <text:p>0.8814545</text:p>
          </table:table-cell>
          <table:table-cell office:value-type="float" office:value="-0.01182556" calcext:value-type="float">
            <text:p>-0.01182556</text:p>
          </table:table-cell>
          <table:table-cell office:value-type="float" office:value="-0.6021271" calcext:value-type="float">
            <text:p>-0.6021271</text:p>
          </table:table-cell>
          <table:table-cell office:value-type="float" office:value="-0.05205172" calcext:value-type="float">
            <text:p>-0.05205172</text:p>
          </table:table-cell>
          <table:table-cell office:value-type="float" office:value="-1.729679" calcext:value-type="float">
            <text:p>-1.729679</text:p>
          </table:table-cell>
          <table:table-cell office:value-type="float" office:value="0.03334732" calcext:value-type="float">
            <text:p>0.03334732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0.8186035" calcext:value-type="float">
            <text:p>0.8186035</text:p>
          </table:table-cell>
          <table:table-cell office:value-type="float" office:value="0.004623413" calcext:value-type="float">
            <text:p>0.004623413</text:p>
          </table:table-cell>
          <table:table-cell office:value-type="float" office:value="-0.5630951" calcext:value-type="float">
            <text:p>-0.5630951</text:p>
          </table:table-cell>
          <table:table-cell office:value-type="float" office:value="0.01001929" calcext:value-type="float">
            <text:p>0.01001929</text:p>
          </table:table-cell>
          <table:table-cell office:value-type="float" office:value="-0.6957001" calcext:value-type="float">
            <text:p>-0.6957001</text:p>
          </table:table-cell>
          <table:table-cell office:value-type="float" office:value="0.01415189" calcext:value-type="float">
            <text:p>0.01415189</text:p>
          </table:table-cell>
        </table:table-row>
        <table:table-row table:style-name="ro1">
          <table:table-cell office:value-type="float" office:value="58.95" calcext:value-type="float">
            <text:p>58.95</text:p>
          </table:table-cell>
          <table:table-cell office:value-type="float" office:value="0.8010559" calcext:value-type="float">
            <text:p>0.8010559</text:p>
          </table:table-cell>
          <table:table-cell office:value-type="float" office:value="0.001251221" calcext:value-type="float">
            <text:p>0.001251221</text:p>
          </table:table-cell>
          <table:table-cell office:value-type="float" office:value="-0.582016" calcext:value-type="float">
            <text:p>-0.582016</text:p>
          </table:table-cell>
          <table:table-cell office:value-type="float" office:value="0.03293132" calcext:value-type="float">
            <text:p>0.03293132</text:p>
          </table:table-cell>
          <table:table-cell office:value-type="float" office:value="-0.7158012" calcext:value-type="float">
            <text:p>-0.7158012</text:p>
          </table:table-cell>
          <table:table-cell office:value-type="float" office:value="0.0245091" calcext:value-type="float">
            <text:p>0.02450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790375" calcext:value-type="float">
            <text:p>0.7790375</text:p>
          </table:table-cell>
          <table:table-cell office:value-type="float" office:value="0.003463745" calcext:value-type="float">
            <text:p>0.003463745</text:p>
          </table:table-cell>
          <table:table-cell office:value-type="float" office:value="-0.6156769" calcext:value-type="float">
            <text:p>-0.6156769</text:p>
          </table:table-cell>
          <table:table-cell office:value-type="float" office:value="0.006110515" calcext:value-type="float">
            <text:p>0.006110515</text:p>
          </table:table-cell>
          <table:table-cell office:value-type="float" office:value="-0.9775784" calcext:value-type="float">
            <text:p>-0.9775784</text:p>
          </table:table-cell>
          <table:table-cell office:value-type="float" office:value="0.03008265" calcext:value-type="float">
            <text:p>0.03008265</text:p>
          </table:table-cell>
        </table:table-row>
        <table:table-row table:style-name="ro1">
          <table:table-cell office:value-type="float" office:value="59.05" calcext:value-type="float">
            <text:p>59.05</text:p>
          </table:table-cell>
          <table:table-cell office:value-type="float" office:value="0.7327271" calcext:value-type="float">
            <text:p>0.7327271</text:p>
          </table:table-cell>
          <table:table-cell office:value-type="float" office:value="-0.001846313" calcext:value-type="float">
            <text:p>-0.001846313</text:p>
          </table:table-cell>
          <table:table-cell office:value-type="float" office:value="-0.6819763" calcext:value-type="float">
            <text:p>-0.6819763</text:p>
          </table:table-cell>
          <table:table-cell office:value-type="float" office:value="-0.0429916" calcext:value-type="float">
            <text:p>-0.0429916</text:p>
          </table:table-cell>
          <table:table-cell office:value-type="float" office:value="-1.219055" calcext:value-type="float">
            <text:p>-1.219055</text:p>
          </table:table-cell>
          <table:table-cell office:value-type="float" office:value="0.04728625" calcext:value-type="float">
            <text:p>0.04728625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0.6908875" calcext:value-type="float">
            <text:p>0.6908875</text:p>
          </table:table-cell>
          <table:table-cell office:value-type="float" office:value="-0.002822876" calcext:value-type="float">
            <text:p>-0.002822876</text:p>
          </table:table-cell>
          <table:table-cell office:value-type="float" office:value="-0.7200165" calcext:value-type="float">
            <text:p>-0.7200165</text:p>
          </table:table-cell>
          <table:table-cell office:value-type="float" office:value="-0.01515873" calcext:value-type="float">
            <text:p>-0.01515873</text:p>
          </table:table-cell>
          <table:table-cell office:value-type="float" office:value="-1.193176" calcext:value-type="float">
            <text:p>-1.193176</text:p>
          </table:table-cell>
          <table:table-cell office:value-type="float" office:value="0.009497162" calcext:value-type="float">
            <text:p>0.009497162</text:p>
          </table:table-cell>
        </table:table-row>
        <table:table-row table:style-name="ro1">
          <table:table-cell office:value-type="float" office:value="59.15" calcext:value-type="float">
            <text:p>59.15</text:p>
          </table:table-cell>
          <table:table-cell office:value-type="float" office:value="0.6253204" calcext:value-type="float">
            <text:p>0.6253204</text:p>
          </table:table-cell>
          <table:table-cell office:value-type="float" office:value="-0.005126953" calcext:value-type="float">
            <text:p>-0.005126953</text:p>
          </table:table-cell>
          <table:table-cell office:value-type="float" office:value="-0.7625885" calcext:value-type="float">
            <text:p>-0.7625885</text:p>
          </table:table-cell>
          <table:table-cell office:value-type="float" office:value="-0.01853665" calcext:value-type="float">
            <text:p>-0.01853665</text:p>
          </table:table-cell>
          <table:table-cell office:value-type="float" office:value="-1.40742" calcext:value-type="float">
            <text:p>-1.40742</text:p>
          </table:table-cell>
          <table:table-cell office:value-type="float" office:value="0.004063407" calcext:value-type="float">
            <text:p>0.004063407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0.5585175" calcext:value-type="float">
            <text:p>0.5585175</text:p>
          </table:table-cell>
          <table:table-cell office:value-type="float" office:value="0.003005981" calcext:value-type="float">
            <text:p>0.003005981</text:p>
          </table:table-cell>
          <table:table-cell office:value-type="float" office:value="-0.8285828" calcext:value-type="float">
            <text:p>-0.8285828</text:p>
          </table:table-cell>
          <table:table-cell office:value-type="float" office:value="-0.00646939" calcext:value-type="float">
            <text:p>-0.00646939</text:p>
          </table:table-cell>
          <table:table-cell office:value-type="float" office:value="-1.991084" calcext:value-type="float">
            <text:p>-1.991084</text:p>
          </table:table-cell>
          <table:table-cell office:value-type="float" office:value="0.06824837" calcext:value-type="float">
            <text:p>0.06824837</text:p>
          </table:table-cell>
        </table:table-row>
        <table:table-row table:style-name="ro1">
          <table:table-cell office:value-type="float" office:value="59.25" calcext:value-type="float">
            <text:p>59.25</text:p>
          </table:table-cell>
          <table:table-cell office:value-type="float" office:value="0.4711456" calcext:value-type="float">
            <text:p>0.4711456</text:p>
          </table:table-cell>
          <table:table-cell office:value-type="float" office:value="-0.002487183" calcext:value-type="float">
            <text:p>-0.002487183</text:p>
          </table:table-cell>
          <table:table-cell office:value-type="float" office:value="-0.8746185" calcext:value-type="float">
            <text:p>-0.8746185</text:p>
          </table:table-cell>
          <table:table-cell office:value-type="float" office:value="-0.04100215" calcext:value-type="float">
            <text:p>-0.04100215</text:p>
          </table:table-cell>
          <table:table-cell office:value-type="float" office:value="-2.333639" calcext:value-type="float">
            <text:p>-2.333639</text:p>
          </table:table-cell>
          <table:table-cell office:value-type="float" office:value="0.09039985" calcext:value-type="float">
            <text:p>0.09039985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0.3360291" calcext:value-type="float">
            <text:p>0.3360291</text:p>
          </table:table-cell>
          <table:table-cell office:value-type="float" office:value="-0.0124054" calcext:value-type="float">
            <text:p>-0.0124054</text:p>
          </table:table-cell>
          <table:table-cell office:value-type="float" office:value="-0.917038" calcext:value-type="float">
            <text:p>-0.917038</text:p>
          </table:table-cell>
          <table:table-cell office:value-type="float" office:value="-0.1141676" calcext:value-type="float">
            <text:p>-0.1141676</text:p>
          </table:table-cell>
          <table:table-cell office:value-type="float" office:value="-2.020512" calcext:value-type="float">
            <text:p>-2.020512</text:p>
          </table:table-cell>
          <table:table-cell office:value-type="float" office:value="0.1275475" calcext:value-type="float">
            <text:p>0.1275475</text:p>
          </table:table-cell>
        </table:table-row>
        <table:table-row table:style-name="ro1">
          <table:table-cell office:value-type="float" office:value="59.35" calcext:value-type="float">
            <text:p>59.35</text:p>
          </table:table-cell>
          <table:table-cell office:value-type="float" office:value="0.2135925" calcext:value-type="float">
            <text:p>0.2135925</text:p>
          </table:table-cell>
          <table:table-cell office:value-type="float" office:value="-0.0718689" calcext:value-type="float">
            <text:p>-0.0718689</text:p>
          </table:table-cell>
          <table:table-cell office:value-type="float" office:value="-0.727478" calcext:value-type="float">
            <text:p>-0.727478</text:p>
          </table:table-cell>
          <table:table-cell office:value-type="float" office:value="-0.07722099" calcext:value-type="float">
            <text:p>-0.07722099</text:p>
          </table:table-cell>
          <table:table-cell office:value-type="float" office:value="-1.968229" calcext:value-type="float">
            <text:p>-1.968229</text:p>
          </table:table-cell>
          <table:table-cell office:value-type="float" office:value="0.1131871" calcext:value-type="float">
            <text:p>0.1131871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0.1631622" calcext:value-type="float">
            <text:p>0.1631622</text:p>
          </table:table-cell>
          <table:table-cell office:value-type="float" office:value="-0.008453369" calcext:value-type="float">
            <text:p>-0.008453369</text:p>
          </table:table-cell>
          <table:table-cell office:value-type="float" office:value="-0.987793" calcext:value-type="float">
            <text:p>-0.987793</text:p>
          </table:table-cell>
          <table:table-cell office:value-type="float" office:value="-0.0820022" calcext:value-type="float">
            <text:p>-0.0820022</text:p>
          </table:table-cell>
          <table:table-cell office:value-type="float" office:value="-2.315247" calcext:value-type="float">
            <text:p>-2.315247</text:p>
          </table:table-cell>
          <table:table-cell office:value-type="float" office:value="0.1632291" calcext:value-type="float">
            <text:p>0.1632291</text:p>
          </table:table-cell>
        </table:table-row>
        <table:table-row table:style-name="ro1">
          <table:table-cell office:value-type="float" office:value="59.45" calcext:value-type="float">
            <text:p>59.45</text:p>
          </table:table-cell>
          <table:table-cell office:value-type="float" office:value="0.07676697" calcext:value-type="float">
            <text:p>0.07676697</text:p>
          </table:table-cell>
          <table:table-cell office:value-type="float" office:value="0.01187134" calcext:value-type="float">
            <text:p>0.01187134</text:p>
          </table:table-cell>
          <table:table-cell office:value-type="float" office:value="-1.00386" calcext:value-type="float">
            <text:p>-1.00386</text:p>
          </table:table-cell>
          <table:table-cell office:value-type="float" office:value="-0.01660117" calcext:value-type="float">
            <text:p>-0.01660117</text:p>
          </table:table-cell>
          <table:table-cell office:value-type="float" office:value="-1.637646" calcext:value-type="float">
            <text:p>-1.637646</text:p>
          </table:table-cell>
          <table:table-cell office:value-type="float" office:value="0.2102335" calcext:value-type="float">
            <text:p>0.2102335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0.05540466" calcext:value-type="float">
            <text:p>0.05540466</text:p>
          </table:table-cell>
          <table:table-cell office:value-type="float" office:value="0.007034302" calcext:value-type="float">
            <text:p>0.007034302</text:p>
          </table:table-cell>
          <table:table-cell office:value-type="float" office:value="-0.9830017" calcext:value-type="float">
            <text:p>-0.9830017</text:p>
          </table:table-cell>
          <table:table-cell office:value-type="float" office:value="0.01955698" calcext:value-type="float">
            <text:p>0.01955698</text:p>
          </table:table-cell>
          <table:table-cell office:value-type="float" office:value="-0.8863856" calcext:value-type="float">
            <text:p>-0.8863856</text:p>
          </table:table-cell>
          <table:table-cell office:value-type="float" office:value="0.1177566" calcext:value-type="float">
            <text:p>0.1177566</text:p>
          </table:table-cell>
        </table:table-row>
        <table:table-row table:style-name="ro1">
          <table:table-cell office:value-type="float" office:value="59.55" calcext:value-type="float">
            <text:p>59.55</text:p>
          </table:table-cell>
          <table:table-cell office:value-type="float" office:value="0.01907349" calcext:value-type="float">
            <text:p>0.01907349</text:p>
          </table:table-cell>
          <table:table-cell office:value-type="float" office:value="0.01237488" calcext:value-type="float">
            <text:p>0.01237488</text:p>
          </table:table-cell>
          <table:table-cell office:value-type="float" office:value="-0.9917908" calcext:value-type="float">
            <text:p>-0.9917908</text:p>
          </table:table-cell>
          <table:table-cell office:value-type="float" office:value="-0.01505834" calcext:value-type="float">
            <text:p>-0.01505834</text:p>
          </table:table-cell>
          <table:table-cell office:value-type="float" office:value="-0.356871" calcext:value-type="float">
            <text:p>-0.356871</text:p>
          </table:table-cell>
          <table:table-cell office:value-type="float" office:value="0.1223699" calcext:value-type="float">
            <text:p>0.1223699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0.005233765" calcext:value-type="float">
            <text:p>0.005233765</text:p>
          </table:table-cell>
          <table:table-cell office:value-type="float" office:value="0.02412415" calcext:value-type="float">
            <text:p>0.02412415</text:p>
          </table:table-cell>
          <table:table-cell office:value-type="float" office:value="-0.9796295" calcext:value-type="float">
            <text:p>-0.9796295</text:p>
          </table:table-cell>
          <table:table-cell office:value-type="float" office:value="-0.01574232" calcext:value-type="float">
            <text:p>-0.01574232</text:p>
          </table:table-cell>
          <table:table-cell office:value-type="float" office:value="-0.2249976" calcext:value-type="float">
            <text:p>-0.2249976</text:p>
          </table:table-cell>
          <table:table-cell office:value-type="float" office:value="0.09926757" calcext:value-type="float">
            <text:p>0.09926757</text:p>
          </table:table-cell>
        </table:table-row>
        <table:table-row table:style-name="ro1">
          <table:table-cell office:value-type="float" office:value="59.65" calcext:value-type="float">
            <text:p>59.65</text:p>
          </table:table-cell>
          <table:table-cell office:value-type="float" office:value="0.01506042" calcext:value-type="float">
            <text:p>0.01506042</text:p>
          </table:table-cell>
          <table:table-cell office:value-type="float" office:value="-0.00819397" calcext:value-type="float">
            <text:p>-0.00819397</text:p>
          </table:table-cell>
          <table:table-cell office:value-type="float" office:value="-0.9198303" calcext:value-type="float">
            <text:p>-0.9198303</text:p>
          </table:table-cell>
          <table:table-cell office:value-type="float" office:value="0.000150417" calcext:value-type="float">
            <text:p>0.000150417</text:p>
          </table:table-cell>
          <table:table-cell office:value-type="float" office:value="-0.07947771" calcext:value-type="float">
            <text:p>-0.07947771</text:p>
          </table:table-cell>
          <table:table-cell office:value-type="float" office:value="0.003495677" calcext:value-type="float">
            <text:p>0.003495677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0.1536713" calcext:value-type="float">
            <text:p>0.1536713</text:p>
          </table:table-cell>
          <table:table-cell office:value-type="float" office:value="-0.02801514" calcext:value-type="float">
            <text:p>-0.02801514</text:p>
          </table:table-cell>
          <table:table-cell office:value-type="float" office:value="-1.123978" calcext:value-type="float">
            <text:p>-1.123978</text:p>
          </table:table-cell>
          <table:table-cell office:value-type="float" office:value="0.1911882" calcext:value-type="float">
            <text:p>0.1911882</text:p>
          </table:table-cell>
          <table:table-cell office:value-type="float" office:value="0.8758191" calcext:value-type="float">
            <text:p>0.8758191</text:p>
          </table:table-cell>
          <table:table-cell office:value-type="float" office:value="-0.1834572" calcext:value-type="float">
            <text:p>-0.1834572</text:p>
          </table:table-cell>
        </table:table-row>
        <table:table-row table:style-name="ro1">
          <table:table-cell office:value-type="float" office:value="59.75" calcext:value-type="float">
            <text:p>59.75</text:p>
          </table:table-cell>
          <table:table-cell office:value-type="float" office:value="0.01182556" calcext:value-type="float">
            <text:p>0.01182556</text:p>
          </table:table-cell>
          <table:table-cell office:value-type="float" office:value="0.005554199" calcext:value-type="float">
            <text:p>0.005554199</text:p>
          </table:table-cell>
          <table:table-cell office:value-type="float" office:value="-0.9851379" calcext:value-type="float">
            <text:p>-0.9851379</text:p>
          </table:table-cell>
          <table:table-cell office:value-type="float" office:value="0.01847769" calcext:value-type="float">
            <text:p>0.01847769</text:p>
          </table:table-cell>
          <table:table-cell office:value-type="float" office:value="-0.01522938" calcext:value-type="float">
            <text:p>-0.01522938</text:p>
          </table:table-cell>
          <table:table-cell office:value-type="float" office:value="0.000702904" calcext:value-type="float">
            <text:p>0.000702904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0.0198822" calcext:value-type="float">
            <text:p>0.0198822</text:p>
          </table:table-cell>
          <table:table-cell office:value-type="float" office:value="0.003585815" calcext:value-type="float">
            <text:p>0.003585815</text:p>
          </table:table-cell>
          <table:table-cell office:value-type="float" office:value="-0.9926758" calcext:value-type="float">
            <text:p>-0.9926758</text:p>
          </table:table-cell>
          <table:table-cell office:value-type="float" office:value="0.000202234" calcext:value-type="float">
            <text:p>0.000202234</text:p>
          </table:table-cell>
          <table:table-cell office:value-type="float" office:value="-0.002180886" calcext:value-type="float">
            <text:p>-0.002180886</text:p>
          </table:table-cell>
          <table:table-cell office:value-type="float" office:value="-0.000436594" calcext:value-type="float">
            <text:p>-0.000436594</text:p>
          </table:table-cell>
        </table:table-row>
        <table:table-row table:style-name="ro1">
          <table:table-cell office:value-type="float" office:value="59.85" calcext:value-type="float">
            <text:p>59.85</text:p>
          </table:table-cell>
          <table:table-cell office:value-type="float" office:value="0.01486206" calcext:value-type="float">
            <text:p>0.01486206</text:p>
          </table:table-cell>
          <table:table-cell office:value-type="float" office:value="0.006515503" calcext:value-type="float">
            <text:p>0.006515503</text:p>
          </table:table-cell>
          <table:table-cell office:value-type="float" office:value="-0.9870148" calcext:value-type="float">
            <text:p>-0.9870148</text:p>
          </table:table-cell>
          <table:table-cell office:value-type="float" office:value="0.002175543" calcext:value-type="float">
            <text:p>0.002175543</text:p>
          </table:table-cell>
          <table:table-cell office:value-type="float" office:value="-0.000833012" calcext:value-type="float">
            <text:p>-0.000833012</text:p>
          </table:table-cell>
          <table:table-cell office:value-type="float" office:value="0.01694073" calcext:value-type="float">
            <text:p>0.01694073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0.01301575" calcext:value-type="float">
            <text:p>0.01301575</text:p>
          </table:table-cell>
          <table:table-cell office:value-type="float" office:value="0.003448486" calcext:value-type="float">
            <text:p>0.003448486</text:p>
          </table:table-cell>
          <table:table-cell office:value-type="float" office:value="-0.9967499" calcext:value-type="float">
            <text:p>-0.9967499</text:p>
          </table:table-cell>
          <table:table-cell office:value-type="float" office:value="0.001331811" calcext:value-type="float">
            <text:p>0.001331811</text:p>
          </table:table-cell>
          <table:table-cell office:value-type="float" office:value="-0.005722669" calcext:value-type="float">
            <text:p>-0.005722669</text:p>
          </table:table-cell>
          <table:table-cell office:value-type="float" office:value="0.0030086" calcext:value-type="float">
            <text:p>0.0030086</text:p>
          </table:table-cell>
        </table:table-row>
        <table:table-row table:style-name="ro1">
          <table:table-cell office:value-type="float" office:value="59.95" calcext:value-type="float">
            <text:p>59.95</text:p>
          </table:table-cell>
          <table:table-cell office:value-type="float" office:value="0.01097107" calcext:value-type="float">
            <text:p>0.01097107</text:p>
          </table:table-cell>
          <table:table-cell office:value-type="float" office:value="0.006439209" calcext:value-type="float">
            <text:p>0.006439209</text:p>
          </table:table-cell>
          <table:table-cell office:value-type="float" office:value="-0.990036" calcext:value-type="float">
            <text:p>-0.990036</text:p>
          </table:table-cell>
          <table:table-cell office:value-type="float" office:value="0.01124631" calcext:value-type="float">
            <text:p>0.01124631</text:p>
          </table:table-cell>
          <table:table-cell office:value-type="float" office:value="-0.008141616" calcext:value-type="float">
            <text:p>-0.008141616</text:p>
          </table:table-cell>
          <table:table-cell office:value-type="float" office:value="-0.002742346" calcext:value-type="float">
            <text:p>-0.0027423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394653" calcext:value-type="float">
            <text:p>0.01394653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909058" calcext:value-type="float">
            <text:p>-0.9909058</text:p>
          </table:table-cell>
          <table:table-cell office:value-type="float" office:value="0.003804676" calcext:value-type="float">
            <text:p>0.003804676</text:p>
          </table:table-cell>
          <table:table-cell office:value-type="float" office:value="-0.006929005" calcext:value-type="float">
            <text:p>-0.006929005</text:p>
          </table:table-cell>
          <table:table-cell office:value-type="float" office:value="0.001856918" calcext:value-type="float">
            <text:p>0.001856918</text:p>
          </table:table-cell>
        </table:table-row>
        <table:table-row table:style-name="ro1">
          <table:table-cell office:value-type="float" office:value="60.05" calcext:value-type="float">
            <text:p>60.05</text:p>
          </table:table-cell>
          <table:table-cell office:value-type="float" office:value="0.01783752" calcext:value-type="float">
            <text:p>0.01783752</text:p>
          </table:table-cell>
          <table:table-cell office:value-type="float" office:value="0.003601074" calcext:value-type="float">
            <text:p>0.003601074</text:p>
          </table:table-cell>
          <table:table-cell office:value-type="float" office:value="-0.9898224" calcext:value-type="float">
            <text:p>-0.9898224</text:p>
          </table:table-cell>
          <table:table-cell office:value-type="float" office:value="0.003729068" calcext:value-type="float">
            <text:p>0.003729068</text:p>
          </table:table-cell>
          <table:table-cell office:value-type="float" office:value="0.008559709" calcext:value-type="float">
            <text:p>0.008559709</text:p>
          </table:table-cell>
          <table:table-cell office:value-type="float" office:value="0.004310954" calcext:value-type="float">
            <text:p>0.004310954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0.01693726" calcext:value-type="float">
            <text:p>0.01693726</text:p>
          </table:table-cell>
          <table:table-cell office:value-type="float" office:value="0.006469727" calcext:value-type="float">
            <text:p>0.006469727</text:p>
          </table:table-cell>
          <table:table-cell office:value-type="float" office:value="-0.9918213" calcext:value-type="float">
            <text:p>-0.9918213</text:p>
          </table:table-cell>
          <table:table-cell office:value-type="float" office:value="-0.003390532" calcext:value-type="float">
            <text:p>-0.003390532</text:p>
          </table:table-cell>
          <table:table-cell office:value-type="float" office:value="-0.004607163" calcext:value-type="float">
            <text:p>-0.004607163</text:p>
          </table:table-cell>
          <table:table-cell office:value-type="float" office:value="-0.002788532" calcext:value-type="float">
            <text:p>-0.002788532</text:p>
          </table:table-cell>
        </table:table-row>
        <table:table-row table:style-name="ro1">
          <table:table-cell office:value-type="float" office:value="60.15" calcext:value-type="float">
            <text:p>60.15</text:p>
          </table:table-cell>
          <table:table-cell office:value-type="float" office:value="0.01283264" calcext:value-type="float">
            <text:p>0.01283264</text:p>
          </table:table-cell>
          <table:table-cell office:value-type="float" office:value="0.00553894" calcext:value-type="float">
            <text:p>0.00553894</text:p>
          </table:table-cell>
          <table:table-cell office:value-type="float" office:value="-0.986084" calcext:value-type="float">
            <text:p>-0.986084</text:p>
          </table:table-cell>
          <table:table-cell office:value-type="float" office:value="0.00264421" calcext:value-type="float">
            <text:p>0.00264421</text:p>
          </table:table-cell>
          <table:table-cell office:value-type="float" office:value="-0.002199471" calcext:value-type="float">
            <text:p>-0.002199471</text:p>
          </table:table-cell>
          <table:table-cell office:value-type="float" office:value="-0.000418741" calcext:value-type="float">
            <text:p>-0.000418741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0.01982117" calcext:value-type="float">
            <text:p>0.01982117</text:p>
          </table:table-cell>
          <table:table-cell office:value-type="float" office:value="0.003631592" calcext:value-type="float">
            <text:p>0.003631592</text:p>
          </table:table-cell>
          <table:table-cell office:value-type="float" office:value="-0.9897766" calcext:value-type="float">
            <text:p>-0.9897766</text:p>
          </table:table-cell>
          <table:table-cell office:value-type="float" office:value="0.005018628" calcext:value-type="float">
            <text:p>0.005018628</text:p>
          </table:table-cell>
          <table:table-cell office:value-type="float" office:value="0.001392099" calcext:value-type="float">
            <text:p>0.001392099</text:p>
          </table:table-cell>
          <table:table-cell office:value-type="float" office:value="0.001941156" calcext:value-type="float">
            <text:p>0.001941156</text:p>
          </table:table-cell>
        </table:table-row>
        <table:table-row table:style-name="ro1">
          <table:table-cell office:value-type="float" office:value="60.25" calcext:value-type="float">
            <text:p>60.25</text:p>
          </table:table-cell>
          <table:table-cell office:value-type="float" office:value="0.01583862" calcext:value-type="float">
            <text:p>0.01583862</text:p>
          </table:table-cell>
          <table:table-cell office:value-type="float" office:value="0.002593994" calcext:value-type="float">
            <text:p>0.002593994</text:p>
          </table:table-cell>
          <table:table-cell office:value-type="float" office:value="-0.9898834" calcext:value-type="float">
            <text:p>-0.9898834</text:p>
          </table:table-cell>
          <table:table-cell office:value-type="float" office:value="0.005088263" calcext:value-type="float">
            <text:p>0.005088263</text:p>
          </table:table-cell>
          <table:table-cell office:value-type="float" office:value="-0.006960972" calcext:value-type="float">
            <text:p>-0.006960972</text:p>
          </table:table-cell>
          <table:table-cell office:value-type="float" office:value="-0.000447881" calcext:value-type="float">
            <text:p>-0.000447881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0.01298523" calcext:value-type="float">
            <text:p>0.01298523</text:p>
          </table:table-cell>
          <table:table-cell office:value-type="float" office:value="0.005447388" calcext:value-type="float">
            <text:p>0.005447388</text:p>
          </table:table-cell>
          <table:table-cell office:value-type="float" office:value="-0.9928741" calcext:value-type="float">
            <text:p>-0.9928741</text:p>
          </table:table-cell>
          <table:table-cell office:value-type="float" office:value="-0.001023568" calcext:value-type="float">
            <text:p>-0.001023568</text:p>
          </table:table-cell>
          <table:table-cell office:value-type="float" office:value="0.008499674" calcext:value-type="float">
            <text:p>0.008499674</text:p>
          </table:table-cell>
          <table:table-cell office:value-type="float" office:value="-0.000341246" calcext:value-type="float">
            <text:p>-0.000341246</text:p>
          </table:table-cell>
        </table:table-row>
        <table:table-row table:style-name="ro1">
          <table:table-cell office:value-type="float" office:value="60.35" calcext:value-type="float">
            <text:p>60.35</text:p>
          </table:table-cell>
          <table:table-cell office:value-type="float" office:value="0.01197815" calcext:value-type="float">
            <text:p>0.01197815</text:p>
          </table:table-cell>
          <table:table-cell office:value-type="float" office:value="0.00642395" calcext:value-type="float">
            <text:p>0.00642395</text:p>
          </table:table-cell>
          <table:table-cell office:value-type="float" office:value="-0.9919586" calcext:value-type="float">
            <text:p>-0.9919586</text:p>
          </table:table-cell>
          <table:table-cell office:value-type="float" office:value="0.002704514" calcext:value-type="float">
            <text:p>0.002704514</text:p>
          </table:table-cell>
          <table:table-cell office:value-type="float" office:value="0.007378192" calcext:value-type="float">
            <text:p>0.007378192</text:p>
          </table:table-cell>
          <table:table-cell office:value-type="float" office:value="-0.000292269" calcext:value-type="float">
            <text:p>-0.000292269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0.01300049" calcext:value-type="float">
            <text:p>0.01300049</text:p>
          </table:table-cell>
          <table:table-cell office:value-type="float" office:value="0.006408691" calcext:value-type="float">
            <text:p>0.006408691</text:p>
          </table:table-cell>
          <table:table-cell office:value-type="float" office:value="-0.9928894" calcext:value-type="float">
            <text:p>-0.9928894</text:p>
          </table:table-cell>
          <table:table-cell office:value-type="float" office:value="0.000215289" calcext:value-type="float">
            <text:p>0.000215289</text:p>
          </table:table-cell>
          <table:table-cell office:value-type="float" office:value="-0.006886244" calcext:value-type="float">
            <text:p>-0.006886244</text:p>
          </table:table-cell>
          <table:table-cell office:value-type="float" office:value="0.001878393" calcext:value-type="float">
            <text:p>0.001878393</text:p>
          </table:table-cell>
        </table:table-row>
        <table:table-row table:style-name="ro1">
          <table:table-cell office:value-type="float" office:value="60.45" calcext:value-type="float">
            <text:p>60.45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89832" calcext:value-type="float">
            <text:p>-0.9889832</text:p>
          </table:table-cell>
          <table:table-cell office:value-type="float" office:value="0.004053562" calcext:value-type="float">
            <text:p>0.004053562</text:p>
          </table:table-cell>
          <table:table-cell office:value-type="float" office:value="0.001386322" calcext:value-type="float">
            <text:p>0.001386322</text:p>
          </table:table-cell>
          <table:table-cell office:value-type="float" office:value="-0.004966685" calcext:value-type="float">
            <text:p>-0.004966685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0.01197815" calcext:value-type="float">
            <text:p>0.01197815</text:p>
          </table:table-cell>
          <table:table-cell office:value-type="float" office:value="0.004440308" calcext:value-type="float">
            <text:p>0.004440308</text:p>
          </table:table-cell>
          <table:table-cell office:value-type="float" office:value="-0.9938812" calcext:value-type="float">
            <text:p>-0.9938812</text:p>
          </table:table-cell>
          <table:table-cell office:value-type="float" office:value="0.002750841" calcext:value-type="float">
            <text:p>0.002750841</text:p>
          </table:table-cell>
          <table:table-cell office:value-type="float" office:value="-0.01048535" calcext:value-type="float">
            <text:p>-0.01048535</text:p>
          </table:table-cell>
          <table:table-cell office:value-type="float" office:value="-0.001611179" calcext:value-type="float">
            <text:p>-0.001611179</text:p>
          </table:table-cell>
        </table:table-row>
        <table:table-row table:style-name="ro1">
          <table:table-cell office:value-type="float" office:value="60.55" calcext:value-type="float">
            <text:p>60.55</text:p>
          </table:table-cell>
          <table:table-cell office:value-type="float" office:value="0.01493835" calcext:value-type="float">
            <text:p>0.01493835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918518" calcext:value-type="float">
            <text:p>-0.9918518</text:p>
          </table:table-cell>
          <table:table-cell office:value-type="float" office:value="0.001304812" calcext:value-type="float">
            <text:p>0.001304812</text:p>
          </table:table-cell>
          <table:table-cell office:value-type="float" office:value="0.000295909" calcext:value-type="float">
            <text:p>0.000295909</text:p>
          </table:table-cell>
          <table:table-cell office:value-type="float" office:value="0.006576883" calcext:value-type="float">
            <text:p>0.006576883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0.01493835" calcext:value-type="float">
            <text:p>0.01493835</text:p>
          </table:table-cell>
          <table:table-cell office:value-type="float" office:value="0.005493164" calcext:value-type="float">
            <text:p>0.005493164</text:p>
          </table:table-cell>
          <table:table-cell office:value-type="float" office:value="-0.9918518" calcext:value-type="float">
            <text:p>-0.9918518</text:p>
          </table:table-cell>
          <table:table-cell office:value-type="float" office:value="-0.009511131" calcext:value-type="float">
            <text:p>-0.009511131</text:p>
          </table:table-cell>
          <table:table-cell office:value-type="float" office:value="-0.00691383" calcext:value-type="float">
            <text:p>-0.00691383</text:p>
          </table:table-cell>
          <table:table-cell office:value-type="float" office:value="0.000667109" calcext:value-type="float">
            <text:p>0.000667109</text:p>
          </table:table-cell>
        </table:table-row>
        <table:table-row table:style-name="ro1">
          <table:table-cell office:value-type="float" office:value="60.65" calcext:value-type="float">
            <text:p>60.65</text:p>
          </table:table-cell>
          <table:table-cell office:value-type="float" office:value="0.01580811" calcext:value-type="float">
            <text:p>0.01580811</text:p>
          </table:table-cell>
          <table:table-cell office:value-type="float" office:value="0.001617432" calcext:value-type="float">
            <text:p>0.001617432</text:p>
          </table:table-cell>
          <table:table-cell office:value-type="float" office:value="-0.9898834" calcext:value-type="float">
            <text:p>-0.9898834</text:p>
          </table:table-cell>
          <table:table-cell office:value-type="float" office:value="0.004053284" calcext:value-type="float">
            <text:p>0.004053284</text:p>
          </table:table-cell>
          <table:table-cell office:value-type="float" office:value="0.0013845" calcext:value-type="float">
            <text:p>0.0013845</text:p>
          </table:table-cell>
          <table:table-cell office:value-type="float" office:value="-0.00496696" calcext:value-type="float">
            <text:p>-0.00496696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0.01190186" calcext:value-type="float">
            <text:p>0.01190186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900055" calcext:value-type="float">
            <text:p>-0.9900055</text:p>
          </table:table-cell>
          <table:table-cell office:value-type="float" office:value="0.000304817" calcext:value-type="float">
            <text:p>0.000304817</text:p>
          </table:table-cell>
          <table:table-cell office:value-type="float" office:value="-0.002159891" calcext:value-type="float">
            <text:p>-0.002159891</text:p>
          </table:table-cell>
          <table:table-cell office:value-type="float" office:value="-0.001549246" calcext:value-type="float">
            <text:p>-0.001549246</text:p>
          </table:table-cell>
        </table:table-row>
        <table:table-row table:style-name="ro1">
          <table:table-cell office:value-type="float" office:value="60.75" calcext:value-type="float">
            <text:p>60.75</text:p>
          </table:table-cell>
          <table:table-cell office:value-type="float" office:value="0.01583862" calcext:value-type="float">
            <text:p>0.01583862</text:p>
          </table:table-cell>
          <table:table-cell office:value-type="float" office:value="0.003585815" calcext:value-type="float">
            <text:p>0.003585815</text:p>
          </table:table-cell>
          <table:table-cell office:value-type="float" office:value="-0.9889069" calcext:value-type="float">
            <text:p>-0.9889069</text:p>
          </table:table-cell>
          <table:table-cell office:value-type="float" office:value="-0.000851984" calcext:value-type="float">
            <text:p>-0.000851984</text:p>
          </table:table-cell>
          <table:table-cell office:value-type="float" office:value="-0.003372777" calcext:value-type="float">
            <text:p>-0.003372777</text:p>
          </table:table-cell>
          <table:table-cell office:value-type="float" office:value="-0.003880673" calcext:value-type="float">
            <text:p>-0.003880673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0.01594543" calcext:value-type="float">
            <text:p>0.01594543</text:p>
          </table:table-cell>
          <table:table-cell office:value-type="float" office:value="0.008468628" calcext:value-type="float">
            <text:p>0.008468628</text:p>
          </table:table-cell>
          <table:table-cell office:value-type="float" office:value="-0.9889526" calcext:value-type="float">
            <text:p>-0.9889526</text:p>
          </table:table-cell>
          <table:table-cell office:value-type="float" office:value="0.001744305" calcext:value-type="float">
            <text:p>0.001744305</text:p>
          </table:table-cell>
          <table:table-cell office:value-type="float" office:value="-0.004611317" calcext:value-type="float">
            <text:p>-0.004611317</text:p>
          </table:table-cell>
          <table:table-cell office:value-type="float" office:value="-0.009661865" calcext:value-type="float">
            <text:p>-0.009661865</text:p>
          </table:table-cell>
        </table:table-row>
        <table:table-row table:style-name="ro1">
          <table:table-cell office:value-type="float" office:value="60.85" calcext:value-type="float">
            <text:p>60.85</text:p>
          </table:table-cell>
          <table:table-cell office:value-type="float" office:value="0.01490784" calcext:value-type="float">
            <text:p>0.01490784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918518" calcext:value-type="float">
            <text:p>-0.9918518</text:p>
          </table:table-cell>
          <table:table-cell office:value-type="float" office:value="-0.004666138" calcext:value-type="float">
            <text:p>-0.004666138</text:p>
          </table:table-cell>
          <table:table-cell office:value-type="float" office:value="-0.003326084" calcext:value-type="float">
            <text:p>-0.003326084</text:p>
          </table:table-cell>
          <table:table-cell office:value-type="float" office:value="0.001883278" calcext:value-type="float">
            <text:p>0.001883278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0.01589966" calcext:value-type="float">
            <text:p>0.01589966</text:p>
          </table:table-cell>
          <table:table-cell office:value-type="float" office:value="0.002548218" calcext:value-type="float">
            <text:p>0.002548218</text:p>
          </table:table-cell>
          <table:table-cell office:value-type="float" office:value="-0.9927826" calcext:value-type="float">
            <text:p>-0.9927826</text:p>
          </table:table-cell>
          <table:table-cell office:value-type="float" office:value="-0.003537599" calcext:value-type="float">
            <text:p>-0.003537599</text:p>
          </table:table-cell>
          <table:table-cell office:value-type="float" office:value="-0.005673005" calcext:value-type="float">
            <text:p>-0.005673005</text:p>
          </table:table-cell>
          <table:table-cell office:value-type="float" office:value="0.005338599" calcext:value-type="float">
            <text:p>0.005338599</text:p>
          </table:table-cell>
        </table:table-row>
        <table:table-row table:style-name="ro1">
          <table:table-cell office:value-type="float" office:value="60.95" calcext:value-type="float">
            <text:p>60.95</text:p>
          </table:table-cell>
          <table:table-cell office:value-type="float" office:value="0.01487732" calcext:value-type="float">
            <text:p>0.01487732</text:p>
          </table:table-cell>
          <table:table-cell office:value-type="float" office:value="0.003555298" calcext:value-type="float">
            <text:p>0.003555298</text:p>
          </table:table-cell>
          <table:table-cell office:value-type="float" office:value="-0.99086" calcext:value-type="float">
            <text:p>-0.99086</text:p>
          </table:table-cell>
          <table:table-cell office:value-type="float" office:value="-0.000818959" calcext:value-type="float">
            <text:p>-0.000818959</text:p>
          </table:table-cell>
          <table:table-cell office:value-type="float" office:value="-0.00576286" calcext:value-type="float">
            <text:p>-0.00576286</text:p>
          </table:table-cell>
          <table:table-cell office:value-type="float" office:value="-0.005059281" calcext:value-type="float">
            <text:p>-0.0050592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477051" calcext:value-type="float">
            <text:p>0.01477051</text:p>
          </table:table-cell>
          <table:table-cell office:value-type="float" office:value="0.001602173" calcext:value-type="float">
            <text:p>0.001602173</text:p>
          </table:table-cell>
          <table:table-cell office:value-type="float" office:value="-0.9889221" calcext:value-type="float">
            <text:p>-0.9889221</text:p>
          </table:table-cell>
          <table:table-cell office:value-type="float" office:value="0.0002788" calcext:value-type="float">
            <text:p>0.0002788</text:p>
          </table:table-cell>
          <table:table-cell office:value-type="float" office:value="-0.008099238" calcext:value-type="float">
            <text:p>-0.008099238</text:p>
          </table:table-cell>
          <table:table-cell office:value-type="float" office:value="-0.000447039" calcext:value-type="float">
            <text:p>-0.000447039</text:p>
          </table:table-cell>
        </table:table-row>
        <table:table-row table:style-name="ro1">
          <table:table-cell office:value-type="float" office:value="61.05" calcext:value-type="float">
            <text:p>61.05</text:p>
          </table:table-cell>
          <table:table-cell office:value-type="float" office:value="0.01599121" calcext:value-type="float">
            <text:p>0.01599121</text:p>
          </table:table-cell>
          <table:table-cell office:value-type="float" office:value="0.002487183" calcext:value-type="float">
            <text:p>0.002487183</text:p>
          </table:table-cell>
          <table:table-cell office:value-type="float" office:value="-0.9976501" calcext:value-type="float">
            <text:p>-0.9976501</text:p>
          </table:table-cell>
          <table:table-cell office:value-type="float" office:value="0.007903468" calcext:value-type="float">
            <text:p>0.007903468</text:p>
          </table:table-cell>
          <table:table-cell office:value-type="float" office:value="-0.003431989" calcext:value-type="float">
            <text:p>-0.003431989</text:p>
          </table:table-cell>
          <table:table-cell office:value-type="float" office:value="-0.01193148" calcext:value-type="float">
            <text:p>-0.01193148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0.009933472" calcext:value-type="float">
            <text:p>0.009933472</text:p>
          </table:table-cell>
          <table:table-cell office:value-type="float" office:value="0.00642395" calcext:value-type="float">
            <text:p>0.00642395</text:p>
          </table:table-cell>
          <table:table-cell office:value-type="float" office:value="-0.98909" calcext:value-type="float">
            <text:p>-0.98909</text:p>
          </table:table-cell>
          <table:table-cell office:value-type="float" office:value="0.007685929" calcext:value-type="float">
            <text:p>0.007685929</text:p>
          </table:table-cell>
          <table:table-cell office:value-type="float" office:value="-0.003359244" calcext:value-type="float">
            <text:p>-0.003359244</text:p>
          </table:table-cell>
          <table:table-cell office:value-type="float" office:value="-0.003833976" calcext:value-type="float">
            <text:p>-0.003833976</text:p>
          </table:table-cell>
        </table:table-row>
        <table:table-row table:style-name="ro1">
          <table:table-cell office:value-type="float" office:value="61.15" calcext:value-type="float">
            <text:p>61.15</text:p>
          </table:table-cell>
          <table:table-cell office:value-type="float" office:value="0.01289368" calcext:value-type="float">
            <text:p>0.01289368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9975" calcext:value-type="float">
            <text:p>-0.989975</text:p>
          </table:table-cell>
          <table:table-cell office:value-type="float" office:value="-0.005697721" calcext:value-type="float">
            <text:p>-0.005697721</text:p>
          </table:table-cell>
          <table:table-cell office:value-type="float" office:value="-0.005770735" calcext:value-type="float">
            <text:p>-0.005770735</text:p>
          </table:table-cell>
          <table:table-cell office:value-type="float" office:value="-0.005086898" calcext:value-type="float">
            <text:p>-0.005086898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0.0118103" calcext:value-type="float">
            <text:p>0.0118103</text:p>
          </table:table-cell>
          <table:table-cell office:value-type="float" office:value="0.002563477" calcext:value-type="float">
            <text:p>0.002563477</text:p>
          </table:table-cell>
          <table:table-cell office:value-type="float" office:value="-0.9880524" calcext:value-type="float">
            <text:p>-0.9880524</text:p>
          </table:table-cell>
          <table:table-cell office:value-type="float" office:value="0.002640994" calcext:value-type="float">
            <text:p>0.002640994</text:p>
          </table:table-cell>
          <table:table-cell office:value-type="float" office:value="0.008585325" calcext:value-type="float">
            <text:p>0.008585325</text:p>
          </table:table-cell>
          <table:table-cell office:value-type="float" office:value="0.002031055" calcext:value-type="float">
            <text:p>0.002031055</text:p>
          </table:table-cell>
        </table:table-row>
        <table:table-row table:style-name="ro1">
          <table:table-cell office:value-type="float" office:value="61.25" calcext:value-type="float">
            <text:p>61.25</text:p>
          </table:table-cell>
          <table:table-cell office:value-type="float" office:value="0.01292419" calcext:value-type="float">
            <text:p>0.01292419</text:p>
          </table:table-cell>
          <table:table-cell office:value-type="float" office:value="0.004470825" calcext:value-type="float">
            <text:p>0.004470825</text:p>
          </table:table-cell>
          <table:table-cell office:value-type="float" office:value="-0.9919128" calcext:value-type="float">
            <text:p>-0.9919128</text:p>
          </table:table-cell>
          <table:table-cell office:value-type="float" office:value="0.000299288" calcext:value-type="float">
            <text:p>0.000299288</text:p>
          </table:table-cell>
          <table:table-cell office:value-type="float" office:value="0.001410566" calcext:value-type="float">
            <text:p>0.001410566</text:p>
          </table:table-cell>
          <table:table-cell office:value-type="float" office:value="-0.001518133" calcext:value-type="float">
            <text:p>-0.001518133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0.01486206" calcext:value-type="float">
            <text:p>0.01486206</text:p>
          </table:table-cell>
          <table:table-cell office:value-type="float" office:value="0.003570557" calcext:value-type="float">
            <text:p>0.003570557</text:p>
          </table:table-cell>
          <table:table-cell office:value-type="float" office:value="-0.9898987" calcext:value-type="float">
            <text:p>-0.9898987</text:p>
          </table:table-cell>
          <table:table-cell office:value-type="float" office:value="0.000216856" calcext:value-type="float">
            <text:p>0.000216856</text:p>
          </table:table-cell>
          <table:table-cell office:value-type="float" office:value="-0.003223527" calcext:value-type="float">
            <text:p>-0.003223527</text:p>
          </table:table-cell>
          <table:table-cell office:value-type="float" office:value="0.004262971" calcext:value-type="float">
            <text:p>0.004262971</text:p>
          </table:table-cell>
        </table:table-row>
        <table:table-row table:style-name="ro1">
          <table:table-cell office:value-type="float" office:value="61.35" calcext:value-type="float">
            <text:p>61.35</text:p>
          </table:table-cell>
          <table:table-cell office:value-type="float" office:value="0.01383972" calcext:value-type="float">
            <text:p>0.01383972</text:p>
          </table:table-cell>
          <table:table-cell office:value-type="float" office:value="0.005554199" calcext:value-type="float">
            <text:p>0.005554199</text:p>
          </table:table-cell>
          <table:table-cell office:value-type="float" office:value="-0.9860535" calcext:value-type="float">
            <text:p>-0.9860535</text:p>
          </table:table-cell>
          <table:table-cell office:value-type="float" office:value="-0.00710355" calcext:value-type="float">
            <text:p>-0.00710355</text:p>
          </table:table-cell>
          <table:table-cell office:value-type="float" office:value="0.000335255" calcext:value-type="float">
            <text:p>0.000335255</text:p>
          </table:table-cell>
          <table:table-cell office:value-type="float" office:value="0.004254335" calcext:value-type="float">
            <text:p>0.004254335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0.01185608" calcext:value-type="float">
            <text:p>0.01185608</text:p>
          </table:table-cell>
          <table:table-cell office:value-type="float" office:value="0.006500244" calcext:value-type="float">
            <text:p>0.006500244</text:p>
          </table:table-cell>
          <table:table-cell office:value-type="float" office:value="-0.9861298" calcext:value-type="float">
            <text:p>-0.9861298</text:p>
          </table:table-cell>
          <table:table-cell office:value-type="float" office:value="-0.003226685" calcext:value-type="float">
            <text:p>-0.003226685</text:p>
          </table:table-cell>
          <table:table-cell office:value-type="float" office:value="-0.000922007" calcext:value-type="float">
            <text:p>-0.000922007</text:p>
          </table:table-cell>
          <table:table-cell office:value-type="float" office:value="-0.003834073" calcext:value-type="float">
            <text:p>-0.003834073</text:p>
          </table:table-cell>
        </table:table-row>
        <table:table-row table:style-name="ro1">
          <table:table-cell office:value-type="float" office:value="61.45" calcext:value-type="float">
            <text:p>61.45</text:p>
          </table:table-cell>
          <table:table-cell office:value-type="float" office:value="0.01686096" calcext:value-type="float">
            <text:p>0.01686096</text:p>
          </table:table-cell>
          <table:table-cell office:value-type="float" office:value="0.003570557" calcext:value-type="float">
            <text:p>0.003570557</text:p>
          </table:table-cell>
          <table:table-cell office:value-type="float" office:value="-0.9908142" calcext:value-type="float">
            <text:p>-0.9908142</text:p>
          </table:table-cell>
          <table:table-cell office:value-type="float" office:value="-0.004529002" calcext:value-type="float">
            <text:p>-0.004529002</text:p>
          </table:table-cell>
          <table:table-cell office:value-type="float" office:value="-0.01398277" calcext:value-type="float">
            <text:p>-0.01398277</text:p>
          </table:table-cell>
          <table:table-cell office:value-type="float" office:value="-0.000489065" calcext:value-type="float">
            <text:p>-0.000489065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0.0138855" calcext:value-type="float">
            <text:p>0.0138855</text:p>
          </table:table-cell>
          <table:table-cell office:value-type="float" office:value="0.005523682" calcext:value-type="float">
            <text:p>0.005523682</text:p>
          </table:table-cell>
          <table:table-cell office:value-type="float" office:value="-0.9880066" calcext:value-type="float">
            <text:p>-0.9880066</text:p>
          </table:table-cell>
          <table:table-cell office:value-type="float" office:value="0.000268387" calcext:value-type="float">
            <text:p>0.000268387</text:p>
          </table:table-cell>
          <table:table-cell office:value-type="float" office:value="0.007466793" calcext:value-type="float">
            <text:p>0.007466793</text:p>
          </table:table-cell>
          <table:table-cell office:value-type="float" office:value="0.002045839" calcext:value-type="float">
            <text:p>0.002045839</text:p>
          </table:table-cell>
        </table:table-row>
        <table:table-row table:style-name="ro1">
          <table:table-cell office:value-type="float" office:value="61.55" calcext:value-type="float">
            <text:p>61.55</text:p>
          </table:table-cell>
          <table:table-cell office:value-type="float" office:value="0.01489258" calcext:value-type="float">
            <text:p>0.01489258</text:p>
          </table:table-cell>
          <table:table-cell office:value-type="float" office:value="0.006484985" calcext:value-type="float">
            <text:p>0.006484985</text:p>
          </table:table-cell>
          <table:table-cell office:value-type="float" office:value="-0.9889526" calcext:value-type="float">
            <text:p>-0.9889526</text:p>
          </table:table-cell>
          <table:table-cell office:value-type="float" office:value="-0.006914505" calcext:value-type="float">
            <text:p>-0.006914505</text:p>
          </table:table-cell>
          <table:table-cell office:value-type="float" office:value="-0.005675849" calcext:value-type="float">
            <text:p>-0.005675849</text:p>
          </table:table-cell>
          <table:table-cell office:value-type="float" office:value="-0.002740811" calcext:value-type="float">
            <text:p>-0.002740811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0.01286316" calcext:value-type="float">
            <text:p>0.01286316</text:p>
          </table:table-cell>
          <table:table-cell office:value-type="float" office:value="0.004501343" calcext:value-type="float">
            <text:p>0.004501343</text:p>
          </table:table-cell>
          <table:table-cell office:value-type="float" office:value="-0.9889984" calcext:value-type="float">
            <text:p>-0.9889984</text:p>
          </table:table-cell>
          <table:table-cell office:value-type="float" office:value="0.005135159" calcext:value-type="float">
            <text:p>0.005135159</text:p>
          </table:table-cell>
          <table:table-cell office:value-type="float" office:value="-0.01512459" calcext:value-type="float">
            <text:p>-0.01512459</text:p>
          </table:table-cell>
          <table:table-cell office:value-type="float" office:value="0.003023974" calcext:value-type="float">
            <text:p>0.003023974</text:p>
          </table:table-cell>
        </table:table-row>
        <table:table-row table:style-name="ro1">
          <table:table-cell office:value-type="float" office:value="61.65" calcext:value-type="float">
            <text:p>61.65</text:p>
          </table:table-cell>
          <table:table-cell office:value-type="float" office:value="0.01583862" calcext:value-type="float">
            <text:p>0.01583862</text:p>
          </table:table-cell>
          <table:table-cell office:value-type="float" office:value="0.003585815" calcext:value-type="float">
            <text:p>0.003585815</text:p>
          </table:table-cell>
          <table:table-cell office:value-type="float" office:value="-0.9889069" calcext:value-type="float">
            <text:p>-0.9889069</text:p>
          </table:table-cell>
          <table:table-cell office:value-type="float" office:value="0.007624233" calcext:value-type="float">
            <text:p>0.007624233</text:p>
          </table:table-cell>
          <table:table-cell office:value-type="float" office:value="-0.000860995" calcext:value-type="float">
            <text:p>-0.000860995</text:p>
          </table:table-cell>
          <table:table-cell office:value-type="float" office:value="0.000853647" calcext:value-type="float">
            <text:p>0.000853647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0.01687622" calcext:value-type="float">
            <text:p>0.01687622</text:p>
          </table:table-cell>
          <table:table-cell office:value-type="float" office:value="0.003555298" calcext:value-type="float">
            <text:p>0.003555298</text:p>
          </table:table-cell>
          <table:table-cell office:value-type="float" office:value="-0.9917908" calcext:value-type="float">
            <text:p>-0.9917908</text:p>
          </table:table-cell>
          <table:table-cell office:value-type="float" office:value="-0.000674624" calcext:value-type="float">
            <text:p>-0.000674624</text:p>
          </table:table-cell>
          <table:table-cell office:value-type="float" office:value="0.009753323" calcext:value-type="float">
            <text:p>0.009753323</text:p>
          </table:table-cell>
          <table:table-cell office:value-type="float" office:value="-0.008351701" calcext:value-type="float">
            <text:p>-0.008351701</text:p>
          </table:table-cell>
        </table:table-row>
        <table:table-row table:style-name="ro1">
          <table:table-cell office:value-type="float" office:value="61.75" calcext:value-type="float">
            <text:p>61.75</text:p>
          </table:table-cell>
          <table:table-cell office:value-type="float" office:value="0.01097107" calcext:value-type="float">
            <text:p>0.01097107</text:p>
          </table:table-cell>
          <table:table-cell office:value-type="float" office:value="0.005462646" calcext:value-type="float">
            <text:p>0.005462646</text:p>
          </table:table-cell>
          <table:table-cell office:value-type="float" office:value="-0.9909821" calcext:value-type="float">
            <text:p>-0.9909821</text:p>
          </table:table-cell>
          <table:table-cell office:value-type="float" office:value="-0.004602166" calcext:value-type="float">
            <text:p>-0.004602166</text:p>
          </table:table-cell>
          <table:table-cell office:value-type="float" office:value="-0.00324875" calcext:value-type="float">
            <text:p>-0.00324875</text:p>
          </table:table-cell>
          <table:table-cell office:value-type="float" office:value="0.001921062" calcext:value-type="float">
            <text:p>0.001921062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0.016922" calcext:value-type="float">
            <text:p>0.016922</text:p>
          </table:table-cell>
          <table:table-cell office:value-type="float" office:value="0.001525879" calcext:value-type="float">
            <text:p>0.001525879</text:p>
          </table:table-cell>
          <table:table-cell office:value-type="float" office:value="-0.9966431" calcext:value-type="float">
            <text:p>-0.9966431</text:p>
          </table:table-cell>
          <table:table-cell office:value-type="float" office:value="0.002673686" calcext:value-type="float">
            <text:p>0.002673686</text:p>
          </table:table-cell>
          <table:table-cell office:value-type="float" office:value="0.008673521" calcext:value-type="float">
            <text:p>0.008673521</text:p>
          </table:table-cell>
          <table:table-cell office:value-type="float" office:value="0.00322609" calcext:value-type="float">
            <text:p>0.00322609</text:p>
          </table:table-cell>
        </table:table-row>
        <table:table-row table:style-name="ro1">
          <table:table-cell office:value-type="float" office:value="61.85" calcext:value-type="float">
            <text:p>61.85</text:p>
          </table:table-cell>
          <table:table-cell office:value-type="float" office:value="0.01173401" calcext:value-type="float">
            <text:p>0.01173401</text:p>
          </table:table-cell>
          <table:table-cell office:value-type="float" office:value="0.001617432" calcext:value-type="float">
            <text:p>0.001617432</text:p>
          </table:table-cell>
          <table:table-cell office:value-type="float" office:value="-0.9860992" calcext:value-type="float">
            <text:p>-0.9860992</text:p>
          </table:table-cell>
          <table:table-cell office:value-type="float" office:value="-0.002195915" calcext:value-type="float">
            <text:p>-0.002195915</text:p>
          </table:table-cell>
          <table:table-cell office:value-type="float" office:value="-0.002043497" calcext:value-type="float">
            <text:p>-0.002043497</text:p>
          </table:table-cell>
          <table:table-cell office:value-type="float" office:value="0.003101555" calcext:value-type="float">
            <text:p>0.003101555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0.01283264" calcext:value-type="float">
            <text:p>0.01283264</text:p>
          </table:table-cell>
          <table:table-cell office:value-type="float" office:value="0.001556396" calcext:value-type="float">
            <text:p>0.001556396</text:p>
          </table:table-cell>
          <table:table-cell office:value-type="float" office:value="-0.990921" calcext:value-type="float">
            <text:p>-0.990921</text:p>
          </table:table-cell>
          <table:table-cell office:value-type="float" office:value="-0.004420425" calcext:value-type="float">
            <text:p>-0.004420425</text:p>
          </table:table-cell>
          <table:table-cell office:value-type="float" office:value="0.000260752" calcext:value-type="float">
            <text:p>0.000260752</text:p>
          </table:table-cell>
          <table:table-cell office:value-type="float" office:value="-0.004988217" calcext:value-type="float">
            <text:p>-0.004988217</text:p>
          </table:table-cell>
        </table:table-row>
        <table:table-row table:style-name="ro1">
          <table:table-cell office:value-type="float" office:value="61.95" calcext:value-type="float">
            <text:p>61.95</text:p>
          </table:table-cell>
          <table:table-cell office:value-type="float" office:value="0.01185608" calcext:value-type="float">
            <text:p>0.01185608</text:p>
          </table:table-cell>
          <table:table-cell office:value-type="float" office:value="0.003540039" calcext:value-type="float">
            <text:p>0.003540039</text:p>
          </table:table-cell>
          <table:table-cell office:value-type="float" office:value="-0.9890137" calcext:value-type="float">
            <text:p>-0.9890137</text:p>
          </table:table-cell>
          <table:table-cell office:value-type="float" office:value="-0.000718677" calcext:value-type="float">
            <text:p>-0.000718677</text:p>
          </table:table-cell>
          <table:table-cell office:value-type="float" office:value="-0.012834" calcext:value-type="float">
            <text:p>-0.012834</text:p>
          </table:table-cell>
          <table:table-cell office:value-type="float" office:value="-0.006243748" calcext:value-type="float">
            <text:p>-0.0062437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300049" calcext:value-type="float">
            <text:p>0.01300049</text:p>
          </table:table-cell>
          <table:table-cell office:value-type="float" office:value="0.005432129" calcext:value-type="float">
            <text:p>0.005432129</text:p>
          </table:table-cell>
          <table:table-cell office:value-type="float" office:value="-0.9938507" calcext:value-type="float">
            <text:p>-0.9938507</text:p>
          </table:table-cell>
          <table:table-cell office:value-type="float" office:value="-0.002258117" calcext:value-type="float">
            <text:p>-0.002258117</text:p>
          </table:table-cell>
          <table:table-cell office:value-type="float" office:value="-0.00321161" calcext:value-type="float">
            <text:p>-0.00321161</text:p>
          </table:table-cell>
          <table:table-cell office:value-type="float" office:value="0.005404206" calcext:value-type="float">
            <text:p>0.005404206</text:p>
          </table:table-cell>
        </table:table-row>
        <table:table-row table:style-name="ro1">
          <table:table-cell office:value-type="float" office:value="62.05" calcext:value-type="float">
            <text:p>62.05</text:p>
          </table:table-cell>
          <table:table-cell office:value-type="float" office:value="0.007751465" calcext:value-type="float">
            <text:p>0.007751465</text:p>
          </table:table-cell>
          <table:table-cell office:value-type="float" office:value="0.001586914" calcext:value-type="float">
            <text:p>0.001586914</text:p>
          </table:table-cell>
          <table:table-cell office:value-type="float" office:value="-0.9852142" calcext:value-type="float">
            <text:p>-0.9852142</text:p>
          </table:table-cell>
          <table:table-cell office:value-type="float" office:value="0.000329179" calcext:value-type="float">
            <text:p>0.000329179</text:p>
          </table:table-cell>
          <table:table-cell office:value-type="float" office:value="0.005070942" calcext:value-type="float">
            <text:p>0.005070942</text:p>
          </table:table-cell>
          <table:table-cell office:value-type="float" office:value="-0.000291087" calcext:value-type="float">
            <text:p>-0.000291087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02548218" calcext:value-type="float">
            <text:p>0.002548218</text:p>
          </table:table-cell>
          <table:table-cell office:value-type="float" office:value="-0.9899597" calcext:value-type="float">
            <text:p>-0.9899597</text:p>
          </table:table-cell>
          <table:table-cell office:value-type="float" office:value="0.003069211" calcext:value-type="float">
            <text:p>0.003069211</text:p>
          </table:table-cell>
          <table:table-cell office:value-type="float" office:value="-0.01881859" calcext:value-type="float">
            <text:p>-0.01881859</text:p>
          </table:table-cell>
          <table:table-cell office:value-type="float" office:value="-0.01090498" calcext:value-type="float">
            <text:p>-0.01090498</text:p>
          </table:table-cell>
        </table:table-row>
        <table:table-row table:style-name="ro1">
          <table:table-cell office:value-type="float" office:value="62.15" calcext:value-type="float">
            <text:p>62.15</text:p>
          </table:table-cell>
          <table:table-cell office:value-type="float" office:value="0.01292419" calcext:value-type="float">
            <text:p>0.01292419</text:p>
          </table:table-cell>
          <table:table-cell office:value-type="float" office:value="0.00050354" calcext:value-type="float">
            <text:p>0.00050354</text:p>
          </table:table-cell>
          <table:table-cell office:value-type="float" office:value="-0.9957733" calcext:value-type="float">
            <text:p>-0.9957733</text:p>
          </table:table-cell>
          <table:table-cell office:value-type="float" office:value="0.002835794" calcext:value-type="float">
            <text:p>0.002835794</text:p>
          </table:table-cell>
          <table:table-cell office:value-type="float" office:value="0.000296146" calcext:value-type="float">
            <text:p>0.000296146</text:p>
          </table:table-cell>
          <table:table-cell office:value-type="float" office:value="-0.002634409" calcext:value-type="float">
            <text:p>-0.002634409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0.01191711" calcext:value-type="float">
            <text:p>0.01191711</text:p>
          </table:table-cell>
          <table:table-cell office:value-type="float" office:value="0.003509521" calcext:value-type="float">
            <text:p>0.003509521</text:p>
          </table:table-cell>
          <table:table-cell office:value-type="float" office:value="-0.9919281" calcext:value-type="float">
            <text:p>-0.9919281</text:p>
          </table:table-cell>
          <table:table-cell office:value-type="float" office:value="0.003967398" calcext:value-type="float">
            <text:p>0.003967398</text:p>
          </table:table-cell>
          <table:table-cell office:value-type="float" office:value="-0.00443017" calcext:value-type="float">
            <text:p>-0.00443017</text:p>
          </table:table-cell>
          <table:table-cell office:value-type="float" office:value="0.000799377" calcext:value-type="float">
            <text:p>0.000799377</text:p>
          </table:table-cell>
        </table:table-row>
        <table:table-row table:style-name="ro1">
          <table:table-cell office:value-type="float" office:value="62.25" calcext:value-type="float">
            <text:p>62.25</text:p>
          </table:table-cell>
          <table:table-cell office:value-type="float" office:value="0.01293945" calcext:value-type="float">
            <text:p>0.01293945</text:p>
          </table:table-cell>
          <table:table-cell office:value-type="float" office:value="0.007446289" calcext:value-type="float">
            <text:p>0.007446289</text:p>
          </table:table-cell>
          <table:table-cell office:value-type="float" office:value="-0.9890137" calcext:value-type="float">
            <text:p>-0.9890137</text:p>
          </table:table-cell>
          <table:table-cell office:value-type="float" office:value="0.00409722" calcext:value-type="float">
            <text:p>0.00409722</text:p>
          </table:table-cell>
          <table:table-cell office:value-type="float" office:value="-0.00555557" calcext:value-type="float">
            <text:p>-0.00555557</text:p>
          </table:table-cell>
          <table:table-cell office:value-type="float" office:value="-0.001485793" calcext:value-type="float">
            <text:p>-0.001485793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0.01397705" calcext:value-type="float">
            <text:p>0.01397705</text:p>
          </table:table-cell>
          <table:table-cell office:value-type="float" office:value="0.007461548" calcext:value-type="float">
            <text:p>0.007461548</text:p>
          </table:table-cell>
          <table:table-cell office:value-type="float" office:value="-0.9899597" calcext:value-type="float">
            <text:p>-0.9899597</text:p>
          </table:table-cell>
          <table:table-cell office:value-type="float" office:value="-0.002098165" calcext:value-type="float">
            <text:p>-0.002098165</text:p>
          </table:table-cell>
          <table:table-cell office:value-type="float" office:value="-0.001963431" calcext:value-type="float">
            <text:p>-0.001963431</text:p>
          </table:table-cell>
          <table:table-cell office:value-type="float" office:value="0.001983082" calcext:value-type="float">
            <text:p>0.001983082</text:p>
          </table:table-cell>
        </table:table-row>
        <table:table-row table:style-name="ro1">
          <table:table-cell office:value-type="float" office:value="62.35" calcext:value-type="float">
            <text:p>62.35</text:p>
          </table:table-cell>
          <table:table-cell office:value-type="float" office:value="0.01679993" calcext:value-type="float">
            <text:p>0.01679993</text:p>
          </table:table-cell>
          <table:table-cell office:value-type="float" office:value="0.001602173" calcext:value-type="float">
            <text:p>0.001602173</text:p>
          </table:table-cell>
          <table:table-cell office:value-type="float" office:value="-0.9908142" calcext:value-type="float">
            <text:p>-0.9908142</text:p>
          </table:table-cell>
          <table:table-cell office:value-type="float" office:value="0.006259819" calcext:value-type="float">
            <text:p>0.006259819</text:p>
          </table:table-cell>
          <table:table-cell office:value-type="float" office:value="-0.01021682" calcext:value-type="float">
            <text:p>-0.01021682</text:p>
          </table:table-cell>
          <table:table-cell office:value-type="float" office:value="0.008895681" calcext:value-type="float">
            <text:p>0.008895681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0.01490784" calcext:value-type="float">
            <text:p>0.01490784</text:p>
          </table:table-cell>
          <table:table-cell office:value-type="float" office:value="0.005523682" calcext:value-type="float">
            <text:p>0.005523682</text:p>
          </table:table-cell>
          <table:table-cell office:value-type="float" office:value="-0.9899139" calcext:value-type="float">
            <text:p>-0.9899139</text:p>
          </table:table-cell>
          <table:table-cell office:value-type="float" office:value="-0.002011102" calcext:value-type="float">
            <text:p>-0.002011102</text:p>
          </table:table-cell>
          <table:table-cell office:value-type="float" office:value="-0.01390319" calcext:value-type="float">
            <text:p>-0.01390319</text:p>
          </table:table-cell>
          <table:table-cell office:value-type="float" office:value="-0.001601563" calcext:value-type="float">
            <text:p>-0.001601563</text:p>
          </table:table-cell>
        </table:table-row>
        <table:table-row table:style-name="ro1">
          <table:table-cell office:value-type="float" office:value="62.45" calcext:value-type="float">
            <text:p>62.45</text:p>
          </table:table-cell>
          <table:table-cell office:value-type="float" office:value="0.02073669" calcext:value-type="float">
            <text:p>0.02073669</text:p>
          </table:table-cell>
          <table:table-cell office:value-type="float" office:value="0.000686646" calcext:value-type="float">
            <text:p>0.000686646</text:p>
          </table:table-cell>
          <table:table-cell office:value-type="float" office:value="-0.9897308" calcext:value-type="float">
            <text:p>-0.9897308</text:p>
          </table:table-cell>
          <table:table-cell office:value-type="float" office:value="0.000168735" calcext:value-type="float">
            <text:p>0.000168735</text:p>
          </table:table-cell>
          <table:table-cell office:value-type="float" office:value="-0.001915363" calcext:value-type="float">
            <text:p>-0.001915363</text:p>
          </table:table-cell>
          <table:table-cell office:value-type="float" office:value="0.00777448" calcext:value-type="float">
            <text:p>0.00777448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.01506042" calcext:value-type="float">
            <text:p>0.01506042</text:p>
          </table:table-cell>
          <table:table-cell office:value-type="float" office:value="-0.004516602" calcext:value-type="float">
            <text:p>-0.004516602</text:p>
          </table:table-cell>
          <table:table-cell office:value-type="float" office:value="-1.009262" calcext:value-type="float">
            <text:p>-1.009262</text:p>
          </table:table-cell>
          <table:table-cell office:value-type="float" office:value="-0.003460026" calcext:value-type="float">
            <text:p>-0.003460026</text:p>
          </table:table-cell>
          <table:table-cell office:value-type="float" office:value="-0.000742818" calcext:value-type="float">
            <text:p>-0.000742818</text:p>
          </table:table-cell>
          <table:table-cell office:value-type="float" office:value="0.006607851" calcext:value-type="float">
            <text:p>0.0066078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5:33:21.272606121</meta:creation-date>
    <dc:date>2017-11-27T15:34:17.427231559</dc:date>
    <meta:editing-duration>P0D</meta:editing-duration>
    <meta:editing-cycles>1</meta:editing-cycles>
    <meta:document-statistic meta:table-count="1" meta:cell-count="8747" meta:object-count="0"/>
    <meta:generator>LibreOffice/4.2.8.2$Linux_X86_64 LibreOffice_project/420m0$Build-2</meta:generator>
  </office:meta>
</office:document-meta>
</file>